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color="#808080" draw:fill="none" draw:textarea-horizontal-align="center" draw:textarea-vertical-align="middle"/>
    </style:style>
    <style:style style:name="gr2" style:family="graphic" style:parent-style-name="objectwithoutfill">
      <style:graphic-properties svg:stroke-width="0.25cm" svg:stroke-color="#ff6600" draw:marker-start-width="1.055cm" draw:marker-end-width="1.055cm" draw:fill="none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4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svg:stroke-width="0cm" svg:stroke-color="#808080" draw:marker-start-width="0.381cm" draw:marker-end-width="0.381cm" draw:fill="none" draw:textarea-horizontal-align="justify" draw:textarea-vertical-align="middle" draw:auto-grow-height="false" fo:min-height="9.7cm" fo:min-width="15.45cm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158cm" fo:min-width="0.078cm" fo:padding-top="0.051cm" fo:padding-bottom="0.051cm" fo:padding-left="0.051cm" fo:padding-right="0.051cm"/>
    </style:style>
    <style:style style:name="gr9" style:family="graphic" style:parent-style-name="standard">
      <style:graphic-properties draw:stroke="none" svg:stroke-color="#000000" draw:fill="solid" draw:fill-color="#ffcc99" draw:opacity="75%" draw:textarea-horizontal-align="justify" draw:textarea-vertical-align="middle" draw:auto-grow-height="false" fo:min-height="0cm" fo:min-width="0cm" draw:shadow-opacity="75%"/>
    </style:style>
    <style:style style:name="gr10" style:family="graphic" style:parent-style-name="Default_5f_1">
      <style:graphic-properties svg:stroke-width="0.203cm" svg:stroke-color="#729fcf" draw:marker-start-width="0.584cm" draw:marker-end-width="0.584cm" svg:stroke-opacity="75%" draw:textarea-horizontal-align="center" draw:textarea-vertical-align="middle" fo:padding-top="0.226cm" fo:padding-bottom="0.226cm" fo:padding-left="0.351cm" fo:padding-right="0.351cm"/>
    </style:style>
    <style:style style:name="gr11" style:family="graphic" style:parent-style-name="Default_5f_1">
      <style:graphic-properties svg:stroke-width="0.203cm" svg:stroke-color="#ffcc99" draw:marker-start-width="0.584cm" draw:marker-end-width="0.584cm" svg:stroke-opacity="75%" draw:textarea-horizontal-align="center" draw:textarea-vertical-align="middle" fo:padding-top="0.226cm" fo:padding-bottom="0.226cm" fo:padding-left="0.351cm" fo:padding-right="0.351cm"/>
    </style:style>
    <style:style style:name="gr12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13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8cm" fo:padding-top="0cm" fo:padding-bottom="0cm" fo:padding-left="0cm" fo:padding-right="0cm"/>
    </style:style>
    <style:style style:name="gr26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7cm" fo:padding-top="0cm" fo:padding-bottom="0cm" fo:padding-left="0cm" fo:padding-right="0cm"/>
    </style:style>
    <style:style style:name="gr29" style:family="graphic" style:parent-style-name="Default_5f_1">
      <style:graphic-properties draw:opacity="50%" draw:textarea-horizontal-align="justify" draw:textarea-vertical-align="middle" draw:auto-grow-height="false" fo:min-height="2.75cm" fo:min-width="1cm" draw:shadow-opacity="50%"/>
    </style:style>
    <style:style style:name="gr30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31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32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5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36" style:family="graphic" style:parent-style-name="standard">
      <style:graphic-properties draw:fill-color="#ffcc00" draw:opacity="50%" draw:textarea-horizontal-align="justify" draw:textarea-vertical-align="middle" draw:auto-grow-height="false" fo:min-height="0cm" fo:min-width="0cm" draw:shadow="hidden" draw:shadow-opacity="50%"/>
    </style:style>
    <style:style style:name="gr37" style:family="graphic" style:parent-style-name="standard">
      <style:graphic-properties draw:fill-color="#ffcc00" draw:opacity="50%" draw:textarea-horizontal-align="justify" draw:textarea-vertical-align="middle" draw:auto-grow-height="false" fo:min-height="0cm" fo:min-width="0cm" draw:shadow-opacity="50%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066cm" fo:padding-top="0cm" fo:padding-bottom="0cm" fo:padding-left="0cm" fo:padding-right="0cm"/>
    </style:style>
    <style:style style:name="gr39" style:family="graphic" style:parent-style-name="objectwithoutfill">
      <style:graphic-properties svg:stroke-width="0.03cm" svg:stroke-color="#666666" draw:marker-start-width="0.391cm" draw:marker-end-width="0.391cm" draw:fill="none" draw:textarea-horizontal-align="center" draw:textarea-vertical-align="middle" fo:padding-top="0.141cm" fo:padding-bottom="0.141cm" fo:padding-left="0.266cm" fo:padding-right="0.266cm"/>
    </style:style>
    <style:style style:name="gr40" style:family="graphic" style:parent-style-name="Default_5f_1">
      <style:graphic-properties draw:stroke="none" draw:fill="none" fo:min-height="0.159cm"/>
    </style:style>
    <style:style style:name="gr41" style:family="graphic" style:parent-style-name="Default_5f_1">
      <style:graphic-properties draw:fill-color="#eeeeee" draw:opacity="50%" draw:textarea-horizontal-align="justify" draw:textarea-vertical-align="middle" draw:auto-grow-height="false" fo:min-height="0.417cm" fo:min-width="1.405cm" draw:shadow-opacity="50%"/>
    </style:style>
    <style:style style:name="gr42" style:family="graphic" style:parent-style-name="Default_5f_1">
      <style:graphic-properties draw:stroke="none" draw:fill="none" fo:min-height="0.159cm" fo:padding-top="0cm" fo:padding-bottom="0cm" fo:padding-left="0cm" fo:padding-right="0cm"/>
    </style:style>
    <style:style style:name="gr43" style:family="graphic" style:parent-style-name="Default_5f_1">
      <style:graphic-properties draw:stroke="none" draw:fill="none" draw:auto-grow-width="true" fo:min-height="0.158cm" fo:min-width="0.358cm" fo:padding-top="0cm" fo:padding-bottom="0cm" fo:padding-left="0cm" fo:padding-right="0cm"/>
    </style:style>
    <style:style style:name="gr44" style:family="graphic" style:parent-style-name="Default_5f_1">
      <style:graphic-properties draw:fill-color="#ff8080" draw:opacity="50%" draw:textarea-horizontal-align="justify" draw:textarea-vertical-align="middle" draw:auto-grow-height="false" fo:min-height="0cm" fo:min-width="1.8cm" draw:shadow-opacity="50%"/>
    </style:style>
    <style:style style:name="gr45" style:family="graphic" style:parent-style-name="Default_5f_1">
      <style:graphic-properties draw:stroke="none" draw:fill="none" draw:auto-grow-width="true" fo:min-height="0.177cm" fo:min-width="0.84cm" fo:padding-top="0cm" fo:padding-bottom="0cm" fo:padding-left="0cm" fo:padding-right="0cm"/>
    </style:style>
    <style:style style:name="gr46" style:family="graphic" style:parent-style-name="Default_5f_1">
      <style:graphic-properties draw:opacity="50%" draw:textarea-horizontal-align="justify" draw:textarea-vertical-align="middle" draw:auto-grow-height="false" fo:min-height="0.239cm" fo:min-width="0.225cm" draw:shadow-opacity="50%"/>
    </style:style>
    <style:style style:name="gr47" style:family="graphic" style:parent-style-name="Default_5f_1">
      <style:graphic-properties draw:opacity="50%" draw:textarea-horizontal-align="justify" draw:textarea-vertical-align="middle" draw:auto-grow-height="false" fo:min-height="0cm" fo:min-width="1cm" draw:shadow-opacity="50%"/>
    </style:style>
    <style:style style:name="gr48" style:family="graphic" style:parent-style-name="objectwithoutfill">
      <style:graphic-properties svg:stroke-width="0.03cm" svg:stroke-color="#666666" draw:marker-start-width="0.395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49" style:family="graphic" style:parent-style-name="standard">
      <style:graphic-properties draw:fill-color="#3399ff" draw:opacity="50%" draw:textarea-horizontal-align="justify" draw:textarea-vertical-align="middle" draw:auto-grow-height="false" fo:min-height="0cm" fo:min-width="0cm" draw:shadow="hidden" draw:shadow-opacity="50%"/>
    </style:style>
    <style:style style:name="gr50" style:family="graphic" style:parent-style-name="standard">
      <style:graphic-properties draw:fill-color="#3399ff" draw:opacity="50%" draw:textarea-horizontal-align="justify" draw:textarea-vertical-align="middle" draw:auto-grow-height="false" fo:min-height="0cm" fo:min-width="0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036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 draw:opacity="50%"/>
      <style:paragraph-properties fo:text-align="center"/>
    </style:style>
    <style:style style:name="P3" style:family="paragraph">
      <loext:graphic-properties draw:fill="solid" draw:fill-color="#00cc00"/>
      <style:paragraph-properties fo:text-align="center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6" style:family="paragraph">
      <loext:graphic-properties draw:fill="none" draw:fill-color="#ffffff"/>
      <style:text-properties fo:color="#808080" fo:font-size="4pt" style:font-size-asian="4pt" style:font-size-complex="4pt"/>
    </style:style>
    <style:style style:name="P7" style:family="paragraph">
      <loext:graphic-properties draw:fill="none" draw:fill-color="#ffffff"/>
      <style:text-properties fo:color="#808080" fo:font-size="4pt" fo:background-color="transparent" style:font-size-asian="4pt" style:font-size-complex="4pt"/>
    </style:style>
    <style:style style:name="P8" style:family="paragraph">
      <loext:graphic-properties draw:fill="solid" draw:fill-color="#ffcc99" draw:opacity="75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11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12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13" style:family="paragraph">
      <style:paragraph-properties fo:text-align="end">
        <style:tab-stops/>
      </style:paragraph-properties>
    </style:style>
    <style:style style:name="P14" style:family="paragraph">
      <loext:graphic-properties draw:fill="none" draw:fill-color="#ffffff"/>
      <style:paragraph-properties fo:text-align="end">
        <style:tab-stops/>
      </style:paragraph-properties>
      <style:text-properties fo:color="#0084d1" style:font-name="Cantarell1" fo:font-size="3pt" style:font-size-asian="4pt" style:font-size-complex="4pt"/>
    </style:style>
    <style:style style:name="P15" style:family="paragraph">
      <loext:graphic-properties draw:fill="none" draw:fill-color="#ffffff"/>
      <style:text-properties fo:color="#0084d1" style:font-name="Cantarell1" fo:font-size="3pt" style:font-size-asian="4pt" style:font-size-complex="4pt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18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19" style:family="paragraph">
      <loext:graphic-properties draw:opacity="50%"/>
      <style:paragraph-properties fo:text-align="center"/>
    </style:style>
    <style:style style:name="P20" style:family="paragraph">
      <loext:graphic-properties draw:fill-color="#6699cc"/>
      <style:paragraph-properties fo:text-align="center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="solid" draw:fill-color="#666666"/>
      <style:paragraph-properties fo:text-align="center"/>
    </style:style>
    <style:style style:name="P23" style:family="paragraph">
      <loext:graphic-properties draw:fill-color="#ffcc00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3pt" style:font-size-asian="18pt" style:font-size-complex="18pt"/>
    </style:style>
    <style:style style:name="P25" style:family="paragraph">
      <style:paragraph-properties fo:text-align="end"/>
    </style:style>
    <style:style style:name="P26" style:family="paragraph">
      <loext:graphic-properties draw:fill="none"/>
      <style:paragraph-properties fo:text-align="end"/>
    </style:style>
    <style:style style:name="P27" style:family="paragraph">
      <loext:graphic-properties draw:fill-color="#eeeeee" draw:opacity="50%"/>
      <style:paragraph-properties fo:text-align="center"/>
    </style:style>
    <style:style style:name="P28" style:family="paragraph">
      <loext:graphic-properties draw:fill-color="#ff8080" draw:opacity="50%"/>
      <style:paragraph-properties fo:text-align="center"/>
    </style:style>
    <style:style style:name="P29" style:family="paragraph">
      <loext:graphic-properties draw:fill-color="#3399ff" draw:opacity="50%"/>
      <style:paragraph-properties fo:text-align="center"/>
    </style:style>
    <style:style style:name="T1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2" style:family="text">
      <style:text-properties style:font-name="Cantarell1" fo:font-size="10pt" style:font-size-asian="12pt" style:font-size-complex="12pt"/>
    </style:style>
    <style:style style:name="T3" style:family="text">
      <style:text-properties style:font-name="Cantarell1" fo:font-size="9pt" style:font-size-asian="9pt" style:font-size-complex="9pt"/>
    </style:style>
    <style:style style:name="T4" style:family="text">
      <style:text-properties style:font-name="Cantarell1"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808080" fo:font-size="4pt" style:font-size-asian="4pt" style:font-size-complex="4pt"/>
    </style:style>
    <style:style style:name="T6" style:family="text">
      <style:text-properties fo:color="#808080" fo:font-size="4pt" fo:background-color="transparent" style:font-size-asian="4pt" style:font-size-complex="4pt"/>
    </style:style>
    <style:style style:name="T7" style:family="text">
      <style:text-properties fo:color="#004586" style:font-name="Cantarell1" fo:font-size="4pt" style:font-size-asian="4.40000009536743pt" style:font-size-complex="4.40000009536743pt"/>
    </style:style>
    <style:style style:name="T8" style:family="text">
      <style:text-properties fo:color="#0084d1" style:font-name="Cantarell1" fo:font-size="3pt" style:font-size-asian="4pt" style:font-size-complex="4pt"/>
    </style:style>
    <style:style style:name="T9" style:family="text">
      <style:text-properties fo:color="#004586" style:font-name="Cantarell1" fo:font-size="4pt" style:font-size-asian="4pt" style:font-size-complex="4pt"/>
    </style:style>
    <style:style style:name="T10" style:family="text">
      <style:text-properties fo:color="#333333" style:font-name="Cantarell1" fo:font-size="4pt" style:font-size-asian="18pt" style:font-size-complex="18pt"/>
    </style:style>
    <style:style style:name="T11" style:family="text">
      <style:text-properties fo:font-size="3pt" style:font-size-asian="18pt" style:font-size-complex="18pt"/>
    </style:style>
    <style:style style:name="T12" style:family="text">
      <style:text-properties fo:color="#004586"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0.08cm" svg:height="0.08cm" draw:transform="rotate (1.5707963267949) translate (11.396cm 4.642cm)">
          <text:p/>
        </draw:circle>
        <draw:circle draw:style-name="gr1" draw:text-style-name="P1" draw:layer="layout" svg:width="0.08cm" svg:height="0.08cm" draw:transform="rotate (1.5707963267949) translate (11.65cm 4.642cm)">
          <text:p/>
        </draw:circle>
        <draw:circle draw:style-name="gr1" draw:text-style-name="P1" draw:layer="layout" svg:width="0.08cm" svg:height="0.08cm" draw:transform="rotate (1.5707963267949) translate (11.904cm 4.642cm)">
          <text:p/>
        </draw:circle>
        <draw:circle draw:style-name="gr1" draw:text-style-name="P1" draw:layer="layout" svg:width="0.08cm" svg:height="0.08cm" draw:transform="rotate (1.5707963267949) translate (12.158cm 4.642cm)">
          <text:p/>
        </draw:circle>
        <draw:circle draw:style-name="gr1" draw:text-style-name="P1" draw:layer="layout" svg:width="0.08cm" svg:height="0.08cm" draw:transform="rotate (1.5707963267949) translate (12.412cm 4.642cm)">
          <text:p/>
        </draw:circle>
        <draw:circle draw:style-name="gr1" draw:text-style-name="P1" draw:layer="layout" svg:width="0.08cm" svg:height="0.08cm" draw:transform="rotate (1.5707963267949) translate (12.666cm 4.642cm)">
          <text:p/>
        </draw:circle>
        <draw:circle draw:style-name="gr1" draw:text-style-name="P1" draw:layer="layout" svg:width="0.08cm" svg:height="0.08cm" draw:transform="rotate (1.5707963267949) translate (12.92cm 4.642cm)">
          <text:p/>
        </draw:circle>
        <draw:circle draw:style-name="gr1" draw:text-style-name="P1" draw:layer="layout" svg:width="0.08cm" svg:height="0.08cm" draw:transform="rotate (1.5707963267949) translate (13.174cm 4.642cm)">
          <text:p/>
        </draw:circle>
        <draw:circle draw:style-name="gr1" draw:text-style-name="P1" draw:layer="layout" svg:width="0.08cm" svg:height="0.08cm" draw:transform="rotate (1.5707963267949) translate (13.428cm 4.642cm)">
          <text:p/>
        </draw:circle>
        <draw:circle draw:style-name="gr1" draw:text-style-name="P1" draw:layer="layout" svg:width="0.08cm" svg:height="0.08cm" draw:transform="rotate (1.5707963267949) translate (13.682cm 4.642cm)">
          <text:p/>
        </draw:circle>
        <draw:circle draw:style-name="gr1" draw:text-style-name="P1" draw:layer="layout" svg:width="0.08cm" svg:height="0.08cm" draw:transform="rotate (1.5707963267949) translate (13.936cm 4.642cm)">
          <text:p/>
        </draw:circle>
        <draw:circle draw:style-name="gr1" draw:text-style-name="P1" draw:layer="layout" svg:width="0.08cm" svg:height="0.08cm" draw:transform="rotate (1.5707963267949) translate (14.19cm 4.642cm)">
          <text:p/>
        </draw:circle>
        <draw:circle draw:style-name="gr1" draw:text-style-name="P1" draw:layer="layout" svg:width="0.08cm" svg:height="0.08cm" draw:transform="rotate (1.5707963267949) translate (14.444cm 4.642cm)">
          <text:p/>
        </draw:circle>
        <draw:circle draw:style-name="gr1" draw:text-style-name="P1" draw:layer="layout" svg:width="0.08cm" svg:height="0.08cm" draw:transform="rotate (1.5707963267949) translate (14.698cm 4.642cm)">
          <text:p/>
        </draw:circle>
        <draw:circle draw:style-name="gr1" draw:text-style-name="P1" draw:layer="layout" svg:width="0.08cm" svg:height="0.08cm" draw:transform="rotate (1.5707963267949) translate (14.952cm 4.642cm)">
          <text:p/>
        </draw:circle>
        <draw:circle draw:style-name="gr1" draw:text-style-name="P1" draw:layer="layout" svg:width="0.08cm" svg:height="0.08cm" draw:transform="rotate (1.5707963267949) translate (15.206cm 4.642cm)">
          <text:p/>
        </draw:circle>
        <draw:circle draw:style-name="gr1" draw:text-style-name="P1" draw:layer="layout" svg:width="0.08cm" svg:height="0.08cm" draw:transform="rotate (1.5707963267949) translate (7.605cm 4.642cm)">
          <text:p/>
        </draw:circle>
        <draw:circle draw:style-name="gr1" draw:text-style-name="P1" draw:layer="layout" svg:width="0.08cm" svg:height="0.08cm" draw:transform="rotate (1.5707963267949) translate (7.859cm 4.642cm)">
          <text:p/>
        </draw:circle>
        <draw:circle draw:style-name="gr1" draw:text-style-name="P1" draw:layer="layout" svg:width="0.08cm" svg:height="0.08cm" draw:transform="rotate (1.5707963267949) translate (8.113cm 4.642cm)">
          <text:p/>
        </draw:circle>
        <draw:circle draw:style-name="gr1" draw:text-style-name="P1" draw:layer="layout" svg:width="0.08cm" svg:height="0.08cm" draw:transform="rotate (1.5707963267949) translate (8.367cm 4.642cm)">
          <text:p/>
        </draw:circle>
        <draw:circle draw:style-name="gr1" draw:text-style-name="P1" draw:layer="layout" svg:width="0.08cm" svg:height="0.08cm" draw:transform="rotate (1.5707963267949) translate (8.621cm 4.642cm)">
          <text:p/>
        </draw:circle>
        <draw:circle draw:style-name="gr1" draw:text-style-name="P1" draw:layer="layout" svg:width="0.08cm" svg:height="0.08cm" draw:transform="rotate (1.5707963267949) translate (8.875cm 4.642cm)">
          <text:p/>
        </draw:circle>
        <draw:circle draw:style-name="gr1" draw:text-style-name="P1" draw:layer="layout" svg:width="0.08cm" svg:height="0.08cm" draw:transform="rotate (1.5707963267949) translate (9.129cm 4.642cm)">
          <text:p/>
        </draw:circle>
        <draw:circle draw:style-name="gr1" draw:text-style-name="P1" draw:layer="layout" svg:width="0.08cm" svg:height="0.08cm" draw:transform="rotate (1.5707963267949) translate (9.383cm 4.642cm)">
          <text:p/>
        </draw:circle>
        <draw:circle draw:style-name="gr1" draw:text-style-name="P1" draw:layer="layout" svg:width="0.08cm" svg:height="0.08cm" draw:transform="rotate (1.5707963267949) translate (9.637cm 4.642cm)">
          <text:p/>
        </draw:circle>
        <draw:circle draw:style-name="gr1" draw:text-style-name="P1" draw:layer="layout" svg:width="0.08cm" svg:height="0.08cm" draw:transform="rotate (1.5707963267949) translate (9.891cm 4.642cm)">
          <text:p/>
        </draw:circle>
        <draw:circle draw:style-name="gr1" draw:text-style-name="P1" draw:layer="layout" svg:width="0.08cm" svg:height="0.08cm" draw:transform="rotate (1.5707963267949) translate (10.145cm 4.642cm)">
          <text:p/>
        </draw:circle>
        <draw:circle draw:style-name="gr1" draw:text-style-name="P1" draw:layer="layout" svg:width="0.08cm" svg:height="0.08cm" draw:transform="rotate (1.5707963267949) translate (10.399cm 4.642cm)">
          <text:p/>
        </draw:circle>
        <draw:circle draw:style-name="gr1" draw:text-style-name="P1" draw:layer="layout" svg:width="0.08cm" svg:height="0.08cm" draw:transform="rotate (1.5707963267949) translate (10.653cm 4.642cm)">
          <text:p/>
        </draw:circle>
        <draw:circle draw:style-name="gr1" draw:text-style-name="P1" draw:layer="layout" svg:width="0.08cm" svg:height="0.08cm" draw:transform="rotate (1.5707963267949) translate (10.907cm 4.642cm)">
          <text:p/>
        </draw:circle>
        <draw:circle draw:style-name="gr1" draw:text-style-name="P1" draw:layer="layout" svg:width="0.08cm" svg:height="0.08cm" draw:transform="rotate (1.5707963267949) translate (11.161cm 4.642cm)">
          <text:p/>
        </draw:circle>
        <draw:circle draw:style-name="gr1" draw:text-style-name="P1" draw:layer="layout" svg:width="0.08cm" svg:height="0.08cm" draw:transform="rotate (1.5707963267949) translate (19.513cm 4.637cm)">
          <text:p/>
        </draw:circle>
        <draw:circle draw:style-name="gr1" draw:text-style-name="P1" draw:layer="layout" svg:width="0.08cm" svg:height="0.08cm" draw:transform="rotate (1.5707963267949) translate (19.767cm 4.637cm)">
          <text:p/>
        </draw:circle>
        <draw:circle draw:style-name="gr1" draw:text-style-name="P1" draw:layer="layout" svg:width="0.08cm" svg:height="0.08cm" draw:transform="rotate (1.5707963267949) translate (20.021cm 4.637cm)">
          <text:p/>
        </draw:circle>
        <draw:circle draw:style-name="gr1" draw:text-style-name="P1" draw:layer="layout" svg:width="0.08cm" svg:height="0.08cm" draw:transform="rotate (1.5707963267949) translate (20.275cm 4.637cm)">
          <text:p/>
        </draw:circle>
        <draw:circle draw:style-name="gr1" draw:text-style-name="P1" draw:layer="layout" svg:width="0.08cm" svg:height="0.08cm" draw:transform="rotate (1.5707963267949) translate (20.529cm 4.637cm)">
          <text:p/>
        </draw:circle>
        <draw:circle draw:style-name="gr1" draw:text-style-name="P1" draw:layer="layout" svg:width="0.08cm" svg:height="0.08cm" draw:transform="rotate (1.5707963267949) translate (20.783cm 4.637cm)">
          <text:p/>
        </draw:circle>
        <draw:circle draw:style-name="gr1" draw:text-style-name="P1" draw:layer="layout" svg:width="0.08cm" svg:height="0.08cm" draw:transform="rotate (1.5707963267949) translate (21.037cm 4.637cm)">
          <text:p/>
        </draw:circle>
        <draw:circle draw:style-name="gr1" draw:text-style-name="P1" draw:layer="layout" svg:width="0.08cm" svg:height="0.08cm" draw:transform="rotate (1.5707963267949) translate (21.291cm 4.637cm)">
          <text:p/>
        </draw:circle>
        <draw:circle draw:style-name="gr1" draw:text-style-name="P1" draw:layer="layout" svg:width="0.08cm" svg:height="0.08cm" draw:transform="rotate (1.5707963267949) translate (15.479cm 4.637cm)">
          <text:p/>
        </draw:circle>
        <draw:circle draw:style-name="gr1" draw:text-style-name="P1" draw:layer="layout" svg:width="0.08cm" svg:height="0.08cm" draw:transform="rotate (1.5707963267949) translate (15.722cm 4.637cm)">
          <text:p/>
        </draw:circle>
        <draw:circle draw:style-name="gr1" draw:text-style-name="P1" draw:layer="layout" svg:width="0.08cm" svg:height="0.08cm" draw:transform="rotate (1.5707963267949) translate (15.976cm 4.637cm)">
          <text:p/>
        </draw:circle>
        <draw:circle draw:style-name="gr1" draw:text-style-name="P1" draw:layer="layout" svg:width="0.08cm" svg:height="0.08cm" draw:transform="rotate (1.5707963267949) translate (16.23cm 4.637cm)">
          <text:p/>
        </draw:circle>
        <draw:circle draw:style-name="gr1" draw:text-style-name="P1" draw:layer="layout" svg:width="0.08cm" svg:height="0.08cm" draw:transform="rotate (1.5707963267949) translate (16.484cm 4.637cm)">
          <text:p/>
        </draw:circle>
        <draw:circle draw:style-name="gr1" draw:text-style-name="P1" draw:layer="layout" svg:width="0.08cm" svg:height="0.08cm" draw:transform="rotate (1.5707963267949) translate (16.738cm 4.637cm)">
          <text:p/>
        </draw:circle>
        <draw:circle draw:style-name="gr1" draw:text-style-name="P1" draw:layer="layout" svg:width="0.08cm" svg:height="0.08cm" draw:transform="rotate (1.5707963267949) translate (16.992cm 4.637cm)">
          <text:p/>
        </draw:circle>
        <draw:circle draw:style-name="gr1" draw:text-style-name="P1" draw:layer="layout" svg:width="0.08cm" svg:height="0.08cm" draw:transform="rotate (1.5707963267949) translate (17.246cm 4.637cm)">
          <text:p/>
        </draw:circle>
        <draw:circle draw:style-name="gr1" draw:text-style-name="P1" draw:layer="layout" svg:width="0.08cm" svg:height="0.08cm" draw:transform="rotate (1.5707963267949) translate (17.5cm 4.637cm)">
          <text:p/>
        </draw:circle>
        <draw:circle draw:style-name="gr1" draw:text-style-name="P1" draw:layer="layout" svg:width="0.08cm" svg:height="0.08cm" draw:transform="rotate (1.5707963267949) translate (17.754cm 4.637cm)">
          <text:p/>
        </draw:circle>
        <draw:circle draw:style-name="gr1" draw:text-style-name="P1" draw:layer="layout" svg:width="0.08cm" svg:height="0.08cm" draw:transform="rotate (1.5707963267949) translate (18.008cm 4.637cm)">
          <text:p/>
        </draw:circle>
        <draw:circle draw:style-name="gr1" draw:text-style-name="P1" draw:layer="layout" svg:width="0.08cm" svg:height="0.08cm" draw:transform="rotate (1.5707963267949) translate (18.262cm 4.637cm)">
          <text:p/>
        </draw:circle>
        <draw:circle draw:style-name="gr1" draw:text-style-name="P1" draw:layer="layout" svg:width="0.08cm" svg:height="0.08cm" draw:transform="rotate (1.5707963267949) translate (18.516cm 4.637cm)">
          <text:p/>
        </draw:circle>
        <draw:circle draw:style-name="gr1" draw:text-style-name="P1" draw:layer="layout" svg:width="0.08cm" svg:height="0.08cm" draw:transform="rotate (1.5707963267949) translate (18.77cm 4.637cm)">
          <text:p/>
        </draw:circle>
        <draw:circle draw:style-name="gr1" draw:text-style-name="P1" draw:layer="layout" svg:width="0.08cm" svg:height="0.08cm" draw:transform="rotate (1.5707963267949) translate (19.024cm 4.637cm)">
          <text:p/>
        </draw:circle>
        <draw:circle draw:style-name="gr1" draw:text-style-name="P1" draw:layer="layout" svg:width="0.08cm" svg:height="0.08cm" draw:transform="rotate (1.5707963267949) translate (19.278cm 4.637cm)">
          <text:p/>
        </draw:circle>
        <draw:circle draw:style-name="gr1" draw:text-style-name="P1" draw:layer="layout" svg:width="0.08cm" svg:height="0.08cm" draw:transform="rotate (1.5707963267949) translate (7.594cm 4.896cm)">
          <text:p/>
        </draw:circle>
        <draw:circle draw:style-name="gr1" draw:text-style-name="P1" draw:layer="layout" svg:width="0.08cm" svg:height="0.08cm" draw:transform="rotate (1.5707963267949) translate (7.594cm 5.15cm)">
          <text:p/>
        </draw:circle>
        <draw:circle draw:style-name="gr1" draw:text-style-name="P1" draw:layer="layout" svg:width="0.08cm" svg:height="0.08cm" draw:transform="rotate (1.5707963267949) translate (7.594cm 5.404cm)">
          <text:p/>
        </draw:circle>
        <draw:circle draw:style-name="gr1" draw:text-style-name="P1" draw:layer="layout" svg:width="0.08cm" svg:height="0.08cm" draw:transform="rotate (1.5707963267949) translate (11.385cm 13.021cm)">
          <text:p/>
        </draw:circle>
        <draw:circle draw:style-name="gr1" draw:text-style-name="P1" draw:layer="layout" svg:width="0.08cm" svg:height="0.08cm" draw:transform="rotate (1.5707963267949) translate (11.639cm 13.021cm)">
          <text:p/>
        </draw:circle>
        <draw:circle draw:style-name="gr1" draw:text-style-name="P1" draw:layer="layout" svg:width="0.08cm" svg:height="0.08cm" draw:transform="rotate (1.5707963267949) translate (11.893cm 13.021cm)">
          <text:p/>
        </draw:circle>
        <draw:circle draw:style-name="gr1" draw:text-style-name="P1" draw:layer="layout" svg:width="0.08cm" svg:height="0.08cm" draw:transform="rotate (1.5707963267949) translate (12.147cm 13.021cm)">
          <text:p/>
        </draw:circle>
        <draw:circle draw:style-name="gr1" draw:text-style-name="P1" draw:layer="layout" svg:width="0.08cm" svg:height="0.08cm" draw:transform="rotate (1.5707963267949) translate (12.401cm 13.021cm)">
          <text:p/>
        </draw:circle>
        <draw:circle draw:style-name="gr1" draw:text-style-name="P1" draw:layer="layout" svg:width="0.08cm" svg:height="0.08cm" draw:transform="rotate (1.5707963267949) translate (12.655cm 13.021cm)">
          <text:p/>
        </draw:circle>
        <draw:circle draw:style-name="gr1" draw:text-style-name="P1" draw:layer="layout" svg:width="0.08cm" svg:height="0.08cm" draw:transform="rotate (1.5707963267949) translate (12.909cm 13.021cm)">
          <text:p/>
        </draw:circle>
        <draw:circle draw:style-name="gr1" draw:text-style-name="P1" draw:layer="layout" svg:width="0.08cm" svg:height="0.08cm" draw:transform="rotate (1.5707963267949) translate (13.163cm 13.021cm)">
          <text:p/>
        </draw:circle>
        <draw:circle draw:style-name="gr1" draw:text-style-name="P1" draw:layer="layout" svg:width="0.08cm" svg:height="0.08cm" draw:transform="rotate (1.5707963267949) translate (13.417cm 13.021cm)">
          <text:p/>
        </draw:circle>
        <draw:circle draw:style-name="gr1" draw:text-style-name="P1" draw:layer="layout" svg:width="0.08cm" svg:height="0.08cm" draw:transform="rotate (1.5707963267949) translate (13.671cm 13.021cm)">
          <text:p/>
        </draw:circle>
        <draw:circle draw:style-name="gr1" draw:text-style-name="P1" draw:layer="layout" svg:width="0.08cm" svg:height="0.08cm" draw:transform="rotate (1.5707963267949) translate (13.925cm 13.021cm)">
          <text:p/>
        </draw:circle>
        <draw:circle draw:style-name="gr1" draw:text-style-name="P1" draw:layer="layout" svg:width="0.08cm" svg:height="0.08cm" draw:transform="rotate (1.5707963267949) translate (14.179cm 13.021cm)">
          <text:p/>
        </draw:circle>
        <draw:circle draw:style-name="gr1" draw:text-style-name="P1" draw:layer="layout" svg:width="0.08cm" svg:height="0.08cm" draw:transform="rotate (1.5707963267949) translate (14.433cm 13.021cm)">
          <text:p/>
        </draw:circle>
        <draw:circle draw:style-name="gr1" draw:text-style-name="P1" draw:layer="layout" svg:width="0.08cm" svg:height="0.08cm" draw:transform="rotate (1.5707963267949) translate (14.687cm 13.021cm)">
          <text:p/>
        </draw:circle>
        <draw:circle draw:style-name="gr1" draw:text-style-name="P1" draw:layer="layout" svg:width="0.08cm" svg:height="0.08cm" draw:transform="rotate (1.5707963267949) translate (14.941cm 13.021cm)">
          <text:p/>
        </draw:circle>
        <draw:circle draw:style-name="gr1" draw:text-style-name="P1" draw:layer="layout" svg:width="0.08cm" svg:height="0.08cm" draw:transform="rotate (1.5707963267949) translate (15.195cm 13.021cm)">
          <text:p/>
        </draw:circle>
        <draw:circle draw:style-name="gr1" draw:text-style-name="P1" draw:layer="layout" svg:width="0.08cm" svg:height="0.08cm" draw:transform="rotate (1.5707963267949) translate (7.594cm 13.021cm)">
          <text:p/>
        </draw:circle>
        <draw:circle draw:style-name="gr1" draw:text-style-name="P1" draw:layer="layout" svg:width="0.08cm" svg:height="0.08cm" draw:transform="rotate (1.5707963267949) translate (7.848cm 13.021cm)">
          <text:p/>
        </draw:circle>
        <draw:circle draw:style-name="gr1" draw:text-style-name="P1" draw:layer="layout" svg:width="0.08cm" svg:height="0.08cm" draw:transform="rotate (1.5707963267949) translate (8.102cm 13.021cm)">
          <text:p/>
        </draw:circle>
        <draw:circle draw:style-name="gr1" draw:text-style-name="P1" draw:layer="layout" svg:width="0.08cm" svg:height="0.08cm" draw:transform="rotate (1.5707963267949) translate (8.356cm 13.021cm)">
          <text:p/>
        </draw:circle>
        <draw:circle draw:style-name="gr1" draw:text-style-name="P1" draw:layer="layout" svg:width="0.08cm" svg:height="0.08cm" draw:transform="rotate (1.5707963267949) translate (8.61cm 13.021cm)">
          <text:p/>
        </draw:circle>
        <draw:circle draw:style-name="gr1" draw:text-style-name="P1" draw:layer="layout" svg:width="0.08cm" svg:height="0.08cm" draw:transform="rotate (1.5707963267949) translate (8.864cm 13.021cm)">
          <text:p/>
        </draw:circle>
        <draw:circle draw:style-name="gr1" draw:text-style-name="P1" draw:layer="layout" svg:width="0.08cm" svg:height="0.08cm" draw:transform="rotate (1.5707963267949) translate (9.118cm 13.021cm)">
          <text:p/>
        </draw:circle>
        <draw:circle draw:style-name="gr1" draw:text-style-name="P1" draw:layer="layout" svg:width="0.08cm" svg:height="0.08cm" draw:transform="rotate (1.5707963267949) translate (9.372cm 13.021cm)">
          <text:p/>
        </draw:circle>
        <draw:circle draw:style-name="gr1" draw:text-style-name="P1" draw:layer="layout" svg:width="0.08cm" svg:height="0.08cm" draw:transform="rotate (1.5707963267949) translate (9.626cm 13.021cm)">
          <text:p/>
        </draw:circle>
        <draw:circle draw:style-name="gr1" draw:text-style-name="P1" draw:layer="layout" svg:width="0.08cm" svg:height="0.08cm" draw:transform="rotate (1.5707963267949) translate (9.88cm 13.021cm)">
          <text:p/>
        </draw:circle>
        <draw:circle draw:style-name="gr1" draw:text-style-name="P1" draw:layer="layout" svg:width="0.08cm" svg:height="0.08cm" draw:transform="rotate (1.5707963267949) translate (10.134cm 13.021cm)">
          <text:p/>
        </draw:circle>
        <draw:circle draw:style-name="gr1" draw:text-style-name="P1" draw:layer="layout" svg:width="0.08cm" svg:height="0.08cm" draw:transform="rotate (1.5707963267949) translate (10.388cm 13.021cm)">
          <text:p/>
        </draw:circle>
        <draw:circle draw:style-name="gr1" draw:text-style-name="P1" draw:layer="layout" svg:width="0.08cm" svg:height="0.08cm" draw:transform="rotate (1.5707963267949) translate (10.642cm 13.021cm)">
          <text:p/>
        </draw:circle>
        <draw:circle draw:style-name="gr1" draw:text-style-name="P1" draw:layer="layout" svg:width="0.08cm" svg:height="0.08cm" draw:transform="rotate (1.5707963267949) translate (10.896cm 13.021cm)">
          <text:p/>
        </draw:circle>
        <draw:circle draw:style-name="gr1" draw:text-style-name="P1" draw:layer="layout" svg:width="0.08cm" svg:height="0.08cm" draw:transform="rotate (1.5707963267949) translate (11.15cm 13.021cm)">
          <text:p/>
        </draw:circle>
        <draw:circle draw:style-name="gr1" draw:text-style-name="P1" draw:layer="layout" svg:width="0.08cm" svg:height="0.08cm" draw:transform="rotate (1.5707963267949) translate (7.594cm 13.278cm)">
          <text:p/>
        </draw:circle>
        <draw:circle draw:style-name="gr1" draw:text-style-name="P1" draw:layer="layout" svg:width="0.08cm" svg:height="0.08cm" draw:transform="rotate (1.5707963267949) translate (7.848cm 13.278cm)">
          <text:p/>
        </draw:circle>
        <draw:circle draw:style-name="gr1" draw:text-style-name="P1" draw:layer="layout" svg:width="0.08cm" svg:height="0.08cm" draw:transform="rotate (1.5707963267949) translate (8.102cm 13.278cm)">
          <text:p/>
        </draw:circle>
        <draw:circle draw:style-name="gr1" draw:text-style-name="P1" draw:layer="layout" svg:width="0.08cm" svg:height="0.08cm" draw:transform="rotate (1.5707963267949) translate (8.356cm 13.278cm)">
          <text:p/>
        </draw:circle>
        <draw:circle draw:style-name="gr1" draw:text-style-name="P1" draw:layer="layout" svg:width="0.08cm" svg:height="0.08cm" draw:transform="rotate (1.5707963267949) translate (7.594cm 13.532cm)">
          <text:p/>
        </draw:circle>
        <draw:circle draw:style-name="gr1" draw:text-style-name="P1" draw:layer="layout" svg:width="0.08cm" svg:height="0.08cm" draw:transform="rotate (1.5707963267949) translate (7.848cm 13.532cm)">
          <text:p/>
        </draw:circle>
        <draw:circle draw:style-name="gr1" draw:text-style-name="P1" draw:layer="layout" svg:width="0.08cm" svg:height="0.08cm" draw:transform="rotate (1.5707963267949) translate (8.102cm 13.532cm)">
          <text:p/>
        </draw:circle>
        <draw:circle draw:style-name="gr1" draw:text-style-name="P1" draw:layer="layout" svg:width="0.08cm" svg:height="0.08cm" draw:transform="rotate (1.5707963267949) translate (8.356cm 13.532cm)">
          <text:p/>
        </draw:circle>
        <draw:circle draw:style-name="gr1" draw:text-style-name="P1" draw:layer="layout" svg:width="0.08cm" svg:height="0.08cm" draw:transform="rotate (1.5707963267949) translate (7.594cm 13.786cm)">
          <text:p/>
        </draw:circle>
        <draw:circle draw:style-name="gr1" draw:text-style-name="P1" draw:layer="layout" svg:width="0.08cm" svg:height="0.08cm" draw:transform="rotate (1.5707963267949) translate (7.848cm 13.786cm)">
          <text:p/>
        </draw:circle>
        <draw:circle draw:style-name="gr1" draw:text-style-name="P1" draw:layer="layout" svg:width="0.08cm" svg:height="0.08cm" draw:transform="rotate (1.5707963267949) translate (8.102cm 13.786cm)">
          <text:p/>
        </draw:circle>
        <draw:circle draw:style-name="gr1" draw:text-style-name="P1" draw:layer="layout" svg:width="0.08cm" svg:height="0.08cm" draw:transform="rotate (1.5707963267949) translate (8.356cm 13.786cm)">
          <text:p/>
        </draw:circle>
        <draw:circle draw:style-name="gr1" draw:text-style-name="P1" draw:layer="layout" svg:width="0.08cm" svg:height="0.08cm" draw:transform="rotate (1.5707963267949) translate (11.385cm 14.04cm)">
          <text:p/>
        </draw:circle>
        <draw:circle draw:style-name="gr1" draw:text-style-name="P1" draw:layer="layout" svg:width="0.08cm" svg:height="0.08cm" draw:transform="rotate (1.5707963267949) translate (11.639cm 14.04cm)">
          <text:p/>
        </draw:circle>
        <draw:circle draw:style-name="gr1" draw:text-style-name="P1" draw:layer="layout" svg:width="0.08cm" svg:height="0.08cm" draw:transform="rotate (1.5707963267949) translate (11.893cm 14.04cm)">
          <text:p/>
        </draw:circle>
        <draw:circle draw:style-name="gr1" draw:text-style-name="P1" draw:layer="layout" svg:width="0.08cm" svg:height="0.08cm" draw:transform="rotate (1.5707963267949) translate (12.147cm 14.04cm)">
          <text:p/>
        </draw:circle>
        <draw:circle draw:style-name="gr1" draw:text-style-name="P1" draw:layer="layout" svg:width="0.08cm" svg:height="0.08cm" draw:transform="rotate (1.5707963267949) translate (12.401cm 14.04cm)">
          <text:p/>
        </draw:circle>
        <draw:circle draw:style-name="gr1" draw:text-style-name="P1" draw:layer="layout" svg:width="0.08cm" svg:height="0.08cm" draw:transform="rotate (1.5707963267949) translate (12.655cm 14.04cm)">
          <text:p/>
        </draw:circle>
        <draw:circle draw:style-name="gr1" draw:text-style-name="P1" draw:layer="layout" svg:width="0.08cm" svg:height="0.08cm" draw:transform="rotate (1.5707963267949) translate (12.909cm 14.04cm)">
          <text:p/>
        </draw:circle>
        <draw:circle draw:style-name="gr1" draw:text-style-name="P1" draw:layer="layout" svg:width="0.08cm" svg:height="0.08cm" draw:transform="rotate (1.5707963267949) translate (13.163cm 14.04cm)">
          <text:p/>
        </draw:circle>
        <draw:circle draw:style-name="gr1" draw:text-style-name="P1" draw:layer="layout" svg:width="0.08cm" svg:height="0.08cm" draw:transform="rotate (1.5707963267949) translate (13.417cm 14.04cm)">
          <text:p/>
        </draw:circle>
        <draw:circle draw:style-name="gr1" draw:text-style-name="P1" draw:layer="layout" svg:width="0.08cm" svg:height="0.08cm" draw:transform="rotate (1.5707963267949) translate (13.671cm 14.04cm)">
          <text:p/>
        </draw:circle>
        <draw:circle draw:style-name="gr1" draw:text-style-name="P1" draw:layer="layout" svg:width="0.08cm" svg:height="0.08cm" draw:transform="rotate (1.5707963267949) translate (13.925cm 14.04cm)">
          <text:p/>
        </draw:circle>
        <draw:circle draw:style-name="gr1" draw:text-style-name="P1" draw:layer="layout" svg:width="0.08cm" svg:height="0.08cm" draw:transform="rotate (1.5707963267949) translate (14.179cm 14.04cm)">
          <text:p/>
        </draw:circle>
        <draw:circle draw:style-name="gr1" draw:text-style-name="P1" draw:layer="layout" svg:width="0.08cm" svg:height="0.08cm" draw:transform="rotate (1.5707963267949) translate (14.433cm 14.04cm)">
          <text:p/>
        </draw:circle>
        <draw:circle draw:style-name="gr1" draw:text-style-name="P1" draw:layer="layout" svg:width="0.08cm" svg:height="0.08cm" draw:transform="rotate (1.5707963267949) translate (14.687cm 14.04cm)">
          <text:p/>
        </draw:circle>
        <draw:circle draw:style-name="gr1" draw:text-style-name="P1" draw:layer="layout" svg:width="0.08cm" svg:height="0.08cm" draw:transform="rotate (1.5707963267949) translate (14.941cm 14.04cm)">
          <text:p/>
        </draw:circle>
        <draw:circle draw:style-name="gr1" draw:text-style-name="P1" draw:layer="layout" svg:width="0.08cm" svg:height="0.08cm" draw:transform="rotate (1.5707963267949) translate (15.195cm 14.04cm)">
          <text:p/>
        </draw:circle>
        <draw:circle draw:style-name="gr1" draw:text-style-name="P1" draw:layer="layout" svg:width="0.08cm" svg:height="0.08cm" draw:transform="rotate (1.5707963267949) translate (7.594cm 14.04cm)">
          <text:p/>
        </draw:circle>
        <draw:circle draw:style-name="gr1" draw:text-style-name="P1" draw:layer="layout" svg:width="0.08cm" svg:height="0.08cm" draw:transform="rotate (1.5707963267949) translate (7.848cm 14.04cm)">
          <text:p/>
        </draw:circle>
        <draw:circle draw:style-name="gr1" draw:text-style-name="P1" draw:layer="layout" svg:width="0.08cm" svg:height="0.08cm" draw:transform="rotate (1.5707963267949) translate (8.102cm 14.04cm)">
          <text:p/>
        </draw:circle>
        <draw:circle draw:style-name="gr1" draw:text-style-name="P1" draw:layer="layout" svg:width="0.08cm" svg:height="0.08cm" draw:transform="rotate (1.5707963267949) translate (8.356cm 14.04cm)">
          <text:p/>
        </draw:circle>
        <draw:circle draw:style-name="gr1" draw:text-style-name="P1" draw:layer="layout" svg:width="0.08cm" svg:height="0.08cm" draw:transform="rotate (1.5707963267949) translate (8.61cm 14.04cm)">
          <text:p/>
        </draw:circle>
        <draw:circle draw:style-name="gr1" draw:text-style-name="P1" draw:layer="layout" svg:width="0.08cm" svg:height="0.08cm" draw:transform="rotate (1.5707963267949) translate (8.864cm 14.04cm)">
          <text:p/>
        </draw:circle>
        <draw:circle draw:style-name="gr1" draw:text-style-name="P1" draw:layer="layout" svg:width="0.08cm" svg:height="0.08cm" draw:transform="rotate (1.5707963267949) translate (9.118cm 14.04cm)">
          <text:p/>
        </draw:circle>
        <draw:circle draw:style-name="gr1" draw:text-style-name="P1" draw:layer="layout" svg:width="0.08cm" svg:height="0.08cm" draw:transform="rotate (1.5707963267949) translate (9.372cm 14.04cm)">
          <text:p/>
        </draw:circle>
        <draw:circle draw:style-name="gr1" draw:text-style-name="P1" draw:layer="layout" svg:width="0.08cm" svg:height="0.08cm" draw:transform="rotate (1.5707963267949) translate (9.626cm 14.04cm)">
          <text:p/>
        </draw:circle>
        <draw:circle draw:style-name="gr1" draw:text-style-name="P1" draw:layer="layout" svg:width="0.08cm" svg:height="0.08cm" draw:transform="rotate (1.5707963267949) translate (9.88cm 14.04cm)">
          <text:p/>
        </draw:circle>
        <draw:circle draw:style-name="gr1" draw:text-style-name="P1" draw:layer="layout" svg:width="0.08cm" svg:height="0.08cm" draw:transform="rotate (1.5707963267949) translate (10.134cm 14.04cm)">
          <text:p/>
        </draw:circle>
        <draw:circle draw:style-name="gr1" draw:text-style-name="P1" draw:layer="layout" svg:width="0.08cm" svg:height="0.08cm" draw:transform="rotate (1.5707963267949) translate (10.388cm 14.04cm)">
          <text:p/>
        </draw:circle>
        <draw:circle draw:style-name="gr1" draw:text-style-name="P1" draw:layer="layout" svg:width="0.08cm" svg:height="0.08cm" draw:transform="rotate (1.5707963267949) translate (10.642cm 14.04cm)">
          <text:p/>
        </draw:circle>
        <draw:circle draw:style-name="gr1" draw:text-style-name="P1" draw:layer="layout" svg:width="0.08cm" svg:height="0.08cm" draw:transform="rotate (1.5707963267949) translate (10.896cm 14.04cm)">
          <text:p/>
        </draw:circle>
        <draw:circle draw:style-name="gr1" draw:text-style-name="P1" draw:layer="layout" svg:width="0.08cm" svg:height="0.08cm" draw:transform="rotate (1.5707963267949) translate (11.15cm 14.04cm)">
          <text:p/>
        </draw:circle>
        <draw:circle draw:style-name="gr1" draw:text-style-name="P1" draw:layer="layout" svg:width="0.08cm" svg:height="0.08cm" draw:transform="rotate (1.5707963267949) translate (15.453cm 14.034cm)">
          <text:p/>
        </draw:circle>
        <draw:circle draw:style-name="gr1" draw:text-style-name="P1" draw:layer="layout" svg:width="0.08cm" svg:height="0.08cm" draw:transform="rotate (1.5707963267949) translate (15.707cm 14.034cm)">
          <text:p/>
        </draw:circle>
        <draw:circle draw:style-name="gr1" draw:text-style-name="P1" draw:layer="layout" svg:width="0.08cm" svg:height="0.08cm" draw:transform="rotate (1.5707963267949) translate (15.961cm 14.034cm)">
          <text:p/>
        </draw:circle>
        <draw:circle draw:style-name="gr1" draw:text-style-name="P1" draw:layer="layout" svg:width="0.08cm" svg:height="0.08cm" draw:transform="rotate (1.5707963267949) translate (16.215cm 14.034cm)">
          <text:p/>
        </draw:circle>
        <draw:circle draw:style-name="gr1" draw:text-style-name="P1" draw:layer="layout" svg:width="0.08cm" svg:height="0.08cm" draw:transform="rotate (1.5707963267949) translate (16.469cm 14.034cm)">
          <text:p/>
        </draw:circle>
        <draw:circle draw:style-name="gr1" draw:text-style-name="P1" draw:layer="layout" svg:width="0.08cm" svg:height="0.08cm" draw:transform="rotate (1.5707963267949) translate (16.723cm 14.034cm)">
          <text:p/>
        </draw:circle>
        <draw:circle draw:style-name="gr1" draw:text-style-name="P1" draw:layer="layout" svg:width="0.08cm" svg:height="0.08cm" draw:transform="rotate (1.5707963267949) translate (16.977cm 14.034cm)">
          <text:p/>
        </draw:circle>
        <draw:circle draw:style-name="gr1" draw:text-style-name="P1" draw:layer="layout" svg:width="0.08cm" svg:height="0.08cm" draw:transform="rotate (1.5707963267949) translate (17.231cm 14.034cm)">
          <text:p/>
        </draw:circle>
        <draw:circle draw:style-name="gr1" draw:text-style-name="P1" draw:layer="layout" svg:width="0.08cm" svg:height="0.08cm" draw:transform="rotate (1.5707963267949) translate (17.485cm 14.034cm)">
          <text:p/>
        </draw:circle>
        <draw:circle draw:style-name="gr1" draw:text-style-name="P1" draw:layer="layout" svg:width="0.08cm" svg:height="0.08cm" draw:transform="rotate (1.5707963267949) translate (17.739cm 14.034cm)">
          <text:p/>
        </draw:circle>
        <draw:circle draw:style-name="gr1" draw:text-style-name="P1" draw:layer="layout" svg:width="0.08cm" svg:height="0.08cm" draw:transform="rotate (1.5707963267949) translate (17.993cm 14.034cm)">
          <text:p/>
        </draw:circle>
        <draw:circle draw:style-name="gr1" draw:text-style-name="P1" draw:layer="layout" svg:width="0.08cm" svg:height="0.08cm" draw:transform="rotate (1.5707963267949) translate (18.247cm 14.034cm)">
          <text:p/>
        </draw:circle>
        <draw:circle draw:style-name="gr1" draw:text-style-name="P1" draw:layer="layout" svg:width="0.08cm" svg:height="0.08cm" draw:transform="rotate (1.5707963267949) translate (18.501cm 14.034cm)">
          <text:p/>
        </draw:circle>
        <draw:circle draw:style-name="gr1" draw:text-style-name="P1" draw:layer="layout" svg:width="0.08cm" svg:height="0.08cm" draw:transform="rotate (1.5707963267949) translate (18.755cm 14.034cm)">
          <text:p/>
        </draw:circle>
        <draw:circle draw:style-name="gr1" draw:text-style-name="P1" draw:layer="layout" svg:width="0.08cm" svg:height="0.08cm" draw:transform="rotate (1.5707963267949) translate (19.009cm 14.034cm)">
          <text:p/>
        </draw:circle>
        <draw:circle draw:style-name="gr1" draw:text-style-name="P1" draw:layer="layout" svg:width="0.08cm" svg:height="0.08cm" draw:transform="rotate (1.5707963267949) translate (19.263cm 14.034cm)">
          <text:p/>
        </draw:circle>
        <draw:circle draw:style-name="gr1" draw:text-style-name="P1" draw:layer="layout" svg:width="0.08cm" svg:height="0.08cm" draw:transform="rotate (1.5707963267949) translate (19.517cm 14.034cm)">
          <text:p/>
        </draw:circle>
        <draw:circle draw:style-name="gr1" draw:text-style-name="P1" draw:layer="layout" svg:width="0.08cm" svg:height="0.08cm" draw:transform="rotate (1.5707963267949) translate (19.771cm 14.034cm)">
          <text:p/>
        </draw:circle>
        <draw:circle draw:style-name="gr1" draw:text-style-name="P1" draw:layer="layout" svg:width="0.08cm" svg:height="0.08cm" draw:transform="rotate (1.5707963267949) translate (20.025cm 14.034cm)">
          <text:p/>
        </draw:circle>
        <draw:circle draw:style-name="gr1" draw:text-style-name="P1" draw:layer="layout" svg:width="0.08cm" svg:height="0.08cm" draw:transform="rotate (1.5707963267949) translate (20.279cm 14.034cm)">
          <text:p/>
        </draw:circle>
        <draw:circle draw:style-name="gr1" draw:text-style-name="P1" draw:layer="layout" svg:width="0.08cm" svg:height="0.08cm" draw:transform="rotate (1.5707963267949) translate (20.533cm 14.034cm)">
          <text:p/>
        </draw:circle>
        <draw:circle draw:style-name="gr1" draw:text-style-name="P1" draw:layer="layout" svg:width="0.08cm" svg:height="0.08cm" draw:transform="rotate (1.5707963267949) translate (20.787cm 14.034cm)">
          <text:p/>
        </draw:circle>
        <draw:circle draw:style-name="gr1" draw:text-style-name="P1" draw:layer="layout" svg:width="0.08cm" svg:height="0.08cm" draw:transform="rotate (1.5707963267949) translate (21.041cm 14.034cm)">
          <text:p/>
        </draw:circle>
        <draw:circle draw:style-name="gr1" draw:text-style-name="P1" draw:layer="layout" svg:width="0.08cm" svg:height="0.08cm" draw:transform="rotate (1.5707963267949) translate (21.295cm 14.034cm)">
          <text:p/>
        </draw:circle>
        <draw:line draw:style-name="gr2" draw:text-style-name="P1" draw:layer="coupures" svg:x1="12.424cm" svg:y1="12.699cm" svg:x2="16.168cm" svg:y2="12.693cm">
          <text:p/>
        </draw:line>
        <draw:custom-shape draw:style-name="gr3" draw:text-style-name="P2" draw:layer="acastillage" svg:width="0.5cm" svg:height="0.5cm" draw:transform="rotate (1.5707963267949) translate (14.53cm 14.7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acastillage" svg:width="0.5cm" svg:height="0.5cm" draw:transform="rotate (1.5707963267949) translate (14.54cm 8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coupures" svg:x1="12.427cm" svg:y1="8.765cm" svg:x2="13.366cm" svg:y2="8.765cm">
          <text:p/>
        </draw:line>
        <draw:line draw:style-name="gr4" draw:text-style-name="P1" draw:layer="coupures" svg:x1="12.914cm" svg:y1="13.808cm" svg:x2="13.126cm" svg:y2="13.808cm">
          <text:p/>
        </draw:line>
        <draw:custom-shape draw:style-name="gr5" draw:text-style-name="P1" draw:layer="layout" svg:width="16cm" svg:height="10cm" svg:x="6.842cm" svg:y="4.30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coupures" svg:x1="12.412cm" svg:y1="9.794cm" svg:x2="13.351cm" svg:y2="9.794cm">
          <text:p/>
        </draw:line>
        <draw:line draw:style-name="gr2" draw:text-style-name="P1" draw:layer="coupures" svg:x1="12.378cm" svg:y1="11.444cm" svg:x2="16.122cm" svg:y2="11.438cm">
          <text:p/>
        </draw:line>
        <draw:line draw:style-name="gr4" draw:text-style-name="P1" draw:layer="coupures" svg:x1="15.967cm" svg:y1="9.16cm" svg:x2="16.906cm" svg:y2="9.16cm">
          <text:p/>
        </draw:line>
        <draw:line draw:style-name="gr4" draw:text-style-name="P1" draw:layer="coupures" svg:x1="15.725cm" svg:y1="10.424cm" svg:x2="16.42cm" svg:y2="10.424cm">
          <text:p/>
        </draw:line>
        <draw:line draw:style-name="gr4" draw:text-style-name="P1" draw:layer="coupures" svg:x1="13.42cm" svg:y1="14.088cm" svg:x2="13.632cm" svg:y2="14.088cm">
          <text:p/>
        </draw:line>
        <draw:line draw:style-name="gr4" draw:text-style-name="P1" draw:layer="coupures" svg:x1="13.917cm" svg:y1="10.796cm" svg:x2="14.412cm" svg:y2="10.796cm">
          <text:p/>
        </draw:line>
        <draw:line draw:style-name="gr6" draw:text-style-name="P3" draw:layer="straps" svg:x1="15.296cm" svg:y1="11.733cm" svg:x2="15.296cm" svg:y2="11.152cm">
          <text:p/>
        </draw:line>
        <draw:frame draw:style-name="gr7" draw:text-style-name="P5" draw:layer="Cartouche" svg:width="11.314cm" svg:height="2.738cm" svg:x="17.386cm" svg:y="17.262cm">
          <draw:text-box>
            <text:p text:style-name="P4"><text:span text:style-name="T1">PCB 100x160 mm</text:span></text:p>
            <text:p><text:span text:style-name="T2"/></text:p>
            <text:p><text:span text:style-name="T2"/></text:p>
            <text:p><text:span text:style-name="T3">Copyright @ 2019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4">Last updated on 2019-09-14</text:span></text:p>
          </draw:text-box>
        </draw:frame>
        <draw:frame draw:style-name="gr8" draw:text-style-name="P6" draw:layer="layout" svg:width="0.18cm" svg:height="0.26cm" svg:x="6.334cm" svg:y="4.505cm">
          <draw:text-box>
            <text:p><text:span text:style-name="T5">1</text:span></text:p>
          </draw:text-box>
        </draw:frame>
        <draw:frame draw:style-name="gr8" draw:text-style-name="P6" draw:layer="layout" svg:width="0.18cm" svg:height="0.26cm" svg:x="6.334cm" svg:y="4.765cm">
          <draw:text-box>
            <text:p><text:span text:style-name="T5">2</text:span></text:p>
          </draw:text-box>
        </draw:frame>
        <draw:frame draw:style-name="gr8" draw:text-style-name="P6" draw:layer="layout" svg:width="0.18cm" svg:height="0.26cm" svg:x="6.334cm" svg:y="5.019cm">
          <draw:text-box>
            <text:p><text:span text:style-name="T5">3</text:span></text:p>
          </draw:text-box>
        </draw:frame>
        <draw:frame draw:style-name="gr8" draw:text-style-name="P6" draw:layer="layout" svg:width="0.18cm" svg:height="0.26cm" svg:x="6.334cm" svg:y="5.273cm">
          <draw:text-box>
            <text:p><text:span text:style-name="T5">4</text:span></text:p>
          </draw:text-box>
        </draw:frame>
        <draw:frame draw:style-name="gr8" draw:text-style-name="P6" draw:layer="layout" svg:width="0.18cm" svg:height="0.26cm" svg:x="6.334cm" svg:y="5.527cm">
          <draw:text-box>
            <text:p><text:span text:style-name="T5">5</text:span></text:p>
          </draw:text-box>
        </draw:frame>
        <draw:frame draw:style-name="gr8" draw:text-style-name="P6" draw:layer="layout" svg:width="0.18cm" svg:height="0.26cm" svg:x="6.334cm" svg:y="5.781cm">
          <draw:text-box>
            <text:p><text:span text:style-name="T5">6</text:span></text:p>
          </draw:text-box>
        </draw:frame>
        <draw:frame draw:style-name="gr8" draw:text-style-name="P6" draw:layer="layout" svg:width="0.18cm" svg:height="0.26cm" svg:x="6.334cm" svg:y="6.035cm">
          <draw:text-box>
            <text:p><text:span text:style-name="T5">7</text:span></text:p>
          </draw:text-box>
        </draw:frame>
        <draw:frame draw:style-name="gr8" draw:text-style-name="P6" draw:layer="layout" svg:width="0.18cm" svg:height="0.26cm" svg:x="6.334cm" svg:y="6.289cm">
          <draw:text-box>
            <text:p><text:span text:style-name="T5">8</text:span></text:p>
          </draw:text-box>
        </draw:frame>
        <draw:frame draw:style-name="gr8" draw:text-style-name="P6" draw:layer="layout" svg:width="0.18cm" svg:height="0.26cm" svg:x="6.334cm" svg:y="6.543cm">
          <draw:text-box>
            <text:p><text:span text:style-name="T5">9</text:span></text:p>
          </draw:text-box>
        </draw:frame>
        <draw:frame draw:style-name="gr8" draw:text-style-name="P6" draw:layer="layout" svg:width="0.18cm" svg:height="0.26cm" svg:x="6.334cm" svg:y="6.797cm">
          <draw:text-box>
            <text:p><text:span text:style-name="T5">0</text:span></text:p>
          </draw:text-box>
        </draw:frame>
        <draw:frame draw:style-name="gr8" draw:text-style-name="P6" draw:layer="layout" svg:width="0.18cm" svg:height="0.26cm" svg:x="6.334cm" svg:y="7.051cm">
          <draw:text-box>
            <text:p><text:span text:style-name="T5">1</text:span></text:p>
          </draw:text-box>
        </draw:frame>
        <draw:frame draw:style-name="gr8" draw:text-style-name="P6" draw:layer="layout" svg:width="0.18cm" svg:height="0.26cm" svg:x="6.334cm" svg:y="7.311cm">
          <draw:text-box>
            <text:p><text:span text:style-name="T5">2</text:span></text:p>
          </draw:text-box>
        </draw:frame>
        <draw:frame draw:style-name="gr8" draw:text-style-name="P6" draw:layer="layout" svg:width="0.18cm" svg:height="0.26cm" svg:x="6.334cm" svg:y="7.565cm">
          <draw:text-box>
            <text:p><text:span text:style-name="T5">3</text:span></text:p>
          </draw:text-box>
        </draw:frame>
        <draw:frame draw:style-name="gr8" draw:text-style-name="P6" draw:layer="layout" svg:width="0.18cm" svg:height="0.26cm" svg:x="6.334cm" svg:y="7.819cm">
          <draw:text-box>
            <text:p><text:span text:style-name="T5">4</text:span></text:p>
          </draw:text-box>
        </draw:frame>
        <draw:frame draw:style-name="gr8" draw:text-style-name="P6" draw:layer="layout" svg:width="0.18cm" svg:height="0.26cm" svg:x="6.334cm" svg:y="8.073cm">
          <draw:text-box>
            <text:p><text:span text:style-name="T5">5</text:span></text:p>
          </draw:text-box>
        </draw:frame>
        <draw:frame draw:style-name="gr8" draw:text-style-name="P6" draw:layer="layout" svg:width="0.18cm" svg:height="0.26cm" svg:x="6.334cm" svg:y="8.327cm">
          <draw:text-box>
            <text:p><text:span text:style-name="T5">6</text:span></text:p>
          </draw:text-box>
        </draw:frame>
        <draw:frame draw:style-name="gr8" draw:text-style-name="P6" draw:layer="layout" svg:width="0.18cm" svg:height="0.26cm" svg:x="6.334cm" svg:y="8.581cm">
          <draw:text-box>
            <text:p><text:span text:style-name="T5">7</text:span></text:p>
          </draw:text-box>
        </draw:frame>
        <draw:frame draw:style-name="gr8" draw:text-style-name="P6" draw:layer="layout" svg:width="0.18cm" svg:height="0.26cm" svg:x="6.334cm" svg:y="8.835cm">
          <draw:text-box>
            <text:p><text:span text:style-name="T5">8</text:span></text:p>
          </draw:text-box>
        </draw:frame>
        <draw:frame draw:style-name="gr8" draw:text-style-name="P6" draw:layer="layout" svg:width="0.18cm" svg:height="0.26cm" svg:x="6.334cm" svg:y="9.089cm">
          <draw:text-box>
            <text:p><text:span text:style-name="T5">9</text:span></text:p>
          </draw:text-box>
        </draw:frame>
        <draw:frame draw:style-name="gr8" draw:text-style-name="P6" draw:layer="layout" svg:width="0.18cm" svg:height="0.26cm" svg:x="6.334cm" svg:y="9.343cm">
          <draw:text-box>
            <text:p><text:span text:style-name="T5">0</text:span></text:p>
          </draw:text-box>
        </draw:frame>
        <draw:frame draw:style-name="gr8" draw:text-style-name="P6" draw:layer="layout" svg:width="0.18cm" svg:height="0.26cm" svg:x="6.334cm" svg:y="9.591cm">
          <draw:text-box>
            <text:p><text:span text:style-name="T5">1</text:span></text:p>
          </draw:text-box>
        </draw:frame>
        <draw:frame draw:style-name="gr8" draw:text-style-name="P6" draw:layer="layout" svg:width="0.18cm" svg:height="0.26cm" svg:x="6.334cm" svg:y="9.851cm">
          <draw:text-box>
            <text:p><text:span text:style-name="T5">2</text:span></text:p>
          </draw:text-box>
        </draw:frame>
        <draw:frame draw:style-name="gr8" draw:text-style-name="P6" draw:layer="layout" svg:width="0.18cm" svg:height="0.26cm" svg:x="6.334cm" svg:y="10.105cm">
          <draw:text-box>
            <text:p><text:span text:style-name="T5">3</text:span></text:p>
          </draw:text-box>
        </draw:frame>
        <draw:frame draw:style-name="gr8" draw:text-style-name="P6" draw:layer="layout" svg:width="0.18cm" svg:height="0.26cm" svg:x="6.334cm" svg:y="10.359cm">
          <draw:text-box>
            <text:p><text:span text:style-name="T5">4</text:span></text:p>
          </draw:text-box>
        </draw:frame>
        <draw:frame draw:style-name="gr8" draw:text-style-name="P6" draw:layer="layout" svg:width="0.18cm" svg:height="0.26cm" svg:x="6.334cm" svg:y="10.613cm">
          <draw:text-box>
            <text:p><text:span text:style-name="T5">5</text:span></text:p>
          </draw:text-box>
        </draw:frame>
        <draw:frame draw:style-name="gr8" draw:text-style-name="P6" draw:layer="layout" svg:width="0.18cm" svg:height="0.26cm" svg:x="6.334cm" svg:y="10.867cm">
          <draw:text-box>
            <text:p><text:span text:style-name="T5">6</text:span></text:p>
          </draw:text-box>
        </draw:frame>
        <draw:frame draw:style-name="gr8" draw:text-style-name="P6" draw:layer="layout" svg:width="0.18cm" svg:height="0.26cm" svg:x="6.334cm" svg:y="11.121cm">
          <draw:text-box>
            <text:p><text:span text:style-name="T5">7</text:span></text:p>
          </draw:text-box>
        </draw:frame>
        <draw:frame draw:style-name="gr8" draw:text-style-name="P6" draw:layer="layout" svg:width="0.18cm" svg:height="0.26cm" svg:x="6.334cm" svg:y="11.375cm">
          <draw:text-box>
            <text:p><text:span text:style-name="T5">8</text:span></text:p>
          </draw:text-box>
        </draw:frame>
        <draw:frame draw:style-name="gr8" draw:text-style-name="P6" draw:layer="layout" svg:width="0.18cm" svg:height="0.26cm" svg:x="6.334cm" svg:y="11.629cm">
          <draw:text-box>
            <text:p><text:span text:style-name="T5">9</text:span></text:p>
          </draw:text-box>
        </draw:frame>
        <draw:frame draw:style-name="gr8" draw:text-style-name="P6" draw:layer="layout" svg:width="0.18cm" svg:height="0.26cm" svg:x="6.334cm" svg:y="11.883cm">
          <draw:text-box>
            <text:p><text:span text:style-name="T5">0</text:span></text:p>
          </draw:text-box>
        </draw:frame>
        <draw:frame draw:style-name="gr8" draw:text-style-name="P6" draw:layer="layout" svg:width="0.18cm" svg:height="0.26cm" svg:x="6.334cm" svg:y="12.131cm">
          <draw:text-box>
            <text:p><text:span text:style-name="T5">1</text:span></text:p>
          </draw:text-box>
        </draw:frame>
        <draw:frame draw:style-name="gr8" draw:text-style-name="P6" draw:layer="layout" svg:width="0.18cm" svg:height="0.26cm" svg:x="6.334cm" svg:y="12.391cm">
          <draw:text-box>
            <text:p><text:span text:style-name="T5">2</text:span></text:p>
          </draw:text-box>
        </draw:frame>
        <draw:frame draw:style-name="gr8" draw:text-style-name="P6" draw:layer="layout" svg:width="0.18cm" svg:height="0.26cm" svg:x="6.334cm" svg:y="12.645cm">
          <draw:text-box>
            <text:p><text:span text:style-name="T5">3</text:span></text:p>
          </draw:text-box>
        </draw:frame>
        <draw:frame draw:style-name="gr8" draw:text-style-name="P6" draw:layer="layout" svg:width="0.18cm" svg:height="0.26cm" svg:x="6.334cm" svg:y="12.899cm">
          <draw:text-box>
            <text:p><text:span text:style-name="T5">4</text:span></text:p>
          </draw:text-box>
        </draw:frame>
        <draw:frame draw:style-name="gr8" draw:text-style-name="P6" draw:layer="layout" svg:width="0.18cm" svg:height="0.26cm" svg:x="6.334cm" svg:y="13.153cm">
          <draw:text-box>
            <text:p><text:span text:style-name="T5">5</text:span></text:p>
          </draw:text-box>
        </draw:frame>
        <draw:frame draw:style-name="gr8" draw:text-style-name="P6" draw:layer="layout" svg:width="0.18cm" svg:height="0.26cm" svg:x="6.334cm" svg:y="13.407cm">
          <draw:text-box>
            <text:p><text:span text:style-name="T5">6</text:span></text:p>
          </draw:text-box>
        </draw:frame>
        <draw:frame draw:style-name="gr8" draw:text-style-name="P6" draw:layer="layout" svg:width="0.18cm" svg:height="0.26cm" svg:x="6.334cm" svg:y="13.661cm">
          <draw:text-box>
            <text:p><text:span text:style-name="T5">7</text:span></text:p>
          </draw:text-box>
        </draw:frame>
        <draw:frame draw:style-name="gr8" draw:text-style-name="P6" draw:layer="layout" svg:width="0.18cm" svg:height="0.26cm" svg:x="6.334cm" svg:y="13.915cm">
          <draw:text-box>
            <text:p><text:span text:style-name="T5">8</text:span></text:p>
          </draw:text-box>
        </draw:frame>
        <draw:frame draw:style-name="gr8" draw:text-style-name="P6" draw:layer="layout" svg:width="0.18cm" svg:height="0.26cm" svg:x="6.08cm" svg:y="6.803cm">
          <draw:text-box>
            <text:p><text:span text:style-name="T5">1</text:span></text:p>
          </draw:text-box>
        </draw:frame>
        <draw:frame draw:style-name="gr8" draw:text-style-name="P6" draw:layer="layout" svg:width="0.18cm" svg:height="0.26cm" svg:x="6.08cm" svg:y="9.349cm">
          <draw:text-box>
            <text:p><text:span text:style-name="T5">2</text:span></text:p>
          </draw:text-box>
        </draw:frame>
        <draw:frame draw:style-name="gr8" draw:text-style-name="P6" draw:layer="layout" svg:width="0.18cm" svg:height="0.26cm" svg:x="6.08cm" svg:y="11.889cm">
          <draw:text-box>
            <text:p><text:span text:style-name="T5">3</text:span></text:p>
          </draw:text-box>
        </draw:frame>
        <draw:frame draw:style-name="gr8" draw:text-style-name="P7" draw:layer="layout" svg:width="0.18cm" svg:height="0.26cm" svg:x="7.35cm" svg:y="3.794cm">
          <draw:text-box>
            <text:p><text:span text:style-name="T6">1</text:span></text:p>
          </draw:text-box>
        </draw:frame>
        <draw:frame draw:style-name="gr8" draw:text-style-name="P7" draw:layer="layout" svg:width="0.18cm" svg:height="0.26cm" svg:x="7.604cm" svg:y="3.794cm">
          <draw:text-box>
            <text:p><text:span text:style-name="T6">2</text:span></text:p>
          </draw:text-box>
        </draw:frame>
        <draw:frame draw:style-name="gr8" draw:text-style-name="P7" draw:layer="layout" svg:width="0.18cm" svg:height="0.26cm" svg:x="7.858cm" svg:y="3.794cm">
          <draw:text-box>
            <text:p><text:span text:style-name="T6">3</text:span></text:p>
          </draw:text-box>
        </draw:frame>
        <draw:frame draw:style-name="gr8" draw:text-style-name="P7" draw:layer="layout" svg:width="0.18cm" svg:height="0.26cm" svg:x="8.112cm" svg:y="3.794cm">
          <draw:text-box>
            <text:p><text:span text:style-name="T6">4</text:span></text:p>
          </draw:text-box>
        </draw:frame>
        <draw:frame draw:style-name="gr8" draw:text-style-name="P7" draw:layer="layout" svg:width="0.18cm" svg:height="0.26cm" svg:x="8.366cm" svg:y="3.794cm">
          <draw:text-box>
            <text:p><text:span text:style-name="T6">5</text:span></text:p>
          </draw:text-box>
        </draw:frame>
        <draw:frame draw:style-name="gr8" draw:text-style-name="P7" draw:layer="layout" svg:width="0.18cm" svg:height="0.26cm" svg:x="8.62cm" svg:y="3.794cm">
          <draw:text-box>
            <text:p><text:span text:style-name="T6">6</text:span></text:p>
          </draw:text-box>
        </draw:frame>
        <draw:frame draw:style-name="gr8" draw:text-style-name="P7" draw:layer="layout" svg:width="0.18cm" svg:height="0.26cm" svg:x="8.874cm" svg:y="3.794cm">
          <draw:text-box>
            <text:p><text:span text:style-name="T6">7</text:span></text:p>
          </draw:text-box>
        </draw:frame>
        <draw:frame draw:style-name="gr8" draw:text-style-name="P7" draw:layer="layout" svg:width="0.18cm" svg:height="0.26cm" svg:x="9.128cm" svg:y="3.794cm">
          <draw:text-box>
            <text:p><text:span text:style-name="T6">8</text:span></text:p>
          </draw:text-box>
        </draw:frame>
        <draw:frame draw:style-name="gr8" draw:text-style-name="P7" draw:layer="layout" svg:width="0.18cm" svg:height="0.26cm" svg:x="9.382cm" svg:y="3.794cm">
          <draw:text-box>
            <text:p><text:span text:style-name="T6">9</text:span></text:p>
          </draw:text-box>
        </draw:frame>
        <draw:frame draw:style-name="gr8" draw:text-style-name="P7" draw:layer="layout" svg:width="0.18cm" svg:height="0.26cm" svg:x="9.636cm" svg:y="3.794cm">
          <draw:text-box>
            <text:p><text:span text:style-name="T6">0</text:span></text:p>
          </draw:text-box>
        </draw:frame>
        <draw:frame draw:style-name="gr8" draw:text-style-name="P7" draw:layer="layout" svg:width="0.18cm" svg:height="0.26cm" svg:x="9.89cm" svg:y="3.794cm">
          <draw:text-box>
            <text:p><text:span text:style-name="T6">1</text:span></text:p>
          </draw:text-box>
        </draw:frame>
        <draw:frame draw:style-name="gr8" draw:text-style-name="P7" draw:layer="layout" svg:width="0.18cm" svg:height="0.26cm" svg:x="10.144cm" svg:y="3.794cm">
          <draw:text-box>
            <text:p><text:span text:style-name="T6">2</text:span></text:p>
          </draw:text-box>
        </draw:frame>
        <draw:frame draw:style-name="gr8" draw:text-style-name="P7" draw:layer="layout" svg:width="0.18cm" svg:height="0.26cm" svg:x="10.398cm" svg:y="3.794cm">
          <draw:text-box>
            <text:p><text:span text:style-name="T6">3</text:span></text:p>
          </draw:text-box>
        </draw:frame>
        <draw:frame draw:style-name="gr8" draw:text-style-name="P7" draw:layer="layout" svg:width="0.18cm" svg:height="0.26cm" svg:x="10.652cm" svg:y="3.794cm">
          <draw:text-box>
            <text:p><text:span text:style-name="T6">4</text:span></text:p>
          </draw:text-box>
        </draw:frame>
        <draw:frame draw:style-name="gr8" draw:text-style-name="P7" draw:layer="layout" svg:width="0.18cm" svg:height="0.26cm" svg:x="10.906cm" svg:y="3.794cm">
          <draw:text-box>
            <text:p><text:span text:style-name="T6">5</text:span></text:p>
          </draw:text-box>
        </draw:frame>
        <draw:frame draw:style-name="gr8" draw:text-style-name="P7" draw:layer="layout" svg:width="0.18cm" svg:height="0.26cm" svg:x="11.16cm" svg:y="3.794cm">
          <draw:text-box>
            <text:p><text:span text:style-name="T6">6</text:span></text:p>
          </draw:text-box>
        </draw:frame>
        <draw:frame draw:style-name="gr8" draw:text-style-name="P7" draw:layer="layout" svg:width="0.18cm" svg:height="0.26cm" svg:x="11.414cm" svg:y="3.794cm">
          <draw:text-box>
            <text:p><text:span text:style-name="T6">7</text:span></text:p>
          </draw:text-box>
        </draw:frame>
        <draw:frame draw:style-name="gr8" draw:text-style-name="P7" draw:layer="layout" svg:width="0.18cm" svg:height="0.26cm" svg:x="11.668cm" svg:y="3.794cm">
          <draw:text-box>
            <text:p><text:span text:style-name="T6">8</text:span></text:p>
          </draw:text-box>
        </draw:frame>
        <draw:frame draw:style-name="gr8" draw:text-style-name="P7" draw:layer="layout" svg:width="0.18cm" svg:height="0.26cm" svg:x="11.922cm" svg:y="3.794cm">
          <draw:text-box>
            <text:p><text:span text:style-name="T6">9</text:span></text:p>
          </draw:text-box>
        </draw:frame>
        <draw:frame draw:style-name="gr8" draw:text-style-name="P7" draw:layer="layout" svg:width="0.18cm" svg:height="0.26cm" svg:x="12.176cm" svg:y="3.794cm">
          <draw:text-box>
            <text:p><text:span text:style-name="T6">0</text:span></text:p>
          </draw:text-box>
        </draw:frame>
        <draw:frame draw:style-name="gr8" draw:text-style-name="P7" draw:layer="layout" svg:width="0.18cm" svg:height="0.26cm" svg:x="12.43cm" svg:y="3.794cm">
          <draw:text-box>
            <text:p><text:span text:style-name="T6">1</text:span></text:p>
          </draw:text-box>
        </draw:frame>
        <draw:frame draw:style-name="gr8" draw:text-style-name="P7" draw:layer="layout" svg:width="0.18cm" svg:height="0.26cm" svg:x="12.684cm" svg:y="3.794cm">
          <draw:text-box>
            <text:p><text:span text:style-name="T6">2</text:span></text:p>
          </draw:text-box>
        </draw:frame>
        <draw:frame draw:style-name="gr8" draw:text-style-name="P7" draw:layer="layout" svg:width="0.18cm" svg:height="0.26cm" svg:x="12.938cm" svg:y="3.794cm">
          <draw:text-box>
            <text:p><text:span text:style-name="T6">3</text:span></text:p>
          </draw:text-box>
        </draw:frame>
        <draw:frame draw:style-name="gr8" draw:text-style-name="P7" draw:layer="layout" svg:width="0.18cm" svg:height="0.26cm" svg:x="13.192cm" svg:y="3.794cm">
          <draw:text-box>
            <text:p><text:span text:style-name="T6">4</text:span></text:p>
          </draw:text-box>
        </draw:frame>
        <draw:frame draw:style-name="gr8" draw:text-style-name="P7" draw:layer="layout" svg:width="0.18cm" svg:height="0.26cm" svg:x="13.446cm" svg:y="3.794cm">
          <draw:text-box>
            <text:p><text:span text:style-name="T6">5</text:span></text:p>
          </draw:text-box>
        </draw:frame>
        <draw:frame draw:style-name="gr8" draw:text-style-name="P7" draw:layer="layout" svg:width="0.18cm" svg:height="0.26cm" svg:x="13.7cm" svg:y="3.794cm">
          <draw:text-box>
            <text:p><text:span text:style-name="T6">6</text:span></text:p>
          </draw:text-box>
        </draw:frame>
        <draw:frame draw:style-name="gr8" draw:text-style-name="P7" draw:layer="layout" svg:width="0.18cm" svg:height="0.26cm" svg:x="13.954cm" svg:y="3.794cm">
          <draw:text-box>
            <text:p><text:span text:style-name="T6">7</text:span></text:p>
          </draw:text-box>
        </draw:frame>
        <draw:frame draw:style-name="gr8" draw:text-style-name="P7" draw:layer="layout" svg:width="0.18cm" svg:height="0.26cm" svg:x="14.208cm" svg:y="3.794cm">
          <draw:text-box>
            <text:p><text:span text:style-name="T6">8</text:span></text:p>
          </draw:text-box>
        </draw:frame>
        <draw:frame draw:style-name="gr8" draw:text-style-name="P7" draw:layer="layout" svg:width="0.18cm" svg:height="0.26cm" svg:x="14.462cm" svg:y="3.794cm">
          <draw:text-box>
            <text:p><text:span text:style-name="T6">9</text:span></text:p>
          </draw:text-box>
        </draw:frame>
        <draw:frame draw:style-name="gr8" draw:text-style-name="P7" draw:layer="layout" svg:width="0.18cm" svg:height="0.26cm" svg:x="14.716cm" svg:y="3.794cm">
          <draw:text-box>
            <text:p><text:span text:style-name="T6">0</text:span></text:p>
          </draw:text-box>
        </draw:frame>
        <draw:frame draw:style-name="gr8" draw:text-style-name="P7" draw:layer="layout" svg:width="0.18cm" svg:height="0.26cm" svg:x="14.97cm" svg:y="3.794cm">
          <draw:text-box>
            <text:p><text:span text:style-name="T6">1</text:span></text:p>
          </draw:text-box>
        </draw:frame>
        <draw:frame draw:style-name="gr8" draw:text-style-name="P7" draw:layer="layout" svg:width="0.18cm" svg:height="0.26cm" svg:x="15.224cm" svg:y="3.794cm">
          <draw:text-box>
            <text:p><text:span text:style-name="T6">2</text:span></text:p>
          </draw:text-box>
        </draw:frame>
        <draw:frame draw:style-name="gr8" draw:text-style-name="P7" draw:layer="layout" svg:width="0.18cm" svg:height="0.26cm" svg:x="15.478cm" svg:y="3.794cm">
          <draw:text-box>
            <text:p><text:span text:style-name="T6">3</text:span></text:p>
          </draw:text-box>
        </draw:frame>
        <draw:frame draw:style-name="gr8" draw:text-style-name="P7" draw:layer="layout" svg:width="0.18cm" svg:height="0.26cm" svg:x="15.732cm" svg:y="3.794cm">
          <draw:text-box>
            <text:p><text:span text:style-name="T6">4</text:span></text:p>
          </draw:text-box>
        </draw:frame>
        <draw:frame draw:style-name="gr8" draw:text-style-name="P7" draw:layer="layout" svg:width="0.18cm" svg:height="0.26cm" svg:x="15.986cm" svg:y="3.794cm">
          <draw:text-box>
            <text:p><text:span text:style-name="T6">5</text:span></text:p>
          </draw:text-box>
        </draw:frame>
        <draw:frame draw:style-name="gr8" draw:text-style-name="P7" draw:layer="layout" svg:width="0.18cm" svg:height="0.26cm" svg:x="16.24cm" svg:y="3.794cm">
          <draw:text-box>
            <text:p><text:span text:style-name="T6">6</text:span></text:p>
          </draw:text-box>
        </draw:frame>
        <draw:frame draw:style-name="gr8" draw:text-style-name="P7" draw:layer="layout" svg:width="0.18cm" svg:height="0.26cm" svg:x="16.494cm" svg:y="3.794cm">
          <draw:text-box>
            <text:p><text:span text:style-name="T6">7</text:span></text:p>
          </draw:text-box>
        </draw:frame>
        <draw:frame draw:style-name="gr8" draw:text-style-name="P7" draw:layer="layout" svg:width="0.18cm" svg:height="0.26cm" svg:x="16.748cm" svg:y="3.794cm">
          <draw:text-box>
            <text:p><text:span text:style-name="T6">8</text:span></text:p>
          </draw:text-box>
        </draw:frame>
        <draw:frame draw:style-name="gr8" draw:text-style-name="P7" draw:layer="layout" svg:width="0.18cm" svg:height="0.26cm" svg:x="17.002cm" svg:y="3.794cm">
          <draw:text-box>
            <text:p><text:span text:style-name="T6">9</text:span></text:p>
          </draw:text-box>
        </draw:frame>
        <draw:frame draw:style-name="gr8" draw:text-style-name="P7" draw:layer="layout" svg:width="0.18cm" svg:height="0.26cm" svg:x="17.256cm" svg:y="3.794cm">
          <draw:text-box>
            <text:p><text:span text:style-name="T6">0</text:span></text:p>
          </draw:text-box>
        </draw:frame>
        <draw:frame draw:style-name="gr8" draw:text-style-name="P7" draw:layer="layout" svg:width="0.18cm" svg:height="0.26cm" svg:x="17.51cm" svg:y="3.794cm">
          <draw:text-box>
            <text:p><text:span text:style-name="T6">1</text:span></text:p>
          </draw:text-box>
        </draw:frame>
        <draw:frame draw:style-name="gr8" draw:text-style-name="P7" draw:layer="layout" svg:width="0.18cm" svg:height="0.26cm" svg:x="17.764cm" svg:y="3.794cm">
          <draw:text-box>
            <text:p><text:span text:style-name="T6">2</text:span></text:p>
          </draw:text-box>
        </draw:frame>
        <draw:frame draw:style-name="gr8" draw:text-style-name="P7" draw:layer="layout" svg:width="0.18cm" svg:height="0.26cm" svg:x="18.018cm" svg:y="3.794cm">
          <draw:text-box>
            <text:p><text:span text:style-name="T6">3</text:span></text:p>
          </draw:text-box>
        </draw:frame>
        <draw:frame draw:style-name="gr8" draw:text-style-name="P7" draw:layer="layout" svg:width="0.18cm" svg:height="0.26cm" svg:x="18.272cm" svg:y="3.794cm">
          <draw:text-box>
            <text:p><text:span text:style-name="T6">4</text:span></text:p>
          </draw:text-box>
        </draw:frame>
        <draw:frame draw:style-name="gr8" draw:text-style-name="P7" draw:layer="layout" svg:width="0.18cm" svg:height="0.26cm" svg:x="18.526cm" svg:y="3.794cm">
          <draw:text-box>
            <text:p><text:span text:style-name="T6">5</text:span></text:p>
          </draw:text-box>
        </draw:frame>
        <draw:frame draw:style-name="gr8" draw:text-style-name="P7" draw:layer="layout" svg:width="0.18cm" svg:height="0.26cm" svg:x="18.78cm" svg:y="3.794cm">
          <draw:text-box>
            <text:p><text:span text:style-name="T6">6</text:span></text:p>
          </draw:text-box>
        </draw:frame>
        <draw:frame draw:style-name="gr8" draw:text-style-name="P7" draw:layer="layout" svg:width="0.18cm" svg:height="0.26cm" svg:x="19.034cm" svg:y="3.794cm">
          <draw:text-box>
            <text:p><text:span text:style-name="T6">7</text:span></text:p>
          </draw:text-box>
        </draw:frame>
        <draw:frame draw:style-name="gr8" draw:text-style-name="P7" draw:layer="layout" svg:width="0.18cm" svg:height="0.26cm" svg:x="19.288cm" svg:y="3.794cm">
          <draw:text-box>
            <text:p><text:span text:style-name="T6">8</text:span></text:p>
          </draw:text-box>
        </draw:frame>
        <draw:frame draw:style-name="gr8" draw:text-style-name="P7" draw:layer="layout" svg:width="0.18cm" svg:height="0.26cm" svg:x="19.542cm" svg:y="3.794cm">
          <draw:text-box>
            <text:p><text:span text:style-name="T6">9</text:span></text:p>
          </draw:text-box>
        </draw:frame>
        <draw:frame draw:style-name="gr8" draw:text-style-name="P7" draw:layer="layout" svg:width="0.18cm" svg:height="0.26cm" svg:x="19.796cm" svg:y="3.794cm">
          <draw:text-box>
            <text:p><text:span text:style-name="T6">0</text:span></text:p>
          </draw:text-box>
        </draw:frame>
        <draw:frame draw:style-name="gr8" draw:text-style-name="P7" draw:layer="layout" svg:width="0.18cm" svg:height="0.26cm" svg:x="20.05cm" svg:y="3.794cm">
          <draw:text-box>
            <text:p><text:span text:style-name="T6">1</text:span></text:p>
          </draw:text-box>
        </draw:frame>
        <draw:frame draw:style-name="gr8" draw:text-style-name="P7" draw:layer="layout" svg:width="0.18cm" svg:height="0.26cm" svg:x="20.304cm" svg:y="3.794cm">
          <draw:text-box>
            <text:p><text:span text:style-name="T6">2</text:span></text:p>
          </draw:text-box>
        </draw:frame>
        <draw:frame draw:style-name="gr8" draw:text-style-name="P7" draw:layer="layout" svg:width="0.18cm" svg:height="0.26cm" svg:x="20.558cm" svg:y="3.794cm">
          <draw:text-box>
            <text:p><text:span text:style-name="T6">3</text:span></text:p>
          </draw:text-box>
        </draw:frame>
        <draw:frame draw:style-name="gr8" draw:text-style-name="P7" draw:layer="layout" svg:width="0.18cm" svg:height="0.26cm" svg:x="20.812cm" svg:y="3.794cm">
          <draw:text-box>
            <text:p><text:span text:style-name="T6">4</text:span></text:p>
          </draw:text-box>
        </draw:frame>
        <draw:frame draw:style-name="gr8" draw:text-style-name="P7" draw:layer="layout" svg:width="0.18cm" svg:height="0.26cm" svg:x="21.066cm" svg:y="3.794cm">
          <draw:text-box>
            <text:p><text:span text:style-name="T6">5</text:span></text:p>
          </draw:text-box>
        </draw:frame>
        <draw:frame draw:style-name="gr8" draw:text-style-name="P7" draw:layer="layout" svg:width="0.18cm" svg:height="0.26cm" svg:x="21.32cm" svg:y="3.794cm">
          <draw:text-box>
            <text:p><text:span text:style-name="T6">6</text:span></text:p>
          </draw:text-box>
        </draw:frame>
        <draw:frame draw:style-name="gr8" draw:text-style-name="P7" draw:layer="layout" svg:width="0.18cm" svg:height="0.26cm" svg:x="21.574cm" svg:y="3.794cm">
          <draw:text-box>
            <text:p><text:span text:style-name="T6">7</text:span></text:p>
          </draw:text-box>
        </draw:frame>
        <draw:frame draw:style-name="gr8" draw:text-style-name="P7" draw:layer="layout" svg:width="0.18cm" svg:height="0.26cm" svg:x="21.828cm" svg:y="3.794cm">
          <draw:text-box>
            <text:p><text:span text:style-name="T6">8</text:span></text:p>
          </draw:text-box>
        </draw:frame>
        <draw:frame draw:style-name="gr8" draw:text-style-name="P7" draw:layer="layout" svg:width="0.18cm" svg:height="0.26cm" svg:x="22.082cm" svg:y="3.794cm">
          <draw:text-box>
            <text:p><text:span text:style-name="T6">9</text:span></text:p>
          </draw:text-box>
        </draw:frame>
        <draw:frame draw:style-name="gr8" draw:text-style-name="P7" draw:layer="layout" svg:width="0.18cm" svg:height="0.26cm" svg:x="22.336cm" svg:y="3.794cm">
          <draw:text-box>
            <text:p><text:span text:style-name="T6">0</text:span></text:p>
          </draw:text-box>
        </draw:frame>
        <draw:frame draw:style-name="gr8" draw:text-style-name="P7" draw:layer="layout" svg:width="0.18cm" svg:height="0.26cm" svg:x="9.636cm" svg:y="3.54cm">
          <draw:text-box>
            <text:p><text:span text:style-name="T6">1</text:span></text:p>
          </draw:text-box>
        </draw:frame>
        <draw:frame draw:style-name="gr8" draw:text-style-name="P7" draw:layer="layout" svg:width="0.18cm" svg:height="0.26cm" svg:x="12.176cm" svg:y="3.54cm">
          <draw:text-box>
            <text:p><text:span text:style-name="T6">2</text:span></text:p>
          </draw:text-box>
        </draw:frame>
        <draw:frame draw:style-name="gr8" draw:text-style-name="P7" draw:layer="layout" svg:width="0.18cm" svg:height="0.26cm" svg:x="14.716cm" svg:y="3.54cm">
          <draw:text-box>
            <text:p><text:span text:style-name="T6">3</text:span></text:p>
          </draw:text-box>
        </draw:frame>
        <draw:frame draw:style-name="gr8" draw:text-style-name="P7" draw:layer="layout" svg:width="0.18cm" svg:height="0.26cm" svg:x="17.256cm" svg:y="3.54cm">
          <draw:text-box>
            <text:p><text:span text:style-name="T6">4</text:span></text:p>
          </draw:text-box>
        </draw:frame>
        <draw:frame draw:style-name="gr8" draw:text-style-name="P7" draw:layer="layout" svg:width="0.18cm" svg:height="0.26cm" svg:x="19.796cm" svg:y="3.54cm">
          <draw:text-box>
            <text:p><text:span text:style-name="T6">5</text:span></text:p>
          </draw:text-box>
        </draw:frame>
        <draw:circle draw:style-name="gr1" draw:text-style-name="P1" draw:layer="composants" svg:width="0.08cm" svg:height="0.08cm" draw:transform="rotate (1.5707963267949) translate (11.395cm 1.085cm)">
          <text:p/>
        </draw:circle>
        <draw:circle draw:style-name="gr1" draw:text-style-name="P1" draw:layer="composants" svg:width="0.08cm" svg:height="0.08cm" draw:transform="rotate (1.5707963267949) translate (11.649cm 1.085cm)">
          <text:p/>
        </draw:circle>
        <draw:circle draw:style-name="gr1" draw:text-style-name="P1" draw:layer="composants" svg:width="0.08cm" svg:height="0.08cm" draw:transform="rotate (1.5707963267949) translate (11.903cm 1.085cm)">
          <text:p/>
        </draw:circle>
        <draw:circle draw:style-name="gr1" draw:text-style-name="P1" draw:layer="composants" svg:width="0.08cm" svg:height="0.08cm" draw:transform="rotate (1.5707963267949) translate (12.157cm 1.085cm)">
          <text:p/>
        </draw:circle>
        <draw:circle draw:style-name="gr1" draw:text-style-name="P1" draw:layer="composants" svg:width="0.08cm" svg:height="0.08cm" draw:transform="rotate (1.5707963267949) translate (12.411cm 1.085cm)">
          <text:p/>
        </draw:circle>
        <draw:circle draw:style-name="gr1" draw:text-style-name="P1" draw:layer="composants" svg:width="0.08cm" svg:height="0.08cm" draw:transform="rotate (1.5707963267949) translate (12.665cm 1.085cm)">
          <text:p/>
        </draw:circle>
        <draw:circle draw:style-name="gr1" draw:text-style-name="P1" draw:layer="composants" svg:width="0.08cm" svg:height="0.08cm" draw:transform="rotate (1.5707963267949) translate (12.919cm 1.085cm)">
          <text:p/>
        </draw:circle>
        <draw:circle draw:style-name="gr1" draw:text-style-name="P1" draw:layer="composants" svg:width="0.08cm" svg:height="0.08cm" draw:transform="rotate (1.5707963267949) translate (13.173cm 1.085cm)">
          <text:p/>
        </draw:circle>
        <draw:circle draw:style-name="gr1" draw:text-style-name="P1" draw:layer="composants" svg:width="0.08cm" svg:height="0.08cm" draw:transform="rotate (1.5707963267949) translate (13.427cm 1.085cm)">
          <text:p/>
        </draw:circle>
        <draw:circle draw:style-name="gr1" draw:text-style-name="P1" draw:layer="composants" svg:width="0.08cm" svg:height="0.08cm" draw:transform="rotate (1.5707963267949) translate (13.681cm 1.085cm)">
          <text:p/>
        </draw:circle>
        <draw:circle draw:style-name="gr1" draw:text-style-name="P1" draw:layer="composants" svg:width="0.08cm" svg:height="0.08cm" draw:transform="rotate (1.5707963267949) translate (13.935cm 1.085cm)">
          <text:p/>
        </draw:circle>
        <draw:circle draw:style-name="gr1" draw:text-style-name="P1" draw:layer="composants" svg:width="0.08cm" svg:height="0.08cm" draw:transform="rotate (1.5707963267949) translate (14.189cm 1.085cm)">
          <text:p/>
        </draw:circle>
        <draw:circle draw:style-name="gr1" draw:text-style-name="P1" draw:layer="composants" svg:width="0.08cm" svg:height="0.08cm" draw:transform="rotate (1.5707963267949) translate (14.443cm 1.085cm)">
          <text:p/>
        </draw:circle>
        <draw:circle draw:style-name="gr1" draw:text-style-name="P1" draw:layer="composants" svg:width="0.08cm" svg:height="0.08cm" draw:transform="rotate (1.5707963267949) translate (14.697cm 1.085cm)">
          <text:p/>
        </draw:circle>
        <draw:circle draw:style-name="gr1" draw:text-style-name="P1" draw:layer="composants" svg:width="0.08cm" svg:height="0.08cm" draw:transform="rotate (1.5707963267949) translate (14.951cm 1.085cm)">
          <text:p/>
        </draw:circle>
        <draw:circle draw:style-name="gr1" draw:text-style-name="P1" draw:layer="composants" svg:width="0.08cm" svg:height="0.08cm" draw:transform="rotate (1.5707963267949) translate (15.205cm 1.085cm)">
          <text:p/>
        </draw:circle>
        <draw:circle draw:style-name="gr1" draw:text-style-name="P1" draw:layer="composants" svg:width="0.08cm" svg:height="0.08cm" draw:transform="rotate (1.5707963267949) translate (7.361cm 1.085cm)">
          <text:p/>
        </draw:circle>
        <draw:circle draw:style-name="gr1" draw:text-style-name="P1" draw:layer="composants" svg:width="0.08cm" svg:height="0.08cm" draw:transform="rotate (1.5707963267949) translate (7.604cm 1.085cm)">
          <text:p/>
        </draw:circle>
        <draw:circle draw:style-name="gr1" draw:text-style-name="P1" draw:layer="composants" svg:width="0.08cm" svg:height="0.08cm" draw:transform="rotate (1.5707963267949) translate (7.858cm 1.085cm)">
          <text:p/>
        </draw:circle>
        <draw:circle draw:style-name="gr1" draw:text-style-name="P1" draw:layer="composants" svg:width="0.08cm" svg:height="0.08cm" draw:transform="rotate (1.5707963267949) translate (8.112cm 1.085cm)">
          <text:p/>
        </draw:circle>
        <draw:circle draw:style-name="gr1" draw:text-style-name="P1" draw:layer="composants" svg:width="0.08cm" svg:height="0.08cm" draw:transform="rotate (1.5707963267949) translate (8.366cm 1.085cm)">
          <text:p/>
        </draw:circle>
        <draw:circle draw:style-name="gr1" draw:text-style-name="P1" draw:layer="composants" svg:width="0.08cm" svg:height="0.08cm" draw:transform="rotate (1.5707963267949) translate (8.62cm 1.085cm)">
          <text:p/>
        </draw:circle>
        <draw:circle draw:style-name="gr1" draw:text-style-name="P1" draw:layer="composants" svg:width="0.08cm" svg:height="0.08cm" draw:transform="rotate (1.5707963267949) translate (8.874cm 1.085cm)">
          <text:p/>
        </draw:circle>
        <draw:circle draw:style-name="gr1" draw:text-style-name="P1" draw:layer="composants" svg:width="0.08cm" svg:height="0.08cm" draw:transform="rotate (1.5707963267949) translate (9.128cm 1.085cm)">
          <text:p/>
        </draw:circle>
        <draw:circle draw:style-name="gr1" draw:text-style-name="P1" draw:layer="composants" svg:width="0.08cm" svg:height="0.08cm" draw:transform="rotate (1.5707963267949) translate (9.382cm 1.085cm)">
          <text:p/>
        </draw:circle>
        <draw:circle draw:style-name="gr1" draw:text-style-name="P1" draw:layer="composants" svg:width="0.08cm" svg:height="0.08cm" draw:transform="rotate (1.5707963267949) translate (9.636cm 1.085cm)">
          <text:p/>
        </draw:circle>
        <draw:circle draw:style-name="gr1" draw:text-style-name="P1" draw:layer="composants" svg:width="0.08cm" svg:height="0.08cm" draw:transform="rotate (1.5707963267949) translate (9.89cm 1.085cm)">
          <text:p/>
        </draw:circle>
        <draw:circle draw:style-name="gr1" draw:text-style-name="P1" draw:layer="composants" svg:width="0.08cm" svg:height="0.08cm" draw:transform="rotate (1.5707963267949) translate (10.144cm 1.085cm)">
          <text:p/>
        </draw:circle>
        <draw:circle draw:style-name="gr1" draw:text-style-name="P1" draw:layer="composants" svg:width="0.08cm" svg:height="0.08cm" draw:transform="rotate (1.5707963267949) translate (10.398cm 1.085cm)">
          <text:p/>
        </draw:circle>
        <draw:circle draw:style-name="gr1" draw:text-style-name="P1" draw:layer="composants" svg:width="0.08cm" svg:height="0.08cm" draw:transform="rotate (1.5707963267949) translate (10.652cm 1.085cm)">
          <text:p/>
        </draw:circle>
        <draw:circle draw:style-name="gr1" draw:text-style-name="P1" draw:layer="composants" svg:width="0.08cm" svg:height="0.08cm" draw:transform="rotate (1.5707963267949) translate (10.906cm 1.085cm)">
          <text:p/>
        </draw:circle>
        <draw:circle draw:style-name="gr1" draw:text-style-name="P1" draw:layer="composants" svg:width="0.08cm" svg:height="0.08cm" draw:transform="rotate (1.5707963267949) translate (11.16cm 1.085cm)">
          <text:p/>
        </draw:circle>
        <draw:circle draw:style-name="gr1" draw:text-style-name="P1" draw:layer="composants" svg:width="0.08cm" svg:height="0.08cm" draw:transform="rotate (1.5707963267949) translate (15.478cm 1.08cm)">
          <text:p/>
        </draw:circle>
        <draw:circle draw:style-name="gr1" draw:text-style-name="P1" draw:layer="composants" svg:width="0.08cm" svg:height="0.08cm" draw:transform="rotate (1.5707963267949) translate (15.721cm 1.08cm)">
          <text:p/>
        </draw:circle>
        <draw:circle draw:style-name="gr1" draw:text-style-name="P1" draw:layer="composants" svg:width="0.08cm" svg:height="0.08cm" draw:transform="rotate (1.5707963267949) translate (11.384cm 1.339cm)">
          <text:p/>
        </draw:circle>
        <draw:circle draw:style-name="gr1" draw:text-style-name="P1" draw:layer="composants" svg:width="0.08cm" svg:height="0.08cm" draw:transform="rotate (1.5707963267949) translate (11.638cm 1.339cm)">
          <text:p/>
        </draw:circle>
        <draw:circle draw:style-name="gr1" draw:text-style-name="P1" draw:layer="composants" svg:width="0.08cm" svg:height="0.08cm" draw:transform="rotate (1.5707963267949) translate (11.892cm 1.339cm)">
          <text:p/>
        </draw:circle>
        <draw:circle draw:style-name="gr1" draw:text-style-name="P1" draw:layer="composants" svg:width="0.08cm" svg:height="0.08cm" draw:transform="rotate (1.5707963267949) translate (12.146cm 1.339cm)">
          <text:p/>
        </draw:circle>
        <draw:circle draw:style-name="gr1" draw:text-style-name="P1" draw:layer="composants" svg:width="0.08cm" svg:height="0.08cm" draw:transform="rotate (1.5707963267949) translate (12.4cm 1.339cm)">
          <text:p/>
        </draw:circle>
        <draw:circle draw:style-name="gr1" draw:text-style-name="P1" draw:layer="composants" svg:width="0.08cm" svg:height="0.08cm" draw:transform="rotate (1.5707963267949) translate (12.654cm 1.339cm)">
          <text:p/>
        </draw:circle>
        <draw:circle draw:style-name="gr1" draw:text-style-name="P1" draw:layer="composants" svg:width="0.08cm" svg:height="0.08cm" draw:transform="rotate (1.5707963267949) translate (12.908cm 1.339cm)">
          <text:p/>
        </draw:circle>
        <draw:circle draw:style-name="gr1" draw:text-style-name="P1" draw:layer="composants" svg:width="0.08cm" svg:height="0.08cm" draw:transform="rotate (1.5707963267949) translate (13.162cm 1.339cm)">
          <text:p/>
        </draw:circle>
        <draw:circle draw:style-name="gr1" draw:text-style-name="P1" draw:layer="composants" svg:width="0.08cm" svg:height="0.08cm" draw:transform="rotate (1.5707963267949) translate (13.416cm 1.339cm)">
          <text:p/>
        </draw:circle>
        <draw:circle draw:style-name="gr1" draw:text-style-name="P1" draw:layer="composants" svg:width="0.08cm" svg:height="0.08cm" draw:transform="rotate (1.5707963267949) translate (13.67cm 1.339cm)">
          <text:p/>
        </draw:circle>
        <draw:circle draw:style-name="gr1" draw:text-style-name="P1" draw:layer="composants" svg:width="0.08cm" svg:height="0.08cm" draw:transform="rotate (1.5707963267949) translate (13.924cm 1.339cm)">
          <text:p/>
        </draw:circle>
        <draw:circle draw:style-name="gr1" draw:text-style-name="P1" draw:layer="composants" svg:width="0.08cm" svg:height="0.08cm" draw:transform="rotate (1.5707963267949) translate (14.178cm 1.339cm)">
          <text:p/>
        </draw:circle>
        <draw:circle draw:style-name="gr1" draw:text-style-name="P1" draw:layer="composants" svg:width="0.08cm" svg:height="0.08cm" draw:transform="rotate (1.5707963267949) translate (14.432cm 1.339cm)">
          <text:p/>
        </draw:circle>
        <draw:circle draw:style-name="gr1" draw:text-style-name="P1" draw:layer="composants" svg:width="0.08cm" svg:height="0.08cm" draw:transform="rotate (1.5707963267949) translate (14.686cm 1.339cm)">
          <text:p/>
        </draw:circle>
        <draw:circle draw:style-name="gr1" draw:text-style-name="P1" draw:layer="composants" svg:width="0.08cm" svg:height="0.08cm" draw:transform="rotate (1.5707963267949) translate (14.94cm 1.339cm)">
          <text:p/>
        </draw:circle>
        <draw:circle draw:style-name="gr1" draw:text-style-name="P1" draw:layer="composants" svg:width="0.08cm" svg:height="0.08cm" draw:transform="rotate (1.5707963267949) translate (15.194cm 1.339cm)">
          <text:p/>
        </draw:circle>
        <draw:circle draw:style-name="gr1" draw:text-style-name="P1" draw:layer="composants" svg:width="0.08cm" svg:height="0.08cm" draw:transform="rotate (1.5707963267949) translate (7.35cm 1.339cm)">
          <text:p/>
        </draw:circle>
        <draw:circle draw:style-name="gr1" draw:text-style-name="P1" draw:layer="composants" svg:width="0.08cm" svg:height="0.08cm" draw:transform="rotate (1.5707963267949) translate (7.593cm 1.339cm)">
          <text:p/>
        </draw:circle>
        <draw:circle draw:style-name="gr1" draw:text-style-name="P1" draw:layer="composants" svg:width="0.08cm" svg:height="0.08cm" draw:transform="rotate (1.5707963267949) translate (7.847cm 1.339cm)">
          <text:p/>
        </draw:circle>
        <draw:circle draw:style-name="gr1" draw:text-style-name="P1" draw:layer="composants" svg:width="0.08cm" svg:height="0.08cm" draw:transform="rotate (1.5707963267949) translate (8.101cm 1.339cm)">
          <text:p/>
        </draw:circle>
        <draw:circle draw:style-name="gr1" draw:text-style-name="P1" draw:layer="composants" svg:width="0.08cm" svg:height="0.08cm" draw:transform="rotate (1.5707963267949) translate (8.355cm 1.339cm)">
          <text:p/>
        </draw:circle>
        <draw:circle draw:style-name="gr1" draw:text-style-name="P1" draw:layer="composants" svg:width="0.08cm" svg:height="0.08cm" draw:transform="rotate (1.5707963267949) translate (8.609cm 1.339cm)">
          <text:p/>
        </draw:circle>
        <draw:circle draw:style-name="gr1" draw:text-style-name="P1" draw:layer="composants" svg:width="0.08cm" svg:height="0.08cm" draw:transform="rotate (1.5707963267949) translate (8.863cm 1.339cm)">
          <text:p/>
        </draw:circle>
        <draw:circle draw:style-name="gr1" draw:text-style-name="P1" draw:layer="composants" svg:width="0.08cm" svg:height="0.08cm" draw:transform="rotate (1.5707963267949) translate (9.117cm 1.339cm)">
          <text:p/>
        </draw:circle>
        <draw:circle draw:style-name="gr1" draw:text-style-name="P1" draw:layer="composants" svg:width="0.08cm" svg:height="0.08cm" draw:transform="rotate (1.5707963267949) translate (9.371cm 1.339cm)">
          <text:p/>
        </draw:circle>
        <draw:circle draw:style-name="gr1" draw:text-style-name="P1" draw:layer="composants" svg:width="0.08cm" svg:height="0.08cm" draw:transform="rotate (1.5707963267949) translate (9.625cm 1.339cm)">
          <text:p/>
        </draw:circle>
        <draw:circle draw:style-name="gr1" draw:text-style-name="P1" draw:layer="composants" svg:width="0.08cm" svg:height="0.08cm" draw:transform="rotate (1.5707963267949) translate (9.879cm 1.339cm)">
          <text:p/>
        </draw:circle>
        <draw:circle draw:style-name="gr1" draw:text-style-name="P1" draw:layer="composants" svg:width="0.08cm" svg:height="0.08cm" draw:transform="rotate (1.5707963267949) translate (10.133cm 1.339cm)">
          <text:p/>
        </draw:circle>
        <draw:circle draw:style-name="gr1" draw:text-style-name="P1" draw:layer="composants" svg:width="0.08cm" svg:height="0.08cm" draw:transform="rotate (1.5707963267949) translate (10.387cm 1.339cm)">
          <text:p/>
        </draw:circle>
        <draw:circle draw:style-name="gr1" draw:text-style-name="P1" draw:layer="composants" svg:width="0.08cm" svg:height="0.08cm" draw:transform="rotate (1.5707963267949) translate (10.641cm 1.339cm)">
          <text:p/>
        </draw:circle>
        <draw:circle draw:style-name="gr1" draw:text-style-name="P1" draw:layer="composants" svg:width="0.08cm" svg:height="0.08cm" draw:transform="rotate (1.5707963267949) translate (10.895cm 1.339cm)">
          <text:p/>
        </draw:circle>
        <draw:circle draw:style-name="gr1" draw:text-style-name="P1" draw:layer="composants" svg:width="0.08cm" svg:height="0.08cm" draw:transform="rotate (1.5707963267949) translate (11.149cm 1.339cm)">
          <text:p/>
        </draw:circle>
        <draw:circle draw:style-name="gr1" draw:text-style-name="P1" draw:layer="composants" svg:width="0.08cm" svg:height="0.08cm" draw:transform="rotate (1.5707963267949) translate (15.467cm 1.334cm)">
          <text:p/>
        </draw:circle>
        <draw:circle draw:style-name="gr1" draw:text-style-name="P1" draw:layer="composants" svg:width="0.08cm" svg:height="0.08cm" draw:transform="rotate (1.5707963267949) translate (15.71cm 1.334cm)">
          <text:p/>
        </draw:circle>
        <draw:circle draw:style-name="gr1" draw:text-style-name="P1" draw:layer="composants" svg:width="0.08cm" svg:height="0.08cm" draw:transform="rotate (1.5707963267949) translate (11.384cm 1.593cm)">
          <text:p/>
        </draw:circle>
        <draw:circle draw:style-name="gr1" draw:text-style-name="P1" draw:layer="composants" svg:width="0.08cm" svg:height="0.08cm" draw:transform="rotate (1.5707963267949) translate (11.638cm 1.593cm)">
          <text:p/>
        </draw:circle>
        <draw:circle draw:style-name="gr1" draw:text-style-name="P1" draw:layer="composants" svg:width="0.08cm" svg:height="0.08cm" draw:transform="rotate (1.5707963267949) translate (11.892cm 1.593cm)">
          <text:p/>
        </draw:circle>
        <draw:circle draw:style-name="gr1" draw:text-style-name="P1" draw:layer="composants" svg:width="0.08cm" svg:height="0.08cm" draw:transform="rotate (1.5707963267949) translate (12.146cm 1.593cm)">
          <text:p/>
        </draw:circle>
        <draw:circle draw:style-name="gr1" draw:text-style-name="P1" draw:layer="composants" svg:width="0.08cm" svg:height="0.08cm" draw:transform="rotate (1.5707963267949) translate (12.4cm 1.593cm)">
          <text:p/>
        </draw:circle>
        <draw:circle draw:style-name="gr1" draw:text-style-name="P1" draw:layer="composants" svg:width="0.08cm" svg:height="0.08cm" draw:transform="rotate (1.5707963267949) translate (12.654cm 1.593cm)">
          <text:p/>
        </draw:circle>
        <draw:circle draw:style-name="gr1" draw:text-style-name="P1" draw:layer="composants" svg:width="0.08cm" svg:height="0.08cm" draw:transform="rotate (1.5707963267949) translate (12.908cm 1.593cm)">
          <text:p/>
        </draw:circle>
        <draw:circle draw:style-name="gr1" draw:text-style-name="P1" draw:layer="composants" svg:width="0.08cm" svg:height="0.08cm" draw:transform="rotate (1.5707963267949) translate (13.162cm 1.593cm)">
          <text:p/>
        </draw:circle>
        <draw:circle draw:style-name="gr1" draw:text-style-name="P1" draw:layer="composants" svg:width="0.08cm" svg:height="0.08cm" draw:transform="rotate (1.5707963267949) translate (13.416cm 1.593cm)">
          <text:p/>
        </draw:circle>
        <draw:circle draw:style-name="gr1" draw:text-style-name="P1" draw:layer="composants" svg:width="0.08cm" svg:height="0.08cm" draw:transform="rotate (1.5707963267949) translate (13.67cm 1.593cm)">
          <text:p/>
        </draw:circle>
        <draw:circle draw:style-name="gr1" draw:text-style-name="P1" draw:layer="composants" svg:width="0.08cm" svg:height="0.08cm" draw:transform="rotate (1.5707963267949) translate (13.924cm 1.593cm)">
          <text:p/>
        </draw:circle>
        <draw:circle draw:style-name="gr1" draw:text-style-name="P1" draw:layer="composants" svg:width="0.08cm" svg:height="0.08cm" draw:transform="rotate (1.5707963267949) translate (14.178cm 1.593cm)">
          <text:p/>
        </draw:circle>
        <draw:circle draw:style-name="gr1" draw:text-style-name="P1" draw:layer="composants" svg:width="0.08cm" svg:height="0.08cm" draw:transform="rotate (1.5707963267949) translate (14.432cm 1.593cm)">
          <text:p/>
        </draw:circle>
        <draw:circle draw:style-name="gr1" draw:text-style-name="P1" draw:layer="composants" svg:width="0.08cm" svg:height="0.08cm" draw:transform="rotate (1.5707963267949) translate (14.686cm 1.593cm)">
          <text:p/>
        </draw:circle>
        <draw:circle draw:style-name="gr1" draw:text-style-name="P1" draw:layer="composants" svg:width="0.08cm" svg:height="0.08cm" draw:transform="rotate (1.5707963267949) translate (14.94cm 1.593cm)">
          <text:p/>
        </draw:circle>
        <draw:circle draw:style-name="gr1" draw:text-style-name="P1" draw:layer="composants" svg:width="0.08cm" svg:height="0.08cm" draw:transform="rotate (1.5707963267949) translate (15.194cm 1.593cm)">
          <text:p/>
        </draw:circle>
        <draw:circle draw:style-name="gr1" draw:text-style-name="P1" draw:layer="composants" svg:width="0.08cm" svg:height="0.08cm" draw:transform="rotate (1.5707963267949) translate (7.35cm 1.593cm)">
          <text:p/>
        </draw:circle>
        <draw:circle draw:style-name="gr1" draw:text-style-name="P1" draw:layer="composants" svg:width="0.08cm" svg:height="0.08cm" draw:transform="rotate (1.5707963267949) translate (7.593cm 1.593cm)">
          <text:p/>
        </draw:circle>
        <draw:circle draw:style-name="gr1" draw:text-style-name="P1" draw:layer="composants" svg:width="0.08cm" svg:height="0.08cm" draw:transform="rotate (1.5707963267949) translate (7.847cm 1.593cm)">
          <text:p/>
        </draw:circle>
        <draw:circle draw:style-name="gr1" draw:text-style-name="P1" draw:layer="composants" svg:width="0.08cm" svg:height="0.08cm" draw:transform="rotate (1.5707963267949) translate (8.101cm 1.593cm)">
          <text:p/>
        </draw:circle>
        <draw:circle draw:style-name="gr1" draw:text-style-name="P1" draw:layer="composants" svg:width="0.08cm" svg:height="0.08cm" draw:transform="rotate (1.5707963267949) translate (8.355cm 1.593cm)">
          <text:p/>
        </draw:circle>
        <draw:circle draw:style-name="gr1" draw:text-style-name="P1" draw:layer="composants" svg:width="0.08cm" svg:height="0.08cm" draw:transform="rotate (1.5707963267949) translate (8.609cm 1.593cm)">
          <text:p/>
        </draw:circle>
        <draw:circle draw:style-name="gr1" draw:text-style-name="P1" draw:layer="composants" svg:width="0.08cm" svg:height="0.08cm" draw:transform="rotate (1.5707963267949) translate (8.863cm 1.593cm)">
          <text:p/>
        </draw:circle>
        <draw:circle draw:style-name="gr1" draw:text-style-name="P1" draw:layer="composants" svg:width="0.08cm" svg:height="0.08cm" draw:transform="rotate (1.5707963267949) translate (9.117cm 1.593cm)">
          <text:p/>
        </draw:circle>
        <draw:circle draw:style-name="gr1" draw:text-style-name="P1" draw:layer="composants" svg:width="0.08cm" svg:height="0.08cm" draw:transform="rotate (1.5707963267949) translate (9.371cm 1.593cm)">
          <text:p/>
        </draw:circle>
        <draw:circle draw:style-name="gr1" draw:text-style-name="P1" draw:layer="composants" svg:width="0.08cm" svg:height="0.08cm" draw:transform="rotate (1.5707963267949) translate (9.625cm 1.593cm)">
          <text:p/>
        </draw:circle>
        <draw:circle draw:style-name="gr1" draw:text-style-name="P1" draw:layer="composants" svg:width="0.08cm" svg:height="0.08cm" draw:transform="rotate (1.5707963267949) translate (9.879cm 1.593cm)">
          <text:p/>
        </draw:circle>
        <draw:circle draw:style-name="gr1" draw:text-style-name="P1" draw:layer="composants" svg:width="0.08cm" svg:height="0.08cm" draw:transform="rotate (1.5707963267949) translate (10.133cm 1.593cm)">
          <text:p/>
        </draw:circle>
        <draw:circle draw:style-name="gr1" draw:text-style-name="P1" draw:layer="composants" svg:width="0.08cm" svg:height="0.08cm" draw:transform="rotate (1.5707963267949) translate (10.387cm 1.593cm)">
          <text:p/>
        </draw:circle>
        <draw:circle draw:style-name="gr1" draw:text-style-name="P1" draw:layer="composants" svg:width="0.08cm" svg:height="0.08cm" draw:transform="rotate (1.5707963267949) translate (10.641cm 1.593cm)">
          <text:p/>
        </draw:circle>
        <draw:circle draw:style-name="gr1" draw:text-style-name="P1" draw:layer="composants" svg:width="0.08cm" svg:height="0.08cm" draw:transform="rotate (1.5707963267949) translate (10.895cm 1.593cm)">
          <text:p/>
        </draw:circle>
        <draw:circle draw:style-name="gr1" draw:text-style-name="P1" draw:layer="composants" svg:width="0.08cm" svg:height="0.08cm" draw:transform="rotate (1.5707963267949) translate (11.149cm 1.593cm)">
          <text:p/>
        </draw:circle>
        <draw:circle draw:style-name="gr1" draw:text-style-name="P1" draw:layer="composants" svg:width="0.08cm" svg:height="0.08cm" draw:transform="rotate (1.5707963267949) translate (15.467cm 1.588cm)">
          <text:p/>
        </draw:circle>
        <draw:circle draw:style-name="gr1" draw:text-style-name="P1" draw:layer="composants" svg:width="0.08cm" svg:height="0.08cm" draw:transform="rotate (1.5707963267949) translate (15.71cm 1.588cm)">
          <text:p/>
        </draw:circle>
        <draw:circle draw:style-name="gr1" draw:text-style-name="P1" draw:layer="composants" svg:width="0.08cm" svg:height="0.08cm" draw:transform="rotate (1.5707963267949) translate (11.384cm 1.847cm)">
          <text:p/>
        </draw:circle>
        <draw:circle draw:style-name="gr1" draw:text-style-name="P1" draw:layer="composants" svg:width="0.08cm" svg:height="0.08cm" draw:transform="rotate (1.5707963267949) translate (11.638cm 1.847cm)">
          <text:p/>
        </draw:circle>
        <draw:circle draw:style-name="gr1" draw:text-style-name="P1" draw:layer="composants" svg:width="0.08cm" svg:height="0.08cm" draw:transform="rotate (1.5707963267949) translate (11.892cm 1.847cm)">
          <text:p/>
        </draw:circle>
        <draw:circle draw:style-name="gr1" draw:text-style-name="P1" draw:layer="composants" svg:width="0.08cm" svg:height="0.08cm" draw:transform="rotate (1.5707963267949) translate (12.146cm 1.847cm)">
          <text:p/>
        </draw:circle>
        <draw:circle draw:style-name="gr1" draw:text-style-name="P1" draw:layer="composants" svg:width="0.08cm" svg:height="0.08cm" draw:transform="rotate (1.5707963267949) translate (12.4cm 1.847cm)">
          <text:p/>
        </draw:circle>
        <draw:circle draw:style-name="gr1" draw:text-style-name="P1" draw:layer="composants" svg:width="0.08cm" svg:height="0.08cm" draw:transform="rotate (1.5707963267949) translate (12.654cm 1.847cm)">
          <text:p/>
        </draw:circle>
        <draw:circle draw:style-name="gr1" draw:text-style-name="P1" draw:layer="composants" svg:width="0.08cm" svg:height="0.08cm" draw:transform="rotate (1.5707963267949) translate (12.908cm 1.847cm)">
          <text:p/>
        </draw:circle>
        <draw:circle draw:style-name="gr1" draw:text-style-name="P1" draw:layer="composants" svg:width="0.08cm" svg:height="0.08cm" draw:transform="rotate (1.5707963267949) translate (13.162cm 1.847cm)">
          <text:p/>
        </draw:circle>
        <draw:circle draw:style-name="gr1" draw:text-style-name="P1" draw:layer="composants" svg:width="0.08cm" svg:height="0.08cm" draw:transform="rotate (1.5707963267949) translate (13.416cm 1.847cm)">
          <text:p/>
        </draw:circle>
        <draw:circle draw:style-name="gr1" draw:text-style-name="P1" draw:layer="composants" svg:width="0.08cm" svg:height="0.08cm" draw:transform="rotate (1.5707963267949) translate (13.67cm 1.847cm)">
          <text:p/>
        </draw:circle>
        <draw:circle draw:style-name="gr1" draw:text-style-name="P1" draw:layer="composants" svg:width="0.08cm" svg:height="0.08cm" draw:transform="rotate (1.5707963267949) translate (13.924cm 1.847cm)">
          <text:p/>
        </draw:circle>
        <draw:circle draw:style-name="gr1" draw:text-style-name="P1" draw:layer="composants" svg:width="0.08cm" svg:height="0.08cm" draw:transform="rotate (1.5707963267949) translate (14.178cm 1.847cm)">
          <text:p/>
        </draw:circle>
        <draw:circle draw:style-name="gr1" draw:text-style-name="P1" draw:layer="composants" svg:width="0.08cm" svg:height="0.08cm" draw:transform="rotate (1.5707963267949) translate (14.432cm 1.847cm)">
          <text:p/>
        </draw:circle>
        <draw:circle draw:style-name="gr1" draw:text-style-name="P1" draw:layer="composants" svg:width="0.08cm" svg:height="0.08cm" draw:transform="rotate (1.5707963267949) translate (14.686cm 1.847cm)">
          <text:p/>
        </draw:circle>
        <draw:circle draw:style-name="gr1" draw:text-style-name="P1" draw:layer="composants" svg:width="0.08cm" svg:height="0.08cm" draw:transform="rotate (1.5707963267949) translate (14.94cm 1.847cm)">
          <text:p/>
        </draw:circle>
        <draw:circle draw:style-name="gr1" draw:text-style-name="P1" draw:layer="composants" svg:width="0.08cm" svg:height="0.08cm" draw:transform="rotate (1.5707963267949) translate (15.194cm 1.847cm)">
          <text:p/>
        </draw:circle>
        <draw:circle draw:style-name="gr1" draw:text-style-name="P1" draw:layer="composants" svg:width="0.08cm" svg:height="0.08cm" draw:transform="rotate (1.5707963267949) translate (7.35cm 1.847cm)">
          <text:p/>
        </draw:circle>
        <draw:circle draw:style-name="gr1" draw:text-style-name="P1" draw:layer="composants" svg:width="0.08cm" svg:height="0.08cm" draw:transform="rotate (1.5707963267949) translate (7.593cm 1.847cm)">
          <text:p/>
        </draw:circle>
        <draw:circle draw:style-name="gr1" draw:text-style-name="P1" draw:layer="composants" svg:width="0.08cm" svg:height="0.08cm" draw:transform="rotate (1.5707963267949) translate (7.847cm 1.847cm)">
          <text:p/>
        </draw:circle>
        <draw:circle draw:style-name="gr1" draw:text-style-name="P1" draw:layer="composants" svg:width="0.08cm" svg:height="0.08cm" draw:transform="rotate (1.5707963267949) translate (8.101cm 1.847cm)">
          <text:p/>
        </draw:circle>
        <draw:circle draw:style-name="gr1" draw:text-style-name="P1" draw:layer="composants" svg:width="0.08cm" svg:height="0.08cm" draw:transform="rotate (1.5707963267949) translate (8.355cm 1.847cm)">
          <text:p/>
        </draw:circle>
        <draw:circle draw:style-name="gr1" draw:text-style-name="P1" draw:layer="composants" svg:width="0.08cm" svg:height="0.08cm" draw:transform="rotate (1.5707963267949) translate (8.609cm 1.847cm)">
          <text:p/>
        </draw:circle>
        <draw:circle draw:style-name="gr1" draw:text-style-name="P1" draw:layer="composants" svg:width="0.08cm" svg:height="0.08cm" draw:transform="rotate (1.5707963267949) translate (8.863cm 1.847cm)">
          <text:p/>
        </draw:circle>
        <draw:circle draw:style-name="gr1" draw:text-style-name="P1" draw:layer="composants" svg:width="0.08cm" svg:height="0.08cm" draw:transform="rotate (1.5707963267949) translate (9.117cm 1.847cm)">
          <text:p/>
        </draw:circle>
        <draw:circle draw:style-name="gr1" draw:text-style-name="P1" draw:layer="composants" svg:width="0.08cm" svg:height="0.08cm" draw:transform="rotate (1.5707963267949) translate (9.371cm 1.847cm)">
          <text:p/>
        </draw:circle>
        <draw:circle draw:style-name="gr1" draw:text-style-name="P1" draw:layer="composants" svg:width="0.08cm" svg:height="0.08cm" draw:transform="rotate (1.5707963267949) translate (9.625cm 1.847cm)">
          <text:p/>
        </draw:circle>
        <draw:circle draw:style-name="gr1" draw:text-style-name="P1" draw:layer="composants" svg:width="0.08cm" svg:height="0.08cm" draw:transform="rotate (1.5707963267949) translate (9.879cm 1.847cm)">
          <text:p/>
        </draw:circle>
        <draw:circle draw:style-name="gr1" draw:text-style-name="P1" draw:layer="composants" svg:width="0.08cm" svg:height="0.08cm" draw:transform="rotate (1.5707963267949) translate (10.133cm 1.847cm)">
          <text:p/>
        </draw:circle>
        <draw:circle draw:style-name="gr1" draw:text-style-name="P1" draw:layer="composants" svg:width="0.08cm" svg:height="0.08cm" draw:transform="rotate (1.5707963267949) translate (10.387cm 1.847cm)">
          <text:p/>
        </draw:circle>
        <draw:circle draw:style-name="gr1" draw:text-style-name="P1" draw:layer="composants" svg:width="0.08cm" svg:height="0.08cm" draw:transform="rotate (1.5707963267949) translate (10.641cm 1.847cm)">
          <text:p/>
        </draw:circle>
        <draw:circle draw:style-name="gr1" draw:text-style-name="P1" draw:layer="composants" svg:width="0.08cm" svg:height="0.08cm" draw:transform="rotate (1.5707963267949) translate (10.895cm 1.847cm)">
          <text:p/>
        </draw:circle>
        <draw:circle draw:style-name="gr1" draw:text-style-name="P1" draw:layer="composants" svg:width="0.08cm" svg:height="0.08cm" draw:transform="rotate (1.5707963267949) translate (11.149cm 1.847cm)">
          <text:p/>
        </draw:circle>
        <draw:circle draw:style-name="gr1" draw:text-style-name="P1" draw:layer="composants" svg:width="0.08cm" svg:height="0.08cm" draw:transform="rotate (1.5707963267949) translate (15.467cm 1.842cm)">
          <text:p/>
        </draw:circle>
        <draw:circle draw:style-name="gr1" draw:text-style-name="P1" draw:layer="composants" svg:width="0.08cm" svg:height="0.08cm" draw:transform="rotate (1.5707963267949) translate (15.71cm 1.842cm)">
          <text:p/>
        </draw:circle>
        <draw:circle draw:style-name="gr1" draw:text-style-name="P1" draw:layer="composants" svg:width="0.08cm" svg:height="0.08cm" draw:transform="rotate (1.5707963267949) translate (11.384cm 2.101cm)">
          <text:p/>
        </draw:circle>
        <draw:circle draw:style-name="gr1" draw:text-style-name="P1" draw:layer="composants" svg:width="0.08cm" svg:height="0.08cm" draw:transform="rotate (1.5707963267949) translate (11.638cm 2.101cm)">
          <text:p/>
        </draw:circle>
        <draw:circle draw:style-name="gr1" draw:text-style-name="P1" draw:layer="composants" svg:width="0.08cm" svg:height="0.08cm" draw:transform="rotate (1.5707963267949) translate (11.892cm 2.101cm)">
          <text:p/>
        </draw:circle>
        <draw:circle draw:style-name="gr1" draw:text-style-name="P1" draw:layer="composants" svg:width="0.08cm" svg:height="0.08cm" draw:transform="rotate (1.5707963267949) translate (12.146cm 2.101cm)">
          <text:p/>
        </draw:circle>
        <draw:circle draw:style-name="gr1" draw:text-style-name="P1" draw:layer="composants" svg:width="0.08cm" svg:height="0.08cm" draw:transform="rotate (1.5707963267949) translate (12.4cm 2.101cm)">
          <text:p/>
        </draw:circle>
        <draw:circle draw:style-name="gr1" draw:text-style-name="P1" draw:layer="composants" svg:width="0.08cm" svg:height="0.08cm" draw:transform="rotate (1.5707963267949) translate (12.654cm 2.101cm)">
          <text:p/>
        </draw:circle>
        <draw:circle draw:style-name="gr1" draw:text-style-name="P1" draw:layer="composants" svg:width="0.08cm" svg:height="0.08cm" draw:transform="rotate (1.5707963267949) translate (12.908cm 2.101cm)">
          <text:p/>
        </draw:circle>
        <draw:circle draw:style-name="gr1" draw:text-style-name="P1" draw:layer="composants" svg:width="0.08cm" svg:height="0.08cm" draw:transform="rotate (1.5707963267949) translate (13.162cm 2.101cm)">
          <text:p/>
        </draw:circle>
        <draw:circle draw:style-name="gr1" draw:text-style-name="P1" draw:layer="composants" svg:width="0.08cm" svg:height="0.08cm" draw:transform="rotate (1.5707963267949) translate (13.416cm 2.101cm)">
          <text:p/>
        </draw:circle>
        <draw:circle draw:style-name="gr1" draw:text-style-name="P1" draw:layer="composants" svg:width="0.08cm" svg:height="0.08cm" draw:transform="rotate (1.5707963267949) translate (13.67cm 2.101cm)">
          <text:p/>
        </draw:circle>
        <draw:circle draw:style-name="gr1" draw:text-style-name="P1" draw:layer="composants" svg:width="0.08cm" svg:height="0.08cm" draw:transform="rotate (1.5707963267949) translate (13.924cm 2.101cm)">
          <text:p/>
        </draw:circle>
        <draw:circle draw:style-name="gr1" draw:text-style-name="P1" draw:layer="composants" svg:width="0.08cm" svg:height="0.08cm" draw:transform="rotate (1.5707963267949) translate (14.178cm 2.101cm)">
          <text:p/>
        </draw:circle>
        <draw:circle draw:style-name="gr1" draw:text-style-name="P1" draw:layer="composants" svg:width="0.08cm" svg:height="0.08cm" draw:transform="rotate (1.5707963267949) translate (14.432cm 2.101cm)">
          <text:p/>
        </draw:circle>
        <draw:circle draw:style-name="gr1" draw:text-style-name="P1" draw:layer="composants" svg:width="0.08cm" svg:height="0.08cm" draw:transform="rotate (1.5707963267949) translate (14.686cm 2.101cm)">
          <text:p/>
        </draw:circle>
        <draw:circle draw:style-name="gr1" draw:text-style-name="P1" draw:layer="composants" svg:width="0.08cm" svg:height="0.08cm" draw:transform="rotate (1.5707963267949) translate (14.94cm 2.101cm)">
          <text:p/>
        </draw:circle>
        <draw:circle draw:style-name="gr1" draw:text-style-name="P1" draw:layer="composants" svg:width="0.08cm" svg:height="0.08cm" draw:transform="rotate (1.5707963267949) translate (15.194cm 2.101cm)">
          <text:p/>
        </draw:circle>
        <draw:circle draw:style-name="gr1" draw:text-style-name="P1" draw:layer="composants" svg:width="0.08cm" svg:height="0.08cm" draw:transform="rotate (1.5707963267949) translate (7.35cm 2.101cm)">
          <text:p/>
        </draw:circle>
        <draw:circle draw:style-name="gr1" draw:text-style-name="P1" draw:layer="composants" svg:width="0.08cm" svg:height="0.08cm" draw:transform="rotate (1.5707963267949) translate (7.593cm 2.101cm)">
          <text:p/>
        </draw:circle>
        <draw:circle draw:style-name="gr1" draw:text-style-name="P1" draw:layer="composants" svg:width="0.08cm" svg:height="0.08cm" draw:transform="rotate (1.5707963267949) translate (7.847cm 2.101cm)">
          <text:p/>
        </draw:circle>
        <draw:circle draw:style-name="gr1" draw:text-style-name="P1" draw:layer="composants" svg:width="0.08cm" svg:height="0.08cm" draw:transform="rotate (1.5707963267949) translate (8.101cm 2.101cm)">
          <text:p/>
        </draw:circle>
        <draw:circle draw:style-name="gr1" draw:text-style-name="P1" draw:layer="composants" svg:width="0.08cm" svg:height="0.08cm" draw:transform="rotate (1.5707963267949) translate (8.355cm 2.101cm)">
          <text:p/>
        </draw:circle>
        <draw:circle draw:style-name="gr1" draw:text-style-name="P1" draw:layer="composants" svg:width="0.08cm" svg:height="0.08cm" draw:transform="rotate (1.5707963267949) translate (8.609cm 2.101cm)">
          <text:p/>
        </draw:circle>
        <draw:circle draw:style-name="gr1" draw:text-style-name="P1" draw:layer="composants" svg:width="0.08cm" svg:height="0.08cm" draw:transform="rotate (1.5707963267949) translate (8.863cm 2.101cm)">
          <text:p/>
        </draw:circle>
        <draw:circle draw:style-name="gr1" draw:text-style-name="P1" draw:layer="composants" svg:width="0.08cm" svg:height="0.08cm" draw:transform="rotate (1.5707963267949) translate (9.117cm 2.101cm)">
          <text:p/>
        </draw:circle>
        <draw:circle draw:style-name="gr1" draw:text-style-name="P1" draw:layer="composants" svg:width="0.08cm" svg:height="0.08cm" draw:transform="rotate (1.5707963267949) translate (9.371cm 2.101cm)">
          <text:p/>
        </draw:circle>
        <draw:circle draw:style-name="gr1" draw:text-style-name="P1" draw:layer="composants" svg:width="0.08cm" svg:height="0.08cm" draw:transform="rotate (1.5707963267949) translate (9.625cm 2.101cm)">
          <text:p/>
        </draw:circle>
        <draw:circle draw:style-name="gr1" draw:text-style-name="P1" draw:layer="composants" svg:width="0.08cm" svg:height="0.08cm" draw:transform="rotate (1.5707963267949) translate (9.879cm 2.101cm)">
          <text:p/>
        </draw:circle>
        <draw:circle draw:style-name="gr1" draw:text-style-name="P1" draw:layer="composants" svg:width="0.08cm" svg:height="0.08cm" draw:transform="rotate (1.5707963267949) translate (10.133cm 2.101cm)">
          <text:p/>
        </draw:circle>
        <draw:circle draw:style-name="gr1" draw:text-style-name="P1" draw:layer="composants" svg:width="0.08cm" svg:height="0.08cm" draw:transform="rotate (1.5707963267949) translate (10.387cm 2.101cm)">
          <text:p/>
        </draw:circle>
        <draw:circle draw:style-name="gr1" draw:text-style-name="P1" draw:layer="composants" svg:width="0.08cm" svg:height="0.08cm" draw:transform="rotate (1.5707963267949) translate (10.641cm 2.101cm)">
          <text:p/>
        </draw:circle>
        <draw:circle draw:style-name="gr1" draw:text-style-name="P1" draw:layer="composants" svg:width="0.08cm" svg:height="0.08cm" draw:transform="rotate (1.5707963267949) translate (10.895cm 2.101cm)">
          <text:p/>
        </draw:circle>
        <draw:circle draw:style-name="gr1" draw:text-style-name="P1" draw:layer="composants" svg:width="0.08cm" svg:height="0.08cm" draw:transform="rotate (1.5707963267949) translate (11.149cm 2.101cm)">
          <text:p/>
        </draw:circle>
        <draw:circle draw:style-name="gr1" draw:text-style-name="P1" draw:layer="composants" svg:width="0.08cm" svg:height="0.08cm" draw:transform="rotate (1.5707963267949) translate (15.467cm 2.096cm)">
          <text:p/>
        </draw:circle>
        <draw:circle draw:style-name="gr1" draw:text-style-name="P1" draw:layer="composants" svg:width="0.08cm" svg:height="0.08cm" draw:transform="rotate (1.5707963267949) translate (15.71cm 2.096cm)">
          <text:p/>
        </draw:circle>
        <draw:circle draw:style-name="gr1" draw:text-style-name="P1" draw:layer="composants" svg:width="0.08cm" svg:height="0.08cm" draw:transform="rotate (1.5707963267949) translate (11.384cm 2.355cm)">
          <text:p/>
        </draw:circle>
        <draw:circle draw:style-name="gr1" draw:text-style-name="P1" draw:layer="composants" svg:width="0.08cm" svg:height="0.08cm" draw:transform="rotate (1.5707963267949) translate (11.638cm 2.355cm)">
          <text:p/>
        </draw:circle>
        <draw:circle draw:style-name="gr1" draw:text-style-name="P1" draw:layer="composants" svg:width="0.08cm" svg:height="0.08cm" draw:transform="rotate (1.5707963267949) translate (11.892cm 2.355cm)">
          <text:p/>
        </draw:circle>
        <draw:circle draw:style-name="gr1" draw:text-style-name="P1" draw:layer="composants" svg:width="0.08cm" svg:height="0.08cm" draw:transform="rotate (1.5707963267949) translate (12.146cm 2.355cm)">
          <text:p/>
        </draw:circle>
        <draw:circle draw:style-name="gr1" draw:text-style-name="P1" draw:layer="composants" svg:width="0.08cm" svg:height="0.08cm" draw:transform="rotate (1.5707963267949) translate (12.4cm 2.355cm)">
          <text:p/>
        </draw:circle>
        <draw:circle draw:style-name="gr1" draw:text-style-name="P1" draw:layer="composants" svg:width="0.08cm" svg:height="0.08cm" draw:transform="rotate (1.5707963267949) translate (12.654cm 2.355cm)">
          <text:p/>
        </draw:circle>
        <draw:circle draw:style-name="gr1" draw:text-style-name="P1" draw:layer="composants" svg:width="0.08cm" svg:height="0.08cm" draw:transform="rotate (1.5707963267949) translate (12.908cm 2.355cm)">
          <text:p/>
        </draw:circle>
        <draw:circle draw:style-name="gr1" draw:text-style-name="P1" draw:layer="composants" svg:width="0.08cm" svg:height="0.08cm" draw:transform="rotate (1.5707963267949) translate (13.162cm 2.355cm)">
          <text:p/>
        </draw:circle>
        <draw:circle draw:style-name="gr1" draw:text-style-name="P1" draw:layer="composants" svg:width="0.08cm" svg:height="0.08cm" draw:transform="rotate (1.5707963267949) translate (13.416cm 2.355cm)">
          <text:p/>
        </draw:circle>
        <draw:circle draw:style-name="gr1" draw:text-style-name="P1" draw:layer="composants" svg:width="0.08cm" svg:height="0.08cm" draw:transform="rotate (1.5707963267949) translate (13.67cm 2.355cm)">
          <text:p/>
        </draw:circle>
        <draw:circle draw:style-name="gr1" draw:text-style-name="P1" draw:layer="composants" svg:width="0.08cm" svg:height="0.08cm" draw:transform="rotate (1.5707963267949) translate (13.924cm 2.355cm)">
          <text:p/>
        </draw:circle>
        <draw:circle draw:style-name="gr1" draw:text-style-name="P1" draw:layer="composants" svg:width="0.08cm" svg:height="0.08cm" draw:transform="rotate (1.5707963267949) translate (14.178cm 2.355cm)">
          <text:p/>
        </draw:circle>
        <draw:circle draw:style-name="gr1" draw:text-style-name="P1" draw:layer="composants" svg:width="0.08cm" svg:height="0.08cm" draw:transform="rotate (1.5707963267949) translate (14.432cm 2.355cm)">
          <text:p/>
        </draw:circle>
        <draw:circle draw:style-name="gr1" draw:text-style-name="P1" draw:layer="composants" svg:width="0.08cm" svg:height="0.08cm" draw:transform="rotate (1.5707963267949) translate (14.686cm 2.355cm)">
          <text:p/>
        </draw:circle>
        <draw:circle draw:style-name="gr1" draw:text-style-name="P1" draw:layer="composants" svg:width="0.08cm" svg:height="0.08cm" draw:transform="rotate (1.5707963267949) translate (14.94cm 2.355cm)">
          <text:p/>
        </draw:circle>
        <draw:circle draw:style-name="gr1" draw:text-style-name="P1" draw:layer="composants" svg:width="0.08cm" svg:height="0.08cm" draw:transform="rotate (1.5707963267949) translate (15.194cm 2.355cm)">
          <text:p/>
        </draw:circle>
        <draw:circle draw:style-name="gr1" draw:text-style-name="P1" draw:layer="composants" svg:width="0.08cm" svg:height="0.08cm" draw:transform="rotate (1.5707963267949) translate (7.35cm 2.355cm)">
          <text:p/>
        </draw:circle>
        <draw:circle draw:style-name="gr1" draw:text-style-name="P1" draw:layer="composants" svg:width="0.08cm" svg:height="0.08cm" draw:transform="rotate (1.5707963267949) translate (7.593cm 2.355cm)">
          <text:p/>
        </draw:circle>
        <draw:circle draw:style-name="gr1" draw:text-style-name="P1" draw:layer="composants" svg:width="0.08cm" svg:height="0.08cm" draw:transform="rotate (1.5707963267949) translate (7.847cm 2.355cm)">
          <text:p/>
        </draw:circle>
        <draw:circle draw:style-name="gr1" draw:text-style-name="P1" draw:layer="composants" svg:width="0.08cm" svg:height="0.08cm" draw:transform="rotate (1.5707963267949) translate (8.101cm 2.355cm)">
          <text:p/>
        </draw:circle>
        <draw:circle draw:style-name="gr1" draw:text-style-name="P1" draw:layer="composants" svg:width="0.08cm" svg:height="0.08cm" draw:transform="rotate (1.5707963267949) translate (8.355cm 2.355cm)">
          <text:p/>
        </draw:circle>
        <draw:circle draw:style-name="gr1" draw:text-style-name="P1" draw:layer="composants" svg:width="0.08cm" svg:height="0.08cm" draw:transform="rotate (1.5707963267949) translate (8.609cm 2.355cm)">
          <text:p/>
        </draw:circle>
        <draw:circle draw:style-name="gr1" draw:text-style-name="P1" draw:layer="composants" svg:width="0.08cm" svg:height="0.08cm" draw:transform="rotate (1.5707963267949) translate (8.863cm 2.355cm)">
          <text:p/>
        </draw:circle>
        <draw:circle draw:style-name="gr1" draw:text-style-name="P1" draw:layer="composants" svg:width="0.08cm" svg:height="0.08cm" draw:transform="rotate (1.5707963267949) translate (9.117cm 2.355cm)">
          <text:p/>
        </draw:circle>
        <draw:circle draw:style-name="gr1" draw:text-style-name="P1" draw:layer="composants" svg:width="0.08cm" svg:height="0.08cm" draw:transform="rotate (1.5707963267949) translate (9.371cm 2.355cm)">
          <text:p/>
        </draw:circle>
        <draw:circle draw:style-name="gr1" draw:text-style-name="P1" draw:layer="composants" svg:width="0.08cm" svg:height="0.08cm" draw:transform="rotate (1.5707963267949) translate (9.625cm 2.355cm)">
          <text:p/>
        </draw:circle>
        <draw:circle draw:style-name="gr1" draw:text-style-name="P1" draw:layer="composants" svg:width="0.08cm" svg:height="0.08cm" draw:transform="rotate (1.5707963267949) translate (9.879cm 2.355cm)">
          <text:p/>
        </draw:circle>
        <draw:circle draw:style-name="gr1" draw:text-style-name="P1" draw:layer="composants" svg:width="0.08cm" svg:height="0.08cm" draw:transform="rotate (1.5707963267949) translate (10.133cm 2.355cm)">
          <text:p/>
        </draw:circle>
        <draw:circle draw:style-name="gr1" draw:text-style-name="P1" draw:layer="composants" svg:width="0.08cm" svg:height="0.08cm" draw:transform="rotate (1.5707963267949) translate (10.387cm 2.355cm)">
          <text:p/>
        </draw:circle>
        <draw:circle draw:style-name="gr1" draw:text-style-name="P1" draw:layer="composants" svg:width="0.08cm" svg:height="0.08cm" draw:transform="rotate (1.5707963267949) translate (10.641cm 2.355cm)">
          <text:p/>
        </draw:circle>
        <draw:circle draw:style-name="gr1" draw:text-style-name="P1" draw:layer="composants" svg:width="0.08cm" svg:height="0.08cm" draw:transform="rotate (1.5707963267949) translate (10.895cm 2.355cm)">
          <text:p/>
        </draw:circle>
        <draw:circle draw:style-name="gr1" draw:text-style-name="P1" draw:layer="composants" svg:width="0.08cm" svg:height="0.08cm" draw:transform="rotate (1.5707963267949) translate (11.149cm 2.355cm)">
          <text:p/>
        </draw:circle>
        <draw:circle draw:style-name="gr1" draw:text-style-name="P1" draw:layer="composants" svg:width="0.08cm" svg:height="0.08cm" draw:transform="rotate (1.5707963267949) translate (15.467cm 2.35cm)">
          <text:p/>
        </draw:circle>
        <draw:circle draw:style-name="gr1" draw:text-style-name="P1" draw:layer="composants" svg:width="0.08cm" svg:height="0.08cm" draw:transform="rotate (1.5707963267949) translate (15.71cm 2.35cm)">
          <text:p/>
        </draw:circle>
        <draw:circle draw:style-name="gr1" draw:text-style-name="P1" draw:layer="composants" svg:width="0.08cm" svg:height="0.08cm" draw:transform="rotate (1.5707963267949) translate (11.384cm 2.609cm)">
          <text:p/>
        </draw:circle>
        <draw:circle draw:style-name="gr1" draw:text-style-name="P1" draw:layer="composants" svg:width="0.08cm" svg:height="0.08cm" draw:transform="rotate (1.5707963267949) translate (11.638cm 2.609cm)">
          <text:p/>
        </draw:circle>
        <draw:circle draw:style-name="gr1" draw:text-style-name="P1" draw:layer="composants" svg:width="0.08cm" svg:height="0.08cm" draw:transform="rotate (1.5707963267949) translate (11.892cm 2.609cm)">
          <text:p/>
        </draw:circle>
        <draw:circle draw:style-name="gr1" draw:text-style-name="P1" draw:layer="composants" svg:width="0.08cm" svg:height="0.08cm" draw:transform="rotate (1.5707963267949) translate (12.146cm 2.609cm)">
          <text:p/>
        </draw:circle>
        <draw:circle draw:style-name="gr1" draw:text-style-name="P1" draw:layer="composants" svg:width="0.08cm" svg:height="0.08cm" draw:transform="rotate (1.5707963267949) translate (12.4cm 2.609cm)">
          <text:p/>
        </draw:circle>
        <draw:circle draw:style-name="gr1" draw:text-style-name="P1" draw:layer="composants" svg:width="0.08cm" svg:height="0.08cm" draw:transform="rotate (1.5707963267949) translate (12.654cm 2.609cm)">
          <text:p/>
        </draw:circle>
        <draw:circle draw:style-name="gr1" draw:text-style-name="P1" draw:layer="composants" svg:width="0.08cm" svg:height="0.08cm" draw:transform="rotate (1.5707963267949) translate (12.908cm 2.609cm)">
          <text:p/>
        </draw:circle>
        <draw:circle draw:style-name="gr1" draw:text-style-name="P1" draw:layer="composants" svg:width="0.08cm" svg:height="0.08cm" draw:transform="rotate (1.5707963267949) translate (13.162cm 2.609cm)">
          <text:p/>
        </draw:circle>
        <draw:circle draw:style-name="gr1" draw:text-style-name="P1" draw:layer="composants" svg:width="0.08cm" svg:height="0.08cm" draw:transform="rotate (1.5707963267949) translate (13.416cm 2.609cm)">
          <text:p/>
        </draw:circle>
        <draw:circle draw:style-name="gr1" draw:text-style-name="P1" draw:layer="composants" svg:width="0.08cm" svg:height="0.08cm" draw:transform="rotate (1.5707963267949) translate (13.67cm 2.609cm)">
          <text:p/>
        </draw:circle>
        <draw:circle draw:style-name="gr1" draw:text-style-name="P1" draw:layer="composants" svg:width="0.08cm" svg:height="0.08cm" draw:transform="rotate (1.5707963267949) translate (13.924cm 2.609cm)">
          <text:p/>
        </draw:circle>
        <draw:circle draw:style-name="gr1" draw:text-style-name="P1" draw:layer="composants" svg:width="0.08cm" svg:height="0.08cm" draw:transform="rotate (1.5707963267949) translate (14.178cm 2.609cm)">
          <text:p/>
        </draw:circle>
        <draw:circle draw:style-name="gr1" draw:text-style-name="P1" draw:layer="composants" svg:width="0.08cm" svg:height="0.08cm" draw:transform="rotate (1.5707963267949) translate (14.432cm 2.609cm)">
          <text:p/>
        </draw:circle>
        <draw:circle draw:style-name="gr1" draw:text-style-name="P1" draw:layer="composants" svg:width="0.08cm" svg:height="0.08cm" draw:transform="rotate (1.5707963267949) translate (14.686cm 2.609cm)">
          <text:p/>
        </draw:circle>
        <draw:circle draw:style-name="gr1" draw:text-style-name="P1" draw:layer="composants" svg:width="0.08cm" svg:height="0.08cm" draw:transform="rotate (1.5707963267949) translate (14.94cm 2.609cm)">
          <text:p/>
        </draw:circle>
        <draw:circle draw:style-name="gr1" draw:text-style-name="P1" draw:layer="composants" svg:width="0.08cm" svg:height="0.08cm" draw:transform="rotate (1.5707963267949) translate (15.194cm 2.609cm)">
          <text:p/>
        </draw:circle>
        <draw:circle draw:style-name="gr1" draw:text-style-name="P1" draw:layer="composants" svg:width="0.08cm" svg:height="0.08cm" draw:transform="rotate (1.5707963267949) translate (7.35cm 2.609cm)">
          <text:p/>
        </draw:circle>
        <draw:circle draw:style-name="gr1" draw:text-style-name="P1" draw:layer="composants" svg:width="0.08cm" svg:height="0.08cm" draw:transform="rotate (1.5707963267949) translate (7.593cm 2.609cm)">
          <text:p/>
        </draw:circle>
        <draw:circle draw:style-name="gr1" draw:text-style-name="P1" draw:layer="composants" svg:width="0.08cm" svg:height="0.08cm" draw:transform="rotate (1.5707963267949) translate (7.847cm 2.609cm)">
          <text:p/>
        </draw:circle>
        <draw:circle draw:style-name="gr1" draw:text-style-name="P1" draw:layer="composants" svg:width="0.08cm" svg:height="0.08cm" draw:transform="rotate (1.5707963267949) translate (8.101cm 2.609cm)">
          <text:p/>
        </draw:circle>
        <draw:circle draw:style-name="gr1" draw:text-style-name="P1" draw:layer="composants" svg:width="0.08cm" svg:height="0.08cm" draw:transform="rotate (1.5707963267949) translate (8.355cm 2.609cm)">
          <text:p/>
        </draw:circle>
        <draw:circle draw:style-name="gr1" draw:text-style-name="P1" draw:layer="composants" svg:width="0.08cm" svg:height="0.08cm" draw:transform="rotate (1.5707963267949) translate (8.609cm 2.609cm)">
          <text:p/>
        </draw:circle>
        <draw:circle draw:style-name="gr1" draw:text-style-name="P1" draw:layer="composants" svg:width="0.08cm" svg:height="0.08cm" draw:transform="rotate (1.5707963267949) translate (8.863cm 2.609cm)">
          <text:p/>
        </draw:circle>
        <draw:circle draw:style-name="gr1" draw:text-style-name="P1" draw:layer="composants" svg:width="0.08cm" svg:height="0.08cm" draw:transform="rotate (1.5707963267949) translate (9.117cm 2.609cm)">
          <text:p/>
        </draw:circle>
        <draw:circle draw:style-name="gr1" draw:text-style-name="P1" draw:layer="composants" svg:width="0.08cm" svg:height="0.08cm" draw:transform="rotate (1.5707963267949) translate (9.371cm 2.609cm)">
          <text:p/>
        </draw:circle>
        <draw:circle draw:style-name="gr1" draw:text-style-name="P1" draw:layer="composants" svg:width="0.08cm" svg:height="0.08cm" draw:transform="rotate (1.5707963267949) translate (9.625cm 2.609cm)">
          <text:p/>
        </draw:circle>
        <draw:circle draw:style-name="gr1" draw:text-style-name="P1" draw:layer="composants" svg:width="0.08cm" svg:height="0.08cm" draw:transform="rotate (1.5707963267949) translate (9.879cm 2.609cm)">
          <text:p/>
        </draw:circle>
        <draw:circle draw:style-name="gr1" draw:text-style-name="P1" draw:layer="composants" svg:width="0.08cm" svg:height="0.08cm" draw:transform="rotate (1.5707963267949) translate (10.133cm 2.609cm)">
          <text:p/>
        </draw:circle>
        <draw:circle draw:style-name="gr1" draw:text-style-name="P1" draw:layer="composants" svg:width="0.08cm" svg:height="0.08cm" draw:transform="rotate (1.5707963267949) translate (10.387cm 2.609cm)">
          <text:p/>
        </draw:circle>
        <draw:circle draw:style-name="gr1" draw:text-style-name="P1" draw:layer="composants" svg:width="0.08cm" svg:height="0.08cm" draw:transform="rotate (1.5707963267949) translate (10.641cm 2.609cm)">
          <text:p/>
        </draw:circle>
        <draw:circle draw:style-name="gr1" draw:text-style-name="P1" draw:layer="composants" svg:width="0.08cm" svg:height="0.08cm" draw:transform="rotate (1.5707963267949) translate (10.895cm 2.609cm)">
          <text:p/>
        </draw:circle>
        <draw:circle draw:style-name="gr1" draw:text-style-name="P1" draw:layer="composants" svg:width="0.08cm" svg:height="0.08cm" draw:transform="rotate (1.5707963267949) translate (11.149cm 2.609cm)">
          <text:p/>
        </draw:circle>
        <draw:circle draw:style-name="gr1" draw:text-style-name="P1" draw:layer="composants" svg:width="0.08cm" svg:height="0.08cm" draw:transform="rotate (1.5707963267949) translate (15.467cm 2.604cm)">
          <text:p/>
        </draw:circle>
        <draw:circle draw:style-name="gr1" draw:text-style-name="P1" draw:layer="composants" svg:width="0.08cm" svg:height="0.08cm" draw:transform="rotate (1.5707963267949) translate (15.71cm 2.604cm)">
          <text:p/>
        </draw:circle>
        <draw:circle draw:style-name="gr1" draw:text-style-name="P1" draw:layer="composants" svg:width="0.08cm" svg:height="0.08cm" draw:transform="rotate (1.5707963267949) translate (11.384cm 3.117cm)">
          <text:p/>
        </draw:circle>
        <draw:circle draw:style-name="gr1" draw:text-style-name="P1" draw:layer="composants" svg:width="0.08cm" svg:height="0.08cm" draw:transform="rotate (1.5707963267949) translate (11.638cm 3.117cm)">
          <text:p/>
        </draw:circle>
        <draw:circle draw:style-name="gr1" draw:text-style-name="P1" draw:layer="composants" svg:width="0.08cm" svg:height="0.08cm" draw:transform="rotate (1.5707963267949) translate (11.892cm 3.117cm)">
          <text:p/>
        </draw:circle>
        <draw:circle draw:style-name="gr1" draw:text-style-name="P1" draw:layer="composants" svg:width="0.08cm" svg:height="0.08cm" draw:transform="rotate (1.5707963267949) translate (12.146cm 3.117cm)">
          <text:p/>
        </draw:circle>
        <draw:circle draw:style-name="gr1" draw:text-style-name="P1" draw:layer="composants" svg:width="0.08cm" svg:height="0.08cm" draw:transform="rotate (1.5707963267949) translate (12.4cm 3.117cm)">
          <text:p/>
        </draw:circle>
        <draw:circle draw:style-name="gr1" draw:text-style-name="P1" draw:layer="composants" svg:width="0.08cm" svg:height="0.08cm" draw:transform="rotate (1.5707963267949) translate (12.654cm 3.117cm)">
          <text:p/>
        </draw:circle>
        <draw:circle draw:style-name="gr1" draw:text-style-name="P1" draw:layer="composants" svg:width="0.08cm" svg:height="0.08cm" draw:transform="rotate (1.5707963267949) translate (12.908cm 3.117cm)">
          <text:p/>
        </draw:circle>
        <draw:circle draw:style-name="gr1" draw:text-style-name="P1" draw:layer="composants" svg:width="0.08cm" svg:height="0.08cm" draw:transform="rotate (1.5707963267949) translate (13.162cm 3.117cm)">
          <text:p/>
        </draw:circle>
        <draw:circle draw:style-name="gr1" draw:text-style-name="P1" draw:layer="composants" svg:width="0.08cm" svg:height="0.08cm" draw:transform="rotate (1.5707963267949) translate (13.416cm 3.117cm)">
          <text:p/>
        </draw:circle>
        <draw:circle draw:style-name="gr1" draw:text-style-name="P1" draw:layer="composants" svg:width="0.08cm" svg:height="0.08cm" draw:transform="rotate (1.5707963267949) translate (13.67cm 3.117cm)">
          <text:p/>
        </draw:circle>
        <draw:circle draw:style-name="gr1" draw:text-style-name="P1" draw:layer="composants" svg:width="0.08cm" svg:height="0.08cm" draw:transform="rotate (1.5707963267949) translate (13.924cm 3.117cm)">
          <text:p/>
        </draw:circle>
        <draw:circle draw:style-name="gr1" draw:text-style-name="P1" draw:layer="composants" svg:width="0.08cm" svg:height="0.08cm" draw:transform="rotate (1.5707963267949) translate (14.178cm 3.117cm)">
          <text:p/>
        </draw:circle>
        <draw:circle draw:style-name="gr1" draw:text-style-name="P1" draw:layer="composants" svg:width="0.08cm" svg:height="0.08cm" draw:transform="rotate (1.5707963267949) translate (14.432cm 3.117cm)">
          <text:p/>
        </draw:circle>
        <draw:circle draw:style-name="gr1" draw:text-style-name="P1" draw:layer="composants" svg:width="0.08cm" svg:height="0.08cm" draw:transform="rotate (1.5707963267949) translate (14.686cm 3.117cm)">
          <text:p/>
        </draw:circle>
        <draw:circle draw:style-name="gr1" draw:text-style-name="P1" draw:layer="composants" svg:width="0.08cm" svg:height="0.08cm" draw:transform="rotate (1.5707963267949) translate (14.94cm 3.117cm)">
          <text:p/>
        </draw:circle>
        <draw:circle draw:style-name="gr1" draw:text-style-name="P1" draw:layer="composants" svg:width="0.08cm" svg:height="0.08cm" draw:transform="rotate (1.5707963267949) translate (15.194cm 3.117cm)">
          <text:p/>
        </draw:circle>
        <draw:circle draw:style-name="gr1" draw:text-style-name="P1" draw:layer="composants" svg:width="0.08cm" svg:height="0.08cm" draw:transform="rotate (1.5707963267949) translate (7.35cm 3.117cm)">
          <text:p/>
        </draw:circle>
        <draw:circle draw:style-name="gr1" draw:text-style-name="P1" draw:layer="composants" svg:width="0.08cm" svg:height="0.08cm" draw:transform="rotate (1.5707963267949) translate (7.593cm 3.117cm)">
          <text:p/>
        </draw:circle>
        <draw:circle draw:style-name="gr1" draw:text-style-name="P1" draw:layer="composants" svg:width="0.08cm" svg:height="0.08cm" draw:transform="rotate (1.5707963267949) translate (7.847cm 3.117cm)">
          <text:p/>
        </draw:circle>
        <draw:circle draw:style-name="gr1" draw:text-style-name="P1" draw:layer="composants" svg:width="0.08cm" svg:height="0.08cm" draw:transform="rotate (1.5707963267949) translate (8.101cm 3.117cm)">
          <text:p/>
        </draw:circle>
        <draw:circle draw:style-name="gr1" draw:text-style-name="P1" draw:layer="composants" svg:width="0.08cm" svg:height="0.08cm" draw:transform="rotate (1.5707963267949) translate (8.355cm 3.117cm)">
          <text:p/>
        </draw:circle>
        <draw:circle draw:style-name="gr1" draw:text-style-name="P1" draw:layer="composants" svg:width="0.08cm" svg:height="0.08cm" draw:transform="rotate (1.5707963267949) translate (8.609cm 3.117cm)">
          <text:p/>
        </draw:circle>
        <draw:circle draw:style-name="gr1" draw:text-style-name="P1" draw:layer="composants" svg:width="0.08cm" svg:height="0.08cm" draw:transform="rotate (1.5707963267949) translate (8.863cm 3.117cm)">
          <text:p/>
        </draw:circle>
        <draw:circle draw:style-name="gr1" draw:text-style-name="P1" draw:layer="composants" svg:width="0.08cm" svg:height="0.08cm" draw:transform="rotate (1.5707963267949) translate (9.117cm 3.117cm)">
          <text:p/>
        </draw:circle>
        <draw:circle draw:style-name="gr1" draw:text-style-name="P1" draw:layer="composants" svg:width="0.08cm" svg:height="0.08cm" draw:transform="rotate (1.5707963267949) translate (9.371cm 3.117cm)">
          <text:p/>
        </draw:circle>
        <draw:circle draw:style-name="gr1" draw:text-style-name="P1" draw:layer="composants" svg:width="0.08cm" svg:height="0.08cm" draw:transform="rotate (1.5707963267949) translate (9.625cm 3.117cm)">
          <text:p/>
        </draw:circle>
        <draw:circle draw:style-name="gr1" draw:text-style-name="P1" draw:layer="composants" svg:width="0.08cm" svg:height="0.08cm" draw:transform="rotate (1.5707963267949) translate (9.879cm 3.117cm)">
          <text:p/>
        </draw:circle>
        <draw:circle draw:style-name="gr1" draw:text-style-name="P1" draw:layer="composants" svg:width="0.08cm" svg:height="0.08cm" draw:transform="rotate (1.5707963267949) translate (10.133cm 3.117cm)">
          <text:p/>
        </draw:circle>
        <draw:circle draw:style-name="gr1" draw:text-style-name="P1" draw:layer="composants" svg:width="0.08cm" svg:height="0.08cm" draw:transform="rotate (1.5707963267949) translate (10.387cm 3.117cm)">
          <text:p/>
        </draw:circle>
        <draw:circle draw:style-name="gr1" draw:text-style-name="P1" draw:layer="composants" svg:width="0.08cm" svg:height="0.08cm" draw:transform="rotate (1.5707963267949) translate (10.641cm 3.117cm)">
          <text:p/>
        </draw:circle>
        <draw:circle draw:style-name="gr1" draw:text-style-name="P1" draw:layer="composants" svg:width="0.08cm" svg:height="0.08cm" draw:transform="rotate (1.5707963267949) translate (10.895cm 3.117cm)">
          <text:p/>
        </draw:circle>
        <draw:circle draw:style-name="gr1" draw:text-style-name="P1" draw:layer="composants" svg:width="0.08cm" svg:height="0.08cm" draw:transform="rotate (1.5707963267949) translate (11.149cm 3.117cm)">
          <text:p/>
        </draw:circle>
        <draw:circle draw:style-name="gr1" draw:text-style-name="P1" draw:layer="composants" svg:width="0.08cm" svg:height="0.08cm" draw:transform="rotate (1.5707963267949) translate (15.467cm 3.112cm)">
          <text:p/>
        </draw:circle>
        <draw:circle draw:style-name="gr1" draw:text-style-name="P1" draw:layer="composants" svg:width="0.08cm" svg:height="0.08cm" draw:transform="rotate (1.5707963267949) translate (15.71cm 3.112cm)">
          <text:p/>
        </draw:circle>
        <draw:circle draw:style-name="gr1" draw:text-style-name="P1" draw:layer="composants" svg:width="0.08cm" svg:height="0.08cm" draw:transform="rotate (1.5707963267949) translate (11.384cm 2.863cm)">
          <text:p/>
        </draw:circle>
        <draw:circle draw:style-name="gr1" draw:text-style-name="P1" draw:layer="composants" svg:width="0.08cm" svg:height="0.08cm" draw:transform="rotate (1.5707963267949) translate (11.638cm 2.863cm)">
          <text:p/>
        </draw:circle>
        <draw:circle draw:style-name="gr1" draw:text-style-name="P1" draw:layer="composants" svg:width="0.08cm" svg:height="0.08cm" draw:transform="rotate (1.5707963267949) translate (11.892cm 2.863cm)">
          <text:p/>
        </draw:circle>
        <draw:circle draw:style-name="gr1" draw:text-style-name="P1" draw:layer="composants" svg:width="0.08cm" svg:height="0.08cm" draw:transform="rotate (1.5707963267949) translate (12.146cm 2.863cm)">
          <text:p/>
        </draw:circle>
        <draw:circle draw:style-name="gr1" draw:text-style-name="P1" draw:layer="composants" svg:width="0.08cm" svg:height="0.08cm" draw:transform="rotate (1.5707963267949) translate (12.4cm 2.863cm)">
          <text:p/>
        </draw:circle>
        <draw:circle draw:style-name="gr1" draw:text-style-name="P1" draw:layer="composants" svg:width="0.08cm" svg:height="0.08cm" draw:transform="rotate (1.5707963267949) translate (12.654cm 2.863cm)">
          <text:p/>
        </draw:circle>
        <draw:circle draw:style-name="gr1" draw:text-style-name="P1" draw:layer="composants" svg:width="0.08cm" svg:height="0.08cm" draw:transform="rotate (1.5707963267949) translate (12.908cm 2.863cm)">
          <text:p/>
        </draw:circle>
        <draw:circle draw:style-name="gr1" draw:text-style-name="P1" draw:layer="composants" svg:width="0.08cm" svg:height="0.08cm" draw:transform="rotate (1.5707963267949) translate (13.162cm 2.863cm)">
          <text:p/>
        </draw:circle>
        <draw:circle draw:style-name="gr1" draw:text-style-name="P1" draw:layer="composants" svg:width="0.08cm" svg:height="0.08cm" draw:transform="rotate (1.5707963267949) translate (13.416cm 2.863cm)">
          <text:p/>
        </draw:circle>
        <draw:circle draw:style-name="gr1" draw:text-style-name="P1" draw:layer="composants" svg:width="0.08cm" svg:height="0.08cm" draw:transform="rotate (1.5707963267949) translate (13.67cm 2.863cm)">
          <text:p/>
        </draw:circle>
        <draw:circle draw:style-name="gr1" draw:text-style-name="P1" draw:layer="composants" svg:width="0.08cm" svg:height="0.08cm" draw:transform="rotate (1.5707963267949) translate (13.924cm 2.863cm)">
          <text:p/>
        </draw:circle>
        <draw:circle draw:style-name="gr1" draw:text-style-name="P1" draw:layer="composants" svg:width="0.08cm" svg:height="0.08cm" draw:transform="rotate (1.5707963267949) translate (14.178cm 2.863cm)">
          <text:p/>
        </draw:circle>
        <draw:circle draw:style-name="gr1" draw:text-style-name="P1" draw:layer="composants" svg:width="0.08cm" svg:height="0.08cm" draw:transform="rotate (1.5707963267949) translate (14.432cm 2.863cm)">
          <text:p/>
        </draw:circle>
        <draw:circle draw:style-name="gr1" draw:text-style-name="P1" draw:layer="composants" svg:width="0.08cm" svg:height="0.08cm" draw:transform="rotate (1.5707963267949) translate (14.686cm 2.863cm)">
          <text:p/>
        </draw:circle>
        <draw:circle draw:style-name="gr1" draw:text-style-name="P1" draw:layer="composants" svg:width="0.08cm" svg:height="0.08cm" draw:transform="rotate (1.5707963267949) translate (14.94cm 2.863cm)">
          <text:p/>
        </draw:circle>
        <draw:circle draw:style-name="gr1" draw:text-style-name="P1" draw:layer="composants" svg:width="0.08cm" svg:height="0.08cm" draw:transform="rotate (1.5707963267949) translate (15.194cm 2.863cm)">
          <text:p/>
        </draw:circle>
        <draw:circle draw:style-name="gr1" draw:text-style-name="P1" draw:layer="composants" svg:width="0.08cm" svg:height="0.08cm" draw:transform="rotate (1.5707963267949) translate (7.35cm 2.863cm)">
          <text:p/>
        </draw:circle>
        <draw:circle draw:style-name="gr1" draw:text-style-name="P1" draw:layer="composants" svg:width="0.08cm" svg:height="0.08cm" draw:transform="rotate (1.5707963267949) translate (7.593cm 2.863cm)">
          <text:p/>
        </draw:circle>
        <draw:circle draw:style-name="gr1" draw:text-style-name="P1" draw:layer="composants" svg:width="0.08cm" svg:height="0.08cm" draw:transform="rotate (1.5707963267949) translate (7.847cm 2.863cm)">
          <text:p/>
        </draw:circle>
        <draw:circle draw:style-name="gr1" draw:text-style-name="P1" draw:layer="composants" svg:width="0.08cm" svg:height="0.08cm" draw:transform="rotate (1.5707963267949) translate (8.101cm 2.863cm)">
          <text:p/>
        </draw:circle>
        <draw:circle draw:style-name="gr1" draw:text-style-name="P1" draw:layer="composants" svg:width="0.08cm" svg:height="0.08cm" draw:transform="rotate (1.5707963267949) translate (8.355cm 2.863cm)">
          <text:p/>
        </draw:circle>
        <draw:circle draw:style-name="gr1" draw:text-style-name="P1" draw:layer="composants" svg:width="0.08cm" svg:height="0.08cm" draw:transform="rotate (1.5707963267949) translate (8.609cm 2.863cm)">
          <text:p/>
        </draw:circle>
        <draw:circle draw:style-name="gr1" draw:text-style-name="P1" draw:layer="composants" svg:width="0.08cm" svg:height="0.08cm" draw:transform="rotate (1.5707963267949) translate (8.863cm 2.863cm)">
          <text:p/>
        </draw:circle>
        <draw:circle draw:style-name="gr1" draw:text-style-name="P1" draw:layer="composants" svg:width="0.08cm" svg:height="0.08cm" draw:transform="rotate (1.5707963267949) translate (9.117cm 2.863cm)">
          <text:p/>
        </draw:circle>
        <draw:circle draw:style-name="gr1" draw:text-style-name="P1" draw:layer="composants" svg:width="0.08cm" svg:height="0.08cm" draw:transform="rotate (1.5707963267949) translate (9.371cm 2.863cm)">
          <text:p/>
        </draw:circle>
        <draw:circle draw:style-name="gr1" draw:text-style-name="P1" draw:layer="composants" svg:width="0.08cm" svg:height="0.08cm" draw:transform="rotate (1.5707963267949) translate (9.625cm 2.863cm)">
          <text:p/>
        </draw:circle>
        <draw:circle draw:style-name="gr1" draw:text-style-name="P1" draw:layer="composants" svg:width="0.08cm" svg:height="0.08cm" draw:transform="rotate (1.5707963267949) translate (9.879cm 2.863cm)">
          <text:p/>
        </draw:circle>
        <draw:circle draw:style-name="gr1" draw:text-style-name="P1" draw:layer="composants" svg:width="0.08cm" svg:height="0.08cm" draw:transform="rotate (1.5707963267949) translate (10.133cm 2.863cm)">
          <text:p/>
        </draw:circle>
        <draw:circle draw:style-name="gr1" draw:text-style-name="P1" draw:layer="composants" svg:width="0.08cm" svg:height="0.08cm" draw:transform="rotate (1.5707963267949) translate (10.387cm 2.863cm)">
          <text:p/>
        </draw:circle>
        <draw:circle draw:style-name="gr1" draw:text-style-name="P1" draw:layer="composants" svg:width="0.08cm" svg:height="0.08cm" draw:transform="rotate (1.5707963267949) translate (10.641cm 2.863cm)">
          <text:p/>
        </draw:circle>
        <draw:circle draw:style-name="gr1" draw:text-style-name="P1" draw:layer="composants" svg:width="0.08cm" svg:height="0.08cm" draw:transform="rotate (1.5707963267949) translate (10.895cm 2.863cm)">
          <text:p/>
        </draw:circle>
        <draw:circle draw:style-name="gr1" draw:text-style-name="P1" draw:layer="composants" svg:width="0.08cm" svg:height="0.08cm" draw:transform="rotate (1.5707963267949) translate (11.149cm 2.863cm)">
          <text:p/>
        </draw:circle>
        <draw:circle draw:style-name="gr1" draw:text-style-name="P1" draw:layer="composants" svg:width="0.08cm" svg:height="0.08cm" draw:transform="rotate (1.5707963267949) translate (15.467cm 2.858cm)">
          <text:p/>
        </draw:circle>
        <draw:circle draw:style-name="gr1" draw:text-style-name="P1" draw:layer="composants" svg:width="0.08cm" svg:height="0.08cm" draw:transform="rotate (1.5707963267949) translate (15.71cm 2.858cm)">
          <text:p/>
        </draw:circle>
        <draw:circle draw:style-name="gr1" draw:text-style-name="P1" draw:layer="composants" svg:width="0.08cm" svg:height="0.08cm" draw:transform="rotate (1.5707963267949) translate (11.384cm 3.371cm)">
          <text:p/>
        </draw:circle>
        <draw:circle draw:style-name="gr1" draw:text-style-name="P1" draw:layer="composants" svg:width="0.08cm" svg:height="0.08cm" draw:transform="rotate (1.5707963267949) translate (11.638cm 3.371cm)">
          <text:p/>
        </draw:circle>
        <draw:circle draw:style-name="gr1" draw:text-style-name="P1" draw:layer="composants" svg:width="0.08cm" svg:height="0.08cm" draw:transform="rotate (1.5707963267949) translate (11.892cm 3.371cm)">
          <text:p/>
        </draw:circle>
        <draw:circle draw:style-name="gr1" draw:text-style-name="P1" draw:layer="composants" svg:width="0.08cm" svg:height="0.08cm" draw:transform="rotate (1.5707963267949) translate (12.146cm 3.371cm)">
          <text:p/>
        </draw:circle>
        <draw:circle draw:style-name="gr1" draw:text-style-name="P1" draw:layer="composants" svg:width="0.08cm" svg:height="0.08cm" draw:transform="rotate (1.5707963267949) translate (12.4cm 3.371cm)">
          <text:p/>
        </draw:circle>
        <draw:circle draw:style-name="gr1" draw:text-style-name="P1" draw:layer="composants" svg:width="0.08cm" svg:height="0.08cm" draw:transform="rotate (1.5707963267949) translate (12.654cm 3.371cm)">
          <text:p/>
        </draw:circle>
        <draw:circle draw:style-name="gr1" draw:text-style-name="P1" draw:layer="composants" svg:width="0.08cm" svg:height="0.08cm" draw:transform="rotate (1.5707963267949) translate (12.908cm 3.371cm)">
          <text:p/>
        </draw:circle>
        <draw:circle draw:style-name="gr1" draw:text-style-name="P1" draw:layer="composants" svg:width="0.08cm" svg:height="0.08cm" draw:transform="rotate (1.5707963267949) translate (13.162cm 3.371cm)">
          <text:p/>
        </draw:circle>
        <draw:circle draw:style-name="gr1" draw:text-style-name="P1" draw:layer="composants" svg:width="0.08cm" svg:height="0.08cm" draw:transform="rotate (1.5707963267949) translate (13.416cm 3.371cm)">
          <text:p/>
        </draw:circle>
        <draw:circle draw:style-name="gr1" draw:text-style-name="P1" draw:layer="composants" svg:width="0.08cm" svg:height="0.08cm" draw:transform="rotate (1.5707963267949) translate (13.67cm 3.371cm)">
          <text:p/>
        </draw:circle>
        <draw:circle draw:style-name="gr1" draw:text-style-name="P1" draw:layer="composants" svg:width="0.08cm" svg:height="0.08cm" draw:transform="rotate (1.5707963267949) translate (13.924cm 3.371cm)">
          <text:p/>
        </draw:circle>
        <draw:circle draw:style-name="gr1" draw:text-style-name="P1" draw:layer="composants" svg:width="0.08cm" svg:height="0.08cm" draw:transform="rotate (1.5707963267949) translate (14.178cm 3.371cm)">
          <text:p/>
        </draw:circle>
        <draw:circle draw:style-name="gr1" draw:text-style-name="P1" draw:layer="composants" svg:width="0.08cm" svg:height="0.08cm" draw:transform="rotate (1.5707963267949) translate (14.432cm 3.371cm)">
          <text:p/>
        </draw:circle>
        <draw:circle draw:style-name="gr1" draw:text-style-name="P1" draw:layer="composants" svg:width="0.08cm" svg:height="0.08cm" draw:transform="rotate (1.5707963267949) translate (14.686cm 3.371cm)">
          <text:p/>
        </draw:circle>
        <draw:circle draw:style-name="gr1" draw:text-style-name="P1" draw:layer="composants" svg:width="0.08cm" svg:height="0.08cm" draw:transform="rotate (1.5707963267949) translate (14.94cm 3.371cm)">
          <text:p/>
        </draw:circle>
        <draw:circle draw:style-name="gr1" draw:text-style-name="P1" draw:layer="composants" svg:width="0.08cm" svg:height="0.08cm" draw:transform="rotate (1.5707963267949) translate (15.194cm 3.371cm)">
          <text:p/>
        </draw:circle>
        <draw:circle draw:style-name="gr1" draw:text-style-name="P1" draw:layer="composants" svg:width="0.08cm" svg:height="0.08cm" draw:transform="rotate (1.5707963267949) translate (7.35cm 3.371cm)">
          <text:p/>
        </draw:circle>
        <draw:circle draw:style-name="gr1" draw:text-style-name="P1" draw:layer="composants" svg:width="0.08cm" svg:height="0.08cm" draw:transform="rotate (1.5707963267949) translate (7.593cm 3.371cm)">
          <text:p/>
        </draw:circle>
        <draw:circle draw:style-name="gr1" draw:text-style-name="P1" draw:layer="composants" svg:width="0.08cm" svg:height="0.08cm" draw:transform="rotate (1.5707963267949) translate (7.847cm 3.371cm)">
          <text:p/>
        </draw:circle>
        <draw:circle draw:style-name="gr1" draw:text-style-name="P1" draw:layer="composants" svg:width="0.08cm" svg:height="0.08cm" draw:transform="rotate (1.5707963267949) translate (8.101cm 3.371cm)">
          <text:p/>
        </draw:circle>
        <draw:circle draw:style-name="gr1" draw:text-style-name="P1" draw:layer="composants" svg:width="0.08cm" svg:height="0.08cm" draw:transform="rotate (1.5707963267949) translate (8.355cm 3.371cm)">
          <text:p/>
        </draw:circle>
        <draw:circle draw:style-name="gr1" draw:text-style-name="P1" draw:layer="composants" svg:width="0.08cm" svg:height="0.08cm" draw:transform="rotate (1.5707963267949) translate (8.609cm 3.371cm)">
          <text:p/>
        </draw:circle>
        <draw:circle draw:style-name="gr1" draw:text-style-name="P1" draw:layer="composants" svg:width="0.08cm" svg:height="0.08cm" draw:transform="rotate (1.5707963267949) translate (8.863cm 3.371cm)">
          <text:p/>
        </draw:circle>
        <draw:circle draw:style-name="gr1" draw:text-style-name="P1" draw:layer="composants" svg:width="0.08cm" svg:height="0.08cm" draw:transform="rotate (1.5707963267949) translate (9.117cm 3.371cm)">
          <text:p/>
        </draw:circle>
        <draw:circle draw:style-name="gr1" draw:text-style-name="P1" draw:layer="composants" svg:width="0.08cm" svg:height="0.08cm" draw:transform="rotate (1.5707963267949) translate (9.371cm 3.371cm)">
          <text:p/>
        </draw:circle>
        <draw:circle draw:style-name="gr1" draw:text-style-name="P1" draw:layer="composants" svg:width="0.08cm" svg:height="0.08cm" draw:transform="rotate (1.5707963267949) translate (9.625cm 3.371cm)">
          <text:p/>
        </draw:circle>
        <draw:circle draw:style-name="gr1" draw:text-style-name="P1" draw:layer="composants" svg:width="0.08cm" svg:height="0.08cm" draw:transform="rotate (1.5707963267949) translate (9.879cm 3.371cm)">
          <text:p/>
        </draw:circle>
        <draw:circle draw:style-name="gr1" draw:text-style-name="P1" draw:layer="composants" svg:width="0.08cm" svg:height="0.08cm" draw:transform="rotate (1.5707963267949) translate (10.133cm 3.371cm)">
          <text:p/>
        </draw:circle>
        <draw:circle draw:style-name="gr1" draw:text-style-name="P1" draw:layer="composants" svg:width="0.08cm" svg:height="0.08cm" draw:transform="rotate (1.5707963267949) translate (10.387cm 3.371cm)">
          <text:p/>
        </draw:circle>
        <draw:circle draw:style-name="gr1" draw:text-style-name="P1" draw:layer="composants" svg:width="0.08cm" svg:height="0.08cm" draw:transform="rotate (1.5707963267949) translate (10.641cm 3.371cm)">
          <text:p/>
        </draw:circle>
        <draw:circle draw:style-name="gr1" draw:text-style-name="P1" draw:layer="composants" svg:width="0.08cm" svg:height="0.08cm" draw:transform="rotate (1.5707963267949) translate (10.895cm 3.371cm)">
          <text:p/>
        </draw:circle>
        <draw:circle draw:style-name="gr1" draw:text-style-name="P1" draw:layer="composants" svg:width="0.08cm" svg:height="0.08cm" draw:transform="rotate (1.5707963267949) translate (11.149cm 3.371cm)">
          <text:p/>
        </draw:circle>
        <draw:circle draw:style-name="gr1" draw:text-style-name="P1" draw:layer="composants" svg:width="0.08cm" svg:height="0.08cm" draw:transform="rotate (1.5707963267949) translate (15.467cm 3.366cm)">
          <text:p/>
        </draw:circle>
        <draw:circle draw:style-name="gr1" draw:text-style-name="P1" draw:layer="composants" svg:width="0.08cm" svg:height="0.08cm" draw:transform="rotate (1.5707963267949) translate (15.71cm 3.366cm)">
          <text:p/>
        </draw:circle>
        <draw:circle draw:style-name="gr1" draw:text-style-name="P1" draw:layer="layout" svg:width="0.08cm" svg:height="0.08cm" draw:transform="rotate (1.5707963267949) translate (7.348cm 5.403cm)">
          <text:p/>
        </draw:circle>
        <draw:circle draw:style-name="gr1" draw:text-style-name="P1" draw:layer="layout" svg:width="0.08cm" svg:height="0.08cm" draw:transform="rotate (1.5707963267949) translate (7.35cm 5.657cm)">
          <text:p/>
        </draw:circle>
        <draw:circle draw:style-name="gr1" draw:text-style-name="P1" draw:layer="layout" svg:width="0.08cm" svg:height="0.08cm" draw:transform="rotate (1.5707963267949) translate (7.35cm 5.911cm)">
          <text:p/>
        </draw:circle>
        <draw:circle draw:style-name="gr1" draw:text-style-name="P1" draw:layer="layout" svg:width="0.08cm" svg:height="0.08cm" draw:transform="rotate (1.5707963267949) translate (7.35cm 6.165cm)">
          <text:p/>
        </draw:circle>
        <draw:circle draw:style-name="gr1" draw:text-style-name="P1" draw:layer="layout" svg:width="0.08cm" svg:height="0.08cm" draw:transform="rotate (1.5707963267949) translate (7.35cm 6.419cm)">
          <text:p/>
        </draw:circle>
        <draw:custom-shape draw:style-name="gr9" draw:text-style-name="P8" draw:layer="layout" svg:width="0.203cm" svg:height="0.203cm" svg:x="7.299cm" svg:y="5.2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5.5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5.7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6.0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6.283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629cm" svg:y1="14.105cm" svg:x2="7.629cm" svg:y2="13.141cm">
          <text:p/>
        </draw:line>
        <draw:line draw:style-name="gr10" draw:text-style-name="P9" draw:layer="layout" svg:x1="7.706cm" svg:y1="14.005cm" svg:x2="21.701cm" svg:y2="14.005cm">
          <text:p/>
        </draw:line>
        <draw:circle draw:style-name="gr1" draw:text-style-name="P1" draw:layer="layout" svg:width="0.08cm" svg:height="0.08cm" draw:transform="rotate (1.5707963267949) translate (7.348cm 6.673cm)">
          <text:p/>
        </draw:circle>
        <draw:circle draw:style-name="gr1" draw:text-style-name="P1" draw:layer="layout" svg:width="0.08cm" svg:height="0.08cm" draw:transform="rotate (1.5707963267949) translate (7.35cm 6.927cm)">
          <text:p/>
        </draw:circle>
        <draw:circle draw:style-name="gr1" draw:text-style-name="P1" draw:layer="layout" svg:width="0.08cm" svg:height="0.08cm" draw:transform="rotate (1.5707963267949) translate (7.35cm 7.181cm)">
          <text:p/>
        </draw:circle>
        <draw:circle draw:style-name="gr1" draw:text-style-name="P1" draw:layer="layout" svg:width="0.08cm" svg:height="0.08cm" draw:transform="rotate (1.5707963267949) translate (7.35cm 7.435cm)">
          <text:p/>
        </draw:circle>
        <draw:circle draw:style-name="gr1" draw:text-style-name="P1" draw:layer="layout" svg:width="0.08cm" svg:height="0.08cm" draw:transform="rotate (1.5707963267949) translate (7.35cm 7.689cm)">
          <text:p/>
        </draw:circle>
        <draw:custom-shape draw:style-name="gr9" draw:text-style-name="P8" draw:layer="layout" svg:width="0.203cm" svg:height="0.203cm" svg:x="7.299cm" svg:y="6.5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6.7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7.0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7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7.553cm">
          <text:p/>
          <draw:enhanced-geometry svg:viewBox="0 0 21600 21600" draw:type="rectangle" draw:enhanced-path="M 0 0 L 21600 0 21600 21600 0 21600 0 0 Z N"/>
        </draw:custom-shape>
        <draw:circle draw:style-name="gr1" draw:text-style-name="P1" draw:layer="layout" svg:width="0.08cm" svg:height="0.08cm" draw:transform="rotate (1.5707963267949) translate (7.348cm 7.943cm)">
          <text:p/>
        </draw:circle>
        <draw:circle draw:style-name="gr1" draw:text-style-name="P1" draw:layer="layout" svg:width="0.08cm" svg:height="0.08cm" draw:transform="rotate (1.5707963267949) translate (7.35cm 8.197cm)">
          <text:p/>
        </draw:circle>
        <draw:circle draw:style-name="gr1" draw:text-style-name="P1" draw:layer="layout" svg:width="0.08cm" svg:height="0.08cm" draw:transform="rotate (1.5707963267949) translate (7.35cm 8.451cm)">
          <text:p/>
        </draw:circle>
        <draw:circle draw:style-name="gr1" draw:text-style-name="P1" draw:layer="layout" svg:width="0.08cm" svg:height="0.08cm" draw:transform="rotate (1.5707963267949) translate (7.35cm 8.705cm)">
          <text:p/>
        </draw:circle>
        <draw:circle draw:style-name="gr1" draw:text-style-name="P1" draw:layer="layout" svg:width="0.08cm" svg:height="0.08cm" draw:transform="rotate (1.5707963267949) translate (7.35cm 8.959cm)">
          <text:p/>
        </draw:circle>
        <draw:custom-shape draw:style-name="gr9" draw:text-style-name="P8" draw:layer="layout" svg:width="0.203cm" svg:height="0.203cm" svg:x="7.299cm" svg:y="7.8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8.0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8.3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8.5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8.823cm">
          <text:p/>
          <draw:enhanced-geometry svg:viewBox="0 0 21600 21600" draw:type="rectangle" draw:enhanced-path="M 0 0 L 21600 0 21600 21600 0 21600 0 0 Z N"/>
        </draw:custom-shape>
        <draw:circle draw:style-name="gr1" draw:text-style-name="P1" draw:layer="layout" svg:width="0.08cm" svg:height="0.08cm" draw:transform="rotate (1.5707963267949) translate (7.348cm 9.213cm)">
          <text:p/>
        </draw:circle>
        <draw:circle draw:style-name="gr1" draw:text-style-name="P1" draw:layer="layout" svg:width="0.08cm" svg:height="0.08cm" draw:transform="rotate (1.5707963267949) translate (7.35cm 9.467cm)">
          <text:p/>
        </draw:circle>
        <draw:circle draw:style-name="gr1" draw:text-style-name="P1" draw:layer="layout" svg:width="0.08cm" svg:height="0.08cm" draw:transform="rotate (1.5707963267949) translate (7.35cm 9.721cm)">
          <text:p/>
        </draw:circle>
        <draw:circle draw:style-name="gr1" draw:text-style-name="P1" draw:layer="layout" svg:width="0.08cm" svg:height="0.08cm" draw:transform="rotate (1.5707963267949) translate (7.35cm 9.975cm)">
          <text:p/>
        </draw:circle>
        <draw:circle draw:style-name="gr1" draw:text-style-name="P1" draw:layer="layout" svg:width="0.08cm" svg:height="0.08cm" draw:transform="rotate (1.5707963267949) translate (7.35cm 10.229cm)">
          <text:p/>
        </draw:circle>
        <draw:custom-shape draw:style-name="gr9" draw:text-style-name="P8" draw:layer="layout" svg:width="0.203cm" svg:height="0.203cm" svg:x="7.299cm" svg:y="9.0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9.3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9.5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9.8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10.093cm">
          <text:p/>
          <draw:enhanced-geometry svg:viewBox="0 0 21600 21600" draw:type="rectangle" draw:enhanced-path="M 0 0 L 21600 0 21600 21600 0 21600 0 0 Z N"/>
        </draw:custom-shape>
        <draw:circle draw:style-name="gr1" draw:text-style-name="P1" draw:layer="layout" svg:width="0.08cm" svg:height="0.08cm" draw:transform="rotate (1.5707963267949) translate (7.348cm 10.483cm)">
          <text:p/>
        </draw:circle>
        <draw:circle draw:style-name="gr1" draw:text-style-name="P1" draw:layer="layout" svg:width="0.08cm" svg:height="0.08cm" draw:transform="rotate (1.5707963267949) translate (7.35cm 10.737cm)">
          <text:p/>
        </draw:circle>
        <draw:circle draw:style-name="gr1" draw:text-style-name="P1" draw:layer="layout" svg:width="0.08cm" svg:height="0.08cm" draw:transform="rotate (1.5707963267949) translate (7.35cm 10.991cm)">
          <text:p/>
        </draw:circle>
        <draw:circle draw:style-name="gr1" draw:text-style-name="P1" draw:layer="layout" svg:width="0.08cm" svg:height="0.08cm" draw:transform="rotate (1.5707963267949) translate (7.35cm 11.245cm)">
          <text:p/>
        </draw:circle>
        <draw:circle draw:style-name="gr1" draw:text-style-name="P1" draw:layer="layout" svg:width="0.08cm" svg:height="0.08cm" draw:transform="rotate (1.5707963267949) translate (7.35cm 11.499cm)">
          <text:p/>
        </draw:circle>
        <draw:custom-shape draw:style-name="gr9" draw:text-style-name="P8" draw:layer="layout" svg:width="0.203cm" svg:height="0.203cm" svg:x="7.299cm" svg:y="10.3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10.6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10.8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11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11.363cm">
          <text:p/>
          <draw:enhanced-geometry svg:viewBox="0 0 21600 21600" draw:type="rectangle" draw:enhanced-path="M 0 0 L 21600 0 21600 21600 0 21600 0 0 Z N"/>
        </draw:custom-shape>
        <draw:circle draw:style-name="gr1" draw:text-style-name="P1" draw:layer="layout" svg:width="0.08cm" svg:height="0.08cm" draw:transform="rotate (1.5707963267949) translate (7.348cm 11.753cm)">
          <text:p/>
        </draw:circle>
        <draw:circle draw:style-name="gr1" draw:text-style-name="P1" draw:layer="layout" svg:width="0.08cm" svg:height="0.08cm" draw:transform="rotate (1.5707963267949) translate (7.35cm 12.007cm)">
          <text:p/>
        </draw:circle>
        <draw:circle draw:style-name="gr1" draw:text-style-name="P1" draw:layer="layout" svg:width="0.08cm" svg:height="0.08cm" draw:transform="rotate (1.5707963267949) translate (7.35cm 12.261cm)">
          <text:p/>
        </draw:circle>
        <draw:circle draw:style-name="gr1" draw:text-style-name="P1" draw:layer="layout" svg:width="0.08cm" svg:height="0.08cm" draw:transform="rotate (1.5707963267949) translate (7.35cm 12.515cm)">
          <text:p/>
        </draw:circle>
        <draw:circle draw:style-name="gr1" draw:text-style-name="P1" draw:layer="layout" svg:width="0.08cm" svg:height="0.08cm" draw:transform="rotate (1.5707963267949) translate (7.35cm 12.769cm)">
          <text:p/>
        </draw:circle>
        <draw:custom-shape draw:style-name="gr9" draw:text-style-name="P8" draw:layer="layout" svg:width="0.203cm" svg:height="0.203cm" svg:x="7.299cm" svg:y="11.6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11.8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12.1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12.3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12.633cm">
          <text:p/>
          <draw:enhanced-geometry svg:viewBox="0 0 21600 21600" draw:type="rectangle" draw:enhanced-path="M 0 0 L 21600 0 21600 21600 0 21600 0 0 Z N"/>
        </draw:custom-shape>
        <draw:circle draw:style-name="gr1" draw:text-style-name="P1" draw:layer="layout" svg:width="0.08cm" svg:height="0.08cm" draw:transform="rotate (1.5707963267949) translate (7.348cm 13.023cm)">
          <text:p/>
        </draw:circle>
        <draw:circle draw:style-name="gr1" draw:text-style-name="P1" draw:layer="layout" svg:width="0.08cm" svg:height="0.08cm" draw:transform="rotate (1.5707963267949) translate (7.35cm 13.277cm)">
          <text:p/>
        </draw:circle>
        <draw:custom-shape draw:style-name="gr9" draw:text-style-name="P8" draw:layer="layout" svg:width="0.203cm" svg:height="0.203cm" svg:x="7.299cm" svg:y="12.8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03cm" svg:height="0.203cm" svg:x="7.299cm" svg:y="13.141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706cm" svg:y1="4.607cm" svg:x2="21.701cm" svg:y2="4.607cm">
          <text:p/>
        </draw:line>
        <draw:line draw:style-name="gr11" draw:text-style-name="P9" draw:layer="layout" svg:x1="8.496cm" svg:y1="12.989cm" svg:x2="7.532cm" svg:y2="12.989cm">
          <text:p/>
        </draw:line>
        <draw:line draw:style-name="gr11" draw:text-style-name="P9" draw:layer="layout" svg:x1="9.255cm" svg:y1="12.989cm" svg:x2="8.518cm" svg:y2="12.989cm">
          <text:p/>
        </draw:line>
        <draw:line draw:style-name="gr11" draw:text-style-name="P9" draw:layer="coupures" svg:x1="9.294cm" svg:y1="12.989cm" svg:x2="8.532cm" svg:y2="12.989cm">
          <text:p/>
        </draw:line>
        <draw:line draw:style-name="gr11" draw:text-style-name="P9" draw:layer="coupures" svg:x1="9.294cm" svg:y1="12.989cm" svg:x2="8.532cm" svg:y2="12.989cm">
          <text:p/>
        </draw:line>
        <draw:line draw:style-name="gr11" draw:text-style-name="P9" draw:layer="coupures" svg:x1="9.294cm" svg:y1="12.989cm" svg:x2="8.532cm" svg:y2="12.989cm">
          <text:p/>
        </draw:line>
        <draw:line draw:style-name="gr11" draw:text-style-name="P9" draw:layer="coupures" svg:x1="9.294cm" svg:y1="12.989cm" svg:x2="8.532cm" svg:y2="12.989cm">
          <text:p/>
        </draw:line>
        <draw:line draw:style-name="gr11" draw:text-style-name="P9" draw:layer="layout" svg:x1="10.017cm" svg:y1="12.98cm" svg:x2="9.28cm" svg:y2="12.98cm">
          <text:p/>
        </draw:line>
        <draw:line draw:style-name="gr11" draw:text-style-name="P9" draw:layer="layout" svg:x1="10.779cm" svg:y1="12.98cm" svg:x2="10.042cm" svg:y2="12.98cm">
          <text:p/>
        </draw:line>
        <draw:line draw:style-name="gr11" draw:text-style-name="P9" draw:layer="layout" svg:x1="11.541cm" svg:y1="12.98cm" svg:x2="10.804cm" svg:y2="12.98cm">
          <text:p/>
        </draw:line>
        <draw:line draw:style-name="gr11" draw:text-style-name="P9" draw:layer="layout" svg:x1="12.303cm" svg:y1="12.98cm" svg:x2="11.566cm" svg:y2="12.98cm">
          <text:p/>
        </draw:line>
        <draw:line draw:style-name="gr11" draw:text-style-name="P9" draw:layer="layout" svg:x1="13.065cm" svg:y1="12.98cm" svg:x2="12.328cm" svg:y2="12.98cm">
          <text:p/>
        </draw:line>
        <draw:line draw:style-name="gr11" draw:text-style-name="P9" draw:layer="layout" svg:x1="13.827cm" svg:y1="12.98cm" svg:x2="13.09cm" svg:y2="12.98cm">
          <text:p/>
        </draw:line>
        <draw:line draw:style-name="gr11" draw:text-style-name="P9" draw:layer="layout" svg:x1="14.589cm" svg:y1="12.98cm" svg:x2="13.852cm" svg:y2="12.98cm">
          <text:p/>
        </draw:line>
        <draw:line draw:style-name="gr11" draw:text-style-name="P9" draw:layer="layout" svg:x1="15.351cm" svg:y1="12.98cm" svg:x2="14.614cm" svg:y2="12.98cm">
          <text:p/>
        </draw:line>
        <draw:circle draw:style-name="gr1" draw:text-style-name="P1" draw:layer="layout" svg:width="0.08cm" svg:height="0.08cm" draw:transform="rotate (1.5707963267949) translate (15.453cm 13.02cm)">
          <text:p/>
        </draw:circle>
        <draw:circle draw:style-name="gr1" draw:text-style-name="P1" draw:layer="layout" svg:width="0.08cm" svg:height="0.08cm" draw:transform="rotate (1.5707963267949) translate (15.707cm 13.02cm)">
          <text:p/>
        </draw:circle>
        <draw:circle draw:style-name="gr1" draw:text-style-name="P1" draw:layer="layout" svg:width="0.08cm" svg:height="0.08cm" draw:transform="rotate (1.5707963267949) translate (15.961cm 13.02cm)">
          <text:p/>
        </draw:circle>
        <draw:circle draw:style-name="gr1" draw:text-style-name="P1" draw:layer="layout" svg:width="0.08cm" svg:height="0.08cm" draw:transform="rotate (1.5707963267949) translate (16.215cm 13.02cm)">
          <text:p/>
        </draw:circle>
        <draw:circle draw:style-name="gr1" draw:text-style-name="P1" draw:layer="layout" svg:width="0.08cm" svg:height="0.08cm" draw:transform="rotate (1.5707963267949) translate (16.469cm 13.02cm)">
          <text:p/>
        </draw:circle>
        <draw:circle draw:style-name="gr1" draw:text-style-name="P1" draw:layer="layout" svg:width="0.08cm" svg:height="0.08cm" draw:transform="rotate (1.5707963267949) translate (16.723cm 13.02cm)">
          <text:p/>
        </draw:circle>
        <draw:circle draw:style-name="gr1" draw:text-style-name="P1" draw:layer="layout" svg:width="0.08cm" svg:height="0.08cm" draw:transform="rotate (1.5707963267949) translate (16.977cm 13.02cm)">
          <text:p/>
        </draw:circle>
        <draw:circle draw:style-name="gr1" draw:text-style-name="P1" draw:layer="layout" svg:width="0.08cm" svg:height="0.08cm" draw:transform="rotate (1.5707963267949) translate (17.231cm 13.02cm)">
          <text:p/>
        </draw:circle>
        <draw:circle draw:style-name="gr1" draw:text-style-name="P1" draw:layer="layout" svg:width="0.08cm" svg:height="0.08cm" draw:transform="rotate (1.5707963267949) translate (17.485cm 13.02cm)">
          <text:p/>
        </draw:circle>
        <draw:circle draw:style-name="gr1" draw:text-style-name="P1" draw:layer="layout" svg:width="0.08cm" svg:height="0.08cm" draw:transform="rotate (1.5707963267949) translate (17.739cm 13.02cm)">
          <text:p/>
        </draw:circle>
        <draw:circle draw:style-name="gr1" draw:text-style-name="P1" draw:layer="layout" svg:width="0.08cm" svg:height="0.08cm" draw:transform="rotate (1.5707963267949) translate (17.993cm 13.02cm)">
          <text:p/>
        </draw:circle>
        <draw:circle draw:style-name="gr1" draw:text-style-name="P1" draw:layer="layout" svg:width="0.08cm" svg:height="0.08cm" draw:transform="rotate (1.5707963267949) translate (18.247cm 13.02cm)">
          <text:p/>
        </draw:circle>
        <draw:circle draw:style-name="gr1" draw:text-style-name="P1" draw:layer="layout" svg:width="0.08cm" svg:height="0.08cm" draw:transform="rotate (1.5707963267949) translate (18.501cm 13.02cm)">
          <text:p/>
        </draw:circle>
        <draw:circle draw:style-name="gr1" draw:text-style-name="P1" draw:layer="layout" svg:width="0.08cm" svg:height="0.08cm" draw:transform="rotate (1.5707963267949) translate (18.755cm 13.02cm)">
          <text:p/>
        </draw:circle>
        <draw:circle draw:style-name="gr1" draw:text-style-name="P1" draw:layer="layout" svg:width="0.08cm" svg:height="0.08cm" draw:transform="rotate (1.5707963267949) translate (19.009cm 13.02cm)">
          <text:p/>
        </draw:circle>
        <draw:line draw:style-name="gr11" draw:text-style-name="P9" draw:layer="layout" svg:x1="16.88cm" svg:y1="12.98cm" svg:x2="16.143cm" svg:y2="12.98cm">
          <text:p/>
        </draw:line>
        <draw:line draw:style-name="gr11" draw:text-style-name="P9" draw:layer="layout" svg:x1="17.642cm" svg:y1="12.98cm" svg:x2="16.905cm" svg:y2="12.98cm">
          <text:p/>
        </draw:line>
        <draw:line draw:style-name="gr11" draw:text-style-name="P9" draw:layer="layout" svg:x1="18.404cm" svg:y1="12.98cm" svg:x2="17.667cm" svg:y2="12.98cm">
          <text:p/>
        </draw:line>
        <draw:line draw:style-name="gr11" draw:text-style-name="P9" draw:layer="layout" svg:x1="16.113cm" svg:y1="12.98cm" svg:x2="15.376cm" svg:y2="12.98cm">
          <text:p/>
        </draw:line>
        <draw:line draw:style-name="gr11" draw:text-style-name="P9" draw:layer="layout" svg:x1="19.161cm" svg:y1="12.98cm" svg:x2="18.424cm" svg:y2="12.98cm">
          <text:p/>
        </draw:line>
        <draw:circle draw:style-name="gr1" draw:text-style-name="P1" draw:layer="layout" svg:width="0.08cm" svg:height="0.08cm" draw:transform="rotate (1.5707963267949) translate (19.263cm 13.02cm)">
          <text:p/>
        </draw:circle>
        <draw:circle draw:style-name="gr1" draw:text-style-name="P1" draw:layer="layout" svg:width="0.08cm" svg:height="0.08cm" draw:transform="rotate (1.5707963267949) translate (19.517cm 13.02cm)">
          <text:p/>
        </draw:circle>
        <draw:circle draw:style-name="gr1" draw:text-style-name="P1" draw:layer="layout" svg:width="0.08cm" svg:height="0.08cm" draw:transform="rotate (1.5707963267949) translate (19.771cm 13.02cm)">
          <text:p/>
        </draw:circle>
        <draw:circle draw:style-name="gr1" draw:text-style-name="P1" draw:layer="layout" svg:width="0.08cm" svg:height="0.08cm" draw:transform="rotate (1.5707963267949) translate (20.025cm 13.02cm)">
          <text:p/>
        </draw:circle>
        <draw:circle draw:style-name="gr1" draw:text-style-name="P1" draw:layer="layout" svg:width="0.08cm" svg:height="0.08cm" draw:transform="rotate (1.5707963267949) translate (20.279cm 13.02cm)">
          <text:p/>
        </draw:circle>
        <draw:circle draw:style-name="gr1" draw:text-style-name="P1" draw:layer="layout" svg:width="0.08cm" svg:height="0.08cm" draw:transform="rotate (1.5707963267949) translate (20.533cm 13.02cm)">
          <text:p/>
        </draw:circle>
        <draw:circle draw:style-name="gr1" draw:text-style-name="P1" draw:layer="layout" svg:width="0.08cm" svg:height="0.08cm" draw:transform="rotate (1.5707963267949) translate (20.787cm 13.02cm)">
          <text:p/>
        </draw:circle>
        <draw:circle draw:style-name="gr1" draw:text-style-name="P1" draw:layer="layout" svg:width="0.08cm" svg:height="0.08cm" draw:transform="rotate (1.5707963267949) translate (21.041cm 13.02cm)">
          <text:p/>
        </draw:circle>
        <draw:circle draw:style-name="gr1" draw:text-style-name="P1" draw:layer="layout" svg:width="0.08cm" svg:height="0.08cm" draw:transform="rotate (1.5707963267949) translate (21.295cm 13.02cm)">
          <text:p/>
        </draw:circle>
        <draw:line draw:style-name="gr11" draw:text-style-name="P9" draw:layer="layout" svg:x1="20.69cm" svg:y1="12.98cm" svg:x2="19.953cm" svg:y2="12.98cm">
          <text:p/>
        </draw:line>
        <draw:line draw:style-name="gr11" draw:text-style-name="P9" draw:layer="layout" svg:x1="19.923cm" svg:y1="12.98cm" svg:x2="19.186cm" svg:y2="12.98cm">
          <text:p/>
        </draw:line>
        <draw:line draw:style-name="gr11" draw:text-style-name="P9" draw:layer="layout" svg:x1="21.447cm" svg:y1="12.98cm" svg:x2="20.71cm" svg:y2="12.98cm">
          <text:p/>
        </draw:line>
        <draw:circle draw:style-name="gr1" draw:text-style-name="P1" draw:layer="layout" svg:width="0.08cm" svg:height="0.08cm" draw:transform="rotate (1.5707963267949) translate (11.396cm 13.272cm)">
          <text:p/>
        </draw:circle>
        <draw:circle draw:style-name="gr1" draw:text-style-name="P1" draw:layer="layout" svg:width="0.08cm" svg:height="0.08cm" draw:transform="rotate (1.5707963267949) translate (11.65cm 13.272cm)">
          <text:p/>
        </draw:circle>
        <draw:circle draw:style-name="gr1" draw:text-style-name="P1" draw:layer="layout" svg:width="0.08cm" svg:height="0.08cm" draw:transform="rotate (1.5707963267949) translate (11.904cm 13.272cm)">
          <text:p/>
        </draw:circle>
        <draw:circle draw:style-name="gr1" draw:text-style-name="P1" draw:layer="layout" svg:width="0.08cm" svg:height="0.08cm" draw:transform="rotate (1.5707963267949) translate (12.158cm 13.272cm)">
          <text:p/>
        </draw:circle>
        <draw:circle draw:style-name="gr1" draw:text-style-name="P1" draw:layer="layout" svg:width="0.08cm" svg:height="0.08cm" draw:transform="rotate (1.5707963267949) translate (12.412cm 13.272cm)">
          <text:p/>
        </draw:circle>
        <draw:circle draw:style-name="gr1" draw:text-style-name="P1" draw:layer="layout" svg:width="0.08cm" svg:height="0.08cm" draw:transform="rotate (1.5707963267949) translate (12.666cm 13.272cm)">
          <text:p/>
        </draw:circle>
        <draw:circle draw:style-name="gr1" draw:text-style-name="P1" draw:layer="layout" svg:width="0.08cm" svg:height="0.08cm" draw:transform="rotate (1.5707963267949) translate (12.92cm 13.272cm)">
          <text:p/>
        </draw:circle>
        <draw:circle draw:style-name="gr1" draw:text-style-name="P1" draw:layer="layout" svg:width="0.08cm" svg:height="0.08cm" draw:transform="rotate (1.5707963267949) translate (13.174cm 13.272cm)">
          <text:p/>
        </draw:circle>
        <draw:circle draw:style-name="gr1" draw:text-style-name="P1" draw:layer="layout" svg:width="0.08cm" svg:height="0.08cm" draw:transform="rotate (1.5707963267949) translate (13.428cm 13.272cm)">
          <text:p/>
        </draw:circle>
        <draw:circle draw:style-name="gr1" draw:text-style-name="P1" draw:layer="layout" svg:width="0.08cm" svg:height="0.08cm" draw:transform="rotate (1.5707963267949) translate (13.682cm 13.272cm)">
          <text:p/>
        </draw:circle>
        <draw:circle draw:style-name="gr1" draw:text-style-name="P1" draw:layer="layout" svg:width="0.08cm" svg:height="0.08cm" draw:transform="rotate (1.5707963267949) translate (13.936cm 13.272cm)">
          <text:p/>
        </draw:circle>
        <draw:circle draw:style-name="gr1" draw:text-style-name="P1" draw:layer="layout" svg:width="0.08cm" svg:height="0.08cm" draw:transform="rotate (1.5707963267949) translate (14.19cm 13.272cm)">
          <text:p/>
        </draw:circle>
        <draw:circle draw:style-name="gr1" draw:text-style-name="P1" draw:layer="layout" svg:width="0.08cm" svg:height="0.08cm" draw:transform="rotate (1.5707963267949) translate (14.444cm 13.272cm)">
          <text:p/>
        </draw:circle>
        <draw:circle draw:style-name="gr1" draw:text-style-name="P1" draw:layer="layout" svg:width="0.08cm" svg:height="0.08cm" draw:transform="rotate (1.5707963267949) translate (14.698cm 13.272cm)">
          <text:p/>
        </draw:circle>
        <draw:circle draw:style-name="gr1" draw:text-style-name="P1" draw:layer="layout" svg:width="0.08cm" svg:height="0.08cm" draw:transform="rotate (1.5707963267949) translate (14.952cm 13.272cm)">
          <text:p/>
        </draw:circle>
        <draw:circle draw:style-name="gr1" draw:text-style-name="P1" draw:layer="layout" svg:width="0.08cm" svg:height="0.08cm" draw:transform="rotate (1.5707963267949) translate (15.206cm 13.272cm)">
          <text:p/>
        </draw:circle>
        <draw:circle draw:style-name="gr1" draw:text-style-name="P1" draw:layer="layout" svg:width="0.08cm" svg:height="0.08cm" draw:transform="rotate (1.5707963267949) translate (8.621cm 13.272cm)">
          <text:p/>
        </draw:circle>
        <draw:circle draw:style-name="gr1" draw:text-style-name="P1" draw:layer="layout" svg:width="0.08cm" svg:height="0.08cm" draw:transform="rotate (1.5707963267949) translate (8.875cm 13.272cm)">
          <text:p/>
        </draw:circle>
        <draw:circle draw:style-name="gr1" draw:text-style-name="P1" draw:layer="layout" svg:width="0.08cm" svg:height="0.08cm" draw:transform="rotate (1.5707963267949) translate (9.129cm 13.272cm)">
          <text:p/>
        </draw:circle>
        <draw:circle draw:style-name="gr1" draw:text-style-name="P1" draw:layer="layout" svg:width="0.08cm" svg:height="0.08cm" draw:transform="rotate (1.5707963267949) translate (9.383cm 13.272cm)">
          <text:p/>
        </draw:circle>
        <draw:circle draw:style-name="gr1" draw:text-style-name="P1" draw:layer="layout" svg:width="0.08cm" svg:height="0.08cm" draw:transform="rotate (1.5707963267949) translate (9.637cm 13.272cm)">
          <text:p/>
        </draw:circle>
        <draw:circle draw:style-name="gr1" draw:text-style-name="P1" draw:layer="layout" svg:width="0.08cm" svg:height="0.08cm" draw:transform="rotate (1.5707963267949) translate (9.891cm 13.272cm)">
          <text:p/>
        </draw:circle>
        <draw:circle draw:style-name="gr1" draw:text-style-name="P1" draw:layer="layout" svg:width="0.08cm" svg:height="0.08cm" draw:transform="rotate (1.5707963267949) translate (10.145cm 13.272cm)">
          <text:p/>
        </draw:circle>
        <draw:circle draw:style-name="gr1" draw:text-style-name="P1" draw:layer="layout" svg:width="0.08cm" svg:height="0.08cm" draw:transform="rotate (1.5707963267949) translate (10.399cm 13.272cm)">
          <text:p/>
        </draw:circle>
        <draw:circle draw:style-name="gr1" draw:text-style-name="P1" draw:layer="layout" svg:width="0.08cm" svg:height="0.08cm" draw:transform="rotate (1.5707963267949) translate (10.653cm 13.272cm)">
          <text:p/>
        </draw:circle>
        <draw:circle draw:style-name="gr1" draw:text-style-name="P1" draw:layer="layout" svg:width="0.08cm" svg:height="0.08cm" draw:transform="rotate (1.5707963267949) translate (10.907cm 13.272cm)">
          <text:p/>
        </draw:circle>
        <draw:circle draw:style-name="gr1" draw:text-style-name="P1" draw:layer="layout" svg:width="0.08cm" svg:height="0.08cm" draw:transform="rotate (1.5707963267949) translate (11.161cm 13.272cm)">
          <text:p/>
        </draw:circle>
        <draw:line draw:style-name="gr11" draw:text-style-name="P9" draw:layer="layout" svg:x1="9.255cm" svg:y1="13.243cm" svg:x2="8.518cm" svg:y2="13.243cm">
          <text:p/>
        </draw:line>
        <draw:line draw:style-name="gr11" draw:text-style-name="P9" draw:layer="layout" svg:x1="10.029cm" svg:y1="13.232cm" svg:x2="9.292cm" svg:y2="13.232cm">
          <text:p/>
        </draw:line>
        <draw:line draw:style-name="gr11" draw:text-style-name="P9" draw:layer="layout" svg:x1="10.791cm" svg:y1="13.232cm" svg:x2="10.054cm" svg:y2="13.232cm">
          <text:p/>
        </draw:line>
        <draw:line draw:style-name="gr11" draw:text-style-name="P9" draw:layer="layout" svg:x1="11.553cm" svg:y1="13.232cm" svg:x2="10.816cm" svg:y2="13.232cm">
          <text:p/>
        </draw:line>
        <draw:line draw:style-name="gr11" draw:text-style-name="P9" draw:layer="layout" svg:x1="12.315cm" svg:y1="13.232cm" svg:x2="11.578cm" svg:y2="13.232cm">
          <text:p/>
        </draw:line>
        <draw:line draw:style-name="gr11" draw:text-style-name="P9" draw:layer="layout" svg:x1="13.077cm" svg:y1="13.232cm" svg:x2="12.34cm" svg:y2="13.232cm">
          <text:p/>
        </draw:line>
        <draw:line draw:style-name="gr11" draw:text-style-name="P9" draw:layer="layout" svg:x1="13.839cm" svg:y1="13.232cm" svg:x2="13.102cm" svg:y2="13.232cm">
          <text:p/>
        </draw:line>
        <draw:line draw:style-name="gr11" draw:text-style-name="P9" draw:layer="layout" svg:x1="14.601cm" svg:y1="13.232cm" svg:x2="13.864cm" svg:y2="13.232cm">
          <text:p/>
        </draw:line>
        <draw:line draw:style-name="gr11" draw:text-style-name="P9" draw:layer="layout" svg:x1="15.363cm" svg:y1="13.232cm" svg:x2="14.626cm" svg:y2="13.232cm">
          <text:p/>
        </draw:line>
        <draw:circle draw:style-name="gr1" draw:text-style-name="P1" draw:layer="layout" svg:width="0.08cm" svg:height="0.08cm" draw:transform="rotate (1.5707963267949) translate (15.465cm 13.272cm)">
          <text:p/>
        </draw:circle>
        <draw:circle draw:style-name="gr1" draw:text-style-name="P1" draw:layer="layout" svg:width="0.08cm" svg:height="0.08cm" draw:transform="rotate (1.5707963267949) translate (15.719cm 13.272cm)">
          <text:p/>
        </draw:circle>
        <draw:circle draw:style-name="gr1" draw:text-style-name="P1" draw:layer="layout" svg:width="0.08cm" svg:height="0.08cm" draw:transform="rotate (1.5707963267949) translate (15.973cm 13.272cm)">
          <text:p/>
        </draw:circle>
        <draw:circle draw:style-name="gr1" draw:text-style-name="P1" draw:layer="layout" svg:width="0.08cm" svg:height="0.08cm" draw:transform="rotate (1.5707963267949) translate (16.227cm 13.272cm)">
          <text:p/>
        </draw:circle>
        <draw:circle draw:style-name="gr1" draw:text-style-name="P1" draw:layer="layout" svg:width="0.08cm" svg:height="0.08cm" draw:transform="rotate (1.5707963267949) translate (16.481cm 13.272cm)">
          <text:p/>
        </draw:circle>
        <draw:circle draw:style-name="gr1" draw:text-style-name="P1" draw:layer="layout" svg:width="0.08cm" svg:height="0.08cm" draw:transform="rotate (1.5707963267949) translate (16.735cm 13.272cm)">
          <text:p/>
        </draw:circle>
        <draw:circle draw:style-name="gr1" draw:text-style-name="P1" draw:layer="layout" svg:width="0.08cm" svg:height="0.08cm" draw:transform="rotate (1.5707963267949) translate (16.989cm 13.272cm)">
          <text:p/>
        </draw:circle>
        <draw:circle draw:style-name="gr1" draw:text-style-name="P1" draw:layer="layout" svg:width="0.08cm" svg:height="0.08cm" draw:transform="rotate (1.5707963267949) translate (17.243cm 13.272cm)">
          <text:p/>
        </draw:circle>
        <draw:circle draw:style-name="gr1" draw:text-style-name="P1" draw:layer="layout" svg:width="0.08cm" svg:height="0.08cm" draw:transform="rotate (1.5707963267949) translate (17.497cm 13.272cm)">
          <text:p/>
        </draw:circle>
        <draw:circle draw:style-name="gr1" draw:text-style-name="P1" draw:layer="layout" svg:width="0.08cm" svg:height="0.08cm" draw:transform="rotate (1.5707963267949) translate (17.751cm 13.272cm)">
          <text:p/>
        </draw:circle>
        <draw:circle draw:style-name="gr1" draw:text-style-name="P1" draw:layer="layout" svg:width="0.08cm" svg:height="0.08cm" draw:transform="rotate (1.5707963267949) translate (18.005cm 13.272cm)">
          <text:p/>
        </draw:circle>
        <draw:circle draw:style-name="gr1" draw:text-style-name="P1" draw:layer="layout" svg:width="0.08cm" svg:height="0.08cm" draw:transform="rotate (1.5707963267949) translate (18.259cm 13.272cm)">
          <text:p/>
        </draw:circle>
        <draw:circle draw:style-name="gr1" draw:text-style-name="P1" draw:layer="layout" svg:width="0.08cm" svg:height="0.08cm" draw:transform="rotate (1.5707963267949) translate (18.513cm 13.272cm)">
          <text:p/>
        </draw:circle>
        <draw:circle draw:style-name="gr1" draw:text-style-name="P1" draw:layer="layout" svg:width="0.08cm" svg:height="0.08cm" draw:transform="rotate (1.5707963267949) translate (18.767cm 13.272cm)">
          <text:p/>
        </draw:circle>
        <draw:circle draw:style-name="gr1" draw:text-style-name="P1" draw:layer="layout" svg:width="0.08cm" svg:height="0.08cm" draw:transform="rotate (1.5707963267949) translate (19.021cm 13.272cm)">
          <text:p/>
        </draw:circle>
        <draw:line draw:style-name="gr11" draw:text-style-name="P9" draw:layer="layout" svg:x1="16.892cm" svg:y1="13.232cm" svg:x2="16.155cm" svg:y2="13.232cm">
          <text:p/>
        </draw:line>
        <draw:line draw:style-name="gr11" draw:text-style-name="P9" draw:layer="layout" svg:x1="17.654cm" svg:y1="13.232cm" svg:x2="16.917cm" svg:y2="13.232cm">
          <text:p/>
        </draw:line>
        <draw:line draw:style-name="gr11" draw:text-style-name="P9" draw:layer="layout" svg:x1="18.416cm" svg:y1="13.232cm" svg:x2="17.679cm" svg:y2="13.232cm">
          <text:p/>
        </draw:line>
        <draw:line draw:style-name="gr11" draw:text-style-name="P9" draw:layer="layout" svg:x1="16.125cm" svg:y1="13.232cm" svg:x2="15.388cm" svg:y2="13.232cm">
          <text:p/>
        </draw:line>
        <draw:line draw:style-name="gr11" draw:text-style-name="P9" draw:layer="layout" svg:x1="19.173cm" svg:y1="13.232cm" svg:x2="18.436cm" svg:y2="13.232cm">
          <text:p/>
        </draw:line>
        <draw:circle draw:style-name="gr1" draw:text-style-name="P1" draw:layer="layout" svg:width="0.08cm" svg:height="0.08cm" draw:transform="rotate (1.5707963267949) translate (19.275cm 13.272cm)">
          <text:p/>
        </draw:circle>
        <draw:circle draw:style-name="gr1" draw:text-style-name="P1" draw:layer="layout" svg:width="0.08cm" svg:height="0.08cm" draw:transform="rotate (1.5707963267949) translate (19.529cm 13.272cm)">
          <text:p/>
        </draw:circle>
        <draw:circle draw:style-name="gr1" draw:text-style-name="P1" draw:layer="layout" svg:width="0.08cm" svg:height="0.08cm" draw:transform="rotate (1.5707963267949) translate (19.783cm 13.272cm)">
          <text:p/>
        </draw:circle>
        <draw:circle draw:style-name="gr1" draw:text-style-name="P1" draw:layer="layout" svg:width="0.08cm" svg:height="0.08cm" draw:transform="rotate (1.5707963267949) translate (20.037cm 13.272cm)">
          <text:p/>
        </draw:circle>
        <draw:circle draw:style-name="gr1" draw:text-style-name="P1" draw:layer="layout" svg:width="0.08cm" svg:height="0.08cm" draw:transform="rotate (1.5707963267949) translate (20.291cm 13.272cm)">
          <text:p/>
        </draw:circle>
        <draw:circle draw:style-name="gr1" draw:text-style-name="P1" draw:layer="layout" svg:width="0.08cm" svg:height="0.08cm" draw:transform="rotate (1.5707963267949) translate (20.545cm 13.272cm)">
          <text:p/>
        </draw:circle>
        <draw:circle draw:style-name="gr1" draw:text-style-name="P1" draw:layer="layout" svg:width="0.08cm" svg:height="0.08cm" draw:transform="rotate (1.5707963267949) translate (20.799cm 13.272cm)">
          <text:p/>
        </draw:circle>
        <draw:circle draw:style-name="gr1" draw:text-style-name="P1" draw:layer="layout" svg:width="0.08cm" svg:height="0.08cm" draw:transform="rotate (1.5707963267949) translate (21.053cm 13.272cm)">
          <text:p/>
        </draw:circle>
        <draw:circle draw:style-name="gr1" draw:text-style-name="P1" draw:layer="layout" svg:width="0.08cm" svg:height="0.08cm" draw:transform="rotate (1.5707963267949) translate (21.307cm 13.272cm)">
          <text:p/>
        </draw:circle>
        <draw:line draw:style-name="gr11" draw:text-style-name="P9" draw:layer="layout" svg:x1="20.702cm" svg:y1="13.232cm" svg:x2="19.965cm" svg:y2="13.232cm">
          <text:p/>
        </draw:line>
        <draw:line draw:style-name="gr11" draw:text-style-name="P9" draw:layer="layout" svg:x1="19.935cm" svg:y1="13.232cm" svg:x2="19.198cm" svg:y2="13.232cm">
          <text:p/>
        </draw:line>
        <draw:line draw:style-name="gr11" draw:text-style-name="P9" draw:layer="layout" svg:x1="21.459cm" svg:y1="13.232cm" svg:x2="20.722cm" svg:y2="13.232cm">
          <text:p/>
        </draw:line>
        <draw:circle draw:style-name="gr1" draw:text-style-name="P1" draw:layer="layout" svg:width="0.08cm" svg:height="0.08cm" draw:transform="rotate (1.5707963267949) translate (11.396cm 13.526cm)">
          <text:p/>
        </draw:circle>
        <draw:circle draw:style-name="gr1" draw:text-style-name="P1" draw:layer="layout" svg:width="0.08cm" svg:height="0.08cm" draw:transform="rotate (1.5707963267949) translate (11.65cm 13.526cm)">
          <text:p/>
        </draw:circle>
        <draw:circle draw:style-name="gr1" draw:text-style-name="P1" draw:layer="layout" svg:width="0.08cm" svg:height="0.08cm" draw:transform="rotate (1.5707963267949) translate (11.904cm 13.526cm)">
          <text:p/>
        </draw:circle>
        <draw:circle draw:style-name="gr1" draw:text-style-name="P1" draw:layer="layout" svg:width="0.08cm" svg:height="0.08cm" draw:transform="rotate (1.5707963267949) translate (12.158cm 13.526cm)">
          <text:p/>
        </draw:circle>
        <draw:circle draw:style-name="gr1" draw:text-style-name="P1" draw:layer="layout" svg:width="0.08cm" svg:height="0.08cm" draw:transform="rotate (1.5707963267949) translate (12.412cm 13.526cm)">
          <text:p/>
        </draw:circle>
        <draw:circle draw:style-name="gr1" draw:text-style-name="P1" draw:layer="layout" svg:width="0.08cm" svg:height="0.08cm" draw:transform="rotate (1.5707963267949) translate (12.666cm 13.526cm)">
          <text:p/>
        </draw:circle>
        <draw:circle draw:style-name="gr1" draw:text-style-name="P1" draw:layer="layout" svg:width="0.08cm" svg:height="0.08cm" draw:transform="rotate (1.5707963267949) translate (12.92cm 13.526cm)">
          <text:p/>
        </draw:circle>
        <draw:circle draw:style-name="gr1" draw:text-style-name="P1" draw:layer="layout" svg:width="0.08cm" svg:height="0.08cm" draw:transform="rotate (1.5707963267949) translate (13.174cm 13.526cm)">
          <text:p/>
        </draw:circle>
        <draw:circle draw:style-name="gr1" draw:text-style-name="P1" draw:layer="layout" svg:width="0.08cm" svg:height="0.08cm" draw:transform="rotate (1.5707963267949) translate (13.428cm 13.526cm)">
          <text:p/>
        </draw:circle>
        <draw:circle draw:style-name="gr1" draw:text-style-name="P1" draw:layer="layout" svg:width="0.08cm" svg:height="0.08cm" draw:transform="rotate (1.5707963267949) translate (13.682cm 13.526cm)">
          <text:p/>
        </draw:circle>
        <draw:circle draw:style-name="gr1" draw:text-style-name="P1" draw:layer="layout" svg:width="0.08cm" svg:height="0.08cm" draw:transform="rotate (1.5707963267949) translate (13.936cm 13.526cm)">
          <text:p/>
        </draw:circle>
        <draw:circle draw:style-name="gr1" draw:text-style-name="P1" draw:layer="layout" svg:width="0.08cm" svg:height="0.08cm" draw:transform="rotate (1.5707963267949) translate (14.19cm 13.526cm)">
          <text:p/>
        </draw:circle>
        <draw:circle draw:style-name="gr1" draw:text-style-name="P1" draw:layer="layout" svg:width="0.08cm" svg:height="0.08cm" draw:transform="rotate (1.5707963267949) translate (14.444cm 13.526cm)">
          <text:p/>
        </draw:circle>
        <draw:circle draw:style-name="gr1" draw:text-style-name="P1" draw:layer="layout" svg:width="0.08cm" svg:height="0.08cm" draw:transform="rotate (1.5707963267949) translate (14.698cm 13.526cm)">
          <text:p/>
        </draw:circle>
        <draw:circle draw:style-name="gr1" draw:text-style-name="P1" draw:layer="layout" svg:width="0.08cm" svg:height="0.08cm" draw:transform="rotate (1.5707963267949) translate (14.952cm 13.526cm)">
          <text:p/>
        </draw:circle>
        <draw:circle draw:style-name="gr1" draw:text-style-name="P1" draw:layer="layout" svg:width="0.08cm" svg:height="0.08cm" draw:transform="rotate (1.5707963267949) translate (15.206cm 13.526cm)">
          <text:p/>
        </draw:circle>
        <draw:circle draw:style-name="gr1" draw:text-style-name="P1" draw:layer="layout" svg:width="0.08cm" svg:height="0.08cm" draw:transform="rotate (1.5707963267949) translate (8.621cm 13.526cm)">
          <text:p/>
        </draw:circle>
        <draw:circle draw:style-name="gr1" draw:text-style-name="P1" draw:layer="layout" svg:width="0.08cm" svg:height="0.08cm" draw:transform="rotate (1.5707963267949) translate (8.875cm 13.526cm)">
          <text:p/>
        </draw:circle>
        <draw:circle draw:style-name="gr1" draw:text-style-name="P1" draw:layer="layout" svg:width="0.08cm" svg:height="0.08cm" draw:transform="rotate (1.5707963267949) translate (9.129cm 13.526cm)">
          <text:p/>
        </draw:circle>
        <draw:circle draw:style-name="gr1" draw:text-style-name="P1" draw:layer="layout" svg:width="0.08cm" svg:height="0.08cm" draw:transform="rotate (1.5707963267949) translate (9.383cm 13.526cm)">
          <text:p/>
        </draw:circle>
        <draw:circle draw:style-name="gr1" draw:text-style-name="P1" draw:layer="layout" svg:width="0.08cm" svg:height="0.08cm" draw:transform="rotate (1.5707963267949) translate (9.637cm 13.526cm)">
          <text:p/>
        </draw:circle>
        <draw:circle draw:style-name="gr1" draw:text-style-name="P1" draw:layer="layout" svg:width="0.08cm" svg:height="0.08cm" draw:transform="rotate (1.5707963267949) translate (9.891cm 13.526cm)">
          <text:p/>
        </draw:circle>
        <draw:circle draw:style-name="gr1" draw:text-style-name="P1" draw:layer="layout" svg:width="0.08cm" svg:height="0.08cm" draw:transform="rotate (1.5707963267949) translate (10.145cm 13.526cm)">
          <text:p/>
        </draw:circle>
        <draw:circle draw:style-name="gr1" draw:text-style-name="P1" draw:layer="layout" svg:width="0.08cm" svg:height="0.08cm" draw:transform="rotate (1.5707963267949) translate (10.399cm 13.526cm)">
          <text:p/>
        </draw:circle>
        <draw:circle draw:style-name="gr1" draw:text-style-name="P1" draw:layer="layout" svg:width="0.08cm" svg:height="0.08cm" draw:transform="rotate (1.5707963267949) translate (10.653cm 13.526cm)">
          <text:p/>
        </draw:circle>
        <draw:circle draw:style-name="gr1" draw:text-style-name="P1" draw:layer="layout" svg:width="0.08cm" svg:height="0.08cm" draw:transform="rotate (1.5707963267949) translate (10.907cm 13.526cm)">
          <text:p/>
        </draw:circle>
        <draw:circle draw:style-name="gr1" draw:text-style-name="P1" draw:layer="layout" svg:width="0.08cm" svg:height="0.08cm" draw:transform="rotate (1.5707963267949) translate (11.161cm 13.526cm)">
          <text:p/>
        </draw:circle>
        <draw:line draw:style-name="gr11" draw:text-style-name="P9" draw:layer="layout" svg:x1="9.255cm" svg:y1="13.497cm" svg:x2="8.518cm" svg:y2="13.497cm">
          <text:p/>
        </draw:line>
        <draw:line draw:style-name="gr11" draw:text-style-name="P9" draw:layer="layout" svg:x1="10.029cm" svg:y1="13.486cm" svg:x2="9.292cm" svg:y2="13.486cm">
          <text:p/>
        </draw:line>
        <draw:line draw:style-name="gr11" draw:text-style-name="P9" draw:layer="layout" svg:x1="10.791cm" svg:y1="13.486cm" svg:x2="10.054cm" svg:y2="13.486cm">
          <text:p/>
        </draw:line>
        <draw:line draw:style-name="gr11" draw:text-style-name="P9" draw:layer="layout" svg:x1="11.553cm" svg:y1="13.486cm" svg:x2="10.816cm" svg:y2="13.486cm">
          <text:p/>
        </draw:line>
        <draw:line draw:style-name="gr11" draw:text-style-name="P9" draw:layer="layout" svg:x1="12.315cm" svg:y1="13.486cm" svg:x2="11.578cm" svg:y2="13.486cm">
          <text:p/>
        </draw:line>
        <draw:line draw:style-name="gr11" draw:text-style-name="P9" draw:layer="layout" svg:x1="13.077cm" svg:y1="13.486cm" svg:x2="12.34cm" svg:y2="13.486cm">
          <text:p/>
        </draw:line>
        <draw:line draw:style-name="gr11" draw:text-style-name="P9" draw:layer="layout" svg:x1="13.839cm" svg:y1="13.486cm" svg:x2="13.102cm" svg:y2="13.486cm">
          <text:p/>
        </draw:line>
        <draw:line draw:style-name="gr11" draw:text-style-name="P9" draw:layer="layout" svg:x1="14.601cm" svg:y1="13.486cm" svg:x2="13.864cm" svg:y2="13.486cm">
          <text:p/>
        </draw:line>
        <draw:line draw:style-name="gr11" draw:text-style-name="P9" draw:layer="layout" svg:x1="15.363cm" svg:y1="13.486cm" svg:x2="14.626cm" svg:y2="13.486cm">
          <text:p/>
        </draw:line>
        <draw:circle draw:style-name="gr1" draw:text-style-name="P1" draw:layer="layout" svg:width="0.08cm" svg:height="0.08cm" draw:transform="rotate (1.5707963267949) translate (15.465cm 13.526cm)">
          <text:p/>
        </draw:circle>
        <draw:circle draw:style-name="gr1" draw:text-style-name="P1" draw:layer="layout" svg:width="0.08cm" svg:height="0.08cm" draw:transform="rotate (1.5707963267949) translate (15.719cm 13.526cm)">
          <text:p/>
        </draw:circle>
        <draw:circle draw:style-name="gr1" draw:text-style-name="P1" draw:layer="layout" svg:width="0.08cm" svg:height="0.08cm" draw:transform="rotate (1.5707963267949) translate (15.973cm 13.526cm)">
          <text:p/>
        </draw:circle>
        <draw:circle draw:style-name="gr1" draw:text-style-name="P1" draw:layer="layout" svg:width="0.08cm" svg:height="0.08cm" draw:transform="rotate (1.5707963267949) translate (16.227cm 13.526cm)">
          <text:p/>
        </draw:circle>
        <draw:circle draw:style-name="gr1" draw:text-style-name="P1" draw:layer="layout" svg:width="0.08cm" svg:height="0.08cm" draw:transform="rotate (1.5707963267949) translate (16.481cm 13.526cm)">
          <text:p/>
        </draw:circle>
        <draw:circle draw:style-name="gr1" draw:text-style-name="P1" draw:layer="layout" svg:width="0.08cm" svg:height="0.08cm" draw:transform="rotate (1.5707963267949) translate (16.735cm 13.526cm)">
          <text:p/>
        </draw:circle>
        <draw:circle draw:style-name="gr1" draw:text-style-name="P1" draw:layer="layout" svg:width="0.08cm" svg:height="0.08cm" draw:transform="rotate (1.5707963267949) translate (16.989cm 13.526cm)">
          <text:p/>
        </draw:circle>
        <draw:circle draw:style-name="gr1" draw:text-style-name="P1" draw:layer="layout" svg:width="0.08cm" svg:height="0.08cm" draw:transform="rotate (1.5707963267949) translate (17.243cm 13.526cm)">
          <text:p/>
        </draw:circle>
        <draw:circle draw:style-name="gr1" draw:text-style-name="P1" draw:layer="layout" svg:width="0.08cm" svg:height="0.08cm" draw:transform="rotate (1.5707963267949) translate (17.497cm 13.526cm)">
          <text:p/>
        </draw:circle>
        <draw:circle draw:style-name="gr1" draw:text-style-name="P1" draw:layer="layout" svg:width="0.08cm" svg:height="0.08cm" draw:transform="rotate (1.5707963267949) translate (17.751cm 13.526cm)">
          <text:p/>
        </draw:circle>
        <draw:circle draw:style-name="gr1" draw:text-style-name="P1" draw:layer="layout" svg:width="0.08cm" svg:height="0.08cm" draw:transform="rotate (1.5707963267949) translate (18.005cm 13.526cm)">
          <text:p/>
        </draw:circle>
        <draw:circle draw:style-name="gr1" draw:text-style-name="P1" draw:layer="layout" svg:width="0.08cm" svg:height="0.08cm" draw:transform="rotate (1.5707963267949) translate (18.259cm 13.526cm)">
          <text:p/>
        </draw:circle>
        <draw:circle draw:style-name="gr1" draw:text-style-name="P1" draw:layer="layout" svg:width="0.08cm" svg:height="0.08cm" draw:transform="rotate (1.5707963267949) translate (18.513cm 13.526cm)">
          <text:p/>
        </draw:circle>
        <draw:circle draw:style-name="gr1" draw:text-style-name="P1" draw:layer="layout" svg:width="0.08cm" svg:height="0.08cm" draw:transform="rotate (1.5707963267949) translate (18.767cm 13.526cm)">
          <text:p/>
        </draw:circle>
        <draw:circle draw:style-name="gr1" draw:text-style-name="P1" draw:layer="layout" svg:width="0.08cm" svg:height="0.08cm" draw:transform="rotate (1.5707963267949) translate (19.021cm 13.526cm)">
          <text:p/>
        </draw:circle>
        <draw:line draw:style-name="gr11" draw:text-style-name="P9" draw:layer="layout" svg:x1="16.892cm" svg:y1="13.486cm" svg:x2="16.155cm" svg:y2="13.486cm">
          <text:p/>
        </draw:line>
        <draw:line draw:style-name="gr11" draw:text-style-name="P9" draw:layer="layout" svg:x1="17.654cm" svg:y1="13.486cm" svg:x2="16.917cm" svg:y2="13.486cm">
          <text:p/>
        </draw:line>
        <draw:line draw:style-name="gr11" draw:text-style-name="P9" draw:layer="layout" svg:x1="18.416cm" svg:y1="13.486cm" svg:x2="17.679cm" svg:y2="13.486cm">
          <text:p/>
        </draw:line>
        <draw:line draw:style-name="gr11" draw:text-style-name="P9" draw:layer="layout" svg:x1="16.125cm" svg:y1="13.486cm" svg:x2="15.388cm" svg:y2="13.486cm">
          <text:p/>
        </draw:line>
        <draw:line draw:style-name="gr11" draw:text-style-name="P9" draw:layer="layout" svg:x1="19.173cm" svg:y1="13.486cm" svg:x2="18.436cm" svg:y2="13.486cm">
          <text:p/>
        </draw:line>
        <draw:circle draw:style-name="gr1" draw:text-style-name="P1" draw:layer="layout" svg:width="0.08cm" svg:height="0.08cm" draw:transform="rotate (1.5707963267949) translate (19.275cm 13.526cm)">
          <text:p/>
        </draw:circle>
        <draw:circle draw:style-name="gr1" draw:text-style-name="P1" draw:layer="layout" svg:width="0.08cm" svg:height="0.08cm" draw:transform="rotate (1.5707963267949) translate (19.529cm 13.526cm)">
          <text:p/>
        </draw:circle>
        <draw:circle draw:style-name="gr1" draw:text-style-name="P1" draw:layer="layout" svg:width="0.08cm" svg:height="0.08cm" draw:transform="rotate (1.5707963267949) translate (19.783cm 13.526cm)">
          <text:p/>
        </draw:circle>
        <draw:circle draw:style-name="gr1" draw:text-style-name="P1" draw:layer="layout" svg:width="0.08cm" svg:height="0.08cm" draw:transform="rotate (1.5707963267949) translate (20.037cm 13.526cm)">
          <text:p/>
        </draw:circle>
        <draw:circle draw:style-name="gr1" draw:text-style-name="P1" draw:layer="layout" svg:width="0.08cm" svg:height="0.08cm" draw:transform="rotate (1.5707963267949) translate (20.291cm 13.526cm)">
          <text:p/>
        </draw:circle>
        <draw:circle draw:style-name="gr1" draw:text-style-name="P1" draw:layer="layout" svg:width="0.08cm" svg:height="0.08cm" draw:transform="rotate (1.5707963267949) translate (20.545cm 13.526cm)">
          <text:p/>
        </draw:circle>
        <draw:circle draw:style-name="gr1" draw:text-style-name="P1" draw:layer="layout" svg:width="0.08cm" svg:height="0.08cm" draw:transform="rotate (1.5707963267949) translate (20.799cm 13.526cm)">
          <text:p/>
        </draw:circle>
        <draw:circle draw:style-name="gr1" draw:text-style-name="P1" draw:layer="layout" svg:width="0.08cm" svg:height="0.08cm" draw:transform="rotate (1.5707963267949) translate (21.053cm 13.526cm)">
          <text:p/>
        </draw:circle>
        <draw:circle draw:style-name="gr1" draw:text-style-name="P1" draw:layer="layout" svg:width="0.08cm" svg:height="0.08cm" draw:transform="rotate (1.5707963267949) translate (21.307cm 13.526cm)">
          <text:p/>
        </draw:circle>
        <draw:line draw:style-name="gr11" draw:text-style-name="P9" draw:layer="layout" svg:x1="20.702cm" svg:y1="13.486cm" svg:x2="19.965cm" svg:y2="13.486cm">
          <text:p/>
        </draw:line>
        <draw:line draw:style-name="gr11" draw:text-style-name="P9" draw:layer="layout" svg:x1="19.935cm" svg:y1="13.486cm" svg:x2="19.198cm" svg:y2="13.486cm">
          <text:p/>
        </draw:line>
        <draw:line draw:style-name="gr11" draw:text-style-name="P9" draw:layer="layout" svg:x1="21.459cm" svg:y1="13.486cm" svg:x2="20.722cm" svg:y2="13.486cm">
          <text:p/>
        </draw:line>
        <draw:circle draw:style-name="gr1" draw:text-style-name="P1" draw:layer="layout" svg:width="0.08cm" svg:height="0.08cm" draw:transform="rotate (1.5707963267949) translate (11.396cm 13.78cm)">
          <text:p/>
        </draw:circle>
        <draw:circle draw:style-name="gr1" draw:text-style-name="P1" draw:layer="layout" svg:width="0.08cm" svg:height="0.08cm" draw:transform="rotate (1.5707963267949) translate (11.65cm 13.78cm)">
          <text:p/>
        </draw:circle>
        <draw:circle draw:style-name="gr1" draw:text-style-name="P1" draw:layer="layout" svg:width="0.08cm" svg:height="0.08cm" draw:transform="rotate (1.5707963267949) translate (11.904cm 13.78cm)">
          <text:p/>
        </draw:circle>
        <draw:circle draw:style-name="gr1" draw:text-style-name="P1" draw:layer="layout" svg:width="0.08cm" svg:height="0.08cm" draw:transform="rotate (1.5707963267949) translate (12.158cm 13.78cm)">
          <text:p/>
        </draw:circle>
        <draw:circle draw:style-name="gr1" draw:text-style-name="P1" draw:layer="layout" svg:width="0.08cm" svg:height="0.08cm" draw:transform="rotate (1.5707963267949) translate (12.412cm 13.78cm)">
          <text:p/>
        </draw:circle>
        <draw:circle draw:style-name="gr1" draw:text-style-name="P1" draw:layer="layout" svg:width="0.08cm" svg:height="0.08cm" draw:transform="rotate (1.5707963267949) translate (12.666cm 13.78cm)">
          <text:p/>
        </draw:circle>
        <draw:circle draw:style-name="gr1" draw:text-style-name="P1" draw:layer="layout" svg:width="0.08cm" svg:height="0.08cm" draw:transform="rotate (1.5707963267949) translate (12.92cm 13.78cm)">
          <text:p/>
        </draw:circle>
        <draw:circle draw:style-name="gr1" draw:text-style-name="P1" draw:layer="layout" svg:width="0.08cm" svg:height="0.08cm" draw:transform="rotate (1.5707963267949) translate (13.174cm 13.78cm)">
          <text:p/>
        </draw:circle>
        <draw:circle draw:style-name="gr1" draw:text-style-name="P1" draw:layer="layout" svg:width="0.08cm" svg:height="0.08cm" draw:transform="rotate (1.5707963267949) translate (13.428cm 13.78cm)">
          <text:p/>
        </draw:circle>
        <draw:circle draw:style-name="gr1" draw:text-style-name="P1" draw:layer="layout" svg:width="0.08cm" svg:height="0.08cm" draw:transform="rotate (1.5707963267949) translate (13.682cm 13.78cm)">
          <text:p/>
        </draw:circle>
        <draw:circle draw:style-name="gr1" draw:text-style-name="P1" draw:layer="layout" svg:width="0.08cm" svg:height="0.08cm" draw:transform="rotate (1.5707963267949) translate (13.936cm 13.78cm)">
          <text:p/>
        </draw:circle>
        <draw:circle draw:style-name="gr1" draw:text-style-name="P1" draw:layer="layout" svg:width="0.08cm" svg:height="0.08cm" draw:transform="rotate (1.5707963267949) translate (14.19cm 13.78cm)">
          <text:p/>
        </draw:circle>
        <draw:circle draw:style-name="gr1" draw:text-style-name="P1" draw:layer="layout" svg:width="0.08cm" svg:height="0.08cm" draw:transform="rotate (1.5707963267949) translate (14.444cm 13.78cm)">
          <text:p/>
        </draw:circle>
        <draw:circle draw:style-name="gr1" draw:text-style-name="P1" draw:layer="layout" svg:width="0.08cm" svg:height="0.08cm" draw:transform="rotate (1.5707963267949) translate (14.698cm 13.78cm)">
          <text:p/>
        </draw:circle>
        <draw:circle draw:style-name="gr1" draw:text-style-name="P1" draw:layer="layout" svg:width="0.08cm" svg:height="0.08cm" draw:transform="rotate (1.5707963267949) translate (14.952cm 13.78cm)">
          <text:p/>
        </draw:circle>
        <draw:circle draw:style-name="gr1" draw:text-style-name="P1" draw:layer="layout" svg:width="0.08cm" svg:height="0.08cm" draw:transform="rotate (1.5707963267949) translate (15.206cm 13.78cm)">
          <text:p/>
        </draw:circle>
        <draw:circle draw:style-name="gr1" draw:text-style-name="P1" draw:layer="layout" svg:width="0.08cm" svg:height="0.08cm" draw:transform="rotate (1.5707963267949) translate (8.621cm 13.78cm)">
          <text:p/>
        </draw:circle>
        <draw:circle draw:style-name="gr1" draw:text-style-name="P1" draw:layer="layout" svg:width="0.08cm" svg:height="0.08cm" draw:transform="rotate (1.5707963267949) translate (8.875cm 13.78cm)">
          <text:p/>
        </draw:circle>
        <draw:circle draw:style-name="gr1" draw:text-style-name="P1" draw:layer="layout" svg:width="0.08cm" svg:height="0.08cm" draw:transform="rotate (1.5707963267949) translate (9.129cm 13.78cm)">
          <text:p/>
        </draw:circle>
        <draw:circle draw:style-name="gr1" draw:text-style-name="P1" draw:layer="layout" svg:width="0.08cm" svg:height="0.08cm" draw:transform="rotate (1.5707963267949) translate (9.383cm 13.78cm)">
          <text:p/>
        </draw:circle>
        <draw:circle draw:style-name="gr1" draw:text-style-name="P1" draw:layer="layout" svg:width="0.08cm" svg:height="0.08cm" draw:transform="rotate (1.5707963267949) translate (9.637cm 13.78cm)">
          <text:p/>
        </draw:circle>
        <draw:circle draw:style-name="gr1" draw:text-style-name="P1" draw:layer="layout" svg:width="0.08cm" svg:height="0.08cm" draw:transform="rotate (1.5707963267949) translate (9.891cm 13.78cm)">
          <text:p/>
        </draw:circle>
        <draw:circle draw:style-name="gr1" draw:text-style-name="P1" draw:layer="layout" svg:width="0.08cm" svg:height="0.08cm" draw:transform="rotate (1.5707963267949) translate (10.145cm 13.78cm)">
          <text:p/>
        </draw:circle>
        <draw:circle draw:style-name="gr1" draw:text-style-name="P1" draw:layer="layout" svg:width="0.08cm" svg:height="0.08cm" draw:transform="rotate (1.5707963267949) translate (10.399cm 13.78cm)">
          <text:p/>
        </draw:circle>
        <draw:circle draw:style-name="gr1" draw:text-style-name="P1" draw:layer="layout" svg:width="0.08cm" svg:height="0.08cm" draw:transform="rotate (1.5707963267949) translate (10.653cm 13.78cm)">
          <text:p/>
        </draw:circle>
        <draw:circle draw:style-name="gr1" draw:text-style-name="P1" draw:layer="layout" svg:width="0.08cm" svg:height="0.08cm" draw:transform="rotate (1.5707963267949) translate (10.907cm 13.78cm)">
          <text:p/>
        </draw:circle>
        <draw:circle draw:style-name="gr1" draw:text-style-name="P1" draw:layer="layout" svg:width="0.08cm" svg:height="0.08cm" draw:transform="rotate (1.5707963267949) translate (11.161cm 13.78cm)">
          <text:p/>
        </draw:circle>
        <draw:line draw:style-name="gr11" draw:text-style-name="P9" draw:layer="layout" svg:x1="9.255cm" svg:y1="13.751cm" svg:x2="8.518cm" svg:y2="13.751cm">
          <text:p/>
        </draw:line>
        <draw:line draw:style-name="gr11" draw:text-style-name="P9" draw:layer="layout" svg:x1="10.029cm" svg:y1="13.74cm" svg:x2="9.292cm" svg:y2="13.74cm">
          <text:p/>
        </draw:line>
        <draw:line draw:style-name="gr11" draw:text-style-name="P9" draw:layer="layout" svg:x1="10.791cm" svg:y1="13.74cm" svg:x2="10.054cm" svg:y2="13.74cm">
          <text:p/>
        </draw:line>
        <draw:line draw:style-name="gr11" draw:text-style-name="P9" draw:layer="layout" svg:x1="11.553cm" svg:y1="13.74cm" svg:x2="10.816cm" svg:y2="13.74cm">
          <text:p/>
        </draw:line>
        <draw:line draw:style-name="gr11" draw:text-style-name="P9" draw:layer="layout" svg:x1="12.315cm" svg:y1="13.74cm" svg:x2="11.578cm" svg:y2="13.74cm">
          <text:p/>
        </draw:line>
        <draw:line draw:style-name="gr11" draw:text-style-name="P9" draw:layer="layout" svg:x1="13.077cm" svg:y1="13.74cm" svg:x2="12.34cm" svg:y2="13.74cm">
          <text:p/>
        </draw:line>
        <draw:line draw:style-name="gr11" draw:text-style-name="P9" draw:layer="layout" svg:x1="13.839cm" svg:y1="13.74cm" svg:x2="13.102cm" svg:y2="13.74cm">
          <text:p/>
        </draw:line>
        <draw:line draw:style-name="gr11" draw:text-style-name="P9" draw:layer="layout" svg:x1="14.601cm" svg:y1="13.74cm" svg:x2="13.864cm" svg:y2="13.74cm">
          <text:p/>
        </draw:line>
        <draw:line draw:style-name="gr11" draw:text-style-name="P9" draw:layer="layout" svg:x1="15.363cm" svg:y1="13.74cm" svg:x2="14.626cm" svg:y2="13.74cm">
          <text:p/>
        </draw:line>
        <draw:circle draw:style-name="gr1" draw:text-style-name="P1" draw:layer="layout" svg:width="0.08cm" svg:height="0.08cm" draw:transform="rotate (1.5707963267949) translate (15.465cm 13.78cm)">
          <text:p/>
        </draw:circle>
        <draw:circle draw:style-name="gr1" draw:text-style-name="P1" draw:layer="layout" svg:width="0.08cm" svg:height="0.08cm" draw:transform="rotate (1.5707963267949) translate (15.719cm 13.78cm)">
          <text:p/>
        </draw:circle>
        <draw:circle draw:style-name="gr1" draw:text-style-name="P1" draw:layer="layout" svg:width="0.08cm" svg:height="0.08cm" draw:transform="rotate (1.5707963267949) translate (15.973cm 13.78cm)">
          <text:p/>
        </draw:circle>
        <draw:circle draw:style-name="gr1" draw:text-style-name="P1" draw:layer="layout" svg:width="0.08cm" svg:height="0.08cm" draw:transform="rotate (1.5707963267949) translate (16.227cm 13.78cm)">
          <text:p/>
        </draw:circle>
        <draw:circle draw:style-name="gr1" draw:text-style-name="P1" draw:layer="layout" svg:width="0.08cm" svg:height="0.08cm" draw:transform="rotate (1.5707963267949) translate (16.481cm 13.78cm)">
          <text:p/>
        </draw:circle>
        <draw:circle draw:style-name="gr1" draw:text-style-name="P1" draw:layer="layout" svg:width="0.08cm" svg:height="0.08cm" draw:transform="rotate (1.5707963267949) translate (16.735cm 13.78cm)">
          <text:p/>
        </draw:circle>
        <draw:circle draw:style-name="gr1" draw:text-style-name="P1" draw:layer="layout" svg:width="0.08cm" svg:height="0.08cm" draw:transform="rotate (1.5707963267949) translate (16.989cm 13.78cm)">
          <text:p/>
        </draw:circle>
        <draw:circle draw:style-name="gr1" draw:text-style-name="P1" draw:layer="layout" svg:width="0.08cm" svg:height="0.08cm" draw:transform="rotate (1.5707963267949) translate (17.243cm 13.78cm)">
          <text:p/>
        </draw:circle>
        <draw:circle draw:style-name="gr1" draw:text-style-name="P1" draw:layer="layout" svg:width="0.08cm" svg:height="0.08cm" draw:transform="rotate (1.5707963267949) translate (17.497cm 13.78cm)">
          <text:p/>
        </draw:circle>
        <draw:circle draw:style-name="gr1" draw:text-style-name="P1" draw:layer="layout" svg:width="0.08cm" svg:height="0.08cm" draw:transform="rotate (1.5707963267949) translate (17.751cm 13.78cm)">
          <text:p/>
        </draw:circle>
        <draw:circle draw:style-name="gr1" draw:text-style-name="P1" draw:layer="layout" svg:width="0.08cm" svg:height="0.08cm" draw:transform="rotate (1.5707963267949) translate (18.005cm 13.78cm)">
          <text:p/>
        </draw:circle>
        <draw:circle draw:style-name="gr1" draw:text-style-name="P1" draw:layer="layout" svg:width="0.08cm" svg:height="0.08cm" draw:transform="rotate (1.5707963267949) translate (18.259cm 13.78cm)">
          <text:p/>
        </draw:circle>
        <draw:circle draw:style-name="gr1" draw:text-style-name="P1" draw:layer="layout" svg:width="0.08cm" svg:height="0.08cm" draw:transform="rotate (1.5707963267949) translate (18.513cm 13.78cm)">
          <text:p/>
        </draw:circle>
        <draw:circle draw:style-name="gr1" draw:text-style-name="P1" draw:layer="layout" svg:width="0.08cm" svg:height="0.08cm" draw:transform="rotate (1.5707963267949) translate (18.767cm 13.78cm)">
          <text:p/>
        </draw:circle>
        <draw:circle draw:style-name="gr1" draw:text-style-name="P1" draw:layer="layout" svg:width="0.08cm" svg:height="0.08cm" draw:transform="rotate (1.5707963267949) translate (19.021cm 13.78cm)">
          <text:p/>
        </draw:circle>
        <draw:line draw:style-name="gr11" draw:text-style-name="P9" draw:layer="layout" svg:x1="16.892cm" svg:y1="13.74cm" svg:x2="16.155cm" svg:y2="13.74cm">
          <text:p/>
        </draw:line>
        <draw:line draw:style-name="gr11" draw:text-style-name="P9" draw:layer="layout" svg:x1="17.654cm" svg:y1="13.74cm" svg:x2="16.917cm" svg:y2="13.74cm">
          <text:p/>
        </draw:line>
        <draw:line draw:style-name="gr11" draw:text-style-name="P9" draw:layer="layout" svg:x1="18.416cm" svg:y1="13.74cm" svg:x2="17.679cm" svg:y2="13.74cm">
          <text:p/>
        </draw:line>
        <draw:line draw:style-name="gr11" draw:text-style-name="P9" draw:layer="layout" svg:x1="16.125cm" svg:y1="13.74cm" svg:x2="15.388cm" svg:y2="13.74cm">
          <text:p/>
        </draw:line>
        <draw:line draw:style-name="gr11" draw:text-style-name="P9" draw:layer="layout" svg:x1="19.173cm" svg:y1="13.74cm" svg:x2="18.436cm" svg:y2="13.74cm">
          <text:p/>
        </draw:line>
        <draw:circle draw:style-name="gr1" draw:text-style-name="P1" draw:layer="layout" svg:width="0.08cm" svg:height="0.08cm" draw:transform="rotate (1.5707963267949) translate (19.275cm 13.78cm)">
          <text:p/>
        </draw:circle>
        <draw:circle draw:style-name="gr1" draw:text-style-name="P1" draw:layer="layout" svg:width="0.08cm" svg:height="0.08cm" draw:transform="rotate (1.5707963267949) translate (19.529cm 13.78cm)">
          <text:p/>
        </draw:circle>
        <draw:circle draw:style-name="gr1" draw:text-style-name="P1" draw:layer="layout" svg:width="0.08cm" svg:height="0.08cm" draw:transform="rotate (1.5707963267949) translate (19.783cm 13.78cm)">
          <text:p/>
        </draw:circle>
        <draw:circle draw:style-name="gr1" draw:text-style-name="P1" draw:layer="layout" svg:width="0.08cm" svg:height="0.08cm" draw:transform="rotate (1.5707963267949) translate (20.037cm 13.78cm)">
          <text:p/>
        </draw:circle>
        <draw:circle draw:style-name="gr1" draw:text-style-name="P1" draw:layer="layout" svg:width="0.08cm" svg:height="0.08cm" draw:transform="rotate (1.5707963267949) translate (20.291cm 13.78cm)">
          <text:p/>
        </draw:circle>
        <draw:circle draw:style-name="gr1" draw:text-style-name="P1" draw:layer="layout" svg:width="0.08cm" svg:height="0.08cm" draw:transform="rotate (1.5707963267949) translate (20.545cm 13.78cm)">
          <text:p/>
        </draw:circle>
        <draw:circle draw:style-name="gr1" draw:text-style-name="P1" draw:layer="layout" svg:width="0.08cm" svg:height="0.08cm" draw:transform="rotate (1.5707963267949) translate (20.799cm 13.78cm)">
          <text:p/>
        </draw:circle>
        <draw:circle draw:style-name="gr1" draw:text-style-name="P1" draw:layer="layout" svg:width="0.08cm" svg:height="0.08cm" draw:transform="rotate (1.5707963267949) translate (21.053cm 13.78cm)">
          <text:p/>
        </draw:circle>
        <draw:circle draw:style-name="gr1" draw:text-style-name="P1" draw:layer="layout" svg:width="0.08cm" svg:height="0.08cm" draw:transform="rotate (1.5707963267949) translate (21.307cm 13.78cm)">
          <text:p/>
        </draw:circle>
        <draw:line draw:style-name="gr11" draw:text-style-name="P9" draw:layer="layout" svg:x1="20.702cm" svg:y1="13.74cm" svg:x2="19.965cm" svg:y2="13.74cm">
          <text:p/>
        </draw:line>
        <draw:line draw:style-name="gr11" draw:text-style-name="P9" draw:layer="layout" svg:x1="19.935cm" svg:y1="13.74cm" svg:x2="19.198cm" svg:y2="13.74cm">
          <text:p/>
        </draw:line>
        <draw:line draw:style-name="gr11" draw:text-style-name="P9" draw:layer="layout" svg:x1="21.459cm" svg:y1="13.74cm" svg:x2="20.722cm" svg:y2="13.74cm">
          <text:p/>
        </draw:line>
        <draw:line draw:style-name="gr11" draw:text-style-name="P9" draw:layer="layout" svg:x1="8.493cm" svg:y1="13.751cm" svg:x2="7.756cm" svg:y2="13.751cm">
          <text:p/>
        </draw:line>
        <draw:line draw:style-name="gr11" draw:text-style-name="P9" draw:layer="layout" svg:x1="8.493cm" svg:y1="13.497cm" svg:x2="7.756cm" svg:y2="13.497cm">
          <text:p/>
        </draw:line>
        <draw:line draw:style-name="gr11" draw:text-style-name="P9" draw:layer="layout" svg:x1="8.493cm" svg:y1="13.243cm" svg:x2="7.756cm" svg:y2="13.243cm">
          <text:p/>
        </draw:line>
        <draw:circle draw:style-name="gr1" draw:text-style-name="P1" draw:layer="layout" svg:width="0.08cm" svg:height="0.08cm" draw:transform="rotate (1.5707963267949) translate (11.38cm 12.764cm)">
          <text:p/>
        </draw:circle>
        <draw:circle draw:style-name="gr1" draw:text-style-name="P1" draw:layer="layout" svg:width="0.08cm" svg:height="0.08cm" draw:transform="rotate (1.5707963267949) translate (11.634cm 12.764cm)">
          <text:p/>
        </draw:circle>
        <draw:circle draw:style-name="gr1" draw:text-style-name="P1" draw:layer="layout" svg:width="0.08cm" svg:height="0.08cm" draw:transform="rotate (1.5707963267949) translate (11.888cm 12.764cm)">
          <text:p/>
        </draw:circle>
        <draw:circle draw:style-name="gr1" draw:text-style-name="P1" draw:layer="layout" svg:width="0.08cm" svg:height="0.08cm" draw:transform="rotate (1.5707963267949) translate (12.142cm 12.764cm)">
          <text:p/>
        </draw:circle>
        <draw:circle draw:style-name="gr1" draw:text-style-name="P1" draw:layer="layout" svg:width="0.08cm" svg:height="0.08cm" draw:transform="rotate (1.5707963267949) translate (12.396cm 12.764cm)">
          <text:p/>
        </draw:circle>
        <draw:circle draw:style-name="gr1" draw:text-style-name="P1" draw:layer="layout" svg:width="0.08cm" svg:height="0.08cm" draw:transform="rotate (1.5707963267949) translate (12.65cm 12.764cm)">
          <text:p/>
        </draw:circle>
        <draw:circle draw:style-name="gr1" draw:text-style-name="P1" draw:layer="layout" svg:width="0.08cm" svg:height="0.08cm" draw:transform="rotate (1.5707963267949) translate (12.904cm 12.764cm)">
          <text:p/>
        </draw:circle>
        <draw:circle draw:style-name="gr1" draw:text-style-name="P1" draw:layer="layout" svg:width="0.08cm" svg:height="0.08cm" draw:transform="rotate (1.5707963267949) translate (13.158cm 12.764cm)">
          <text:p/>
        </draw:circle>
        <draw:circle draw:style-name="gr1" draw:text-style-name="P1" draw:layer="layout" svg:width="0.08cm" svg:height="0.08cm" draw:transform="rotate (1.5707963267949) translate (13.412cm 12.764cm)">
          <text:p/>
        </draw:circle>
        <draw:circle draw:style-name="gr1" draw:text-style-name="P1" draw:layer="layout" svg:width="0.08cm" svg:height="0.08cm" draw:transform="rotate (1.5707963267949) translate (13.666cm 12.764cm)">
          <text:p/>
        </draw:circle>
        <draw:circle draw:style-name="gr1" draw:text-style-name="P1" draw:layer="layout" svg:width="0.08cm" svg:height="0.08cm" draw:transform="rotate (1.5707963267949) translate (13.92cm 12.764cm)">
          <text:p/>
        </draw:circle>
        <draw:circle draw:style-name="gr1" draw:text-style-name="P1" draw:layer="layout" svg:width="0.08cm" svg:height="0.08cm" draw:transform="rotate (1.5707963267949) translate (14.174cm 12.764cm)">
          <text:p/>
        </draw:circle>
        <draw:circle draw:style-name="gr1" draw:text-style-name="P1" draw:layer="layout" svg:width="0.08cm" svg:height="0.08cm" draw:transform="rotate (1.5707963267949) translate (14.428cm 12.764cm)">
          <text:p/>
        </draw:circle>
        <draw:circle draw:style-name="gr1" draw:text-style-name="P1" draw:layer="layout" svg:width="0.08cm" svg:height="0.08cm" draw:transform="rotate (1.5707963267949) translate (14.682cm 12.764cm)">
          <text:p/>
        </draw:circle>
        <draw:circle draw:style-name="gr1" draw:text-style-name="P1" draw:layer="layout" svg:width="0.08cm" svg:height="0.08cm" draw:transform="rotate (1.5707963267949) translate (14.936cm 12.764cm)">
          <text:p/>
        </draw:circle>
        <draw:circle draw:style-name="gr1" draw:text-style-name="P1" draw:layer="layout" svg:width="0.08cm" svg:height="0.08cm" draw:transform="rotate (1.5707963267949) translate (15.19cm 12.764cm)">
          <text:p/>
        </draw:circle>
        <draw:circle draw:style-name="gr1" draw:text-style-name="P1" draw:layer="layout" svg:width="0.08cm" svg:height="0.08cm" draw:transform="rotate (1.5707963267949) translate (7.589cm 12.764cm)">
          <text:p/>
        </draw:circle>
        <draw:circle draw:style-name="gr1" draw:text-style-name="P1" draw:layer="layout" svg:width="0.08cm" svg:height="0.08cm" draw:transform="rotate (1.5707963267949) translate (7.843cm 12.764cm)">
          <text:p/>
        </draw:circle>
        <draw:circle draw:style-name="gr1" draw:text-style-name="P1" draw:layer="layout" svg:width="0.08cm" svg:height="0.08cm" draw:transform="rotate (1.5707963267949) translate (8.097cm 12.764cm)">
          <text:p/>
        </draw:circle>
        <draw:circle draw:style-name="gr1" draw:text-style-name="P1" draw:layer="layout" svg:width="0.08cm" svg:height="0.08cm" draw:transform="rotate (1.5707963267949) translate (8.351cm 12.764cm)">
          <text:p/>
        </draw:circle>
        <draw:circle draw:style-name="gr1" draw:text-style-name="P1" draw:layer="layout" svg:width="0.08cm" svg:height="0.08cm" draw:transform="rotate (1.5707963267949) translate (8.605cm 12.764cm)">
          <text:p/>
        </draw:circle>
        <draw:circle draw:style-name="gr1" draw:text-style-name="P1" draw:layer="layout" svg:width="0.08cm" svg:height="0.08cm" draw:transform="rotate (1.5707963267949) translate (8.859cm 12.764cm)">
          <text:p/>
        </draw:circle>
        <draw:circle draw:style-name="gr1" draw:text-style-name="P1" draw:layer="layout" svg:width="0.08cm" svg:height="0.08cm" draw:transform="rotate (1.5707963267949) translate (9.113cm 12.764cm)">
          <text:p/>
        </draw:circle>
        <draw:circle draw:style-name="gr1" draw:text-style-name="P1" draw:layer="layout" svg:width="0.08cm" svg:height="0.08cm" draw:transform="rotate (1.5707963267949) translate (9.367cm 12.764cm)">
          <text:p/>
        </draw:circle>
        <draw:circle draw:style-name="gr1" draw:text-style-name="P1" draw:layer="layout" svg:width="0.08cm" svg:height="0.08cm" draw:transform="rotate (1.5707963267949) translate (9.621cm 12.764cm)">
          <text:p/>
        </draw:circle>
        <draw:circle draw:style-name="gr1" draw:text-style-name="P1" draw:layer="layout" svg:width="0.08cm" svg:height="0.08cm" draw:transform="rotate (1.5707963267949) translate (9.875cm 12.764cm)">
          <text:p/>
        </draw:circle>
        <draw:circle draw:style-name="gr1" draw:text-style-name="P1" draw:layer="layout" svg:width="0.08cm" svg:height="0.08cm" draw:transform="rotate (1.5707963267949) translate (10.129cm 12.764cm)">
          <text:p/>
        </draw:circle>
        <draw:circle draw:style-name="gr1" draw:text-style-name="P1" draw:layer="layout" svg:width="0.08cm" svg:height="0.08cm" draw:transform="rotate (1.5707963267949) translate (10.383cm 12.764cm)">
          <text:p/>
        </draw:circle>
        <draw:circle draw:style-name="gr1" draw:text-style-name="P1" draw:layer="layout" svg:width="0.08cm" svg:height="0.08cm" draw:transform="rotate (1.5707963267949) translate (10.637cm 12.764cm)">
          <text:p/>
        </draw:circle>
        <draw:circle draw:style-name="gr1" draw:text-style-name="P1" draw:layer="layout" svg:width="0.08cm" svg:height="0.08cm" draw:transform="rotate (1.5707963267949) translate (10.891cm 12.764cm)">
          <text:p/>
        </draw:circle>
        <draw:circle draw:style-name="gr1" draw:text-style-name="P1" draw:layer="layout" svg:width="0.08cm" svg:height="0.08cm" draw:transform="rotate (1.5707963267949) translate (11.145cm 12.764cm)">
          <text:p/>
        </draw:circle>
        <draw:line draw:style-name="gr11" draw:text-style-name="P9" draw:layer="layout" svg:x1="8.492cm" svg:y1="12.733cm" svg:x2="7.528cm" svg:y2="12.733cm">
          <text:p/>
        </draw:line>
        <draw:line draw:style-name="gr11" draw:text-style-name="P9" draw:layer="layout" svg:x1="9.251cm" svg:y1="12.733cm" svg:x2="8.514cm" svg:y2="12.733cm">
          <text:p/>
        </draw:line>
        <draw:line draw:style-name="gr11" draw:text-style-name="P9" draw:layer="layout" svg:x1="10.013cm" svg:y1="12.724cm" svg:x2="9.276cm" svg:y2="12.724cm">
          <text:p/>
        </draw:line>
        <draw:line draw:style-name="gr11" draw:text-style-name="P9" draw:layer="layout" svg:x1="10.775cm" svg:y1="12.724cm" svg:x2="10.038cm" svg:y2="12.724cm">
          <text:p/>
        </draw:line>
        <draw:line draw:style-name="gr11" draw:text-style-name="P9" draw:layer="layout" svg:x1="11.537cm" svg:y1="12.724cm" svg:x2="10.8cm" svg:y2="12.724cm">
          <text:p/>
        </draw:line>
        <draw:line draw:style-name="gr11" draw:text-style-name="P9" draw:layer="layout" svg:x1="12.299cm" svg:y1="12.724cm" svg:x2="11.562cm" svg:y2="12.724cm">
          <text:p/>
        </draw:line>
        <draw:line draw:style-name="gr11" draw:text-style-name="P9" draw:layer="layout" svg:x1="13.061cm" svg:y1="12.724cm" svg:x2="12.324cm" svg:y2="12.724cm">
          <text:p/>
        </draw:line>
        <draw:line draw:style-name="gr11" draw:text-style-name="P9" draw:layer="layout" svg:x1="13.823cm" svg:y1="12.724cm" svg:x2="13.086cm" svg:y2="12.724cm">
          <text:p/>
        </draw:line>
        <draw:line draw:style-name="gr11" draw:text-style-name="P9" draw:layer="layout" svg:x1="14.585cm" svg:y1="12.724cm" svg:x2="13.848cm" svg:y2="12.724cm">
          <text:p/>
        </draw:line>
        <draw:line draw:style-name="gr11" draw:text-style-name="P9" draw:layer="layout" svg:x1="15.347cm" svg:y1="12.724cm" svg:x2="14.61cm" svg:y2="12.724cm">
          <text:p/>
        </draw:line>
        <draw:circle draw:style-name="gr1" draw:text-style-name="P1" draw:layer="layout" svg:width="0.08cm" svg:height="0.08cm" draw:transform="rotate (1.5707963267949) translate (15.449cm 12.764cm)">
          <text:p/>
        </draw:circle>
        <draw:circle draw:style-name="gr1" draw:text-style-name="P1" draw:layer="layout" svg:width="0.08cm" svg:height="0.08cm" draw:transform="rotate (1.5707963267949) translate (15.703cm 12.764cm)">
          <text:p/>
        </draw:circle>
        <draw:circle draw:style-name="gr1" draw:text-style-name="P1" draw:layer="layout" svg:width="0.08cm" svg:height="0.08cm" draw:transform="rotate (1.5707963267949) translate (15.957cm 12.764cm)">
          <text:p/>
        </draw:circle>
        <draw:circle draw:style-name="gr1" draw:text-style-name="P1" draw:layer="layout" svg:width="0.08cm" svg:height="0.08cm" draw:transform="rotate (1.5707963267949) translate (16.211cm 12.764cm)">
          <text:p/>
        </draw:circle>
        <draw:circle draw:style-name="gr1" draw:text-style-name="P1" draw:layer="layout" svg:width="0.08cm" svg:height="0.08cm" draw:transform="rotate (1.5707963267949) translate (16.465cm 12.764cm)">
          <text:p/>
        </draw:circle>
        <draw:circle draw:style-name="gr1" draw:text-style-name="P1" draw:layer="layout" svg:width="0.08cm" svg:height="0.08cm" draw:transform="rotate (1.5707963267949) translate (16.719cm 12.764cm)">
          <text:p/>
        </draw:circle>
        <draw:circle draw:style-name="gr1" draw:text-style-name="P1" draw:layer="layout" svg:width="0.08cm" svg:height="0.08cm" draw:transform="rotate (1.5707963267949) translate (16.973cm 12.764cm)">
          <text:p/>
        </draw:circle>
        <draw:circle draw:style-name="gr1" draw:text-style-name="P1" draw:layer="layout" svg:width="0.08cm" svg:height="0.08cm" draw:transform="rotate (1.5707963267949) translate (17.227cm 12.764cm)">
          <text:p/>
        </draw:circle>
        <draw:circle draw:style-name="gr1" draw:text-style-name="P1" draw:layer="layout" svg:width="0.08cm" svg:height="0.08cm" draw:transform="rotate (1.5707963267949) translate (17.481cm 12.764cm)">
          <text:p/>
        </draw:circle>
        <draw:circle draw:style-name="gr1" draw:text-style-name="P1" draw:layer="layout" svg:width="0.08cm" svg:height="0.08cm" draw:transform="rotate (1.5707963267949) translate (17.735cm 12.764cm)">
          <text:p/>
        </draw:circle>
        <draw:circle draw:style-name="gr1" draw:text-style-name="P1" draw:layer="layout" svg:width="0.08cm" svg:height="0.08cm" draw:transform="rotate (1.5707963267949) translate (17.989cm 12.764cm)">
          <text:p/>
        </draw:circle>
        <draw:circle draw:style-name="gr1" draw:text-style-name="P1" draw:layer="layout" svg:width="0.08cm" svg:height="0.08cm" draw:transform="rotate (1.5707963267949) translate (18.243cm 12.764cm)">
          <text:p/>
        </draw:circle>
        <draw:circle draw:style-name="gr1" draw:text-style-name="P1" draw:layer="layout" svg:width="0.08cm" svg:height="0.08cm" draw:transform="rotate (1.5707963267949) translate (18.497cm 12.764cm)">
          <text:p/>
        </draw:circle>
        <draw:circle draw:style-name="gr1" draw:text-style-name="P1" draw:layer="layout" svg:width="0.08cm" svg:height="0.08cm" draw:transform="rotate (1.5707963267949) translate (18.751cm 12.764cm)">
          <text:p/>
        </draw:circle>
        <draw:circle draw:style-name="gr1" draw:text-style-name="P1" draw:layer="layout" svg:width="0.08cm" svg:height="0.08cm" draw:transform="rotate (1.5707963267949) translate (19.005cm 12.764cm)">
          <text:p/>
        </draw:circle>
        <draw:line draw:style-name="gr11" draw:text-style-name="P9" draw:layer="layout" svg:x1="16.876cm" svg:y1="12.724cm" svg:x2="16.139cm" svg:y2="12.724cm">
          <text:p/>
        </draw:line>
        <draw:line draw:style-name="gr11" draw:text-style-name="P9" draw:layer="layout" svg:x1="17.638cm" svg:y1="12.724cm" svg:x2="16.901cm" svg:y2="12.724cm">
          <text:p/>
        </draw:line>
        <draw:line draw:style-name="gr11" draw:text-style-name="P9" draw:layer="layout" svg:x1="18.4cm" svg:y1="12.724cm" svg:x2="17.663cm" svg:y2="12.724cm">
          <text:p/>
        </draw:line>
        <draw:line draw:style-name="gr11" draw:text-style-name="P9" draw:layer="layout" svg:x1="16.109cm" svg:y1="12.724cm" svg:x2="15.372cm" svg:y2="12.724cm">
          <text:p/>
        </draw:line>
        <draw:line draw:style-name="gr11" draw:text-style-name="P9" draw:layer="layout" svg:x1="19.157cm" svg:y1="12.724cm" svg:x2="18.42cm" svg:y2="12.724cm">
          <text:p/>
        </draw:line>
        <draw:circle draw:style-name="gr1" draw:text-style-name="P1" draw:layer="layout" svg:width="0.08cm" svg:height="0.08cm" draw:transform="rotate (1.5707963267949) translate (19.259cm 12.764cm)">
          <text:p/>
        </draw:circle>
        <draw:circle draw:style-name="gr1" draw:text-style-name="P1" draw:layer="layout" svg:width="0.08cm" svg:height="0.08cm" draw:transform="rotate (1.5707963267949) translate (19.513cm 12.764cm)">
          <text:p/>
        </draw:circle>
        <draw:circle draw:style-name="gr1" draw:text-style-name="P1" draw:layer="layout" svg:width="0.08cm" svg:height="0.08cm" draw:transform="rotate (1.5707963267949) translate (19.767cm 12.764cm)">
          <text:p/>
        </draw:circle>
        <draw:circle draw:style-name="gr1" draw:text-style-name="P1" draw:layer="layout" svg:width="0.08cm" svg:height="0.08cm" draw:transform="rotate (1.5707963267949) translate (20.021cm 12.764cm)">
          <text:p/>
        </draw:circle>
        <draw:circle draw:style-name="gr1" draw:text-style-name="P1" draw:layer="layout" svg:width="0.08cm" svg:height="0.08cm" draw:transform="rotate (1.5707963267949) translate (20.275cm 12.764cm)">
          <text:p/>
        </draw:circle>
        <draw:circle draw:style-name="gr1" draw:text-style-name="P1" draw:layer="layout" svg:width="0.08cm" svg:height="0.08cm" draw:transform="rotate (1.5707963267949) translate (20.529cm 12.764cm)">
          <text:p/>
        </draw:circle>
        <draw:circle draw:style-name="gr1" draw:text-style-name="P1" draw:layer="layout" svg:width="0.08cm" svg:height="0.08cm" draw:transform="rotate (1.5707963267949) translate (20.783cm 12.764cm)">
          <text:p/>
        </draw:circle>
        <draw:circle draw:style-name="gr1" draw:text-style-name="P1" draw:layer="layout" svg:width="0.08cm" svg:height="0.08cm" draw:transform="rotate (1.5707963267949) translate (21.037cm 12.764cm)">
          <text:p/>
        </draw:circle>
        <draw:circle draw:style-name="gr1" draw:text-style-name="P1" draw:layer="layout" svg:width="0.08cm" svg:height="0.08cm" draw:transform="rotate (1.5707963267949) translate (21.291cm 12.764cm)">
          <text:p/>
        </draw:circle>
        <draw:line draw:style-name="gr11" draw:text-style-name="P9" draw:layer="layout" svg:x1="20.686cm" svg:y1="12.724cm" svg:x2="19.949cm" svg:y2="12.724cm">
          <text:p/>
        </draw:line>
        <draw:line draw:style-name="gr11" draw:text-style-name="P9" draw:layer="layout" svg:x1="19.919cm" svg:y1="12.724cm" svg:x2="19.182cm" svg:y2="12.724cm">
          <text:p/>
        </draw:line>
        <draw:line draw:style-name="gr11" draw:text-style-name="P9" draw:layer="layout" svg:x1="21.443cm" svg:y1="12.724cm" svg:x2="20.706cm" svg:y2="12.724cm">
          <text:p/>
        </draw:line>
        <draw:circle draw:style-name="gr1" draw:text-style-name="P1" draw:layer="layout" svg:width="0.08cm" svg:height="0.08cm" draw:transform="rotate (1.5707963267949) translate (11.38cm 12.51cm)">
          <text:p/>
        </draw:circle>
        <draw:circle draw:style-name="gr1" draw:text-style-name="P1" draw:layer="layout" svg:width="0.08cm" svg:height="0.08cm" draw:transform="rotate (1.5707963267949) translate (11.634cm 12.51cm)">
          <text:p/>
        </draw:circle>
        <draw:circle draw:style-name="gr1" draw:text-style-name="P1" draw:layer="layout" svg:width="0.08cm" svg:height="0.08cm" draw:transform="rotate (1.5707963267949) translate (11.888cm 12.51cm)">
          <text:p/>
        </draw:circle>
        <draw:circle draw:style-name="gr1" draw:text-style-name="P1" draw:layer="layout" svg:width="0.08cm" svg:height="0.08cm" draw:transform="rotate (1.5707963267949) translate (12.142cm 12.51cm)">
          <text:p/>
        </draw:circle>
        <draw:circle draw:style-name="gr1" draw:text-style-name="P1" draw:layer="layout" svg:width="0.08cm" svg:height="0.08cm" draw:transform="rotate (1.5707963267949) translate (12.396cm 12.51cm)">
          <text:p/>
        </draw:circle>
        <draw:circle draw:style-name="gr1" draw:text-style-name="P1" draw:layer="layout" svg:width="0.08cm" svg:height="0.08cm" draw:transform="rotate (1.5707963267949) translate (12.65cm 12.51cm)">
          <text:p/>
        </draw:circle>
        <draw:circle draw:style-name="gr1" draw:text-style-name="P1" draw:layer="layout" svg:width="0.08cm" svg:height="0.08cm" draw:transform="rotate (1.5707963267949) translate (12.904cm 12.51cm)">
          <text:p/>
        </draw:circle>
        <draw:circle draw:style-name="gr1" draw:text-style-name="P1" draw:layer="layout" svg:width="0.08cm" svg:height="0.08cm" draw:transform="rotate (1.5707963267949) translate (13.158cm 12.51cm)">
          <text:p/>
        </draw:circle>
        <draw:circle draw:style-name="gr1" draw:text-style-name="P1" draw:layer="layout" svg:width="0.08cm" svg:height="0.08cm" draw:transform="rotate (1.5707963267949) translate (13.412cm 12.51cm)">
          <text:p/>
        </draw:circle>
        <draw:circle draw:style-name="gr1" draw:text-style-name="P1" draw:layer="layout" svg:width="0.08cm" svg:height="0.08cm" draw:transform="rotate (1.5707963267949) translate (13.666cm 12.51cm)">
          <text:p/>
        </draw:circle>
        <draw:circle draw:style-name="gr1" draw:text-style-name="P1" draw:layer="layout" svg:width="0.08cm" svg:height="0.08cm" draw:transform="rotate (1.5707963267949) translate (13.92cm 12.51cm)">
          <text:p/>
        </draw:circle>
        <draw:circle draw:style-name="gr1" draw:text-style-name="P1" draw:layer="layout" svg:width="0.08cm" svg:height="0.08cm" draw:transform="rotate (1.5707963267949) translate (14.174cm 12.51cm)">
          <text:p/>
        </draw:circle>
        <draw:circle draw:style-name="gr1" draw:text-style-name="P1" draw:layer="layout" svg:width="0.08cm" svg:height="0.08cm" draw:transform="rotate (1.5707963267949) translate (14.428cm 12.51cm)">
          <text:p/>
        </draw:circle>
        <draw:circle draw:style-name="gr1" draw:text-style-name="P1" draw:layer="layout" svg:width="0.08cm" svg:height="0.08cm" draw:transform="rotate (1.5707963267949) translate (14.682cm 12.51cm)">
          <text:p/>
        </draw:circle>
        <draw:circle draw:style-name="gr1" draw:text-style-name="P1" draw:layer="layout" svg:width="0.08cm" svg:height="0.08cm" draw:transform="rotate (1.5707963267949) translate (14.936cm 12.51cm)">
          <text:p/>
        </draw:circle>
        <draw:circle draw:style-name="gr1" draw:text-style-name="P1" draw:layer="layout" svg:width="0.08cm" svg:height="0.08cm" draw:transform="rotate (1.5707963267949) translate (15.19cm 12.51cm)">
          <text:p/>
        </draw:circle>
        <draw:circle draw:style-name="gr1" draw:text-style-name="P1" draw:layer="layout" svg:width="0.08cm" svg:height="0.08cm" draw:transform="rotate (1.5707963267949) translate (7.589cm 12.51cm)">
          <text:p/>
        </draw:circle>
        <draw:circle draw:style-name="gr1" draw:text-style-name="P1" draw:layer="layout" svg:width="0.08cm" svg:height="0.08cm" draw:transform="rotate (1.5707963267949) translate (7.843cm 12.51cm)">
          <text:p/>
        </draw:circle>
        <draw:circle draw:style-name="gr1" draw:text-style-name="P1" draw:layer="layout" svg:width="0.08cm" svg:height="0.08cm" draw:transform="rotate (1.5707963267949) translate (8.097cm 12.51cm)">
          <text:p/>
        </draw:circle>
        <draw:circle draw:style-name="gr1" draw:text-style-name="P1" draw:layer="layout" svg:width="0.08cm" svg:height="0.08cm" draw:transform="rotate (1.5707963267949) translate (8.351cm 12.51cm)">
          <text:p/>
        </draw:circle>
        <draw:circle draw:style-name="gr1" draw:text-style-name="P1" draw:layer="layout" svg:width="0.08cm" svg:height="0.08cm" draw:transform="rotate (1.5707963267949) translate (8.605cm 12.51cm)">
          <text:p/>
        </draw:circle>
        <draw:circle draw:style-name="gr1" draw:text-style-name="P1" draw:layer="layout" svg:width="0.08cm" svg:height="0.08cm" draw:transform="rotate (1.5707963267949) translate (8.859cm 12.51cm)">
          <text:p/>
        </draw:circle>
        <draw:circle draw:style-name="gr1" draw:text-style-name="P1" draw:layer="layout" svg:width="0.08cm" svg:height="0.08cm" draw:transform="rotate (1.5707963267949) translate (9.113cm 12.51cm)">
          <text:p/>
        </draw:circle>
        <draw:circle draw:style-name="gr1" draw:text-style-name="P1" draw:layer="layout" svg:width="0.08cm" svg:height="0.08cm" draw:transform="rotate (1.5707963267949) translate (9.367cm 12.51cm)">
          <text:p/>
        </draw:circle>
        <draw:circle draw:style-name="gr1" draw:text-style-name="P1" draw:layer="layout" svg:width="0.08cm" svg:height="0.08cm" draw:transform="rotate (1.5707963267949) translate (9.621cm 12.51cm)">
          <text:p/>
        </draw:circle>
        <draw:circle draw:style-name="gr1" draw:text-style-name="P1" draw:layer="layout" svg:width="0.08cm" svg:height="0.08cm" draw:transform="rotate (1.5707963267949) translate (9.875cm 12.51cm)">
          <text:p/>
        </draw:circle>
        <draw:circle draw:style-name="gr1" draw:text-style-name="P1" draw:layer="layout" svg:width="0.08cm" svg:height="0.08cm" draw:transform="rotate (1.5707963267949) translate (10.129cm 12.51cm)">
          <text:p/>
        </draw:circle>
        <draw:circle draw:style-name="gr1" draw:text-style-name="P1" draw:layer="layout" svg:width="0.08cm" svg:height="0.08cm" draw:transform="rotate (1.5707963267949) translate (10.383cm 12.51cm)">
          <text:p/>
        </draw:circle>
        <draw:circle draw:style-name="gr1" draw:text-style-name="P1" draw:layer="layout" svg:width="0.08cm" svg:height="0.08cm" draw:transform="rotate (1.5707963267949) translate (10.637cm 12.51cm)">
          <text:p/>
        </draw:circle>
        <draw:circle draw:style-name="gr1" draw:text-style-name="P1" draw:layer="layout" svg:width="0.08cm" svg:height="0.08cm" draw:transform="rotate (1.5707963267949) translate (10.891cm 12.51cm)">
          <text:p/>
        </draw:circle>
        <draw:circle draw:style-name="gr1" draw:text-style-name="P1" draw:layer="layout" svg:width="0.08cm" svg:height="0.08cm" draw:transform="rotate (1.5707963267949) translate (11.145cm 12.51cm)">
          <text:p/>
        </draw:circle>
        <draw:line draw:style-name="gr11" draw:text-style-name="P9" draw:layer="layout" svg:x1="8.492cm" svg:y1="12.479cm" svg:x2="7.528cm" svg:y2="12.479cm">
          <text:p/>
        </draw:line>
        <draw:line draw:style-name="gr11" draw:text-style-name="P9" draw:layer="layout" svg:x1="9.251cm" svg:y1="12.479cm" svg:x2="8.514cm" svg:y2="12.479cm">
          <text:p/>
        </draw:line>
        <draw:line draw:style-name="gr11" draw:text-style-name="P9" draw:layer="layout" svg:x1="10.013cm" svg:y1="12.47cm" svg:x2="9.276cm" svg:y2="12.47cm">
          <text:p/>
        </draw:line>
        <draw:line draw:style-name="gr11" draw:text-style-name="P9" draw:layer="layout" svg:x1="10.775cm" svg:y1="12.47cm" svg:x2="10.038cm" svg:y2="12.47cm">
          <text:p/>
        </draw:line>
        <draw:line draw:style-name="gr11" draw:text-style-name="P9" draw:layer="layout" svg:x1="11.537cm" svg:y1="12.47cm" svg:x2="10.8cm" svg:y2="12.47cm">
          <text:p/>
        </draw:line>
        <draw:line draw:style-name="gr11" draw:text-style-name="P9" draw:layer="layout" svg:x1="12.299cm" svg:y1="12.47cm" svg:x2="11.562cm" svg:y2="12.47cm">
          <text:p/>
        </draw:line>
        <draw:line draw:style-name="gr11" draw:text-style-name="P9" draw:layer="layout" svg:x1="13.061cm" svg:y1="12.47cm" svg:x2="12.324cm" svg:y2="12.47cm">
          <text:p/>
        </draw:line>
        <draw:line draw:style-name="gr11" draw:text-style-name="P9" draw:layer="layout" svg:x1="13.823cm" svg:y1="12.47cm" svg:x2="13.086cm" svg:y2="12.47cm">
          <text:p/>
        </draw:line>
        <draw:line draw:style-name="gr11" draw:text-style-name="P9" draw:layer="layout" svg:x1="14.585cm" svg:y1="12.47cm" svg:x2="13.848cm" svg:y2="12.47cm">
          <text:p/>
        </draw:line>
        <draw:line draw:style-name="gr11" draw:text-style-name="P9" draw:layer="layout" svg:x1="15.347cm" svg:y1="12.47cm" svg:x2="14.61cm" svg:y2="12.47cm">
          <text:p/>
        </draw:line>
        <draw:circle draw:style-name="gr1" draw:text-style-name="P1" draw:layer="layout" svg:width="0.08cm" svg:height="0.08cm" draw:transform="rotate (1.5707963267949) translate (15.449cm 12.51cm)">
          <text:p/>
        </draw:circle>
        <draw:circle draw:style-name="gr1" draw:text-style-name="P1" draw:layer="layout" svg:width="0.08cm" svg:height="0.08cm" draw:transform="rotate (1.5707963267949) translate (15.703cm 12.51cm)">
          <text:p/>
        </draw:circle>
        <draw:circle draw:style-name="gr1" draw:text-style-name="P1" draw:layer="layout" svg:width="0.08cm" svg:height="0.08cm" draw:transform="rotate (1.5707963267949) translate (15.957cm 12.51cm)">
          <text:p/>
        </draw:circle>
        <draw:circle draw:style-name="gr1" draw:text-style-name="P1" draw:layer="layout" svg:width="0.08cm" svg:height="0.08cm" draw:transform="rotate (1.5707963267949) translate (16.211cm 12.51cm)">
          <text:p/>
        </draw:circle>
        <draw:circle draw:style-name="gr1" draw:text-style-name="P1" draw:layer="layout" svg:width="0.08cm" svg:height="0.08cm" draw:transform="rotate (1.5707963267949) translate (16.465cm 12.51cm)">
          <text:p/>
        </draw:circle>
        <draw:circle draw:style-name="gr1" draw:text-style-name="P1" draw:layer="layout" svg:width="0.08cm" svg:height="0.08cm" draw:transform="rotate (1.5707963267949) translate (16.719cm 12.51cm)">
          <text:p/>
        </draw:circle>
        <draw:circle draw:style-name="gr1" draw:text-style-name="P1" draw:layer="layout" svg:width="0.08cm" svg:height="0.08cm" draw:transform="rotate (1.5707963267949) translate (16.973cm 12.51cm)">
          <text:p/>
        </draw:circle>
        <draw:circle draw:style-name="gr1" draw:text-style-name="P1" draw:layer="layout" svg:width="0.08cm" svg:height="0.08cm" draw:transform="rotate (1.5707963267949) translate (17.227cm 12.51cm)">
          <text:p/>
        </draw:circle>
        <draw:circle draw:style-name="gr1" draw:text-style-name="P1" draw:layer="layout" svg:width="0.08cm" svg:height="0.08cm" draw:transform="rotate (1.5707963267949) translate (17.481cm 12.51cm)">
          <text:p/>
        </draw:circle>
        <draw:circle draw:style-name="gr1" draw:text-style-name="P1" draw:layer="layout" svg:width="0.08cm" svg:height="0.08cm" draw:transform="rotate (1.5707963267949) translate (17.735cm 12.51cm)">
          <text:p/>
        </draw:circle>
        <draw:circle draw:style-name="gr1" draw:text-style-name="P1" draw:layer="layout" svg:width="0.08cm" svg:height="0.08cm" draw:transform="rotate (1.5707963267949) translate (17.989cm 12.51cm)">
          <text:p/>
        </draw:circle>
        <draw:circle draw:style-name="gr1" draw:text-style-name="P1" draw:layer="layout" svg:width="0.08cm" svg:height="0.08cm" draw:transform="rotate (1.5707963267949) translate (18.243cm 12.51cm)">
          <text:p/>
        </draw:circle>
        <draw:circle draw:style-name="gr1" draw:text-style-name="P1" draw:layer="layout" svg:width="0.08cm" svg:height="0.08cm" draw:transform="rotate (1.5707963267949) translate (18.497cm 12.51cm)">
          <text:p/>
        </draw:circle>
        <draw:circle draw:style-name="gr1" draw:text-style-name="P1" draw:layer="layout" svg:width="0.08cm" svg:height="0.08cm" draw:transform="rotate (1.5707963267949) translate (18.751cm 12.51cm)">
          <text:p/>
        </draw:circle>
        <draw:circle draw:style-name="gr1" draw:text-style-name="P1" draw:layer="layout" svg:width="0.08cm" svg:height="0.08cm" draw:transform="rotate (1.5707963267949) translate (19.005cm 12.51cm)">
          <text:p/>
        </draw:circle>
        <draw:line draw:style-name="gr11" draw:text-style-name="P9" draw:layer="layout" svg:x1="16.876cm" svg:y1="12.47cm" svg:x2="16.139cm" svg:y2="12.47cm">
          <text:p/>
        </draw:line>
        <draw:line draw:style-name="gr11" draw:text-style-name="P9" draw:layer="layout" svg:x1="17.638cm" svg:y1="12.47cm" svg:x2="16.901cm" svg:y2="12.47cm">
          <text:p/>
        </draw:line>
        <draw:line draw:style-name="gr11" draw:text-style-name="P9" draw:layer="layout" svg:x1="18.4cm" svg:y1="12.47cm" svg:x2="17.663cm" svg:y2="12.47cm">
          <text:p/>
        </draw:line>
        <draw:line draw:style-name="gr11" draw:text-style-name="P9" draw:layer="layout" svg:x1="16.109cm" svg:y1="12.47cm" svg:x2="15.372cm" svg:y2="12.47cm">
          <text:p/>
        </draw:line>
        <draw:line draw:style-name="gr11" draw:text-style-name="P9" draw:layer="layout" svg:x1="19.157cm" svg:y1="12.47cm" svg:x2="18.42cm" svg:y2="12.47cm">
          <text:p/>
        </draw:line>
        <draw:circle draw:style-name="gr1" draw:text-style-name="P1" draw:layer="layout" svg:width="0.08cm" svg:height="0.08cm" draw:transform="rotate (1.5707963267949) translate (19.259cm 12.51cm)">
          <text:p/>
        </draw:circle>
        <draw:circle draw:style-name="gr1" draw:text-style-name="P1" draw:layer="layout" svg:width="0.08cm" svg:height="0.08cm" draw:transform="rotate (1.5707963267949) translate (19.513cm 12.51cm)">
          <text:p/>
        </draw:circle>
        <draw:circle draw:style-name="gr1" draw:text-style-name="P1" draw:layer="layout" svg:width="0.08cm" svg:height="0.08cm" draw:transform="rotate (1.5707963267949) translate (19.767cm 12.51cm)">
          <text:p/>
        </draw:circle>
        <draw:circle draw:style-name="gr1" draw:text-style-name="P1" draw:layer="layout" svg:width="0.08cm" svg:height="0.08cm" draw:transform="rotate (1.5707963267949) translate (20.021cm 12.51cm)">
          <text:p/>
        </draw:circle>
        <draw:circle draw:style-name="gr1" draw:text-style-name="P1" draw:layer="layout" svg:width="0.08cm" svg:height="0.08cm" draw:transform="rotate (1.5707963267949) translate (20.275cm 12.51cm)">
          <text:p/>
        </draw:circle>
        <draw:circle draw:style-name="gr1" draw:text-style-name="P1" draw:layer="layout" svg:width="0.08cm" svg:height="0.08cm" draw:transform="rotate (1.5707963267949) translate (20.529cm 12.51cm)">
          <text:p/>
        </draw:circle>
        <draw:circle draw:style-name="gr1" draw:text-style-name="P1" draw:layer="layout" svg:width="0.08cm" svg:height="0.08cm" draw:transform="rotate (1.5707963267949) translate (20.783cm 12.51cm)">
          <text:p/>
        </draw:circle>
        <draw:circle draw:style-name="gr1" draw:text-style-name="P1" draw:layer="layout" svg:width="0.08cm" svg:height="0.08cm" draw:transform="rotate (1.5707963267949) translate (21.037cm 12.51cm)">
          <text:p/>
        </draw:circle>
        <draw:circle draw:style-name="gr1" draw:text-style-name="P1" draw:layer="layout" svg:width="0.08cm" svg:height="0.08cm" draw:transform="rotate (1.5707963267949) translate (21.291cm 12.51cm)">
          <text:p/>
        </draw:circle>
        <draw:line draw:style-name="gr11" draw:text-style-name="P9" draw:layer="layout" svg:x1="20.686cm" svg:y1="12.47cm" svg:x2="19.949cm" svg:y2="12.47cm">
          <text:p/>
        </draw:line>
        <draw:line draw:style-name="gr11" draw:text-style-name="P9" draw:layer="layout" svg:x1="19.919cm" svg:y1="12.47cm" svg:x2="19.182cm" svg:y2="12.47cm">
          <text:p/>
        </draw:line>
        <draw:line draw:style-name="gr11" draw:text-style-name="P9" draw:layer="layout" svg:x1="21.443cm" svg:y1="12.47cm" svg:x2="20.706cm" svg:y2="12.47cm">
          <text:p/>
        </draw:line>
        <draw:circle draw:style-name="gr1" draw:text-style-name="P1" draw:layer="layout" svg:width="0.08cm" svg:height="0.08cm" draw:transform="rotate (1.5707963267949) translate (11.38cm 12.256cm)">
          <text:p/>
        </draw:circle>
        <draw:circle draw:style-name="gr1" draw:text-style-name="P1" draw:layer="layout" svg:width="0.08cm" svg:height="0.08cm" draw:transform="rotate (1.5707963267949) translate (11.634cm 12.256cm)">
          <text:p/>
        </draw:circle>
        <draw:circle draw:style-name="gr1" draw:text-style-name="P1" draw:layer="layout" svg:width="0.08cm" svg:height="0.08cm" draw:transform="rotate (1.5707963267949) translate (11.888cm 12.256cm)">
          <text:p/>
        </draw:circle>
        <draw:circle draw:style-name="gr1" draw:text-style-name="P1" draw:layer="layout" svg:width="0.08cm" svg:height="0.08cm" draw:transform="rotate (1.5707963267949) translate (12.142cm 12.256cm)">
          <text:p/>
        </draw:circle>
        <draw:circle draw:style-name="gr1" draw:text-style-name="P1" draw:layer="layout" svg:width="0.08cm" svg:height="0.08cm" draw:transform="rotate (1.5707963267949) translate (12.396cm 12.256cm)">
          <text:p/>
        </draw:circle>
        <draw:circle draw:style-name="gr1" draw:text-style-name="P1" draw:layer="layout" svg:width="0.08cm" svg:height="0.08cm" draw:transform="rotate (1.5707963267949) translate (12.65cm 12.256cm)">
          <text:p/>
        </draw:circle>
        <draw:circle draw:style-name="gr1" draw:text-style-name="P1" draw:layer="layout" svg:width="0.08cm" svg:height="0.08cm" draw:transform="rotate (1.5707963267949) translate (12.904cm 12.256cm)">
          <text:p/>
        </draw:circle>
        <draw:circle draw:style-name="gr1" draw:text-style-name="P1" draw:layer="layout" svg:width="0.08cm" svg:height="0.08cm" draw:transform="rotate (1.5707963267949) translate (13.158cm 12.256cm)">
          <text:p/>
        </draw:circle>
        <draw:circle draw:style-name="gr1" draw:text-style-name="P1" draw:layer="layout" svg:width="0.08cm" svg:height="0.08cm" draw:transform="rotate (1.5707963267949) translate (13.412cm 12.256cm)">
          <text:p/>
        </draw:circle>
        <draw:circle draw:style-name="gr1" draw:text-style-name="P1" draw:layer="layout" svg:width="0.08cm" svg:height="0.08cm" draw:transform="rotate (1.5707963267949) translate (13.666cm 12.256cm)">
          <text:p/>
        </draw:circle>
        <draw:circle draw:style-name="gr1" draw:text-style-name="P1" draw:layer="layout" svg:width="0.08cm" svg:height="0.08cm" draw:transform="rotate (1.5707963267949) translate (13.92cm 12.256cm)">
          <text:p/>
        </draw:circle>
        <draw:circle draw:style-name="gr1" draw:text-style-name="P1" draw:layer="layout" svg:width="0.08cm" svg:height="0.08cm" draw:transform="rotate (1.5707963267949) translate (14.174cm 12.256cm)">
          <text:p/>
        </draw:circle>
        <draw:circle draw:style-name="gr1" draw:text-style-name="P1" draw:layer="layout" svg:width="0.08cm" svg:height="0.08cm" draw:transform="rotate (1.5707963267949) translate (14.428cm 12.256cm)">
          <text:p/>
        </draw:circle>
        <draw:circle draw:style-name="gr1" draw:text-style-name="P1" draw:layer="layout" svg:width="0.08cm" svg:height="0.08cm" draw:transform="rotate (1.5707963267949) translate (14.682cm 12.256cm)">
          <text:p/>
        </draw:circle>
        <draw:circle draw:style-name="gr1" draw:text-style-name="P1" draw:layer="layout" svg:width="0.08cm" svg:height="0.08cm" draw:transform="rotate (1.5707963267949) translate (14.936cm 12.256cm)">
          <text:p/>
        </draw:circle>
        <draw:circle draw:style-name="gr1" draw:text-style-name="P1" draw:layer="layout" svg:width="0.08cm" svg:height="0.08cm" draw:transform="rotate (1.5707963267949) translate (15.19cm 12.256cm)">
          <text:p/>
        </draw:circle>
        <draw:circle draw:style-name="gr1" draw:text-style-name="P1" draw:layer="layout" svg:width="0.08cm" svg:height="0.08cm" draw:transform="rotate (1.5707963267949) translate (7.589cm 12.256cm)">
          <text:p/>
        </draw:circle>
        <draw:circle draw:style-name="gr1" draw:text-style-name="P1" draw:layer="layout" svg:width="0.08cm" svg:height="0.08cm" draw:transform="rotate (1.5707963267949) translate (7.843cm 12.256cm)">
          <text:p/>
        </draw:circle>
        <draw:circle draw:style-name="gr1" draw:text-style-name="P1" draw:layer="layout" svg:width="0.08cm" svg:height="0.08cm" draw:transform="rotate (1.5707963267949) translate (8.097cm 12.256cm)">
          <text:p/>
        </draw:circle>
        <draw:circle draw:style-name="gr1" draw:text-style-name="P1" draw:layer="layout" svg:width="0.08cm" svg:height="0.08cm" draw:transform="rotate (1.5707963267949) translate (8.351cm 12.256cm)">
          <text:p/>
        </draw:circle>
        <draw:circle draw:style-name="gr1" draw:text-style-name="P1" draw:layer="layout" svg:width="0.08cm" svg:height="0.08cm" draw:transform="rotate (1.5707963267949) translate (8.605cm 12.256cm)">
          <text:p/>
        </draw:circle>
        <draw:circle draw:style-name="gr1" draw:text-style-name="P1" draw:layer="layout" svg:width="0.08cm" svg:height="0.08cm" draw:transform="rotate (1.5707963267949) translate (8.859cm 12.256cm)">
          <text:p/>
        </draw:circle>
        <draw:circle draw:style-name="gr1" draw:text-style-name="P1" draw:layer="layout" svg:width="0.08cm" svg:height="0.08cm" draw:transform="rotate (1.5707963267949) translate (9.113cm 12.256cm)">
          <text:p/>
        </draw:circle>
        <draw:circle draw:style-name="gr1" draw:text-style-name="P1" draw:layer="layout" svg:width="0.08cm" svg:height="0.08cm" draw:transform="rotate (1.5707963267949) translate (9.367cm 12.256cm)">
          <text:p/>
        </draw:circle>
        <draw:circle draw:style-name="gr1" draw:text-style-name="P1" draw:layer="layout" svg:width="0.08cm" svg:height="0.08cm" draw:transform="rotate (1.5707963267949) translate (9.621cm 12.256cm)">
          <text:p/>
        </draw:circle>
        <draw:circle draw:style-name="gr1" draw:text-style-name="P1" draw:layer="layout" svg:width="0.08cm" svg:height="0.08cm" draw:transform="rotate (1.5707963267949) translate (9.875cm 12.256cm)">
          <text:p/>
        </draw:circle>
        <draw:circle draw:style-name="gr1" draw:text-style-name="P1" draw:layer="layout" svg:width="0.08cm" svg:height="0.08cm" draw:transform="rotate (1.5707963267949) translate (10.129cm 12.256cm)">
          <text:p/>
        </draw:circle>
        <draw:circle draw:style-name="gr1" draw:text-style-name="P1" draw:layer="layout" svg:width="0.08cm" svg:height="0.08cm" draw:transform="rotate (1.5707963267949) translate (10.383cm 12.256cm)">
          <text:p/>
        </draw:circle>
        <draw:circle draw:style-name="gr1" draw:text-style-name="P1" draw:layer="layout" svg:width="0.08cm" svg:height="0.08cm" draw:transform="rotate (1.5707963267949) translate (10.637cm 12.256cm)">
          <text:p/>
        </draw:circle>
        <draw:circle draw:style-name="gr1" draw:text-style-name="P1" draw:layer="layout" svg:width="0.08cm" svg:height="0.08cm" draw:transform="rotate (1.5707963267949) translate (10.891cm 12.256cm)">
          <text:p/>
        </draw:circle>
        <draw:circle draw:style-name="gr1" draw:text-style-name="P1" draw:layer="layout" svg:width="0.08cm" svg:height="0.08cm" draw:transform="rotate (1.5707963267949) translate (11.145cm 12.256cm)">
          <text:p/>
        </draw:circle>
        <draw:line draw:style-name="gr11" draw:text-style-name="P9" draw:layer="layout" svg:x1="8.492cm" svg:y1="12.225cm" svg:x2="7.528cm" svg:y2="12.225cm">
          <text:p/>
        </draw:line>
        <draw:line draw:style-name="gr11" draw:text-style-name="P9" draw:layer="layout" svg:x1="9.251cm" svg:y1="12.225cm" svg:x2="8.514cm" svg:y2="12.225cm">
          <text:p/>
        </draw:line>
        <draw:line draw:style-name="gr11" draw:text-style-name="P9" draw:layer="layout" svg:x1="10.013cm" svg:y1="12.216cm" svg:x2="9.276cm" svg:y2="12.216cm">
          <text:p/>
        </draw:line>
        <draw:line draw:style-name="gr11" draw:text-style-name="P9" draw:layer="layout" svg:x1="10.775cm" svg:y1="12.216cm" svg:x2="10.038cm" svg:y2="12.216cm">
          <text:p/>
        </draw:line>
        <draw:line draw:style-name="gr11" draw:text-style-name="P9" draw:layer="layout" svg:x1="11.537cm" svg:y1="12.216cm" svg:x2="10.8cm" svg:y2="12.216cm">
          <text:p/>
        </draw:line>
        <draw:line draw:style-name="gr11" draw:text-style-name="P9" draw:layer="layout" svg:x1="12.299cm" svg:y1="12.216cm" svg:x2="11.562cm" svg:y2="12.216cm">
          <text:p/>
        </draw:line>
        <draw:line draw:style-name="gr11" draw:text-style-name="P9" draw:layer="layout" svg:x1="13.061cm" svg:y1="12.216cm" svg:x2="12.324cm" svg:y2="12.216cm">
          <text:p/>
        </draw:line>
        <draw:line draw:style-name="gr11" draw:text-style-name="P9" draw:layer="layout" svg:x1="13.823cm" svg:y1="12.216cm" svg:x2="13.086cm" svg:y2="12.216cm">
          <text:p/>
        </draw:line>
        <draw:line draw:style-name="gr11" draw:text-style-name="P9" draw:layer="layout" svg:x1="14.585cm" svg:y1="12.216cm" svg:x2="13.848cm" svg:y2="12.216cm">
          <text:p/>
        </draw:line>
        <draw:line draw:style-name="gr11" draw:text-style-name="P9" draw:layer="layout" svg:x1="15.347cm" svg:y1="12.216cm" svg:x2="14.61cm" svg:y2="12.216cm">
          <text:p/>
        </draw:line>
        <draw:circle draw:style-name="gr1" draw:text-style-name="P1" draw:layer="layout" svg:width="0.08cm" svg:height="0.08cm" draw:transform="rotate (1.5707963267949) translate (15.449cm 12.256cm)">
          <text:p/>
        </draw:circle>
        <draw:circle draw:style-name="gr1" draw:text-style-name="P1" draw:layer="layout" svg:width="0.08cm" svg:height="0.08cm" draw:transform="rotate (1.5707963267949) translate (15.703cm 12.256cm)">
          <text:p/>
        </draw:circle>
        <draw:circle draw:style-name="gr1" draw:text-style-name="P1" draw:layer="layout" svg:width="0.08cm" svg:height="0.08cm" draw:transform="rotate (1.5707963267949) translate (15.957cm 12.256cm)">
          <text:p/>
        </draw:circle>
        <draw:circle draw:style-name="gr1" draw:text-style-name="P1" draw:layer="layout" svg:width="0.08cm" svg:height="0.08cm" draw:transform="rotate (1.5707963267949) translate (16.211cm 12.256cm)">
          <text:p/>
        </draw:circle>
        <draw:circle draw:style-name="gr1" draw:text-style-name="P1" draw:layer="layout" svg:width="0.08cm" svg:height="0.08cm" draw:transform="rotate (1.5707963267949) translate (16.465cm 12.256cm)">
          <text:p/>
        </draw:circle>
        <draw:circle draw:style-name="gr1" draw:text-style-name="P1" draw:layer="layout" svg:width="0.08cm" svg:height="0.08cm" draw:transform="rotate (1.5707963267949) translate (16.719cm 12.256cm)">
          <text:p/>
        </draw:circle>
        <draw:circle draw:style-name="gr1" draw:text-style-name="P1" draw:layer="layout" svg:width="0.08cm" svg:height="0.08cm" draw:transform="rotate (1.5707963267949) translate (16.973cm 12.256cm)">
          <text:p/>
        </draw:circle>
        <draw:circle draw:style-name="gr1" draw:text-style-name="P1" draw:layer="layout" svg:width="0.08cm" svg:height="0.08cm" draw:transform="rotate (1.5707963267949) translate (17.227cm 12.256cm)">
          <text:p/>
        </draw:circle>
        <draw:circle draw:style-name="gr1" draw:text-style-name="P1" draw:layer="layout" svg:width="0.08cm" svg:height="0.08cm" draw:transform="rotate (1.5707963267949) translate (17.481cm 12.256cm)">
          <text:p/>
        </draw:circle>
        <draw:circle draw:style-name="gr1" draw:text-style-name="P1" draw:layer="layout" svg:width="0.08cm" svg:height="0.08cm" draw:transform="rotate (1.5707963267949) translate (17.735cm 12.256cm)">
          <text:p/>
        </draw:circle>
        <draw:circle draw:style-name="gr1" draw:text-style-name="P1" draw:layer="layout" svg:width="0.08cm" svg:height="0.08cm" draw:transform="rotate (1.5707963267949) translate (17.989cm 12.256cm)">
          <text:p/>
        </draw:circle>
        <draw:circle draw:style-name="gr1" draw:text-style-name="P1" draw:layer="layout" svg:width="0.08cm" svg:height="0.08cm" draw:transform="rotate (1.5707963267949) translate (18.243cm 12.256cm)">
          <text:p/>
        </draw:circle>
        <draw:circle draw:style-name="gr1" draw:text-style-name="P1" draw:layer="layout" svg:width="0.08cm" svg:height="0.08cm" draw:transform="rotate (1.5707963267949) translate (18.497cm 12.256cm)">
          <text:p/>
        </draw:circle>
        <draw:circle draw:style-name="gr1" draw:text-style-name="P1" draw:layer="layout" svg:width="0.08cm" svg:height="0.08cm" draw:transform="rotate (1.5707963267949) translate (18.751cm 12.256cm)">
          <text:p/>
        </draw:circle>
        <draw:circle draw:style-name="gr1" draw:text-style-name="P1" draw:layer="layout" svg:width="0.08cm" svg:height="0.08cm" draw:transform="rotate (1.5707963267949) translate (19.005cm 12.256cm)">
          <text:p/>
        </draw:circle>
        <draw:line draw:style-name="gr11" draw:text-style-name="P9" draw:layer="layout" svg:x1="16.876cm" svg:y1="12.216cm" svg:x2="16.139cm" svg:y2="12.216cm">
          <text:p/>
        </draw:line>
        <draw:line draw:style-name="gr11" draw:text-style-name="P9" draw:layer="layout" svg:x1="17.638cm" svg:y1="12.216cm" svg:x2="16.901cm" svg:y2="12.216cm">
          <text:p/>
        </draw:line>
        <draw:line draw:style-name="gr11" draw:text-style-name="P9" draw:layer="layout" svg:x1="18.4cm" svg:y1="12.216cm" svg:x2="17.663cm" svg:y2="12.216cm">
          <text:p/>
        </draw:line>
        <draw:line draw:style-name="gr11" draw:text-style-name="P9" draw:layer="layout" svg:x1="16.109cm" svg:y1="12.216cm" svg:x2="15.372cm" svg:y2="12.216cm">
          <text:p/>
        </draw:line>
        <draw:line draw:style-name="gr11" draw:text-style-name="P9" draw:layer="layout" svg:x1="19.157cm" svg:y1="12.216cm" svg:x2="18.42cm" svg:y2="12.216cm">
          <text:p/>
        </draw:line>
        <draw:circle draw:style-name="gr1" draw:text-style-name="P1" draw:layer="layout" svg:width="0.08cm" svg:height="0.08cm" draw:transform="rotate (1.5707963267949) translate (19.259cm 12.256cm)">
          <text:p/>
        </draw:circle>
        <draw:circle draw:style-name="gr1" draw:text-style-name="P1" draw:layer="layout" svg:width="0.08cm" svg:height="0.08cm" draw:transform="rotate (1.5707963267949) translate (19.513cm 12.256cm)">
          <text:p/>
        </draw:circle>
        <draw:circle draw:style-name="gr1" draw:text-style-name="P1" draw:layer="layout" svg:width="0.08cm" svg:height="0.08cm" draw:transform="rotate (1.5707963267949) translate (19.767cm 12.256cm)">
          <text:p/>
        </draw:circle>
        <draw:circle draw:style-name="gr1" draw:text-style-name="P1" draw:layer="layout" svg:width="0.08cm" svg:height="0.08cm" draw:transform="rotate (1.5707963267949) translate (20.021cm 12.256cm)">
          <text:p/>
        </draw:circle>
        <draw:circle draw:style-name="gr1" draw:text-style-name="P1" draw:layer="layout" svg:width="0.08cm" svg:height="0.08cm" draw:transform="rotate (1.5707963267949) translate (20.275cm 12.256cm)">
          <text:p/>
        </draw:circle>
        <draw:circle draw:style-name="gr1" draw:text-style-name="P1" draw:layer="layout" svg:width="0.08cm" svg:height="0.08cm" draw:transform="rotate (1.5707963267949) translate (20.529cm 12.256cm)">
          <text:p/>
        </draw:circle>
        <draw:circle draw:style-name="gr1" draw:text-style-name="P1" draw:layer="layout" svg:width="0.08cm" svg:height="0.08cm" draw:transform="rotate (1.5707963267949) translate (20.783cm 12.256cm)">
          <text:p/>
        </draw:circle>
        <draw:circle draw:style-name="gr1" draw:text-style-name="P1" draw:layer="layout" svg:width="0.08cm" svg:height="0.08cm" draw:transform="rotate (1.5707963267949) translate (21.037cm 12.256cm)">
          <text:p/>
        </draw:circle>
        <draw:circle draw:style-name="gr1" draw:text-style-name="P1" draw:layer="layout" svg:width="0.08cm" svg:height="0.08cm" draw:transform="rotate (1.5707963267949) translate (21.291cm 12.256cm)">
          <text:p/>
        </draw:circle>
        <draw:line draw:style-name="gr11" draw:text-style-name="P9" draw:layer="layout" svg:x1="20.686cm" svg:y1="12.216cm" svg:x2="19.949cm" svg:y2="12.216cm">
          <text:p/>
        </draw:line>
        <draw:line draw:style-name="gr11" draw:text-style-name="P9" draw:layer="layout" svg:x1="19.919cm" svg:y1="12.216cm" svg:x2="19.182cm" svg:y2="12.216cm">
          <text:p/>
        </draw:line>
        <draw:line draw:style-name="gr11" draw:text-style-name="P9" draw:layer="layout" svg:x1="21.443cm" svg:y1="12.216cm" svg:x2="20.706cm" svg:y2="12.216cm">
          <text:p/>
        </draw:line>
        <draw:circle draw:style-name="gr1" draw:text-style-name="P1" draw:layer="layout" svg:width="0.08cm" svg:height="0.08cm" draw:transform="rotate (1.5707963267949) translate (11.38cm 12.002cm)">
          <text:p/>
        </draw:circle>
        <draw:circle draw:style-name="gr1" draw:text-style-name="P1" draw:layer="layout" svg:width="0.08cm" svg:height="0.08cm" draw:transform="rotate (1.5707963267949) translate (11.634cm 12.002cm)">
          <text:p/>
        </draw:circle>
        <draw:circle draw:style-name="gr1" draw:text-style-name="P1" draw:layer="layout" svg:width="0.08cm" svg:height="0.08cm" draw:transform="rotate (1.5707963267949) translate (11.888cm 12.002cm)">
          <text:p/>
        </draw:circle>
        <draw:circle draw:style-name="gr1" draw:text-style-name="P1" draw:layer="layout" svg:width="0.08cm" svg:height="0.08cm" draw:transform="rotate (1.5707963267949) translate (12.142cm 12.002cm)">
          <text:p/>
        </draw:circle>
        <draw:circle draw:style-name="gr1" draw:text-style-name="P1" draw:layer="layout" svg:width="0.08cm" svg:height="0.08cm" draw:transform="rotate (1.5707963267949) translate (12.396cm 12.002cm)">
          <text:p/>
        </draw:circle>
        <draw:circle draw:style-name="gr1" draw:text-style-name="P1" draw:layer="layout" svg:width="0.08cm" svg:height="0.08cm" draw:transform="rotate (1.5707963267949) translate (12.65cm 12.002cm)">
          <text:p/>
        </draw:circle>
        <draw:circle draw:style-name="gr1" draw:text-style-name="P1" draw:layer="layout" svg:width="0.08cm" svg:height="0.08cm" draw:transform="rotate (1.5707963267949) translate (12.904cm 12.002cm)">
          <text:p/>
        </draw:circle>
        <draw:circle draw:style-name="gr1" draw:text-style-name="P1" draw:layer="layout" svg:width="0.08cm" svg:height="0.08cm" draw:transform="rotate (1.5707963267949) translate (13.158cm 12.002cm)">
          <text:p/>
        </draw:circle>
        <draw:circle draw:style-name="gr1" draw:text-style-name="P1" draw:layer="layout" svg:width="0.08cm" svg:height="0.08cm" draw:transform="rotate (1.5707963267949) translate (13.412cm 12.002cm)">
          <text:p/>
        </draw:circle>
        <draw:circle draw:style-name="gr1" draw:text-style-name="P1" draw:layer="layout" svg:width="0.08cm" svg:height="0.08cm" draw:transform="rotate (1.5707963267949) translate (13.666cm 12.002cm)">
          <text:p/>
        </draw:circle>
        <draw:circle draw:style-name="gr1" draw:text-style-name="P1" draw:layer="layout" svg:width="0.08cm" svg:height="0.08cm" draw:transform="rotate (1.5707963267949) translate (13.92cm 12.002cm)">
          <text:p/>
        </draw:circle>
        <draw:circle draw:style-name="gr1" draw:text-style-name="P1" draw:layer="layout" svg:width="0.08cm" svg:height="0.08cm" draw:transform="rotate (1.5707963267949) translate (14.174cm 12.002cm)">
          <text:p/>
        </draw:circle>
        <draw:circle draw:style-name="gr1" draw:text-style-name="P1" draw:layer="layout" svg:width="0.08cm" svg:height="0.08cm" draw:transform="rotate (1.5707963267949) translate (14.428cm 12.002cm)">
          <text:p/>
        </draw:circle>
        <draw:circle draw:style-name="gr1" draw:text-style-name="P1" draw:layer="layout" svg:width="0.08cm" svg:height="0.08cm" draw:transform="rotate (1.5707963267949) translate (14.682cm 12.002cm)">
          <text:p/>
        </draw:circle>
        <draw:circle draw:style-name="gr1" draw:text-style-name="P1" draw:layer="layout" svg:width="0.08cm" svg:height="0.08cm" draw:transform="rotate (1.5707963267949) translate (14.936cm 12.002cm)">
          <text:p/>
        </draw:circle>
        <draw:circle draw:style-name="gr1" draw:text-style-name="P1" draw:layer="layout" svg:width="0.08cm" svg:height="0.08cm" draw:transform="rotate (1.5707963267949) translate (15.19cm 12.002cm)">
          <text:p/>
        </draw:circle>
        <draw:circle draw:style-name="gr1" draw:text-style-name="P1" draw:layer="layout" svg:width="0.08cm" svg:height="0.08cm" draw:transform="rotate (1.5707963267949) translate (7.589cm 12.002cm)">
          <text:p/>
        </draw:circle>
        <draw:circle draw:style-name="gr1" draw:text-style-name="P1" draw:layer="layout" svg:width="0.08cm" svg:height="0.08cm" draw:transform="rotate (1.5707963267949) translate (7.843cm 12.002cm)">
          <text:p/>
        </draw:circle>
        <draw:circle draw:style-name="gr1" draw:text-style-name="P1" draw:layer="layout" svg:width="0.08cm" svg:height="0.08cm" draw:transform="rotate (1.5707963267949) translate (8.097cm 12.002cm)">
          <text:p/>
        </draw:circle>
        <draw:circle draw:style-name="gr1" draw:text-style-name="P1" draw:layer="layout" svg:width="0.08cm" svg:height="0.08cm" draw:transform="rotate (1.5707963267949) translate (8.351cm 12.002cm)">
          <text:p/>
        </draw:circle>
        <draw:circle draw:style-name="gr1" draw:text-style-name="P1" draw:layer="layout" svg:width="0.08cm" svg:height="0.08cm" draw:transform="rotate (1.5707963267949) translate (8.605cm 12.002cm)">
          <text:p/>
        </draw:circle>
        <draw:circle draw:style-name="gr1" draw:text-style-name="P1" draw:layer="layout" svg:width="0.08cm" svg:height="0.08cm" draw:transform="rotate (1.5707963267949) translate (8.859cm 12.002cm)">
          <text:p/>
        </draw:circle>
        <draw:circle draw:style-name="gr1" draw:text-style-name="P1" draw:layer="layout" svg:width="0.08cm" svg:height="0.08cm" draw:transform="rotate (1.5707963267949) translate (9.113cm 12.002cm)">
          <text:p/>
        </draw:circle>
        <draw:circle draw:style-name="gr1" draw:text-style-name="P1" draw:layer="layout" svg:width="0.08cm" svg:height="0.08cm" draw:transform="rotate (1.5707963267949) translate (9.367cm 12.002cm)">
          <text:p/>
        </draw:circle>
        <draw:circle draw:style-name="gr1" draw:text-style-name="P1" draw:layer="layout" svg:width="0.08cm" svg:height="0.08cm" draw:transform="rotate (1.5707963267949) translate (9.621cm 12.002cm)">
          <text:p/>
        </draw:circle>
        <draw:circle draw:style-name="gr1" draw:text-style-name="P1" draw:layer="layout" svg:width="0.08cm" svg:height="0.08cm" draw:transform="rotate (1.5707963267949) translate (9.875cm 12.002cm)">
          <text:p/>
        </draw:circle>
        <draw:circle draw:style-name="gr1" draw:text-style-name="P1" draw:layer="layout" svg:width="0.08cm" svg:height="0.08cm" draw:transform="rotate (1.5707963267949) translate (10.129cm 12.002cm)">
          <text:p/>
        </draw:circle>
        <draw:circle draw:style-name="gr1" draw:text-style-name="P1" draw:layer="layout" svg:width="0.08cm" svg:height="0.08cm" draw:transform="rotate (1.5707963267949) translate (10.383cm 12.002cm)">
          <text:p/>
        </draw:circle>
        <draw:circle draw:style-name="gr1" draw:text-style-name="P1" draw:layer="layout" svg:width="0.08cm" svg:height="0.08cm" draw:transform="rotate (1.5707963267949) translate (10.637cm 12.002cm)">
          <text:p/>
        </draw:circle>
        <draw:circle draw:style-name="gr1" draw:text-style-name="P1" draw:layer="layout" svg:width="0.08cm" svg:height="0.08cm" draw:transform="rotate (1.5707963267949) translate (10.891cm 12.002cm)">
          <text:p/>
        </draw:circle>
        <draw:circle draw:style-name="gr1" draw:text-style-name="P1" draw:layer="layout" svg:width="0.08cm" svg:height="0.08cm" draw:transform="rotate (1.5707963267949) translate (11.145cm 12.002cm)">
          <text:p/>
        </draw:circle>
        <draw:line draw:style-name="gr11" draw:text-style-name="P9" draw:layer="layout" svg:x1="8.492cm" svg:y1="11.971cm" svg:x2="7.528cm" svg:y2="11.971cm">
          <text:p/>
        </draw:line>
        <draw:line draw:style-name="gr11" draw:text-style-name="P9" draw:layer="layout" svg:x1="9.251cm" svg:y1="11.971cm" svg:x2="8.514cm" svg:y2="11.971cm">
          <text:p/>
        </draw:line>
        <draw:line draw:style-name="gr11" draw:text-style-name="P9" draw:layer="layout" svg:x1="10.013cm" svg:y1="11.962cm" svg:x2="9.276cm" svg:y2="11.962cm">
          <text:p/>
        </draw:line>
        <draw:line draw:style-name="gr11" draw:text-style-name="P9" draw:layer="layout" svg:x1="10.775cm" svg:y1="11.962cm" svg:x2="10.038cm" svg:y2="11.962cm">
          <text:p/>
        </draw:line>
        <draw:line draw:style-name="gr11" draw:text-style-name="P9" draw:layer="layout" svg:x1="11.537cm" svg:y1="11.962cm" svg:x2="10.8cm" svg:y2="11.962cm">
          <text:p/>
        </draw:line>
        <draw:line draw:style-name="gr11" draw:text-style-name="P9" draw:layer="layout" svg:x1="12.299cm" svg:y1="11.962cm" svg:x2="11.562cm" svg:y2="11.962cm">
          <text:p/>
        </draw:line>
        <draw:line draw:style-name="gr11" draw:text-style-name="P9" draw:layer="layout" svg:x1="13.061cm" svg:y1="11.962cm" svg:x2="12.324cm" svg:y2="11.962cm">
          <text:p/>
        </draw:line>
        <draw:line draw:style-name="gr11" draw:text-style-name="P9" draw:layer="layout" svg:x1="13.823cm" svg:y1="11.962cm" svg:x2="13.086cm" svg:y2="11.962cm">
          <text:p/>
        </draw:line>
        <draw:line draw:style-name="gr11" draw:text-style-name="P9" draw:layer="layout" svg:x1="14.585cm" svg:y1="11.962cm" svg:x2="13.848cm" svg:y2="11.962cm">
          <text:p/>
        </draw:line>
        <draw:line draw:style-name="gr11" draw:text-style-name="P9" draw:layer="layout" svg:x1="15.347cm" svg:y1="11.962cm" svg:x2="14.61cm" svg:y2="11.962cm">
          <text:p/>
        </draw:line>
        <draw:circle draw:style-name="gr1" draw:text-style-name="P1" draw:layer="layout" svg:width="0.08cm" svg:height="0.08cm" draw:transform="rotate (1.5707963267949) translate (15.449cm 12.002cm)">
          <text:p/>
        </draw:circle>
        <draw:circle draw:style-name="gr1" draw:text-style-name="P1" draw:layer="layout" svg:width="0.08cm" svg:height="0.08cm" draw:transform="rotate (1.5707963267949) translate (15.703cm 12.002cm)">
          <text:p/>
        </draw:circle>
        <draw:circle draw:style-name="gr1" draw:text-style-name="P1" draw:layer="layout" svg:width="0.08cm" svg:height="0.08cm" draw:transform="rotate (1.5707963267949) translate (15.957cm 12.002cm)">
          <text:p/>
        </draw:circle>
        <draw:circle draw:style-name="gr1" draw:text-style-name="P1" draw:layer="layout" svg:width="0.08cm" svg:height="0.08cm" draw:transform="rotate (1.5707963267949) translate (16.211cm 12.002cm)">
          <text:p/>
        </draw:circle>
        <draw:circle draw:style-name="gr1" draw:text-style-name="P1" draw:layer="layout" svg:width="0.08cm" svg:height="0.08cm" draw:transform="rotate (1.5707963267949) translate (16.465cm 12.002cm)">
          <text:p/>
        </draw:circle>
        <draw:circle draw:style-name="gr1" draw:text-style-name="P1" draw:layer="layout" svg:width="0.08cm" svg:height="0.08cm" draw:transform="rotate (1.5707963267949) translate (16.719cm 12.002cm)">
          <text:p/>
        </draw:circle>
        <draw:circle draw:style-name="gr1" draw:text-style-name="P1" draw:layer="layout" svg:width="0.08cm" svg:height="0.08cm" draw:transform="rotate (1.5707963267949) translate (16.973cm 12.002cm)">
          <text:p/>
        </draw:circle>
        <draw:circle draw:style-name="gr1" draw:text-style-name="P1" draw:layer="layout" svg:width="0.08cm" svg:height="0.08cm" draw:transform="rotate (1.5707963267949) translate (17.227cm 12.002cm)">
          <text:p/>
        </draw:circle>
        <draw:circle draw:style-name="gr1" draw:text-style-name="P1" draw:layer="layout" svg:width="0.08cm" svg:height="0.08cm" draw:transform="rotate (1.5707963267949) translate (17.481cm 12.002cm)">
          <text:p/>
        </draw:circle>
        <draw:circle draw:style-name="gr1" draw:text-style-name="P1" draw:layer="layout" svg:width="0.08cm" svg:height="0.08cm" draw:transform="rotate (1.5707963267949) translate (17.735cm 12.002cm)">
          <text:p/>
        </draw:circle>
        <draw:circle draw:style-name="gr1" draw:text-style-name="P1" draw:layer="layout" svg:width="0.08cm" svg:height="0.08cm" draw:transform="rotate (1.5707963267949) translate (17.989cm 12.002cm)">
          <text:p/>
        </draw:circle>
        <draw:circle draw:style-name="gr1" draw:text-style-name="P1" draw:layer="layout" svg:width="0.08cm" svg:height="0.08cm" draw:transform="rotate (1.5707963267949) translate (18.243cm 12.002cm)">
          <text:p/>
        </draw:circle>
        <draw:circle draw:style-name="gr1" draw:text-style-name="P1" draw:layer="layout" svg:width="0.08cm" svg:height="0.08cm" draw:transform="rotate (1.5707963267949) translate (18.497cm 12.002cm)">
          <text:p/>
        </draw:circle>
        <draw:circle draw:style-name="gr1" draw:text-style-name="P1" draw:layer="layout" svg:width="0.08cm" svg:height="0.08cm" draw:transform="rotate (1.5707963267949) translate (18.751cm 12.002cm)">
          <text:p/>
        </draw:circle>
        <draw:circle draw:style-name="gr1" draw:text-style-name="P1" draw:layer="layout" svg:width="0.08cm" svg:height="0.08cm" draw:transform="rotate (1.5707963267949) translate (19.005cm 12.002cm)">
          <text:p/>
        </draw:circle>
        <draw:line draw:style-name="gr11" draw:text-style-name="P9" draw:layer="layout" svg:x1="16.876cm" svg:y1="11.962cm" svg:x2="16.139cm" svg:y2="11.962cm">
          <text:p/>
        </draw:line>
        <draw:line draw:style-name="gr11" draw:text-style-name="P9" draw:layer="layout" svg:x1="17.638cm" svg:y1="11.962cm" svg:x2="16.901cm" svg:y2="11.962cm">
          <text:p/>
        </draw:line>
        <draw:line draw:style-name="gr11" draw:text-style-name="P9" draw:layer="layout" svg:x1="18.4cm" svg:y1="11.962cm" svg:x2="17.663cm" svg:y2="11.962cm">
          <text:p/>
        </draw:line>
        <draw:line draw:style-name="gr11" draw:text-style-name="P9" draw:layer="layout" svg:x1="16.109cm" svg:y1="11.962cm" svg:x2="15.372cm" svg:y2="11.962cm">
          <text:p/>
        </draw:line>
        <draw:line draw:style-name="gr11" draw:text-style-name="P9" draw:layer="layout" svg:x1="19.157cm" svg:y1="11.962cm" svg:x2="18.42cm" svg:y2="11.962cm">
          <text:p/>
        </draw:line>
        <draw:circle draw:style-name="gr1" draw:text-style-name="P1" draw:layer="layout" svg:width="0.08cm" svg:height="0.08cm" draw:transform="rotate (1.5707963267949) translate (19.259cm 12.002cm)">
          <text:p/>
        </draw:circle>
        <draw:circle draw:style-name="gr1" draw:text-style-name="P1" draw:layer="layout" svg:width="0.08cm" svg:height="0.08cm" draw:transform="rotate (1.5707963267949) translate (19.513cm 12.002cm)">
          <text:p/>
        </draw:circle>
        <draw:circle draw:style-name="gr1" draw:text-style-name="P1" draw:layer="layout" svg:width="0.08cm" svg:height="0.08cm" draw:transform="rotate (1.5707963267949) translate (19.767cm 12.002cm)">
          <text:p/>
        </draw:circle>
        <draw:circle draw:style-name="gr1" draw:text-style-name="P1" draw:layer="layout" svg:width="0.08cm" svg:height="0.08cm" draw:transform="rotate (1.5707963267949) translate (20.021cm 12.002cm)">
          <text:p/>
        </draw:circle>
        <draw:circle draw:style-name="gr1" draw:text-style-name="P1" draw:layer="layout" svg:width="0.08cm" svg:height="0.08cm" draw:transform="rotate (1.5707963267949) translate (20.275cm 12.002cm)">
          <text:p/>
        </draw:circle>
        <draw:circle draw:style-name="gr1" draw:text-style-name="P1" draw:layer="layout" svg:width="0.08cm" svg:height="0.08cm" draw:transform="rotate (1.5707963267949) translate (20.529cm 12.002cm)">
          <text:p/>
        </draw:circle>
        <draw:circle draw:style-name="gr1" draw:text-style-name="P1" draw:layer="layout" svg:width="0.08cm" svg:height="0.08cm" draw:transform="rotate (1.5707963267949) translate (20.783cm 12.002cm)">
          <text:p/>
        </draw:circle>
        <draw:circle draw:style-name="gr1" draw:text-style-name="P1" draw:layer="layout" svg:width="0.08cm" svg:height="0.08cm" draw:transform="rotate (1.5707963267949) translate (21.037cm 12.002cm)">
          <text:p/>
        </draw:circle>
        <draw:circle draw:style-name="gr1" draw:text-style-name="P1" draw:layer="layout" svg:width="0.08cm" svg:height="0.08cm" draw:transform="rotate (1.5707963267949) translate (21.291cm 12.002cm)">
          <text:p/>
        </draw:circle>
        <draw:line draw:style-name="gr11" draw:text-style-name="P9" draw:layer="layout" svg:x1="20.686cm" svg:y1="11.962cm" svg:x2="19.949cm" svg:y2="11.962cm">
          <text:p/>
        </draw:line>
        <draw:line draw:style-name="gr11" draw:text-style-name="P9" draw:layer="layout" svg:x1="19.919cm" svg:y1="11.962cm" svg:x2="19.182cm" svg:y2="11.962cm">
          <text:p/>
        </draw:line>
        <draw:line draw:style-name="gr11" draw:text-style-name="P9" draw:layer="layout" svg:x1="21.443cm" svg:y1="11.962cm" svg:x2="20.706cm" svg:y2="11.962cm">
          <text:p/>
        </draw:line>
        <draw:circle draw:style-name="gr1" draw:text-style-name="P1" draw:layer="layout" svg:width="0.08cm" svg:height="0.08cm" draw:transform="rotate (1.5707963267949) translate (11.38cm 11.748cm)">
          <text:p/>
        </draw:circle>
        <draw:circle draw:style-name="gr1" draw:text-style-name="P1" draw:layer="layout" svg:width="0.08cm" svg:height="0.08cm" draw:transform="rotate (1.5707963267949) translate (11.634cm 11.748cm)">
          <text:p/>
        </draw:circle>
        <draw:circle draw:style-name="gr1" draw:text-style-name="P1" draw:layer="layout" svg:width="0.08cm" svg:height="0.08cm" draw:transform="rotate (1.5707963267949) translate (11.888cm 11.748cm)">
          <text:p/>
        </draw:circle>
        <draw:circle draw:style-name="gr1" draw:text-style-name="P1" draw:layer="layout" svg:width="0.08cm" svg:height="0.08cm" draw:transform="rotate (1.5707963267949) translate (12.142cm 11.748cm)">
          <text:p/>
        </draw:circle>
        <draw:circle draw:style-name="gr1" draw:text-style-name="P1" draw:layer="layout" svg:width="0.08cm" svg:height="0.08cm" draw:transform="rotate (1.5707963267949) translate (12.396cm 11.748cm)">
          <text:p/>
        </draw:circle>
        <draw:circle draw:style-name="gr1" draw:text-style-name="P1" draw:layer="layout" svg:width="0.08cm" svg:height="0.08cm" draw:transform="rotate (1.5707963267949) translate (12.65cm 11.748cm)">
          <text:p/>
        </draw:circle>
        <draw:circle draw:style-name="gr1" draw:text-style-name="P1" draw:layer="layout" svg:width="0.08cm" svg:height="0.08cm" draw:transform="rotate (1.5707963267949) translate (12.904cm 11.748cm)">
          <text:p/>
        </draw:circle>
        <draw:circle draw:style-name="gr1" draw:text-style-name="P1" draw:layer="layout" svg:width="0.08cm" svg:height="0.08cm" draw:transform="rotate (1.5707963267949) translate (13.158cm 11.748cm)">
          <text:p/>
        </draw:circle>
        <draw:circle draw:style-name="gr1" draw:text-style-name="P1" draw:layer="layout" svg:width="0.08cm" svg:height="0.08cm" draw:transform="rotate (1.5707963267949) translate (13.412cm 11.748cm)">
          <text:p/>
        </draw:circle>
        <draw:circle draw:style-name="gr1" draw:text-style-name="P1" draw:layer="layout" svg:width="0.08cm" svg:height="0.08cm" draw:transform="rotate (1.5707963267949) translate (13.666cm 11.748cm)">
          <text:p/>
        </draw:circle>
        <draw:circle draw:style-name="gr1" draw:text-style-name="P1" draw:layer="layout" svg:width="0.08cm" svg:height="0.08cm" draw:transform="rotate (1.5707963267949) translate (13.92cm 11.748cm)">
          <text:p/>
        </draw:circle>
        <draw:circle draw:style-name="gr1" draw:text-style-name="P1" draw:layer="layout" svg:width="0.08cm" svg:height="0.08cm" draw:transform="rotate (1.5707963267949) translate (14.174cm 11.748cm)">
          <text:p/>
        </draw:circle>
        <draw:circle draw:style-name="gr1" draw:text-style-name="P1" draw:layer="layout" svg:width="0.08cm" svg:height="0.08cm" draw:transform="rotate (1.5707963267949) translate (14.428cm 11.748cm)">
          <text:p/>
        </draw:circle>
        <draw:circle draw:style-name="gr1" draw:text-style-name="P1" draw:layer="layout" svg:width="0.08cm" svg:height="0.08cm" draw:transform="rotate (1.5707963267949) translate (14.682cm 11.748cm)">
          <text:p/>
        </draw:circle>
        <draw:circle draw:style-name="gr1" draw:text-style-name="P1" draw:layer="layout" svg:width="0.08cm" svg:height="0.08cm" draw:transform="rotate (1.5707963267949) translate (14.936cm 11.748cm)">
          <text:p/>
        </draw:circle>
        <draw:circle draw:style-name="gr1" draw:text-style-name="P1" draw:layer="layout" svg:width="0.08cm" svg:height="0.08cm" draw:transform="rotate (1.5707963267949) translate (15.19cm 11.748cm)">
          <text:p/>
        </draw:circle>
        <draw:circle draw:style-name="gr1" draw:text-style-name="P1" draw:layer="layout" svg:width="0.08cm" svg:height="0.08cm" draw:transform="rotate (1.5707963267949) translate (7.589cm 11.748cm)">
          <text:p/>
        </draw:circle>
        <draw:circle draw:style-name="gr1" draw:text-style-name="P1" draw:layer="layout" svg:width="0.08cm" svg:height="0.08cm" draw:transform="rotate (1.5707963267949) translate (7.843cm 11.748cm)">
          <text:p/>
        </draw:circle>
        <draw:circle draw:style-name="gr1" draw:text-style-name="P1" draw:layer="layout" svg:width="0.08cm" svg:height="0.08cm" draw:transform="rotate (1.5707963267949) translate (8.097cm 11.748cm)">
          <text:p/>
        </draw:circle>
        <draw:circle draw:style-name="gr1" draw:text-style-name="P1" draw:layer="layout" svg:width="0.08cm" svg:height="0.08cm" draw:transform="rotate (1.5707963267949) translate (8.351cm 11.748cm)">
          <text:p/>
        </draw:circle>
        <draw:circle draw:style-name="gr1" draw:text-style-name="P1" draw:layer="layout" svg:width="0.08cm" svg:height="0.08cm" draw:transform="rotate (1.5707963267949) translate (8.605cm 11.748cm)">
          <text:p/>
        </draw:circle>
        <draw:circle draw:style-name="gr1" draw:text-style-name="P1" draw:layer="layout" svg:width="0.08cm" svg:height="0.08cm" draw:transform="rotate (1.5707963267949) translate (8.859cm 11.748cm)">
          <text:p/>
        </draw:circle>
        <draw:circle draw:style-name="gr1" draw:text-style-name="P1" draw:layer="layout" svg:width="0.08cm" svg:height="0.08cm" draw:transform="rotate (1.5707963267949) translate (9.113cm 11.748cm)">
          <text:p/>
        </draw:circle>
        <draw:circle draw:style-name="gr1" draw:text-style-name="P1" draw:layer="layout" svg:width="0.08cm" svg:height="0.08cm" draw:transform="rotate (1.5707963267949) translate (9.367cm 11.748cm)">
          <text:p/>
        </draw:circle>
        <draw:circle draw:style-name="gr1" draw:text-style-name="P1" draw:layer="layout" svg:width="0.08cm" svg:height="0.08cm" draw:transform="rotate (1.5707963267949) translate (9.621cm 11.748cm)">
          <text:p/>
        </draw:circle>
        <draw:circle draw:style-name="gr1" draw:text-style-name="P1" draw:layer="layout" svg:width="0.08cm" svg:height="0.08cm" draw:transform="rotate (1.5707963267949) translate (9.875cm 11.748cm)">
          <text:p/>
        </draw:circle>
        <draw:circle draw:style-name="gr1" draw:text-style-name="P1" draw:layer="layout" svg:width="0.08cm" svg:height="0.08cm" draw:transform="rotate (1.5707963267949) translate (10.129cm 11.748cm)">
          <text:p/>
        </draw:circle>
        <draw:circle draw:style-name="gr1" draw:text-style-name="P1" draw:layer="layout" svg:width="0.08cm" svg:height="0.08cm" draw:transform="rotate (1.5707963267949) translate (10.383cm 11.748cm)">
          <text:p/>
        </draw:circle>
        <draw:circle draw:style-name="gr1" draw:text-style-name="P1" draw:layer="layout" svg:width="0.08cm" svg:height="0.08cm" draw:transform="rotate (1.5707963267949) translate (10.637cm 11.748cm)">
          <text:p/>
        </draw:circle>
        <draw:circle draw:style-name="gr1" draw:text-style-name="P1" draw:layer="layout" svg:width="0.08cm" svg:height="0.08cm" draw:transform="rotate (1.5707963267949) translate (10.891cm 11.748cm)">
          <text:p/>
        </draw:circle>
        <draw:circle draw:style-name="gr1" draw:text-style-name="P1" draw:layer="layout" svg:width="0.08cm" svg:height="0.08cm" draw:transform="rotate (1.5707963267949) translate (11.145cm 11.748cm)">
          <text:p/>
        </draw:circle>
        <draw:line draw:style-name="gr11" draw:text-style-name="P9" draw:layer="layout" svg:x1="8.492cm" svg:y1="11.717cm" svg:x2="7.528cm" svg:y2="11.717cm">
          <text:p/>
        </draw:line>
        <draw:line draw:style-name="gr11" draw:text-style-name="P9" draw:layer="layout" svg:x1="9.251cm" svg:y1="11.717cm" svg:x2="8.514cm" svg:y2="11.717cm">
          <text:p/>
        </draw:line>
        <draw:line draw:style-name="gr11" draw:text-style-name="P9" draw:layer="layout" svg:x1="10.013cm" svg:y1="11.708cm" svg:x2="9.276cm" svg:y2="11.708cm">
          <text:p/>
        </draw:line>
        <draw:line draw:style-name="gr11" draw:text-style-name="P9" draw:layer="layout" svg:x1="10.775cm" svg:y1="11.708cm" svg:x2="10.038cm" svg:y2="11.708cm">
          <text:p/>
        </draw:line>
        <draw:line draw:style-name="gr11" draw:text-style-name="P9" draw:layer="layout" svg:x1="11.537cm" svg:y1="11.708cm" svg:x2="10.8cm" svg:y2="11.708cm">
          <text:p/>
        </draw:line>
        <draw:line draw:style-name="gr11" draw:text-style-name="P9" draw:layer="layout" svg:x1="12.299cm" svg:y1="11.708cm" svg:x2="11.562cm" svg:y2="11.708cm">
          <text:p/>
        </draw:line>
        <draw:line draw:style-name="gr11" draw:text-style-name="P9" draw:layer="layout" svg:x1="13.061cm" svg:y1="11.708cm" svg:x2="12.324cm" svg:y2="11.708cm">
          <text:p/>
        </draw:line>
        <draw:line draw:style-name="gr11" draw:text-style-name="P9" draw:layer="layout" svg:x1="13.823cm" svg:y1="11.708cm" svg:x2="13.086cm" svg:y2="11.708cm">
          <text:p/>
        </draw:line>
        <draw:line draw:style-name="gr11" draw:text-style-name="P9" draw:layer="layout" svg:x1="14.585cm" svg:y1="11.708cm" svg:x2="13.848cm" svg:y2="11.708cm">
          <text:p/>
        </draw:line>
        <draw:line draw:style-name="gr11" draw:text-style-name="P9" draw:layer="layout" svg:x1="15.347cm" svg:y1="11.708cm" svg:x2="14.61cm" svg:y2="11.708cm">
          <text:p/>
        </draw:line>
        <draw:circle draw:style-name="gr1" draw:text-style-name="P1" draw:layer="layout" svg:width="0.08cm" svg:height="0.08cm" draw:transform="rotate (1.5707963267949) translate (15.449cm 11.748cm)">
          <text:p/>
        </draw:circle>
        <draw:circle draw:style-name="gr1" draw:text-style-name="P1" draw:layer="layout" svg:width="0.08cm" svg:height="0.08cm" draw:transform="rotate (1.5707963267949) translate (15.703cm 11.748cm)">
          <text:p/>
        </draw:circle>
        <draw:circle draw:style-name="gr1" draw:text-style-name="P1" draw:layer="layout" svg:width="0.08cm" svg:height="0.08cm" draw:transform="rotate (1.5707963267949) translate (15.957cm 11.748cm)">
          <text:p/>
        </draw:circle>
        <draw:circle draw:style-name="gr1" draw:text-style-name="P1" draw:layer="layout" svg:width="0.08cm" svg:height="0.08cm" draw:transform="rotate (1.5707963267949) translate (16.211cm 11.748cm)">
          <text:p/>
        </draw:circle>
        <draw:circle draw:style-name="gr1" draw:text-style-name="P1" draw:layer="layout" svg:width="0.08cm" svg:height="0.08cm" draw:transform="rotate (1.5707963267949) translate (16.465cm 11.748cm)">
          <text:p/>
        </draw:circle>
        <draw:circle draw:style-name="gr1" draw:text-style-name="P1" draw:layer="layout" svg:width="0.08cm" svg:height="0.08cm" draw:transform="rotate (1.5707963267949) translate (16.719cm 11.748cm)">
          <text:p/>
        </draw:circle>
        <draw:circle draw:style-name="gr1" draw:text-style-name="P1" draw:layer="layout" svg:width="0.08cm" svg:height="0.08cm" draw:transform="rotate (1.5707963267949) translate (16.973cm 11.748cm)">
          <text:p/>
        </draw:circle>
        <draw:circle draw:style-name="gr1" draw:text-style-name="P1" draw:layer="layout" svg:width="0.08cm" svg:height="0.08cm" draw:transform="rotate (1.5707963267949) translate (17.227cm 11.748cm)">
          <text:p/>
        </draw:circle>
        <draw:circle draw:style-name="gr1" draw:text-style-name="P1" draw:layer="layout" svg:width="0.08cm" svg:height="0.08cm" draw:transform="rotate (1.5707963267949) translate (17.481cm 11.748cm)">
          <text:p/>
        </draw:circle>
        <draw:circle draw:style-name="gr1" draw:text-style-name="P1" draw:layer="layout" svg:width="0.08cm" svg:height="0.08cm" draw:transform="rotate (1.5707963267949) translate (17.735cm 11.748cm)">
          <text:p/>
        </draw:circle>
        <draw:circle draw:style-name="gr1" draw:text-style-name="P1" draw:layer="layout" svg:width="0.08cm" svg:height="0.08cm" draw:transform="rotate (1.5707963267949) translate (17.989cm 11.748cm)">
          <text:p/>
        </draw:circle>
        <draw:circle draw:style-name="gr1" draw:text-style-name="P1" draw:layer="layout" svg:width="0.08cm" svg:height="0.08cm" draw:transform="rotate (1.5707963267949) translate (18.243cm 11.748cm)">
          <text:p/>
        </draw:circle>
        <draw:circle draw:style-name="gr1" draw:text-style-name="P1" draw:layer="layout" svg:width="0.08cm" svg:height="0.08cm" draw:transform="rotate (1.5707963267949) translate (18.497cm 11.748cm)">
          <text:p/>
        </draw:circle>
        <draw:circle draw:style-name="gr1" draw:text-style-name="P1" draw:layer="layout" svg:width="0.08cm" svg:height="0.08cm" draw:transform="rotate (1.5707963267949) translate (18.751cm 11.748cm)">
          <text:p/>
        </draw:circle>
        <draw:circle draw:style-name="gr1" draw:text-style-name="P1" draw:layer="layout" svg:width="0.08cm" svg:height="0.08cm" draw:transform="rotate (1.5707963267949) translate (19.005cm 11.748cm)">
          <text:p/>
        </draw:circle>
        <draw:line draw:style-name="gr11" draw:text-style-name="P9" draw:layer="layout" svg:x1="16.876cm" svg:y1="11.708cm" svg:x2="16.139cm" svg:y2="11.708cm">
          <text:p/>
        </draw:line>
        <draw:line draw:style-name="gr11" draw:text-style-name="P9" draw:layer="layout" svg:x1="17.638cm" svg:y1="11.708cm" svg:x2="16.901cm" svg:y2="11.708cm">
          <text:p/>
        </draw:line>
        <draw:line draw:style-name="gr11" draw:text-style-name="P9" draw:layer="layout" svg:x1="18.4cm" svg:y1="11.708cm" svg:x2="17.663cm" svg:y2="11.708cm">
          <text:p/>
        </draw:line>
        <draw:line draw:style-name="gr11" draw:text-style-name="P9" draw:layer="layout" svg:x1="16.109cm" svg:y1="11.708cm" svg:x2="15.372cm" svg:y2="11.708cm">
          <text:p/>
        </draw:line>
        <draw:line draw:style-name="gr11" draw:text-style-name="P9" draw:layer="layout" svg:x1="19.157cm" svg:y1="11.708cm" svg:x2="18.42cm" svg:y2="11.708cm">
          <text:p/>
        </draw:line>
        <draw:circle draw:style-name="gr1" draw:text-style-name="P1" draw:layer="layout" svg:width="0.08cm" svg:height="0.08cm" draw:transform="rotate (1.5707963267949) translate (19.259cm 11.748cm)">
          <text:p/>
        </draw:circle>
        <draw:circle draw:style-name="gr1" draw:text-style-name="P1" draw:layer="layout" svg:width="0.08cm" svg:height="0.08cm" draw:transform="rotate (1.5707963267949) translate (19.513cm 11.748cm)">
          <text:p/>
        </draw:circle>
        <draw:circle draw:style-name="gr1" draw:text-style-name="P1" draw:layer="layout" svg:width="0.08cm" svg:height="0.08cm" draw:transform="rotate (1.5707963267949) translate (19.767cm 11.748cm)">
          <text:p/>
        </draw:circle>
        <draw:circle draw:style-name="gr1" draw:text-style-name="P1" draw:layer="layout" svg:width="0.08cm" svg:height="0.08cm" draw:transform="rotate (1.5707963267949) translate (20.021cm 11.748cm)">
          <text:p/>
        </draw:circle>
        <draw:circle draw:style-name="gr1" draw:text-style-name="P1" draw:layer="layout" svg:width="0.08cm" svg:height="0.08cm" draw:transform="rotate (1.5707963267949) translate (20.275cm 11.748cm)">
          <text:p/>
        </draw:circle>
        <draw:circle draw:style-name="gr1" draw:text-style-name="P1" draw:layer="layout" svg:width="0.08cm" svg:height="0.08cm" draw:transform="rotate (1.5707963267949) translate (20.529cm 11.748cm)">
          <text:p/>
        </draw:circle>
        <draw:circle draw:style-name="gr1" draw:text-style-name="P1" draw:layer="layout" svg:width="0.08cm" svg:height="0.08cm" draw:transform="rotate (1.5707963267949) translate (20.783cm 11.748cm)">
          <text:p/>
        </draw:circle>
        <draw:circle draw:style-name="gr1" draw:text-style-name="P1" draw:layer="layout" svg:width="0.08cm" svg:height="0.08cm" draw:transform="rotate (1.5707963267949) translate (21.037cm 11.748cm)">
          <text:p/>
        </draw:circle>
        <draw:circle draw:style-name="gr1" draw:text-style-name="P1" draw:layer="layout" svg:width="0.08cm" svg:height="0.08cm" draw:transform="rotate (1.5707963267949) translate (21.291cm 11.748cm)">
          <text:p/>
        </draw:circle>
        <draw:line draw:style-name="gr11" draw:text-style-name="P9" draw:layer="layout" svg:x1="20.686cm" svg:y1="11.708cm" svg:x2="19.949cm" svg:y2="11.708cm">
          <text:p/>
        </draw:line>
        <draw:line draw:style-name="gr11" draw:text-style-name="P9" draw:layer="layout" svg:x1="19.919cm" svg:y1="11.708cm" svg:x2="19.182cm" svg:y2="11.708cm">
          <text:p/>
        </draw:line>
        <draw:line draw:style-name="gr11" draw:text-style-name="P9" draw:layer="layout" svg:x1="21.443cm" svg:y1="11.708cm" svg:x2="20.706cm" svg:y2="11.708cm">
          <text:p/>
        </draw:line>
        <draw:circle draw:style-name="gr1" draw:text-style-name="P1" draw:layer="layout" svg:width="0.08cm" svg:height="0.08cm" draw:transform="rotate (1.5707963267949) translate (11.38cm 11.494cm)">
          <text:p/>
        </draw:circle>
        <draw:circle draw:style-name="gr1" draw:text-style-name="P1" draw:layer="layout" svg:width="0.08cm" svg:height="0.08cm" draw:transform="rotate (1.5707963267949) translate (11.634cm 11.494cm)">
          <text:p/>
        </draw:circle>
        <draw:circle draw:style-name="gr1" draw:text-style-name="P1" draw:layer="layout" svg:width="0.08cm" svg:height="0.08cm" draw:transform="rotate (1.5707963267949) translate (11.888cm 11.494cm)">
          <text:p/>
        </draw:circle>
        <draw:circle draw:style-name="gr1" draw:text-style-name="P1" draw:layer="layout" svg:width="0.08cm" svg:height="0.08cm" draw:transform="rotate (1.5707963267949) translate (12.142cm 11.494cm)">
          <text:p/>
        </draw:circle>
        <draw:circle draw:style-name="gr1" draw:text-style-name="P1" draw:layer="layout" svg:width="0.08cm" svg:height="0.08cm" draw:transform="rotate (1.5707963267949) translate (12.396cm 11.494cm)">
          <text:p/>
        </draw:circle>
        <draw:circle draw:style-name="gr1" draw:text-style-name="P1" draw:layer="layout" svg:width="0.08cm" svg:height="0.08cm" draw:transform="rotate (1.5707963267949) translate (12.65cm 11.494cm)">
          <text:p/>
        </draw:circle>
        <draw:circle draw:style-name="gr1" draw:text-style-name="P1" draw:layer="layout" svg:width="0.08cm" svg:height="0.08cm" draw:transform="rotate (1.5707963267949) translate (12.904cm 11.494cm)">
          <text:p/>
        </draw:circle>
        <draw:circle draw:style-name="gr1" draw:text-style-name="P1" draw:layer="layout" svg:width="0.08cm" svg:height="0.08cm" draw:transform="rotate (1.5707963267949) translate (13.158cm 11.494cm)">
          <text:p/>
        </draw:circle>
        <draw:circle draw:style-name="gr1" draw:text-style-name="P1" draw:layer="layout" svg:width="0.08cm" svg:height="0.08cm" draw:transform="rotate (1.5707963267949) translate (13.412cm 11.494cm)">
          <text:p/>
        </draw:circle>
        <draw:circle draw:style-name="gr1" draw:text-style-name="P1" draw:layer="layout" svg:width="0.08cm" svg:height="0.08cm" draw:transform="rotate (1.5707963267949) translate (13.666cm 11.494cm)">
          <text:p/>
        </draw:circle>
        <draw:circle draw:style-name="gr1" draw:text-style-name="P1" draw:layer="layout" svg:width="0.08cm" svg:height="0.08cm" draw:transform="rotate (1.5707963267949) translate (13.92cm 11.494cm)">
          <text:p/>
        </draw:circle>
        <draw:circle draw:style-name="gr1" draw:text-style-name="P1" draw:layer="layout" svg:width="0.08cm" svg:height="0.08cm" draw:transform="rotate (1.5707963267949) translate (14.174cm 11.494cm)">
          <text:p/>
        </draw:circle>
        <draw:circle draw:style-name="gr1" draw:text-style-name="P1" draw:layer="layout" svg:width="0.08cm" svg:height="0.08cm" draw:transform="rotate (1.5707963267949) translate (14.428cm 11.494cm)">
          <text:p/>
        </draw:circle>
        <draw:circle draw:style-name="gr1" draw:text-style-name="P1" draw:layer="layout" svg:width="0.08cm" svg:height="0.08cm" draw:transform="rotate (1.5707963267949) translate (14.682cm 11.494cm)">
          <text:p/>
        </draw:circle>
        <draw:circle draw:style-name="gr1" draw:text-style-name="P1" draw:layer="layout" svg:width="0.08cm" svg:height="0.08cm" draw:transform="rotate (1.5707963267949) translate (14.936cm 11.494cm)">
          <text:p/>
        </draw:circle>
        <draw:circle draw:style-name="gr1" draw:text-style-name="P1" draw:layer="layout" svg:width="0.08cm" svg:height="0.08cm" draw:transform="rotate (1.5707963267949) translate (15.19cm 11.494cm)">
          <text:p/>
        </draw:circle>
        <draw:circle draw:style-name="gr1" draw:text-style-name="P1" draw:layer="layout" svg:width="0.08cm" svg:height="0.08cm" draw:transform="rotate (1.5707963267949) translate (7.589cm 11.494cm)">
          <text:p/>
        </draw:circle>
        <draw:circle draw:style-name="gr1" draw:text-style-name="P1" draw:layer="layout" svg:width="0.08cm" svg:height="0.08cm" draw:transform="rotate (1.5707963267949) translate (7.843cm 11.494cm)">
          <text:p/>
        </draw:circle>
        <draw:circle draw:style-name="gr1" draw:text-style-name="P1" draw:layer="layout" svg:width="0.08cm" svg:height="0.08cm" draw:transform="rotate (1.5707963267949) translate (8.097cm 11.494cm)">
          <text:p/>
        </draw:circle>
        <draw:circle draw:style-name="gr1" draw:text-style-name="P1" draw:layer="layout" svg:width="0.08cm" svg:height="0.08cm" draw:transform="rotate (1.5707963267949) translate (8.351cm 11.494cm)">
          <text:p/>
        </draw:circle>
        <draw:circle draw:style-name="gr1" draw:text-style-name="P1" draw:layer="layout" svg:width="0.08cm" svg:height="0.08cm" draw:transform="rotate (1.5707963267949) translate (8.605cm 11.494cm)">
          <text:p/>
        </draw:circle>
        <draw:circle draw:style-name="gr1" draw:text-style-name="P1" draw:layer="layout" svg:width="0.08cm" svg:height="0.08cm" draw:transform="rotate (1.5707963267949) translate (8.859cm 11.494cm)">
          <text:p/>
        </draw:circle>
        <draw:circle draw:style-name="gr1" draw:text-style-name="P1" draw:layer="layout" svg:width="0.08cm" svg:height="0.08cm" draw:transform="rotate (1.5707963267949) translate (9.113cm 11.494cm)">
          <text:p/>
        </draw:circle>
        <draw:circle draw:style-name="gr1" draw:text-style-name="P1" draw:layer="layout" svg:width="0.08cm" svg:height="0.08cm" draw:transform="rotate (1.5707963267949) translate (9.367cm 11.494cm)">
          <text:p/>
        </draw:circle>
        <draw:circle draw:style-name="gr1" draw:text-style-name="P1" draw:layer="layout" svg:width="0.08cm" svg:height="0.08cm" draw:transform="rotate (1.5707963267949) translate (9.621cm 11.494cm)">
          <text:p/>
        </draw:circle>
        <draw:circle draw:style-name="gr1" draw:text-style-name="P1" draw:layer="layout" svg:width="0.08cm" svg:height="0.08cm" draw:transform="rotate (1.5707963267949) translate (9.875cm 11.494cm)">
          <text:p/>
        </draw:circle>
        <draw:circle draw:style-name="gr1" draw:text-style-name="P1" draw:layer="layout" svg:width="0.08cm" svg:height="0.08cm" draw:transform="rotate (1.5707963267949) translate (10.129cm 11.494cm)">
          <text:p/>
        </draw:circle>
        <draw:circle draw:style-name="gr1" draw:text-style-name="P1" draw:layer="layout" svg:width="0.08cm" svg:height="0.08cm" draw:transform="rotate (1.5707963267949) translate (10.383cm 11.494cm)">
          <text:p/>
        </draw:circle>
        <draw:circle draw:style-name="gr1" draw:text-style-name="P1" draw:layer="layout" svg:width="0.08cm" svg:height="0.08cm" draw:transform="rotate (1.5707963267949) translate (10.637cm 11.494cm)">
          <text:p/>
        </draw:circle>
        <draw:circle draw:style-name="gr1" draw:text-style-name="P1" draw:layer="layout" svg:width="0.08cm" svg:height="0.08cm" draw:transform="rotate (1.5707963267949) translate (10.891cm 11.494cm)">
          <text:p/>
        </draw:circle>
        <draw:circle draw:style-name="gr1" draw:text-style-name="P1" draw:layer="layout" svg:width="0.08cm" svg:height="0.08cm" draw:transform="rotate (1.5707963267949) translate (11.145cm 11.494cm)">
          <text:p/>
        </draw:circle>
        <draw:line draw:style-name="gr11" draw:text-style-name="P9" draw:layer="layout" svg:x1="8.492cm" svg:y1="11.463cm" svg:x2="7.528cm" svg:y2="11.463cm">
          <text:p/>
        </draw:line>
        <draw:line draw:style-name="gr11" draw:text-style-name="P9" draw:layer="layout" svg:x1="9.251cm" svg:y1="11.463cm" svg:x2="8.514cm" svg:y2="11.463cm">
          <text:p/>
        </draw:line>
        <draw:line draw:style-name="gr11" draw:text-style-name="P9" draw:layer="layout" svg:x1="10.013cm" svg:y1="11.454cm" svg:x2="9.276cm" svg:y2="11.454cm">
          <text:p/>
        </draw:line>
        <draw:line draw:style-name="gr11" draw:text-style-name="P9" draw:layer="layout" svg:x1="10.775cm" svg:y1="11.454cm" svg:x2="10.038cm" svg:y2="11.454cm">
          <text:p/>
        </draw:line>
        <draw:line draw:style-name="gr11" draw:text-style-name="P9" draw:layer="layout" svg:x1="11.537cm" svg:y1="11.454cm" svg:x2="10.8cm" svg:y2="11.454cm">
          <text:p/>
        </draw:line>
        <draw:line draw:style-name="gr11" draw:text-style-name="P9" draw:layer="layout" svg:x1="12.299cm" svg:y1="11.454cm" svg:x2="11.562cm" svg:y2="11.454cm">
          <text:p/>
        </draw:line>
        <draw:line draw:style-name="gr11" draw:text-style-name="P9" draw:layer="layout" svg:x1="13.061cm" svg:y1="11.454cm" svg:x2="12.324cm" svg:y2="11.454cm">
          <text:p/>
        </draw:line>
        <draw:line draw:style-name="gr11" draw:text-style-name="P9" draw:layer="layout" svg:x1="13.823cm" svg:y1="11.454cm" svg:x2="13.086cm" svg:y2="11.454cm">
          <text:p/>
        </draw:line>
        <draw:line draw:style-name="gr11" draw:text-style-name="P9" draw:layer="layout" svg:x1="14.585cm" svg:y1="11.454cm" svg:x2="13.848cm" svg:y2="11.454cm">
          <text:p/>
        </draw:line>
        <draw:line draw:style-name="gr11" draw:text-style-name="P9" draw:layer="layout" svg:x1="15.347cm" svg:y1="11.454cm" svg:x2="14.61cm" svg:y2="11.454cm">
          <text:p/>
        </draw:line>
        <draw:circle draw:style-name="gr1" draw:text-style-name="P1" draw:layer="layout" svg:width="0.08cm" svg:height="0.08cm" draw:transform="rotate (1.5707963267949) translate (15.449cm 11.494cm)">
          <text:p/>
        </draw:circle>
        <draw:circle draw:style-name="gr1" draw:text-style-name="P1" draw:layer="layout" svg:width="0.08cm" svg:height="0.08cm" draw:transform="rotate (1.5707963267949) translate (15.703cm 11.494cm)">
          <text:p/>
        </draw:circle>
        <draw:circle draw:style-name="gr1" draw:text-style-name="P1" draw:layer="layout" svg:width="0.08cm" svg:height="0.08cm" draw:transform="rotate (1.5707963267949) translate (15.957cm 11.494cm)">
          <text:p/>
        </draw:circle>
        <draw:circle draw:style-name="gr1" draw:text-style-name="P1" draw:layer="layout" svg:width="0.08cm" svg:height="0.08cm" draw:transform="rotate (1.5707963267949) translate (16.211cm 11.494cm)">
          <text:p/>
        </draw:circle>
        <draw:circle draw:style-name="gr1" draw:text-style-name="P1" draw:layer="layout" svg:width="0.08cm" svg:height="0.08cm" draw:transform="rotate (1.5707963267949) translate (16.465cm 11.494cm)">
          <text:p/>
        </draw:circle>
        <draw:circle draw:style-name="gr1" draw:text-style-name="P1" draw:layer="layout" svg:width="0.08cm" svg:height="0.08cm" draw:transform="rotate (1.5707963267949) translate (16.719cm 11.494cm)">
          <text:p/>
        </draw:circle>
        <draw:circle draw:style-name="gr1" draw:text-style-name="P1" draw:layer="layout" svg:width="0.08cm" svg:height="0.08cm" draw:transform="rotate (1.5707963267949) translate (16.973cm 11.494cm)">
          <text:p/>
        </draw:circle>
        <draw:circle draw:style-name="gr1" draw:text-style-name="P1" draw:layer="layout" svg:width="0.08cm" svg:height="0.08cm" draw:transform="rotate (1.5707963267949) translate (17.227cm 11.494cm)">
          <text:p/>
        </draw:circle>
        <draw:circle draw:style-name="gr1" draw:text-style-name="P1" draw:layer="layout" svg:width="0.08cm" svg:height="0.08cm" draw:transform="rotate (1.5707963267949) translate (17.481cm 11.494cm)">
          <text:p/>
        </draw:circle>
        <draw:circle draw:style-name="gr1" draw:text-style-name="P1" draw:layer="layout" svg:width="0.08cm" svg:height="0.08cm" draw:transform="rotate (1.5707963267949) translate (17.735cm 11.494cm)">
          <text:p/>
        </draw:circle>
        <draw:circle draw:style-name="gr1" draw:text-style-name="P1" draw:layer="layout" svg:width="0.08cm" svg:height="0.08cm" draw:transform="rotate (1.5707963267949) translate (17.989cm 11.494cm)">
          <text:p/>
        </draw:circle>
        <draw:circle draw:style-name="gr1" draw:text-style-name="P1" draw:layer="layout" svg:width="0.08cm" svg:height="0.08cm" draw:transform="rotate (1.5707963267949) translate (18.243cm 11.494cm)">
          <text:p/>
        </draw:circle>
        <draw:circle draw:style-name="gr1" draw:text-style-name="P1" draw:layer="layout" svg:width="0.08cm" svg:height="0.08cm" draw:transform="rotate (1.5707963267949) translate (18.497cm 11.494cm)">
          <text:p/>
        </draw:circle>
        <draw:circle draw:style-name="gr1" draw:text-style-name="P1" draw:layer="layout" svg:width="0.08cm" svg:height="0.08cm" draw:transform="rotate (1.5707963267949) translate (18.751cm 11.494cm)">
          <text:p/>
        </draw:circle>
        <draw:circle draw:style-name="gr1" draw:text-style-name="P1" draw:layer="layout" svg:width="0.08cm" svg:height="0.08cm" draw:transform="rotate (1.5707963267949) translate (19.005cm 11.494cm)">
          <text:p/>
        </draw:circle>
        <draw:line draw:style-name="gr11" draw:text-style-name="P9" draw:layer="layout" svg:x1="16.876cm" svg:y1="11.454cm" svg:x2="16.139cm" svg:y2="11.454cm">
          <text:p/>
        </draw:line>
        <draw:line draw:style-name="gr11" draw:text-style-name="P9" draw:layer="layout" svg:x1="17.638cm" svg:y1="11.454cm" svg:x2="16.901cm" svg:y2="11.454cm">
          <text:p/>
        </draw:line>
        <draw:line draw:style-name="gr11" draw:text-style-name="P9" draw:layer="layout" svg:x1="18.4cm" svg:y1="11.454cm" svg:x2="17.663cm" svg:y2="11.454cm">
          <text:p/>
        </draw:line>
        <draw:line draw:style-name="gr11" draw:text-style-name="P9" draw:layer="layout" svg:x1="16.109cm" svg:y1="11.454cm" svg:x2="15.372cm" svg:y2="11.454cm">
          <text:p/>
        </draw:line>
        <draw:line draw:style-name="gr11" draw:text-style-name="P9" draw:layer="layout" svg:x1="19.157cm" svg:y1="11.454cm" svg:x2="18.42cm" svg:y2="11.454cm">
          <text:p/>
        </draw:line>
        <draw:circle draw:style-name="gr1" draw:text-style-name="P1" draw:layer="layout" svg:width="0.08cm" svg:height="0.08cm" draw:transform="rotate (1.5707963267949) translate (19.259cm 11.494cm)">
          <text:p/>
        </draw:circle>
        <draw:circle draw:style-name="gr1" draw:text-style-name="P1" draw:layer="layout" svg:width="0.08cm" svg:height="0.08cm" draw:transform="rotate (1.5707963267949) translate (19.513cm 11.494cm)">
          <text:p/>
        </draw:circle>
        <draw:circle draw:style-name="gr1" draw:text-style-name="P1" draw:layer="layout" svg:width="0.08cm" svg:height="0.08cm" draw:transform="rotate (1.5707963267949) translate (19.767cm 11.494cm)">
          <text:p/>
        </draw:circle>
        <draw:circle draw:style-name="gr1" draw:text-style-name="P1" draw:layer="layout" svg:width="0.08cm" svg:height="0.08cm" draw:transform="rotate (1.5707963267949) translate (20.021cm 11.494cm)">
          <text:p/>
        </draw:circle>
        <draw:circle draw:style-name="gr1" draw:text-style-name="P1" draw:layer="layout" svg:width="0.08cm" svg:height="0.08cm" draw:transform="rotate (1.5707963267949) translate (20.275cm 11.494cm)">
          <text:p/>
        </draw:circle>
        <draw:circle draw:style-name="gr1" draw:text-style-name="P1" draw:layer="layout" svg:width="0.08cm" svg:height="0.08cm" draw:transform="rotate (1.5707963267949) translate (20.529cm 11.494cm)">
          <text:p/>
        </draw:circle>
        <draw:circle draw:style-name="gr1" draw:text-style-name="P1" draw:layer="layout" svg:width="0.08cm" svg:height="0.08cm" draw:transform="rotate (1.5707963267949) translate (20.783cm 11.494cm)">
          <text:p/>
        </draw:circle>
        <draw:circle draw:style-name="gr1" draw:text-style-name="P1" draw:layer="layout" svg:width="0.08cm" svg:height="0.08cm" draw:transform="rotate (1.5707963267949) translate (21.037cm 11.494cm)">
          <text:p/>
        </draw:circle>
        <draw:circle draw:style-name="gr1" draw:text-style-name="P1" draw:layer="layout" svg:width="0.08cm" svg:height="0.08cm" draw:transform="rotate (1.5707963267949) translate (21.291cm 11.494cm)">
          <text:p/>
        </draw:circle>
        <draw:line draw:style-name="gr11" draw:text-style-name="P9" draw:layer="layout" svg:x1="20.686cm" svg:y1="11.454cm" svg:x2="19.949cm" svg:y2="11.454cm">
          <text:p/>
        </draw:line>
        <draw:line draw:style-name="gr11" draw:text-style-name="P9" draw:layer="layout" svg:x1="19.919cm" svg:y1="11.454cm" svg:x2="19.182cm" svg:y2="11.454cm">
          <text:p/>
        </draw:line>
        <draw:line draw:style-name="gr11" draw:text-style-name="P9" draw:layer="layout" svg:x1="21.443cm" svg:y1="11.454cm" svg:x2="20.706cm" svg:y2="11.454cm">
          <text:p/>
        </draw:line>
        <draw:circle draw:style-name="gr1" draw:text-style-name="P1" draw:layer="layout" svg:width="0.08cm" svg:height="0.08cm" draw:transform="rotate (1.5707963267949) translate (11.38cm 11.24cm)">
          <text:p/>
        </draw:circle>
        <draw:circle draw:style-name="gr1" draw:text-style-name="P1" draw:layer="layout" svg:width="0.08cm" svg:height="0.08cm" draw:transform="rotate (1.5707963267949) translate (11.634cm 11.24cm)">
          <text:p/>
        </draw:circle>
        <draw:circle draw:style-name="gr1" draw:text-style-name="P1" draw:layer="layout" svg:width="0.08cm" svg:height="0.08cm" draw:transform="rotate (1.5707963267949) translate (11.888cm 11.24cm)">
          <text:p/>
        </draw:circle>
        <draw:circle draw:style-name="gr1" draw:text-style-name="P1" draw:layer="layout" svg:width="0.08cm" svg:height="0.08cm" draw:transform="rotate (1.5707963267949) translate (12.142cm 11.24cm)">
          <text:p/>
        </draw:circle>
        <draw:circle draw:style-name="gr1" draw:text-style-name="P1" draw:layer="layout" svg:width="0.08cm" svg:height="0.08cm" draw:transform="rotate (1.5707963267949) translate (12.396cm 11.24cm)">
          <text:p/>
        </draw:circle>
        <draw:circle draw:style-name="gr1" draw:text-style-name="P1" draw:layer="layout" svg:width="0.08cm" svg:height="0.08cm" draw:transform="rotate (1.5707963267949) translate (12.65cm 11.24cm)">
          <text:p/>
        </draw:circle>
        <draw:circle draw:style-name="gr1" draw:text-style-name="P1" draw:layer="layout" svg:width="0.08cm" svg:height="0.08cm" draw:transform="rotate (1.5707963267949) translate (12.904cm 11.24cm)">
          <text:p/>
        </draw:circle>
        <draw:circle draw:style-name="gr1" draw:text-style-name="P1" draw:layer="layout" svg:width="0.08cm" svg:height="0.08cm" draw:transform="rotate (1.5707963267949) translate (13.158cm 11.24cm)">
          <text:p/>
        </draw:circle>
        <draw:circle draw:style-name="gr1" draw:text-style-name="P1" draw:layer="layout" svg:width="0.08cm" svg:height="0.08cm" draw:transform="rotate (1.5707963267949) translate (13.412cm 11.24cm)">
          <text:p/>
        </draw:circle>
        <draw:circle draw:style-name="gr1" draw:text-style-name="P1" draw:layer="layout" svg:width="0.08cm" svg:height="0.08cm" draw:transform="rotate (1.5707963267949) translate (13.666cm 11.24cm)">
          <text:p/>
        </draw:circle>
        <draw:circle draw:style-name="gr1" draw:text-style-name="P1" draw:layer="layout" svg:width="0.08cm" svg:height="0.08cm" draw:transform="rotate (1.5707963267949) translate (13.92cm 11.24cm)">
          <text:p/>
        </draw:circle>
        <draw:circle draw:style-name="gr1" draw:text-style-name="P1" draw:layer="layout" svg:width="0.08cm" svg:height="0.08cm" draw:transform="rotate (1.5707963267949) translate (14.174cm 11.24cm)">
          <text:p/>
        </draw:circle>
        <draw:circle draw:style-name="gr1" draw:text-style-name="P1" draw:layer="layout" svg:width="0.08cm" svg:height="0.08cm" draw:transform="rotate (1.5707963267949) translate (14.428cm 11.24cm)">
          <text:p/>
        </draw:circle>
        <draw:circle draw:style-name="gr1" draw:text-style-name="P1" draw:layer="layout" svg:width="0.08cm" svg:height="0.08cm" draw:transform="rotate (1.5707963267949) translate (14.682cm 11.24cm)">
          <text:p/>
        </draw:circle>
        <draw:circle draw:style-name="gr1" draw:text-style-name="P1" draw:layer="layout" svg:width="0.08cm" svg:height="0.08cm" draw:transform="rotate (1.5707963267949) translate (14.936cm 11.24cm)">
          <text:p/>
        </draw:circle>
        <draw:circle draw:style-name="gr1" draw:text-style-name="P1" draw:layer="layout" svg:width="0.08cm" svg:height="0.08cm" draw:transform="rotate (1.5707963267949) translate (15.19cm 11.24cm)">
          <text:p/>
        </draw:circle>
        <draw:circle draw:style-name="gr1" draw:text-style-name="P1" draw:layer="layout" svg:width="0.08cm" svg:height="0.08cm" draw:transform="rotate (1.5707963267949) translate (7.589cm 11.24cm)">
          <text:p/>
        </draw:circle>
        <draw:circle draw:style-name="gr1" draw:text-style-name="P1" draw:layer="layout" svg:width="0.08cm" svg:height="0.08cm" draw:transform="rotate (1.5707963267949) translate (7.843cm 11.24cm)">
          <text:p/>
        </draw:circle>
        <draw:circle draw:style-name="gr1" draw:text-style-name="P1" draw:layer="layout" svg:width="0.08cm" svg:height="0.08cm" draw:transform="rotate (1.5707963267949) translate (8.097cm 11.24cm)">
          <text:p/>
        </draw:circle>
        <draw:circle draw:style-name="gr1" draw:text-style-name="P1" draw:layer="layout" svg:width="0.08cm" svg:height="0.08cm" draw:transform="rotate (1.5707963267949) translate (8.351cm 11.24cm)">
          <text:p/>
        </draw:circle>
        <draw:circle draw:style-name="gr1" draw:text-style-name="P1" draw:layer="layout" svg:width="0.08cm" svg:height="0.08cm" draw:transform="rotate (1.5707963267949) translate (8.605cm 11.24cm)">
          <text:p/>
        </draw:circle>
        <draw:circle draw:style-name="gr1" draw:text-style-name="P1" draw:layer="layout" svg:width="0.08cm" svg:height="0.08cm" draw:transform="rotate (1.5707963267949) translate (8.859cm 11.24cm)">
          <text:p/>
        </draw:circle>
        <draw:circle draw:style-name="gr1" draw:text-style-name="P1" draw:layer="layout" svg:width="0.08cm" svg:height="0.08cm" draw:transform="rotate (1.5707963267949) translate (9.113cm 11.24cm)">
          <text:p/>
        </draw:circle>
        <draw:circle draw:style-name="gr1" draw:text-style-name="P1" draw:layer="layout" svg:width="0.08cm" svg:height="0.08cm" draw:transform="rotate (1.5707963267949) translate (9.367cm 11.24cm)">
          <text:p/>
        </draw:circle>
        <draw:circle draw:style-name="gr1" draw:text-style-name="P1" draw:layer="layout" svg:width="0.08cm" svg:height="0.08cm" draw:transform="rotate (1.5707963267949) translate (9.621cm 11.24cm)">
          <text:p/>
        </draw:circle>
        <draw:circle draw:style-name="gr1" draw:text-style-name="P1" draw:layer="layout" svg:width="0.08cm" svg:height="0.08cm" draw:transform="rotate (1.5707963267949) translate (9.875cm 11.24cm)">
          <text:p/>
        </draw:circle>
        <draw:circle draw:style-name="gr1" draw:text-style-name="P1" draw:layer="layout" svg:width="0.08cm" svg:height="0.08cm" draw:transform="rotate (1.5707963267949) translate (10.129cm 11.24cm)">
          <text:p/>
        </draw:circle>
        <draw:circle draw:style-name="gr1" draw:text-style-name="P1" draw:layer="layout" svg:width="0.08cm" svg:height="0.08cm" draw:transform="rotate (1.5707963267949) translate (10.383cm 11.24cm)">
          <text:p/>
        </draw:circle>
        <draw:circle draw:style-name="gr1" draw:text-style-name="P1" draw:layer="layout" svg:width="0.08cm" svg:height="0.08cm" draw:transform="rotate (1.5707963267949) translate (10.637cm 11.24cm)">
          <text:p/>
        </draw:circle>
        <draw:circle draw:style-name="gr1" draw:text-style-name="P1" draw:layer="layout" svg:width="0.08cm" svg:height="0.08cm" draw:transform="rotate (1.5707963267949) translate (10.891cm 11.24cm)">
          <text:p/>
        </draw:circle>
        <draw:circle draw:style-name="gr1" draw:text-style-name="P1" draw:layer="layout" svg:width="0.08cm" svg:height="0.08cm" draw:transform="rotate (1.5707963267949) translate (11.145cm 11.24cm)">
          <text:p/>
        </draw:circle>
        <draw:line draw:style-name="gr11" draw:text-style-name="P9" draw:layer="layout" svg:x1="8.492cm" svg:y1="11.209cm" svg:x2="7.528cm" svg:y2="11.209cm">
          <text:p/>
        </draw:line>
        <draw:line draw:style-name="gr11" draw:text-style-name="P9" draw:layer="layout" svg:x1="9.251cm" svg:y1="11.209cm" svg:x2="8.514cm" svg:y2="11.209cm">
          <text:p/>
        </draw:line>
        <draw:line draw:style-name="gr11" draw:text-style-name="P9" draw:layer="layout" svg:x1="10.013cm" svg:y1="11.2cm" svg:x2="9.276cm" svg:y2="11.2cm">
          <text:p/>
        </draw:line>
        <draw:line draw:style-name="gr11" draw:text-style-name="P9" draw:layer="layout" svg:x1="10.775cm" svg:y1="11.2cm" svg:x2="10.038cm" svg:y2="11.2cm">
          <text:p/>
        </draw:line>
        <draw:line draw:style-name="gr11" draw:text-style-name="P9" draw:layer="layout" svg:x1="11.537cm" svg:y1="11.2cm" svg:x2="10.8cm" svg:y2="11.2cm">
          <text:p/>
        </draw:line>
        <draw:line draw:style-name="gr11" draw:text-style-name="P9" draw:layer="layout" svg:x1="12.299cm" svg:y1="11.2cm" svg:x2="11.562cm" svg:y2="11.2cm">
          <text:p/>
        </draw:line>
        <draw:line draw:style-name="gr11" draw:text-style-name="P9" draw:layer="layout" svg:x1="13.061cm" svg:y1="11.2cm" svg:x2="12.324cm" svg:y2="11.2cm">
          <text:p/>
        </draw:line>
        <draw:line draw:style-name="gr11" draw:text-style-name="P9" draw:layer="layout" svg:x1="13.823cm" svg:y1="11.2cm" svg:x2="13.086cm" svg:y2="11.2cm">
          <text:p/>
        </draw:line>
        <draw:line draw:style-name="gr11" draw:text-style-name="P9" draw:layer="layout" svg:x1="14.585cm" svg:y1="11.2cm" svg:x2="13.848cm" svg:y2="11.2cm">
          <text:p/>
        </draw:line>
        <draw:line draw:style-name="gr11" draw:text-style-name="P9" draw:layer="layout" svg:x1="15.347cm" svg:y1="11.2cm" svg:x2="14.61cm" svg:y2="11.2cm">
          <text:p/>
        </draw:line>
        <draw:circle draw:style-name="gr1" draw:text-style-name="P1" draw:layer="layout" svg:width="0.08cm" svg:height="0.08cm" draw:transform="rotate (1.5707963267949) translate (15.449cm 11.24cm)">
          <text:p/>
        </draw:circle>
        <draw:circle draw:style-name="gr1" draw:text-style-name="P1" draw:layer="layout" svg:width="0.08cm" svg:height="0.08cm" draw:transform="rotate (1.5707963267949) translate (15.703cm 11.24cm)">
          <text:p/>
        </draw:circle>
        <draw:circle draw:style-name="gr1" draw:text-style-name="P1" draw:layer="layout" svg:width="0.08cm" svg:height="0.08cm" draw:transform="rotate (1.5707963267949) translate (15.957cm 11.24cm)">
          <text:p/>
        </draw:circle>
        <draw:circle draw:style-name="gr1" draw:text-style-name="P1" draw:layer="layout" svg:width="0.08cm" svg:height="0.08cm" draw:transform="rotate (1.5707963267949) translate (16.211cm 11.24cm)">
          <text:p/>
        </draw:circle>
        <draw:circle draw:style-name="gr1" draw:text-style-name="P1" draw:layer="layout" svg:width="0.08cm" svg:height="0.08cm" draw:transform="rotate (1.5707963267949) translate (16.465cm 11.24cm)">
          <text:p/>
        </draw:circle>
        <draw:circle draw:style-name="gr1" draw:text-style-name="P1" draw:layer="layout" svg:width="0.08cm" svg:height="0.08cm" draw:transform="rotate (1.5707963267949) translate (16.719cm 11.24cm)">
          <text:p/>
        </draw:circle>
        <draw:circle draw:style-name="gr1" draw:text-style-name="P1" draw:layer="layout" svg:width="0.08cm" svg:height="0.08cm" draw:transform="rotate (1.5707963267949) translate (16.973cm 11.24cm)">
          <text:p/>
        </draw:circle>
        <draw:circle draw:style-name="gr1" draw:text-style-name="P1" draw:layer="layout" svg:width="0.08cm" svg:height="0.08cm" draw:transform="rotate (1.5707963267949) translate (17.227cm 11.24cm)">
          <text:p/>
        </draw:circle>
        <draw:circle draw:style-name="gr1" draw:text-style-name="P1" draw:layer="layout" svg:width="0.08cm" svg:height="0.08cm" draw:transform="rotate (1.5707963267949) translate (17.481cm 11.24cm)">
          <text:p/>
        </draw:circle>
        <draw:circle draw:style-name="gr1" draw:text-style-name="P1" draw:layer="layout" svg:width="0.08cm" svg:height="0.08cm" draw:transform="rotate (1.5707963267949) translate (17.735cm 11.24cm)">
          <text:p/>
        </draw:circle>
        <draw:circle draw:style-name="gr1" draw:text-style-name="P1" draw:layer="layout" svg:width="0.08cm" svg:height="0.08cm" draw:transform="rotate (1.5707963267949) translate (17.989cm 11.24cm)">
          <text:p/>
        </draw:circle>
        <draw:circle draw:style-name="gr1" draw:text-style-name="P1" draw:layer="layout" svg:width="0.08cm" svg:height="0.08cm" draw:transform="rotate (1.5707963267949) translate (18.243cm 11.24cm)">
          <text:p/>
        </draw:circle>
        <draw:circle draw:style-name="gr1" draw:text-style-name="P1" draw:layer="layout" svg:width="0.08cm" svg:height="0.08cm" draw:transform="rotate (1.5707963267949) translate (18.497cm 11.24cm)">
          <text:p/>
        </draw:circle>
        <draw:circle draw:style-name="gr1" draw:text-style-name="P1" draw:layer="layout" svg:width="0.08cm" svg:height="0.08cm" draw:transform="rotate (1.5707963267949) translate (18.751cm 11.24cm)">
          <text:p/>
        </draw:circle>
        <draw:circle draw:style-name="gr1" draw:text-style-name="P1" draw:layer="layout" svg:width="0.08cm" svg:height="0.08cm" draw:transform="rotate (1.5707963267949) translate (19.005cm 11.24cm)">
          <text:p/>
        </draw:circle>
        <draw:line draw:style-name="gr11" draw:text-style-name="P9" draw:layer="layout" svg:x1="16.876cm" svg:y1="11.2cm" svg:x2="16.139cm" svg:y2="11.2cm">
          <text:p/>
        </draw:line>
        <draw:line draw:style-name="gr11" draw:text-style-name="P9" draw:layer="layout" svg:x1="17.638cm" svg:y1="11.2cm" svg:x2="16.901cm" svg:y2="11.2cm">
          <text:p/>
        </draw:line>
        <draw:line draw:style-name="gr11" draw:text-style-name="P9" draw:layer="layout" svg:x1="18.4cm" svg:y1="11.2cm" svg:x2="17.663cm" svg:y2="11.2cm">
          <text:p/>
        </draw:line>
        <draw:line draw:style-name="gr11" draw:text-style-name="P9" draw:layer="layout" svg:x1="16.109cm" svg:y1="11.2cm" svg:x2="15.372cm" svg:y2="11.2cm">
          <text:p/>
        </draw:line>
        <draw:line draw:style-name="gr11" draw:text-style-name="P9" draw:layer="layout" svg:x1="19.157cm" svg:y1="11.2cm" svg:x2="18.42cm" svg:y2="11.2cm">
          <text:p/>
        </draw:line>
        <draw:circle draw:style-name="gr1" draw:text-style-name="P1" draw:layer="layout" svg:width="0.08cm" svg:height="0.08cm" draw:transform="rotate (1.5707963267949) translate (19.259cm 11.24cm)">
          <text:p/>
        </draw:circle>
        <draw:circle draw:style-name="gr1" draw:text-style-name="P1" draw:layer="layout" svg:width="0.08cm" svg:height="0.08cm" draw:transform="rotate (1.5707963267949) translate (19.513cm 11.24cm)">
          <text:p/>
        </draw:circle>
        <draw:circle draw:style-name="gr1" draw:text-style-name="P1" draw:layer="layout" svg:width="0.08cm" svg:height="0.08cm" draw:transform="rotate (1.5707963267949) translate (19.767cm 11.24cm)">
          <text:p/>
        </draw:circle>
        <draw:circle draw:style-name="gr1" draw:text-style-name="P1" draw:layer="layout" svg:width="0.08cm" svg:height="0.08cm" draw:transform="rotate (1.5707963267949) translate (20.021cm 11.24cm)">
          <text:p/>
        </draw:circle>
        <draw:circle draw:style-name="gr1" draw:text-style-name="P1" draw:layer="layout" svg:width="0.08cm" svg:height="0.08cm" draw:transform="rotate (1.5707963267949) translate (20.275cm 11.24cm)">
          <text:p/>
        </draw:circle>
        <draw:circle draw:style-name="gr1" draw:text-style-name="P1" draw:layer="layout" svg:width="0.08cm" svg:height="0.08cm" draw:transform="rotate (1.5707963267949) translate (20.529cm 11.24cm)">
          <text:p/>
        </draw:circle>
        <draw:circle draw:style-name="gr1" draw:text-style-name="P1" draw:layer="layout" svg:width="0.08cm" svg:height="0.08cm" draw:transform="rotate (1.5707963267949) translate (20.783cm 11.24cm)">
          <text:p/>
        </draw:circle>
        <draw:circle draw:style-name="gr1" draw:text-style-name="P1" draw:layer="layout" svg:width="0.08cm" svg:height="0.08cm" draw:transform="rotate (1.5707963267949) translate (21.037cm 11.24cm)">
          <text:p/>
        </draw:circle>
        <draw:circle draw:style-name="gr1" draw:text-style-name="P1" draw:layer="layout" svg:width="0.08cm" svg:height="0.08cm" draw:transform="rotate (1.5707963267949) translate (21.291cm 11.24cm)">
          <text:p/>
        </draw:circle>
        <draw:line draw:style-name="gr11" draw:text-style-name="P9" draw:layer="layout" svg:x1="20.686cm" svg:y1="11.2cm" svg:x2="19.949cm" svg:y2="11.2cm">
          <text:p/>
        </draw:line>
        <draw:line draw:style-name="gr11" draw:text-style-name="P9" draw:layer="layout" svg:x1="19.919cm" svg:y1="11.2cm" svg:x2="19.182cm" svg:y2="11.2cm">
          <text:p/>
        </draw:line>
        <draw:line draw:style-name="gr11" draw:text-style-name="P9" draw:layer="layout" svg:x1="21.443cm" svg:y1="11.2cm" svg:x2="20.706cm" svg:y2="11.2cm">
          <text:p/>
        </draw:line>
        <draw:circle draw:style-name="gr1" draw:text-style-name="P1" draw:layer="layout" svg:width="0.08cm" svg:height="0.08cm" draw:transform="rotate (1.5707963267949) translate (11.38cm 10.986cm)">
          <text:p/>
        </draw:circle>
        <draw:circle draw:style-name="gr1" draw:text-style-name="P1" draw:layer="layout" svg:width="0.08cm" svg:height="0.08cm" draw:transform="rotate (1.5707963267949) translate (11.634cm 10.986cm)">
          <text:p/>
        </draw:circle>
        <draw:circle draw:style-name="gr1" draw:text-style-name="P1" draw:layer="layout" svg:width="0.08cm" svg:height="0.08cm" draw:transform="rotate (1.5707963267949) translate (11.888cm 10.986cm)">
          <text:p/>
        </draw:circle>
        <draw:circle draw:style-name="gr1" draw:text-style-name="P1" draw:layer="layout" svg:width="0.08cm" svg:height="0.08cm" draw:transform="rotate (1.5707963267949) translate (12.142cm 10.986cm)">
          <text:p/>
        </draw:circle>
        <draw:circle draw:style-name="gr1" draw:text-style-name="P1" draw:layer="layout" svg:width="0.08cm" svg:height="0.08cm" draw:transform="rotate (1.5707963267949) translate (12.396cm 10.986cm)">
          <text:p/>
        </draw:circle>
        <draw:circle draw:style-name="gr1" draw:text-style-name="P1" draw:layer="layout" svg:width="0.08cm" svg:height="0.08cm" draw:transform="rotate (1.5707963267949) translate (12.65cm 10.986cm)">
          <text:p/>
        </draw:circle>
        <draw:circle draw:style-name="gr1" draw:text-style-name="P1" draw:layer="layout" svg:width="0.08cm" svg:height="0.08cm" draw:transform="rotate (1.5707963267949) translate (12.904cm 10.986cm)">
          <text:p/>
        </draw:circle>
        <draw:circle draw:style-name="gr1" draw:text-style-name="P1" draw:layer="layout" svg:width="0.08cm" svg:height="0.08cm" draw:transform="rotate (1.5707963267949) translate (13.158cm 10.986cm)">
          <text:p/>
        </draw:circle>
        <draw:circle draw:style-name="gr1" draw:text-style-name="P1" draw:layer="layout" svg:width="0.08cm" svg:height="0.08cm" draw:transform="rotate (1.5707963267949) translate (13.412cm 10.986cm)">
          <text:p/>
        </draw:circle>
        <draw:circle draw:style-name="gr1" draw:text-style-name="P1" draw:layer="layout" svg:width="0.08cm" svg:height="0.08cm" draw:transform="rotate (1.5707963267949) translate (13.666cm 10.986cm)">
          <text:p/>
        </draw:circle>
        <draw:circle draw:style-name="gr1" draw:text-style-name="P1" draw:layer="layout" svg:width="0.08cm" svg:height="0.08cm" draw:transform="rotate (1.5707963267949) translate (13.92cm 10.986cm)">
          <text:p/>
        </draw:circle>
        <draw:circle draw:style-name="gr1" draw:text-style-name="P1" draw:layer="layout" svg:width="0.08cm" svg:height="0.08cm" draw:transform="rotate (1.5707963267949) translate (14.174cm 10.986cm)">
          <text:p/>
        </draw:circle>
        <draw:circle draw:style-name="gr1" draw:text-style-name="P1" draw:layer="layout" svg:width="0.08cm" svg:height="0.08cm" draw:transform="rotate (1.5707963267949) translate (14.428cm 10.986cm)">
          <text:p/>
        </draw:circle>
        <draw:circle draw:style-name="gr1" draw:text-style-name="P1" draw:layer="layout" svg:width="0.08cm" svg:height="0.08cm" draw:transform="rotate (1.5707963267949) translate (14.682cm 10.986cm)">
          <text:p/>
        </draw:circle>
        <draw:circle draw:style-name="gr1" draw:text-style-name="P1" draw:layer="layout" svg:width="0.08cm" svg:height="0.08cm" draw:transform="rotate (1.5707963267949) translate (14.936cm 10.986cm)">
          <text:p/>
        </draw:circle>
        <draw:circle draw:style-name="gr1" draw:text-style-name="P1" draw:layer="layout" svg:width="0.08cm" svg:height="0.08cm" draw:transform="rotate (1.5707963267949) translate (15.19cm 10.986cm)">
          <text:p/>
        </draw:circle>
        <draw:circle draw:style-name="gr1" draw:text-style-name="P1" draw:layer="layout" svg:width="0.08cm" svg:height="0.08cm" draw:transform="rotate (1.5707963267949) translate (7.589cm 10.986cm)">
          <text:p/>
        </draw:circle>
        <draw:circle draw:style-name="gr1" draw:text-style-name="P1" draw:layer="layout" svg:width="0.08cm" svg:height="0.08cm" draw:transform="rotate (1.5707963267949) translate (7.843cm 10.986cm)">
          <text:p/>
        </draw:circle>
        <draw:circle draw:style-name="gr1" draw:text-style-name="P1" draw:layer="layout" svg:width="0.08cm" svg:height="0.08cm" draw:transform="rotate (1.5707963267949) translate (8.097cm 10.986cm)">
          <text:p/>
        </draw:circle>
        <draw:circle draw:style-name="gr1" draw:text-style-name="P1" draw:layer="layout" svg:width="0.08cm" svg:height="0.08cm" draw:transform="rotate (1.5707963267949) translate (8.351cm 10.986cm)">
          <text:p/>
        </draw:circle>
        <draw:circle draw:style-name="gr1" draw:text-style-name="P1" draw:layer="layout" svg:width="0.08cm" svg:height="0.08cm" draw:transform="rotate (1.5707963267949) translate (8.605cm 10.986cm)">
          <text:p/>
        </draw:circle>
        <draw:circle draw:style-name="gr1" draw:text-style-name="P1" draw:layer="layout" svg:width="0.08cm" svg:height="0.08cm" draw:transform="rotate (1.5707963267949) translate (8.859cm 10.986cm)">
          <text:p/>
        </draw:circle>
        <draw:circle draw:style-name="gr1" draw:text-style-name="P1" draw:layer="layout" svg:width="0.08cm" svg:height="0.08cm" draw:transform="rotate (1.5707963267949) translate (9.113cm 10.986cm)">
          <text:p/>
        </draw:circle>
        <draw:circle draw:style-name="gr1" draw:text-style-name="P1" draw:layer="layout" svg:width="0.08cm" svg:height="0.08cm" draw:transform="rotate (1.5707963267949) translate (9.367cm 10.986cm)">
          <text:p/>
        </draw:circle>
        <draw:circle draw:style-name="gr1" draw:text-style-name="P1" draw:layer="layout" svg:width="0.08cm" svg:height="0.08cm" draw:transform="rotate (1.5707963267949) translate (9.621cm 10.986cm)">
          <text:p/>
        </draw:circle>
        <draw:circle draw:style-name="gr1" draw:text-style-name="P1" draw:layer="layout" svg:width="0.08cm" svg:height="0.08cm" draw:transform="rotate (1.5707963267949) translate (9.875cm 10.986cm)">
          <text:p/>
        </draw:circle>
        <draw:circle draw:style-name="gr1" draw:text-style-name="P1" draw:layer="layout" svg:width="0.08cm" svg:height="0.08cm" draw:transform="rotate (1.5707963267949) translate (10.129cm 10.986cm)">
          <text:p/>
        </draw:circle>
        <draw:circle draw:style-name="gr1" draw:text-style-name="P1" draw:layer="layout" svg:width="0.08cm" svg:height="0.08cm" draw:transform="rotate (1.5707963267949) translate (10.383cm 10.986cm)">
          <text:p/>
        </draw:circle>
        <draw:circle draw:style-name="gr1" draw:text-style-name="P1" draw:layer="layout" svg:width="0.08cm" svg:height="0.08cm" draw:transform="rotate (1.5707963267949) translate (10.637cm 10.986cm)">
          <text:p/>
        </draw:circle>
        <draw:circle draw:style-name="gr1" draw:text-style-name="P1" draw:layer="layout" svg:width="0.08cm" svg:height="0.08cm" draw:transform="rotate (1.5707963267949) translate (10.891cm 10.986cm)">
          <text:p/>
        </draw:circle>
        <draw:circle draw:style-name="gr1" draw:text-style-name="P1" draw:layer="layout" svg:width="0.08cm" svg:height="0.08cm" draw:transform="rotate (1.5707963267949) translate (11.145cm 10.986cm)">
          <text:p/>
        </draw:circle>
        <draw:line draw:style-name="gr11" draw:text-style-name="P9" draw:layer="layout" svg:x1="8.492cm" svg:y1="10.955cm" svg:x2="7.528cm" svg:y2="10.955cm">
          <text:p/>
        </draw:line>
        <draw:line draw:style-name="gr11" draw:text-style-name="P9" draw:layer="layout" svg:x1="9.251cm" svg:y1="10.955cm" svg:x2="8.514cm" svg:y2="10.955cm">
          <text:p/>
        </draw:line>
        <draw:line draw:style-name="gr11" draw:text-style-name="P9" draw:layer="layout" svg:x1="10.013cm" svg:y1="10.946cm" svg:x2="9.276cm" svg:y2="10.946cm">
          <text:p/>
        </draw:line>
        <draw:line draw:style-name="gr11" draw:text-style-name="P9" draw:layer="layout" svg:x1="10.775cm" svg:y1="10.946cm" svg:x2="10.038cm" svg:y2="10.946cm">
          <text:p/>
        </draw:line>
        <draw:line draw:style-name="gr11" draw:text-style-name="P9" draw:layer="layout" svg:x1="11.537cm" svg:y1="10.946cm" svg:x2="10.8cm" svg:y2="10.946cm">
          <text:p/>
        </draw:line>
        <draw:line draw:style-name="gr11" draw:text-style-name="P9" draw:layer="layout" svg:x1="12.299cm" svg:y1="10.946cm" svg:x2="11.562cm" svg:y2="10.946cm">
          <text:p/>
        </draw:line>
        <draw:line draw:style-name="gr11" draw:text-style-name="P9" draw:layer="layout" svg:x1="13.061cm" svg:y1="10.946cm" svg:x2="12.324cm" svg:y2="10.946cm">
          <text:p/>
        </draw:line>
        <draw:line draw:style-name="gr11" draw:text-style-name="P9" draw:layer="layout" svg:x1="13.823cm" svg:y1="10.946cm" svg:x2="13.086cm" svg:y2="10.946cm">
          <text:p/>
        </draw:line>
        <draw:line draw:style-name="gr11" draw:text-style-name="P9" draw:layer="layout" svg:x1="14.585cm" svg:y1="10.946cm" svg:x2="13.848cm" svg:y2="10.946cm">
          <text:p/>
        </draw:line>
        <draw:line draw:style-name="gr11" draw:text-style-name="P9" draw:layer="layout" svg:x1="15.347cm" svg:y1="10.946cm" svg:x2="14.61cm" svg:y2="10.946cm">
          <text:p/>
        </draw:line>
        <draw:circle draw:style-name="gr1" draw:text-style-name="P1" draw:layer="layout" svg:width="0.08cm" svg:height="0.08cm" draw:transform="rotate (1.5707963267949) translate (15.449cm 10.986cm)">
          <text:p/>
        </draw:circle>
        <draw:circle draw:style-name="gr1" draw:text-style-name="P1" draw:layer="layout" svg:width="0.08cm" svg:height="0.08cm" draw:transform="rotate (1.5707963267949) translate (15.703cm 10.986cm)">
          <text:p/>
        </draw:circle>
        <draw:circle draw:style-name="gr1" draw:text-style-name="P1" draw:layer="layout" svg:width="0.08cm" svg:height="0.08cm" draw:transform="rotate (1.5707963267949) translate (15.957cm 10.986cm)">
          <text:p/>
        </draw:circle>
        <draw:circle draw:style-name="gr1" draw:text-style-name="P1" draw:layer="layout" svg:width="0.08cm" svg:height="0.08cm" draw:transform="rotate (1.5707963267949) translate (16.211cm 10.986cm)">
          <text:p/>
        </draw:circle>
        <draw:circle draw:style-name="gr1" draw:text-style-name="P1" draw:layer="layout" svg:width="0.08cm" svg:height="0.08cm" draw:transform="rotate (1.5707963267949) translate (16.465cm 10.986cm)">
          <text:p/>
        </draw:circle>
        <draw:circle draw:style-name="gr1" draw:text-style-name="P1" draw:layer="layout" svg:width="0.08cm" svg:height="0.08cm" draw:transform="rotate (1.5707963267949) translate (16.719cm 10.986cm)">
          <text:p/>
        </draw:circle>
        <draw:circle draw:style-name="gr1" draw:text-style-name="P1" draw:layer="layout" svg:width="0.08cm" svg:height="0.08cm" draw:transform="rotate (1.5707963267949) translate (16.973cm 10.986cm)">
          <text:p/>
        </draw:circle>
        <draw:circle draw:style-name="gr1" draw:text-style-name="P1" draw:layer="layout" svg:width="0.08cm" svg:height="0.08cm" draw:transform="rotate (1.5707963267949) translate (17.227cm 10.986cm)">
          <text:p/>
        </draw:circle>
        <draw:circle draw:style-name="gr1" draw:text-style-name="P1" draw:layer="layout" svg:width="0.08cm" svg:height="0.08cm" draw:transform="rotate (1.5707963267949) translate (17.481cm 10.986cm)">
          <text:p/>
        </draw:circle>
        <draw:circle draw:style-name="gr1" draw:text-style-name="P1" draw:layer="layout" svg:width="0.08cm" svg:height="0.08cm" draw:transform="rotate (1.5707963267949) translate (17.735cm 10.986cm)">
          <text:p/>
        </draw:circle>
        <draw:circle draw:style-name="gr1" draw:text-style-name="P1" draw:layer="layout" svg:width="0.08cm" svg:height="0.08cm" draw:transform="rotate (1.5707963267949) translate (17.989cm 10.986cm)">
          <text:p/>
        </draw:circle>
        <draw:circle draw:style-name="gr1" draw:text-style-name="P1" draw:layer="layout" svg:width="0.08cm" svg:height="0.08cm" draw:transform="rotate (1.5707963267949) translate (18.243cm 10.986cm)">
          <text:p/>
        </draw:circle>
        <draw:circle draw:style-name="gr1" draw:text-style-name="P1" draw:layer="layout" svg:width="0.08cm" svg:height="0.08cm" draw:transform="rotate (1.5707963267949) translate (18.497cm 10.986cm)">
          <text:p/>
        </draw:circle>
        <draw:circle draw:style-name="gr1" draw:text-style-name="P1" draw:layer="layout" svg:width="0.08cm" svg:height="0.08cm" draw:transform="rotate (1.5707963267949) translate (18.751cm 10.986cm)">
          <text:p/>
        </draw:circle>
        <draw:circle draw:style-name="gr1" draw:text-style-name="P1" draw:layer="layout" svg:width="0.08cm" svg:height="0.08cm" draw:transform="rotate (1.5707963267949) translate (19.005cm 10.986cm)">
          <text:p/>
        </draw:circle>
        <draw:line draw:style-name="gr11" draw:text-style-name="P9" draw:layer="layout" svg:x1="16.876cm" svg:y1="10.946cm" svg:x2="16.139cm" svg:y2="10.946cm">
          <text:p/>
        </draw:line>
        <draw:line draw:style-name="gr11" draw:text-style-name="P9" draw:layer="layout" svg:x1="17.638cm" svg:y1="10.946cm" svg:x2="16.901cm" svg:y2="10.946cm">
          <text:p/>
        </draw:line>
        <draw:line draw:style-name="gr11" draw:text-style-name="P9" draw:layer="layout" svg:x1="18.4cm" svg:y1="10.946cm" svg:x2="17.663cm" svg:y2="10.946cm">
          <text:p/>
        </draw:line>
        <draw:line draw:style-name="gr11" draw:text-style-name="P9" draw:layer="layout" svg:x1="16.109cm" svg:y1="10.946cm" svg:x2="15.372cm" svg:y2="10.946cm">
          <text:p/>
        </draw:line>
        <draw:line draw:style-name="gr11" draw:text-style-name="P9" draw:layer="layout" svg:x1="19.157cm" svg:y1="10.946cm" svg:x2="18.42cm" svg:y2="10.946cm">
          <text:p/>
        </draw:line>
        <draw:circle draw:style-name="gr1" draw:text-style-name="P1" draw:layer="layout" svg:width="0.08cm" svg:height="0.08cm" draw:transform="rotate (1.5707963267949) translate (19.259cm 10.986cm)">
          <text:p/>
        </draw:circle>
        <draw:circle draw:style-name="gr1" draw:text-style-name="P1" draw:layer="layout" svg:width="0.08cm" svg:height="0.08cm" draw:transform="rotate (1.5707963267949) translate (19.513cm 10.986cm)">
          <text:p/>
        </draw:circle>
        <draw:circle draw:style-name="gr1" draw:text-style-name="P1" draw:layer="layout" svg:width="0.08cm" svg:height="0.08cm" draw:transform="rotate (1.5707963267949) translate (19.767cm 10.986cm)">
          <text:p/>
        </draw:circle>
        <draw:circle draw:style-name="gr1" draw:text-style-name="P1" draw:layer="layout" svg:width="0.08cm" svg:height="0.08cm" draw:transform="rotate (1.5707963267949) translate (20.021cm 10.986cm)">
          <text:p/>
        </draw:circle>
        <draw:circle draw:style-name="gr1" draw:text-style-name="P1" draw:layer="layout" svg:width="0.08cm" svg:height="0.08cm" draw:transform="rotate (1.5707963267949) translate (20.275cm 10.986cm)">
          <text:p/>
        </draw:circle>
        <draw:circle draw:style-name="gr1" draw:text-style-name="P1" draw:layer="layout" svg:width="0.08cm" svg:height="0.08cm" draw:transform="rotate (1.5707963267949) translate (20.529cm 10.986cm)">
          <text:p/>
        </draw:circle>
        <draw:circle draw:style-name="gr1" draw:text-style-name="P1" draw:layer="layout" svg:width="0.08cm" svg:height="0.08cm" draw:transform="rotate (1.5707963267949) translate (20.783cm 10.986cm)">
          <text:p/>
        </draw:circle>
        <draw:circle draw:style-name="gr1" draw:text-style-name="P1" draw:layer="layout" svg:width="0.08cm" svg:height="0.08cm" draw:transform="rotate (1.5707963267949) translate (21.037cm 10.986cm)">
          <text:p/>
        </draw:circle>
        <draw:circle draw:style-name="gr1" draw:text-style-name="P1" draw:layer="layout" svg:width="0.08cm" svg:height="0.08cm" draw:transform="rotate (1.5707963267949) translate (21.291cm 10.986cm)">
          <text:p/>
        </draw:circle>
        <draw:line draw:style-name="gr11" draw:text-style-name="P9" draw:layer="layout" svg:x1="20.686cm" svg:y1="10.946cm" svg:x2="19.949cm" svg:y2="10.946cm">
          <text:p/>
        </draw:line>
        <draw:line draw:style-name="gr11" draw:text-style-name="P9" draw:layer="layout" svg:x1="19.919cm" svg:y1="10.946cm" svg:x2="19.182cm" svg:y2="10.946cm">
          <text:p/>
        </draw:line>
        <draw:line draw:style-name="gr11" draw:text-style-name="P9" draw:layer="layout" svg:x1="21.443cm" svg:y1="10.946cm" svg:x2="20.706cm" svg:y2="10.946cm">
          <text:p/>
        </draw:line>
        <draw:circle draw:style-name="gr1" draw:text-style-name="P1" draw:layer="layout" svg:width="0.08cm" svg:height="0.08cm" draw:transform="rotate (1.5707963267949) translate (11.38cm 10.732cm)">
          <text:p/>
        </draw:circle>
        <draw:circle draw:style-name="gr1" draw:text-style-name="P1" draw:layer="layout" svg:width="0.08cm" svg:height="0.08cm" draw:transform="rotate (1.5707963267949) translate (11.634cm 10.732cm)">
          <text:p/>
        </draw:circle>
        <draw:circle draw:style-name="gr1" draw:text-style-name="P1" draw:layer="layout" svg:width="0.08cm" svg:height="0.08cm" draw:transform="rotate (1.5707963267949) translate (11.888cm 10.732cm)">
          <text:p/>
        </draw:circle>
        <draw:circle draw:style-name="gr1" draw:text-style-name="P1" draw:layer="layout" svg:width="0.08cm" svg:height="0.08cm" draw:transform="rotate (1.5707963267949) translate (12.142cm 10.732cm)">
          <text:p/>
        </draw:circle>
        <draw:circle draw:style-name="gr1" draw:text-style-name="P1" draw:layer="layout" svg:width="0.08cm" svg:height="0.08cm" draw:transform="rotate (1.5707963267949) translate (12.396cm 10.732cm)">
          <text:p/>
        </draw:circle>
        <draw:circle draw:style-name="gr1" draw:text-style-name="P1" draw:layer="layout" svg:width="0.08cm" svg:height="0.08cm" draw:transform="rotate (1.5707963267949) translate (12.65cm 10.732cm)">
          <text:p/>
        </draw:circle>
        <draw:circle draw:style-name="gr1" draw:text-style-name="P1" draw:layer="layout" svg:width="0.08cm" svg:height="0.08cm" draw:transform="rotate (1.5707963267949) translate (12.904cm 10.732cm)">
          <text:p/>
        </draw:circle>
        <draw:circle draw:style-name="gr1" draw:text-style-name="P1" draw:layer="layout" svg:width="0.08cm" svg:height="0.08cm" draw:transform="rotate (1.5707963267949) translate (13.158cm 10.732cm)">
          <text:p/>
        </draw:circle>
        <draw:circle draw:style-name="gr1" draw:text-style-name="P1" draw:layer="layout" svg:width="0.08cm" svg:height="0.08cm" draw:transform="rotate (1.5707963267949) translate (13.412cm 10.732cm)">
          <text:p/>
        </draw:circle>
        <draw:circle draw:style-name="gr1" draw:text-style-name="P1" draw:layer="layout" svg:width="0.08cm" svg:height="0.08cm" draw:transform="rotate (1.5707963267949) translate (13.666cm 10.732cm)">
          <text:p/>
        </draw:circle>
        <draw:circle draw:style-name="gr1" draw:text-style-name="P1" draw:layer="layout" svg:width="0.08cm" svg:height="0.08cm" draw:transform="rotate (1.5707963267949) translate (13.92cm 10.732cm)">
          <text:p/>
        </draw:circle>
        <draw:circle draw:style-name="gr1" draw:text-style-name="P1" draw:layer="layout" svg:width="0.08cm" svg:height="0.08cm" draw:transform="rotate (1.5707963267949) translate (14.174cm 10.732cm)">
          <text:p/>
        </draw:circle>
        <draw:circle draw:style-name="gr1" draw:text-style-name="P1" draw:layer="layout" svg:width="0.08cm" svg:height="0.08cm" draw:transform="rotate (1.5707963267949) translate (14.428cm 10.732cm)">
          <text:p/>
        </draw:circle>
        <draw:circle draw:style-name="gr1" draw:text-style-name="P1" draw:layer="layout" svg:width="0.08cm" svg:height="0.08cm" draw:transform="rotate (1.5707963267949) translate (14.682cm 10.732cm)">
          <text:p/>
        </draw:circle>
        <draw:circle draw:style-name="gr1" draw:text-style-name="P1" draw:layer="layout" svg:width="0.08cm" svg:height="0.08cm" draw:transform="rotate (1.5707963267949) translate (14.936cm 10.732cm)">
          <text:p/>
        </draw:circle>
        <draw:circle draw:style-name="gr1" draw:text-style-name="P1" draw:layer="layout" svg:width="0.08cm" svg:height="0.08cm" draw:transform="rotate (1.5707963267949) translate (15.19cm 10.732cm)">
          <text:p/>
        </draw:circle>
        <draw:circle draw:style-name="gr1" draw:text-style-name="P1" draw:layer="layout" svg:width="0.08cm" svg:height="0.08cm" draw:transform="rotate (1.5707963267949) translate (7.589cm 10.732cm)">
          <text:p/>
        </draw:circle>
        <draw:circle draw:style-name="gr1" draw:text-style-name="P1" draw:layer="layout" svg:width="0.08cm" svg:height="0.08cm" draw:transform="rotate (1.5707963267949) translate (7.843cm 10.732cm)">
          <text:p/>
        </draw:circle>
        <draw:circle draw:style-name="gr1" draw:text-style-name="P1" draw:layer="layout" svg:width="0.08cm" svg:height="0.08cm" draw:transform="rotate (1.5707963267949) translate (8.097cm 10.732cm)">
          <text:p/>
        </draw:circle>
        <draw:circle draw:style-name="gr1" draw:text-style-name="P1" draw:layer="layout" svg:width="0.08cm" svg:height="0.08cm" draw:transform="rotate (1.5707963267949) translate (8.351cm 10.732cm)">
          <text:p/>
        </draw:circle>
        <draw:circle draw:style-name="gr1" draw:text-style-name="P1" draw:layer="layout" svg:width="0.08cm" svg:height="0.08cm" draw:transform="rotate (1.5707963267949) translate (8.605cm 10.732cm)">
          <text:p/>
        </draw:circle>
        <draw:circle draw:style-name="gr1" draw:text-style-name="P1" draw:layer="layout" svg:width="0.08cm" svg:height="0.08cm" draw:transform="rotate (1.5707963267949) translate (8.859cm 10.732cm)">
          <text:p/>
        </draw:circle>
        <draw:circle draw:style-name="gr1" draw:text-style-name="P1" draw:layer="layout" svg:width="0.08cm" svg:height="0.08cm" draw:transform="rotate (1.5707963267949) translate (9.113cm 10.732cm)">
          <text:p/>
        </draw:circle>
        <draw:circle draw:style-name="gr1" draw:text-style-name="P1" draw:layer="layout" svg:width="0.08cm" svg:height="0.08cm" draw:transform="rotate (1.5707963267949) translate (9.367cm 10.732cm)">
          <text:p/>
        </draw:circle>
        <draw:circle draw:style-name="gr1" draw:text-style-name="P1" draw:layer="layout" svg:width="0.08cm" svg:height="0.08cm" draw:transform="rotate (1.5707963267949) translate (9.621cm 10.732cm)">
          <text:p/>
        </draw:circle>
        <draw:circle draw:style-name="gr1" draw:text-style-name="P1" draw:layer="layout" svg:width="0.08cm" svg:height="0.08cm" draw:transform="rotate (1.5707963267949) translate (9.875cm 10.732cm)">
          <text:p/>
        </draw:circle>
        <draw:circle draw:style-name="gr1" draw:text-style-name="P1" draw:layer="layout" svg:width="0.08cm" svg:height="0.08cm" draw:transform="rotate (1.5707963267949) translate (10.129cm 10.732cm)">
          <text:p/>
        </draw:circle>
        <draw:circle draw:style-name="gr1" draw:text-style-name="P1" draw:layer="layout" svg:width="0.08cm" svg:height="0.08cm" draw:transform="rotate (1.5707963267949) translate (10.383cm 10.732cm)">
          <text:p/>
        </draw:circle>
        <draw:circle draw:style-name="gr1" draw:text-style-name="P1" draw:layer="layout" svg:width="0.08cm" svg:height="0.08cm" draw:transform="rotate (1.5707963267949) translate (10.637cm 10.732cm)">
          <text:p/>
        </draw:circle>
        <draw:circle draw:style-name="gr1" draw:text-style-name="P1" draw:layer="layout" svg:width="0.08cm" svg:height="0.08cm" draw:transform="rotate (1.5707963267949) translate (10.891cm 10.732cm)">
          <text:p/>
        </draw:circle>
        <draw:circle draw:style-name="gr1" draw:text-style-name="P1" draw:layer="layout" svg:width="0.08cm" svg:height="0.08cm" draw:transform="rotate (1.5707963267949) translate (11.145cm 10.732cm)">
          <text:p/>
        </draw:circle>
        <draw:line draw:style-name="gr11" draw:text-style-name="P9" draw:layer="layout" svg:x1="8.492cm" svg:y1="10.701cm" svg:x2="7.528cm" svg:y2="10.701cm">
          <text:p/>
        </draw:line>
        <draw:line draw:style-name="gr11" draw:text-style-name="P9" draw:layer="layout" svg:x1="9.251cm" svg:y1="10.701cm" svg:x2="8.514cm" svg:y2="10.701cm">
          <text:p/>
        </draw:line>
        <draw:line draw:style-name="gr11" draw:text-style-name="P9" draw:layer="layout" svg:x1="10.013cm" svg:y1="10.692cm" svg:x2="9.276cm" svg:y2="10.692cm">
          <text:p/>
        </draw:line>
        <draw:line draw:style-name="gr11" draw:text-style-name="P9" draw:layer="layout" svg:x1="10.775cm" svg:y1="10.692cm" svg:x2="10.038cm" svg:y2="10.692cm">
          <text:p/>
        </draw:line>
        <draw:line draw:style-name="gr11" draw:text-style-name="P9" draw:layer="layout" svg:x1="11.537cm" svg:y1="10.692cm" svg:x2="10.8cm" svg:y2="10.692cm">
          <text:p/>
        </draw:line>
        <draw:line draw:style-name="gr11" draw:text-style-name="P9" draw:layer="layout" svg:x1="12.299cm" svg:y1="10.692cm" svg:x2="11.562cm" svg:y2="10.692cm">
          <text:p/>
        </draw:line>
        <draw:line draw:style-name="gr11" draw:text-style-name="P9" draw:layer="layout" svg:x1="13.061cm" svg:y1="10.692cm" svg:x2="12.324cm" svg:y2="10.692cm">
          <text:p/>
        </draw:line>
        <draw:line draw:style-name="gr11" draw:text-style-name="P9" draw:layer="layout" svg:x1="13.823cm" svg:y1="10.692cm" svg:x2="13.086cm" svg:y2="10.692cm">
          <text:p/>
        </draw:line>
        <draw:line draw:style-name="gr11" draw:text-style-name="P9" draw:layer="layout" svg:x1="14.585cm" svg:y1="10.692cm" svg:x2="13.848cm" svg:y2="10.692cm">
          <text:p/>
        </draw:line>
        <draw:line draw:style-name="gr11" draw:text-style-name="P9" draw:layer="layout" svg:x1="15.347cm" svg:y1="10.692cm" svg:x2="14.61cm" svg:y2="10.692cm">
          <text:p/>
        </draw:line>
        <draw:circle draw:style-name="gr1" draw:text-style-name="P1" draw:layer="layout" svg:width="0.08cm" svg:height="0.08cm" draw:transform="rotate (1.5707963267949) translate (15.449cm 10.732cm)">
          <text:p/>
        </draw:circle>
        <draw:circle draw:style-name="gr1" draw:text-style-name="P1" draw:layer="layout" svg:width="0.08cm" svg:height="0.08cm" draw:transform="rotate (1.5707963267949) translate (15.703cm 10.732cm)">
          <text:p/>
        </draw:circle>
        <draw:circle draw:style-name="gr1" draw:text-style-name="P1" draw:layer="layout" svg:width="0.08cm" svg:height="0.08cm" draw:transform="rotate (1.5707963267949) translate (15.957cm 10.732cm)">
          <text:p/>
        </draw:circle>
        <draw:circle draw:style-name="gr1" draw:text-style-name="P1" draw:layer="layout" svg:width="0.08cm" svg:height="0.08cm" draw:transform="rotate (1.5707963267949) translate (16.211cm 10.732cm)">
          <text:p/>
        </draw:circle>
        <draw:circle draw:style-name="gr1" draw:text-style-name="P1" draw:layer="layout" svg:width="0.08cm" svg:height="0.08cm" draw:transform="rotate (1.5707963267949) translate (16.465cm 10.732cm)">
          <text:p/>
        </draw:circle>
        <draw:circle draw:style-name="gr1" draw:text-style-name="P1" draw:layer="layout" svg:width="0.08cm" svg:height="0.08cm" draw:transform="rotate (1.5707963267949) translate (16.719cm 10.732cm)">
          <text:p/>
        </draw:circle>
        <draw:circle draw:style-name="gr1" draw:text-style-name="P1" draw:layer="layout" svg:width="0.08cm" svg:height="0.08cm" draw:transform="rotate (1.5707963267949) translate (16.973cm 10.732cm)">
          <text:p/>
        </draw:circle>
        <draw:circle draw:style-name="gr1" draw:text-style-name="P1" draw:layer="layout" svg:width="0.08cm" svg:height="0.08cm" draw:transform="rotate (1.5707963267949) translate (17.227cm 10.732cm)">
          <text:p/>
        </draw:circle>
        <draw:circle draw:style-name="gr1" draw:text-style-name="P1" draw:layer="layout" svg:width="0.08cm" svg:height="0.08cm" draw:transform="rotate (1.5707963267949) translate (17.481cm 10.732cm)">
          <text:p/>
        </draw:circle>
        <draw:circle draw:style-name="gr1" draw:text-style-name="P1" draw:layer="layout" svg:width="0.08cm" svg:height="0.08cm" draw:transform="rotate (1.5707963267949) translate (17.735cm 10.732cm)">
          <text:p/>
        </draw:circle>
        <draw:circle draw:style-name="gr1" draw:text-style-name="P1" draw:layer="layout" svg:width="0.08cm" svg:height="0.08cm" draw:transform="rotate (1.5707963267949) translate (17.989cm 10.732cm)">
          <text:p/>
        </draw:circle>
        <draw:circle draw:style-name="gr1" draw:text-style-name="P1" draw:layer="layout" svg:width="0.08cm" svg:height="0.08cm" draw:transform="rotate (1.5707963267949) translate (18.243cm 10.732cm)">
          <text:p/>
        </draw:circle>
        <draw:circle draw:style-name="gr1" draw:text-style-name="P1" draw:layer="layout" svg:width="0.08cm" svg:height="0.08cm" draw:transform="rotate (1.5707963267949) translate (18.497cm 10.732cm)">
          <text:p/>
        </draw:circle>
        <draw:circle draw:style-name="gr1" draw:text-style-name="P1" draw:layer="layout" svg:width="0.08cm" svg:height="0.08cm" draw:transform="rotate (1.5707963267949) translate (18.751cm 10.732cm)">
          <text:p/>
        </draw:circle>
        <draw:circle draw:style-name="gr1" draw:text-style-name="P1" draw:layer="layout" svg:width="0.08cm" svg:height="0.08cm" draw:transform="rotate (1.5707963267949) translate (19.005cm 10.732cm)">
          <text:p/>
        </draw:circle>
        <draw:line draw:style-name="gr11" draw:text-style-name="P9" draw:layer="layout" svg:x1="16.876cm" svg:y1="10.692cm" svg:x2="16.139cm" svg:y2="10.692cm">
          <text:p/>
        </draw:line>
        <draw:line draw:style-name="gr11" draw:text-style-name="P9" draw:layer="layout" svg:x1="17.638cm" svg:y1="10.692cm" svg:x2="16.901cm" svg:y2="10.692cm">
          <text:p/>
        </draw:line>
        <draw:line draw:style-name="gr11" draw:text-style-name="P9" draw:layer="layout" svg:x1="18.4cm" svg:y1="10.692cm" svg:x2="17.663cm" svg:y2="10.692cm">
          <text:p/>
        </draw:line>
        <draw:line draw:style-name="gr11" draw:text-style-name="P9" draw:layer="layout" svg:x1="16.109cm" svg:y1="10.692cm" svg:x2="15.372cm" svg:y2="10.692cm">
          <text:p/>
        </draw:line>
        <draw:line draw:style-name="gr11" draw:text-style-name="P9" draw:layer="layout" svg:x1="19.157cm" svg:y1="10.692cm" svg:x2="18.42cm" svg:y2="10.692cm">
          <text:p/>
        </draw:line>
        <draw:circle draw:style-name="gr1" draw:text-style-name="P1" draw:layer="layout" svg:width="0.08cm" svg:height="0.08cm" draw:transform="rotate (1.5707963267949) translate (19.259cm 10.732cm)">
          <text:p/>
        </draw:circle>
        <draw:circle draw:style-name="gr1" draw:text-style-name="P1" draw:layer="layout" svg:width="0.08cm" svg:height="0.08cm" draw:transform="rotate (1.5707963267949) translate (19.513cm 10.732cm)">
          <text:p/>
        </draw:circle>
        <draw:circle draw:style-name="gr1" draw:text-style-name="P1" draw:layer="layout" svg:width="0.08cm" svg:height="0.08cm" draw:transform="rotate (1.5707963267949) translate (19.767cm 10.732cm)">
          <text:p/>
        </draw:circle>
        <draw:circle draw:style-name="gr1" draw:text-style-name="P1" draw:layer="layout" svg:width="0.08cm" svg:height="0.08cm" draw:transform="rotate (1.5707963267949) translate (20.021cm 10.732cm)">
          <text:p/>
        </draw:circle>
        <draw:circle draw:style-name="gr1" draw:text-style-name="P1" draw:layer="layout" svg:width="0.08cm" svg:height="0.08cm" draw:transform="rotate (1.5707963267949) translate (20.275cm 10.732cm)">
          <text:p/>
        </draw:circle>
        <draw:circle draw:style-name="gr1" draw:text-style-name="P1" draw:layer="layout" svg:width="0.08cm" svg:height="0.08cm" draw:transform="rotate (1.5707963267949) translate (20.529cm 10.732cm)">
          <text:p/>
        </draw:circle>
        <draw:circle draw:style-name="gr1" draw:text-style-name="P1" draw:layer="layout" svg:width="0.08cm" svg:height="0.08cm" draw:transform="rotate (1.5707963267949) translate (20.783cm 10.732cm)">
          <text:p/>
        </draw:circle>
        <draw:circle draw:style-name="gr1" draw:text-style-name="P1" draw:layer="layout" svg:width="0.08cm" svg:height="0.08cm" draw:transform="rotate (1.5707963267949) translate (21.037cm 10.732cm)">
          <text:p/>
        </draw:circle>
        <draw:circle draw:style-name="gr1" draw:text-style-name="P1" draw:layer="layout" svg:width="0.08cm" svg:height="0.08cm" draw:transform="rotate (1.5707963267949) translate (21.291cm 10.732cm)">
          <text:p/>
        </draw:circle>
        <draw:line draw:style-name="gr11" draw:text-style-name="P9" draw:layer="layout" svg:x1="20.686cm" svg:y1="10.692cm" svg:x2="19.949cm" svg:y2="10.692cm">
          <text:p/>
        </draw:line>
        <draw:line draw:style-name="gr11" draw:text-style-name="P9" draw:layer="layout" svg:x1="19.919cm" svg:y1="10.692cm" svg:x2="19.182cm" svg:y2="10.692cm">
          <text:p/>
        </draw:line>
        <draw:line draw:style-name="gr11" draw:text-style-name="P9" draw:layer="layout" svg:x1="21.443cm" svg:y1="10.692cm" svg:x2="20.706cm" svg:y2="10.692cm">
          <text:p/>
        </draw:line>
        <draw:circle draw:style-name="gr1" draw:text-style-name="P1" draw:layer="layout" svg:width="0.08cm" svg:height="0.08cm" draw:transform="rotate (1.5707963267949) translate (11.38cm 10.478cm)">
          <text:p/>
        </draw:circle>
        <draw:circle draw:style-name="gr1" draw:text-style-name="P1" draw:layer="layout" svg:width="0.08cm" svg:height="0.08cm" draw:transform="rotate (1.5707963267949) translate (11.634cm 10.478cm)">
          <text:p/>
        </draw:circle>
        <draw:circle draw:style-name="gr1" draw:text-style-name="P1" draw:layer="layout" svg:width="0.08cm" svg:height="0.08cm" draw:transform="rotate (1.5707963267949) translate (11.888cm 10.478cm)">
          <text:p/>
        </draw:circle>
        <draw:circle draw:style-name="gr1" draw:text-style-name="P1" draw:layer="layout" svg:width="0.08cm" svg:height="0.08cm" draw:transform="rotate (1.5707963267949) translate (12.142cm 10.478cm)">
          <text:p/>
        </draw:circle>
        <draw:circle draw:style-name="gr1" draw:text-style-name="P1" draw:layer="layout" svg:width="0.08cm" svg:height="0.08cm" draw:transform="rotate (1.5707963267949) translate (12.396cm 10.478cm)">
          <text:p/>
        </draw:circle>
        <draw:circle draw:style-name="gr1" draw:text-style-name="P1" draw:layer="layout" svg:width="0.08cm" svg:height="0.08cm" draw:transform="rotate (1.5707963267949) translate (12.65cm 10.478cm)">
          <text:p/>
        </draw:circle>
        <draw:circle draw:style-name="gr1" draw:text-style-name="P1" draw:layer="layout" svg:width="0.08cm" svg:height="0.08cm" draw:transform="rotate (1.5707963267949) translate (12.904cm 10.478cm)">
          <text:p/>
        </draw:circle>
        <draw:circle draw:style-name="gr1" draw:text-style-name="P1" draw:layer="layout" svg:width="0.08cm" svg:height="0.08cm" draw:transform="rotate (1.5707963267949) translate (13.158cm 10.478cm)">
          <text:p/>
        </draw:circle>
        <draw:circle draw:style-name="gr1" draw:text-style-name="P1" draw:layer="layout" svg:width="0.08cm" svg:height="0.08cm" draw:transform="rotate (1.5707963267949) translate (13.412cm 10.478cm)">
          <text:p/>
        </draw:circle>
        <draw:circle draw:style-name="gr1" draw:text-style-name="P1" draw:layer="layout" svg:width="0.08cm" svg:height="0.08cm" draw:transform="rotate (1.5707963267949) translate (13.666cm 10.478cm)">
          <text:p/>
        </draw:circle>
        <draw:circle draw:style-name="gr1" draw:text-style-name="P1" draw:layer="layout" svg:width="0.08cm" svg:height="0.08cm" draw:transform="rotate (1.5707963267949) translate (13.92cm 10.478cm)">
          <text:p/>
        </draw:circle>
        <draw:circle draw:style-name="gr1" draw:text-style-name="P1" draw:layer="layout" svg:width="0.08cm" svg:height="0.08cm" draw:transform="rotate (1.5707963267949) translate (14.174cm 10.478cm)">
          <text:p/>
        </draw:circle>
        <draw:circle draw:style-name="gr1" draw:text-style-name="P1" draw:layer="layout" svg:width="0.08cm" svg:height="0.08cm" draw:transform="rotate (1.5707963267949) translate (14.428cm 10.478cm)">
          <text:p/>
        </draw:circle>
        <draw:circle draw:style-name="gr1" draw:text-style-name="P1" draw:layer="layout" svg:width="0.08cm" svg:height="0.08cm" draw:transform="rotate (1.5707963267949) translate (14.682cm 10.478cm)">
          <text:p/>
        </draw:circle>
        <draw:circle draw:style-name="gr1" draw:text-style-name="P1" draw:layer="layout" svg:width="0.08cm" svg:height="0.08cm" draw:transform="rotate (1.5707963267949) translate (14.936cm 10.478cm)">
          <text:p/>
        </draw:circle>
        <draw:circle draw:style-name="gr1" draw:text-style-name="P1" draw:layer="layout" svg:width="0.08cm" svg:height="0.08cm" draw:transform="rotate (1.5707963267949) translate (15.19cm 10.478cm)">
          <text:p/>
        </draw:circle>
        <draw:circle draw:style-name="gr1" draw:text-style-name="P1" draw:layer="layout" svg:width="0.08cm" svg:height="0.08cm" draw:transform="rotate (1.5707963267949) translate (7.589cm 10.478cm)">
          <text:p/>
        </draw:circle>
        <draw:circle draw:style-name="gr1" draw:text-style-name="P1" draw:layer="layout" svg:width="0.08cm" svg:height="0.08cm" draw:transform="rotate (1.5707963267949) translate (7.843cm 10.478cm)">
          <text:p/>
        </draw:circle>
        <draw:circle draw:style-name="gr1" draw:text-style-name="P1" draw:layer="layout" svg:width="0.08cm" svg:height="0.08cm" draw:transform="rotate (1.5707963267949) translate (8.097cm 10.478cm)">
          <text:p/>
        </draw:circle>
        <draw:circle draw:style-name="gr1" draw:text-style-name="P1" draw:layer="layout" svg:width="0.08cm" svg:height="0.08cm" draw:transform="rotate (1.5707963267949) translate (8.351cm 10.478cm)">
          <text:p/>
        </draw:circle>
        <draw:circle draw:style-name="gr1" draw:text-style-name="P1" draw:layer="layout" svg:width="0.08cm" svg:height="0.08cm" draw:transform="rotate (1.5707963267949) translate (8.605cm 10.478cm)">
          <text:p/>
        </draw:circle>
        <draw:circle draw:style-name="gr1" draw:text-style-name="P1" draw:layer="layout" svg:width="0.08cm" svg:height="0.08cm" draw:transform="rotate (1.5707963267949) translate (8.859cm 10.478cm)">
          <text:p/>
        </draw:circle>
        <draw:circle draw:style-name="gr1" draw:text-style-name="P1" draw:layer="layout" svg:width="0.08cm" svg:height="0.08cm" draw:transform="rotate (1.5707963267949) translate (9.113cm 10.478cm)">
          <text:p/>
        </draw:circle>
        <draw:circle draw:style-name="gr1" draw:text-style-name="P1" draw:layer="layout" svg:width="0.08cm" svg:height="0.08cm" draw:transform="rotate (1.5707963267949) translate (9.367cm 10.478cm)">
          <text:p/>
        </draw:circle>
        <draw:circle draw:style-name="gr1" draw:text-style-name="P1" draw:layer="layout" svg:width="0.08cm" svg:height="0.08cm" draw:transform="rotate (1.5707963267949) translate (9.621cm 10.478cm)">
          <text:p/>
        </draw:circle>
        <draw:circle draw:style-name="gr1" draw:text-style-name="P1" draw:layer="layout" svg:width="0.08cm" svg:height="0.08cm" draw:transform="rotate (1.5707963267949) translate (9.875cm 10.478cm)">
          <text:p/>
        </draw:circle>
        <draw:circle draw:style-name="gr1" draw:text-style-name="P1" draw:layer="layout" svg:width="0.08cm" svg:height="0.08cm" draw:transform="rotate (1.5707963267949) translate (10.129cm 10.478cm)">
          <text:p/>
        </draw:circle>
        <draw:circle draw:style-name="gr1" draw:text-style-name="P1" draw:layer="layout" svg:width="0.08cm" svg:height="0.08cm" draw:transform="rotate (1.5707963267949) translate (10.383cm 10.478cm)">
          <text:p/>
        </draw:circle>
        <draw:circle draw:style-name="gr1" draw:text-style-name="P1" draw:layer="layout" svg:width="0.08cm" svg:height="0.08cm" draw:transform="rotate (1.5707963267949) translate (10.637cm 10.478cm)">
          <text:p/>
        </draw:circle>
        <draw:circle draw:style-name="gr1" draw:text-style-name="P1" draw:layer="layout" svg:width="0.08cm" svg:height="0.08cm" draw:transform="rotate (1.5707963267949) translate (10.891cm 10.478cm)">
          <text:p/>
        </draw:circle>
        <draw:circle draw:style-name="gr1" draw:text-style-name="P1" draw:layer="layout" svg:width="0.08cm" svg:height="0.08cm" draw:transform="rotate (1.5707963267949) translate (11.145cm 10.478cm)">
          <text:p/>
        </draw:circle>
        <draw:line draw:style-name="gr11" draw:text-style-name="P9" draw:layer="layout" svg:x1="8.492cm" svg:y1="10.447cm" svg:x2="7.528cm" svg:y2="10.447cm">
          <text:p/>
        </draw:line>
        <draw:line draw:style-name="gr11" draw:text-style-name="P9" draw:layer="layout" svg:x1="9.251cm" svg:y1="10.447cm" svg:x2="8.514cm" svg:y2="10.447cm">
          <text:p/>
        </draw:line>
        <draw:line draw:style-name="gr11" draw:text-style-name="P9" draw:layer="layout" svg:x1="10.013cm" svg:y1="10.438cm" svg:x2="9.276cm" svg:y2="10.438cm">
          <text:p/>
        </draw:line>
        <draw:line draw:style-name="gr11" draw:text-style-name="P9" draw:layer="layout" svg:x1="10.775cm" svg:y1="10.438cm" svg:x2="10.038cm" svg:y2="10.438cm">
          <text:p/>
        </draw:line>
        <draw:line draw:style-name="gr11" draw:text-style-name="P9" draw:layer="layout" svg:x1="11.537cm" svg:y1="10.438cm" svg:x2="10.8cm" svg:y2="10.438cm">
          <text:p/>
        </draw:line>
        <draw:line draw:style-name="gr11" draw:text-style-name="P9" draw:layer="layout" svg:x1="12.299cm" svg:y1="10.438cm" svg:x2="11.562cm" svg:y2="10.438cm">
          <text:p/>
        </draw:line>
        <draw:line draw:style-name="gr11" draw:text-style-name="P9" draw:layer="layout" svg:x1="13.061cm" svg:y1="10.438cm" svg:x2="12.324cm" svg:y2="10.438cm">
          <text:p/>
        </draw:line>
        <draw:line draw:style-name="gr11" draw:text-style-name="P9" draw:layer="layout" svg:x1="13.823cm" svg:y1="10.438cm" svg:x2="13.086cm" svg:y2="10.438cm">
          <text:p/>
        </draw:line>
        <draw:line draw:style-name="gr11" draw:text-style-name="P9" draw:layer="layout" svg:x1="14.585cm" svg:y1="10.438cm" svg:x2="13.848cm" svg:y2="10.438cm">
          <text:p/>
        </draw:line>
        <draw:line draw:style-name="gr11" draw:text-style-name="P9" draw:layer="layout" svg:x1="15.347cm" svg:y1="10.438cm" svg:x2="14.61cm" svg:y2="10.438cm">
          <text:p/>
        </draw:line>
        <draw:circle draw:style-name="gr1" draw:text-style-name="P1" draw:layer="layout" svg:width="0.08cm" svg:height="0.08cm" draw:transform="rotate (1.5707963267949) translate (15.449cm 10.478cm)">
          <text:p/>
        </draw:circle>
        <draw:circle draw:style-name="gr1" draw:text-style-name="P1" draw:layer="layout" svg:width="0.08cm" svg:height="0.08cm" draw:transform="rotate (1.5707963267949) translate (15.703cm 10.478cm)">
          <text:p/>
        </draw:circle>
        <draw:circle draw:style-name="gr1" draw:text-style-name="P1" draw:layer="layout" svg:width="0.08cm" svg:height="0.08cm" draw:transform="rotate (1.5707963267949) translate (15.957cm 10.478cm)">
          <text:p/>
        </draw:circle>
        <draw:circle draw:style-name="gr1" draw:text-style-name="P1" draw:layer="layout" svg:width="0.08cm" svg:height="0.08cm" draw:transform="rotate (1.5707963267949) translate (16.211cm 10.478cm)">
          <text:p/>
        </draw:circle>
        <draw:circle draw:style-name="gr1" draw:text-style-name="P1" draw:layer="layout" svg:width="0.08cm" svg:height="0.08cm" draw:transform="rotate (1.5707963267949) translate (16.465cm 10.478cm)">
          <text:p/>
        </draw:circle>
        <draw:circle draw:style-name="gr1" draw:text-style-name="P1" draw:layer="layout" svg:width="0.08cm" svg:height="0.08cm" draw:transform="rotate (1.5707963267949) translate (16.719cm 10.478cm)">
          <text:p/>
        </draw:circle>
        <draw:circle draw:style-name="gr1" draw:text-style-name="P1" draw:layer="layout" svg:width="0.08cm" svg:height="0.08cm" draw:transform="rotate (1.5707963267949) translate (16.973cm 10.478cm)">
          <text:p/>
        </draw:circle>
        <draw:circle draw:style-name="gr1" draw:text-style-name="P1" draw:layer="layout" svg:width="0.08cm" svg:height="0.08cm" draw:transform="rotate (1.5707963267949) translate (17.227cm 10.478cm)">
          <text:p/>
        </draw:circle>
        <draw:circle draw:style-name="gr1" draw:text-style-name="P1" draw:layer="layout" svg:width="0.08cm" svg:height="0.08cm" draw:transform="rotate (1.5707963267949) translate (17.481cm 10.478cm)">
          <text:p/>
        </draw:circle>
        <draw:circle draw:style-name="gr1" draw:text-style-name="P1" draw:layer="layout" svg:width="0.08cm" svg:height="0.08cm" draw:transform="rotate (1.5707963267949) translate (17.735cm 10.478cm)">
          <text:p/>
        </draw:circle>
        <draw:circle draw:style-name="gr1" draw:text-style-name="P1" draw:layer="layout" svg:width="0.08cm" svg:height="0.08cm" draw:transform="rotate (1.5707963267949) translate (17.989cm 10.478cm)">
          <text:p/>
        </draw:circle>
        <draw:circle draw:style-name="gr1" draw:text-style-name="P1" draw:layer="layout" svg:width="0.08cm" svg:height="0.08cm" draw:transform="rotate (1.5707963267949) translate (18.243cm 10.478cm)">
          <text:p/>
        </draw:circle>
        <draw:circle draw:style-name="gr1" draw:text-style-name="P1" draw:layer="layout" svg:width="0.08cm" svg:height="0.08cm" draw:transform="rotate (1.5707963267949) translate (18.497cm 10.478cm)">
          <text:p/>
        </draw:circle>
        <draw:circle draw:style-name="gr1" draw:text-style-name="P1" draw:layer="layout" svg:width="0.08cm" svg:height="0.08cm" draw:transform="rotate (1.5707963267949) translate (18.751cm 10.478cm)">
          <text:p/>
        </draw:circle>
        <draw:circle draw:style-name="gr1" draw:text-style-name="P1" draw:layer="layout" svg:width="0.08cm" svg:height="0.08cm" draw:transform="rotate (1.5707963267949) translate (19.005cm 10.478cm)">
          <text:p/>
        </draw:circle>
        <draw:line draw:style-name="gr11" draw:text-style-name="P9" draw:layer="layout" svg:x1="16.876cm" svg:y1="10.438cm" svg:x2="16.139cm" svg:y2="10.438cm">
          <text:p/>
        </draw:line>
        <draw:line draw:style-name="gr11" draw:text-style-name="P9" draw:layer="layout" svg:x1="17.638cm" svg:y1="10.438cm" svg:x2="16.901cm" svg:y2="10.438cm">
          <text:p/>
        </draw:line>
        <draw:line draw:style-name="gr11" draw:text-style-name="P9" draw:layer="layout" svg:x1="18.4cm" svg:y1="10.438cm" svg:x2="17.663cm" svg:y2="10.438cm">
          <text:p/>
        </draw:line>
        <draw:line draw:style-name="gr11" draw:text-style-name="P9" draw:layer="layout" svg:x1="16.109cm" svg:y1="10.438cm" svg:x2="15.372cm" svg:y2="10.438cm">
          <text:p/>
        </draw:line>
        <draw:line draw:style-name="gr11" draw:text-style-name="P9" draw:layer="layout" svg:x1="19.157cm" svg:y1="10.438cm" svg:x2="18.42cm" svg:y2="10.438cm">
          <text:p/>
        </draw:line>
        <draw:circle draw:style-name="gr1" draw:text-style-name="P1" draw:layer="layout" svg:width="0.08cm" svg:height="0.08cm" draw:transform="rotate (1.5707963267949) translate (19.259cm 10.478cm)">
          <text:p/>
        </draw:circle>
        <draw:circle draw:style-name="gr1" draw:text-style-name="P1" draw:layer="layout" svg:width="0.08cm" svg:height="0.08cm" draw:transform="rotate (1.5707963267949) translate (19.513cm 10.478cm)">
          <text:p/>
        </draw:circle>
        <draw:circle draw:style-name="gr1" draw:text-style-name="P1" draw:layer="layout" svg:width="0.08cm" svg:height="0.08cm" draw:transform="rotate (1.5707963267949) translate (19.767cm 10.478cm)">
          <text:p/>
        </draw:circle>
        <draw:circle draw:style-name="gr1" draw:text-style-name="P1" draw:layer="layout" svg:width="0.08cm" svg:height="0.08cm" draw:transform="rotate (1.5707963267949) translate (20.021cm 10.478cm)">
          <text:p/>
        </draw:circle>
        <draw:circle draw:style-name="gr1" draw:text-style-name="P1" draw:layer="layout" svg:width="0.08cm" svg:height="0.08cm" draw:transform="rotate (1.5707963267949) translate (20.275cm 10.478cm)">
          <text:p/>
        </draw:circle>
        <draw:circle draw:style-name="gr1" draw:text-style-name="P1" draw:layer="layout" svg:width="0.08cm" svg:height="0.08cm" draw:transform="rotate (1.5707963267949) translate (20.529cm 10.478cm)">
          <text:p/>
        </draw:circle>
        <draw:circle draw:style-name="gr1" draw:text-style-name="P1" draw:layer="layout" svg:width="0.08cm" svg:height="0.08cm" draw:transform="rotate (1.5707963267949) translate (20.783cm 10.478cm)">
          <text:p/>
        </draw:circle>
        <draw:circle draw:style-name="gr1" draw:text-style-name="P1" draw:layer="layout" svg:width="0.08cm" svg:height="0.08cm" draw:transform="rotate (1.5707963267949) translate (21.037cm 10.478cm)">
          <text:p/>
        </draw:circle>
        <draw:circle draw:style-name="gr1" draw:text-style-name="P1" draw:layer="layout" svg:width="0.08cm" svg:height="0.08cm" draw:transform="rotate (1.5707963267949) translate (21.291cm 10.478cm)">
          <text:p/>
        </draw:circle>
        <draw:line draw:style-name="gr11" draw:text-style-name="P9" draw:layer="layout" svg:x1="20.686cm" svg:y1="10.438cm" svg:x2="19.949cm" svg:y2="10.438cm">
          <text:p/>
        </draw:line>
        <draw:line draw:style-name="gr11" draw:text-style-name="P9" draw:layer="layout" svg:x1="19.919cm" svg:y1="10.438cm" svg:x2="19.182cm" svg:y2="10.438cm">
          <text:p/>
        </draw:line>
        <draw:line draw:style-name="gr11" draw:text-style-name="P9" draw:layer="layout" svg:x1="21.443cm" svg:y1="10.438cm" svg:x2="20.706cm" svg:y2="10.438cm">
          <text:p/>
        </draw:line>
        <draw:circle draw:style-name="gr1" draw:text-style-name="P1" draw:layer="layout" svg:width="0.08cm" svg:height="0.08cm" draw:transform="rotate (1.5707963267949) translate (11.38cm 10.224cm)">
          <text:p/>
        </draw:circle>
        <draw:circle draw:style-name="gr1" draw:text-style-name="P1" draw:layer="layout" svg:width="0.08cm" svg:height="0.08cm" draw:transform="rotate (1.5707963267949) translate (11.634cm 10.224cm)">
          <text:p/>
        </draw:circle>
        <draw:circle draw:style-name="gr1" draw:text-style-name="P1" draw:layer="layout" svg:width="0.08cm" svg:height="0.08cm" draw:transform="rotate (1.5707963267949) translate (11.888cm 10.224cm)">
          <text:p/>
        </draw:circle>
        <draw:circle draw:style-name="gr1" draw:text-style-name="P1" draw:layer="layout" svg:width="0.08cm" svg:height="0.08cm" draw:transform="rotate (1.5707963267949) translate (12.142cm 10.224cm)">
          <text:p/>
        </draw:circle>
        <draw:circle draw:style-name="gr1" draw:text-style-name="P1" draw:layer="layout" svg:width="0.08cm" svg:height="0.08cm" draw:transform="rotate (1.5707963267949) translate (12.396cm 10.224cm)">
          <text:p/>
        </draw:circle>
        <draw:circle draw:style-name="gr1" draw:text-style-name="P1" draw:layer="layout" svg:width="0.08cm" svg:height="0.08cm" draw:transform="rotate (1.5707963267949) translate (12.65cm 10.224cm)">
          <text:p/>
        </draw:circle>
        <draw:circle draw:style-name="gr1" draw:text-style-name="P1" draw:layer="layout" svg:width="0.08cm" svg:height="0.08cm" draw:transform="rotate (1.5707963267949) translate (12.904cm 10.224cm)">
          <text:p/>
        </draw:circle>
        <draw:circle draw:style-name="gr1" draw:text-style-name="P1" draw:layer="layout" svg:width="0.08cm" svg:height="0.08cm" draw:transform="rotate (1.5707963267949) translate (13.158cm 10.224cm)">
          <text:p/>
        </draw:circle>
        <draw:circle draw:style-name="gr1" draw:text-style-name="P1" draw:layer="layout" svg:width="0.08cm" svg:height="0.08cm" draw:transform="rotate (1.5707963267949) translate (13.412cm 10.224cm)">
          <text:p/>
        </draw:circle>
        <draw:circle draw:style-name="gr1" draw:text-style-name="P1" draw:layer="layout" svg:width="0.08cm" svg:height="0.08cm" draw:transform="rotate (1.5707963267949) translate (13.666cm 10.224cm)">
          <text:p/>
        </draw:circle>
        <draw:circle draw:style-name="gr1" draw:text-style-name="P1" draw:layer="layout" svg:width="0.08cm" svg:height="0.08cm" draw:transform="rotate (1.5707963267949) translate (13.92cm 10.224cm)">
          <text:p/>
        </draw:circle>
        <draw:circle draw:style-name="gr1" draw:text-style-name="P1" draw:layer="layout" svg:width="0.08cm" svg:height="0.08cm" draw:transform="rotate (1.5707963267949) translate (14.174cm 10.224cm)">
          <text:p/>
        </draw:circle>
        <draw:circle draw:style-name="gr1" draw:text-style-name="P1" draw:layer="layout" svg:width="0.08cm" svg:height="0.08cm" draw:transform="rotate (1.5707963267949) translate (14.428cm 10.224cm)">
          <text:p/>
        </draw:circle>
        <draw:circle draw:style-name="gr1" draw:text-style-name="P1" draw:layer="layout" svg:width="0.08cm" svg:height="0.08cm" draw:transform="rotate (1.5707963267949) translate (14.682cm 10.224cm)">
          <text:p/>
        </draw:circle>
        <draw:circle draw:style-name="gr1" draw:text-style-name="P1" draw:layer="layout" svg:width="0.08cm" svg:height="0.08cm" draw:transform="rotate (1.5707963267949) translate (14.936cm 10.224cm)">
          <text:p/>
        </draw:circle>
        <draw:circle draw:style-name="gr1" draw:text-style-name="P1" draw:layer="layout" svg:width="0.08cm" svg:height="0.08cm" draw:transform="rotate (1.5707963267949) translate (15.19cm 10.224cm)">
          <text:p/>
        </draw:circle>
        <draw:circle draw:style-name="gr1" draw:text-style-name="P1" draw:layer="layout" svg:width="0.08cm" svg:height="0.08cm" draw:transform="rotate (1.5707963267949) translate (7.589cm 10.224cm)">
          <text:p/>
        </draw:circle>
        <draw:circle draw:style-name="gr1" draw:text-style-name="P1" draw:layer="layout" svg:width="0.08cm" svg:height="0.08cm" draw:transform="rotate (1.5707963267949) translate (7.843cm 10.224cm)">
          <text:p/>
        </draw:circle>
        <draw:circle draw:style-name="gr1" draw:text-style-name="P1" draw:layer="layout" svg:width="0.08cm" svg:height="0.08cm" draw:transform="rotate (1.5707963267949) translate (8.097cm 10.224cm)">
          <text:p/>
        </draw:circle>
        <draw:circle draw:style-name="gr1" draw:text-style-name="P1" draw:layer="layout" svg:width="0.08cm" svg:height="0.08cm" draw:transform="rotate (1.5707963267949) translate (8.351cm 10.224cm)">
          <text:p/>
        </draw:circle>
        <draw:circle draw:style-name="gr1" draw:text-style-name="P1" draw:layer="layout" svg:width="0.08cm" svg:height="0.08cm" draw:transform="rotate (1.5707963267949) translate (8.605cm 10.224cm)">
          <text:p/>
        </draw:circle>
        <draw:circle draw:style-name="gr1" draw:text-style-name="P1" draw:layer="layout" svg:width="0.08cm" svg:height="0.08cm" draw:transform="rotate (1.5707963267949) translate (8.859cm 10.224cm)">
          <text:p/>
        </draw:circle>
        <draw:circle draw:style-name="gr1" draw:text-style-name="P1" draw:layer="layout" svg:width="0.08cm" svg:height="0.08cm" draw:transform="rotate (1.5707963267949) translate (9.113cm 10.224cm)">
          <text:p/>
        </draw:circle>
        <draw:circle draw:style-name="gr1" draw:text-style-name="P1" draw:layer="layout" svg:width="0.08cm" svg:height="0.08cm" draw:transform="rotate (1.5707963267949) translate (9.367cm 10.224cm)">
          <text:p/>
        </draw:circle>
        <draw:circle draw:style-name="gr1" draw:text-style-name="P1" draw:layer="layout" svg:width="0.08cm" svg:height="0.08cm" draw:transform="rotate (1.5707963267949) translate (9.621cm 10.224cm)">
          <text:p/>
        </draw:circle>
        <draw:circle draw:style-name="gr1" draw:text-style-name="P1" draw:layer="layout" svg:width="0.08cm" svg:height="0.08cm" draw:transform="rotate (1.5707963267949) translate (9.875cm 10.224cm)">
          <text:p/>
        </draw:circle>
        <draw:circle draw:style-name="gr1" draw:text-style-name="P1" draw:layer="layout" svg:width="0.08cm" svg:height="0.08cm" draw:transform="rotate (1.5707963267949) translate (10.129cm 10.224cm)">
          <text:p/>
        </draw:circle>
        <draw:circle draw:style-name="gr1" draw:text-style-name="P1" draw:layer="layout" svg:width="0.08cm" svg:height="0.08cm" draw:transform="rotate (1.5707963267949) translate (10.383cm 10.224cm)">
          <text:p/>
        </draw:circle>
        <draw:circle draw:style-name="gr1" draw:text-style-name="P1" draw:layer="layout" svg:width="0.08cm" svg:height="0.08cm" draw:transform="rotate (1.5707963267949) translate (10.637cm 10.224cm)">
          <text:p/>
        </draw:circle>
        <draw:circle draw:style-name="gr1" draw:text-style-name="P1" draw:layer="layout" svg:width="0.08cm" svg:height="0.08cm" draw:transform="rotate (1.5707963267949) translate (10.891cm 10.224cm)">
          <text:p/>
        </draw:circle>
        <draw:circle draw:style-name="gr1" draw:text-style-name="P1" draw:layer="layout" svg:width="0.08cm" svg:height="0.08cm" draw:transform="rotate (1.5707963267949) translate (11.145cm 10.224cm)">
          <text:p/>
        </draw:circle>
        <draw:line draw:style-name="gr11" draw:text-style-name="P9" draw:layer="layout" svg:x1="8.492cm" svg:y1="10.193cm" svg:x2="7.528cm" svg:y2="10.193cm">
          <text:p/>
        </draw:line>
        <draw:line draw:style-name="gr11" draw:text-style-name="P9" draw:layer="layout" svg:x1="9.251cm" svg:y1="10.193cm" svg:x2="8.514cm" svg:y2="10.193cm">
          <text:p/>
        </draw:line>
        <draw:line draw:style-name="gr11" draw:text-style-name="P9" draw:layer="layout" svg:x1="10.013cm" svg:y1="10.184cm" svg:x2="9.276cm" svg:y2="10.184cm">
          <text:p/>
        </draw:line>
        <draw:line draw:style-name="gr11" draw:text-style-name="P9" draw:layer="layout" svg:x1="10.775cm" svg:y1="10.184cm" svg:x2="10.038cm" svg:y2="10.184cm">
          <text:p/>
        </draw:line>
        <draw:line draw:style-name="gr11" draw:text-style-name="P9" draw:layer="layout" svg:x1="11.537cm" svg:y1="10.184cm" svg:x2="10.8cm" svg:y2="10.184cm">
          <text:p/>
        </draw:line>
        <draw:line draw:style-name="gr11" draw:text-style-name="P9" draw:layer="layout" svg:x1="12.299cm" svg:y1="10.184cm" svg:x2="11.562cm" svg:y2="10.184cm">
          <text:p/>
        </draw:line>
        <draw:line draw:style-name="gr11" draw:text-style-name="P9" draw:layer="layout" svg:x1="13.061cm" svg:y1="10.184cm" svg:x2="12.324cm" svg:y2="10.184cm">
          <text:p/>
        </draw:line>
        <draw:line draw:style-name="gr11" draw:text-style-name="P9" draw:layer="layout" svg:x1="13.823cm" svg:y1="10.184cm" svg:x2="13.086cm" svg:y2="10.184cm">
          <text:p/>
        </draw:line>
        <draw:line draw:style-name="gr11" draw:text-style-name="P9" draw:layer="layout" svg:x1="14.585cm" svg:y1="10.184cm" svg:x2="13.848cm" svg:y2="10.184cm">
          <text:p/>
        </draw:line>
        <draw:line draw:style-name="gr11" draw:text-style-name="P9" draw:layer="layout" svg:x1="15.347cm" svg:y1="10.184cm" svg:x2="14.61cm" svg:y2="10.184cm">
          <text:p/>
        </draw:line>
        <draw:circle draw:style-name="gr1" draw:text-style-name="P1" draw:layer="layout" svg:width="0.08cm" svg:height="0.08cm" draw:transform="rotate (1.5707963267949) translate (15.449cm 10.224cm)">
          <text:p/>
        </draw:circle>
        <draw:circle draw:style-name="gr1" draw:text-style-name="P1" draw:layer="layout" svg:width="0.08cm" svg:height="0.08cm" draw:transform="rotate (1.5707963267949) translate (15.703cm 10.224cm)">
          <text:p/>
        </draw:circle>
        <draw:circle draw:style-name="gr1" draw:text-style-name="P1" draw:layer="layout" svg:width="0.08cm" svg:height="0.08cm" draw:transform="rotate (1.5707963267949) translate (15.957cm 10.224cm)">
          <text:p/>
        </draw:circle>
        <draw:circle draw:style-name="gr1" draw:text-style-name="P1" draw:layer="layout" svg:width="0.08cm" svg:height="0.08cm" draw:transform="rotate (1.5707963267949) translate (16.211cm 10.224cm)">
          <text:p/>
        </draw:circle>
        <draw:circle draw:style-name="gr1" draw:text-style-name="P1" draw:layer="layout" svg:width="0.08cm" svg:height="0.08cm" draw:transform="rotate (1.5707963267949) translate (16.465cm 10.224cm)">
          <text:p/>
        </draw:circle>
        <draw:circle draw:style-name="gr1" draw:text-style-name="P1" draw:layer="layout" svg:width="0.08cm" svg:height="0.08cm" draw:transform="rotate (1.5707963267949) translate (16.719cm 10.224cm)">
          <text:p/>
        </draw:circle>
        <draw:circle draw:style-name="gr1" draw:text-style-name="P1" draw:layer="layout" svg:width="0.08cm" svg:height="0.08cm" draw:transform="rotate (1.5707963267949) translate (16.973cm 10.224cm)">
          <text:p/>
        </draw:circle>
        <draw:circle draw:style-name="gr1" draw:text-style-name="P1" draw:layer="layout" svg:width="0.08cm" svg:height="0.08cm" draw:transform="rotate (1.5707963267949) translate (17.227cm 10.224cm)">
          <text:p/>
        </draw:circle>
        <draw:circle draw:style-name="gr1" draw:text-style-name="P1" draw:layer="layout" svg:width="0.08cm" svg:height="0.08cm" draw:transform="rotate (1.5707963267949) translate (17.481cm 10.224cm)">
          <text:p/>
        </draw:circle>
        <draw:circle draw:style-name="gr1" draw:text-style-name="P1" draw:layer="layout" svg:width="0.08cm" svg:height="0.08cm" draw:transform="rotate (1.5707963267949) translate (17.735cm 10.224cm)">
          <text:p/>
        </draw:circle>
        <draw:circle draw:style-name="gr1" draw:text-style-name="P1" draw:layer="layout" svg:width="0.08cm" svg:height="0.08cm" draw:transform="rotate (1.5707963267949) translate (17.989cm 10.224cm)">
          <text:p/>
        </draw:circle>
        <draw:circle draw:style-name="gr1" draw:text-style-name="P1" draw:layer="layout" svg:width="0.08cm" svg:height="0.08cm" draw:transform="rotate (1.5707963267949) translate (18.243cm 10.224cm)">
          <text:p/>
        </draw:circle>
        <draw:circle draw:style-name="gr1" draw:text-style-name="P1" draw:layer="layout" svg:width="0.08cm" svg:height="0.08cm" draw:transform="rotate (1.5707963267949) translate (18.497cm 10.224cm)">
          <text:p/>
        </draw:circle>
        <draw:circle draw:style-name="gr1" draw:text-style-name="P1" draw:layer="layout" svg:width="0.08cm" svg:height="0.08cm" draw:transform="rotate (1.5707963267949) translate (18.751cm 10.224cm)">
          <text:p/>
        </draw:circle>
        <draw:circle draw:style-name="gr1" draw:text-style-name="P1" draw:layer="layout" svg:width="0.08cm" svg:height="0.08cm" draw:transform="rotate (1.5707963267949) translate (19.005cm 10.224cm)">
          <text:p/>
        </draw:circle>
        <draw:line draw:style-name="gr11" draw:text-style-name="P9" draw:layer="layout" svg:x1="16.876cm" svg:y1="10.184cm" svg:x2="16.139cm" svg:y2="10.184cm">
          <text:p/>
        </draw:line>
        <draw:line draw:style-name="gr11" draw:text-style-name="P9" draw:layer="layout" svg:x1="17.638cm" svg:y1="10.184cm" svg:x2="16.901cm" svg:y2="10.184cm">
          <text:p/>
        </draw:line>
        <draw:line draw:style-name="gr11" draw:text-style-name="P9" draw:layer="layout" svg:x1="18.4cm" svg:y1="10.184cm" svg:x2="17.663cm" svg:y2="10.184cm">
          <text:p/>
        </draw:line>
        <draw:line draw:style-name="gr11" draw:text-style-name="P9" draw:layer="layout" svg:x1="16.109cm" svg:y1="10.184cm" svg:x2="15.372cm" svg:y2="10.184cm">
          <text:p/>
        </draw:line>
        <draw:line draw:style-name="gr11" draw:text-style-name="P9" draw:layer="layout" svg:x1="19.157cm" svg:y1="10.184cm" svg:x2="18.42cm" svg:y2="10.184cm">
          <text:p/>
        </draw:line>
        <draw:circle draw:style-name="gr1" draw:text-style-name="P1" draw:layer="layout" svg:width="0.08cm" svg:height="0.08cm" draw:transform="rotate (1.5707963267949) translate (19.259cm 10.224cm)">
          <text:p/>
        </draw:circle>
        <draw:circle draw:style-name="gr1" draw:text-style-name="P1" draw:layer="layout" svg:width="0.08cm" svg:height="0.08cm" draw:transform="rotate (1.5707963267949) translate (19.513cm 10.224cm)">
          <text:p/>
        </draw:circle>
        <draw:circle draw:style-name="gr1" draw:text-style-name="P1" draw:layer="layout" svg:width="0.08cm" svg:height="0.08cm" draw:transform="rotate (1.5707963267949) translate (19.767cm 10.224cm)">
          <text:p/>
        </draw:circle>
        <draw:circle draw:style-name="gr1" draw:text-style-name="P1" draw:layer="layout" svg:width="0.08cm" svg:height="0.08cm" draw:transform="rotate (1.5707963267949) translate (20.021cm 10.224cm)">
          <text:p/>
        </draw:circle>
        <draw:circle draw:style-name="gr1" draw:text-style-name="P1" draw:layer="layout" svg:width="0.08cm" svg:height="0.08cm" draw:transform="rotate (1.5707963267949) translate (20.275cm 10.224cm)">
          <text:p/>
        </draw:circle>
        <draw:circle draw:style-name="gr1" draw:text-style-name="P1" draw:layer="layout" svg:width="0.08cm" svg:height="0.08cm" draw:transform="rotate (1.5707963267949) translate (20.529cm 10.224cm)">
          <text:p/>
        </draw:circle>
        <draw:circle draw:style-name="gr1" draw:text-style-name="P1" draw:layer="layout" svg:width="0.08cm" svg:height="0.08cm" draw:transform="rotate (1.5707963267949) translate (20.783cm 10.224cm)">
          <text:p/>
        </draw:circle>
        <draw:circle draw:style-name="gr1" draw:text-style-name="P1" draw:layer="layout" svg:width="0.08cm" svg:height="0.08cm" draw:transform="rotate (1.5707963267949) translate (21.037cm 10.224cm)">
          <text:p/>
        </draw:circle>
        <draw:circle draw:style-name="gr1" draw:text-style-name="P1" draw:layer="layout" svg:width="0.08cm" svg:height="0.08cm" draw:transform="rotate (1.5707963267949) translate (21.291cm 10.224cm)">
          <text:p/>
        </draw:circle>
        <draw:line draw:style-name="gr11" draw:text-style-name="P9" draw:layer="layout" svg:x1="20.686cm" svg:y1="10.184cm" svg:x2="19.949cm" svg:y2="10.184cm">
          <text:p/>
        </draw:line>
        <draw:line draw:style-name="gr11" draw:text-style-name="P9" draw:layer="layout" svg:x1="19.919cm" svg:y1="10.184cm" svg:x2="19.182cm" svg:y2="10.184cm">
          <text:p/>
        </draw:line>
        <draw:line draw:style-name="gr11" draw:text-style-name="P9" draw:layer="layout" svg:x1="21.443cm" svg:y1="10.184cm" svg:x2="20.706cm" svg:y2="10.184cm">
          <text:p/>
        </draw:line>
        <draw:circle draw:style-name="gr1" draw:text-style-name="P1" draw:layer="layout" svg:width="0.08cm" svg:height="0.08cm" draw:transform="rotate (1.5707963267949) translate (11.38cm 9.97cm)">
          <text:p/>
        </draw:circle>
        <draw:circle draw:style-name="gr1" draw:text-style-name="P1" draw:layer="layout" svg:width="0.08cm" svg:height="0.08cm" draw:transform="rotate (1.5707963267949) translate (11.634cm 9.97cm)">
          <text:p/>
        </draw:circle>
        <draw:circle draw:style-name="gr1" draw:text-style-name="P1" draw:layer="layout" svg:width="0.08cm" svg:height="0.08cm" draw:transform="rotate (1.5707963267949) translate (11.888cm 9.97cm)">
          <text:p/>
        </draw:circle>
        <draw:circle draw:style-name="gr1" draw:text-style-name="P1" draw:layer="layout" svg:width="0.08cm" svg:height="0.08cm" draw:transform="rotate (1.5707963267949) translate (12.142cm 9.97cm)">
          <text:p/>
        </draw:circle>
        <draw:circle draw:style-name="gr1" draw:text-style-name="P1" draw:layer="layout" svg:width="0.08cm" svg:height="0.08cm" draw:transform="rotate (1.5707963267949) translate (12.396cm 9.97cm)">
          <text:p/>
        </draw:circle>
        <draw:circle draw:style-name="gr1" draw:text-style-name="P1" draw:layer="layout" svg:width="0.08cm" svg:height="0.08cm" draw:transform="rotate (1.5707963267949) translate (12.65cm 9.97cm)">
          <text:p/>
        </draw:circle>
        <draw:circle draw:style-name="gr1" draw:text-style-name="P1" draw:layer="layout" svg:width="0.08cm" svg:height="0.08cm" draw:transform="rotate (1.5707963267949) translate (12.904cm 9.97cm)">
          <text:p/>
        </draw:circle>
        <draw:circle draw:style-name="gr1" draw:text-style-name="P1" draw:layer="layout" svg:width="0.08cm" svg:height="0.08cm" draw:transform="rotate (1.5707963267949) translate (13.158cm 9.97cm)">
          <text:p/>
        </draw:circle>
        <draw:circle draw:style-name="gr1" draw:text-style-name="P1" draw:layer="layout" svg:width="0.08cm" svg:height="0.08cm" draw:transform="rotate (1.5707963267949) translate (13.412cm 9.97cm)">
          <text:p/>
        </draw:circle>
        <draw:circle draw:style-name="gr1" draw:text-style-name="P1" draw:layer="layout" svg:width="0.08cm" svg:height="0.08cm" draw:transform="rotate (1.5707963267949) translate (13.666cm 9.97cm)">
          <text:p/>
        </draw:circle>
        <draw:circle draw:style-name="gr1" draw:text-style-name="P1" draw:layer="layout" svg:width="0.08cm" svg:height="0.08cm" draw:transform="rotate (1.5707963267949) translate (13.92cm 9.97cm)">
          <text:p/>
        </draw:circle>
        <draw:circle draw:style-name="gr1" draw:text-style-name="P1" draw:layer="layout" svg:width="0.08cm" svg:height="0.08cm" draw:transform="rotate (1.5707963267949) translate (14.174cm 9.97cm)">
          <text:p/>
        </draw:circle>
        <draw:circle draw:style-name="gr1" draw:text-style-name="P1" draw:layer="layout" svg:width="0.08cm" svg:height="0.08cm" draw:transform="rotate (1.5707963267949) translate (14.428cm 9.97cm)">
          <text:p/>
        </draw:circle>
        <draw:circle draw:style-name="gr1" draw:text-style-name="P1" draw:layer="layout" svg:width="0.08cm" svg:height="0.08cm" draw:transform="rotate (1.5707963267949) translate (14.682cm 9.97cm)">
          <text:p/>
        </draw:circle>
        <draw:circle draw:style-name="gr1" draw:text-style-name="P1" draw:layer="layout" svg:width="0.08cm" svg:height="0.08cm" draw:transform="rotate (1.5707963267949) translate (14.936cm 9.97cm)">
          <text:p/>
        </draw:circle>
        <draw:circle draw:style-name="gr1" draw:text-style-name="P1" draw:layer="layout" svg:width="0.08cm" svg:height="0.08cm" draw:transform="rotate (1.5707963267949) translate (15.19cm 9.97cm)">
          <text:p/>
        </draw:circle>
        <draw:circle draw:style-name="gr1" draw:text-style-name="P1" draw:layer="layout" svg:width="0.08cm" svg:height="0.08cm" draw:transform="rotate (1.5707963267949) translate (7.589cm 9.97cm)">
          <text:p/>
        </draw:circle>
        <draw:circle draw:style-name="gr1" draw:text-style-name="P1" draw:layer="layout" svg:width="0.08cm" svg:height="0.08cm" draw:transform="rotate (1.5707963267949) translate (7.843cm 9.97cm)">
          <text:p/>
        </draw:circle>
        <draw:circle draw:style-name="gr1" draw:text-style-name="P1" draw:layer="layout" svg:width="0.08cm" svg:height="0.08cm" draw:transform="rotate (1.5707963267949) translate (8.097cm 9.97cm)">
          <text:p/>
        </draw:circle>
        <draw:circle draw:style-name="gr1" draw:text-style-name="P1" draw:layer="layout" svg:width="0.08cm" svg:height="0.08cm" draw:transform="rotate (1.5707963267949) translate (8.351cm 9.97cm)">
          <text:p/>
        </draw:circle>
        <draw:circle draw:style-name="gr1" draw:text-style-name="P1" draw:layer="layout" svg:width="0.08cm" svg:height="0.08cm" draw:transform="rotate (1.5707963267949) translate (8.605cm 9.97cm)">
          <text:p/>
        </draw:circle>
        <draw:circle draw:style-name="gr1" draw:text-style-name="P1" draw:layer="layout" svg:width="0.08cm" svg:height="0.08cm" draw:transform="rotate (1.5707963267949) translate (8.859cm 9.97cm)">
          <text:p/>
        </draw:circle>
        <draw:circle draw:style-name="gr1" draw:text-style-name="P1" draw:layer="layout" svg:width="0.08cm" svg:height="0.08cm" draw:transform="rotate (1.5707963267949) translate (9.113cm 9.97cm)">
          <text:p/>
        </draw:circle>
        <draw:circle draw:style-name="gr1" draw:text-style-name="P1" draw:layer="layout" svg:width="0.08cm" svg:height="0.08cm" draw:transform="rotate (1.5707963267949) translate (9.367cm 9.97cm)">
          <text:p/>
        </draw:circle>
        <draw:circle draw:style-name="gr1" draw:text-style-name="P1" draw:layer="layout" svg:width="0.08cm" svg:height="0.08cm" draw:transform="rotate (1.5707963267949) translate (9.621cm 9.97cm)">
          <text:p/>
        </draw:circle>
        <draw:circle draw:style-name="gr1" draw:text-style-name="P1" draw:layer="layout" svg:width="0.08cm" svg:height="0.08cm" draw:transform="rotate (1.5707963267949) translate (9.875cm 9.97cm)">
          <text:p/>
        </draw:circle>
        <draw:circle draw:style-name="gr1" draw:text-style-name="P1" draw:layer="layout" svg:width="0.08cm" svg:height="0.08cm" draw:transform="rotate (1.5707963267949) translate (10.129cm 9.97cm)">
          <text:p/>
        </draw:circle>
        <draw:circle draw:style-name="gr1" draw:text-style-name="P1" draw:layer="layout" svg:width="0.08cm" svg:height="0.08cm" draw:transform="rotate (1.5707963267949) translate (10.383cm 9.97cm)">
          <text:p/>
        </draw:circle>
        <draw:circle draw:style-name="gr1" draw:text-style-name="P1" draw:layer="layout" svg:width="0.08cm" svg:height="0.08cm" draw:transform="rotate (1.5707963267949) translate (10.637cm 9.97cm)">
          <text:p/>
        </draw:circle>
        <draw:circle draw:style-name="gr1" draw:text-style-name="P1" draw:layer="layout" svg:width="0.08cm" svg:height="0.08cm" draw:transform="rotate (1.5707963267949) translate (10.891cm 9.97cm)">
          <text:p/>
        </draw:circle>
        <draw:circle draw:style-name="gr1" draw:text-style-name="P1" draw:layer="layout" svg:width="0.08cm" svg:height="0.08cm" draw:transform="rotate (1.5707963267949) translate (11.145cm 9.97cm)">
          <text:p/>
        </draw:circle>
        <draw:line draw:style-name="gr11" draw:text-style-name="P9" draw:layer="layout" svg:x1="8.492cm" svg:y1="9.939cm" svg:x2="7.528cm" svg:y2="9.939cm">
          <text:p/>
        </draw:line>
        <draw:line draw:style-name="gr11" draw:text-style-name="P9" draw:layer="layout" svg:x1="9.251cm" svg:y1="9.939cm" svg:x2="8.514cm" svg:y2="9.939cm">
          <text:p/>
        </draw:line>
        <draw:line draw:style-name="gr11" draw:text-style-name="P9" draw:layer="layout" svg:x1="10.013cm" svg:y1="9.93cm" svg:x2="9.276cm" svg:y2="9.93cm">
          <text:p/>
        </draw:line>
        <draw:line draw:style-name="gr11" draw:text-style-name="P9" draw:layer="layout" svg:x1="10.775cm" svg:y1="9.93cm" svg:x2="10.038cm" svg:y2="9.93cm">
          <text:p/>
        </draw:line>
        <draw:line draw:style-name="gr11" draw:text-style-name="P9" draw:layer="layout" svg:x1="11.537cm" svg:y1="9.93cm" svg:x2="10.8cm" svg:y2="9.93cm">
          <text:p/>
        </draw:line>
        <draw:line draw:style-name="gr11" draw:text-style-name="P9" draw:layer="layout" svg:x1="12.299cm" svg:y1="9.93cm" svg:x2="11.562cm" svg:y2="9.93cm">
          <text:p/>
        </draw:line>
        <draw:line draw:style-name="gr11" draw:text-style-name="P9" draw:layer="layout" svg:x1="13.061cm" svg:y1="9.93cm" svg:x2="12.324cm" svg:y2="9.93cm">
          <text:p/>
        </draw:line>
        <draw:line draw:style-name="gr11" draw:text-style-name="P9" draw:layer="layout" svg:x1="13.823cm" svg:y1="9.93cm" svg:x2="13.086cm" svg:y2="9.93cm">
          <text:p/>
        </draw:line>
        <draw:line draw:style-name="gr11" draw:text-style-name="P9" draw:layer="layout" svg:x1="14.585cm" svg:y1="9.93cm" svg:x2="13.848cm" svg:y2="9.93cm">
          <text:p/>
        </draw:line>
        <draw:line draw:style-name="gr11" draw:text-style-name="P9" draw:layer="layout" svg:x1="15.347cm" svg:y1="9.93cm" svg:x2="14.61cm" svg:y2="9.93cm">
          <text:p/>
        </draw:line>
        <draw:circle draw:style-name="gr1" draw:text-style-name="P1" draw:layer="layout" svg:width="0.08cm" svg:height="0.08cm" draw:transform="rotate (1.5707963267949) translate (15.449cm 9.97cm)">
          <text:p/>
        </draw:circle>
        <draw:circle draw:style-name="gr1" draw:text-style-name="P1" draw:layer="layout" svg:width="0.08cm" svg:height="0.08cm" draw:transform="rotate (1.5707963267949) translate (15.703cm 9.97cm)">
          <text:p/>
        </draw:circle>
        <draw:circle draw:style-name="gr1" draw:text-style-name="P1" draw:layer="layout" svg:width="0.08cm" svg:height="0.08cm" draw:transform="rotate (1.5707963267949) translate (15.957cm 9.97cm)">
          <text:p/>
        </draw:circle>
        <draw:circle draw:style-name="gr1" draw:text-style-name="P1" draw:layer="layout" svg:width="0.08cm" svg:height="0.08cm" draw:transform="rotate (1.5707963267949) translate (16.211cm 9.97cm)">
          <text:p/>
        </draw:circle>
        <draw:circle draw:style-name="gr1" draw:text-style-name="P1" draw:layer="layout" svg:width="0.08cm" svg:height="0.08cm" draw:transform="rotate (1.5707963267949) translate (16.465cm 9.97cm)">
          <text:p/>
        </draw:circle>
        <draw:circle draw:style-name="gr1" draw:text-style-name="P1" draw:layer="layout" svg:width="0.08cm" svg:height="0.08cm" draw:transform="rotate (1.5707963267949) translate (16.719cm 9.97cm)">
          <text:p/>
        </draw:circle>
        <draw:circle draw:style-name="gr1" draw:text-style-name="P1" draw:layer="layout" svg:width="0.08cm" svg:height="0.08cm" draw:transform="rotate (1.5707963267949) translate (16.973cm 9.97cm)">
          <text:p/>
        </draw:circle>
        <draw:circle draw:style-name="gr1" draw:text-style-name="P1" draw:layer="layout" svg:width="0.08cm" svg:height="0.08cm" draw:transform="rotate (1.5707963267949) translate (17.227cm 9.97cm)">
          <text:p/>
        </draw:circle>
        <draw:circle draw:style-name="gr1" draw:text-style-name="P1" draw:layer="layout" svg:width="0.08cm" svg:height="0.08cm" draw:transform="rotate (1.5707963267949) translate (17.481cm 9.97cm)">
          <text:p/>
        </draw:circle>
        <draw:circle draw:style-name="gr1" draw:text-style-name="P1" draw:layer="layout" svg:width="0.08cm" svg:height="0.08cm" draw:transform="rotate (1.5707963267949) translate (17.735cm 9.97cm)">
          <text:p/>
        </draw:circle>
        <draw:circle draw:style-name="gr1" draw:text-style-name="P1" draw:layer="layout" svg:width="0.08cm" svg:height="0.08cm" draw:transform="rotate (1.5707963267949) translate (17.989cm 9.97cm)">
          <text:p/>
        </draw:circle>
        <draw:circle draw:style-name="gr1" draw:text-style-name="P1" draw:layer="layout" svg:width="0.08cm" svg:height="0.08cm" draw:transform="rotate (1.5707963267949) translate (18.243cm 9.97cm)">
          <text:p/>
        </draw:circle>
        <draw:circle draw:style-name="gr1" draw:text-style-name="P1" draw:layer="layout" svg:width="0.08cm" svg:height="0.08cm" draw:transform="rotate (1.5707963267949) translate (18.497cm 9.97cm)">
          <text:p/>
        </draw:circle>
        <draw:circle draw:style-name="gr1" draw:text-style-name="P1" draw:layer="layout" svg:width="0.08cm" svg:height="0.08cm" draw:transform="rotate (1.5707963267949) translate (18.751cm 9.97cm)">
          <text:p/>
        </draw:circle>
        <draw:circle draw:style-name="gr1" draw:text-style-name="P1" draw:layer="layout" svg:width="0.08cm" svg:height="0.08cm" draw:transform="rotate (1.5707963267949) translate (19.005cm 9.97cm)">
          <text:p/>
        </draw:circle>
        <draw:line draw:style-name="gr11" draw:text-style-name="P9" draw:layer="layout" svg:x1="16.876cm" svg:y1="9.93cm" svg:x2="16.139cm" svg:y2="9.93cm">
          <text:p/>
        </draw:line>
        <draw:line draw:style-name="gr11" draw:text-style-name="P9" draw:layer="layout" svg:x1="17.638cm" svg:y1="9.93cm" svg:x2="16.901cm" svg:y2="9.93cm">
          <text:p/>
        </draw:line>
        <draw:line draw:style-name="gr11" draw:text-style-name="P9" draw:layer="layout" svg:x1="18.4cm" svg:y1="9.93cm" svg:x2="17.663cm" svg:y2="9.93cm">
          <text:p/>
        </draw:line>
        <draw:line draw:style-name="gr11" draw:text-style-name="P9" draw:layer="layout" svg:x1="16.109cm" svg:y1="9.93cm" svg:x2="15.372cm" svg:y2="9.93cm">
          <text:p/>
        </draw:line>
        <draw:line draw:style-name="gr11" draw:text-style-name="P9" draw:layer="layout" svg:x1="19.157cm" svg:y1="9.93cm" svg:x2="18.42cm" svg:y2="9.93cm">
          <text:p/>
        </draw:line>
        <draw:circle draw:style-name="gr1" draw:text-style-name="P1" draw:layer="layout" svg:width="0.08cm" svg:height="0.08cm" draw:transform="rotate (1.5707963267949) translate (19.259cm 9.97cm)">
          <text:p/>
        </draw:circle>
        <draw:circle draw:style-name="gr1" draw:text-style-name="P1" draw:layer="layout" svg:width="0.08cm" svg:height="0.08cm" draw:transform="rotate (1.5707963267949) translate (19.513cm 9.97cm)">
          <text:p/>
        </draw:circle>
        <draw:circle draw:style-name="gr1" draw:text-style-name="P1" draw:layer="layout" svg:width="0.08cm" svg:height="0.08cm" draw:transform="rotate (1.5707963267949) translate (19.767cm 9.97cm)">
          <text:p/>
        </draw:circle>
        <draw:circle draw:style-name="gr1" draw:text-style-name="P1" draw:layer="layout" svg:width="0.08cm" svg:height="0.08cm" draw:transform="rotate (1.5707963267949) translate (20.021cm 9.97cm)">
          <text:p/>
        </draw:circle>
        <draw:circle draw:style-name="gr1" draw:text-style-name="P1" draw:layer="layout" svg:width="0.08cm" svg:height="0.08cm" draw:transform="rotate (1.5707963267949) translate (20.275cm 9.97cm)">
          <text:p/>
        </draw:circle>
        <draw:circle draw:style-name="gr1" draw:text-style-name="P1" draw:layer="layout" svg:width="0.08cm" svg:height="0.08cm" draw:transform="rotate (1.5707963267949) translate (20.529cm 9.97cm)">
          <text:p/>
        </draw:circle>
        <draw:circle draw:style-name="gr1" draw:text-style-name="P1" draw:layer="layout" svg:width="0.08cm" svg:height="0.08cm" draw:transform="rotate (1.5707963267949) translate (20.783cm 9.97cm)">
          <text:p/>
        </draw:circle>
        <draw:circle draw:style-name="gr1" draw:text-style-name="P1" draw:layer="layout" svg:width="0.08cm" svg:height="0.08cm" draw:transform="rotate (1.5707963267949) translate (21.037cm 9.97cm)">
          <text:p/>
        </draw:circle>
        <draw:circle draw:style-name="gr1" draw:text-style-name="P1" draw:layer="layout" svg:width="0.08cm" svg:height="0.08cm" draw:transform="rotate (1.5707963267949) translate (21.291cm 9.97cm)">
          <text:p/>
        </draw:circle>
        <draw:line draw:style-name="gr11" draw:text-style-name="P9" draw:layer="layout" svg:x1="20.686cm" svg:y1="9.93cm" svg:x2="19.949cm" svg:y2="9.93cm">
          <text:p/>
        </draw:line>
        <draw:line draw:style-name="gr11" draw:text-style-name="P9" draw:layer="layout" svg:x1="19.919cm" svg:y1="9.93cm" svg:x2="19.182cm" svg:y2="9.93cm">
          <text:p/>
        </draw:line>
        <draw:line draw:style-name="gr11" draw:text-style-name="P9" draw:layer="layout" svg:x1="21.443cm" svg:y1="9.93cm" svg:x2="20.706cm" svg:y2="9.93cm">
          <text:p/>
        </draw:line>
        <draw:circle draw:style-name="gr1" draw:text-style-name="P1" draw:layer="layout" svg:width="0.08cm" svg:height="0.08cm" draw:transform="rotate (1.5707963267949) translate (11.38cm 9.716cm)">
          <text:p/>
        </draw:circle>
        <draw:circle draw:style-name="gr1" draw:text-style-name="P1" draw:layer="layout" svg:width="0.08cm" svg:height="0.08cm" draw:transform="rotate (1.5707963267949) translate (11.634cm 9.716cm)">
          <text:p/>
        </draw:circle>
        <draw:circle draw:style-name="gr1" draw:text-style-name="P1" draw:layer="layout" svg:width="0.08cm" svg:height="0.08cm" draw:transform="rotate (1.5707963267949) translate (11.888cm 9.716cm)">
          <text:p/>
        </draw:circle>
        <draw:circle draw:style-name="gr1" draw:text-style-name="P1" draw:layer="layout" svg:width="0.08cm" svg:height="0.08cm" draw:transform="rotate (1.5707963267949) translate (12.142cm 9.716cm)">
          <text:p/>
        </draw:circle>
        <draw:circle draw:style-name="gr1" draw:text-style-name="P1" draw:layer="layout" svg:width="0.08cm" svg:height="0.08cm" draw:transform="rotate (1.5707963267949) translate (12.396cm 9.716cm)">
          <text:p/>
        </draw:circle>
        <draw:circle draw:style-name="gr1" draw:text-style-name="P1" draw:layer="layout" svg:width="0.08cm" svg:height="0.08cm" draw:transform="rotate (1.5707963267949) translate (12.65cm 9.716cm)">
          <text:p/>
        </draw:circle>
        <draw:circle draw:style-name="gr1" draw:text-style-name="P1" draw:layer="layout" svg:width="0.08cm" svg:height="0.08cm" draw:transform="rotate (1.5707963267949) translate (12.904cm 9.716cm)">
          <text:p/>
        </draw:circle>
        <draw:circle draw:style-name="gr1" draw:text-style-name="P1" draw:layer="layout" svg:width="0.08cm" svg:height="0.08cm" draw:transform="rotate (1.5707963267949) translate (13.158cm 9.716cm)">
          <text:p/>
        </draw:circle>
        <draw:circle draw:style-name="gr1" draw:text-style-name="P1" draw:layer="layout" svg:width="0.08cm" svg:height="0.08cm" draw:transform="rotate (1.5707963267949) translate (13.412cm 9.716cm)">
          <text:p/>
        </draw:circle>
        <draw:circle draw:style-name="gr1" draw:text-style-name="P1" draw:layer="layout" svg:width="0.08cm" svg:height="0.08cm" draw:transform="rotate (1.5707963267949) translate (13.666cm 9.716cm)">
          <text:p/>
        </draw:circle>
        <draw:circle draw:style-name="gr1" draw:text-style-name="P1" draw:layer="layout" svg:width="0.08cm" svg:height="0.08cm" draw:transform="rotate (1.5707963267949) translate (13.92cm 9.716cm)">
          <text:p/>
        </draw:circle>
        <draw:circle draw:style-name="gr1" draw:text-style-name="P1" draw:layer="layout" svg:width="0.08cm" svg:height="0.08cm" draw:transform="rotate (1.5707963267949) translate (14.174cm 9.716cm)">
          <text:p/>
        </draw:circle>
        <draw:circle draw:style-name="gr1" draw:text-style-name="P1" draw:layer="layout" svg:width="0.08cm" svg:height="0.08cm" draw:transform="rotate (1.5707963267949) translate (14.428cm 9.716cm)">
          <text:p/>
        </draw:circle>
        <draw:circle draw:style-name="gr1" draw:text-style-name="P1" draw:layer="layout" svg:width="0.08cm" svg:height="0.08cm" draw:transform="rotate (1.5707963267949) translate (14.682cm 9.716cm)">
          <text:p/>
        </draw:circle>
        <draw:circle draw:style-name="gr1" draw:text-style-name="P1" draw:layer="layout" svg:width="0.08cm" svg:height="0.08cm" draw:transform="rotate (1.5707963267949) translate (14.936cm 9.716cm)">
          <text:p/>
        </draw:circle>
        <draw:circle draw:style-name="gr1" draw:text-style-name="P1" draw:layer="layout" svg:width="0.08cm" svg:height="0.08cm" draw:transform="rotate (1.5707963267949) translate (15.19cm 9.716cm)">
          <text:p/>
        </draw:circle>
        <draw:circle draw:style-name="gr1" draw:text-style-name="P1" draw:layer="layout" svg:width="0.08cm" svg:height="0.08cm" draw:transform="rotate (1.5707963267949) translate (7.589cm 9.716cm)">
          <text:p/>
        </draw:circle>
        <draw:circle draw:style-name="gr1" draw:text-style-name="P1" draw:layer="layout" svg:width="0.08cm" svg:height="0.08cm" draw:transform="rotate (1.5707963267949) translate (7.843cm 9.716cm)">
          <text:p/>
        </draw:circle>
        <draw:circle draw:style-name="gr1" draw:text-style-name="P1" draw:layer="layout" svg:width="0.08cm" svg:height="0.08cm" draw:transform="rotate (1.5707963267949) translate (8.097cm 9.716cm)">
          <text:p/>
        </draw:circle>
        <draw:circle draw:style-name="gr1" draw:text-style-name="P1" draw:layer="layout" svg:width="0.08cm" svg:height="0.08cm" draw:transform="rotate (1.5707963267949) translate (8.351cm 9.716cm)">
          <text:p/>
        </draw:circle>
        <draw:circle draw:style-name="gr1" draw:text-style-name="P1" draw:layer="layout" svg:width="0.08cm" svg:height="0.08cm" draw:transform="rotate (1.5707963267949) translate (8.605cm 9.716cm)">
          <text:p/>
        </draw:circle>
        <draw:circle draw:style-name="gr1" draw:text-style-name="P1" draw:layer="layout" svg:width="0.08cm" svg:height="0.08cm" draw:transform="rotate (1.5707963267949) translate (8.859cm 9.716cm)">
          <text:p/>
        </draw:circle>
        <draw:circle draw:style-name="gr1" draw:text-style-name="P1" draw:layer="layout" svg:width="0.08cm" svg:height="0.08cm" draw:transform="rotate (1.5707963267949) translate (9.113cm 9.716cm)">
          <text:p/>
        </draw:circle>
        <draw:circle draw:style-name="gr1" draw:text-style-name="P1" draw:layer="layout" svg:width="0.08cm" svg:height="0.08cm" draw:transform="rotate (1.5707963267949) translate (9.367cm 9.716cm)">
          <text:p/>
        </draw:circle>
        <draw:circle draw:style-name="gr1" draw:text-style-name="P1" draw:layer="layout" svg:width="0.08cm" svg:height="0.08cm" draw:transform="rotate (1.5707963267949) translate (9.621cm 9.716cm)">
          <text:p/>
        </draw:circle>
        <draw:circle draw:style-name="gr1" draw:text-style-name="P1" draw:layer="layout" svg:width="0.08cm" svg:height="0.08cm" draw:transform="rotate (1.5707963267949) translate (9.875cm 9.716cm)">
          <text:p/>
        </draw:circle>
        <draw:circle draw:style-name="gr1" draw:text-style-name="P1" draw:layer="layout" svg:width="0.08cm" svg:height="0.08cm" draw:transform="rotate (1.5707963267949) translate (10.129cm 9.716cm)">
          <text:p/>
        </draw:circle>
        <draw:circle draw:style-name="gr1" draw:text-style-name="P1" draw:layer="layout" svg:width="0.08cm" svg:height="0.08cm" draw:transform="rotate (1.5707963267949) translate (10.383cm 9.716cm)">
          <text:p/>
        </draw:circle>
        <draw:circle draw:style-name="gr1" draw:text-style-name="P1" draw:layer="layout" svg:width="0.08cm" svg:height="0.08cm" draw:transform="rotate (1.5707963267949) translate (10.637cm 9.716cm)">
          <text:p/>
        </draw:circle>
        <draw:circle draw:style-name="gr1" draw:text-style-name="P1" draw:layer="layout" svg:width="0.08cm" svg:height="0.08cm" draw:transform="rotate (1.5707963267949) translate (10.891cm 9.716cm)">
          <text:p/>
        </draw:circle>
        <draw:circle draw:style-name="gr1" draw:text-style-name="P1" draw:layer="layout" svg:width="0.08cm" svg:height="0.08cm" draw:transform="rotate (1.5707963267949) translate (11.145cm 9.716cm)">
          <text:p/>
        </draw:circle>
        <draw:line draw:style-name="gr11" draw:text-style-name="P9" draw:layer="layout" svg:x1="8.492cm" svg:y1="9.685cm" svg:x2="7.528cm" svg:y2="9.685cm">
          <text:p/>
        </draw:line>
        <draw:line draw:style-name="gr11" draw:text-style-name="P9" draw:layer="layout" svg:x1="9.251cm" svg:y1="9.685cm" svg:x2="8.514cm" svg:y2="9.685cm">
          <text:p/>
        </draw:line>
        <draw:line draw:style-name="gr11" draw:text-style-name="P9" draw:layer="layout" svg:x1="10.013cm" svg:y1="9.676cm" svg:x2="9.276cm" svg:y2="9.676cm">
          <text:p/>
        </draw:line>
        <draw:line draw:style-name="gr11" draw:text-style-name="P9" draw:layer="layout" svg:x1="10.775cm" svg:y1="9.676cm" svg:x2="10.038cm" svg:y2="9.676cm">
          <text:p/>
        </draw:line>
        <draw:line draw:style-name="gr11" draw:text-style-name="P9" draw:layer="layout" svg:x1="11.537cm" svg:y1="9.676cm" svg:x2="10.8cm" svg:y2="9.676cm">
          <text:p/>
        </draw:line>
        <draw:line draw:style-name="gr11" draw:text-style-name="P9" draw:layer="layout" svg:x1="12.299cm" svg:y1="9.676cm" svg:x2="11.562cm" svg:y2="9.676cm">
          <text:p/>
        </draw:line>
        <draw:line draw:style-name="gr11" draw:text-style-name="P9" draw:layer="layout" svg:x1="13.061cm" svg:y1="9.676cm" svg:x2="12.324cm" svg:y2="9.676cm">
          <text:p/>
        </draw:line>
        <draw:line draw:style-name="gr11" draw:text-style-name="P9" draw:layer="layout" svg:x1="13.823cm" svg:y1="9.676cm" svg:x2="13.086cm" svg:y2="9.676cm">
          <text:p/>
        </draw:line>
        <draw:line draw:style-name="gr11" draw:text-style-name="P9" draw:layer="layout" svg:x1="14.585cm" svg:y1="9.676cm" svg:x2="13.848cm" svg:y2="9.676cm">
          <text:p/>
        </draw:line>
        <draw:line draw:style-name="gr11" draw:text-style-name="P9" draw:layer="layout" svg:x1="15.347cm" svg:y1="9.676cm" svg:x2="14.61cm" svg:y2="9.676cm">
          <text:p/>
        </draw:line>
        <draw:circle draw:style-name="gr1" draw:text-style-name="P1" draw:layer="layout" svg:width="0.08cm" svg:height="0.08cm" draw:transform="rotate (1.5707963267949) translate (15.449cm 9.716cm)">
          <text:p/>
        </draw:circle>
        <draw:circle draw:style-name="gr1" draw:text-style-name="P1" draw:layer="layout" svg:width="0.08cm" svg:height="0.08cm" draw:transform="rotate (1.5707963267949) translate (15.703cm 9.716cm)">
          <text:p/>
        </draw:circle>
        <draw:circle draw:style-name="gr1" draw:text-style-name="P1" draw:layer="layout" svg:width="0.08cm" svg:height="0.08cm" draw:transform="rotate (1.5707963267949) translate (15.957cm 9.716cm)">
          <text:p/>
        </draw:circle>
        <draw:circle draw:style-name="gr1" draw:text-style-name="P1" draw:layer="layout" svg:width="0.08cm" svg:height="0.08cm" draw:transform="rotate (1.5707963267949) translate (16.211cm 9.716cm)">
          <text:p/>
        </draw:circle>
        <draw:circle draw:style-name="gr1" draw:text-style-name="P1" draw:layer="layout" svg:width="0.08cm" svg:height="0.08cm" draw:transform="rotate (1.5707963267949) translate (16.465cm 9.716cm)">
          <text:p/>
        </draw:circle>
        <draw:circle draw:style-name="gr1" draw:text-style-name="P1" draw:layer="layout" svg:width="0.08cm" svg:height="0.08cm" draw:transform="rotate (1.5707963267949) translate (16.719cm 9.716cm)">
          <text:p/>
        </draw:circle>
        <draw:circle draw:style-name="gr1" draw:text-style-name="P1" draw:layer="layout" svg:width="0.08cm" svg:height="0.08cm" draw:transform="rotate (1.5707963267949) translate (16.973cm 9.716cm)">
          <text:p/>
        </draw:circle>
        <draw:circle draw:style-name="gr1" draw:text-style-name="P1" draw:layer="layout" svg:width="0.08cm" svg:height="0.08cm" draw:transform="rotate (1.5707963267949) translate (17.227cm 9.716cm)">
          <text:p/>
        </draw:circle>
        <draw:circle draw:style-name="gr1" draw:text-style-name="P1" draw:layer="layout" svg:width="0.08cm" svg:height="0.08cm" draw:transform="rotate (1.5707963267949) translate (17.481cm 9.716cm)">
          <text:p/>
        </draw:circle>
        <draw:circle draw:style-name="gr1" draw:text-style-name="P1" draw:layer="layout" svg:width="0.08cm" svg:height="0.08cm" draw:transform="rotate (1.5707963267949) translate (17.735cm 9.716cm)">
          <text:p/>
        </draw:circle>
        <draw:circle draw:style-name="gr1" draw:text-style-name="P1" draw:layer="layout" svg:width="0.08cm" svg:height="0.08cm" draw:transform="rotate (1.5707963267949) translate (17.989cm 9.716cm)">
          <text:p/>
        </draw:circle>
        <draw:circle draw:style-name="gr1" draw:text-style-name="P1" draw:layer="layout" svg:width="0.08cm" svg:height="0.08cm" draw:transform="rotate (1.5707963267949) translate (18.243cm 9.716cm)">
          <text:p/>
        </draw:circle>
        <draw:circle draw:style-name="gr1" draw:text-style-name="P1" draw:layer="layout" svg:width="0.08cm" svg:height="0.08cm" draw:transform="rotate (1.5707963267949) translate (18.497cm 9.716cm)">
          <text:p/>
        </draw:circle>
        <draw:circle draw:style-name="gr1" draw:text-style-name="P1" draw:layer="layout" svg:width="0.08cm" svg:height="0.08cm" draw:transform="rotate (1.5707963267949) translate (18.751cm 9.716cm)">
          <text:p/>
        </draw:circle>
        <draw:circle draw:style-name="gr1" draw:text-style-name="P1" draw:layer="layout" svg:width="0.08cm" svg:height="0.08cm" draw:transform="rotate (1.5707963267949) translate (19.005cm 9.716cm)">
          <text:p/>
        </draw:circle>
        <draw:line draw:style-name="gr11" draw:text-style-name="P9" draw:layer="layout" svg:x1="16.876cm" svg:y1="9.676cm" svg:x2="16.139cm" svg:y2="9.676cm">
          <text:p/>
        </draw:line>
        <draw:line draw:style-name="gr11" draw:text-style-name="P9" draw:layer="layout" svg:x1="17.638cm" svg:y1="9.676cm" svg:x2="16.901cm" svg:y2="9.676cm">
          <text:p/>
        </draw:line>
        <draw:line draw:style-name="gr11" draw:text-style-name="P9" draw:layer="layout" svg:x1="18.4cm" svg:y1="9.676cm" svg:x2="17.663cm" svg:y2="9.676cm">
          <text:p/>
        </draw:line>
        <draw:line draw:style-name="gr11" draw:text-style-name="P9" draw:layer="layout" svg:x1="16.109cm" svg:y1="9.676cm" svg:x2="15.372cm" svg:y2="9.676cm">
          <text:p/>
        </draw:line>
        <draw:line draw:style-name="gr11" draw:text-style-name="P9" draw:layer="layout" svg:x1="19.157cm" svg:y1="9.676cm" svg:x2="18.42cm" svg:y2="9.676cm">
          <text:p/>
        </draw:line>
        <draw:circle draw:style-name="gr1" draw:text-style-name="P1" draw:layer="layout" svg:width="0.08cm" svg:height="0.08cm" draw:transform="rotate (1.5707963267949) translate (19.259cm 9.716cm)">
          <text:p/>
        </draw:circle>
        <draw:circle draw:style-name="gr1" draw:text-style-name="P1" draw:layer="layout" svg:width="0.08cm" svg:height="0.08cm" draw:transform="rotate (1.5707963267949) translate (19.513cm 9.716cm)">
          <text:p/>
        </draw:circle>
        <draw:circle draw:style-name="gr1" draw:text-style-name="P1" draw:layer="layout" svg:width="0.08cm" svg:height="0.08cm" draw:transform="rotate (1.5707963267949) translate (19.767cm 9.716cm)">
          <text:p/>
        </draw:circle>
        <draw:circle draw:style-name="gr1" draw:text-style-name="P1" draw:layer="layout" svg:width="0.08cm" svg:height="0.08cm" draw:transform="rotate (1.5707963267949) translate (20.021cm 9.716cm)">
          <text:p/>
        </draw:circle>
        <draw:circle draw:style-name="gr1" draw:text-style-name="P1" draw:layer="layout" svg:width="0.08cm" svg:height="0.08cm" draw:transform="rotate (1.5707963267949) translate (20.275cm 9.716cm)">
          <text:p/>
        </draw:circle>
        <draw:circle draw:style-name="gr1" draw:text-style-name="P1" draw:layer="layout" svg:width="0.08cm" svg:height="0.08cm" draw:transform="rotate (1.5707963267949) translate (20.529cm 9.716cm)">
          <text:p/>
        </draw:circle>
        <draw:circle draw:style-name="gr1" draw:text-style-name="P1" draw:layer="layout" svg:width="0.08cm" svg:height="0.08cm" draw:transform="rotate (1.5707963267949) translate (20.783cm 9.716cm)">
          <text:p/>
        </draw:circle>
        <draw:circle draw:style-name="gr1" draw:text-style-name="P1" draw:layer="layout" svg:width="0.08cm" svg:height="0.08cm" draw:transform="rotate (1.5707963267949) translate (21.037cm 9.716cm)">
          <text:p/>
        </draw:circle>
        <draw:circle draw:style-name="gr1" draw:text-style-name="P1" draw:layer="layout" svg:width="0.08cm" svg:height="0.08cm" draw:transform="rotate (1.5707963267949) translate (21.291cm 9.716cm)">
          <text:p/>
        </draw:circle>
        <draw:line draw:style-name="gr11" draw:text-style-name="P9" draw:layer="layout" svg:x1="20.686cm" svg:y1="9.676cm" svg:x2="19.949cm" svg:y2="9.676cm">
          <text:p/>
        </draw:line>
        <draw:line draw:style-name="gr11" draw:text-style-name="P9" draw:layer="layout" svg:x1="19.919cm" svg:y1="9.676cm" svg:x2="19.182cm" svg:y2="9.676cm">
          <text:p/>
        </draw:line>
        <draw:line draw:style-name="gr11" draw:text-style-name="P9" draw:layer="layout" svg:x1="21.443cm" svg:y1="9.676cm" svg:x2="20.706cm" svg:y2="9.676cm">
          <text:p/>
        </draw:line>
        <draw:circle draw:style-name="gr1" draw:text-style-name="P1" draw:layer="layout" svg:width="0.08cm" svg:height="0.08cm" draw:transform="rotate (1.5707963267949) translate (11.38cm 9.462cm)">
          <text:p/>
        </draw:circle>
        <draw:circle draw:style-name="gr1" draw:text-style-name="P1" draw:layer="layout" svg:width="0.08cm" svg:height="0.08cm" draw:transform="rotate (1.5707963267949) translate (11.634cm 9.462cm)">
          <text:p/>
        </draw:circle>
        <draw:circle draw:style-name="gr1" draw:text-style-name="P1" draw:layer="layout" svg:width="0.08cm" svg:height="0.08cm" draw:transform="rotate (1.5707963267949) translate (11.888cm 9.462cm)">
          <text:p/>
        </draw:circle>
        <draw:circle draw:style-name="gr1" draw:text-style-name="P1" draw:layer="layout" svg:width="0.08cm" svg:height="0.08cm" draw:transform="rotate (1.5707963267949) translate (12.142cm 9.462cm)">
          <text:p/>
        </draw:circle>
        <draw:circle draw:style-name="gr1" draw:text-style-name="P1" draw:layer="layout" svg:width="0.08cm" svg:height="0.08cm" draw:transform="rotate (1.5707963267949) translate (12.396cm 9.462cm)">
          <text:p/>
        </draw:circle>
        <draw:circle draw:style-name="gr1" draw:text-style-name="P1" draw:layer="layout" svg:width="0.08cm" svg:height="0.08cm" draw:transform="rotate (1.5707963267949) translate (12.65cm 9.462cm)">
          <text:p/>
        </draw:circle>
        <draw:circle draw:style-name="gr1" draw:text-style-name="P1" draw:layer="layout" svg:width="0.08cm" svg:height="0.08cm" draw:transform="rotate (1.5707963267949) translate (12.904cm 9.462cm)">
          <text:p/>
        </draw:circle>
        <draw:circle draw:style-name="gr1" draw:text-style-name="P1" draw:layer="layout" svg:width="0.08cm" svg:height="0.08cm" draw:transform="rotate (1.5707963267949) translate (13.158cm 9.462cm)">
          <text:p/>
        </draw:circle>
        <draw:circle draw:style-name="gr1" draw:text-style-name="P1" draw:layer="layout" svg:width="0.08cm" svg:height="0.08cm" draw:transform="rotate (1.5707963267949) translate (13.412cm 9.462cm)">
          <text:p/>
        </draw:circle>
        <draw:circle draw:style-name="gr1" draw:text-style-name="P1" draw:layer="layout" svg:width="0.08cm" svg:height="0.08cm" draw:transform="rotate (1.5707963267949) translate (13.666cm 9.462cm)">
          <text:p/>
        </draw:circle>
        <draw:circle draw:style-name="gr1" draw:text-style-name="P1" draw:layer="layout" svg:width="0.08cm" svg:height="0.08cm" draw:transform="rotate (1.5707963267949) translate (13.92cm 9.462cm)">
          <text:p/>
        </draw:circle>
        <draw:circle draw:style-name="gr1" draw:text-style-name="P1" draw:layer="layout" svg:width="0.08cm" svg:height="0.08cm" draw:transform="rotate (1.5707963267949) translate (14.174cm 9.462cm)">
          <text:p/>
        </draw:circle>
        <draw:circle draw:style-name="gr1" draw:text-style-name="P1" draw:layer="layout" svg:width="0.08cm" svg:height="0.08cm" draw:transform="rotate (1.5707963267949) translate (14.428cm 9.462cm)">
          <text:p/>
        </draw:circle>
        <draw:circle draw:style-name="gr1" draw:text-style-name="P1" draw:layer="layout" svg:width="0.08cm" svg:height="0.08cm" draw:transform="rotate (1.5707963267949) translate (14.682cm 9.462cm)">
          <text:p/>
        </draw:circle>
        <draw:circle draw:style-name="gr1" draw:text-style-name="P1" draw:layer="layout" svg:width="0.08cm" svg:height="0.08cm" draw:transform="rotate (1.5707963267949) translate (14.936cm 9.462cm)">
          <text:p/>
        </draw:circle>
        <draw:circle draw:style-name="gr1" draw:text-style-name="P1" draw:layer="layout" svg:width="0.08cm" svg:height="0.08cm" draw:transform="rotate (1.5707963267949) translate (15.19cm 9.462cm)">
          <text:p/>
        </draw:circle>
        <draw:circle draw:style-name="gr1" draw:text-style-name="P1" draw:layer="layout" svg:width="0.08cm" svg:height="0.08cm" draw:transform="rotate (1.5707963267949) translate (7.589cm 9.462cm)">
          <text:p/>
        </draw:circle>
        <draw:circle draw:style-name="gr1" draw:text-style-name="P1" draw:layer="layout" svg:width="0.08cm" svg:height="0.08cm" draw:transform="rotate (1.5707963267949) translate (7.843cm 9.462cm)">
          <text:p/>
        </draw:circle>
        <draw:circle draw:style-name="gr1" draw:text-style-name="P1" draw:layer="layout" svg:width="0.08cm" svg:height="0.08cm" draw:transform="rotate (1.5707963267949) translate (8.097cm 9.462cm)">
          <text:p/>
        </draw:circle>
        <draw:circle draw:style-name="gr1" draw:text-style-name="P1" draw:layer="layout" svg:width="0.08cm" svg:height="0.08cm" draw:transform="rotate (1.5707963267949) translate (8.351cm 9.462cm)">
          <text:p/>
        </draw:circle>
        <draw:circle draw:style-name="gr1" draw:text-style-name="P1" draw:layer="layout" svg:width="0.08cm" svg:height="0.08cm" draw:transform="rotate (1.5707963267949) translate (8.605cm 9.462cm)">
          <text:p/>
        </draw:circle>
        <draw:circle draw:style-name="gr1" draw:text-style-name="P1" draw:layer="layout" svg:width="0.08cm" svg:height="0.08cm" draw:transform="rotate (1.5707963267949) translate (8.859cm 9.462cm)">
          <text:p/>
        </draw:circle>
        <draw:circle draw:style-name="gr1" draw:text-style-name="P1" draw:layer="layout" svg:width="0.08cm" svg:height="0.08cm" draw:transform="rotate (1.5707963267949) translate (9.113cm 9.462cm)">
          <text:p/>
        </draw:circle>
        <draw:circle draw:style-name="gr1" draw:text-style-name="P1" draw:layer="layout" svg:width="0.08cm" svg:height="0.08cm" draw:transform="rotate (1.5707963267949) translate (9.367cm 9.462cm)">
          <text:p/>
        </draw:circle>
        <draw:circle draw:style-name="gr1" draw:text-style-name="P1" draw:layer="layout" svg:width="0.08cm" svg:height="0.08cm" draw:transform="rotate (1.5707963267949) translate (9.621cm 9.462cm)">
          <text:p/>
        </draw:circle>
        <draw:circle draw:style-name="gr1" draw:text-style-name="P1" draw:layer="layout" svg:width="0.08cm" svg:height="0.08cm" draw:transform="rotate (1.5707963267949) translate (9.875cm 9.462cm)">
          <text:p/>
        </draw:circle>
        <draw:circle draw:style-name="gr1" draw:text-style-name="P1" draw:layer="layout" svg:width="0.08cm" svg:height="0.08cm" draw:transform="rotate (1.5707963267949) translate (10.129cm 9.462cm)">
          <text:p/>
        </draw:circle>
        <draw:circle draw:style-name="gr1" draw:text-style-name="P1" draw:layer="layout" svg:width="0.08cm" svg:height="0.08cm" draw:transform="rotate (1.5707963267949) translate (10.383cm 9.462cm)">
          <text:p/>
        </draw:circle>
        <draw:circle draw:style-name="gr1" draw:text-style-name="P1" draw:layer="layout" svg:width="0.08cm" svg:height="0.08cm" draw:transform="rotate (1.5707963267949) translate (10.637cm 9.462cm)">
          <text:p/>
        </draw:circle>
        <draw:circle draw:style-name="gr1" draw:text-style-name="P1" draw:layer="layout" svg:width="0.08cm" svg:height="0.08cm" draw:transform="rotate (1.5707963267949) translate (10.891cm 9.462cm)">
          <text:p/>
        </draw:circle>
        <draw:circle draw:style-name="gr1" draw:text-style-name="P1" draw:layer="layout" svg:width="0.08cm" svg:height="0.08cm" draw:transform="rotate (1.5707963267949) translate (11.145cm 9.462cm)">
          <text:p/>
        </draw:circle>
        <draw:line draw:style-name="gr11" draw:text-style-name="P9" draw:layer="layout" svg:x1="8.492cm" svg:y1="9.431cm" svg:x2="7.528cm" svg:y2="9.431cm">
          <text:p/>
        </draw:line>
        <draw:line draw:style-name="gr11" draw:text-style-name="P9" draw:layer="layout" svg:x1="9.251cm" svg:y1="9.431cm" svg:x2="8.514cm" svg:y2="9.431cm">
          <text:p/>
        </draw:line>
        <draw:line draw:style-name="gr11" draw:text-style-name="P9" draw:layer="layout" svg:x1="10.013cm" svg:y1="9.422cm" svg:x2="9.276cm" svg:y2="9.422cm">
          <text:p/>
        </draw:line>
        <draw:line draw:style-name="gr11" draw:text-style-name="P9" draw:layer="layout" svg:x1="10.775cm" svg:y1="9.422cm" svg:x2="10.038cm" svg:y2="9.422cm">
          <text:p/>
        </draw:line>
        <draw:line draw:style-name="gr11" draw:text-style-name="P9" draw:layer="layout" svg:x1="11.537cm" svg:y1="9.422cm" svg:x2="10.8cm" svg:y2="9.422cm">
          <text:p/>
        </draw:line>
        <draw:line draw:style-name="gr11" draw:text-style-name="P9" draw:layer="layout" svg:x1="12.299cm" svg:y1="9.422cm" svg:x2="11.562cm" svg:y2="9.422cm">
          <text:p/>
        </draw:line>
        <draw:line draw:style-name="gr11" draw:text-style-name="P9" draw:layer="layout" svg:x1="13.061cm" svg:y1="9.422cm" svg:x2="12.324cm" svg:y2="9.422cm">
          <text:p/>
        </draw:line>
        <draw:line draw:style-name="gr11" draw:text-style-name="P9" draw:layer="layout" svg:x1="13.823cm" svg:y1="9.422cm" svg:x2="13.086cm" svg:y2="9.422cm">
          <text:p/>
        </draw:line>
        <draw:line draw:style-name="gr11" draw:text-style-name="P9" draw:layer="layout" svg:x1="14.585cm" svg:y1="9.422cm" svg:x2="13.848cm" svg:y2="9.422cm">
          <text:p/>
        </draw:line>
        <draw:line draw:style-name="gr11" draw:text-style-name="P9" draw:layer="layout" svg:x1="15.347cm" svg:y1="9.422cm" svg:x2="14.61cm" svg:y2="9.422cm">
          <text:p/>
        </draw:line>
        <draw:circle draw:style-name="gr1" draw:text-style-name="P1" draw:layer="layout" svg:width="0.08cm" svg:height="0.08cm" draw:transform="rotate (1.5707963267949) translate (15.449cm 9.462cm)">
          <text:p/>
        </draw:circle>
        <draw:circle draw:style-name="gr1" draw:text-style-name="P1" draw:layer="layout" svg:width="0.08cm" svg:height="0.08cm" draw:transform="rotate (1.5707963267949) translate (15.703cm 9.462cm)">
          <text:p/>
        </draw:circle>
        <draw:circle draw:style-name="gr1" draw:text-style-name="P1" draw:layer="layout" svg:width="0.08cm" svg:height="0.08cm" draw:transform="rotate (1.5707963267949) translate (15.957cm 9.462cm)">
          <text:p/>
        </draw:circle>
        <draw:circle draw:style-name="gr1" draw:text-style-name="P1" draw:layer="layout" svg:width="0.08cm" svg:height="0.08cm" draw:transform="rotate (1.5707963267949) translate (16.211cm 9.462cm)">
          <text:p/>
        </draw:circle>
        <draw:circle draw:style-name="gr1" draw:text-style-name="P1" draw:layer="layout" svg:width="0.08cm" svg:height="0.08cm" draw:transform="rotate (1.5707963267949) translate (16.465cm 9.462cm)">
          <text:p/>
        </draw:circle>
        <draw:circle draw:style-name="gr1" draw:text-style-name="P1" draw:layer="layout" svg:width="0.08cm" svg:height="0.08cm" draw:transform="rotate (1.5707963267949) translate (16.719cm 9.462cm)">
          <text:p/>
        </draw:circle>
        <draw:circle draw:style-name="gr1" draw:text-style-name="P1" draw:layer="layout" svg:width="0.08cm" svg:height="0.08cm" draw:transform="rotate (1.5707963267949) translate (16.973cm 9.462cm)">
          <text:p/>
        </draw:circle>
        <draw:circle draw:style-name="gr1" draw:text-style-name="P1" draw:layer="layout" svg:width="0.08cm" svg:height="0.08cm" draw:transform="rotate (1.5707963267949) translate (17.227cm 9.462cm)">
          <text:p/>
        </draw:circle>
        <draw:circle draw:style-name="gr1" draw:text-style-name="P1" draw:layer="layout" svg:width="0.08cm" svg:height="0.08cm" draw:transform="rotate (1.5707963267949) translate (17.481cm 9.462cm)">
          <text:p/>
        </draw:circle>
        <draw:circle draw:style-name="gr1" draw:text-style-name="P1" draw:layer="layout" svg:width="0.08cm" svg:height="0.08cm" draw:transform="rotate (1.5707963267949) translate (17.735cm 9.462cm)">
          <text:p/>
        </draw:circle>
        <draw:circle draw:style-name="gr1" draw:text-style-name="P1" draw:layer="layout" svg:width="0.08cm" svg:height="0.08cm" draw:transform="rotate (1.5707963267949) translate (17.989cm 9.462cm)">
          <text:p/>
        </draw:circle>
        <draw:circle draw:style-name="gr1" draw:text-style-name="P1" draw:layer="layout" svg:width="0.08cm" svg:height="0.08cm" draw:transform="rotate (1.5707963267949) translate (18.243cm 9.462cm)">
          <text:p/>
        </draw:circle>
        <draw:circle draw:style-name="gr1" draw:text-style-name="P1" draw:layer="layout" svg:width="0.08cm" svg:height="0.08cm" draw:transform="rotate (1.5707963267949) translate (18.497cm 9.462cm)">
          <text:p/>
        </draw:circle>
        <draw:circle draw:style-name="gr1" draw:text-style-name="P1" draw:layer="layout" svg:width="0.08cm" svg:height="0.08cm" draw:transform="rotate (1.5707963267949) translate (18.751cm 9.462cm)">
          <text:p/>
        </draw:circle>
        <draw:circle draw:style-name="gr1" draw:text-style-name="P1" draw:layer="layout" svg:width="0.08cm" svg:height="0.08cm" draw:transform="rotate (1.5707963267949) translate (19.005cm 9.462cm)">
          <text:p/>
        </draw:circle>
        <draw:line draw:style-name="gr11" draw:text-style-name="P9" draw:layer="layout" svg:x1="16.876cm" svg:y1="9.422cm" svg:x2="16.139cm" svg:y2="9.422cm">
          <text:p/>
        </draw:line>
        <draw:line draw:style-name="gr11" draw:text-style-name="P9" draw:layer="layout" svg:x1="17.638cm" svg:y1="9.422cm" svg:x2="16.901cm" svg:y2="9.422cm">
          <text:p/>
        </draw:line>
        <draw:line draw:style-name="gr11" draw:text-style-name="P9" draw:layer="layout" svg:x1="18.4cm" svg:y1="9.422cm" svg:x2="17.663cm" svg:y2="9.422cm">
          <text:p/>
        </draw:line>
        <draw:line draw:style-name="gr11" draw:text-style-name="P9" draw:layer="layout" svg:x1="16.109cm" svg:y1="9.422cm" svg:x2="15.372cm" svg:y2="9.422cm">
          <text:p/>
        </draw:line>
        <draw:line draw:style-name="gr11" draw:text-style-name="P9" draw:layer="layout" svg:x1="19.157cm" svg:y1="9.422cm" svg:x2="18.42cm" svg:y2="9.422cm">
          <text:p/>
        </draw:line>
        <draw:circle draw:style-name="gr1" draw:text-style-name="P1" draw:layer="layout" svg:width="0.08cm" svg:height="0.08cm" draw:transform="rotate (1.5707963267949) translate (19.259cm 9.462cm)">
          <text:p/>
        </draw:circle>
        <draw:circle draw:style-name="gr1" draw:text-style-name="P1" draw:layer="layout" svg:width="0.08cm" svg:height="0.08cm" draw:transform="rotate (1.5707963267949) translate (19.513cm 9.462cm)">
          <text:p/>
        </draw:circle>
        <draw:circle draw:style-name="gr1" draw:text-style-name="P1" draw:layer="layout" svg:width="0.08cm" svg:height="0.08cm" draw:transform="rotate (1.5707963267949) translate (19.767cm 9.462cm)">
          <text:p/>
        </draw:circle>
        <draw:circle draw:style-name="gr1" draw:text-style-name="P1" draw:layer="layout" svg:width="0.08cm" svg:height="0.08cm" draw:transform="rotate (1.5707963267949) translate (20.021cm 9.462cm)">
          <text:p/>
        </draw:circle>
        <draw:circle draw:style-name="gr1" draw:text-style-name="P1" draw:layer="layout" svg:width="0.08cm" svg:height="0.08cm" draw:transform="rotate (1.5707963267949) translate (20.275cm 9.462cm)">
          <text:p/>
        </draw:circle>
        <draw:circle draw:style-name="gr1" draw:text-style-name="P1" draw:layer="layout" svg:width="0.08cm" svg:height="0.08cm" draw:transform="rotate (1.5707963267949) translate (20.529cm 9.462cm)">
          <text:p/>
        </draw:circle>
        <draw:circle draw:style-name="gr1" draw:text-style-name="P1" draw:layer="layout" svg:width="0.08cm" svg:height="0.08cm" draw:transform="rotate (1.5707963267949) translate (20.783cm 9.462cm)">
          <text:p/>
        </draw:circle>
        <draw:circle draw:style-name="gr1" draw:text-style-name="P1" draw:layer="layout" svg:width="0.08cm" svg:height="0.08cm" draw:transform="rotate (1.5707963267949) translate (21.037cm 9.462cm)">
          <text:p/>
        </draw:circle>
        <draw:circle draw:style-name="gr1" draw:text-style-name="P1" draw:layer="layout" svg:width="0.08cm" svg:height="0.08cm" draw:transform="rotate (1.5707963267949) translate (21.291cm 9.462cm)">
          <text:p/>
        </draw:circle>
        <draw:line draw:style-name="gr11" draw:text-style-name="P9" draw:layer="layout" svg:x1="20.686cm" svg:y1="9.422cm" svg:x2="19.949cm" svg:y2="9.422cm">
          <text:p/>
        </draw:line>
        <draw:line draw:style-name="gr11" draw:text-style-name="P9" draw:layer="layout" svg:x1="19.919cm" svg:y1="9.422cm" svg:x2="19.182cm" svg:y2="9.422cm">
          <text:p/>
        </draw:line>
        <draw:line draw:style-name="gr11" draw:text-style-name="P9" draw:layer="layout" svg:x1="21.443cm" svg:y1="9.422cm" svg:x2="20.706cm" svg:y2="9.422cm">
          <text:p/>
        </draw:line>
        <draw:circle draw:style-name="gr1" draw:text-style-name="P1" draw:layer="layout" svg:width="0.08cm" svg:height="0.08cm" draw:transform="rotate (1.5707963267949) translate (11.38cm 9.208cm)">
          <text:p/>
        </draw:circle>
        <draw:circle draw:style-name="gr1" draw:text-style-name="P1" draw:layer="layout" svg:width="0.08cm" svg:height="0.08cm" draw:transform="rotate (1.5707963267949) translate (11.634cm 9.208cm)">
          <text:p/>
        </draw:circle>
        <draw:circle draw:style-name="gr1" draw:text-style-name="P1" draw:layer="layout" svg:width="0.08cm" svg:height="0.08cm" draw:transform="rotate (1.5707963267949) translate (11.888cm 9.208cm)">
          <text:p/>
        </draw:circle>
        <draw:circle draw:style-name="gr1" draw:text-style-name="P1" draw:layer="layout" svg:width="0.08cm" svg:height="0.08cm" draw:transform="rotate (1.5707963267949) translate (12.142cm 9.208cm)">
          <text:p/>
        </draw:circle>
        <draw:circle draw:style-name="gr1" draw:text-style-name="P1" draw:layer="layout" svg:width="0.08cm" svg:height="0.08cm" draw:transform="rotate (1.5707963267949) translate (12.396cm 9.208cm)">
          <text:p/>
        </draw:circle>
        <draw:circle draw:style-name="gr1" draw:text-style-name="P1" draw:layer="layout" svg:width="0.08cm" svg:height="0.08cm" draw:transform="rotate (1.5707963267949) translate (12.65cm 9.208cm)">
          <text:p/>
        </draw:circle>
        <draw:circle draw:style-name="gr1" draw:text-style-name="P1" draw:layer="layout" svg:width="0.08cm" svg:height="0.08cm" draw:transform="rotate (1.5707963267949) translate (12.904cm 9.208cm)">
          <text:p/>
        </draw:circle>
        <draw:circle draw:style-name="gr1" draw:text-style-name="P1" draw:layer="layout" svg:width="0.08cm" svg:height="0.08cm" draw:transform="rotate (1.5707963267949) translate (13.158cm 9.208cm)">
          <text:p/>
        </draw:circle>
        <draw:circle draw:style-name="gr1" draw:text-style-name="P1" draw:layer="layout" svg:width="0.08cm" svg:height="0.08cm" draw:transform="rotate (1.5707963267949) translate (13.412cm 9.208cm)">
          <text:p/>
        </draw:circle>
        <draw:circle draw:style-name="gr1" draw:text-style-name="P1" draw:layer="layout" svg:width="0.08cm" svg:height="0.08cm" draw:transform="rotate (1.5707963267949) translate (13.666cm 9.208cm)">
          <text:p/>
        </draw:circle>
        <draw:circle draw:style-name="gr1" draw:text-style-name="P1" draw:layer="layout" svg:width="0.08cm" svg:height="0.08cm" draw:transform="rotate (1.5707963267949) translate (13.92cm 9.208cm)">
          <text:p/>
        </draw:circle>
        <draw:circle draw:style-name="gr1" draw:text-style-name="P1" draw:layer="layout" svg:width="0.08cm" svg:height="0.08cm" draw:transform="rotate (1.5707963267949) translate (14.174cm 9.208cm)">
          <text:p/>
        </draw:circle>
        <draw:circle draw:style-name="gr1" draw:text-style-name="P1" draw:layer="layout" svg:width="0.08cm" svg:height="0.08cm" draw:transform="rotate (1.5707963267949) translate (14.428cm 9.208cm)">
          <text:p/>
        </draw:circle>
        <draw:circle draw:style-name="gr1" draw:text-style-name="P1" draw:layer="layout" svg:width="0.08cm" svg:height="0.08cm" draw:transform="rotate (1.5707963267949) translate (14.682cm 9.208cm)">
          <text:p/>
        </draw:circle>
        <draw:circle draw:style-name="gr1" draw:text-style-name="P1" draw:layer="layout" svg:width="0.08cm" svg:height="0.08cm" draw:transform="rotate (1.5707963267949) translate (14.936cm 9.208cm)">
          <text:p/>
        </draw:circle>
        <draw:circle draw:style-name="gr1" draw:text-style-name="P1" draw:layer="layout" svg:width="0.08cm" svg:height="0.08cm" draw:transform="rotate (1.5707963267949) translate (15.19cm 9.208cm)">
          <text:p/>
        </draw:circle>
        <draw:circle draw:style-name="gr1" draw:text-style-name="P1" draw:layer="layout" svg:width="0.08cm" svg:height="0.08cm" draw:transform="rotate (1.5707963267949) translate (7.589cm 9.208cm)">
          <text:p/>
        </draw:circle>
        <draw:circle draw:style-name="gr1" draw:text-style-name="P1" draw:layer="layout" svg:width="0.08cm" svg:height="0.08cm" draw:transform="rotate (1.5707963267949) translate (7.843cm 9.208cm)">
          <text:p/>
        </draw:circle>
        <draw:circle draw:style-name="gr1" draw:text-style-name="P1" draw:layer="layout" svg:width="0.08cm" svg:height="0.08cm" draw:transform="rotate (1.5707963267949) translate (8.097cm 9.208cm)">
          <text:p/>
        </draw:circle>
        <draw:circle draw:style-name="gr1" draw:text-style-name="P1" draw:layer="layout" svg:width="0.08cm" svg:height="0.08cm" draw:transform="rotate (1.5707963267949) translate (8.351cm 9.208cm)">
          <text:p/>
        </draw:circle>
        <draw:circle draw:style-name="gr1" draw:text-style-name="P1" draw:layer="layout" svg:width="0.08cm" svg:height="0.08cm" draw:transform="rotate (1.5707963267949) translate (8.605cm 9.208cm)">
          <text:p/>
        </draw:circle>
        <draw:circle draw:style-name="gr1" draw:text-style-name="P1" draw:layer="layout" svg:width="0.08cm" svg:height="0.08cm" draw:transform="rotate (1.5707963267949) translate (8.859cm 9.208cm)">
          <text:p/>
        </draw:circle>
        <draw:circle draw:style-name="gr1" draw:text-style-name="P1" draw:layer="layout" svg:width="0.08cm" svg:height="0.08cm" draw:transform="rotate (1.5707963267949) translate (9.113cm 9.208cm)">
          <text:p/>
        </draw:circle>
        <draw:circle draw:style-name="gr1" draw:text-style-name="P1" draw:layer="layout" svg:width="0.08cm" svg:height="0.08cm" draw:transform="rotate (1.5707963267949) translate (9.367cm 9.208cm)">
          <text:p/>
        </draw:circle>
        <draw:circle draw:style-name="gr1" draw:text-style-name="P1" draw:layer="layout" svg:width="0.08cm" svg:height="0.08cm" draw:transform="rotate (1.5707963267949) translate (9.621cm 9.208cm)">
          <text:p/>
        </draw:circle>
        <draw:circle draw:style-name="gr1" draw:text-style-name="P1" draw:layer="layout" svg:width="0.08cm" svg:height="0.08cm" draw:transform="rotate (1.5707963267949) translate (9.875cm 9.208cm)">
          <text:p/>
        </draw:circle>
        <draw:circle draw:style-name="gr1" draw:text-style-name="P1" draw:layer="layout" svg:width="0.08cm" svg:height="0.08cm" draw:transform="rotate (1.5707963267949) translate (10.129cm 9.208cm)">
          <text:p/>
        </draw:circle>
        <draw:circle draw:style-name="gr1" draw:text-style-name="P1" draw:layer="layout" svg:width="0.08cm" svg:height="0.08cm" draw:transform="rotate (1.5707963267949) translate (10.383cm 9.208cm)">
          <text:p/>
        </draw:circle>
        <draw:circle draw:style-name="gr1" draw:text-style-name="P1" draw:layer="layout" svg:width="0.08cm" svg:height="0.08cm" draw:transform="rotate (1.5707963267949) translate (10.637cm 9.208cm)">
          <text:p/>
        </draw:circle>
        <draw:circle draw:style-name="gr1" draw:text-style-name="P1" draw:layer="layout" svg:width="0.08cm" svg:height="0.08cm" draw:transform="rotate (1.5707963267949) translate (10.891cm 9.208cm)">
          <text:p/>
        </draw:circle>
        <draw:circle draw:style-name="gr1" draw:text-style-name="P1" draw:layer="layout" svg:width="0.08cm" svg:height="0.08cm" draw:transform="rotate (1.5707963267949) translate (11.145cm 9.208cm)">
          <text:p/>
        </draw:circle>
        <draw:line draw:style-name="gr11" draw:text-style-name="P9" draw:layer="layout" svg:x1="8.492cm" svg:y1="9.177cm" svg:x2="7.528cm" svg:y2="9.177cm">
          <text:p/>
        </draw:line>
        <draw:line draw:style-name="gr11" draw:text-style-name="P9" draw:layer="layout" svg:x1="9.251cm" svg:y1="9.177cm" svg:x2="8.514cm" svg:y2="9.177cm">
          <text:p/>
        </draw:line>
        <draw:line draw:style-name="gr11" draw:text-style-name="P9" draw:layer="layout" svg:x1="10.013cm" svg:y1="9.168cm" svg:x2="9.276cm" svg:y2="9.168cm">
          <text:p/>
        </draw:line>
        <draw:line draw:style-name="gr11" draw:text-style-name="P9" draw:layer="layout" svg:x1="10.775cm" svg:y1="9.168cm" svg:x2="10.038cm" svg:y2="9.168cm">
          <text:p/>
        </draw:line>
        <draw:line draw:style-name="gr11" draw:text-style-name="P9" draw:layer="layout" svg:x1="11.537cm" svg:y1="9.168cm" svg:x2="10.8cm" svg:y2="9.168cm">
          <text:p/>
        </draw:line>
        <draw:line draw:style-name="gr11" draw:text-style-name="P9" draw:layer="layout" svg:x1="12.299cm" svg:y1="9.168cm" svg:x2="11.562cm" svg:y2="9.168cm">
          <text:p/>
        </draw:line>
        <draw:line draw:style-name="gr11" draw:text-style-name="P9" draw:layer="layout" svg:x1="13.061cm" svg:y1="9.168cm" svg:x2="12.324cm" svg:y2="9.168cm">
          <text:p/>
        </draw:line>
        <draw:line draw:style-name="gr11" draw:text-style-name="P9" draw:layer="layout" svg:x1="13.823cm" svg:y1="9.168cm" svg:x2="13.086cm" svg:y2="9.168cm">
          <text:p/>
        </draw:line>
        <draw:line draw:style-name="gr11" draw:text-style-name="P9" draw:layer="layout" svg:x1="14.585cm" svg:y1="9.168cm" svg:x2="13.848cm" svg:y2="9.168cm">
          <text:p/>
        </draw:line>
        <draw:line draw:style-name="gr11" draw:text-style-name="P9" draw:layer="layout" svg:x1="15.347cm" svg:y1="9.168cm" svg:x2="14.61cm" svg:y2="9.168cm">
          <text:p/>
        </draw:line>
        <draw:circle draw:style-name="gr1" draw:text-style-name="P1" draw:layer="layout" svg:width="0.08cm" svg:height="0.08cm" draw:transform="rotate (1.5707963267949) translate (15.449cm 9.208cm)">
          <text:p/>
        </draw:circle>
        <draw:circle draw:style-name="gr1" draw:text-style-name="P1" draw:layer="layout" svg:width="0.08cm" svg:height="0.08cm" draw:transform="rotate (1.5707963267949) translate (15.703cm 9.208cm)">
          <text:p/>
        </draw:circle>
        <draw:circle draw:style-name="gr1" draw:text-style-name="P1" draw:layer="layout" svg:width="0.08cm" svg:height="0.08cm" draw:transform="rotate (1.5707963267949) translate (15.957cm 9.208cm)">
          <text:p/>
        </draw:circle>
        <draw:circle draw:style-name="gr1" draw:text-style-name="P1" draw:layer="layout" svg:width="0.08cm" svg:height="0.08cm" draw:transform="rotate (1.5707963267949) translate (16.211cm 9.208cm)">
          <text:p/>
        </draw:circle>
        <draw:circle draw:style-name="gr1" draw:text-style-name="P1" draw:layer="layout" svg:width="0.08cm" svg:height="0.08cm" draw:transform="rotate (1.5707963267949) translate (16.465cm 9.208cm)">
          <text:p/>
        </draw:circle>
        <draw:circle draw:style-name="gr1" draw:text-style-name="P1" draw:layer="layout" svg:width="0.08cm" svg:height="0.08cm" draw:transform="rotate (1.5707963267949) translate (16.719cm 9.208cm)">
          <text:p/>
        </draw:circle>
        <draw:circle draw:style-name="gr1" draw:text-style-name="P1" draw:layer="layout" svg:width="0.08cm" svg:height="0.08cm" draw:transform="rotate (1.5707963267949) translate (16.973cm 9.208cm)">
          <text:p/>
        </draw:circle>
        <draw:circle draw:style-name="gr1" draw:text-style-name="P1" draw:layer="layout" svg:width="0.08cm" svg:height="0.08cm" draw:transform="rotate (1.5707963267949) translate (17.227cm 9.208cm)">
          <text:p/>
        </draw:circle>
        <draw:circle draw:style-name="gr1" draw:text-style-name="P1" draw:layer="layout" svg:width="0.08cm" svg:height="0.08cm" draw:transform="rotate (1.5707963267949) translate (17.481cm 9.208cm)">
          <text:p/>
        </draw:circle>
        <draw:circle draw:style-name="gr1" draw:text-style-name="P1" draw:layer="layout" svg:width="0.08cm" svg:height="0.08cm" draw:transform="rotate (1.5707963267949) translate (17.735cm 9.208cm)">
          <text:p/>
        </draw:circle>
        <draw:circle draw:style-name="gr1" draw:text-style-name="P1" draw:layer="layout" svg:width="0.08cm" svg:height="0.08cm" draw:transform="rotate (1.5707963267949) translate (17.989cm 9.208cm)">
          <text:p/>
        </draw:circle>
        <draw:circle draw:style-name="gr1" draw:text-style-name="P1" draw:layer="layout" svg:width="0.08cm" svg:height="0.08cm" draw:transform="rotate (1.5707963267949) translate (18.243cm 9.208cm)">
          <text:p/>
        </draw:circle>
        <draw:circle draw:style-name="gr1" draw:text-style-name="P1" draw:layer="layout" svg:width="0.08cm" svg:height="0.08cm" draw:transform="rotate (1.5707963267949) translate (18.497cm 9.208cm)">
          <text:p/>
        </draw:circle>
        <draw:circle draw:style-name="gr1" draw:text-style-name="P1" draw:layer="layout" svg:width="0.08cm" svg:height="0.08cm" draw:transform="rotate (1.5707963267949) translate (18.751cm 9.208cm)">
          <text:p/>
        </draw:circle>
        <draw:circle draw:style-name="gr1" draw:text-style-name="P1" draw:layer="layout" svg:width="0.08cm" svg:height="0.08cm" draw:transform="rotate (1.5707963267949) translate (19.005cm 9.208cm)">
          <text:p/>
        </draw:circle>
        <draw:line draw:style-name="gr11" draw:text-style-name="P9" draw:layer="layout" svg:x1="16.876cm" svg:y1="9.168cm" svg:x2="16.139cm" svg:y2="9.168cm">
          <text:p/>
        </draw:line>
        <draw:line draw:style-name="gr11" draw:text-style-name="P9" draw:layer="layout" svg:x1="17.638cm" svg:y1="9.168cm" svg:x2="16.901cm" svg:y2="9.168cm">
          <text:p/>
        </draw:line>
        <draw:line draw:style-name="gr11" draw:text-style-name="P9" draw:layer="layout" svg:x1="18.4cm" svg:y1="9.168cm" svg:x2="17.663cm" svg:y2="9.168cm">
          <text:p/>
        </draw:line>
        <draw:line draw:style-name="gr11" draw:text-style-name="P9" draw:layer="layout" svg:x1="16.109cm" svg:y1="9.168cm" svg:x2="15.372cm" svg:y2="9.168cm">
          <text:p/>
        </draw:line>
        <draw:line draw:style-name="gr11" draw:text-style-name="P9" draw:layer="layout" svg:x1="19.157cm" svg:y1="9.168cm" svg:x2="18.42cm" svg:y2="9.168cm">
          <text:p/>
        </draw:line>
        <draw:circle draw:style-name="gr1" draw:text-style-name="P1" draw:layer="layout" svg:width="0.08cm" svg:height="0.08cm" draw:transform="rotate (1.5707963267949) translate (19.259cm 9.208cm)">
          <text:p/>
        </draw:circle>
        <draw:circle draw:style-name="gr1" draw:text-style-name="P1" draw:layer="layout" svg:width="0.08cm" svg:height="0.08cm" draw:transform="rotate (1.5707963267949) translate (19.513cm 9.208cm)">
          <text:p/>
        </draw:circle>
        <draw:circle draw:style-name="gr1" draw:text-style-name="P1" draw:layer="layout" svg:width="0.08cm" svg:height="0.08cm" draw:transform="rotate (1.5707963267949) translate (19.767cm 9.208cm)">
          <text:p/>
        </draw:circle>
        <draw:circle draw:style-name="gr1" draw:text-style-name="P1" draw:layer="layout" svg:width="0.08cm" svg:height="0.08cm" draw:transform="rotate (1.5707963267949) translate (20.021cm 9.208cm)">
          <text:p/>
        </draw:circle>
        <draw:circle draw:style-name="gr1" draw:text-style-name="P1" draw:layer="layout" svg:width="0.08cm" svg:height="0.08cm" draw:transform="rotate (1.5707963267949) translate (20.275cm 9.208cm)">
          <text:p/>
        </draw:circle>
        <draw:circle draw:style-name="gr1" draw:text-style-name="P1" draw:layer="layout" svg:width="0.08cm" svg:height="0.08cm" draw:transform="rotate (1.5707963267949) translate (20.529cm 9.208cm)">
          <text:p/>
        </draw:circle>
        <draw:circle draw:style-name="gr1" draw:text-style-name="P1" draw:layer="layout" svg:width="0.08cm" svg:height="0.08cm" draw:transform="rotate (1.5707963267949) translate (20.783cm 9.208cm)">
          <text:p/>
        </draw:circle>
        <draw:circle draw:style-name="gr1" draw:text-style-name="P1" draw:layer="layout" svg:width="0.08cm" svg:height="0.08cm" draw:transform="rotate (1.5707963267949) translate (21.037cm 9.208cm)">
          <text:p/>
        </draw:circle>
        <draw:circle draw:style-name="gr1" draw:text-style-name="P1" draw:layer="layout" svg:width="0.08cm" svg:height="0.08cm" draw:transform="rotate (1.5707963267949) translate (21.291cm 9.208cm)">
          <text:p/>
        </draw:circle>
        <draw:line draw:style-name="gr11" draw:text-style-name="P9" draw:layer="layout" svg:x1="20.686cm" svg:y1="9.168cm" svg:x2="19.949cm" svg:y2="9.168cm">
          <text:p/>
        </draw:line>
        <draw:line draw:style-name="gr11" draw:text-style-name="P9" draw:layer="layout" svg:x1="19.919cm" svg:y1="9.168cm" svg:x2="19.182cm" svg:y2="9.168cm">
          <text:p/>
        </draw:line>
        <draw:line draw:style-name="gr11" draw:text-style-name="P9" draw:layer="layout" svg:x1="21.443cm" svg:y1="9.168cm" svg:x2="20.706cm" svg:y2="9.168cm">
          <text:p/>
        </draw:line>
        <draw:circle draw:style-name="gr1" draw:text-style-name="P1" draw:layer="layout" svg:width="0.08cm" svg:height="0.08cm" draw:transform="rotate (1.5707963267949) translate (11.38cm 8.954cm)">
          <text:p/>
        </draw:circle>
        <draw:circle draw:style-name="gr1" draw:text-style-name="P1" draw:layer="layout" svg:width="0.08cm" svg:height="0.08cm" draw:transform="rotate (1.5707963267949) translate (11.634cm 8.954cm)">
          <text:p/>
        </draw:circle>
        <draw:circle draw:style-name="gr1" draw:text-style-name="P1" draw:layer="layout" svg:width="0.08cm" svg:height="0.08cm" draw:transform="rotate (1.5707963267949) translate (11.888cm 8.954cm)">
          <text:p/>
        </draw:circle>
        <draw:circle draw:style-name="gr1" draw:text-style-name="P1" draw:layer="layout" svg:width="0.08cm" svg:height="0.08cm" draw:transform="rotate (1.5707963267949) translate (12.142cm 8.954cm)">
          <text:p/>
        </draw:circle>
        <draw:circle draw:style-name="gr1" draw:text-style-name="P1" draw:layer="layout" svg:width="0.08cm" svg:height="0.08cm" draw:transform="rotate (1.5707963267949) translate (12.396cm 8.954cm)">
          <text:p/>
        </draw:circle>
        <draw:circle draw:style-name="gr1" draw:text-style-name="P1" draw:layer="layout" svg:width="0.08cm" svg:height="0.08cm" draw:transform="rotate (1.5707963267949) translate (12.65cm 8.954cm)">
          <text:p/>
        </draw:circle>
        <draw:circle draw:style-name="gr1" draw:text-style-name="P1" draw:layer="layout" svg:width="0.08cm" svg:height="0.08cm" draw:transform="rotate (1.5707963267949) translate (12.904cm 8.954cm)">
          <text:p/>
        </draw:circle>
        <draw:circle draw:style-name="gr1" draw:text-style-name="P1" draw:layer="layout" svg:width="0.08cm" svg:height="0.08cm" draw:transform="rotate (1.5707963267949) translate (13.158cm 8.954cm)">
          <text:p/>
        </draw:circle>
        <draw:circle draw:style-name="gr1" draw:text-style-name="P1" draw:layer="layout" svg:width="0.08cm" svg:height="0.08cm" draw:transform="rotate (1.5707963267949) translate (13.412cm 8.954cm)">
          <text:p/>
        </draw:circle>
        <draw:circle draw:style-name="gr1" draw:text-style-name="P1" draw:layer="layout" svg:width="0.08cm" svg:height="0.08cm" draw:transform="rotate (1.5707963267949) translate (13.666cm 8.954cm)">
          <text:p/>
        </draw:circle>
        <draw:circle draw:style-name="gr1" draw:text-style-name="P1" draw:layer="layout" svg:width="0.08cm" svg:height="0.08cm" draw:transform="rotate (1.5707963267949) translate (13.92cm 8.954cm)">
          <text:p/>
        </draw:circle>
        <draw:circle draw:style-name="gr1" draw:text-style-name="P1" draw:layer="layout" svg:width="0.08cm" svg:height="0.08cm" draw:transform="rotate (1.5707963267949) translate (14.174cm 8.954cm)">
          <text:p/>
        </draw:circle>
        <draw:circle draw:style-name="gr1" draw:text-style-name="P1" draw:layer="layout" svg:width="0.08cm" svg:height="0.08cm" draw:transform="rotate (1.5707963267949) translate (14.428cm 8.954cm)">
          <text:p/>
        </draw:circle>
        <draw:circle draw:style-name="gr1" draw:text-style-name="P1" draw:layer="layout" svg:width="0.08cm" svg:height="0.08cm" draw:transform="rotate (1.5707963267949) translate (14.682cm 8.954cm)">
          <text:p/>
        </draw:circle>
        <draw:circle draw:style-name="gr1" draw:text-style-name="P1" draw:layer="layout" svg:width="0.08cm" svg:height="0.08cm" draw:transform="rotate (1.5707963267949) translate (14.936cm 8.954cm)">
          <text:p/>
        </draw:circle>
        <draw:circle draw:style-name="gr1" draw:text-style-name="P1" draw:layer="layout" svg:width="0.08cm" svg:height="0.08cm" draw:transform="rotate (1.5707963267949) translate (15.19cm 8.954cm)">
          <text:p/>
        </draw:circle>
        <draw:circle draw:style-name="gr1" draw:text-style-name="P1" draw:layer="layout" svg:width="0.08cm" svg:height="0.08cm" draw:transform="rotate (1.5707963267949) translate (7.589cm 8.954cm)">
          <text:p/>
        </draw:circle>
        <draw:circle draw:style-name="gr1" draw:text-style-name="P1" draw:layer="layout" svg:width="0.08cm" svg:height="0.08cm" draw:transform="rotate (1.5707963267949) translate (7.843cm 8.954cm)">
          <text:p/>
        </draw:circle>
        <draw:circle draw:style-name="gr1" draw:text-style-name="P1" draw:layer="layout" svg:width="0.08cm" svg:height="0.08cm" draw:transform="rotate (1.5707963267949) translate (8.097cm 8.954cm)">
          <text:p/>
        </draw:circle>
        <draw:circle draw:style-name="gr1" draw:text-style-name="P1" draw:layer="layout" svg:width="0.08cm" svg:height="0.08cm" draw:transform="rotate (1.5707963267949) translate (8.351cm 8.954cm)">
          <text:p/>
        </draw:circle>
        <draw:circle draw:style-name="gr1" draw:text-style-name="P1" draw:layer="layout" svg:width="0.08cm" svg:height="0.08cm" draw:transform="rotate (1.5707963267949) translate (8.605cm 8.954cm)">
          <text:p/>
        </draw:circle>
        <draw:circle draw:style-name="gr1" draw:text-style-name="P1" draw:layer="layout" svg:width="0.08cm" svg:height="0.08cm" draw:transform="rotate (1.5707963267949) translate (8.859cm 8.954cm)">
          <text:p/>
        </draw:circle>
        <draw:circle draw:style-name="gr1" draw:text-style-name="P1" draw:layer="layout" svg:width="0.08cm" svg:height="0.08cm" draw:transform="rotate (1.5707963267949) translate (9.113cm 8.954cm)">
          <text:p/>
        </draw:circle>
        <draw:circle draw:style-name="gr1" draw:text-style-name="P1" draw:layer="layout" svg:width="0.08cm" svg:height="0.08cm" draw:transform="rotate (1.5707963267949) translate (9.367cm 8.954cm)">
          <text:p/>
        </draw:circle>
        <draw:circle draw:style-name="gr1" draw:text-style-name="P1" draw:layer="layout" svg:width="0.08cm" svg:height="0.08cm" draw:transform="rotate (1.5707963267949) translate (9.621cm 8.954cm)">
          <text:p/>
        </draw:circle>
        <draw:circle draw:style-name="gr1" draw:text-style-name="P1" draw:layer="layout" svg:width="0.08cm" svg:height="0.08cm" draw:transform="rotate (1.5707963267949) translate (9.875cm 8.954cm)">
          <text:p/>
        </draw:circle>
        <draw:circle draw:style-name="gr1" draw:text-style-name="P1" draw:layer="layout" svg:width="0.08cm" svg:height="0.08cm" draw:transform="rotate (1.5707963267949) translate (10.129cm 8.954cm)">
          <text:p/>
        </draw:circle>
        <draw:circle draw:style-name="gr1" draw:text-style-name="P1" draw:layer="layout" svg:width="0.08cm" svg:height="0.08cm" draw:transform="rotate (1.5707963267949) translate (10.383cm 8.954cm)">
          <text:p/>
        </draw:circle>
        <draw:circle draw:style-name="gr1" draw:text-style-name="P1" draw:layer="layout" svg:width="0.08cm" svg:height="0.08cm" draw:transform="rotate (1.5707963267949) translate (10.637cm 8.954cm)">
          <text:p/>
        </draw:circle>
        <draw:circle draw:style-name="gr1" draw:text-style-name="P1" draw:layer="layout" svg:width="0.08cm" svg:height="0.08cm" draw:transform="rotate (1.5707963267949) translate (10.891cm 8.954cm)">
          <text:p/>
        </draw:circle>
        <draw:circle draw:style-name="gr1" draw:text-style-name="P1" draw:layer="layout" svg:width="0.08cm" svg:height="0.08cm" draw:transform="rotate (1.5707963267949) translate (11.145cm 8.954cm)">
          <text:p/>
        </draw:circle>
        <draw:line draw:style-name="gr11" draw:text-style-name="P9" draw:layer="layout" svg:x1="8.492cm" svg:y1="8.923cm" svg:x2="7.528cm" svg:y2="8.923cm">
          <text:p/>
        </draw:line>
        <draw:line draw:style-name="gr11" draw:text-style-name="P9" draw:layer="layout" svg:x1="9.251cm" svg:y1="8.923cm" svg:x2="8.514cm" svg:y2="8.923cm">
          <text:p/>
        </draw:line>
        <draw:line draw:style-name="gr11" draw:text-style-name="P9" draw:layer="layout" svg:x1="10.013cm" svg:y1="8.914cm" svg:x2="9.276cm" svg:y2="8.914cm">
          <text:p/>
        </draw:line>
        <draw:line draw:style-name="gr11" draw:text-style-name="P9" draw:layer="layout" svg:x1="10.775cm" svg:y1="8.914cm" svg:x2="10.038cm" svg:y2="8.914cm">
          <text:p/>
        </draw:line>
        <draw:line draw:style-name="gr11" draw:text-style-name="P9" draw:layer="layout" svg:x1="11.537cm" svg:y1="8.914cm" svg:x2="10.8cm" svg:y2="8.914cm">
          <text:p/>
        </draw:line>
        <draw:line draw:style-name="gr11" draw:text-style-name="P9" draw:layer="layout" svg:x1="12.299cm" svg:y1="8.914cm" svg:x2="11.562cm" svg:y2="8.914cm">
          <text:p/>
        </draw:line>
        <draw:line draw:style-name="gr11" draw:text-style-name="P9" draw:layer="layout" svg:x1="13.061cm" svg:y1="8.914cm" svg:x2="12.324cm" svg:y2="8.914cm">
          <text:p/>
        </draw:line>
        <draw:line draw:style-name="gr11" draw:text-style-name="P9" draw:layer="layout" svg:x1="13.823cm" svg:y1="8.914cm" svg:x2="13.086cm" svg:y2="8.914cm">
          <text:p/>
        </draw:line>
        <draw:line draw:style-name="gr11" draw:text-style-name="P9" draw:layer="layout" svg:x1="14.585cm" svg:y1="8.914cm" svg:x2="13.848cm" svg:y2="8.914cm">
          <text:p/>
        </draw:line>
        <draw:line draw:style-name="gr11" draw:text-style-name="P9" draw:layer="layout" svg:x1="15.347cm" svg:y1="8.914cm" svg:x2="14.61cm" svg:y2="8.914cm">
          <text:p/>
        </draw:line>
        <draw:circle draw:style-name="gr1" draw:text-style-name="P1" draw:layer="layout" svg:width="0.08cm" svg:height="0.08cm" draw:transform="rotate (1.5707963267949) translate (15.449cm 8.954cm)">
          <text:p/>
        </draw:circle>
        <draw:circle draw:style-name="gr1" draw:text-style-name="P1" draw:layer="layout" svg:width="0.08cm" svg:height="0.08cm" draw:transform="rotate (1.5707963267949) translate (15.703cm 8.954cm)">
          <text:p/>
        </draw:circle>
        <draw:circle draw:style-name="gr1" draw:text-style-name="P1" draw:layer="layout" svg:width="0.08cm" svg:height="0.08cm" draw:transform="rotate (1.5707963267949) translate (15.957cm 8.954cm)">
          <text:p/>
        </draw:circle>
        <draw:circle draw:style-name="gr1" draw:text-style-name="P1" draw:layer="layout" svg:width="0.08cm" svg:height="0.08cm" draw:transform="rotate (1.5707963267949) translate (16.211cm 8.954cm)">
          <text:p/>
        </draw:circle>
        <draw:circle draw:style-name="gr1" draw:text-style-name="P1" draw:layer="layout" svg:width="0.08cm" svg:height="0.08cm" draw:transform="rotate (1.5707963267949) translate (16.465cm 8.954cm)">
          <text:p/>
        </draw:circle>
        <draw:circle draw:style-name="gr1" draw:text-style-name="P1" draw:layer="layout" svg:width="0.08cm" svg:height="0.08cm" draw:transform="rotate (1.5707963267949) translate (16.719cm 8.954cm)">
          <text:p/>
        </draw:circle>
        <draw:circle draw:style-name="gr1" draw:text-style-name="P1" draw:layer="layout" svg:width="0.08cm" svg:height="0.08cm" draw:transform="rotate (1.5707963267949) translate (16.973cm 8.954cm)">
          <text:p/>
        </draw:circle>
        <draw:circle draw:style-name="gr1" draw:text-style-name="P1" draw:layer="layout" svg:width="0.08cm" svg:height="0.08cm" draw:transform="rotate (1.5707963267949) translate (17.227cm 8.954cm)">
          <text:p/>
        </draw:circle>
        <draw:circle draw:style-name="gr1" draw:text-style-name="P1" draw:layer="layout" svg:width="0.08cm" svg:height="0.08cm" draw:transform="rotate (1.5707963267949) translate (17.481cm 8.954cm)">
          <text:p/>
        </draw:circle>
        <draw:circle draw:style-name="gr1" draw:text-style-name="P1" draw:layer="layout" svg:width="0.08cm" svg:height="0.08cm" draw:transform="rotate (1.5707963267949) translate (17.735cm 8.954cm)">
          <text:p/>
        </draw:circle>
        <draw:circle draw:style-name="gr1" draw:text-style-name="P1" draw:layer="layout" svg:width="0.08cm" svg:height="0.08cm" draw:transform="rotate (1.5707963267949) translate (17.989cm 8.954cm)">
          <text:p/>
        </draw:circle>
        <draw:circle draw:style-name="gr1" draw:text-style-name="P1" draw:layer="layout" svg:width="0.08cm" svg:height="0.08cm" draw:transform="rotate (1.5707963267949) translate (18.243cm 8.954cm)">
          <text:p/>
        </draw:circle>
        <draw:circle draw:style-name="gr1" draw:text-style-name="P1" draw:layer="layout" svg:width="0.08cm" svg:height="0.08cm" draw:transform="rotate (1.5707963267949) translate (18.497cm 8.954cm)">
          <text:p/>
        </draw:circle>
        <draw:circle draw:style-name="gr1" draw:text-style-name="P1" draw:layer="layout" svg:width="0.08cm" svg:height="0.08cm" draw:transform="rotate (1.5707963267949) translate (18.751cm 8.954cm)">
          <text:p/>
        </draw:circle>
        <draw:circle draw:style-name="gr1" draw:text-style-name="P1" draw:layer="layout" svg:width="0.08cm" svg:height="0.08cm" draw:transform="rotate (1.5707963267949) translate (19.005cm 8.954cm)">
          <text:p/>
        </draw:circle>
        <draw:line draw:style-name="gr11" draw:text-style-name="P9" draw:layer="layout" svg:x1="16.876cm" svg:y1="8.914cm" svg:x2="16.139cm" svg:y2="8.914cm">
          <text:p/>
        </draw:line>
        <draw:line draw:style-name="gr11" draw:text-style-name="P9" draw:layer="layout" svg:x1="17.638cm" svg:y1="8.914cm" svg:x2="16.901cm" svg:y2="8.914cm">
          <text:p/>
        </draw:line>
        <draw:line draw:style-name="gr11" draw:text-style-name="P9" draw:layer="layout" svg:x1="18.4cm" svg:y1="8.914cm" svg:x2="17.663cm" svg:y2="8.914cm">
          <text:p/>
        </draw:line>
        <draw:line draw:style-name="gr11" draw:text-style-name="P9" draw:layer="layout" svg:x1="16.109cm" svg:y1="8.914cm" svg:x2="15.372cm" svg:y2="8.914cm">
          <text:p/>
        </draw:line>
        <draw:line draw:style-name="gr11" draw:text-style-name="P9" draw:layer="layout" svg:x1="19.157cm" svg:y1="8.914cm" svg:x2="18.42cm" svg:y2="8.914cm">
          <text:p/>
        </draw:line>
        <draw:circle draw:style-name="gr1" draw:text-style-name="P1" draw:layer="layout" svg:width="0.08cm" svg:height="0.08cm" draw:transform="rotate (1.5707963267949) translate (19.259cm 8.954cm)">
          <text:p/>
        </draw:circle>
        <draw:circle draw:style-name="gr1" draw:text-style-name="P1" draw:layer="layout" svg:width="0.08cm" svg:height="0.08cm" draw:transform="rotate (1.5707963267949) translate (19.513cm 8.954cm)">
          <text:p/>
        </draw:circle>
        <draw:circle draw:style-name="gr1" draw:text-style-name="P1" draw:layer="layout" svg:width="0.08cm" svg:height="0.08cm" draw:transform="rotate (1.5707963267949) translate (19.767cm 8.954cm)">
          <text:p/>
        </draw:circle>
        <draw:circle draw:style-name="gr1" draw:text-style-name="P1" draw:layer="layout" svg:width="0.08cm" svg:height="0.08cm" draw:transform="rotate (1.5707963267949) translate (20.021cm 8.954cm)">
          <text:p/>
        </draw:circle>
        <draw:circle draw:style-name="gr1" draw:text-style-name="P1" draw:layer="layout" svg:width="0.08cm" svg:height="0.08cm" draw:transform="rotate (1.5707963267949) translate (20.275cm 8.954cm)">
          <text:p/>
        </draw:circle>
        <draw:circle draw:style-name="gr1" draw:text-style-name="P1" draw:layer="layout" svg:width="0.08cm" svg:height="0.08cm" draw:transform="rotate (1.5707963267949) translate (20.529cm 8.954cm)">
          <text:p/>
        </draw:circle>
        <draw:circle draw:style-name="gr1" draw:text-style-name="P1" draw:layer="layout" svg:width="0.08cm" svg:height="0.08cm" draw:transform="rotate (1.5707963267949) translate (20.783cm 8.954cm)">
          <text:p/>
        </draw:circle>
        <draw:circle draw:style-name="gr1" draw:text-style-name="P1" draw:layer="layout" svg:width="0.08cm" svg:height="0.08cm" draw:transform="rotate (1.5707963267949) translate (21.037cm 8.954cm)">
          <text:p/>
        </draw:circle>
        <draw:circle draw:style-name="gr1" draw:text-style-name="P1" draw:layer="layout" svg:width="0.08cm" svg:height="0.08cm" draw:transform="rotate (1.5707963267949) translate (21.291cm 8.954cm)">
          <text:p/>
        </draw:circle>
        <draw:line draw:style-name="gr11" draw:text-style-name="P9" draw:layer="layout" svg:x1="20.686cm" svg:y1="8.914cm" svg:x2="19.949cm" svg:y2="8.914cm">
          <text:p/>
        </draw:line>
        <draw:line draw:style-name="gr11" draw:text-style-name="P9" draw:layer="layout" svg:x1="19.919cm" svg:y1="8.914cm" svg:x2="19.182cm" svg:y2="8.914cm">
          <text:p/>
        </draw:line>
        <draw:line draw:style-name="gr11" draw:text-style-name="P9" draw:layer="layout" svg:x1="21.443cm" svg:y1="8.914cm" svg:x2="20.706cm" svg:y2="8.914cm">
          <text:p/>
        </draw:line>
        <draw:circle draw:style-name="gr1" draw:text-style-name="P1" draw:layer="layout" svg:width="0.08cm" svg:height="0.08cm" draw:transform="rotate (1.5707963267949) translate (11.38cm 8.7cm)">
          <text:p/>
        </draw:circle>
        <draw:circle draw:style-name="gr1" draw:text-style-name="P1" draw:layer="layout" svg:width="0.08cm" svg:height="0.08cm" draw:transform="rotate (1.5707963267949) translate (11.634cm 8.7cm)">
          <text:p/>
        </draw:circle>
        <draw:circle draw:style-name="gr1" draw:text-style-name="P1" draw:layer="layout" svg:width="0.08cm" svg:height="0.08cm" draw:transform="rotate (1.5707963267949) translate (11.888cm 8.7cm)">
          <text:p/>
        </draw:circle>
        <draw:circle draw:style-name="gr1" draw:text-style-name="P1" draw:layer="layout" svg:width="0.08cm" svg:height="0.08cm" draw:transform="rotate (1.5707963267949) translate (12.142cm 8.7cm)">
          <text:p/>
        </draw:circle>
        <draw:circle draw:style-name="gr1" draw:text-style-name="P1" draw:layer="layout" svg:width="0.08cm" svg:height="0.08cm" draw:transform="rotate (1.5707963267949) translate (12.396cm 8.7cm)">
          <text:p/>
        </draw:circle>
        <draw:circle draw:style-name="gr1" draw:text-style-name="P1" draw:layer="layout" svg:width="0.08cm" svg:height="0.08cm" draw:transform="rotate (1.5707963267949) translate (12.65cm 8.7cm)">
          <text:p/>
        </draw:circle>
        <draw:circle draw:style-name="gr1" draw:text-style-name="P1" draw:layer="layout" svg:width="0.08cm" svg:height="0.08cm" draw:transform="rotate (1.5707963267949) translate (12.904cm 8.7cm)">
          <text:p/>
        </draw:circle>
        <draw:circle draw:style-name="gr1" draw:text-style-name="P1" draw:layer="layout" svg:width="0.08cm" svg:height="0.08cm" draw:transform="rotate (1.5707963267949) translate (13.158cm 8.7cm)">
          <text:p/>
        </draw:circle>
        <draw:circle draw:style-name="gr1" draw:text-style-name="P1" draw:layer="layout" svg:width="0.08cm" svg:height="0.08cm" draw:transform="rotate (1.5707963267949) translate (13.412cm 8.7cm)">
          <text:p/>
        </draw:circle>
        <draw:circle draw:style-name="gr1" draw:text-style-name="P1" draw:layer="layout" svg:width="0.08cm" svg:height="0.08cm" draw:transform="rotate (1.5707963267949) translate (13.666cm 8.7cm)">
          <text:p/>
        </draw:circle>
        <draw:circle draw:style-name="gr1" draw:text-style-name="P1" draw:layer="layout" svg:width="0.08cm" svg:height="0.08cm" draw:transform="rotate (1.5707963267949) translate (13.92cm 8.7cm)">
          <text:p/>
        </draw:circle>
        <draw:circle draw:style-name="gr1" draw:text-style-name="P1" draw:layer="layout" svg:width="0.08cm" svg:height="0.08cm" draw:transform="rotate (1.5707963267949) translate (14.174cm 8.7cm)">
          <text:p/>
        </draw:circle>
        <draw:circle draw:style-name="gr1" draw:text-style-name="P1" draw:layer="layout" svg:width="0.08cm" svg:height="0.08cm" draw:transform="rotate (1.5707963267949) translate (14.428cm 8.7cm)">
          <text:p/>
        </draw:circle>
        <draw:circle draw:style-name="gr1" draw:text-style-name="P1" draw:layer="layout" svg:width="0.08cm" svg:height="0.08cm" draw:transform="rotate (1.5707963267949) translate (14.682cm 8.7cm)">
          <text:p/>
        </draw:circle>
        <draw:circle draw:style-name="gr1" draw:text-style-name="P1" draw:layer="layout" svg:width="0.08cm" svg:height="0.08cm" draw:transform="rotate (1.5707963267949) translate (14.936cm 8.7cm)">
          <text:p/>
        </draw:circle>
        <draw:circle draw:style-name="gr1" draw:text-style-name="P1" draw:layer="layout" svg:width="0.08cm" svg:height="0.08cm" draw:transform="rotate (1.5707963267949) translate (15.19cm 8.7cm)">
          <text:p/>
        </draw:circle>
        <draw:circle draw:style-name="gr1" draw:text-style-name="P1" draw:layer="layout" svg:width="0.08cm" svg:height="0.08cm" draw:transform="rotate (1.5707963267949) translate (7.589cm 8.7cm)">
          <text:p/>
        </draw:circle>
        <draw:circle draw:style-name="gr1" draw:text-style-name="P1" draw:layer="layout" svg:width="0.08cm" svg:height="0.08cm" draw:transform="rotate (1.5707963267949) translate (7.843cm 8.7cm)">
          <text:p/>
        </draw:circle>
        <draw:circle draw:style-name="gr1" draw:text-style-name="P1" draw:layer="layout" svg:width="0.08cm" svg:height="0.08cm" draw:transform="rotate (1.5707963267949) translate (8.097cm 8.7cm)">
          <text:p/>
        </draw:circle>
        <draw:circle draw:style-name="gr1" draw:text-style-name="P1" draw:layer="layout" svg:width="0.08cm" svg:height="0.08cm" draw:transform="rotate (1.5707963267949) translate (8.351cm 8.7cm)">
          <text:p/>
        </draw:circle>
        <draw:circle draw:style-name="gr1" draw:text-style-name="P1" draw:layer="layout" svg:width="0.08cm" svg:height="0.08cm" draw:transform="rotate (1.5707963267949) translate (8.605cm 8.7cm)">
          <text:p/>
        </draw:circle>
        <draw:circle draw:style-name="gr1" draw:text-style-name="P1" draw:layer="layout" svg:width="0.08cm" svg:height="0.08cm" draw:transform="rotate (1.5707963267949) translate (8.859cm 8.7cm)">
          <text:p/>
        </draw:circle>
        <draw:circle draw:style-name="gr1" draw:text-style-name="P1" draw:layer="layout" svg:width="0.08cm" svg:height="0.08cm" draw:transform="rotate (1.5707963267949) translate (9.113cm 8.7cm)">
          <text:p/>
        </draw:circle>
        <draw:circle draw:style-name="gr1" draw:text-style-name="P1" draw:layer="layout" svg:width="0.08cm" svg:height="0.08cm" draw:transform="rotate (1.5707963267949) translate (9.367cm 8.7cm)">
          <text:p/>
        </draw:circle>
        <draw:circle draw:style-name="gr1" draw:text-style-name="P1" draw:layer="layout" svg:width="0.08cm" svg:height="0.08cm" draw:transform="rotate (1.5707963267949) translate (9.621cm 8.7cm)">
          <text:p/>
        </draw:circle>
        <draw:circle draw:style-name="gr1" draw:text-style-name="P1" draw:layer="layout" svg:width="0.08cm" svg:height="0.08cm" draw:transform="rotate (1.5707963267949) translate (9.875cm 8.7cm)">
          <text:p/>
        </draw:circle>
        <draw:circle draw:style-name="gr1" draw:text-style-name="P1" draw:layer="layout" svg:width="0.08cm" svg:height="0.08cm" draw:transform="rotate (1.5707963267949) translate (10.129cm 8.7cm)">
          <text:p/>
        </draw:circle>
        <draw:circle draw:style-name="gr1" draw:text-style-name="P1" draw:layer="layout" svg:width="0.08cm" svg:height="0.08cm" draw:transform="rotate (1.5707963267949) translate (10.383cm 8.7cm)">
          <text:p/>
        </draw:circle>
        <draw:circle draw:style-name="gr1" draw:text-style-name="P1" draw:layer="layout" svg:width="0.08cm" svg:height="0.08cm" draw:transform="rotate (1.5707963267949) translate (10.637cm 8.7cm)">
          <text:p/>
        </draw:circle>
        <draw:circle draw:style-name="gr1" draw:text-style-name="P1" draw:layer="layout" svg:width="0.08cm" svg:height="0.08cm" draw:transform="rotate (1.5707963267949) translate (10.891cm 8.7cm)">
          <text:p/>
        </draw:circle>
        <draw:circle draw:style-name="gr1" draw:text-style-name="P1" draw:layer="layout" svg:width="0.08cm" svg:height="0.08cm" draw:transform="rotate (1.5707963267949) translate (11.145cm 8.7cm)">
          <text:p/>
        </draw:circle>
        <draw:line draw:style-name="gr11" draw:text-style-name="P9" draw:layer="layout" svg:x1="8.492cm" svg:y1="8.669cm" svg:x2="7.528cm" svg:y2="8.669cm">
          <text:p/>
        </draw:line>
        <draw:line draw:style-name="gr11" draw:text-style-name="P9" draw:layer="layout" svg:x1="9.251cm" svg:y1="8.669cm" svg:x2="8.514cm" svg:y2="8.669cm">
          <text:p/>
        </draw:line>
        <draw:line draw:style-name="gr11" draw:text-style-name="P9" draw:layer="layout" svg:x1="10.013cm" svg:y1="8.66cm" svg:x2="9.276cm" svg:y2="8.66cm">
          <text:p/>
        </draw:line>
        <draw:line draw:style-name="gr11" draw:text-style-name="P9" draw:layer="layout" svg:x1="10.775cm" svg:y1="8.66cm" svg:x2="10.038cm" svg:y2="8.66cm">
          <text:p/>
        </draw:line>
        <draw:line draw:style-name="gr11" draw:text-style-name="P9" draw:layer="layout" svg:x1="11.537cm" svg:y1="8.66cm" svg:x2="10.8cm" svg:y2="8.66cm">
          <text:p/>
        </draw:line>
        <draw:line draw:style-name="gr11" draw:text-style-name="P9" draw:layer="layout" svg:x1="12.299cm" svg:y1="8.66cm" svg:x2="11.562cm" svg:y2="8.66cm">
          <text:p/>
        </draw:line>
        <draw:line draw:style-name="gr11" draw:text-style-name="P9" draw:layer="layout" svg:x1="13.061cm" svg:y1="8.66cm" svg:x2="12.324cm" svg:y2="8.66cm">
          <text:p/>
        </draw:line>
        <draw:line draw:style-name="gr11" draw:text-style-name="P9" draw:layer="layout" svg:x1="13.823cm" svg:y1="8.66cm" svg:x2="13.086cm" svg:y2="8.66cm">
          <text:p/>
        </draw:line>
        <draw:line draw:style-name="gr11" draw:text-style-name="P9" draw:layer="layout" svg:x1="14.585cm" svg:y1="8.66cm" svg:x2="13.848cm" svg:y2="8.66cm">
          <text:p/>
        </draw:line>
        <draw:line draw:style-name="gr11" draw:text-style-name="P9" draw:layer="layout" svg:x1="15.347cm" svg:y1="8.66cm" svg:x2="14.61cm" svg:y2="8.66cm">
          <text:p/>
        </draw:line>
        <draw:circle draw:style-name="gr1" draw:text-style-name="P1" draw:layer="layout" svg:width="0.08cm" svg:height="0.08cm" draw:transform="rotate (1.5707963267949) translate (15.449cm 8.7cm)">
          <text:p/>
        </draw:circle>
        <draw:circle draw:style-name="gr1" draw:text-style-name="P1" draw:layer="layout" svg:width="0.08cm" svg:height="0.08cm" draw:transform="rotate (1.5707963267949) translate (15.703cm 8.7cm)">
          <text:p/>
        </draw:circle>
        <draw:circle draw:style-name="gr1" draw:text-style-name="P1" draw:layer="layout" svg:width="0.08cm" svg:height="0.08cm" draw:transform="rotate (1.5707963267949) translate (15.957cm 8.7cm)">
          <text:p/>
        </draw:circle>
        <draw:circle draw:style-name="gr1" draw:text-style-name="P1" draw:layer="layout" svg:width="0.08cm" svg:height="0.08cm" draw:transform="rotate (1.5707963267949) translate (16.211cm 8.7cm)">
          <text:p/>
        </draw:circle>
        <draw:circle draw:style-name="gr1" draw:text-style-name="P1" draw:layer="layout" svg:width="0.08cm" svg:height="0.08cm" draw:transform="rotate (1.5707963267949) translate (16.465cm 8.7cm)">
          <text:p/>
        </draw:circle>
        <draw:circle draw:style-name="gr1" draw:text-style-name="P1" draw:layer="layout" svg:width="0.08cm" svg:height="0.08cm" draw:transform="rotate (1.5707963267949) translate (16.719cm 8.7cm)">
          <text:p/>
        </draw:circle>
        <draw:circle draw:style-name="gr1" draw:text-style-name="P1" draw:layer="layout" svg:width="0.08cm" svg:height="0.08cm" draw:transform="rotate (1.5707963267949) translate (16.973cm 8.7cm)">
          <text:p/>
        </draw:circle>
        <draw:circle draw:style-name="gr1" draw:text-style-name="P1" draw:layer="layout" svg:width="0.08cm" svg:height="0.08cm" draw:transform="rotate (1.5707963267949) translate (17.227cm 8.7cm)">
          <text:p/>
        </draw:circle>
        <draw:circle draw:style-name="gr1" draw:text-style-name="P1" draw:layer="layout" svg:width="0.08cm" svg:height="0.08cm" draw:transform="rotate (1.5707963267949) translate (17.481cm 8.7cm)">
          <text:p/>
        </draw:circle>
        <draw:circle draw:style-name="gr1" draw:text-style-name="P1" draw:layer="layout" svg:width="0.08cm" svg:height="0.08cm" draw:transform="rotate (1.5707963267949) translate (17.735cm 8.7cm)">
          <text:p/>
        </draw:circle>
        <draw:circle draw:style-name="gr1" draw:text-style-name="P1" draw:layer="layout" svg:width="0.08cm" svg:height="0.08cm" draw:transform="rotate (1.5707963267949) translate (17.989cm 8.7cm)">
          <text:p/>
        </draw:circle>
        <draw:circle draw:style-name="gr1" draw:text-style-name="P1" draw:layer="layout" svg:width="0.08cm" svg:height="0.08cm" draw:transform="rotate (1.5707963267949) translate (18.243cm 8.7cm)">
          <text:p/>
        </draw:circle>
        <draw:circle draw:style-name="gr1" draw:text-style-name="P1" draw:layer="layout" svg:width="0.08cm" svg:height="0.08cm" draw:transform="rotate (1.5707963267949) translate (18.497cm 8.7cm)">
          <text:p/>
        </draw:circle>
        <draw:circle draw:style-name="gr1" draw:text-style-name="P1" draw:layer="layout" svg:width="0.08cm" svg:height="0.08cm" draw:transform="rotate (1.5707963267949) translate (18.751cm 8.7cm)">
          <text:p/>
        </draw:circle>
        <draw:circle draw:style-name="gr1" draw:text-style-name="P1" draw:layer="layout" svg:width="0.08cm" svg:height="0.08cm" draw:transform="rotate (1.5707963267949) translate (19.005cm 8.7cm)">
          <text:p/>
        </draw:circle>
        <draw:line draw:style-name="gr11" draw:text-style-name="P9" draw:layer="layout" svg:x1="16.876cm" svg:y1="8.66cm" svg:x2="16.139cm" svg:y2="8.66cm">
          <text:p/>
        </draw:line>
        <draw:line draw:style-name="gr11" draw:text-style-name="P9" draw:layer="layout" svg:x1="17.638cm" svg:y1="8.66cm" svg:x2="16.901cm" svg:y2="8.66cm">
          <text:p/>
        </draw:line>
        <draw:line draw:style-name="gr11" draw:text-style-name="P9" draw:layer="layout" svg:x1="18.4cm" svg:y1="8.66cm" svg:x2="17.663cm" svg:y2="8.66cm">
          <text:p/>
        </draw:line>
        <draw:line draw:style-name="gr11" draw:text-style-name="P9" draw:layer="layout" svg:x1="16.109cm" svg:y1="8.66cm" svg:x2="15.372cm" svg:y2="8.66cm">
          <text:p/>
        </draw:line>
        <draw:line draw:style-name="gr11" draw:text-style-name="P9" draw:layer="layout" svg:x1="19.157cm" svg:y1="8.66cm" svg:x2="18.42cm" svg:y2="8.66cm">
          <text:p/>
        </draw:line>
        <draw:circle draw:style-name="gr1" draw:text-style-name="P1" draw:layer="layout" svg:width="0.08cm" svg:height="0.08cm" draw:transform="rotate (1.5707963267949) translate (19.259cm 8.7cm)">
          <text:p/>
        </draw:circle>
        <draw:circle draw:style-name="gr1" draw:text-style-name="P1" draw:layer="layout" svg:width="0.08cm" svg:height="0.08cm" draw:transform="rotate (1.5707963267949) translate (19.513cm 8.7cm)">
          <text:p/>
        </draw:circle>
        <draw:circle draw:style-name="gr1" draw:text-style-name="P1" draw:layer="layout" svg:width="0.08cm" svg:height="0.08cm" draw:transform="rotate (1.5707963267949) translate (19.767cm 8.7cm)">
          <text:p/>
        </draw:circle>
        <draw:circle draw:style-name="gr1" draw:text-style-name="P1" draw:layer="layout" svg:width="0.08cm" svg:height="0.08cm" draw:transform="rotate (1.5707963267949) translate (20.021cm 8.7cm)">
          <text:p/>
        </draw:circle>
        <draw:circle draw:style-name="gr1" draw:text-style-name="P1" draw:layer="layout" svg:width="0.08cm" svg:height="0.08cm" draw:transform="rotate (1.5707963267949) translate (20.275cm 8.7cm)">
          <text:p/>
        </draw:circle>
        <draw:circle draw:style-name="gr1" draw:text-style-name="P1" draw:layer="layout" svg:width="0.08cm" svg:height="0.08cm" draw:transform="rotate (1.5707963267949) translate (20.529cm 8.7cm)">
          <text:p/>
        </draw:circle>
        <draw:circle draw:style-name="gr1" draw:text-style-name="P1" draw:layer="layout" svg:width="0.08cm" svg:height="0.08cm" draw:transform="rotate (1.5707963267949) translate (20.783cm 8.7cm)">
          <text:p/>
        </draw:circle>
        <draw:circle draw:style-name="gr1" draw:text-style-name="P1" draw:layer="layout" svg:width="0.08cm" svg:height="0.08cm" draw:transform="rotate (1.5707963267949) translate (21.037cm 8.7cm)">
          <text:p/>
        </draw:circle>
        <draw:circle draw:style-name="gr1" draw:text-style-name="P1" draw:layer="layout" svg:width="0.08cm" svg:height="0.08cm" draw:transform="rotate (1.5707963267949) translate (21.291cm 8.7cm)">
          <text:p/>
        </draw:circle>
        <draw:line draw:style-name="gr11" draw:text-style-name="P9" draw:layer="layout" svg:x1="20.686cm" svg:y1="8.66cm" svg:x2="19.949cm" svg:y2="8.66cm">
          <text:p/>
        </draw:line>
        <draw:line draw:style-name="gr11" draw:text-style-name="P9" draw:layer="layout" svg:x1="19.919cm" svg:y1="8.66cm" svg:x2="19.182cm" svg:y2="8.66cm">
          <text:p/>
        </draw:line>
        <draw:line draw:style-name="gr11" draw:text-style-name="P9" draw:layer="layout" svg:x1="21.443cm" svg:y1="8.66cm" svg:x2="20.706cm" svg:y2="8.66cm">
          <text:p/>
        </draw:line>
        <draw:circle draw:style-name="gr1" draw:text-style-name="P1" draw:layer="layout" svg:width="0.08cm" svg:height="0.08cm" draw:transform="rotate (1.5707963267949) translate (11.38cm 8.446cm)">
          <text:p/>
        </draw:circle>
        <draw:circle draw:style-name="gr1" draw:text-style-name="P1" draw:layer="layout" svg:width="0.08cm" svg:height="0.08cm" draw:transform="rotate (1.5707963267949) translate (11.634cm 8.446cm)">
          <text:p/>
        </draw:circle>
        <draw:circle draw:style-name="gr1" draw:text-style-name="P1" draw:layer="layout" svg:width="0.08cm" svg:height="0.08cm" draw:transform="rotate (1.5707963267949) translate (11.888cm 8.446cm)">
          <text:p/>
        </draw:circle>
        <draw:circle draw:style-name="gr1" draw:text-style-name="P1" draw:layer="layout" svg:width="0.08cm" svg:height="0.08cm" draw:transform="rotate (1.5707963267949) translate (12.142cm 8.446cm)">
          <text:p/>
        </draw:circle>
        <draw:circle draw:style-name="gr1" draw:text-style-name="P1" draw:layer="layout" svg:width="0.08cm" svg:height="0.08cm" draw:transform="rotate (1.5707963267949) translate (12.396cm 8.446cm)">
          <text:p/>
        </draw:circle>
        <draw:circle draw:style-name="gr1" draw:text-style-name="P1" draw:layer="layout" svg:width="0.08cm" svg:height="0.08cm" draw:transform="rotate (1.5707963267949) translate (12.65cm 8.446cm)">
          <text:p/>
        </draw:circle>
        <draw:circle draw:style-name="gr1" draw:text-style-name="P1" draw:layer="layout" svg:width="0.08cm" svg:height="0.08cm" draw:transform="rotate (1.5707963267949) translate (12.904cm 8.446cm)">
          <text:p/>
        </draw:circle>
        <draw:circle draw:style-name="gr1" draw:text-style-name="P1" draw:layer="layout" svg:width="0.08cm" svg:height="0.08cm" draw:transform="rotate (1.5707963267949) translate (13.158cm 8.446cm)">
          <text:p/>
        </draw:circle>
        <draw:circle draw:style-name="gr1" draw:text-style-name="P1" draw:layer="layout" svg:width="0.08cm" svg:height="0.08cm" draw:transform="rotate (1.5707963267949) translate (13.412cm 8.446cm)">
          <text:p/>
        </draw:circle>
        <draw:circle draw:style-name="gr1" draw:text-style-name="P1" draw:layer="layout" svg:width="0.08cm" svg:height="0.08cm" draw:transform="rotate (1.5707963267949) translate (13.666cm 8.446cm)">
          <text:p/>
        </draw:circle>
        <draw:circle draw:style-name="gr1" draw:text-style-name="P1" draw:layer="layout" svg:width="0.08cm" svg:height="0.08cm" draw:transform="rotate (1.5707963267949) translate (13.92cm 8.446cm)">
          <text:p/>
        </draw:circle>
        <draw:circle draw:style-name="gr1" draw:text-style-name="P1" draw:layer="layout" svg:width="0.08cm" svg:height="0.08cm" draw:transform="rotate (1.5707963267949) translate (14.174cm 8.446cm)">
          <text:p/>
        </draw:circle>
        <draw:circle draw:style-name="gr1" draw:text-style-name="P1" draw:layer="layout" svg:width="0.08cm" svg:height="0.08cm" draw:transform="rotate (1.5707963267949) translate (14.428cm 8.446cm)">
          <text:p/>
        </draw:circle>
        <draw:circle draw:style-name="gr1" draw:text-style-name="P1" draw:layer="layout" svg:width="0.08cm" svg:height="0.08cm" draw:transform="rotate (1.5707963267949) translate (14.682cm 8.446cm)">
          <text:p/>
        </draw:circle>
        <draw:circle draw:style-name="gr1" draw:text-style-name="P1" draw:layer="layout" svg:width="0.08cm" svg:height="0.08cm" draw:transform="rotate (1.5707963267949) translate (14.936cm 8.446cm)">
          <text:p/>
        </draw:circle>
        <draw:circle draw:style-name="gr1" draw:text-style-name="P1" draw:layer="layout" svg:width="0.08cm" svg:height="0.08cm" draw:transform="rotate (1.5707963267949) translate (15.19cm 8.446cm)">
          <text:p/>
        </draw:circle>
        <draw:circle draw:style-name="gr1" draw:text-style-name="P1" draw:layer="layout" svg:width="0.08cm" svg:height="0.08cm" draw:transform="rotate (1.5707963267949) translate (7.589cm 8.446cm)">
          <text:p/>
        </draw:circle>
        <draw:circle draw:style-name="gr1" draw:text-style-name="P1" draw:layer="layout" svg:width="0.08cm" svg:height="0.08cm" draw:transform="rotate (1.5707963267949) translate (7.843cm 8.446cm)">
          <text:p/>
        </draw:circle>
        <draw:circle draw:style-name="gr1" draw:text-style-name="P1" draw:layer="layout" svg:width="0.08cm" svg:height="0.08cm" draw:transform="rotate (1.5707963267949) translate (8.097cm 8.446cm)">
          <text:p/>
        </draw:circle>
        <draw:circle draw:style-name="gr1" draw:text-style-name="P1" draw:layer="layout" svg:width="0.08cm" svg:height="0.08cm" draw:transform="rotate (1.5707963267949) translate (8.351cm 8.446cm)">
          <text:p/>
        </draw:circle>
        <draw:circle draw:style-name="gr1" draw:text-style-name="P1" draw:layer="layout" svg:width="0.08cm" svg:height="0.08cm" draw:transform="rotate (1.5707963267949) translate (8.605cm 8.446cm)">
          <text:p/>
        </draw:circle>
        <draw:circle draw:style-name="gr1" draw:text-style-name="P1" draw:layer="layout" svg:width="0.08cm" svg:height="0.08cm" draw:transform="rotate (1.5707963267949) translate (8.859cm 8.446cm)">
          <text:p/>
        </draw:circle>
        <draw:circle draw:style-name="gr1" draw:text-style-name="P1" draw:layer="layout" svg:width="0.08cm" svg:height="0.08cm" draw:transform="rotate (1.5707963267949) translate (9.113cm 8.446cm)">
          <text:p/>
        </draw:circle>
        <draw:circle draw:style-name="gr1" draw:text-style-name="P1" draw:layer="layout" svg:width="0.08cm" svg:height="0.08cm" draw:transform="rotate (1.5707963267949) translate (9.367cm 8.446cm)">
          <text:p/>
        </draw:circle>
        <draw:circle draw:style-name="gr1" draw:text-style-name="P1" draw:layer="layout" svg:width="0.08cm" svg:height="0.08cm" draw:transform="rotate (1.5707963267949) translate (9.621cm 8.446cm)">
          <text:p/>
        </draw:circle>
        <draw:circle draw:style-name="gr1" draw:text-style-name="P1" draw:layer="layout" svg:width="0.08cm" svg:height="0.08cm" draw:transform="rotate (1.5707963267949) translate (9.875cm 8.446cm)">
          <text:p/>
        </draw:circle>
        <draw:circle draw:style-name="gr1" draw:text-style-name="P1" draw:layer="layout" svg:width="0.08cm" svg:height="0.08cm" draw:transform="rotate (1.5707963267949) translate (10.129cm 8.446cm)">
          <text:p/>
        </draw:circle>
        <draw:circle draw:style-name="gr1" draw:text-style-name="P1" draw:layer="layout" svg:width="0.08cm" svg:height="0.08cm" draw:transform="rotate (1.5707963267949) translate (10.383cm 8.446cm)">
          <text:p/>
        </draw:circle>
        <draw:circle draw:style-name="gr1" draw:text-style-name="P1" draw:layer="layout" svg:width="0.08cm" svg:height="0.08cm" draw:transform="rotate (1.5707963267949) translate (10.637cm 8.446cm)">
          <text:p/>
        </draw:circle>
        <draw:circle draw:style-name="gr1" draw:text-style-name="P1" draw:layer="layout" svg:width="0.08cm" svg:height="0.08cm" draw:transform="rotate (1.5707963267949) translate (10.891cm 8.446cm)">
          <text:p/>
        </draw:circle>
        <draw:circle draw:style-name="gr1" draw:text-style-name="P1" draw:layer="layout" svg:width="0.08cm" svg:height="0.08cm" draw:transform="rotate (1.5707963267949) translate (11.145cm 8.446cm)">
          <text:p/>
        </draw:circle>
        <draw:line draw:style-name="gr11" draw:text-style-name="P9" draw:layer="layout" svg:x1="8.492cm" svg:y1="8.415cm" svg:x2="7.528cm" svg:y2="8.415cm">
          <text:p/>
        </draw:line>
        <draw:line draw:style-name="gr11" draw:text-style-name="P9" draw:layer="layout" svg:x1="9.251cm" svg:y1="8.415cm" svg:x2="8.514cm" svg:y2="8.415cm">
          <text:p/>
        </draw:line>
        <draw:line draw:style-name="gr11" draw:text-style-name="P9" draw:layer="layout" svg:x1="10.013cm" svg:y1="8.406cm" svg:x2="9.276cm" svg:y2="8.406cm">
          <text:p/>
        </draw:line>
        <draw:line draw:style-name="gr11" draw:text-style-name="P9" draw:layer="layout" svg:x1="10.775cm" svg:y1="8.406cm" svg:x2="10.038cm" svg:y2="8.406cm">
          <text:p/>
        </draw:line>
        <draw:line draw:style-name="gr11" draw:text-style-name="P9" draw:layer="layout" svg:x1="11.537cm" svg:y1="8.406cm" svg:x2="10.8cm" svg:y2="8.406cm">
          <text:p/>
        </draw:line>
        <draw:line draw:style-name="gr11" draw:text-style-name="P9" draw:layer="layout" svg:x1="12.299cm" svg:y1="8.406cm" svg:x2="11.562cm" svg:y2="8.406cm">
          <text:p/>
        </draw:line>
        <draw:line draw:style-name="gr11" draw:text-style-name="P9" draw:layer="layout" svg:x1="13.061cm" svg:y1="8.406cm" svg:x2="12.324cm" svg:y2="8.406cm">
          <text:p/>
        </draw:line>
        <draw:line draw:style-name="gr11" draw:text-style-name="P9" draw:layer="layout" svg:x1="13.823cm" svg:y1="8.406cm" svg:x2="13.086cm" svg:y2="8.406cm">
          <text:p/>
        </draw:line>
        <draw:line draw:style-name="gr11" draw:text-style-name="P9" draw:layer="layout" svg:x1="14.585cm" svg:y1="8.406cm" svg:x2="13.848cm" svg:y2="8.406cm">
          <text:p/>
        </draw:line>
        <draw:line draw:style-name="gr11" draw:text-style-name="P9" draw:layer="layout" svg:x1="15.347cm" svg:y1="8.406cm" svg:x2="14.61cm" svg:y2="8.406cm">
          <text:p/>
        </draw:line>
        <draw:circle draw:style-name="gr1" draw:text-style-name="P1" draw:layer="layout" svg:width="0.08cm" svg:height="0.08cm" draw:transform="rotate (1.5707963267949) translate (15.449cm 8.446cm)">
          <text:p/>
        </draw:circle>
        <draw:circle draw:style-name="gr1" draw:text-style-name="P1" draw:layer="layout" svg:width="0.08cm" svg:height="0.08cm" draw:transform="rotate (1.5707963267949) translate (15.703cm 8.446cm)">
          <text:p/>
        </draw:circle>
        <draw:circle draw:style-name="gr1" draw:text-style-name="P1" draw:layer="layout" svg:width="0.08cm" svg:height="0.08cm" draw:transform="rotate (1.5707963267949) translate (15.957cm 8.446cm)">
          <text:p/>
        </draw:circle>
        <draw:circle draw:style-name="gr1" draw:text-style-name="P1" draw:layer="layout" svg:width="0.08cm" svg:height="0.08cm" draw:transform="rotate (1.5707963267949) translate (16.211cm 8.446cm)">
          <text:p/>
        </draw:circle>
        <draw:circle draw:style-name="gr1" draw:text-style-name="P1" draw:layer="layout" svg:width="0.08cm" svg:height="0.08cm" draw:transform="rotate (1.5707963267949) translate (16.465cm 8.446cm)">
          <text:p/>
        </draw:circle>
        <draw:circle draw:style-name="gr1" draw:text-style-name="P1" draw:layer="layout" svg:width="0.08cm" svg:height="0.08cm" draw:transform="rotate (1.5707963267949) translate (16.719cm 8.446cm)">
          <text:p/>
        </draw:circle>
        <draw:circle draw:style-name="gr1" draw:text-style-name="P1" draw:layer="layout" svg:width="0.08cm" svg:height="0.08cm" draw:transform="rotate (1.5707963267949) translate (16.973cm 8.446cm)">
          <text:p/>
        </draw:circle>
        <draw:circle draw:style-name="gr1" draw:text-style-name="P1" draw:layer="layout" svg:width="0.08cm" svg:height="0.08cm" draw:transform="rotate (1.5707963267949) translate (17.227cm 8.446cm)">
          <text:p/>
        </draw:circle>
        <draw:circle draw:style-name="gr1" draw:text-style-name="P1" draw:layer="layout" svg:width="0.08cm" svg:height="0.08cm" draw:transform="rotate (1.5707963267949) translate (17.481cm 8.446cm)">
          <text:p/>
        </draw:circle>
        <draw:circle draw:style-name="gr1" draw:text-style-name="P1" draw:layer="layout" svg:width="0.08cm" svg:height="0.08cm" draw:transform="rotate (1.5707963267949) translate (17.735cm 8.446cm)">
          <text:p/>
        </draw:circle>
        <draw:circle draw:style-name="gr1" draw:text-style-name="P1" draw:layer="layout" svg:width="0.08cm" svg:height="0.08cm" draw:transform="rotate (1.5707963267949) translate (17.989cm 8.446cm)">
          <text:p/>
        </draw:circle>
        <draw:circle draw:style-name="gr1" draw:text-style-name="P1" draw:layer="layout" svg:width="0.08cm" svg:height="0.08cm" draw:transform="rotate (1.5707963267949) translate (18.243cm 8.446cm)">
          <text:p/>
        </draw:circle>
        <draw:circle draw:style-name="gr1" draw:text-style-name="P1" draw:layer="layout" svg:width="0.08cm" svg:height="0.08cm" draw:transform="rotate (1.5707963267949) translate (18.497cm 8.446cm)">
          <text:p/>
        </draw:circle>
        <draw:circle draw:style-name="gr1" draw:text-style-name="P1" draw:layer="layout" svg:width="0.08cm" svg:height="0.08cm" draw:transform="rotate (1.5707963267949) translate (18.751cm 8.446cm)">
          <text:p/>
        </draw:circle>
        <draw:circle draw:style-name="gr1" draw:text-style-name="P1" draw:layer="layout" svg:width="0.08cm" svg:height="0.08cm" draw:transform="rotate (1.5707963267949) translate (19.005cm 8.446cm)">
          <text:p/>
        </draw:circle>
        <draw:line draw:style-name="gr11" draw:text-style-name="P9" draw:layer="layout" svg:x1="16.876cm" svg:y1="8.406cm" svg:x2="16.139cm" svg:y2="8.406cm">
          <text:p/>
        </draw:line>
        <draw:line draw:style-name="gr11" draw:text-style-name="P9" draw:layer="layout" svg:x1="17.638cm" svg:y1="8.406cm" svg:x2="16.901cm" svg:y2="8.406cm">
          <text:p/>
        </draw:line>
        <draw:line draw:style-name="gr11" draw:text-style-name="P9" draw:layer="layout" svg:x1="18.4cm" svg:y1="8.406cm" svg:x2="17.663cm" svg:y2="8.406cm">
          <text:p/>
        </draw:line>
        <draw:line draw:style-name="gr11" draw:text-style-name="P9" draw:layer="layout" svg:x1="16.109cm" svg:y1="8.406cm" svg:x2="15.372cm" svg:y2="8.406cm">
          <text:p/>
        </draw:line>
        <draw:line draw:style-name="gr11" draw:text-style-name="P9" draw:layer="layout" svg:x1="19.157cm" svg:y1="8.406cm" svg:x2="18.42cm" svg:y2="8.406cm">
          <text:p/>
        </draw:line>
        <draw:circle draw:style-name="gr1" draw:text-style-name="P1" draw:layer="layout" svg:width="0.08cm" svg:height="0.08cm" draw:transform="rotate (1.5707963267949) translate (19.259cm 8.446cm)">
          <text:p/>
        </draw:circle>
        <draw:circle draw:style-name="gr1" draw:text-style-name="P1" draw:layer="layout" svg:width="0.08cm" svg:height="0.08cm" draw:transform="rotate (1.5707963267949) translate (19.513cm 8.446cm)">
          <text:p/>
        </draw:circle>
        <draw:circle draw:style-name="gr1" draw:text-style-name="P1" draw:layer="layout" svg:width="0.08cm" svg:height="0.08cm" draw:transform="rotate (1.5707963267949) translate (19.767cm 8.446cm)">
          <text:p/>
        </draw:circle>
        <draw:circle draw:style-name="gr1" draw:text-style-name="P1" draw:layer="layout" svg:width="0.08cm" svg:height="0.08cm" draw:transform="rotate (1.5707963267949) translate (20.021cm 8.446cm)">
          <text:p/>
        </draw:circle>
        <draw:circle draw:style-name="gr1" draw:text-style-name="P1" draw:layer="layout" svg:width="0.08cm" svg:height="0.08cm" draw:transform="rotate (1.5707963267949) translate (20.275cm 8.446cm)">
          <text:p/>
        </draw:circle>
        <draw:circle draw:style-name="gr1" draw:text-style-name="P1" draw:layer="layout" svg:width="0.08cm" svg:height="0.08cm" draw:transform="rotate (1.5707963267949) translate (20.529cm 8.446cm)">
          <text:p/>
        </draw:circle>
        <draw:circle draw:style-name="gr1" draw:text-style-name="P1" draw:layer="layout" svg:width="0.08cm" svg:height="0.08cm" draw:transform="rotate (1.5707963267949) translate (20.783cm 8.446cm)">
          <text:p/>
        </draw:circle>
        <draw:circle draw:style-name="gr1" draw:text-style-name="P1" draw:layer="layout" svg:width="0.08cm" svg:height="0.08cm" draw:transform="rotate (1.5707963267949) translate (21.037cm 8.446cm)">
          <text:p/>
        </draw:circle>
        <draw:circle draw:style-name="gr1" draw:text-style-name="P1" draw:layer="layout" svg:width="0.08cm" svg:height="0.08cm" draw:transform="rotate (1.5707963267949) translate (21.291cm 8.446cm)">
          <text:p/>
        </draw:circle>
        <draw:line draw:style-name="gr11" draw:text-style-name="P9" draw:layer="layout" svg:x1="20.686cm" svg:y1="8.406cm" svg:x2="19.949cm" svg:y2="8.406cm">
          <text:p/>
        </draw:line>
        <draw:line draw:style-name="gr11" draw:text-style-name="P9" draw:layer="layout" svg:x1="19.919cm" svg:y1="8.406cm" svg:x2="19.182cm" svg:y2="8.406cm">
          <text:p/>
        </draw:line>
        <draw:line draw:style-name="gr11" draw:text-style-name="P9" draw:layer="layout" svg:x1="21.443cm" svg:y1="8.406cm" svg:x2="20.706cm" svg:y2="8.406cm">
          <text:p/>
        </draw:line>
        <draw:circle draw:style-name="gr1" draw:text-style-name="P1" draw:layer="layout" svg:width="0.08cm" svg:height="0.08cm" draw:transform="rotate (1.5707963267949) translate (11.38cm 8.192cm)">
          <text:p/>
        </draw:circle>
        <draw:circle draw:style-name="gr1" draw:text-style-name="P1" draw:layer="layout" svg:width="0.08cm" svg:height="0.08cm" draw:transform="rotate (1.5707963267949) translate (11.634cm 8.192cm)">
          <text:p/>
        </draw:circle>
        <draw:circle draw:style-name="gr1" draw:text-style-name="P1" draw:layer="layout" svg:width="0.08cm" svg:height="0.08cm" draw:transform="rotate (1.5707963267949) translate (11.888cm 8.192cm)">
          <text:p/>
        </draw:circle>
        <draw:circle draw:style-name="gr1" draw:text-style-name="P1" draw:layer="layout" svg:width="0.08cm" svg:height="0.08cm" draw:transform="rotate (1.5707963267949) translate (12.142cm 8.192cm)">
          <text:p/>
        </draw:circle>
        <draw:circle draw:style-name="gr1" draw:text-style-name="P1" draw:layer="layout" svg:width="0.08cm" svg:height="0.08cm" draw:transform="rotate (1.5707963267949) translate (12.396cm 8.192cm)">
          <text:p/>
        </draw:circle>
        <draw:circle draw:style-name="gr1" draw:text-style-name="P1" draw:layer="layout" svg:width="0.08cm" svg:height="0.08cm" draw:transform="rotate (1.5707963267949) translate (12.65cm 8.192cm)">
          <text:p/>
        </draw:circle>
        <draw:circle draw:style-name="gr1" draw:text-style-name="P1" draw:layer="layout" svg:width="0.08cm" svg:height="0.08cm" draw:transform="rotate (1.5707963267949) translate (12.904cm 8.192cm)">
          <text:p/>
        </draw:circle>
        <draw:circle draw:style-name="gr1" draw:text-style-name="P1" draw:layer="layout" svg:width="0.08cm" svg:height="0.08cm" draw:transform="rotate (1.5707963267949) translate (13.158cm 8.192cm)">
          <text:p/>
        </draw:circle>
        <draw:circle draw:style-name="gr1" draw:text-style-name="P1" draw:layer="layout" svg:width="0.08cm" svg:height="0.08cm" draw:transform="rotate (1.5707963267949) translate (13.412cm 8.192cm)">
          <text:p/>
        </draw:circle>
        <draw:circle draw:style-name="gr1" draw:text-style-name="P1" draw:layer="layout" svg:width="0.08cm" svg:height="0.08cm" draw:transform="rotate (1.5707963267949) translate (13.666cm 8.192cm)">
          <text:p/>
        </draw:circle>
        <draw:circle draw:style-name="gr1" draw:text-style-name="P1" draw:layer="layout" svg:width="0.08cm" svg:height="0.08cm" draw:transform="rotate (1.5707963267949) translate (13.92cm 8.192cm)">
          <text:p/>
        </draw:circle>
        <draw:circle draw:style-name="gr1" draw:text-style-name="P1" draw:layer="layout" svg:width="0.08cm" svg:height="0.08cm" draw:transform="rotate (1.5707963267949) translate (14.174cm 8.192cm)">
          <text:p/>
        </draw:circle>
        <draw:circle draw:style-name="gr1" draw:text-style-name="P1" draw:layer="layout" svg:width="0.08cm" svg:height="0.08cm" draw:transform="rotate (1.5707963267949) translate (14.428cm 8.192cm)">
          <text:p/>
        </draw:circle>
        <draw:circle draw:style-name="gr1" draw:text-style-name="P1" draw:layer="layout" svg:width="0.08cm" svg:height="0.08cm" draw:transform="rotate (1.5707963267949) translate (14.682cm 8.192cm)">
          <text:p/>
        </draw:circle>
        <draw:circle draw:style-name="gr1" draw:text-style-name="P1" draw:layer="layout" svg:width="0.08cm" svg:height="0.08cm" draw:transform="rotate (1.5707963267949) translate (14.936cm 8.192cm)">
          <text:p/>
        </draw:circle>
        <draw:circle draw:style-name="gr1" draw:text-style-name="P1" draw:layer="layout" svg:width="0.08cm" svg:height="0.08cm" draw:transform="rotate (1.5707963267949) translate (15.19cm 8.192cm)">
          <text:p/>
        </draw:circle>
        <draw:circle draw:style-name="gr1" draw:text-style-name="P1" draw:layer="layout" svg:width="0.08cm" svg:height="0.08cm" draw:transform="rotate (1.5707963267949) translate (7.589cm 8.192cm)">
          <text:p/>
        </draw:circle>
        <draw:circle draw:style-name="gr1" draw:text-style-name="P1" draw:layer="layout" svg:width="0.08cm" svg:height="0.08cm" draw:transform="rotate (1.5707963267949) translate (7.843cm 8.192cm)">
          <text:p/>
        </draw:circle>
        <draw:circle draw:style-name="gr1" draw:text-style-name="P1" draw:layer="layout" svg:width="0.08cm" svg:height="0.08cm" draw:transform="rotate (1.5707963267949) translate (8.097cm 8.192cm)">
          <text:p/>
        </draw:circle>
        <draw:circle draw:style-name="gr1" draw:text-style-name="P1" draw:layer="layout" svg:width="0.08cm" svg:height="0.08cm" draw:transform="rotate (1.5707963267949) translate (8.351cm 8.192cm)">
          <text:p/>
        </draw:circle>
        <draw:circle draw:style-name="gr1" draw:text-style-name="P1" draw:layer="layout" svg:width="0.08cm" svg:height="0.08cm" draw:transform="rotate (1.5707963267949) translate (8.605cm 8.192cm)">
          <text:p/>
        </draw:circle>
        <draw:circle draw:style-name="gr1" draw:text-style-name="P1" draw:layer="layout" svg:width="0.08cm" svg:height="0.08cm" draw:transform="rotate (1.5707963267949) translate (8.859cm 8.192cm)">
          <text:p/>
        </draw:circle>
        <draw:circle draw:style-name="gr1" draw:text-style-name="P1" draw:layer="layout" svg:width="0.08cm" svg:height="0.08cm" draw:transform="rotate (1.5707963267949) translate (9.113cm 8.192cm)">
          <text:p/>
        </draw:circle>
        <draw:circle draw:style-name="gr1" draw:text-style-name="P1" draw:layer="layout" svg:width="0.08cm" svg:height="0.08cm" draw:transform="rotate (1.5707963267949) translate (9.367cm 8.192cm)">
          <text:p/>
        </draw:circle>
        <draw:circle draw:style-name="gr1" draw:text-style-name="P1" draw:layer="layout" svg:width="0.08cm" svg:height="0.08cm" draw:transform="rotate (1.5707963267949) translate (9.621cm 8.192cm)">
          <text:p/>
        </draw:circle>
        <draw:circle draw:style-name="gr1" draw:text-style-name="P1" draw:layer="layout" svg:width="0.08cm" svg:height="0.08cm" draw:transform="rotate (1.5707963267949) translate (9.875cm 8.192cm)">
          <text:p/>
        </draw:circle>
        <draw:circle draw:style-name="gr1" draw:text-style-name="P1" draw:layer="layout" svg:width="0.08cm" svg:height="0.08cm" draw:transform="rotate (1.5707963267949) translate (10.129cm 8.192cm)">
          <text:p/>
        </draw:circle>
        <draw:circle draw:style-name="gr1" draw:text-style-name="P1" draw:layer="layout" svg:width="0.08cm" svg:height="0.08cm" draw:transform="rotate (1.5707963267949) translate (10.383cm 8.192cm)">
          <text:p/>
        </draw:circle>
        <draw:circle draw:style-name="gr1" draw:text-style-name="P1" draw:layer="layout" svg:width="0.08cm" svg:height="0.08cm" draw:transform="rotate (1.5707963267949) translate (10.637cm 8.192cm)">
          <text:p/>
        </draw:circle>
        <draw:circle draw:style-name="gr1" draw:text-style-name="P1" draw:layer="layout" svg:width="0.08cm" svg:height="0.08cm" draw:transform="rotate (1.5707963267949) translate (10.891cm 8.192cm)">
          <text:p/>
        </draw:circle>
        <draw:circle draw:style-name="gr1" draw:text-style-name="P1" draw:layer="layout" svg:width="0.08cm" svg:height="0.08cm" draw:transform="rotate (1.5707963267949) translate (11.145cm 8.192cm)">
          <text:p/>
        </draw:circle>
        <draw:line draw:style-name="gr11" draw:text-style-name="P9" draw:layer="layout" svg:x1="8.492cm" svg:y1="8.161cm" svg:x2="7.528cm" svg:y2="8.161cm">
          <text:p/>
        </draw:line>
        <draw:line draw:style-name="gr11" draw:text-style-name="P9" draw:layer="layout" svg:x1="9.251cm" svg:y1="8.161cm" svg:x2="8.514cm" svg:y2="8.161cm">
          <text:p/>
        </draw:line>
        <draw:line draw:style-name="gr11" draw:text-style-name="P9" draw:layer="layout" svg:x1="10.013cm" svg:y1="8.152cm" svg:x2="9.276cm" svg:y2="8.152cm">
          <text:p/>
        </draw:line>
        <draw:line draw:style-name="gr11" draw:text-style-name="P9" draw:layer="layout" svg:x1="10.775cm" svg:y1="8.152cm" svg:x2="10.038cm" svg:y2="8.152cm">
          <text:p/>
        </draw:line>
        <draw:line draw:style-name="gr11" draw:text-style-name="P9" draw:layer="layout" svg:x1="11.537cm" svg:y1="8.152cm" svg:x2="10.8cm" svg:y2="8.152cm">
          <text:p/>
        </draw:line>
        <draw:line draw:style-name="gr11" draw:text-style-name="P9" draw:layer="layout" svg:x1="12.299cm" svg:y1="8.152cm" svg:x2="11.562cm" svg:y2="8.152cm">
          <text:p/>
        </draw:line>
        <draw:line draw:style-name="gr11" draw:text-style-name="P9" draw:layer="layout" svg:x1="13.061cm" svg:y1="8.152cm" svg:x2="12.324cm" svg:y2="8.152cm">
          <text:p/>
        </draw:line>
        <draw:line draw:style-name="gr11" draw:text-style-name="P9" draw:layer="layout" svg:x1="13.823cm" svg:y1="8.152cm" svg:x2="13.086cm" svg:y2="8.152cm">
          <text:p/>
        </draw:line>
        <draw:line draw:style-name="gr11" draw:text-style-name="P9" draw:layer="layout" svg:x1="14.585cm" svg:y1="8.152cm" svg:x2="13.848cm" svg:y2="8.152cm">
          <text:p/>
        </draw:line>
        <draw:line draw:style-name="gr11" draw:text-style-name="P9" draw:layer="layout" svg:x1="15.347cm" svg:y1="8.152cm" svg:x2="14.61cm" svg:y2="8.152cm">
          <text:p/>
        </draw:line>
        <draw:circle draw:style-name="gr1" draw:text-style-name="P1" draw:layer="layout" svg:width="0.08cm" svg:height="0.08cm" draw:transform="rotate (1.5707963267949) translate (15.449cm 8.192cm)">
          <text:p/>
        </draw:circle>
        <draw:circle draw:style-name="gr1" draw:text-style-name="P1" draw:layer="layout" svg:width="0.08cm" svg:height="0.08cm" draw:transform="rotate (1.5707963267949) translate (15.703cm 8.192cm)">
          <text:p/>
        </draw:circle>
        <draw:circle draw:style-name="gr1" draw:text-style-name="P1" draw:layer="layout" svg:width="0.08cm" svg:height="0.08cm" draw:transform="rotate (1.5707963267949) translate (15.957cm 8.192cm)">
          <text:p/>
        </draw:circle>
        <draw:circle draw:style-name="gr1" draw:text-style-name="P1" draw:layer="layout" svg:width="0.08cm" svg:height="0.08cm" draw:transform="rotate (1.5707963267949) translate (16.211cm 8.192cm)">
          <text:p/>
        </draw:circle>
        <draw:circle draw:style-name="gr1" draw:text-style-name="P1" draw:layer="layout" svg:width="0.08cm" svg:height="0.08cm" draw:transform="rotate (1.5707963267949) translate (16.465cm 8.192cm)">
          <text:p/>
        </draw:circle>
        <draw:circle draw:style-name="gr1" draw:text-style-name="P1" draw:layer="layout" svg:width="0.08cm" svg:height="0.08cm" draw:transform="rotate (1.5707963267949) translate (16.719cm 8.192cm)">
          <text:p/>
        </draw:circle>
        <draw:circle draw:style-name="gr1" draw:text-style-name="P1" draw:layer="layout" svg:width="0.08cm" svg:height="0.08cm" draw:transform="rotate (1.5707963267949) translate (16.973cm 8.192cm)">
          <text:p/>
        </draw:circle>
        <draw:circle draw:style-name="gr1" draw:text-style-name="P1" draw:layer="layout" svg:width="0.08cm" svg:height="0.08cm" draw:transform="rotate (1.5707963267949) translate (17.227cm 8.192cm)">
          <text:p/>
        </draw:circle>
        <draw:circle draw:style-name="gr1" draw:text-style-name="P1" draw:layer="layout" svg:width="0.08cm" svg:height="0.08cm" draw:transform="rotate (1.5707963267949) translate (17.481cm 8.192cm)">
          <text:p/>
        </draw:circle>
        <draw:circle draw:style-name="gr1" draw:text-style-name="P1" draw:layer="layout" svg:width="0.08cm" svg:height="0.08cm" draw:transform="rotate (1.5707963267949) translate (17.735cm 8.192cm)">
          <text:p/>
        </draw:circle>
        <draw:circle draw:style-name="gr1" draw:text-style-name="P1" draw:layer="layout" svg:width="0.08cm" svg:height="0.08cm" draw:transform="rotate (1.5707963267949) translate (17.989cm 8.192cm)">
          <text:p/>
        </draw:circle>
        <draw:circle draw:style-name="gr1" draw:text-style-name="P1" draw:layer="layout" svg:width="0.08cm" svg:height="0.08cm" draw:transform="rotate (1.5707963267949) translate (18.243cm 8.192cm)">
          <text:p/>
        </draw:circle>
        <draw:circle draw:style-name="gr1" draw:text-style-name="P1" draw:layer="layout" svg:width="0.08cm" svg:height="0.08cm" draw:transform="rotate (1.5707963267949) translate (18.497cm 8.192cm)">
          <text:p/>
        </draw:circle>
        <draw:circle draw:style-name="gr1" draw:text-style-name="P1" draw:layer="layout" svg:width="0.08cm" svg:height="0.08cm" draw:transform="rotate (1.5707963267949) translate (18.751cm 8.192cm)">
          <text:p/>
        </draw:circle>
        <draw:circle draw:style-name="gr1" draw:text-style-name="P1" draw:layer="layout" svg:width="0.08cm" svg:height="0.08cm" draw:transform="rotate (1.5707963267949) translate (19.005cm 8.192cm)">
          <text:p/>
        </draw:circle>
        <draw:line draw:style-name="gr11" draw:text-style-name="P9" draw:layer="layout" svg:x1="16.876cm" svg:y1="8.152cm" svg:x2="16.139cm" svg:y2="8.152cm">
          <text:p/>
        </draw:line>
        <draw:line draw:style-name="gr11" draw:text-style-name="P9" draw:layer="layout" svg:x1="17.638cm" svg:y1="8.152cm" svg:x2="16.901cm" svg:y2="8.152cm">
          <text:p/>
        </draw:line>
        <draw:line draw:style-name="gr11" draw:text-style-name="P9" draw:layer="layout" svg:x1="18.4cm" svg:y1="8.152cm" svg:x2="17.663cm" svg:y2="8.152cm">
          <text:p/>
        </draw:line>
        <draw:line draw:style-name="gr11" draw:text-style-name="P9" draw:layer="layout" svg:x1="16.109cm" svg:y1="8.152cm" svg:x2="15.372cm" svg:y2="8.152cm">
          <text:p/>
        </draw:line>
        <draw:line draw:style-name="gr11" draw:text-style-name="P9" draw:layer="layout" svg:x1="19.157cm" svg:y1="8.152cm" svg:x2="18.42cm" svg:y2="8.152cm">
          <text:p/>
        </draw:line>
        <draw:circle draw:style-name="gr1" draw:text-style-name="P1" draw:layer="layout" svg:width="0.08cm" svg:height="0.08cm" draw:transform="rotate (1.5707963267949) translate (19.259cm 8.192cm)">
          <text:p/>
        </draw:circle>
        <draw:circle draw:style-name="gr1" draw:text-style-name="P1" draw:layer="layout" svg:width="0.08cm" svg:height="0.08cm" draw:transform="rotate (1.5707963267949) translate (19.513cm 8.192cm)">
          <text:p/>
        </draw:circle>
        <draw:circle draw:style-name="gr1" draw:text-style-name="P1" draw:layer="layout" svg:width="0.08cm" svg:height="0.08cm" draw:transform="rotate (1.5707963267949) translate (19.767cm 8.192cm)">
          <text:p/>
        </draw:circle>
        <draw:circle draw:style-name="gr1" draw:text-style-name="P1" draw:layer="layout" svg:width="0.08cm" svg:height="0.08cm" draw:transform="rotate (1.5707963267949) translate (20.021cm 8.192cm)">
          <text:p/>
        </draw:circle>
        <draw:circle draw:style-name="gr1" draw:text-style-name="P1" draw:layer="layout" svg:width="0.08cm" svg:height="0.08cm" draw:transform="rotate (1.5707963267949) translate (20.275cm 8.192cm)">
          <text:p/>
        </draw:circle>
        <draw:circle draw:style-name="gr1" draw:text-style-name="P1" draw:layer="layout" svg:width="0.08cm" svg:height="0.08cm" draw:transform="rotate (1.5707963267949) translate (20.529cm 8.192cm)">
          <text:p/>
        </draw:circle>
        <draw:circle draw:style-name="gr1" draw:text-style-name="P1" draw:layer="layout" svg:width="0.08cm" svg:height="0.08cm" draw:transform="rotate (1.5707963267949) translate (20.783cm 8.192cm)">
          <text:p/>
        </draw:circle>
        <draw:circle draw:style-name="gr1" draw:text-style-name="P1" draw:layer="layout" svg:width="0.08cm" svg:height="0.08cm" draw:transform="rotate (1.5707963267949) translate (21.037cm 8.192cm)">
          <text:p/>
        </draw:circle>
        <draw:circle draw:style-name="gr1" draw:text-style-name="P1" draw:layer="layout" svg:width="0.08cm" svg:height="0.08cm" draw:transform="rotate (1.5707963267949) translate (21.291cm 8.192cm)">
          <text:p/>
        </draw:circle>
        <draw:line draw:style-name="gr11" draw:text-style-name="P9" draw:layer="layout" svg:x1="20.686cm" svg:y1="8.152cm" svg:x2="19.949cm" svg:y2="8.152cm">
          <text:p/>
        </draw:line>
        <draw:line draw:style-name="gr11" draw:text-style-name="P9" draw:layer="layout" svg:x1="19.919cm" svg:y1="8.152cm" svg:x2="19.182cm" svg:y2="8.152cm">
          <text:p/>
        </draw:line>
        <draw:line draw:style-name="gr11" draw:text-style-name="P9" draw:layer="layout" svg:x1="21.443cm" svg:y1="8.152cm" svg:x2="20.706cm" svg:y2="8.152cm">
          <text:p/>
        </draw:line>
        <draw:circle draw:style-name="gr1" draw:text-style-name="P1" draw:layer="layout" svg:width="0.08cm" svg:height="0.08cm" draw:transform="rotate (1.5707963267949) translate (11.38cm 7.938cm)">
          <text:p/>
        </draw:circle>
        <draw:circle draw:style-name="gr1" draw:text-style-name="P1" draw:layer="layout" svg:width="0.08cm" svg:height="0.08cm" draw:transform="rotate (1.5707963267949) translate (11.634cm 7.938cm)">
          <text:p/>
        </draw:circle>
        <draw:circle draw:style-name="gr1" draw:text-style-name="P1" draw:layer="layout" svg:width="0.08cm" svg:height="0.08cm" draw:transform="rotate (1.5707963267949) translate (11.888cm 7.938cm)">
          <text:p/>
        </draw:circle>
        <draw:circle draw:style-name="gr1" draw:text-style-name="P1" draw:layer="layout" svg:width="0.08cm" svg:height="0.08cm" draw:transform="rotate (1.5707963267949) translate (12.142cm 7.938cm)">
          <text:p/>
        </draw:circle>
        <draw:circle draw:style-name="gr1" draw:text-style-name="P1" draw:layer="layout" svg:width="0.08cm" svg:height="0.08cm" draw:transform="rotate (1.5707963267949) translate (12.396cm 7.938cm)">
          <text:p/>
        </draw:circle>
        <draw:circle draw:style-name="gr1" draw:text-style-name="P1" draw:layer="layout" svg:width="0.08cm" svg:height="0.08cm" draw:transform="rotate (1.5707963267949) translate (12.65cm 7.938cm)">
          <text:p/>
        </draw:circle>
        <draw:circle draw:style-name="gr1" draw:text-style-name="P1" draw:layer="layout" svg:width="0.08cm" svg:height="0.08cm" draw:transform="rotate (1.5707963267949) translate (12.904cm 7.938cm)">
          <text:p/>
        </draw:circle>
        <draw:circle draw:style-name="gr1" draw:text-style-name="P1" draw:layer="layout" svg:width="0.08cm" svg:height="0.08cm" draw:transform="rotate (1.5707963267949) translate (13.158cm 7.938cm)">
          <text:p/>
        </draw:circle>
        <draw:circle draw:style-name="gr1" draw:text-style-name="P1" draw:layer="layout" svg:width="0.08cm" svg:height="0.08cm" draw:transform="rotate (1.5707963267949) translate (13.412cm 7.938cm)">
          <text:p/>
        </draw:circle>
        <draw:circle draw:style-name="gr1" draw:text-style-name="P1" draw:layer="layout" svg:width="0.08cm" svg:height="0.08cm" draw:transform="rotate (1.5707963267949) translate (13.666cm 7.938cm)">
          <text:p/>
        </draw:circle>
        <draw:circle draw:style-name="gr1" draw:text-style-name="P1" draw:layer="layout" svg:width="0.08cm" svg:height="0.08cm" draw:transform="rotate (1.5707963267949) translate (13.92cm 7.938cm)">
          <text:p/>
        </draw:circle>
        <draw:circle draw:style-name="gr1" draw:text-style-name="P1" draw:layer="layout" svg:width="0.08cm" svg:height="0.08cm" draw:transform="rotate (1.5707963267949) translate (14.174cm 7.938cm)">
          <text:p/>
        </draw:circle>
        <draw:circle draw:style-name="gr1" draw:text-style-name="P1" draw:layer="layout" svg:width="0.08cm" svg:height="0.08cm" draw:transform="rotate (1.5707963267949) translate (14.428cm 7.938cm)">
          <text:p/>
        </draw:circle>
        <draw:circle draw:style-name="gr1" draw:text-style-name="P1" draw:layer="layout" svg:width="0.08cm" svg:height="0.08cm" draw:transform="rotate (1.5707963267949) translate (14.682cm 7.938cm)">
          <text:p/>
        </draw:circle>
        <draw:circle draw:style-name="gr1" draw:text-style-name="P1" draw:layer="layout" svg:width="0.08cm" svg:height="0.08cm" draw:transform="rotate (1.5707963267949) translate (14.936cm 7.938cm)">
          <text:p/>
        </draw:circle>
        <draw:circle draw:style-name="gr1" draw:text-style-name="P1" draw:layer="layout" svg:width="0.08cm" svg:height="0.08cm" draw:transform="rotate (1.5707963267949) translate (15.19cm 7.938cm)">
          <text:p/>
        </draw:circle>
        <draw:circle draw:style-name="gr1" draw:text-style-name="P1" draw:layer="layout" svg:width="0.08cm" svg:height="0.08cm" draw:transform="rotate (1.5707963267949) translate (7.589cm 7.938cm)">
          <text:p/>
        </draw:circle>
        <draw:circle draw:style-name="gr1" draw:text-style-name="P1" draw:layer="layout" svg:width="0.08cm" svg:height="0.08cm" draw:transform="rotate (1.5707963267949) translate (7.843cm 7.938cm)">
          <text:p/>
        </draw:circle>
        <draw:circle draw:style-name="gr1" draw:text-style-name="P1" draw:layer="layout" svg:width="0.08cm" svg:height="0.08cm" draw:transform="rotate (1.5707963267949) translate (8.097cm 7.938cm)">
          <text:p/>
        </draw:circle>
        <draw:circle draw:style-name="gr1" draw:text-style-name="P1" draw:layer="layout" svg:width="0.08cm" svg:height="0.08cm" draw:transform="rotate (1.5707963267949) translate (8.351cm 7.938cm)">
          <text:p/>
        </draw:circle>
        <draw:circle draw:style-name="gr1" draw:text-style-name="P1" draw:layer="layout" svg:width="0.08cm" svg:height="0.08cm" draw:transform="rotate (1.5707963267949) translate (8.605cm 7.938cm)">
          <text:p/>
        </draw:circle>
        <draw:circle draw:style-name="gr1" draw:text-style-name="P1" draw:layer="layout" svg:width="0.08cm" svg:height="0.08cm" draw:transform="rotate (1.5707963267949) translate (8.859cm 7.938cm)">
          <text:p/>
        </draw:circle>
        <draw:circle draw:style-name="gr1" draw:text-style-name="P1" draw:layer="layout" svg:width="0.08cm" svg:height="0.08cm" draw:transform="rotate (1.5707963267949) translate (9.113cm 7.938cm)">
          <text:p/>
        </draw:circle>
        <draw:circle draw:style-name="gr1" draw:text-style-name="P1" draw:layer="layout" svg:width="0.08cm" svg:height="0.08cm" draw:transform="rotate (1.5707963267949) translate (9.367cm 7.938cm)">
          <text:p/>
        </draw:circle>
        <draw:circle draw:style-name="gr1" draw:text-style-name="P1" draw:layer="layout" svg:width="0.08cm" svg:height="0.08cm" draw:transform="rotate (1.5707963267949) translate (9.621cm 7.938cm)">
          <text:p/>
        </draw:circle>
        <draw:circle draw:style-name="gr1" draw:text-style-name="P1" draw:layer="layout" svg:width="0.08cm" svg:height="0.08cm" draw:transform="rotate (1.5707963267949) translate (9.875cm 7.938cm)">
          <text:p/>
        </draw:circle>
        <draw:circle draw:style-name="gr1" draw:text-style-name="P1" draw:layer="layout" svg:width="0.08cm" svg:height="0.08cm" draw:transform="rotate (1.5707963267949) translate (10.129cm 7.938cm)">
          <text:p/>
        </draw:circle>
        <draw:circle draw:style-name="gr1" draw:text-style-name="P1" draw:layer="layout" svg:width="0.08cm" svg:height="0.08cm" draw:transform="rotate (1.5707963267949) translate (10.383cm 7.938cm)">
          <text:p/>
        </draw:circle>
        <draw:circle draw:style-name="gr1" draw:text-style-name="P1" draw:layer="layout" svg:width="0.08cm" svg:height="0.08cm" draw:transform="rotate (1.5707963267949) translate (10.637cm 7.938cm)">
          <text:p/>
        </draw:circle>
        <draw:circle draw:style-name="gr1" draw:text-style-name="P1" draw:layer="layout" svg:width="0.08cm" svg:height="0.08cm" draw:transform="rotate (1.5707963267949) translate (10.891cm 7.938cm)">
          <text:p/>
        </draw:circle>
        <draw:circle draw:style-name="gr1" draw:text-style-name="P1" draw:layer="layout" svg:width="0.08cm" svg:height="0.08cm" draw:transform="rotate (1.5707963267949) translate (11.145cm 7.938cm)">
          <text:p/>
        </draw:circle>
        <draw:line draw:style-name="gr11" draw:text-style-name="P9" draw:layer="layout" svg:x1="8.492cm" svg:y1="7.907cm" svg:x2="7.528cm" svg:y2="7.907cm">
          <text:p/>
        </draw:line>
        <draw:line draw:style-name="gr11" draw:text-style-name="P9" draw:layer="layout" svg:x1="9.251cm" svg:y1="7.907cm" svg:x2="8.514cm" svg:y2="7.907cm">
          <text:p/>
        </draw:line>
        <draw:line draw:style-name="gr11" draw:text-style-name="P9" draw:layer="layout" svg:x1="10.013cm" svg:y1="7.898cm" svg:x2="9.276cm" svg:y2="7.898cm">
          <text:p/>
        </draw:line>
        <draw:line draw:style-name="gr11" draw:text-style-name="P9" draw:layer="layout" svg:x1="10.775cm" svg:y1="7.898cm" svg:x2="10.038cm" svg:y2="7.898cm">
          <text:p/>
        </draw:line>
        <draw:line draw:style-name="gr11" draw:text-style-name="P9" draw:layer="layout" svg:x1="11.537cm" svg:y1="7.898cm" svg:x2="10.8cm" svg:y2="7.898cm">
          <text:p/>
        </draw:line>
        <draw:line draw:style-name="gr11" draw:text-style-name="P9" draw:layer="layout" svg:x1="12.299cm" svg:y1="7.898cm" svg:x2="11.562cm" svg:y2="7.898cm">
          <text:p/>
        </draw:line>
        <draw:line draw:style-name="gr11" draw:text-style-name="P9" draw:layer="layout" svg:x1="13.061cm" svg:y1="7.898cm" svg:x2="12.324cm" svg:y2="7.898cm">
          <text:p/>
        </draw:line>
        <draw:line draw:style-name="gr11" draw:text-style-name="P9" draw:layer="layout" svg:x1="13.823cm" svg:y1="7.898cm" svg:x2="13.086cm" svg:y2="7.898cm">
          <text:p/>
        </draw:line>
        <draw:line draw:style-name="gr11" draw:text-style-name="P9" draw:layer="layout" svg:x1="14.585cm" svg:y1="7.898cm" svg:x2="13.848cm" svg:y2="7.898cm">
          <text:p/>
        </draw:line>
        <draw:line draw:style-name="gr11" draw:text-style-name="P9" draw:layer="layout" svg:x1="15.347cm" svg:y1="7.898cm" svg:x2="14.61cm" svg:y2="7.898cm">
          <text:p/>
        </draw:line>
        <draw:circle draw:style-name="gr1" draw:text-style-name="P1" draw:layer="layout" svg:width="0.08cm" svg:height="0.08cm" draw:transform="rotate (1.5707963267949) translate (15.449cm 7.938cm)">
          <text:p/>
        </draw:circle>
        <draw:circle draw:style-name="gr1" draw:text-style-name="P1" draw:layer="layout" svg:width="0.08cm" svg:height="0.08cm" draw:transform="rotate (1.5707963267949) translate (15.703cm 7.938cm)">
          <text:p/>
        </draw:circle>
        <draw:circle draw:style-name="gr1" draw:text-style-name="P1" draw:layer="layout" svg:width="0.08cm" svg:height="0.08cm" draw:transform="rotate (1.5707963267949) translate (15.957cm 7.938cm)">
          <text:p/>
        </draw:circle>
        <draw:circle draw:style-name="gr1" draw:text-style-name="P1" draw:layer="layout" svg:width="0.08cm" svg:height="0.08cm" draw:transform="rotate (1.5707963267949) translate (16.211cm 7.938cm)">
          <text:p/>
        </draw:circle>
        <draw:circle draw:style-name="gr1" draw:text-style-name="P1" draw:layer="layout" svg:width="0.08cm" svg:height="0.08cm" draw:transform="rotate (1.5707963267949) translate (16.465cm 7.938cm)">
          <text:p/>
        </draw:circle>
        <draw:circle draw:style-name="gr1" draw:text-style-name="P1" draw:layer="layout" svg:width="0.08cm" svg:height="0.08cm" draw:transform="rotate (1.5707963267949) translate (16.719cm 7.938cm)">
          <text:p/>
        </draw:circle>
        <draw:circle draw:style-name="gr1" draw:text-style-name="P1" draw:layer="layout" svg:width="0.08cm" svg:height="0.08cm" draw:transform="rotate (1.5707963267949) translate (16.973cm 7.938cm)">
          <text:p/>
        </draw:circle>
        <draw:circle draw:style-name="gr1" draw:text-style-name="P1" draw:layer="layout" svg:width="0.08cm" svg:height="0.08cm" draw:transform="rotate (1.5707963267949) translate (17.227cm 7.938cm)">
          <text:p/>
        </draw:circle>
        <draw:circle draw:style-name="gr1" draw:text-style-name="P1" draw:layer="layout" svg:width="0.08cm" svg:height="0.08cm" draw:transform="rotate (1.5707963267949) translate (17.481cm 7.938cm)">
          <text:p/>
        </draw:circle>
        <draw:circle draw:style-name="gr1" draw:text-style-name="P1" draw:layer="layout" svg:width="0.08cm" svg:height="0.08cm" draw:transform="rotate (1.5707963267949) translate (17.735cm 7.938cm)">
          <text:p/>
        </draw:circle>
        <draw:circle draw:style-name="gr1" draw:text-style-name="P1" draw:layer="layout" svg:width="0.08cm" svg:height="0.08cm" draw:transform="rotate (1.5707963267949) translate (17.989cm 7.938cm)">
          <text:p/>
        </draw:circle>
        <draw:circle draw:style-name="gr1" draw:text-style-name="P1" draw:layer="layout" svg:width="0.08cm" svg:height="0.08cm" draw:transform="rotate (1.5707963267949) translate (18.243cm 7.938cm)">
          <text:p/>
        </draw:circle>
        <draw:circle draw:style-name="gr1" draw:text-style-name="P1" draw:layer="layout" svg:width="0.08cm" svg:height="0.08cm" draw:transform="rotate (1.5707963267949) translate (18.497cm 7.938cm)">
          <text:p/>
        </draw:circle>
        <draw:circle draw:style-name="gr1" draw:text-style-name="P1" draw:layer="layout" svg:width="0.08cm" svg:height="0.08cm" draw:transform="rotate (1.5707963267949) translate (18.751cm 7.938cm)">
          <text:p/>
        </draw:circle>
        <draw:circle draw:style-name="gr1" draw:text-style-name="P1" draw:layer="layout" svg:width="0.08cm" svg:height="0.08cm" draw:transform="rotate (1.5707963267949) translate (19.005cm 7.938cm)">
          <text:p/>
        </draw:circle>
        <draw:line draw:style-name="gr11" draw:text-style-name="P9" draw:layer="layout" svg:x1="16.876cm" svg:y1="7.898cm" svg:x2="16.139cm" svg:y2="7.898cm">
          <text:p/>
        </draw:line>
        <draw:line draw:style-name="gr11" draw:text-style-name="P9" draw:layer="layout" svg:x1="17.638cm" svg:y1="7.898cm" svg:x2="16.901cm" svg:y2="7.898cm">
          <text:p/>
        </draw:line>
        <draw:line draw:style-name="gr11" draw:text-style-name="P9" draw:layer="layout" svg:x1="18.4cm" svg:y1="7.898cm" svg:x2="17.663cm" svg:y2="7.898cm">
          <text:p/>
        </draw:line>
        <draw:line draw:style-name="gr11" draw:text-style-name="P9" draw:layer="layout" svg:x1="16.109cm" svg:y1="7.898cm" svg:x2="15.372cm" svg:y2="7.898cm">
          <text:p/>
        </draw:line>
        <draw:line draw:style-name="gr11" draw:text-style-name="P9" draw:layer="layout" svg:x1="19.157cm" svg:y1="7.898cm" svg:x2="18.42cm" svg:y2="7.898cm">
          <text:p/>
        </draw:line>
        <draw:circle draw:style-name="gr1" draw:text-style-name="P1" draw:layer="layout" svg:width="0.08cm" svg:height="0.08cm" draw:transform="rotate (1.5707963267949) translate (19.259cm 7.938cm)">
          <text:p/>
        </draw:circle>
        <draw:circle draw:style-name="gr1" draw:text-style-name="P1" draw:layer="layout" svg:width="0.08cm" svg:height="0.08cm" draw:transform="rotate (1.5707963267949) translate (19.513cm 7.938cm)">
          <text:p/>
        </draw:circle>
        <draw:circle draw:style-name="gr1" draw:text-style-name="P1" draw:layer="layout" svg:width="0.08cm" svg:height="0.08cm" draw:transform="rotate (1.5707963267949) translate (19.767cm 7.938cm)">
          <text:p/>
        </draw:circle>
        <draw:circle draw:style-name="gr1" draw:text-style-name="P1" draw:layer="layout" svg:width="0.08cm" svg:height="0.08cm" draw:transform="rotate (1.5707963267949) translate (20.021cm 7.938cm)">
          <text:p/>
        </draw:circle>
        <draw:circle draw:style-name="gr1" draw:text-style-name="P1" draw:layer="layout" svg:width="0.08cm" svg:height="0.08cm" draw:transform="rotate (1.5707963267949) translate (20.275cm 7.938cm)">
          <text:p/>
        </draw:circle>
        <draw:circle draw:style-name="gr1" draw:text-style-name="P1" draw:layer="layout" svg:width="0.08cm" svg:height="0.08cm" draw:transform="rotate (1.5707963267949) translate (20.529cm 7.938cm)">
          <text:p/>
        </draw:circle>
        <draw:circle draw:style-name="gr1" draw:text-style-name="P1" draw:layer="layout" svg:width="0.08cm" svg:height="0.08cm" draw:transform="rotate (1.5707963267949) translate (20.783cm 7.938cm)">
          <text:p/>
        </draw:circle>
        <draw:circle draw:style-name="gr1" draw:text-style-name="P1" draw:layer="layout" svg:width="0.08cm" svg:height="0.08cm" draw:transform="rotate (1.5707963267949) translate (21.037cm 7.938cm)">
          <text:p/>
        </draw:circle>
        <draw:circle draw:style-name="gr1" draw:text-style-name="P1" draw:layer="layout" svg:width="0.08cm" svg:height="0.08cm" draw:transform="rotate (1.5707963267949) translate (21.291cm 7.938cm)">
          <text:p/>
        </draw:circle>
        <draw:line draw:style-name="gr11" draw:text-style-name="P9" draw:layer="layout" svg:x1="20.686cm" svg:y1="7.898cm" svg:x2="19.949cm" svg:y2="7.898cm">
          <text:p/>
        </draw:line>
        <draw:line draw:style-name="gr11" draw:text-style-name="P9" draw:layer="layout" svg:x1="19.919cm" svg:y1="7.898cm" svg:x2="19.182cm" svg:y2="7.898cm">
          <text:p/>
        </draw:line>
        <draw:line draw:style-name="gr11" draw:text-style-name="P9" draw:layer="layout" svg:x1="21.443cm" svg:y1="7.898cm" svg:x2="20.706cm" svg:y2="7.898cm">
          <text:p/>
        </draw:line>
        <draw:circle draw:style-name="gr1" draw:text-style-name="P1" draw:layer="layout" svg:width="0.08cm" svg:height="0.08cm" draw:transform="rotate (1.5707963267949) translate (11.38cm 7.684cm)">
          <text:p/>
        </draw:circle>
        <draw:circle draw:style-name="gr1" draw:text-style-name="P1" draw:layer="layout" svg:width="0.08cm" svg:height="0.08cm" draw:transform="rotate (1.5707963267949) translate (11.634cm 7.684cm)">
          <text:p/>
        </draw:circle>
        <draw:circle draw:style-name="gr1" draw:text-style-name="P1" draw:layer="layout" svg:width="0.08cm" svg:height="0.08cm" draw:transform="rotate (1.5707963267949) translate (11.888cm 7.684cm)">
          <text:p/>
        </draw:circle>
        <draw:circle draw:style-name="gr1" draw:text-style-name="P1" draw:layer="layout" svg:width="0.08cm" svg:height="0.08cm" draw:transform="rotate (1.5707963267949) translate (12.142cm 7.684cm)">
          <text:p/>
        </draw:circle>
        <draw:circle draw:style-name="gr1" draw:text-style-name="P1" draw:layer="layout" svg:width="0.08cm" svg:height="0.08cm" draw:transform="rotate (1.5707963267949) translate (12.396cm 7.684cm)">
          <text:p/>
        </draw:circle>
        <draw:circle draw:style-name="gr1" draw:text-style-name="P1" draw:layer="layout" svg:width="0.08cm" svg:height="0.08cm" draw:transform="rotate (1.5707963267949) translate (12.65cm 7.684cm)">
          <text:p/>
        </draw:circle>
        <draw:circle draw:style-name="gr1" draw:text-style-name="P1" draw:layer="layout" svg:width="0.08cm" svg:height="0.08cm" draw:transform="rotate (1.5707963267949) translate (12.904cm 7.684cm)">
          <text:p/>
        </draw:circle>
        <draw:circle draw:style-name="gr1" draw:text-style-name="P1" draw:layer="layout" svg:width="0.08cm" svg:height="0.08cm" draw:transform="rotate (1.5707963267949) translate (13.158cm 7.684cm)">
          <text:p/>
        </draw:circle>
        <draw:circle draw:style-name="gr1" draw:text-style-name="P1" draw:layer="layout" svg:width="0.08cm" svg:height="0.08cm" draw:transform="rotate (1.5707963267949) translate (13.412cm 7.684cm)">
          <text:p/>
        </draw:circle>
        <draw:circle draw:style-name="gr1" draw:text-style-name="P1" draw:layer="layout" svg:width="0.08cm" svg:height="0.08cm" draw:transform="rotate (1.5707963267949) translate (13.666cm 7.684cm)">
          <text:p/>
        </draw:circle>
        <draw:circle draw:style-name="gr1" draw:text-style-name="P1" draw:layer="layout" svg:width="0.08cm" svg:height="0.08cm" draw:transform="rotate (1.5707963267949) translate (13.92cm 7.684cm)">
          <text:p/>
        </draw:circle>
        <draw:circle draw:style-name="gr1" draw:text-style-name="P1" draw:layer="layout" svg:width="0.08cm" svg:height="0.08cm" draw:transform="rotate (1.5707963267949) translate (14.174cm 7.684cm)">
          <text:p/>
        </draw:circle>
        <draw:circle draw:style-name="gr1" draw:text-style-name="P1" draw:layer="layout" svg:width="0.08cm" svg:height="0.08cm" draw:transform="rotate (1.5707963267949) translate (14.428cm 7.684cm)">
          <text:p/>
        </draw:circle>
        <draw:circle draw:style-name="gr1" draw:text-style-name="P1" draw:layer="layout" svg:width="0.08cm" svg:height="0.08cm" draw:transform="rotate (1.5707963267949) translate (14.682cm 7.684cm)">
          <text:p/>
        </draw:circle>
        <draw:circle draw:style-name="gr1" draw:text-style-name="P1" draw:layer="layout" svg:width="0.08cm" svg:height="0.08cm" draw:transform="rotate (1.5707963267949) translate (14.936cm 7.684cm)">
          <text:p/>
        </draw:circle>
        <draw:circle draw:style-name="gr1" draw:text-style-name="P1" draw:layer="layout" svg:width="0.08cm" svg:height="0.08cm" draw:transform="rotate (1.5707963267949) translate (15.19cm 7.684cm)">
          <text:p/>
        </draw:circle>
        <draw:circle draw:style-name="gr1" draw:text-style-name="P1" draw:layer="layout" svg:width="0.08cm" svg:height="0.08cm" draw:transform="rotate (1.5707963267949) translate (7.589cm 7.684cm)">
          <text:p/>
        </draw:circle>
        <draw:circle draw:style-name="gr1" draw:text-style-name="P1" draw:layer="layout" svg:width="0.08cm" svg:height="0.08cm" draw:transform="rotate (1.5707963267949) translate (7.843cm 7.684cm)">
          <text:p/>
        </draw:circle>
        <draw:circle draw:style-name="gr1" draw:text-style-name="P1" draw:layer="layout" svg:width="0.08cm" svg:height="0.08cm" draw:transform="rotate (1.5707963267949) translate (8.097cm 7.684cm)">
          <text:p/>
        </draw:circle>
        <draw:circle draw:style-name="gr1" draw:text-style-name="P1" draw:layer="layout" svg:width="0.08cm" svg:height="0.08cm" draw:transform="rotate (1.5707963267949) translate (8.351cm 7.684cm)">
          <text:p/>
        </draw:circle>
        <draw:circle draw:style-name="gr1" draw:text-style-name="P1" draw:layer="layout" svg:width="0.08cm" svg:height="0.08cm" draw:transform="rotate (1.5707963267949) translate (8.605cm 7.684cm)">
          <text:p/>
        </draw:circle>
        <draw:circle draw:style-name="gr1" draw:text-style-name="P1" draw:layer="layout" svg:width="0.08cm" svg:height="0.08cm" draw:transform="rotate (1.5707963267949) translate (8.859cm 7.684cm)">
          <text:p/>
        </draw:circle>
        <draw:circle draw:style-name="gr1" draw:text-style-name="P1" draw:layer="layout" svg:width="0.08cm" svg:height="0.08cm" draw:transform="rotate (1.5707963267949) translate (9.113cm 7.684cm)">
          <text:p/>
        </draw:circle>
        <draw:circle draw:style-name="gr1" draw:text-style-name="P1" draw:layer="layout" svg:width="0.08cm" svg:height="0.08cm" draw:transform="rotate (1.5707963267949) translate (9.367cm 7.684cm)">
          <text:p/>
        </draw:circle>
        <draw:circle draw:style-name="gr1" draw:text-style-name="P1" draw:layer="layout" svg:width="0.08cm" svg:height="0.08cm" draw:transform="rotate (1.5707963267949) translate (9.621cm 7.684cm)">
          <text:p/>
        </draw:circle>
        <draw:circle draw:style-name="gr1" draw:text-style-name="P1" draw:layer="layout" svg:width="0.08cm" svg:height="0.08cm" draw:transform="rotate (1.5707963267949) translate (9.875cm 7.684cm)">
          <text:p/>
        </draw:circle>
        <draw:circle draw:style-name="gr1" draw:text-style-name="P1" draw:layer="layout" svg:width="0.08cm" svg:height="0.08cm" draw:transform="rotate (1.5707963267949) translate (10.129cm 7.684cm)">
          <text:p/>
        </draw:circle>
        <draw:circle draw:style-name="gr1" draw:text-style-name="P1" draw:layer="layout" svg:width="0.08cm" svg:height="0.08cm" draw:transform="rotate (1.5707963267949) translate (10.383cm 7.684cm)">
          <text:p/>
        </draw:circle>
        <draw:circle draw:style-name="gr1" draw:text-style-name="P1" draw:layer="layout" svg:width="0.08cm" svg:height="0.08cm" draw:transform="rotate (1.5707963267949) translate (10.637cm 7.684cm)">
          <text:p/>
        </draw:circle>
        <draw:circle draw:style-name="gr1" draw:text-style-name="P1" draw:layer="layout" svg:width="0.08cm" svg:height="0.08cm" draw:transform="rotate (1.5707963267949) translate (10.891cm 7.684cm)">
          <text:p/>
        </draw:circle>
        <draw:circle draw:style-name="gr1" draw:text-style-name="P1" draw:layer="layout" svg:width="0.08cm" svg:height="0.08cm" draw:transform="rotate (1.5707963267949) translate (11.145cm 7.684cm)">
          <text:p/>
        </draw:circle>
        <draw:line draw:style-name="gr11" draw:text-style-name="P9" draw:layer="layout" svg:x1="8.492cm" svg:y1="7.653cm" svg:x2="7.528cm" svg:y2="7.653cm">
          <text:p/>
        </draw:line>
        <draw:line draw:style-name="gr11" draw:text-style-name="P9" draw:layer="layout" svg:x1="9.251cm" svg:y1="7.653cm" svg:x2="8.514cm" svg:y2="7.653cm">
          <text:p/>
        </draw:line>
        <draw:line draw:style-name="gr11" draw:text-style-name="P9" draw:layer="layout" svg:x1="10.013cm" svg:y1="7.644cm" svg:x2="9.276cm" svg:y2="7.644cm">
          <text:p/>
        </draw:line>
        <draw:line draw:style-name="gr11" draw:text-style-name="P9" draw:layer="layout" svg:x1="10.775cm" svg:y1="7.644cm" svg:x2="10.038cm" svg:y2="7.644cm">
          <text:p/>
        </draw:line>
        <draw:line draw:style-name="gr11" draw:text-style-name="P9" draw:layer="layout" svg:x1="11.537cm" svg:y1="7.644cm" svg:x2="10.8cm" svg:y2="7.644cm">
          <text:p/>
        </draw:line>
        <draw:line draw:style-name="gr11" draw:text-style-name="P9" draw:layer="layout" svg:x1="12.299cm" svg:y1="7.644cm" svg:x2="11.562cm" svg:y2="7.644cm">
          <text:p/>
        </draw:line>
        <draw:line draw:style-name="gr11" draw:text-style-name="P9" draw:layer="layout" svg:x1="13.061cm" svg:y1="7.644cm" svg:x2="12.324cm" svg:y2="7.644cm">
          <text:p/>
        </draw:line>
        <draw:line draw:style-name="gr11" draw:text-style-name="P9" draw:layer="layout" svg:x1="13.823cm" svg:y1="7.644cm" svg:x2="13.086cm" svg:y2="7.644cm">
          <text:p/>
        </draw:line>
        <draw:line draw:style-name="gr11" draw:text-style-name="P9" draw:layer="layout" svg:x1="14.585cm" svg:y1="7.644cm" svg:x2="13.848cm" svg:y2="7.644cm">
          <text:p/>
        </draw:line>
        <draw:line draw:style-name="gr11" draw:text-style-name="P9" draw:layer="layout" svg:x1="15.347cm" svg:y1="7.644cm" svg:x2="14.61cm" svg:y2="7.644cm">
          <text:p/>
        </draw:line>
        <draw:circle draw:style-name="gr1" draw:text-style-name="P1" draw:layer="layout" svg:width="0.08cm" svg:height="0.08cm" draw:transform="rotate (1.5707963267949) translate (15.449cm 7.684cm)">
          <text:p/>
        </draw:circle>
        <draw:circle draw:style-name="gr1" draw:text-style-name="P1" draw:layer="layout" svg:width="0.08cm" svg:height="0.08cm" draw:transform="rotate (1.5707963267949) translate (15.703cm 7.684cm)">
          <text:p/>
        </draw:circle>
        <draw:circle draw:style-name="gr1" draw:text-style-name="P1" draw:layer="layout" svg:width="0.08cm" svg:height="0.08cm" draw:transform="rotate (1.5707963267949) translate (15.957cm 7.684cm)">
          <text:p/>
        </draw:circle>
        <draw:circle draw:style-name="gr1" draw:text-style-name="P1" draw:layer="layout" svg:width="0.08cm" svg:height="0.08cm" draw:transform="rotate (1.5707963267949) translate (16.211cm 7.684cm)">
          <text:p/>
        </draw:circle>
        <draw:circle draw:style-name="gr1" draw:text-style-name="P1" draw:layer="layout" svg:width="0.08cm" svg:height="0.08cm" draw:transform="rotate (1.5707963267949) translate (16.465cm 7.684cm)">
          <text:p/>
        </draw:circle>
        <draw:circle draw:style-name="gr1" draw:text-style-name="P1" draw:layer="layout" svg:width="0.08cm" svg:height="0.08cm" draw:transform="rotate (1.5707963267949) translate (16.719cm 7.684cm)">
          <text:p/>
        </draw:circle>
        <draw:circle draw:style-name="gr1" draw:text-style-name="P1" draw:layer="layout" svg:width="0.08cm" svg:height="0.08cm" draw:transform="rotate (1.5707963267949) translate (16.973cm 7.684cm)">
          <text:p/>
        </draw:circle>
        <draw:circle draw:style-name="gr1" draw:text-style-name="P1" draw:layer="layout" svg:width="0.08cm" svg:height="0.08cm" draw:transform="rotate (1.5707963267949) translate (17.227cm 7.684cm)">
          <text:p/>
        </draw:circle>
        <draw:circle draw:style-name="gr1" draw:text-style-name="P1" draw:layer="layout" svg:width="0.08cm" svg:height="0.08cm" draw:transform="rotate (1.5707963267949) translate (17.481cm 7.684cm)">
          <text:p/>
        </draw:circle>
        <draw:circle draw:style-name="gr1" draw:text-style-name="P1" draw:layer="layout" svg:width="0.08cm" svg:height="0.08cm" draw:transform="rotate (1.5707963267949) translate (17.735cm 7.684cm)">
          <text:p/>
        </draw:circle>
        <draw:circle draw:style-name="gr1" draw:text-style-name="P1" draw:layer="layout" svg:width="0.08cm" svg:height="0.08cm" draw:transform="rotate (1.5707963267949) translate (17.989cm 7.684cm)">
          <text:p/>
        </draw:circle>
        <draw:circle draw:style-name="gr1" draw:text-style-name="P1" draw:layer="layout" svg:width="0.08cm" svg:height="0.08cm" draw:transform="rotate (1.5707963267949) translate (18.243cm 7.684cm)">
          <text:p/>
        </draw:circle>
        <draw:circle draw:style-name="gr1" draw:text-style-name="P1" draw:layer="layout" svg:width="0.08cm" svg:height="0.08cm" draw:transform="rotate (1.5707963267949) translate (18.497cm 7.684cm)">
          <text:p/>
        </draw:circle>
        <draw:circle draw:style-name="gr1" draw:text-style-name="P1" draw:layer="layout" svg:width="0.08cm" svg:height="0.08cm" draw:transform="rotate (1.5707963267949) translate (18.751cm 7.684cm)">
          <text:p/>
        </draw:circle>
        <draw:circle draw:style-name="gr1" draw:text-style-name="P1" draw:layer="layout" svg:width="0.08cm" svg:height="0.08cm" draw:transform="rotate (1.5707963267949) translate (19.005cm 7.684cm)">
          <text:p/>
        </draw:circle>
        <draw:line draw:style-name="gr11" draw:text-style-name="P9" draw:layer="layout" svg:x1="16.876cm" svg:y1="7.644cm" svg:x2="16.139cm" svg:y2="7.644cm">
          <text:p/>
        </draw:line>
        <draw:line draw:style-name="gr11" draw:text-style-name="P9" draw:layer="layout" svg:x1="17.638cm" svg:y1="7.644cm" svg:x2="16.901cm" svg:y2="7.644cm">
          <text:p/>
        </draw:line>
        <draw:line draw:style-name="gr11" draw:text-style-name="P9" draw:layer="layout" svg:x1="18.4cm" svg:y1="7.644cm" svg:x2="17.663cm" svg:y2="7.644cm">
          <text:p/>
        </draw:line>
        <draw:line draw:style-name="gr11" draw:text-style-name="P9" draw:layer="layout" svg:x1="16.109cm" svg:y1="7.644cm" svg:x2="15.372cm" svg:y2="7.644cm">
          <text:p/>
        </draw:line>
        <draw:line draw:style-name="gr11" draw:text-style-name="P9" draw:layer="layout" svg:x1="19.157cm" svg:y1="7.644cm" svg:x2="18.42cm" svg:y2="7.644cm">
          <text:p/>
        </draw:line>
        <draw:circle draw:style-name="gr1" draw:text-style-name="P1" draw:layer="layout" svg:width="0.08cm" svg:height="0.08cm" draw:transform="rotate (1.5707963267949) translate (19.259cm 7.684cm)">
          <text:p/>
        </draw:circle>
        <draw:circle draw:style-name="gr1" draw:text-style-name="P1" draw:layer="layout" svg:width="0.08cm" svg:height="0.08cm" draw:transform="rotate (1.5707963267949) translate (19.513cm 7.684cm)">
          <text:p/>
        </draw:circle>
        <draw:circle draw:style-name="gr1" draw:text-style-name="P1" draw:layer="layout" svg:width="0.08cm" svg:height="0.08cm" draw:transform="rotate (1.5707963267949) translate (19.767cm 7.684cm)">
          <text:p/>
        </draw:circle>
        <draw:circle draw:style-name="gr1" draw:text-style-name="P1" draw:layer="layout" svg:width="0.08cm" svg:height="0.08cm" draw:transform="rotate (1.5707963267949) translate (20.021cm 7.684cm)">
          <text:p/>
        </draw:circle>
        <draw:circle draw:style-name="gr1" draw:text-style-name="P1" draw:layer="layout" svg:width="0.08cm" svg:height="0.08cm" draw:transform="rotate (1.5707963267949) translate (20.275cm 7.684cm)">
          <text:p/>
        </draw:circle>
        <draw:circle draw:style-name="gr1" draw:text-style-name="P1" draw:layer="layout" svg:width="0.08cm" svg:height="0.08cm" draw:transform="rotate (1.5707963267949) translate (20.529cm 7.684cm)">
          <text:p/>
        </draw:circle>
        <draw:circle draw:style-name="gr1" draw:text-style-name="P1" draw:layer="layout" svg:width="0.08cm" svg:height="0.08cm" draw:transform="rotate (1.5707963267949) translate (20.783cm 7.684cm)">
          <text:p/>
        </draw:circle>
        <draw:circle draw:style-name="gr1" draw:text-style-name="P1" draw:layer="layout" svg:width="0.08cm" svg:height="0.08cm" draw:transform="rotate (1.5707963267949) translate (21.037cm 7.684cm)">
          <text:p/>
        </draw:circle>
        <draw:circle draw:style-name="gr1" draw:text-style-name="P1" draw:layer="layout" svg:width="0.08cm" svg:height="0.08cm" draw:transform="rotate (1.5707963267949) translate (21.291cm 7.684cm)">
          <text:p/>
        </draw:circle>
        <draw:line draw:style-name="gr11" draw:text-style-name="P9" draw:layer="layout" svg:x1="20.686cm" svg:y1="7.644cm" svg:x2="19.949cm" svg:y2="7.644cm">
          <text:p/>
        </draw:line>
        <draw:line draw:style-name="gr11" draw:text-style-name="P9" draw:layer="layout" svg:x1="19.919cm" svg:y1="7.644cm" svg:x2="19.182cm" svg:y2="7.644cm">
          <text:p/>
        </draw:line>
        <draw:line draw:style-name="gr11" draw:text-style-name="P9" draw:layer="layout" svg:x1="21.443cm" svg:y1="7.644cm" svg:x2="20.706cm" svg:y2="7.644cm">
          <text:p/>
        </draw:line>
        <draw:circle draw:style-name="gr1" draw:text-style-name="P1" draw:layer="layout" svg:width="0.08cm" svg:height="0.08cm" draw:transform="rotate (1.5707963267949) translate (11.38cm 7.43cm)">
          <text:p/>
        </draw:circle>
        <draw:circle draw:style-name="gr1" draw:text-style-name="P1" draw:layer="layout" svg:width="0.08cm" svg:height="0.08cm" draw:transform="rotate (1.5707963267949) translate (11.634cm 7.43cm)">
          <text:p/>
        </draw:circle>
        <draw:circle draw:style-name="gr1" draw:text-style-name="P1" draw:layer="layout" svg:width="0.08cm" svg:height="0.08cm" draw:transform="rotate (1.5707963267949) translate (11.888cm 7.43cm)">
          <text:p/>
        </draw:circle>
        <draw:circle draw:style-name="gr1" draw:text-style-name="P1" draw:layer="layout" svg:width="0.08cm" svg:height="0.08cm" draw:transform="rotate (1.5707963267949) translate (12.142cm 7.43cm)">
          <text:p/>
        </draw:circle>
        <draw:circle draw:style-name="gr1" draw:text-style-name="P1" draw:layer="layout" svg:width="0.08cm" svg:height="0.08cm" draw:transform="rotate (1.5707963267949) translate (12.396cm 7.43cm)">
          <text:p/>
        </draw:circle>
        <draw:circle draw:style-name="gr1" draw:text-style-name="P1" draw:layer="layout" svg:width="0.08cm" svg:height="0.08cm" draw:transform="rotate (1.5707963267949) translate (12.65cm 7.43cm)">
          <text:p/>
        </draw:circle>
        <draw:circle draw:style-name="gr1" draw:text-style-name="P1" draw:layer="layout" svg:width="0.08cm" svg:height="0.08cm" draw:transform="rotate (1.5707963267949) translate (12.904cm 7.43cm)">
          <text:p/>
        </draw:circle>
        <draw:circle draw:style-name="gr1" draw:text-style-name="P1" draw:layer="layout" svg:width="0.08cm" svg:height="0.08cm" draw:transform="rotate (1.5707963267949) translate (13.158cm 7.43cm)">
          <text:p/>
        </draw:circle>
        <draw:circle draw:style-name="gr1" draw:text-style-name="P1" draw:layer="layout" svg:width="0.08cm" svg:height="0.08cm" draw:transform="rotate (1.5707963267949) translate (13.412cm 7.43cm)">
          <text:p/>
        </draw:circle>
        <draw:circle draw:style-name="gr1" draw:text-style-name="P1" draw:layer="layout" svg:width="0.08cm" svg:height="0.08cm" draw:transform="rotate (1.5707963267949) translate (13.666cm 7.43cm)">
          <text:p/>
        </draw:circle>
        <draw:circle draw:style-name="gr1" draw:text-style-name="P1" draw:layer="layout" svg:width="0.08cm" svg:height="0.08cm" draw:transform="rotate (1.5707963267949) translate (13.92cm 7.43cm)">
          <text:p/>
        </draw:circle>
        <draw:circle draw:style-name="gr1" draw:text-style-name="P1" draw:layer="layout" svg:width="0.08cm" svg:height="0.08cm" draw:transform="rotate (1.5707963267949) translate (14.174cm 7.43cm)">
          <text:p/>
        </draw:circle>
        <draw:circle draw:style-name="gr1" draw:text-style-name="P1" draw:layer="layout" svg:width="0.08cm" svg:height="0.08cm" draw:transform="rotate (1.5707963267949) translate (14.428cm 7.43cm)">
          <text:p/>
        </draw:circle>
        <draw:circle draw:style-name="gr1" draw:text-style-name="P1" draw:layer="layout" svg:width="0.08cm" svg:height="0.08cm" draw:transform="rotate (1.5707963267949) translate (14.682cm 7.43cm)">
          <text:p/>
        </draw:circle>
        <draw:circle draw:style-name="gr1" draw:text-style-name="P1" draw:layer="layout" svg:width="0.08cm" svg:height="0.08cm" draw:transform="rotate (1.5707963267949) translate (14.936cm 7.43cm)">
          <text:p/>
        </draw:circle>
        <draw:circle draw:style-name="gr1" draw:text-style-name="P1" draw:layer="layout" svg:width="0.08cm" svg:height="0.08cm" draw:transform="rotate (1.5707963267949) translate (15.19cm 7.43cm)">
          <text:p/>
        </draw:circle>
        <draw:circle draw:style-name="gr1" draw:text-style-name="P1" draw:layer="layout" svg:width="0.08cm" svg:height="0.08cm" draw:transform="rotate (1.5707963267949) translate (7.589cm 7.43cm)">
          <text:p/>
        </draw:circle>
        <draw:circle draw:style-name="gr1" draw:text-style-name="P1" draw:layer="layout" svg:width="0.08cm" svg:height="0.08cm" draw:transform="rotate (1.5707963267949) translate (7.843cm 7.43cm)">
          <text:p/>
        </draw:circle>
        <draw:circle draw:style-name="gr1" draw:text-style-name="P1" draw:layer="layout" svg:width="0.08cm" svg:height="0.08cm" draw:transform="rotate (1.5707963267949) translate (8.097cm 7.43cm)">
          <text:p/>
        </draw:circle>
        <draw:circle draw:style-name="gr1" draw:text-style-name="P1" draw:layer="layout" svg:width="0.08cm" svg:height="0.08cm" draw:transform="rotate (1.5707963267949) translate (8.351cm 7.43cm)">
          <text:p/>
        </draw:circle>
        <draw:circle draw:style-name="gr1" draw:text-style-name="P1" draw:layer="layout" svg:width="0.08cm" svg:height="0.08cm" draw:transform="rotate (1.5707963267949) translate (8.605cm 7.43cm)">
          <text:p/>
        </draw:circle>
        <draw:circle draw:style-name="gr1" draw:text-style-name="P1" draw:layer="layout" svg:width="0.08cm" svg:height="0.08cm" draw:transform="rotate (1.5707963267949) translate (8.859cm 7.43cm)">
          <text:p/>
        </draw:circle>
        <draw:circle draw:style-name="gr1" draw:text-style-name="P1" draw:layer="layout" svg:width="0.08cm" svg:height="0.08cm" draw:transform="rotate (1.5707963267949) translate (9.113cm 7.43cm)">
          <text:p/>
        </draw:circle>
        <draw:circle draw:style-name="gr1" draw:text-style-name="P1" draw:layer="layout" svg:width="0.08cm" svg:height="0.08cm" draw:transform="rotate (1.5707963267949) translate (9.367cm 7.43cm)">
          <text:p/>
        </draw:circle>
        <draw:circle draw:style-name="gr1" draw:text-style-name="P1" draw:layer="layout" svg:width="0.08cm" svg:height="0.08cm" draw:transform="rotate (1.5707963267949) translate (9.621cm 7.43cm)">
          <text:p/>
        </draw:circle>
        <draw:circle draw:style-name="gr1" draw:text-style-name="P1" draw:layer="layout" svg:width="0.08cm" svg:height="0.08cm" draw:transform="rotate (1.5707963267949) translate (9.875cm 7.43cm)">
          <text:p/>
        </draw:circle>
        <draw:circle draw:style-name="gr1" draw:text-style-name="P1" draw:layer="layout" svg:width="0.08cm" svg:height="0.08cm" draw:transform="rotate (1.5707963267949) translate (10.129cm 7.43cm)">
          <text:p/>
        </draw:circle>
        <draw:circle draw:style-name="gr1" draw:text-style-name="P1" draw:layer="layout" svg:width="0.08cm" svg:height="0.08cm" draw:transform="rotate (1.5707963267949) translate (10.383cm 7.43cm)">
          <text:p/>
        </draw:circle>
        <draw:circle draw:style-name="gr1" draw:text-style-name="P1" draw:layer="layout" svg:width="0.08cm" svg:height="0.08cm" draw:transform="rotate (1.5707963267949) translate (10.637cm 7.43cm)">
          <text:p/>
        </draw:circle>
        <draw:circle draw:style-name="gr1" draw:text-style-name="P1" draw:layer="layout" svg:width="0.08cm" svg:height="0.08cm" draw:transform="rotate (1.5707963267949) translate (10.891cm 7.43cm)">
          <text:p/>
        </draw:circle>
        <draw:circle draw:style-name="gr1" draw:text-style-name="P1" draw:layer="layout" svg:width="0.08cm" svg:height="0.08cm" draw:transform="rotate (1.5707963267949) translate (11.145cm 7.43cm)">
          <text:p/>
        </draw:circle>
        <draw:line draw:style-name="gr11" draw:text-style-name="P9" draw:layer="layout" svg:x1="8.492cm" svg:y1="7.399cm" svg:x2="7.528cm" svg:y2="7.399cm">
          <text:p/>
        </draw:line>
        <draw:line draw:style-name="gr11" draw:text-style-name="P9" draw:layer="layout" svg:x1="9.251cm" svg:y1="7.399cm" svg:x2="8.514cm" svg:y2="7.399cm">
          <text:p/>
        </draw:line>
        <draw:line draw:style-name="gr11" draw:text-style-name="P9" draw:layer="layout" svg:x1="10.013cm" svg:y1="7.39cm" svg:x2="9.276cm" svg:y2="7.39cm">
          <text:p/>
        </draw:line>
        <draw:line draw:style-name="gr11" draw:text-style-name="P9" draw:layer="layout" svg:x1="10.775cm" svg:y1="7.39cm" svg:x2="10.038cm" svg:y2="7.39cm">
          <text:p/>
        </draw:line>
        <draw:line draw:style-name="gr11" draw:text-style-name="P9" draw:layer="layout" svg:x1="11.537cm" svg:y1="7.39cm" svg:x2="10.8cm" svg:y2="7.39cm">
          <text:p/>
        </draw:line>
        <draw:line draw:style-name="gr11" draw:text-style-name="P9" draw:layer="layout" svg:x1="12.299cm" svg:y1="7.39cm" svg:x2="11.562cm" svg:y2="7.39cm">
          <text:p/>
        </draw:line>
        <draw:line draw:style-name="gr11" draw:text-style-name="P9" draw:layer="layout" svg:x1="13.061cm" svg:y1="7.39cm" svg:x2="12.324cm" svg:y2="7.39cm">
          <text:p/>
        </draw:line>
        <draw:line draw:style-name="gr11" draw:text-style-name="P9" draw:layer="layout" svg:x1="13.823cm" svg:y1="7.39cm" svg:x2="13.086cm" svg:y2="7.39cm">
          <text:p/>
        </draw:line>
        <draw:line draw:style-name="gr11" draw:text-style-name="P9" draw:layer="layout" svg:x1="14.585cm" svg:y1="7.39cm" svg:x2="13.848cm" svg:y2="7.39cm">
          <text:p/>
        </draw:line>
        <draw:line draw:style-name="gr11" draw:text-style-name="P9" draw:layer="layout" svg:x1="15.347cm" svg:y1="7.39cm" svg:x2="14.61cm" svg:y2="7.39cm">
          <text:p/>
        </draw:line>
        <draw:circle draw:style-name="gr1" draw:text-style-name="P1" draw:layer="layout" svg:width="0.08cm" svg:height="0.08cm" draw:transform="rotate (1.5707963267949) translate (15.449cm 7.43cm)">
          <text:p/>
        </draw:circle>
        <draw:circle draw:style-name="gr1" draw:text-style-name="P1" draw:layer="layout" svg:width="0.08cm" svg:height="0.08cm" draw:transform="rotate (1.5707963267949) translate (15.703cm 7.43cm)">
          <text:p/>
        </draw:circle>
        <draw:circle draw:style-name="gr1" draw:text-style-name="P1" draw:layer="layout" svg:width="0.08cm" svg:height="0.08cm" draw:transform="rotate (1.5707963267949) translate (15.957cm 7.43cm)">
          <text:p/>
        </draw:circle>
        <draw:circle draw:style-name="gr1" draw:text-style-name="P1" draw:layer="layout" svg:width="0.08cm" svg:height="0.08cm" draw:transform="rotate (1.5707963267949) translate (16.211cm 7.43cm)">
          <text:p/>
        </draw:circle>
        <draw:circle draw:style-name="gr1" draw:text-style-name="P1" draw:layer="layout" svg:width="0.08cm" svg:height="0.08cm" draw:transform="rotate (1.5707963267949) translate (16.465cm 7.43cm)">
          <text:p/>
        </draw:circle>
        <draw:circle draw:style-name="gr1" draw:text-style-name="P1" draw:layer="layout" svg:width="0.08cm" svg:height="0.08cm" draw:transform="rotate (1.5707963267949) translate (16.719cm 7.43cm)">
          <text:p/>
        </draw:circle>
        <draw:circle draw:style-name="gr1" draw:text-style-name="P1" draw:layer="layout" svg:width="0.08cm" svg:height="0.08cm" draw:transform="rotate (1.5707963267949) translate (16.973cm 7.43cm)">
          <text:p/>
        </draw:circle>
        <draw:circle draw:style-name="gr1" draw:text-style-name="P1" draw:layer="layout" svg:width="0.08cm" svg:height="0.08cm" draw:transform="rotate (1.5707963267949) translate (17.227cm 7.43cm)">
          <text:p/>
        </draw:circle>
        <draw:circle draw:style-name="gr1" draw:text-style-name="P1" draw:layer="layout" svg:width="0.08cm" svg:height="0.08cm" draw:transform="rotate (1.5707963267949) translate (17.481cm 7.43cm)">
          <text:p/>
        </draw:circle>
        <draw:circle draw:style-name="gr1" draw:text-style-name="P1" draw:layer="layout" svg:width="0.08cm" svg:height="0.08cm" draw:transform="rotate (1.5707963267949) translate (17.735cm 7.43cm)">
          <text:p/>
        </draw:circle>
        <draw:circle draw:style-name="gr1" draw:text-style-name="P1" draw:layer="layout" svg:width="0.08cm" svg:height="0.08cm" draw:transform="rotate (1.5707963267949) translate (17.989cm 7.43cm)">
          <text:p/>
        </draw:circle>
        <draw:circle draw:style-name="gr1" draw:text-style-name="P1" draw:layer="layout" svg:width="0.08cm" svg:height="0.08cm" draw:transform="rotate (1.5707963267949) translate (18.243cm 7.43cm)">
          <text:p/>
        </draw:circle>
        <draw:circle draw:style-name="gr1" draw:text-style-name="P1" draw:layer="layout" svg:width="0.08cm" svg:height="0.08cm" draw:transform="rotate (1.5707963267949) translate (18.497cm 7.43cm)">
          <text:p/>
        </draw:circle>
        <draw:circle draw:style-name="gr1" draw:text-style-name="P1" draw:layer="layout" svg:width="0.08cm" svg:height="0.08cm" draw:transform="rotate (1.5707963267949) translate (18.751cm 7.43cm)">
          <text:p/>
        </draw:circle>
        <draw:circle draw:style-name="gr1" draw:text-style-name="P1" draw:layer="layout" svg:width="0.08cm" svg:height="0.08cm" draw:transform="rotate (1.5707963267949) translate (19.005cm 7.43cm)">
          <text:p/>
        </draw:circle>
        <draw:line draw:style-name="gr11" draw:text-style-name="P9" draw:layer="layout" svg:x1="16.876cm" svg:y1="7.39cm" svg:x2="16.139cm" svg:y2="7.39cm">
          <text:p/>
        </draw:line>
        <draw:line draw:style-name="gr11" draw:text-style-name="P9" draw:layer="layout" svg:x1="17.638cm" svg:y1="7.39cm" svg:x2="16.901cm" svg:y2="7.39cm">
          <text:p/>
        </draw:line>
        <draw:line draw:style-name="gr11" draw:text-style-name="P9" draw:layer="layout" svg:x1="18.4cm" svg:y1="7.39cm" svg:x2="17.663cm" svg:y2="7.39cm">
          <text:p/>
        </draw:line>
        <draw:line draw:style-name="gr11" draw:text-style-name="P9" draw:layer="layout" svg:x1="16.109cm" svg:y1="7.39cm" svg:x2="15.372cm" svg:y2="7.39cm">
          <text:p/>
        </draw:line>
        <draw:line draw:style-name="gr11" draw:text-style-name="P9" draw:layer="layout" svg:x1="19.157cm" svg:y1="7.39cm" svg:x2="18.42cm" svg:y2="7.39cm">
          <text:p/>
        </draw:line>
        <draw:circle draw:style-name="gr1" draw:text-style-name="P1" draw:layer="layout" svg:width="0.08cm" svg:height="0.08cm" draw:transform="rotate (1.5707963267949) translate (19.259cm 7.43cm)">
          <text:p/>
        </draw:circle>
        <draw:circle draw:style-name="gr1" draw:text-style-name="P1" draw:layer="layout" svg:width="0.08cm" svg:height="0.08cm" draw:transform="rotate (1.5707963267949) translate (19.513cm 7.43cm)">
          <text:p/>
        </draw:circle>
        <draw:circle draw:style-name="gr1" draw:text-style-name="P1" draw:layer="layout" svg:width="0.08cm" svg:height="0.08cm" draw:transform="rotate (1.5707963267949) translate (19.767cm 7.43cm)">
          <text:p/>
        </draw:circle>
        <draw:circle draw:style-name="gr1" draw:text-style-name="P1" draw:layer="layout" svg:width="0.08cm" svg:height="0.08cm" draw:transform="rotate (1.5707963267949) translate (20.021cm 7.43cm)">
          <text:p/>
        </draw:circle>
        <draw:circle draw:style-name="gr1" draw:text-style-name="P1" draw:layer="layout" svg:width="0.08cm" svg:height="0.08cm" draw:transform="rotate (1.5707963267949) translate (20.275cm 7.43cm)">
          <text:p/>
        </draw:circle>
        <draw:circle draw:style-name="gr1" draw:text-style-name="P1" draw:layer="layout" svg:width="0.08cm" svg:height="0.08cm" draw:transform="rotate (1.5707963267949) translate (20.529cm 7.43cm)">
          <text:p/>
        </draw:circle>
        <draw:circle draw:style-name="gr1" draw:text-style-name="P1" draw:layer="layout" svg:width="0.08cm" svg:height="0.08cm" draw:transform="rotate (1.5707963267949) translate (20.783cm 7.43cm)">
          <text:p/>
        </draw:circle>
        <draw:circle draw:style-name="gr1" draw:text-style-name="P1" draw:layer="layout" svg:width="0.08cm" svg:height="0.08cm" draw:transform="rotate (1.5707963267949) translate (21.037cm 7.43cm)">
          <text:p/>
        </draw:circle>
        <draw:circle draw:style-name="gr1" draw:text-style-name="P1" draw:layer="layout" svg:width="0.08cm" svg:height="0.08cm" draw:transform="rotate (1.5707963267949) translate (21.291cm 7.43cm)">
          <text:p/>
        </draw:circle>
        <draw:line draw:style-name="gr11" draw:text-style-name="P9" draw:layer="layout" svg:x1="20.686cm" svg:y1="7.39cm" svg:x2="19.949cm" svg:y2="7.39cm">
          <text:p/>
        </draw:line>
        <draw:line draw:style-name="gr11" draw:text-style-name="P9" draw:layer="layout" svg:x1="19.919cm" svg:y1="7.39cm" svg:x2="19.182cm" svg:y2="7.39cm">
          <text:p/>
        </draw:line>
        <draw:line draw:style-name="gr11" draw:text-style-name="P9" draw:layer="layout" svg:x1="21.443cm" svg:y1="7.39cm" svg:x2="20.706cm" svg:y2="7.39cm">
          <text:p/>
        </draw:line>
        <draw:circle draw:style-name="gr1" draw:text-style-name="P1" draw:layer="layout" svg:width="0.08cm" svg:height="0.08cm" draw:transform="rotate (1.5707963267949) translate (11.38cm 7.176cm)">
          <text:p/>
        </draw:circle>
        <draw:circle draw:style-name="gr1" draw:text-style-name="P1" draw:layer="layout" svg:width="0.08cm" svg:height="0.08cm" draw:transform="rotate (1.5707963267949) translate (11.634cm 7.176cm)">
          <text:p/>
        </draw:circle>
        <draw:circle draw:style-name="gr1" draw:text-style-name="P1" draw:layer="layout" svg:width="0.08cm" svg:height="0.08cm" draw:transform="rotate (1.5707963267949) translate (11.888cm 7.176cm)">
          <text:p/>
        </draw:circle>
        <draw:circle draw:style-name="gr1" draw:text-style-name="P1" draw:layer="layout" svg:width="0.08cm" svg:height="0.08cm" draw:transform="rotate (1.5707963267949) translate (12.142cm 7.176cm)">
          <text:p/>
        </draw:circle>
        <draw:circle draw:style-name="gr1" draw:text-style-name="P1" draw:layer="layout" svg:width="0.08cm" svg:height="0.08cm" draw:transform="rotate (1.5707963267949) translate (12.396cm 7.176cm)">
          <text:p/>
        </draw:circle>
        <draw:circle draw:style-name="gr1" draw:text-style-name="P1" draw:layer="layout" svg:width="0.08cm" svg:height="0.08cm" draw:transform="rotate (1.5707963267949) translate (12.65cm 7.176cm)">
          <text:p/>
        </draw:circle>
        <draw:circle draw:style-name="gr1" draw:text-style-name="P1" draw:layer="layout" svg:width="0.08cm" svg:height="0.08cm" draw:transform="rotate (1.5707963267949) translate (12.904cm 7.176cm)">
          <text:p/>
        </draw:circle>
        <draw:circle draw:style-name="gr1" draw:text-style-name="P1" draw:layer="layout" svg:width="0.08cm" svg:height="0.08cm" draw:transform="rotate (1.5707963267949) translate (13.158cm 7.176cm)">
          <text:p/>
        </draw:circle>
        <draw:circle draw:style-name="gr1" draw:text-style-name="P1" draw:layer="layout" svg:width="0.08cm" svg:height="0.08cm" draw:transform="rotate (1.5707963267949) translate (13.412cm 7.176cm)">
          <text:p/>
        </draw:circle>
        <draw:circle draw:style-name="gr1" draw:text-style-name="P1" draw:layer="layout" svg:width="0.08cm" svg:height="0.08cm" draw:transform="rotate (1.5707963267949) translate (13.666cm 7.176cm)">
          <text:p/>
        </draw:circle>
        <draw:circle draw:style-name="gr1" draw:text-style-name="P1" draw:layer="layout" svg:width="0.08cm" svg:height="0.08cm" draw:transform="rotate (1.5707963267949) translate (13.92cm 7.176cm)">
          <text:p/>
        </draw:circle>
        <draw:circle draw:style-name="gr1" draw:text-style-name="P1" draw:layer="layout" svg:width="0.08cm" svg:height="0.08cm" draw:transform="rotate (1.5707963267949) translate (14.174cm 7.176cm)">
          <text:p/>
        </draw:circle>
        <draw:circle draw:style-name="gr1" draw:text-style-name="P1" draw:layer="layout" svg:width="0.08cm" svg:height="0.08cm" draw:transform="rotate (1.5707963267949) translate (14.428cm 7.176cm)">
          <text:p/>
        </draw:circle>
        <draw:circle draw:style-name="gr1" draw:text-style-name="P1" draw:layer="layout" svg:width="0.08cm" svg:height="0.08cm" draw:transform="rotate (1.5707963267949) translate (14.682cm 7.176cm)">
          <text:p/>
        </draw:circle>
        <draw:circle draw:style-name="gr1" draw:text-style-name="P1" draw:layer="layout" svg:width="0.08cm" svg:height="0.08cm" draw:transform="rotate (1.5707963267949) translate (14.936cm 7.176cm)">
          <text:p/>
        </draw:circle>
        <draw:circle draw:style-name="gr1" draw:text-style-name="P1" draw:layer="layout" svg:width="0.08cm" svg:height="0.08cm" draw:transform="rotate (1.5707963267949) translate (15.19cm 7.176cm)">
          <text:p/>
        </draw:circle>
        <draw:circle draw:style-name="gr1" draw:text-style-name="P1" draw:layer="layout" svg:width="0.08cm" svg:height="0.08cm" draw:transform="rotate (1.5707963267949) translate (7.589cm 7.176cm)">
          <text:p/>
        </draw:circle>
        <draw:circle draw:style-name="gr1" draw:text-style-name="P1" draw:layer="layout" svg:width="0.08cm" svg:height="0.08cm" draw:transform="rotate (1.5707963267949) translate (7.843cm 7.176cm)">
          <text:p/>
        </draw:circle>
        <draw:circle draw:style-name="gr1" draw:text-style-name="P1" draw:layer="layout" svg:width="0.08cm" svg:height="0.08cm" draw:transform="rotate (1.5707963267949) translate (8.097cm 7.176cm)">
          <text:p/>
        </draw:circle>
        <draw:circle draw:style-name="gr1" draw:text-style-name="P1" draw:layer="layout" svg:width="0.08cm" svg:height="0.08cm" draw:transform="rotate (1.5707963267949) translate (8.351cm 7.176cm)">
          <text:p/>
        </draw:circle>
        <draw:circle draw:style-name="gr1" draw:text-style-name="P1" draw:layer="layout" svg:width="0.08cm" svg:height="0.08cm" draw:transform="rotate (1.5707963267949) translate (8.605cm 7.176cm)">
          <text:p/>
        </draw:circle>
        <draw:circle draw:style-name="gr1" draw:text-style-name="P1" draw:layer="layout" svg:width="0.08cm" svg:height="0.08cm" draw:transform="rotate (1.5707963267949) translate (8.859cm 7.176cm)">
          <text:p/>
        </draw:circle>
        <draw:circle draw:style-name="gr1" draw:text-style-name="P1" draw:layer="layout" svg:width="0.08cm" svg:height="0.08cm" draw:transform="rotate (1.5707963267949) translate (9.113cm 7.176cm)">
          <text:p/>
        </draw:circle>
        <draw:circle draw:style-name="gr1" draw:text-style-name="P1" draw:layer="layout" svg:width="0.08cm" svg:height="0.08cm" draw:transform="rotate (1.5707963267949) translate (9.367cm 7.176cm)">
          <text:p/>
        </draw:circle>
        <draw:circle draw:style-name="gr1" draw:text-style-name="P1" draw:layer="layout" svg:width="0.08cm" svg:height="0.08cm" draw:transform="rotate (1.5707963267949) translate (9.621cm 7.176cm)">
          <text:p/>
        </draw:circle>
        <draw:circle draw:style-name="gr1" draw:text-style-name="P1" draw:layer="layout" svg:width="0.08cm" svg:height="0.08cm" draw:transform="rotate (1.5707963267949) translate (9.875cm 7.176cm)">
          <text:p/>
        </draw:circle>
        <draw:circle draw:style-name="gr1" draw:text-style-name="P1" draw:layer="layout" svg:width="0.08cm" svg:height="0.08cm" draw:transform="rotate (1.5707963267949) translate (10.129cm 7.176cm)">
          <text:p/>
        </draw:circle>
        <draw:circle draw:style-name="gr1" draw:text-style-name="P1" draw:layer="layout" svg:width="0.08cm" svg:height="0.08cm" draw:transform="rotate (1.5707963267949) translate (10.383cm 7.176cm)">
          <text:p/>
        </draw:circle>
        <draw:circle draw:style-name="gr1" draw:text-style-name="P1" draw:layer="layout" svg:width="0.08cm" svg:height="0.08cm" draw:transform="rotate (1.5707963267949) translate (10.637cm 7.176cm)">
          <text:p/>
        </draw:circle>
        <draw:circle draw:style-name="gr1" draw:text-style-name="P1" draw:layer="layout" svg:width="0.08cm" svg:height="0.08cm" draw:transform="rotate (1.5707963267949) translate (10.891cm 7.176cm)">
          <text:p/>
        </draw:circle>
        <draw:circle draw:style-name="gr1" draw:text-style-name="P1" draw:layer="layout" svg:width="0.08cm" svg:height="0.08cm" draw:transform="rotate (1.5707963267949) translate (11.145cm 7.176cm)">
          <text:p/>
        </draw:circle>
        <draw:line draw:style-name="gr11" draw:text-style-name="P9" draw:layer="layout" svg:x1="8.492cm" svg:y1="7.145cm" svg:x2="7.528cm" svg:y2="7.145cm">
          <text:p/>
        </draw:line>
        <draw:line draw:style-name="gr11" draw:text-style-name="P9" draw:layer="layout" svg:x1="9.251cm" svg:y1="7.145cm" svg:x2="8.514cm" svg:y2="7.145cm">
          <text:p/>
        </draw:line>
        <draw:line draw:style-name="gr11" draw:text-style-name="P9" draw:layer="layout" svg:x1="10.013cm" svg:y1="7.136cm" svg:x2="9.276cm" svg:y2="7.136cm">
          <text:p/>
        </draw:line>
        <draw:line draw:style-name="gr11" draw:text-style-name="P9" draw:layer="layout" svg:x1="10.775cm" svg:y1="7.136cm" svg:x2="10.038cm" svg:y2="7.136cm">
          <text:p/>
        </draw:line>
        <draw:line draw:style-name="gr11" draw:text-style-name="P9" draw:layer="layout" svg:x1="11.537cm" svg:y1="7.136cm" svg:x2="10.8cm" svg:y2="7.136cm">
          <text:p/>
        </draw:line>
        <draw:line draw:style-name="gr11" draw:text-style-name="P9" draw:layer="layout" svg:x1="12.299cm" svg:y1="7.136cm" svg:x2="11.562cm" svg:y2="7.136cm">
          <text:p/>
        </draw:line>
        <draw:line draw:style-name="gr11" draw:text-style-name="P9" draw:layer="layout" svg:x1="13.061cm" svg:y1="7.136cm" svg:x2="12.324cm" svg:y2="7.136cm">
          <text:p/>
        </draw:line>
        <draw:line draw:style-name="gr11" draw:text-style-name="P9" draw:layer="layout" svg:x1="13.823cm" svg:y1="7.136cm" svg:x2="13.086cm" svg:y2="7.136cm">
          <text:p/>
        </draw:line>
        <draw:line draw:style-name="gr11" draw:text-style-name="P9" draw:layer="layout" svg:x1="14.585cm" svg:y1="7.136cm" svg:x2="13.848cm" svg:y2="7.136cm">
          <text:p/>
        </draw:line>
        <draw:line draw:style-name="gr11" draw:text-style-name="P9" draw:layer="layout" svg:x1="15.347cm" svg:y1="7.136cm" svg:x2="14.61cm" svg:y2="7.136cm">
          <text:p/>
        </draw:line>
        <draw:circle draw:style-name="gr1" draw:text-style-name="P1" draw:layer="layout" svg:width="0.08cm" svg:height="0.08cm" draw:transform="rotate (1.5707963267949) translate (15.449cm 7.176cm)">
          <text:p/>
        </draw:circle>
        <draw:circle draw:style-name="gr1" draw:text-style-name="P1" draw:layer="layout" svg:width="0.08cm" svg:height="0.08cm" draw:transform="rotate (1.5707963267949) translate (15.703cm 7.176cm)">
          <text:p/>
        </draw:circle>
        <draw:circle draw:style-name="gr1" draw:text-style-name="P1" draw:layer="layout" svg:width="0.08cm" svg:height="0.08cm" draw:transform="rotate (1.5707963267949) translate (15.957cm 7.176cm)">
          <text:p/>
        </draw:circle>
        <draw:circle draw:style-name="gr1" draw:text-style-name="P1" draw:layer="layout" svg:width="0.08cm" svg:height="0.08cm" draw:transform="rotate (1.5707963267949) translate (16.211cm 7.176cm)">
          <text:p/>
        </draw:circle>
        <draw:circle draw:style-name="gr1" draw:text-style-name="P1" draw:layer="layout" svg:width="0.08cm" svg:height="0.08cm" draw:transform="rotate (1.5707963267949) translate (16.465cm 7.176cm)">
          <text:p/>
        </draw:circle>
        <draw:circle draw:style-name="gr1" draw:text-style-name="P1" draw:layer="layout" svg:width="0.08cm" svg:height="0.08cm" draw:transform="rotate (1.5707963267949) translate (16.719cm 7.176cm)">
          <text:p/>
        </draw:circle>
        <draw:circle draw:style-name="gr1" draw:text-style-name="P1" draw:layer="layout" svg:width="0.08cm" svg:height="0.08cm" draw:transform="rotate (1.5707963267949) translate (16.973cm 7.176cm)">
          <text:p/>
        </draw:circle>
        <draw:circle draw:style-name="gr1" draw:text-style-name="P1" draw:layer="layout" svg:width="0.08cm" svg:height="0.08cm" draw:transform="rotate (1.5707963267949) translate (17.227cm 7.176cm)">
          <text:p/>
        </draw:circle>
        <draw:circle draw:style-name="gr1" draw:text-style-name="P1" draw:layer="layout" svg:width="0.08cm" svg:height="0.08cm" draw:transform="rotate (1.5707963267949) translate (17.481cm 7.176cm)">
          <text:p/>
        </draw:circle>
        <draw:circle draw:style-name="gr1" draw:text-style-name="P1" draw:layer="layout" svg:width="0.08cm" svg:height="0.08cm" draw:transform="rotate (1.5707963267949) translate (17.735cm 7.176cm)">
          <text:p/>
        </draw:circle>
        <draw:circle draw:style-name="gr1" draw:text-style-name="P1" draw:layer="layout" svg:width="0.08cm" svg:height="0.08cm" draw:transform="rotate (1.5707963267949) translate (17.989cm 7.176cm)">
          <text:p/>
        </draw:circle>
        <draw:circle draw:style-name="gr1" draw:text-style-name="P1" draw:layer="layout" svg:width="0.08cm" svg:height="0.08cm" draw:transform="rotate (1.5707963267949) translate (18.243cm 7.176cm)">
          <text:p/>
        </draw:circle>
        <draw:circle draw:style-name="gr1" draw:text-style-name="P1" draw:layer="layout" svg:width="0.08cm" svg:height="0.08cm" draw:transform="rotate (1.5707963267949) translate (18.497cm 7.176cm)">
          <text:p/>
        </draw:circle>
        <draw:circle draw:style-name="gr1" draw:text-style-name="P1" draw:layer="layout" svg:width="0.08cm" svg:height="0.08cm" draw:transform="rotate (1.5707963267949) translate (18.751cm 7.176cm)">
          <text:p/>
        </draw:circle>
        <draw:circle draw:style-name="gr1" draw:text-style-name="P1" draw:layer="layout" svg:width="0.08cm" svg:height="0.08cm" draw:transform="rotate (1.5707963267949) translate (19.005cm 7.176cm)">
          <text:p/>
        </draw:circle>
        <draw:line draw:style-name="gr11" draw:text-style-name="P9" draw:layer="layout" svg:x1="16.876cm" svg:y1="7.136cm" svg:x2="16.139cm" svg:y2="7.136cm">
          <text:p/>
        </draw:line>
        <draw:line draw:style-name="gr11" draw:text-style-name="P9" draw:layer="layout" svg:x1="17.638cm" svg:y1="7.136cm" svg:x2="16.901cm" svg:y2="7.136cm">
          <text:p/>
        </draw:line>
        <draw:line draw:style-name="gr11" draw:text-style-name="P9" draw:layer="layout" svg:x1="18.4cm" svg:y1="7.136cm" svg:x2="17.663cm" svg:y2="7.136cm">
          <text:p/>
        </draw:line>
        <draw:line draw:style-name="gr11" draw:text-style-name="P9" draw:layer="layout" svg:x1="16.109cm" svg:y1="7.136cm" svg:x2="15.372cm" svg:y2="7.136cm">
          <text:p/>
        </draw:line>
        <draw:line draw:style-name="gr11" draw:text-style-name="P9" draw:layer="layout" svg:x1="19.157cm" svg:y1="7.136cm" svg:x2="18.42cm" svg:y2="7.136cm">
          <text:p/>
        </draw:line>
        <draw:circle draw:style-name="gr1" draw:text-style-name="P1" draw:layer="layout" svg:width="0.08cm" svg:height="0.08cm" draw:transform="rotate (1.5707963267949) translate (19.259cm 7.176cm)">
          <text:p/>
        </draw:circle>
        <draw:circle draw:style-name="gr1" draw:text-style-name="P1" draw:layer="layout" svg:width="0.08cm" svg:height="0.08cm" draw:transform="rotate (1.5707963267949) translate (19.513cm 7.176cm)">
          <text:p/>
        </draw:circle>
        <draw:circle draw:style-name="gr1" draw:text-style-name="P1" draw:layer="layout" svg:width="0.08cm" svg:height="0.08cm" draw:transform="rotate (1.5707963267949) translate (19.767cm 7.176cm)">
          <text:p/>
        </draw:circle>
        <draw:circle draw:style-name="gr1" draw:text-style-name="P1" draw:layer="layout" svg:width="0.08cm" svg:height="0.08cm" draw:transform="rotate (1.5707963267949) translate (20.021cm 7.176cm)">
          <text:p/>
        </draw:circle>
        <draw:circle draw:style-name="gr1" draw:text-style-name="P1" draw:layer="layout" svg:width="0.08cm" svg:height="0.08cm" draw:transform="rotate (1.5707963267949) translate (20.275cm 7.176cm)">
          <text:p/>
        </draw:circle>
        <draw:circle draw:style-name="gr1" draw:text-style-name="P1" draw:layer="layout" svg:width="0.08cm" svg:height="0.08cm" draw:transform="rotate (1.5707963267949) translate (20.529cm 7.176cm)">
          <text:p/>
        </draw:circle>
        <draw:circle draw:style-name="gr1" draw:text-style-name="P1" draw:layer="layout" svg:width="0.08cm" svg:height="0.08cm" draw:transform="rotate (1.5707963267949) translate (20.783cm 7.176cm)">
          <text:p/>
        </draw:circle>
        <draw:circle draw:style-name="gr1" draw:text-style-name="P1" draw:layer="layout" svg:width="0.08cm" svg:height="0.08cm" draw:transform="rotate (1.5707963267949) translate (21.037cm 7.176cm)">
          <text:p/>
        </draw:circle>
        <draw:circle draw:style-name="gr1" draw:text-style-name="P1" draw:layer="layout" svg:width="0.08cm" svg:height="0.08cm" draw:transform="rotate (1.5707963267949) translate (21.291cm 7.176cm)">
          <text:p/>
        </draw:circle>
        <draw:line draw:style-name="gr11" draw:text-style-name="P9" draw:layer="layout" svg:x1="20.686cm" svg:y1="7.136cm" svg:x2="19.949cm" svg:y2="7.136cm">
          <text:p/>
        </draw:line>
        <draw:line draw:style-name="gr11" draw:text-style-name="P9" draw:layer="layout" svg:x1="19.919cm" svg:y1="7.136cm" svg:x2="19.182cm" svg:y2="7.136cm">
          <text:p/>
        </draw:line>
        <draw:line draw:style-name="gr11" draw:text-style-name="P9" draw:layer="layout" svg:x1="21.443cm" svg:y1="7.136cm" svg:x2="20.706cm" svg:y2="7.136cm">
          <text:p/>
        </draw:line>
        <draw:circle draw:style-name="gr1" draw:text-style-name="P1" draw:layer="layout" svg:width="0.08cm" svg:height="0.08cm" draw:transform="rotate (1.5707963267949) translate (11.38cm 6.922cm)">
          <text:p/>
        </draw:circle>
        <draw:circle draw:style-name="gr1" draw:text-style-name="P1" draw:layer="layout" svg:width="0.08cm" svg:height="0.08cm" draw:transform="rotate (1.5707963267949) translate (11.634cm 6.922cm)">
          <text:p/>
        </draw:circle>
        <draw:circle draw:style-name="gr1" draw:text-style-name="P1" draw:layer="layout" svg:width="0.08cm" svg:height="0.08cm" draw:transform="rotate (1.5707963267949) translate (11.888cm 6.922cm)">
          <text:p/>
        </draw:circle>
        <draw:circle draw:style-name="gr1" draw:text-style-name="P1" draw:layer="layout" svg:width="0.08cm" svg:height="0.08cm" draw:transform="rotate (1.5707963267949) translate (12.142cm 6.922cm)">
          <text:p/>
        </draw:circle>
        <draw:circle draw:style-name="gr1" draw:text-style-name="P1" draw:layer="layout" svg:width="0.08cm" svg:height="0.08cm" draw:transform="rotate (1.5707963267949) translate (12.396cm 6.922cm)">
          <text:p/>
        </draw:circle>
        <draw:circle draw:style-name="gr1" draw:text-style-name="P1" draw:layer="layout" svg:width="0.08cm" svg:height="0.08cm" draw:transform="rotate (1.5707963267949) translate (12.65cm 6.922cm)">
          <text:p/>
        </draw:circle>
        <draw:circle draw:style-name="gr1" draw:text-style-name="P1" draw:layer="layout" svg:width="0.08cm" svg:height="0.08cm" draw:transform="rotate (1.5707963267949) translate (12.904cm 6.922cm)">
          <text:p/>
        </draw:circle>
        <draw:circle draw:style-name="gr1" draw:text-style-name="P1" draw:layer="layout" svg:width="0.08cm" svg:height="0.08cm" draw:transform="rotate (1.5707963267949) translate (13.158cm 6.922cm)">
          <text:p/>
        </draw:circle>
        <draw:circle draw:style-name="gr1" draw:text-style-name="P1" draw:layer="layout" svg:width="0.08cm" svg:height="0.08cm" draw:transform="rotate (1.5707963267949) translate (13.412cm 6.922cm)">
          <text:p/>
        </draw:circle>
        <draw:circle draw:style-name="gr1" draw:text-style-name="P1" draw:layer="layout" svg:width="0.08cm" svg:height="0.08cm" draw:transform="rotate (1.5707963267949) translate (13.666cm 6.922cm)">
          <text:p/>
        </draw:circle>
        <draw:circle draw:style-name="gr1" draw:text-style-name="P1" draw:layer="layout" svg:width="0.08cm" svg:height="0.08cm" draw:transform="rotate (1.5707963267949) translate (13.92cm 6.922cm)">
          <text:p/>
        </draw:circle>
        <draw:circle draw:style-name="gr1" draw:text-style-name="P1" draw:layer="layout" svg:width="0.08cm" svg:height="0.08cm" draw:transform="rotate (1.5707963267949) translate (14.174cm 6.922cm)">
          <text:p/>
        </draw:circle>
        <draw:circle draw:style-name="gr1" draw:text-style-name="P1" draw:layer="layout" svg:width="0.08cm" svg:height="0.08cm" draw:transform="rotate (1.5707963267949) translate (14.428cm 6.922cm)">
          <text:p/>
        </draw:circle>
        <draw:circle draw:style-name="gr1" draw:text-style-name="P1" draw:layer="layout" svg:width="0.08cm" svg:height="0.08cm" draw:transform="rotate (1.5707963267949) translate (14.682cm 6.922cm)">
          <text:p/>
        </draw:circle>
        <draw:circle draw:style-name="gr1" draw:text-style-name="P1" draw:layer="layout" svg:width="0.08cm" svg:height="0.08cm" draw:transform="rotate (1.5707963267949) translate (14.936cm 6.922cm)">
          <text:p/>
        </draw:circle>
        <draw:circle draw:style-name="gr1" draw:text-style-name="P1" draw:layer="layout" svg:width="0.08cm" svg:height="0.08cm" draw:transform="rotate (1.5707963267949) translate (15.19cm 6.922cm)">
          <text:p/>
        </draw:circle>
        <draw:circle draw:style-name="gr1" draw:text-style-name="P1" draw:layer="layout" svg:width="0.08cm" svg:height="0.08cm" draw:transform="rotate (1.5707963267949) translate (7.589cm 6.922cm)">
          <text:p/>
        </draw:circle>
        <draw:circle draw:style-name="gr1" draw:text-style-name="P1" draw:layer="layout" svg:width="0.08cm" svg:height="0.08cm" draw:transform="rotate (1.5707963267949) translate (7.843cm 6.922cm)">
          <text:p/>
        </draw:circle>
        <draw:circle draw:style-name="gr1" draw:text-style-name="P1" draw:layer="layout" svg:width="0.08cm" svg:height="0.08cm" draw:transform="rotate (1.5707963267949) translate (8.097cm 6.922cm)">
          <text:p/>
        </draw:circle>
        <draw:circle draw:style-name="gr1" draw:text-style-name="P1" draw:layer="layout" svg:width="0.08cm" svg:height="0.08cm" draw:transform="rotate (1.5707963267949) translate (8.351cm 6.922cm)">
          <text:p/>
        </draw:circle>
        <draw:circle draw:style-name="gr1" draw:text-style-name="P1" draw:layer="layout" svg:width="0.08cm" svg:height="0.08cm" draw:transform="rotate (1.5707963267949) translate (8.605cm 6.922cm)">
          <text:p/>
        </draw:circle>
        <draw:circle draw:style-name="gr1" draw:text-style-name="P1" draw:layer="layout" svg:width="0.08cm" svg:height="0.08cm" draw:transform="rotate (1.5707963267949) translate (8.859cm 6.922cm)">
          <text:p/>
        </draw:circle>
        <draw:circle draw:style-name="gr1" draw:text-style-name="P1" draw:layer="layout" svg:width="0.08cm" svg:height="0.08cm" draw:transform="rotate (1.5707963267949) translate (9.113cm 6.922cm)">
          <text:p/>
        </draw:circle>
        <draw:circle draw:style-name="gr1" draw:text-style-name="P1" draw:layer="layout" svg:width="0.08cm" svg:height="0.08cm" draw:transform="rotate (1.5707963267949) translate (9.367cm 6.922cm)">
          <text:p/>
        </draw:circle>
        <draw:circle draw:style-name="gr1" draw:text-style-name="P1" draw:layer="layout" svg:width="0.08cm" svg:height="0.08cm" draw:transform="rotate (1.5707963267949) translate (9.621cm 6.922cm)">
          <text:p/>
        </draw:circle>
        <draw:circle draw:style-name="gr1" draw:text-style-name="P1" draw:layer="layout" svg:width="0.08cm" svg:height="0.08cm" draw:transform="rotate (1.5707963267949) translate (9.875cm 6.922cm)">
          <text:p/>
        </draw:circle>
        <draw:circle draw:style-name="gr1" draw:text-style-name="P1" draw:layer="layout" svg:width="0.08cm" svg:height="0.08cm" draw:transform="rotate (1.5707963267949) translate (10.129cm 6.922cm)">
          <text:p/>
        </draw:circle>
        <draw:circle draw:style-name="gr1" draw:text-style-name="P1" draw:layer="layout" svg:width="0.08cm" svg:height="0.08cm" draw:transform="rotate (1.5707963267949) translate (10.383cm 6.922cm)">
          <text:p/>
        </draw:circle>
        <draw:circle draw:style-name="gr1" draw:text-style-name="P1" draw:layer="layout" svg:width="0.08cm" svg:height="0.08cm" draw:transform="rotate (1.5707963267949) translate (10.637cm 6.922cm)">
          <text:p/>
        </draw:circle>
        <draw:circle draw:style-name="gr1" draw:text-style-name="P1" draw:layer="layout" svg:width="0.08cm" svg:height="0.08cm" draw:transform="rotate (1.5707963267949) translate (10.891cm 6.922cm)">
          <text:p/>
        </draw:circle>
        <draw:circle draw:style-name="gr1" draw:text-style-name="P1" draw:layer="layout" svg:width="0.08cm" svg:height="0.08cm" draw:transform="rotate (1.5707963267949) translate (11.145cm 6.922cm)">
          <text:p/>
        </draw:circle>
        <draw:line draw:style-name="gr11" draw:text-style-name="P9" draw:layer="layout" svg:x1="8.492cm" svg:y1="6.891cm" svg:x2="7.528cm" svg:y2="6.891cm">
          <text:p/>
        </draw:line>
        <draw:line draw:style-name="gr11" draw:text-style-name="P9" draw:layer="layout" svg:x1="9.251cm" svg:y1="6.891cm" svg:x2="8.514cm" svg:y2="6.891cm">
          <text:p/>
        </draw:line>
        <draw:line draw:style-name="gr11" draw:text-style-name="P9" draw:layer="layout" svg:x1="10.013cm" svg:y1="6.882cm" svg:x2="9.276cm" svg:y2="6.882cm">
          <text:p/>
        </draw:line>
        <draw:line draw:style-name="gr11" draw:text-style-name="P9" draw:layer="layout" svg:x1="10.775cm" svg:y1="6.882cm" svg:x2="10.038cm" svg:y2="6.882cm">
          <text:p/>
        </draw:line>
        <draw:line draw:style-name="gr11" draw:text-style-name="P9" draw:layer="layout" svg:x1="11.537cm" svg:y1="6.882cm" svg:x2="10.8cm" svg:y2="6.882cm">
          <text:p/>
        </draw:line>
        <draw:line draw:style-name="gr11" draw:text-style-name="P9" draw:layer="layout" svg:x1="12.299cm" svg:y1="6.882cm" svg:x2="11.562cm" svg:y2="6.882cm">
          <text:p/>
        </draw:line>
        <draw:line draw:style-name="gr11" draw:text-style-name="P9" draw:layer="layout" svg:x1="13.061cm" svg:y1="6.882cm" svg:x2="12.324cm" svg:y2="6.882cm">
          <text:p/>
        </draw:line>
        <draw:line draw:style-name="gr11" draw:text-style-name="P9" draw:layer="layout" svg:x1="13.823cm" svg:y1="6.882cm" svg:x2="13.086cm" svg:y2="6.882cm">
          <text:p/>
        </draw:line>
        <draw:line draw:style-name="gr11" draw:text-style-name="P9" draw:layer="layout" svg:x1="14.585cm" svg:y1="6.882cm" svg:x2="13.848cm" svg:y2="6.882cm">
          <text:p/>
        </draw:line>
        <draw:line draw:style-name="gr11" draw:text-style-name="P9" draw:layer="layout" svg:x1="15.347cm" svg:y1="6.882cm" svg:x2="14.61cm" svg:y2="6.882cm">
          <text:p/>
        </draw:line>
        <draw:circle draw:style-name="gr1" draw:text-style-name="P1" draw:layer="layout" svg:width="0.08cm" svg:height="0.08cm" draw:transform="rotate (1.5707963267949) translate (15.449cm 6.922cm)">
          <text:p/>
        </draw:circle>
        <draw:circle draw:style-name="gr1" draw:text-style-name="P1" draw:layer="layout" svg:width="0.08cm" svg:height="0.08cm" draw:transform="rotate (1.5707963267949) translate (15.703cm 6.922cm)">
          <text:p/>
        </draw:circle>
        <draw:circle draw:style-name="gr1" draw:text-style-name="P1" draw:layer="layout" svg:width="0.08cm" svg:height="0.08cm" draw:transform="rotate (1.5707963267949) translate (15.957cm 6.922cm)">
          <text:p/>
        </draw:circle>
        <draw:circle draw:style-name="gr1" draw:text-style-name="P1" draw:layer="layout" svg:width="0.08cm" svg:height="0.08cm" draw:transform="rotate (1.5707963267949) translate (16.211cm 6.922cm)">
          <text:p/>
        </draw:circle>
        <draw:circle draw:style-name="gr1" draw:text-style-name="P1" draw:layer="layout" svg:width="0.08cm" svg:height="0.08cm" draw:transform="rotate (1.5707963267949) translate (16.465cm 6.922cm)">
          <text:p/>
        </draw:circle>
        <draw:circle draw:style-name="gr1" draw:text-style-name="P1" draw:layer="layout" svg:width="0.08cm" svg:height="0.08cm" draw:transform="rotate (1.5707963267949) translate (16.719cm 6.922cm)">
          <text:p/>
        </draw:circle>
        <draw:circle draw:style-name="gr1" draw:text-style-name="P1" draw:layer="layout" svg:width="0.08cm" svg:height="0.08cm" draw:transform="rotate (1.5707963267949) translate (16.973cm 6.922cm)">
          <text:p/>
        </draw:circle>
        <draw:circle draw:style-name="gr1" draw:text-style-name="P1" draw:layer="layout" svg:width="0.08cm" svg:height="0.08cm" draw:transform="rotate (1.5707963267949) translate (17.227cm 6.922cm)">
          <text:p/>
        </draw:circle>
        <draw:circle draw:style-name="gr1" draw:text-style-name="P1" draw:layer="layout" svg:width="0.08cm" svg:height="0.08cm" draw:transform="rotate (1.5707963267949) translate (17.481cm 6.922cm)">
          <text:p/>
        </draw:circle>
        <draw:circle draw:style-name="gr1" draw:text-style-name="P1" draw:layer="layout" svg:width="0.08cm" svg:height="0.08cm" draw:transform="rotate (1.5707963267949) translate (17.735cm 6.922cm)">
          <text:p/>
        </draw:circle>
        <draw:circle draw:style-name="gr1" draw:text-style-name="P1" draw:layer="layout" svg:width="0.08cm" svg:height="0.08cm" draw:transform="rotate (1.5707963267949) translate (17.989cm 6.922cm)">
          <text:p/>
        </draw:circle>
        <draw:circle draw:style-name="gr1" draw:text-style-name="P1" draw:layer="layout" svg:width="0.08cm" svg:height="0.08cm" draw:transform="rotate (1.5707963267949) translate (18.243cm 6.922cm)">
          <text:p/>
        </draw:circle>
        <draw:circle draw:style-name="gr1" draw:text-style-name="P1" draw:layer="layout" svg:width="0.08cm" svg:height="0.08cm" draw:transform="rotate (1.5707963267949) translate (18.497cm 6.922cm)">
          <text:p/>
        </draw:circle>
        <draw:circle draw:style-name="gr1" draw:text-style-name="P1" draw:layer="layout" svg:width="0.08cm" svg:height="0.08cm" draw:transform="rotate (1.5707963267949) translate (18.751cm 6.922cm)">
          <text:p/>
        </draw:circle>
        <draw:circle draw:style-name="gr1" draw:text-style-name="P1" draw:layer="layout" svg:width="0.08cm" svg:height="0.08cm" draw:transform="rotate (1.5707963267949) translate (19.005cm 6.922cm)">
          <text:p/>
        </draw:circle>
        <draw:line draw:style-name="gr11" draw:text-style-name="P9" draw:layer="layout" svg:x1="16.876cm" svg:y1="6.882cm" svg:x2="16.139cm" svg:y2="6.882cm">
          <text:p/>
        </draw:line>
        <draw:line draw:style-name="gr11" draw:text-style-name="P9" draw:layer="layout" svg:x1="17.638cm" svg:y1="6.882cm" svg:x2="16.901cm" svg:y2="6.882cm">
          <text:p/>
        </draw:line>
        <draw:line draw:style-name="gr11" draw:text-style-name="P9" draw:layer="layout" svg:x1="18.4cm" svg:y1="6.882cm" svg:x2="17.663cm" svg:y2="6.882cm">
          <text:p/>
        </draw:line>
        <draw:line draw:style-name="gr11" draw:text-style-name="P9" draw:layer="layout" svg:x1="16.109cm" svg:y1="6.882cm" svg:x2="15.372cm" svg:y2="6.882cm">
          <text:p/>
        </draw:line>
        <draw:line draw:style-name="gr11" draw:text-style-name="P9" draw:layer="layout" svg:x1="19.157cm" svg:y1="6.882cm" svg:x2="18.42cm" svg:y2="6.882cm">
          <text:p/>
        </draw:line>
        <draw:circle draw:style-name="gr1" draw:text-style-name="P1" draw:layer="layout" svg:width="0.08cm" svg:height="0.08cm" draw:transform="rotate (1.5707963267949) translate (19.259cm 6.922cm)">
          <text:p/>
        </draw:circle>
        <draw:circle draw:style-name="gr1" draw:text-style-name="P1" draw:layer="layout" svg:width="0.08cm" svg:height="0.08cm" draw:transform="rotate (1.5707963267949) translate (19.513cm 6.922cm)">
          <text:p/>
        </draw:circle>
        <draw:circle draw:style-name="gr1" draw:text-style-name="P1" draw:layer="layout" svg:width="0.08cm" svg:height="0.08cm" draw:transform="rotate (1.5707963267949) translate (19.767cm 6.922cm)">
          <text:p/>
        </draw:circle>
        <draw:circle draw:style-name="gr1" draw:text-style-name="P1" draw:layer="layout" svg:width="0.08cm" svg:height="0.08cm" draw:transform="rotate (1.5707963267949) translate (20.021cm 6.922cm)">
          <text:p/>
        </draw:circle>
        <draw:circle draw:style-name="gr1" draw:text-style-name="P1" draw:layer="layout" svg:width="0.08cm" svg:height="0.08cm" draw:transform="rotate (1.5707963267949) translate (20.275cm 6.922cm)">
          <text:p/>
        </draw:circle>
        <draw:circle draw:style-name="gr1" draw:text-style-name="P1" draw:layer="layout" svg:width="0.08cm" svg:height="0.08cm" draw:transform="rotate (1.5707963267949) translate (20.529cm 6.922cm)">
          <text:p/>
        </draw:circle>
        <draw:circle draw:style-name="gr1" draw:text-style-name="P1" draw:layer="layout" svg:width="0.08cm" svg:height="0.08cm" draw:transform="rotate (1.5707963267949) translate (20.783cm 6.922cm)">
          <text:p/>
        </draw:circle>
        <draw:circle draw:style-name="gr1" draw:text-style-name="P1" draw:layer="layout" svg:width="0.08cm" svg:height="0.08cm" draw:transform="rotate (1.5707963267949) translate (21.037cm 6.922cm)">
          <text:p/>
        </draw:circle>
        <draw:circle draw:style-name="gr1" draw:text-style-name="P1" draw:layer="layout" svg:width="0.08cm" svg:height="0.08cm" draw:transform="rotate (1.5707963267949) translate (21.291cm 6.922cm)">
          <text:p/>
        </draw:circle>
        <draw:line draw:style-name="gr11" draw:text-style-name="P9" draw:layer="layout" svg:x1="20.686cm" svg:y1="6.882cm" svg:x2="19.949cm" svg:y2="6.882cm">
          <text:p/>
        </draw:line>
        <draw:line draw:style-name="gr11" draw:text-style-name="P9" draw:layer="layout" svg:x1="19.919cm" svg:y1="6.882cm" svg:x2="19.182cm" svg:y2="6.882cm">
          <text:p/>
        </draw:line>
        <draw:line draw:style-name="gr11" draw:text-style-name="P9" draw:layer="layout" svg:x1="21.443cm" svg:y1="6.882cm" svg:x2="20.706cm" svg:y2="6.882cm">
          <text:p/>
        </draw:line>
        <draw:circle draw:style-name="gr1" draw:text-style-name="P1" draw:layer="layout" svg:width="0.08cm" svg:height="0.08cm" draw:transform="rotate (1.5707963267949) translate (11.38cm 6.668cm)">
          <text:p/>
        </draw:circle>
        <draw:circle draw:style-name="gr1" draw:text-style-name="P1" draw:layer="layout" svg:width="0.08cm" svg:height="0.08cm" draw:transform="rotate (1.5707963267949) translate (11.634cm 6.668cm)">
          <text:p/>
        </draw:circle>
        <draw:circle draw:style-name="gr1" draw:text-style-name="P1" draw:layer="layout" svg:width="0.08cm" svg:height="0.08cm" draw:transform="rotate (1.5707963267949) translate (11.888cm 6.668cm)">
          <text:p/>
        </draw:circle>
        <draw:circle draw:style-name="gr1" draw:text-style-name="P1" draw:layer="layout" svg:width="0.08cm" svg:height="0.08cm" draw:transform="rotate (1.5707963267949) translate (12.142cm 6.668cm)">
          <text:p/>
        </draw:circle>
        <draw:circle draw:style-name="gr1" draw:text-style-name="P1" draw:layer="layout" svg:width="0.08cm" svg:height="0.08cm" draw:transform="rotate (1.5707963267949) translate (12.396cm 6.668cm)">
          <text:p/>
        </draw:circle>
        <draw:circle draw:style-name="gr1" draw:text-style-name="P1" draw:layer="layout" svg:width="0.08cm" svg:height="0.08cm" draw:transform="rotate (1.5707963267949) translate (12.65cm 6.668cm)">
          <text:p/>
        </draw:circle>
        <draw:circle draw:style-name="gr1" draw:text-style-name="P1" draw:layer="layout" svg:width="0.08cm" svg:height="0.08cm" draw:transform="rotate (1.5707963267949) translate (12.904cm 6.668cm)">
          <text:p/>
        </draw:circle>
        <draw:circle draw:style-name="gr1" draw:text-style-name="P1" draw:layer="layout" svg:width="0.08cm" svg:height="0.08cm" draw:transform="rotate (1.5707963267949) translate (13.158cm 6.668cm)">
          <text:p/>
        </draw:circle>
        <draw:circle draw:style-name="gr1" draw:text-style-name="P1" draw:layer="layout" svg:width="0.08cm" svg:height="0.08cm" draw:transform="rotate (1.5707963267949) translate (13.412cm 6.668cm)">
          <text:p/>
        </draw:circle>
        <draw:circle draw:style-name="gr1" draw:text-style-name="P1" draw:layer="layout" svg:width="0.08cm" svg:height="0.08cm" draw:transform="rotate (1.5707963267949) translate (13.666cm 6.668cm)">
          <text:p/>
        </draw:circle>
        <draw:circle draw:style-name="gr1" draw:text-style-name="P1" draw:layer="layout" svg:width="0.08cm" svg:height="0.08cm" draw:transform="rotate (1.5707963267949) translate (13.92cm 6.668cm)">
          <text:p/>
        </draw:circle>
        <draw:circle draw:style-name="gr1" draw:text-style-name="P1" draw:layer="layout" svg:width="0.08cm" svg:height="0.08cm" draw:transform="rotate (1.5707963267949) translate (14.174cm 6.668cm)">
          <text:p/>
        </draw:circle>
        <draw:circle draw:style-name="gr1" draw:text-style-name="P1" draw:layer="layout" svg:width="0.08cm" svg:height="0.08cm" draw:transform="rotate (1.5707963267949) translate (14.428cm 6.668cm)">
          <text:p/>
        </draw:circle>
        <draw:circle draw:style-name="gr1" draw:text-style-name="P1" draw:layer="layout" svg:width="0.08cm" svg:height="0.08cm" draw:transform="rotate (1.5707963267949) translate (14.682cm 6.668cm)">
          <text:p/>
        </draw:circle>
        <draw:circle draw:style-name="gr1" draw:text-style-name="P1" draw:layer="layout" svg:width="0.08cm" svg:height="0.08cm" draw:transform="rotate (1.5707963267949) translate (14.936cm 6.668cm)">
          <text:p/>
        </draw:circle>
        <draw:circle draw:style-name="gr1" draw:text-style-name="P1" draw:layer="layout" svg:width="0.08cm" svg:height="0.08cm" draw:transform="rotate (1.5707963267949) translate (15.19cm 6.668cm)">
          <text:p/>
        </draw:circle>
        <draw:circle draw:style-name="gr1" draw:text-style-name="P1" draw:layer="layout" svg:width="0.08cm" svg:height="0.08cm" draw:transform="rotate (1.5707963267949) translate (7.589cm 6.668cm)">
          <text:p/>
        </draw:circle>
        <draw:circle draw:style-name="gr1" draw:text-style-name="P1" draw:layer="layout" svg:width="0.08cm" svg:height="0.08cm" draw:transform="rotate (1.5707963267949) translate (7.843cm 6.668cm)">
          <text:p/>
        </draw:circle>
        <draw:circle draw:style-name="gr1" draw:text-style-name="P1" draw:layer="layout" svg:width="0.08cm" svg:height="0.08cm" draw:transform="rotate (1.5707963267949) translate (8.097cm 6.668cm)">
          <text:p/>
        </draw:circle>
        <draw:circle draw:style-name="gr1" draw:text-style-name="P1" draw:layer="layout" svg:width="0.08cm" svg:height="0.08cm" draw:transform="rotate (1.5707963267949) translate (8.351cm 6.668cm)">
          <text:p/>
        </draw:circle>
        <draw:circle draw:style-name="gr1" draw:text-style-name="P1" draw:layer="layout" svg:width="0.08cm" svg:height="0.08cm" draw:transform="rotate (1.5707963267949) translate (8.605cm 6.668cm)">
          <text:p/>
        </draw:circle>
        <draw:circle draw:style-name="gr1" draw:text-style-name="P1" draw:layer="layout" svg:width="0.08cm" svg:height="0.08cm" draw:transform="rotate (1.5707963267949) translate (8.859cm 6.668cm)">
          <text:p/>
        </draw:circle>
        <draw:circle draw:style-name="gr1" draw:text-style-name="P1" draw:layer="layout" svg:width="0.08cm" svg:height="0.08cm" draw:transform="rotate (1.5707963267949) translate (9.113cm 6.668cm)">
          <text:p/>
        </draw:circle>
        <draw:circle draw:style-name="gr1" draw:text-style-name="P1" draw:layer="layout" svg:width="0.08cm" svg:height="0.08cm" draw:transform="rotate (1.5707963267949) translate (9.367cm 6.668cm)">
          <text:p/>
        </draw:circle>
        <draw:circle draw:style-name="gr1" draw:text-style-name="P1" draw:layer="layout" svg:width="0.08cm" svg:height="0.08cm" draw:transform="rotate (1.5707963267949) translate (9.621cm 6.668cm)">
          <text:p/>
        </draw:circle>
        <draw:circle draw:style-name="gr1" draw:text-style-name="P1" draw:layer="layout" svg:width="0.08cm" svg:height="0.08cm" draw:transform="rotate (1.5707963267949) translate (9.875cm 6.668cm)">
          <text:p/>
        </draw:circle>
        <draw:circle draw:style-name="gr1" draw:text-style-name="P1" draw:layer="layout" svg:width="0.08cm" svg:height="0.08cm" draw:transform="rotate (1.5707963267949) translate (10.129cm 6.668cm)">
          <text:p/>
        </draw:circle>
        <draw:circle draw:style-name="gr1" draw:text-style-name="P1" draw:layer="layout" svg:width="0.08cm" svg:height="0.08cm" draw:transform="rotate (1.5707963267949) translate (10.383cm 6.668cm)">
          <text:p/>
        </draw:circle>
        <draw:circle draw:style-name="gr1" draw:text-style-name="P1" draw:layer="layout" svg:width="0.08cm" svg:height="0.08cm" draw:transform="rotate (1.5707963267949) translate (10.637cm 6.668cm)">
          <text:p/>
        </draw:circle>
        <draw:circle draw:style-name="gr1" draw:text-style-name="P1" draw:layer="layout" svg:width="0.08cm" svg:height="0.08cm" draw:transform="rotate (1.5707963267949) translate (10.891cm 6.668cm)">
          <text:p/>
        </draw:circle>
        <draw:circle draw:style-name="gr1" draw:text-style-name="P1" draw:layer="layout" svg:width="0.08cm" svg:height="0.08cm" draw:transform="rotate (1.5707963267949) translate (11.145cm 6.668cm)">
          <text:p/>
        </draw:circle>
        <draw:line draw:style-name="gr11" draw:text-style-name="P9" draw:layer="layout" svg:x1="8.492cm" svg:y1="6.637cm" svg:x2="7.528cm" svg:y2="6.637cm">
          <text:p/>
        </draw:line>
        <draw:line draw:style-name="gr11" draw:text-style-name="P9" draw:layer="layout" svg:x1="9.251cm" svg:y1="6.637cm" svg:x2="8.514cm" svg:y2="6.637cm">
          <text:p/>
        </draw:line>
        <draw:line draw:style-name="gr11" draw:text-style-name="P9" draw:layer="layout" svg:x1="10.013cm" svg:y1="6.628cm" svg:x2="9.276cm" svg:y2="6.628cm">
          <text:p/>
        </draw:line>
        <draw:line draw:style-name="gr11" draw:text-style-name="P9" draw:layer="layout" svg:x1="10.775cm" svg:y1="6.628cm" svg:x2="10.038cm" svg:y2="6.628cm">
          <text:p/>
        </draw:line>
        <draw:line draw:style-name="gr11" draw:text-style-name="P9" draw:layer="layout" svg:x1="11.537cm" svg:y1="6.628cm" svg:x2="10.8cm" svg:y2="6.628cm">
          <text:p/>
        </draw:line>
        <draw:line draw:style-name="gr11" draw:text-style-name="P9" draw:layer="layout" svg:x1="12.299cm" svg:y1="6.628cm" svg:x2="11.562cm" svg:y2="6.628cm">
          <text:p/>
        </draw:line>
        <draw:line draw:style-name="gr11" draw:text-style-name="P9" draw:layer="layout" svg:x1="13.061cm" svg:y1="6.628cm" svg:x2="12.324cm" svg:y2="6.628cm">
          <text:p/>
        </draw:line>
        <draw:line draw:style-name="gr11" draw:text-style-name="P9" draw:layer="layout" svg:x1="13.823cm" svg:y1="6.628cm" svg:x2="13.086cm" svg:y2="6.628cm">
          <text:p/>
        </draw:line>
        <draw:line draw:style-name="gr11" draw:text-style-name="P9" draw:layer="layout" svg:x1="14.585cm" svg:y1="6.628cm" svg:x2="13.848cm" svg:y2="6.628cm">
          <text:p/>
        </draw:line>
        <draw:line draw:style-name="gr11" draw:text-style-name="P9" draw:layer="layout" svg:x1="15.347cm" svg:y1="6.628cm" svg:x2="14.61cm" svg:y2="6.628cm">
          <text:p/>
        </draw:line>
        <draw:circle draw:style-name="gr1" draw:text-style-name="P1" draw:layer="layout" svg:width="0.08cm" svg:height="0.08cm" draw:transform="rotate (1.5707963267949) translate (15.449cm 6.668cm)">
          <text:p/>
        </draw:circle>
        <draw:circle draw:style-name="gr1" draw:text-style-name="P1" draw:layer="layout" svg:width="0.08cm" svg:height="0.08cm" draw:transform="rotate (1.5707963267949) translate (15.703cm 6.668cm)">
          <text:p/>
        </draw:circle>
        <draw:circle draw:style-name="gr1" draw:text-style-name="P1" draw:layer="layout" svg:width="0.08cm" svg:height="0.08cm" draw:transform="rotate (1.5707963267949) translate (15.957cm 6.668cm)">
          <text:p/>
        </draw:circle>
        <draw:circle draw:style-name="gr1" draw:text-style-name="P1" draw:layer="layout" svg:width="0.08cm" svg:height="0.08cm" draw:transform="rotate (1.5707963267949) translate (16.211cm 6.668cm)">
          <text:p/>
        </draw:circle>
        <draw:circle draw:style-name="gr1" draw:text-style-name="P1" draw:layer="layout" svg:width="0.08cm" svg:height="0.08cm" draw:transform="rotate (1.5707963267949) translate (16.465cm 6.668cm)">
          <text:p/>
        </draw:circle>
        <draw:circle draw:style-name="gr1" draw:text-style-name="P1" draw:layer="layout" svg:width="0.08cm" svg:height="0.08cm" draw:transform="rotate (1.5707963267949) translate (16.719cm 6.668cm)">
          <text:p/>
        </draw:circle>
        <draw:circle draw:style-name="gr1" draw:text-style-name="P1" draw:layer="layout" svg:width="0.08cm" svg:height="0.08cm" draw:transform="rotate (1.5707963267949) translate (16.973cm 6.668cm)">
          <text:p/>
        </draw:circle>
        <draw:circle draw:style-name="gr1" draw:text-style-name="P1" draw:layer="layout" svg:width="0.08cm" svg:height="0.08cm" draw:transform="rotate (1.5707963267949) translate (17.227cm 6.668cm)">
          <text:p/>
        </draw:circle>
        <draw:circle draw:style-name="gr1" draw:text-style-name="P1" draw:layer="layout" svg:width="0.08cm" svg:height="0.08cm" draw:transform="rotate (1.5707963267949) translate (17.481cm 6.668cm)">
          <text:p/>
        </draw:circle>
        <draw:circle draw:style-name="gr1" draw:text-style-name="P1" draw:layer="layout" svg:width="0.08cm" svg:height="0.08cm" draw:transform="rotate (1.5707963267949) translate (17.735cm 6.668cm)">
          <text:p/>
        </draw:circle>
        <draw:circle draw:style-name="gr1" draw:text-style-name="P1" draw:layer="layout" svg:width="0.08cm" svg:height="0.08cm" draw:transform="rotate (1.5707963267949) translate (17.989cm 6.668cm)">
          <text:p/>
        </draw:circle>
        <draw:circle draw:style-name="gr1" draw:text-style-name="P1" draw:layer="layout" svg:width="0.08cm" svg:height="0.08cm" draw:transform="rotate (1.5707963267949) translate (18.243cm 6.668cm)">
          <text:p/>
        </draw:circle>
        <draw:circle draw:style-name="gr1" draw:text-style-name="P1" draw:layer="layout" svg:width="0.08cm" svg:height="0.08cm" draw:transform="rotate (1.5707963267949) translate (18.497cm 6.668cm)">
          <text:p/>
        </draw:circle>
        <draw:circle draw:style-name="gr1" draw:text-style-name="P1" draw:layer="layout" svg:width="0.08cm" svg:height="0.08cm" draw:transform="rotate (1.5707963267949) translate (18.751cm 6.668cm)">
          <text:p/>
        </draw:circle>
        <draw:circle draw:style-name="gr1" draw:text-style-name="P1" draw:layer="layout" svg:width="0.08cm" svg:height="0.08cm" draw:transform="rotate (1.5707963267949) translate (19.005cm 6.668cm)">
          <text:p/>
        </draw:circle>
        <draw:line draw:style-name="gr11" draw:text-style-name="P9" draw:layer="layout" svg:x1="16.876cm" svg:y1="6.628cm" svg:x2="16.139cm" svg:y2="6.628cm">
          <text:p/>
        </draw:line>
        <draw:line draw:style-name="gr11" draw:text-style-name="P9" draw:layer="layout" svg:x1="17.638cm" svg:y1="6.628cm" svg:x2="16.901cm" svg:y2="6.628cm">
          <text:p/>
        </draw:line>
        <draw:line draw:style-name="gr11" draw:text-style-name="P9" draw:layer="layout" svg:x1="18.4cm" svg:y1="6.628cm" svg:x2="17.663cm" svg:y2="6.628cm">
          <text:p/>
        </draw:line>
        <draw:line draw:style-name="gr11" draw:text-style-name="P9" draw:layer="layout" svg:x1="16.109cm" svg:y1="6.628cm" svg:x2="15.372cm" svg:y2="6.628cm">
          <text:p/>
        </draw:line>
        <draw:line draw:style-name="gr11" draw:text-style-name="P9" draw:layer="layout" svg:x1="19.157cm" svg:y1="6.628cm" svg:x2="18.42cm" svg:y2="6.628cm">
          <text:p/>
        </draw:line>
        <draw:circle draw:style-name="gr1" draw:text-style-name="P1" draw:layer="layout" svg:width="0.08cm" svg:height="0.08cm" draw:transform="rotate (1.5707963267949) translate (19.259cm 6.668cm)">
          <text:p/>
        </draw:circle>
        <draw:circle draw:style-name="gr1" draw:text-style-name="P1" draw:layer="layout" svg:width="0.08cm" svg:height="0.08cm" draw:transform="rotate (1.5707963267949) translate (19.513cm 6.668cm)">
          <text:p/>
        </draw:circle>
        <draw:circle draw:style-name="gr1" draw:text-style-name="P1" draw:layer="layout" svg:width="0.08cm" svg:height="0.08cm" draw:transform="rotate (1.5707963267949) translate (19.767cm 6.668cm)">
          <text:p/>
        </draw:circle>
        <draw:circle draw:style-name="gr1" draw:text-style-name="P1" draw:layer="layout" svg:width="0.08cm" svg:height="0.08cm" draw:transform="rotate (1.5707963267949) translate (20.021cm 6.668cm)">
          <text:p/>
        </draw:circle>
        <draw:circle draw:style-name="gr1" draw:text-style-name="P1" draw:layer="layout" svg:width="0.08cm" svg:height="0.08cm" draw:transform="rotate (1.5707963267949) translate (20.275cm 6.668cm)">
          <text:p/>
        </draw:circle>
        <draw:circle draw:style-name="gr1" draw:text-style-name="P1" draw:layer="layout" svg:width="0.08cm" svg:height="0.08cm" draw:transform="rotate (1.5707963267949) translate (20.529cm 6.668cm)">
          <text:p/>
        </draw:circle>
        <draw:circle draw:style-name="gr1" draw:text-style-name="P1" draw:layer="layout" svg:width="0.08cm" svg:height="0.08cm" draw:transform="rotate (1.5707963267949) translate (20.783cm 6.668cm)">
          <text:p/>
        </draw:circle>
        <draw:circle draw:style-name="gr1" draw:text-style-name="P1" draw:layer="layout" svg:width="0.08cm" svg:height="0.08cm" draw:transform="rotate (1.5707963267949) translate (21.037cm 6.668cm)">
          <text:p/>
        </draw:circle>
        <draw:circle draw:style-name="gr1" draw:text-style-name="P1" draw:layer="layout" svg:width="0.08cm" svg:height="0.08cm" draw:transform="rotate (1.5707963267949) translate (21.291cm 6.668cm)">
          <text:p/>
        </draw:circle>
        <draw:line draw:style-name="gr11" draw:text-style-name="P9" draw:layer="layout" svg:x1="20.686cm" svg:y1="6.628cm" svg:x2="19.949cm" svg:y2="6.628cm">
          <text:p/>
        </draw:line>
        <draw:line draw:style-name="gr11" draw:text-style-name="P9" draw:layer="layout" svg:x1="19.919cm" svg:y1="6.628cm" svg:x2="19.182cm" svg:y2="6.628cm">
          <text:p/>
        </draw:line>
        <draw:line draw:style-name="gr11" draw:text-style-name="P9" draw:layer="layout" svg:x1="21.443cm" svg:y1="6.628cm" svg:x2="20.706cm" svg:y2="6.628cm">
          <text:p/>
        </draw:line>
        <draw:circle draw:style-name="gr1" draw:text-style-name="P1" draw:layer="layout" svg:width="0.08cm" svg:height="0.08cm" draw:transform="rotate (1.5707963267949) translate (11.38cm 6.414cm)">
          <text:p/>
        </draw:circle>
        <draw:circle draw:style-name="gr1" draw:text-style-name="P1" draw:layer="layout" svg:width="0.08cm" svg:height="0.08cm" draw:transform="rotate (1.5707963267949) translate (11.634cm 6.414cm)">
          <text:p/>
        </draw:circle>
        <draw:circle draw:style-name="gr1" draw:text-style-name="P1" draw:layer="layout" svg:width="0.08cm" svg:height="0.08cm" draw:transform="rotate (1.5707963267949) translate (11.888cm 6.414cm)">
          <text:p/>
        </draw:circle>
        <draw:circle draw:style-name="gr1" draw:text-style-name="P1" draw:layer="layout" svg:width="0.08cm" svg:height="0.08cm" draw:transform="rotate (1.5707963267949) translate (12.142cm 6.414cm)">
          <text:p/>
        </draw:circle>
        <draw:circle draw:style-name="gr1" draw:text-style-name="P1" draw:layer="layout" svg:width="0.08cm" svg:height="0.08cm" draw:transform="rotate (1.5707963267949) translate (12.396cm 6.414cm)">
          <text:p/>
        </draw:circle>
        <draw:circle draw:style-name="gr1" draw:text-style-name="P1" draw:layer="layout" svg:width="0.08cm" svg:height="0.08cm" draw:transform="rotate (1.5707963267949) translate (12.65cm 6.414cm)">
          <text:p/>
        </draw:circle>
        <draw:circle draw:style-name="gr1" draw:text-style-name="P1" draw:layer="layout" svg:width="0.08cm" svg:height="0.08cm" draw:transform="rotate (1.5707963267949) translate (12.904cm 6.414cm)">
          <text:p/>
        </draw:circle>
        <draw:circle draw:style-name="gr1" draw:text-style-name="P1" draw:layer="layout" svg:width="0.08cm" svg:height="0.08cm" draw:transform="rotate (1.5707963267949) translate (13.158cm 6.414cm)">
          <text:p/>
        </draw:circle>
        <draw:circle draw:style-name="gr1" draw:text-style-name="P1" draw:layer="layout" svg:width="0.08cm" svg:height="0.08cm" draw:transform="rotate (1.5707963267949) translate (13.412cm 6.414cm)">
          <text:p/>
        </draw:circle>
        <draw:circle draw:style-name="gr1" draw:text-style-name="P1" draw:layer="layout" svg:width="0.08cm" svg:height="0.08cm" draw:transform="rotate (1.5707963267949) translate (13.666cm 6.414cm)">
          <text:p/>
        </draw:circle>
        <draw:circle draw:style-name="gr1" draw:text-style-name="P1" draw:layer="layout" svg:width="0.08cm" svg:height="0.08cm" draw:transform="rotate (1.5707963267949) translate (13.92cm 6.414cm)">
          <text:p/>
        </draw:circle>
        <draw:circle draw:style-name="gr1" draw:text-style-name="P1" draw:layer="layout" svg:width="0.08cm" svg:height="0.08cm" draw:transform="rotate (1.5707963267949) translate (14.174cm 6.414cm)">
          <text:p/>
        </draw:circle>
        <draw:circle draw:style-name="gr1" draw:text-style-name="P1" draw:layer="layout" svg:width="0.08cm" svg:height="0.08cm" draw:transform="rotate (1.5707963267949) translate (14.428cm 6.414cm)">
          <text:p/>
        </draw:circle>
        <draw:circle draw:style-name="gr1" draw:text-style-name="P1" draw:layer="layout" svg:width="0.08cm" svg:height="0.08cm" draw:transform="rotate (1.5707963267949) translate (14.682cm 6.414cm)">
          <text:p/>
        </draw:circle>
        <draw:circle draw:style-name="gr1" draw:text-style-name="P1" draw:layer="layout" svg:width="0.08cm" svg:height="0.08cm" draw:transform="rotate (1.5707963267949) translate (14.936cm 6.414cm)">
          <text:p/>
        </draw:circle>
        <draw:circle draw:style-name="gr1" draw:text-style-name="P1" draw:layer="layout" svg:width="0.08cm" svg:height="0.08cm" draw:transform="rotate (1.5707963267949) translate (15.19cm 6.414cm)">
          <text:p/>
        </draw:circle>
        <draw:circle draw:style-name="gr1" draw:text-style-name="P1" draw:layer="layout" svg:width="0.08cm" svg:height="0.08cm" draw:transform="rotate (1.5707963267949) translate (7.589cm 6.414cm)">
          <text:p/>
        </draw:circle>
        <draw:circle draw:style-name="gr1" draw:text-style-name="P1" draw:layer="layout" svg:width="0.08cm" svg:height="0.08cm" draw:transform="rotate (1.5707963267949) translate (7.843cm 6.414cm)">
          <text:p/>
        </draw:circle>
        <draw:circle draw:style-name="gr1" draw:text-style-name="P1" draw:layer="layout" svg:width="0.08cm" svg:height="0.08cm" draw:transform="rotate (1.5707963267949) translate (8.097cm 6.414cm)">
          <text:p/>
        </draw:circle>
        <draw:circle draw:style-name="gr1" draw:text-style-name="P1" draw:layer="layout" svg:width="0.08cm" svg:height="0.08cm" draw:transform="rotate (1.5707963267949) translate (8.351cm 6.414cm)">
          <text:p/>
        </draw:circle>
        <draw:circle draw:style-name="gr1" draw:text-style-name="P1" draw:layer="layout" svg:width="0.08cm" svg:height="0.08cm" draw:transform="rotate (1.5707963267949) translate (8.605cm 6.414cm)">
          <text:p/>
        </draw:circle>
        <draw:circle draw:style-name="gr1" draw:text-style-name="P1" draw:layer="layout" svg:width="0.08cm" svg:height="0.08cm" draw:transform="rotate (1.5707963267949) translate (8.859cm 6.414cm)">
          <text:p/>
        </draw:circle>
        <draw:circle draw:style-name="gr1" draw:text-style-name="P1" draw:layer="layout" svg:width="0.08cm" svg:height="0.08cm" draw:transform="rotate (1.5707963267949) translate (9.113cm 6.414cm)">
          <text:p/>
        </draw:circle>
        <draw:circle draw:style-name="gr1" draw:text-style-name="P1" draw:layer="layout" svg:width="0.08cm" svg:height="0.08cm" draw:transform="rotate (1.5707963267949) translate (9.367cm 6.414cm)">
          <text:p/>
        </draw:circle>
        <draw:circle draw:style-name="gr1" draw:text-style-name="P1" draw:layer="layout" svg:width="0.08cm" svg:height="0.08cm" draw:transform="rotate (1.5707963267949) translate (9.621cm 6.414cm)">
          <text:p/>
        </draw:circle>
        <draw:circle draw:style-name="gr1" draw:text-style-name="P1" draw:layer="layout" svg:width="0.08cm" svg:height="0.08cm" draw:transform="rotate (1.5707963267949) translate (9.875cm 6.414cm)">
          <text:p/>
        </draw:circle>
        <draw:circle draw:style-name="gr1" draw:text-style-name="P1" draw:layer="layout" svg:width="0.08cm" svg:height="0.08cm" draw:transform="rotate (1.5707963267949) translate (10.129cm 6.414cm)">
          <text:p/>
        </draw:circle>
        <draw:circle draw:style-name="gr1" draw:text-style-name="P1" draw:layer="layout" svg:width="0.08cm" svg:height="0.08cm" draw:transform="rotate (1.5707963267949) translate (10.383cm 6.414cm)">
          <text:p/>
        </draw:circle>
        <draw:circle draw:style-name="gr1" draw:text-style-name="P1" draw:layer="layout" svg:width="0.08cm" svg:height="0.08cm" draw:transform="rotate (1.5707963267949) translate (10.637cm 6.414cm)">
          <text:p/>
        </draw:circle>
        <draw:circle draw:style-name="gr1" draw:text-style-name="P1" draw:layer="layout" svg:width="0.08cm" svg:height="0.08cm" draw:transform="rotate (1.5707963267949) translate (10.891cm 6.414cm)">
          <text:p/>
        </draw:circle>
        <draw:circle draw:style-name="gr1" draw:text-style-name="P1" draw:layer="layout" svg:width="0.08cm" svg:height="0.08cm" draw:transform="rotate (1.5707963267949) translate (11.145cm 6.414cm)">
          <text:p/>
        </draw:circle>
        <draw:line draw:style-name="gr11" draw:text-style-name="P9" draw:layer="layout" svg:x1="8.492cm" svg:y1="6.383cm" svg:x2="7.528cm" svg:y2="6.383cm">
          <text:p/>
        </draw:line>
        <draw:line draw:style-name="gr11" draw:text-style-name="P9" draw:layer="layout" svg:x1="9.251cm" svg:y1="6.383cm" svg:x2="8.514cm" svg:y2="6.383cm">
          <text:p/>
        </draw:line>
        <draw:line draw:style-name="gr11" draw:text-style-name="P9" draw:layer="layout" svg:x1="10.013cm" svg:y1="6.374cm" svg:x2="9.276cm" svg:y2="6.374cm">
          <text:p/>
        </draw:line>
        <draw:line draw:style-name="gr11" draw:text-style-name="P9" draw:layer="layout" svg:x1="10.775cm" svg:y1="6.374cm" svg:x2="10.038cm" svg:y2="6.374cm">
          <text:p/>
        </draw:line>
        <draw:line draw:style-name="gr11" draw:text-style-name="P9" draw:layer="layout" svg:x1="11.537cm" svg:y1="6.374cm" svg:x2="10.8cm" svg:y2="6.374cm">
          <text:p/>
        </draw:line>
        <draw:line draw:style-name="gr11" draw:text-style-name="P9" draw:layer="layout" svg:x1="12.299cm" svg:y1="6.374cm" svg:x2="11.562cm" svg:y2="6.374cm">
          <text:p/>
        </draw:line>
        <draw:line draw:style-name="gr11" draw:text-style-name="P9" draw:layer="layout" svg:x1="13.061cm" svg:y1="6.374cm" svg:x2="12.324cm" svg:y2="6.374cm">
          <text:p/>
        </draw:line>
        <draw:line draw:style-name="gr11" draw:text-style-name="P9" draw:layer="layout" svg:x1="13.823cm" svg:y1="6.374cm" svg:x2="13.086cm" svg:y2="6.374cm">
          <text:p/>
        </draw:line>
        <draw:line draw:style-name="gr11" draw:text-style-name="P9" draw:layer="layout" svg:x1="14.585cm" svg:y1="6.374cm" svg:x2="13.848cm" svg:y2="6.374cm">
          <text:p/>
        </draw:line>
        <draw:line draw:style-name="gr11" draw:text-style-name="P9" draw:layer="layout" svg:x1="15.347cm" svg:y1="6.374cm" svg:x2="14.61cm" svg:y2="6.374cm">
          <text:p/>
        </draw:line>
        <draw:circle draw:style-name="gr1" draw:text-style-name="P1" draw:layer="layout" svg:width="0.08cm" svg:height="0.08cm" draw:transform="rotate (1.5707963267949) translate (15.449cm 6.414cm)">
          <text:p/>
        </draw:circle>
        <draw:circle draw:style-name="gr1" draw:text-style-name="P1" draw:layer="layout" svg:width="0.08cm" svg:height="0.08cm" draw:transform="rotate (1.5707963267949) translate (15.703cm 6.414cm)">
          <text:p/>
        </draw:circle>
        <draw:circle draw:style-name="gr1" draw:text-style-name="P1" draw:layer="layout" svg:width="0.08cm" svg:height="0.08cm" draw:transform="rotate (1.5707963267949) translate (15.957cm 6.414cm)">
          <text:p/>
        </draw:circle>
        <draw:circle draw:style-name="gr1" draw:text-style-name="P1" draw:layer="layout" svg:width="0.08cm" svg:height="0.08cm" draw:transform="rotate (1.5707963267949) translate (16.211cm 6.414cm)">
          <text:p/>
        </draw:circle>
        <draw:circle draw:style-name="gr1" draw:text-style-name="P1" draw:layer="layout" svg:width="0.08cm" svg:height="0.08cm" draw:transform="rotate (1.5707963267949) translate (16.465cm 6.414cm)">
          <text:p/>
        </draw:circle>
        <draw:circle draw:style-name="gr1" draw:text-style-name="P1" draw:layer="layout" svg:width="0.08cm" svg:height="0.08cm" draw:transform="rotate (1.5707963267949) translate (16.719cm 6.414cm)">
          <text:p/>
        </draw:circle>
        <draw:circle draw:style-name="gr1" draw:text-style-name="P1" draw:layer="layout" svg:width="0.08cm" svg:height="0.08cm" draw:transform="rotate (1.5707963267949) translate (16.973cm 6.414cm)">
          <text:p/>
        </draw:circle>
        <draw:circle draw:style-name="gr1" draw:text-style-name="P1" draw:layer="layout" svg:width="0.08cm" svg:height="0.08cm" draw:transform="rotate (1.5707963267949) translate (17.227cm 6.414cm)">
          <text:p/>
        </draw:circle>
        <draw:circle draw:style-name="gr1" draw:text-style-name="P1" draw:layer="layout" svg:width="0.08cm" svg:height="0.08cm" draw:transform="rotate (1.5707963267949) translate (17.481cm 6.414cm)">
          <text:p/>
        </draw:circle>
        <draw:circle draw:style-name="gr1" draw:text-style-name="P1" draw:layer="layout" svg:width="0.08cm" svg:height="0.08cm" draw:transform="rotate (1.5707963267949) translate (17.735cm 6.414cm)">
          <text:p/>
        </draw:circle>
        <draw:circle draw:style-name="gr1" draw:text-style-name="P1" draw:layer="layout" svg:width="0.08cm" svg:height="0.08cm" draw:transform="rotate (1.5707963267949) translate (17.989cm 6.414cm)">
          <text:p/>
        </draw:circle>
        <draw:circle draw:style-name="gr1" draw:text-style-name="P1" draw:layer="layout" svg:width="0.08cm" svg:height="0.08cm" draw:transform="rotate (1.5707963267949) translate (18.243cm 6.414cm)">
          <text:p/>
        </draw:circle>
        <draw:circle draw:style-name="gr1" draw:text-style-name="P1" draw:layer="layout" svg:width="0.08cm" svg:height="0.08cm" draw:transform="rotate (1.5707963267949) translate (18.497cm 6.414cm)">
          <text:p/>
        </draw:circle>
        <draw:circle draw:style-name="gr1" draw:text-style-name="P1" draw:layer="layout" svg:width="0.08cm" svg:height="0.08cm" draw:transform="rotate (1.5707963267949) translate (18.751cm 6.414cm)">
          <text:p/>
        </draw:circle>
        <draw:circle draw:style-name="gr1" draw:text-style-name="P1" draw:layer="layout" svg:width="0.08cm" svg:height="0.08cm" draw:transform="rotate (1.5707963267949) translate (19.005cm 6.414cm)">
          <text:p/>
        </draw:circle>
        <draw:line draw:style-name="gr11" draw:text-style-name="P9" draw:layer="layout" svg:x1="16.876cm" svg:y1="6.374cm" svg:x2="16.139cm" svg:y2="6.374cm">
          <text:p/>
        </draw:line>
        <draw:line draw:style-name="gr11" draw:text-style-name="P9" draw:layer="layout" svg:x1="17.638cm" svg:y1="6.374cm" svg:x2="16.901cm" svg:y2="6.374cm">
          <text:p/>
        </draw:line>
        <draw:line draw:style-name="gr11" draw:text-style-name="P9" draw:layer="layout" svg:x1="18.4cm" svg:y1="6.374cm" svg:x2="17.663cm" svg:y2="6.374cm">
          <text:p/>
        </draw:line>
        <draw:line draw:style-name="gr11" draw:text-style-name="P9" draw:layer="layout" svg:x1="16.109cm" svg:y1="6.374cm" svg:x2="15.372cm" svg:y2="6.374cm">
          <text:p/>
        </draw:line>
        <draw:line draw:style-name="gr11" draw:text-style-name="P9" draw:layer="layout" svg:x1="19.157cm" svg:y1="6.374cm" svg:x2="18.42cm" svg:y2="6.374cm">
          <text:p/>
        </draw:line>
        <draw:circle draw:style-name="gr1" draw:text-style-name="P1" draw:layer="layout" svg:width="0.08cm" svg:height="0.08cm" draw:transform="rotate (1.5707963267949) translate (19.259cm 6.414cm)">
          <text:p/>
        </draw:circle>
        <draw:circle draw:style-name="gr1" draw:text-style-name="P1" draw:layer="layout" svg:width="0.08cm" svg:height="0.08cm" draw:transform="rotate (1.5707963267949) translate (19.513cm 6.414cm)">
          <text:p/>
        </draw:circle>
        <draw:circle draw:style-name="gr1" draw:text-style-name="P1" draw:layer="layout" svg:width="0.08cm" svg:height="0.08cm" draw:transform="rotate (1.5707963267949) translate (19.767cm 6.414cm)">
          <text:p/>
        </draw:circle>
        <draw:circle draw:style-name="gr1" draw:text-style-name="P1" draw:layer="layout" svg:width="0.08cm" svg:height="0.08cm" draw:transform="rotate (1.5707963267949) translate (20.021cm 6.414cm)">
          <text:p/>
        </draw:circle>
        <draw:circle draw:style-name="gr1" draw:text-style-name="P1" draw:layer="layout" svg:width="0.08cm" svg:height="0.08cm" draw:transform="rotate (1.5707963267949) translate (20.275cm 6.414cm)">
          <text:p/>
        </draw:circle>
        <draw:circle draw:style-name="gr1" draw:text-style-name="P1" draw:layer="layout" svg:width="0.08cm" svg:height="0.08cm" draw:transform="rotate (1.5707963267949) translate (20.529cm 6.414cm)">
          <text:p/>
        </draw:circle>
        <draw:circle draw:style-name="gr1" draw:text-style-name="P1" draw:layer="layout" svg:width="0.08cm" svg:height="0.08cm" draw:transform="rotate (1.5707963267949) translate (20.783cm 6.414cm)">
          <text:p/>
        </draw:circle>
        <draw:circle draw:style-name="gr1" draw:text-style-name="P1" draw:layer="layout" svg:width="0.08cm" svg:height="0.08cm" draw:transform="rotate (1.5707963267949) translate (21.037cm 6.414cm)">
          <text:p/>
        </draw:circle>
        <draw:circle draw:style-name="gr1" draw:text-style-name="P1" draw:layer="layout" svg:width="0.08cm" svg:height="0.08cm" draw:transform="rotate (1.5707963267949) translate (21.291cm 6.414cm)">
          <text:p/>
        </draw:circle>
        <draw:line draw:style-name="gr11" draw:text-style-name="P9" draw:layer="layout" svg:x1="20.686cm" svg:y1="6.374cm" svg:x2="19.949cm" svg:y2="6.374cm">
          <text:p/>
        </draw:line>
        <draw:line draw:style-name="gr11" draw:text-style-name="P9" draw:layer="layout" svg:x1="19.919cm" svg:y1="6.374cm" svg:x2="19.182cm" svg:y2="6.374cm">
          <text:p/>
        </draw:line>
        <draw:line draw:style-name="gr11" draw:text-style-name="P9" draw:layer="layout" svg:x1="21.443cm" svg:y1="6.374cm" svg:x2="20.706cm" svg:y2="6.374cm">
          <text:p/>
        </draw:line>
        <draw:circle draw:style-name="gr1" draw:text-style-name="P1" draw:layer="layout" svg:width="0.08cm" svg:height="0.08cm" draw:transform="rotate (1.5707963267949) translate (11.38cm 6.16cm)">
          <text:p/>
        </draw:circle>
        <draw:circle draw:style-name="gr1" draw:text-style-name="P1" draw:layer="layout" svg:width="0.08cm" svg:height="0.08cm" draw:transform="rotate (1.5707963267949) translate (11.634cm 6.16cm)">
          <text:p/>
        </draw:circle>
        <draw:circle draw:style-name="gr1" draw:text-style-name="P1" draw:layer="layout" svg:width="0.08cm" svg:height="0.08cm" draw:transform="rotate (1.5707963267949) translate (11.888cm 6.16cm)">
          <text:p/>
        </draw:circle>
        <draw:circle draw:style-name="gr1" draw:text-style-name="P1" draw:layer="layout" svg:width="0.08cm" svg:height="0.08cm" draw:transform="rotate (1.5707963267949) translate (12.142cm 6.16cm)">
          <text:p/>
        </draw:circle>
        <draw:circle draw:style-name="gr1" draw:text-style-name="P1" draw:layer="layout" svg:width="0.08cm" svg:height="0.08cm" draw:transform="rotate (1.5707963267949) translate (12.396cm 6.16cm)">
          <text:p/>
        </draw:circle>
        <draw:circle draw:style-name="gr1" draw:text-style-name="P1" draw:layer="layout" svg:width="0.08cm" svg:height="0.08cm" draw:transform="rotate (1.5707963267949) translate (12.65cm 6.16cm)">
          <text:p/>
        </draw:circle>
        <draw:circle draw:style-name="gr1" draw:text-style-name="P1" draw:layer="layout" svg:width="0.08cm" svg:height="0.08cm" draw:transform="rotate (1.5707963267949) translate (12.904cm 6.16cm)">
          <text:p/>
        </draw:circle>
        <draw:circle draw:style-name="gr1" draw:text-style-name="P1" draw:layer="layout" svg:width="0.08cm" svg:height="0.08cm" draw:transform="rotate (1.5707963267949) translate (13.158cm 6.16cm)">
          <text:p/>
        </draw:circle>
        <draw:circle draw:style-name="gr1" draw:text-style-name="P1" draw:layer="layout" svg:width="0.08cm" svg:height="0.08cm" draw:transform="rotate (1.5707963267949) translate (13.412cm 6.16cm)">
          <text:p/>
        </draw:circle>
        <draw:circle draw:style-name="gr1" draw:text-style-name="P1" draw:layer="layout" svg:width="0.08cm" svg:height="0.08cm" draw:transform="rotate (1.5707963267949) translate (13.666cm 6.16cm)">
          <text:p/>
        </draw:circle>
        <draw:circle draw:style-name="gr1" draw:text-style-name="P1" draw:layer="layout" svg:width="0.08cm" svg:height="0.08cm" draw:transform="rotate (1.5707963267949) translate (13.92cm 6.16cm)">
          <text:p/>
        </draw:circle>
        <draw:circle draw:style-name="gr1" draw:text-style-name="P1" draw:layer="layout" svg:width="0.08cm" svg:height="0.08cm" draw:transform="rotate (1.5707963267949) translate (14.174cm 6.16cm)">
          <text:p/>
        </draw:circle>
        <draw:circle draw:style-name="gr1" draw:text-style-name="P1" draw:layer="layout" svg:width="0.08cm" svg:height="0.08cm" draw:transform="rotate (1.5707963267949) translate (14.428cm 6.16cm)">
          <text:p/>
        </draw:circle>
        <draw:circle draw:style-name="gr1" draw:text-style-name="P1" draw:layer="layout" svg:width="0.08cm" svg:height="0.08cm" draw:transform="rotate (1.5707963267949) translate (14.682cm 6.16cm)">
          <text:p/>
        </draw:circle>
        <draw:circle draw:style-name="gr1" draw:text-style-name="P1" draw:layer="layout" svg:width="0.08cm" svg:height="0.08cm" draw:transform="rotate (1.5707963267949) translate (14.936cm 6.16cm)">
          <text:p/>
        </draw:circle>
        <draw:circle draw:style-name="gr1" draw:text-style-name="P1" draw:layer="layout" svg:width="0.08cm" svg:height="0.08cm" draw:transform="rotate (1.5707963267949) translate (15.19cm 6.16cm)">
          <text:p/>
        </draw:circle>
        <draw:circle draw:style-name="gr1" draw:text-style-name="P1" draw:layer="layout" svg:width="0.08cm" svg:height="0.08cm" draw:transform="rotate (1.5707963267949) translate (7.589cm 6.16cm)">
          <text:p/>
        </draw:circle>
        <draw:circle draw:style-name="gr1" draw:text-style-name="P1" draw:layer="layout" svg:width="0.08cm" svg:height="0.08cm" draw:transform="rotate (1.5707963267949) translate (7.843cm 6.16cm)">
          <text:p/>
        </draw:circle>
        <draw:circle draw:style-name="gr1" draw:text-style-name="P1" draw:layer="layout" svg:width="0.08cm" svg:height="0.08cm" draw:transform="rotate (1.5707963267949) translate (8.097cm 6.16cm)">
          <text:p/>
        </draw:circle>
        <draw:circle draw:style-name="gr1" draw:text-style-name="P1" draw:layer="layout" svg:width="0.08cm" svg:height="0.08cm" draw:transform="rotate (1.5707963267949) translate (8.351cm 6.16cm)">
          <text:p/>
        </draw:circle>
        <draw:circle draw:style-name="gr1" draw:text-style-name="P1" draw:layer="layout" svg:width="0.08cm" svg:height="0.08cm" draw:transform="rotate (1.5707963267949) translate (8.605cm 6.16cm)">
          <text:p/>
        </draw:circle>
        <draw:circle draw:style-name="gr1" draw:text-style-name="P1" draw:layer="layout" svg:width="0.08cm" svg:height="0.08cm" draw:transform="rotate (1.5707963267949) translate (8.859cm 6.16cm)">
          <text:p/>
        </draw:circle>
        <draw:circle draw:style-name="gr1" draw:text-style-name="P1" draw:layer="layout" svg:width="0.08cm" svg:height="0.08cm" draw:transform="rotate (1.5707963267949) translate (9.113cm 6.16cm)">
          <text:p/>
        </draw:circle>
        <draw:circle draw:style-name="gr1" draw:text-style-name="P1" draw:layer="layout" svg:width="0.08cm" svg:height="0.08cm" draw:transform="rotate (1.5707963267949) translate (9.367cm 6.16cm)">
          <text:p/>
        </draw:circle>
        <draw:circle draw:style-name="gr1" draw:text-style-name="P1" draw:layer="layout" svg:width="0.08cm" svg:height="0.08cm" draw:transform="rotate (1.5707963267949) translate (9.621cm 6.16cm)">
          <text:p/>
        </draw:circle>
        <draw:circle draw:style-name="gr1" draw:text-style-name="P1" draw:layer="layout" svg:width="0.08cm" svg:height="0.08cm" draw:transform="rotate (1.5707963267949) translate (9.875cm 6.16cm)">
          <text:p/>
        </draw:circle>
        <draw:circle draw:style-name="gr1" draw:text-style-name="P1" draw:layer="layout" svg:width="0.08cm" svg:height="0.08cm" draw:transform="rotate (1.5707963267949) translate (10.129cm 6.16cm)">
          <text:p/>
        </draw:circle>
        <draw:circle draw:style-name="gr1" draw:text-style-name="P1" draw:layer="layout" svg:width="0.08cm" svg:height="0.08cm" draw:transform="rotate (1.5707963267949) translate (10.383cm 6.16cm)">
          <text:p/>
        </draw:circle>
        <draw:circle draw:style-name="gr1" draw:text-style-name="P1" draw:layer="layout" svg:width="0.08cm" svg:height="0.08cm" draw:transform="rotate (1.5707963267949) translate (10.637cm 6.16cm)">
          <text:p/>
        </draw:circle>
        <draw:circle draw:style-name="gr1" draw:text-style-name="P1" draw:layer="layout" svg:width="0.08cm" svg:height="0.08cm" draw:transform="rotate (1.5707963267949) translate (10.891cm 6.16cm)">
          <text:p/>
        </draw:circle>
        <draw:circle draw:style-name="gr1" draw:text-style-name="P1" draw:layer="layout" svg:width="0.08cm" svg:height="0.08cm" draw:transform="rotate (1.5707963267949) translate (11.145cm 6.16cm)">
          <text:p/>
        </draw:circle>
        <draw:line draw:style-name="gr11" draw:text-style-name="P9" draw:layer="layout" svg:x1="8.492cm" svg:y1="6.129cm" svg:x2="7.528cm" svg:y2="6.129cm">
          <text:p/>
        </draw:line>
        <draw:line draw:style-name="gr11" draw:text-style-name="P9" draw:layer="layout" svg:x1="9.251cm" svg:y1="6.129cm" svg:x2="8.514cm" svg:y2="6.129cm">
          <text:p/>
        </draw:line>
        <draw:line draw:style-name="gr11" draw:text-style-name="P9" draw:layer="layout" svg:x1="10.013cm" svg:y1="6.12cm" svg:x2="9.276cm" svg:y2="6.12cm">
          <text:p/>
        </draw:line>
        <draw:line draw:style-name="gr11" draw:text-style-name="P9" draw:layer="layout" svg:x1="10.775cm" svg:y1="6.12cm" svg:x2="10.038cm" svg:y2="6.12cm">
          <text:p/>
        </draw:line>
        <draw:line draw:style-name="gr11" draw:text-style-name="P9" draw:layer="layout" svg:x1="11.537cm" svg:y1="6.12cm" svg:x2="10.8cm" svg:y2="6.12cm">
          <text:p/>
        </draw:line>
        <draw:line draw:style-name="gr11" draw:text-style-name="P9" draw:layer="layout" svg:x1="12.299cm" svg:y1="6.12cm" svg:x2="11.562cm" svg:y2="6.12cm">
          <text:p/>
        </draw:line>
        <draw:line draw:style-name="gr11" draw:text-style-name="P9" draw:layer="layout" svg:x1="13.061cm" svg:y1="6.12cm" svg:x2="12.324cm" svg:y2="6.12cm">
          <text:p/>
        </draw:line>
        <draw:line draw:style-name="gr11" draw:text-style-name="P9" draw:layer="layout" svg:x1="13.823cm" svg:y1="6.12cm" svg:x2="13.086cm" svg:y2="6.12cm">
          <text:p/>
        </draw:line>
        <draw:line draw:style-name="gr11" draw:text-style-name="P9" draw:layer="layout" svg:x1="14.585cm" svg:y1="6.12cm" svg:x2="13.848cm" svg:y2="6.12cm">
          <text:p/>
        </draw:line>
        <draw:line draw:style-name="gr11" draw:text-style-name="P9" draw:layer="layout" svg:x1="15.347cm" svg:y1="6.12cm" svg:x2="14.61cm" svg:y2="6.12cm">
          <text:p/>
        </draw:line>
        <draw:circle draw:style-name="gr1" draw:text-style-name="P1" draw:layer="layout" svg:width="0.08cm" svg:height="0.08cm" draw:transform="rotate (1.5707963267949) translate (15.449cm 6.16cm)">
          <text:p/>
        </draw:circle>
        <draw:circle draw:style-name="gr1" draw:text-style-name="P1" draw:layer="layout" svg:width="0.08cm" svg:height="0.08cm" draw:transform="rotate (1.5707963267949) translate (15.703cm 6.16cm)">
          <text:p/>
        </draw:circle>
        <draw:circle draw:style-name="gr1" draw:text-style-name="P1" draw:layer="layout" svg:width="0.08cm" svg:height="0.08cm" draw:transform="rotate (1.5707963267949) translate (15.957cm 6.16cm)">
          <text:p/>
        </draw:circle>
        <draw:circle draw:style-name="gr1" draw:text-style-name="P1" draw:layer="layout" svg:width="0.08cm" svg:height="0.08cm" draw:transform="rotate (1.5707963267949) translate (16.211cm 6.16cm)">
          <text:p/>
        </draw:circle>
        <draw:circle draw:style-name="gr1" draw:text-style-name="P1" draw:layer="layout" svg:width="0.08cm" svg:height="0.08cm" draw:transform="rotate (1.5707963267949) translate (16.465cm 6.16cm)">
          <text:p/>
        </draw:circle>
        <draw:circle draw:style-name="gr1" draw:text-style-name="P1" draw:layer="layout" svg:width="0.08cm" svg:height="0.08cm" draw:transform="rotate (1.5707963267949) translate (16.719cm 6.16cm)">
          <text:p/>
        </draw:circle>
        <draw:circle draw:style-name="gr1" draw:text-style-name="P1" draw:layer="layout" svg:width="0.08cm" svg:height="0.08cm" draw:transform="rotate (1.5707963267949) translate (16.973cm 6.16cm)">
          <text:p/>
        </draw:circle>
        <draw:circle draw:style-name="gr1" draw:text-style-name="P1" draw:layer="layout" svg:width="0.08cm" svg:height="0.08cm" draw:transform="rotate (1.5707963267949) translate (17.227cm 6.16cm)">
          <text:p/>
        </draw:circle>
        <draw:circle draw:style-name="gr1" draw:text-style-name="P1" draw:layer="layout" svg:width="0.08cm" svg:height="0.08cm" draw:transform="rotate (1.5707963267949) translate (17.481cm 6.16cm)">
          <text:p/>
        </draw:circle>
        <draw:circle draw:style-name="gr1" draw:text-style-name="P1" draw:layer="layout" svg:width="0.08cm" svg:height="0.08cm" draw:transform="rotate (1.5707963267949) translate (17.735cm 6.16cm)">
          <text:p/>
        </draw:circle>
        <draw:circle draw:style-name="gr1" draw:text-style-name="P1" draw:layer="layout" svg:width="0.08cm" svg:height="0.08cm" draw:transform="rotate (1.5707963267949) translate (17.989cm 6.16cm)">
          <text:p/>
        </draw:circle>
        <draw:circle draw:style-name="gr1" draw:text-style-name="P1" draw:layer="layout" svg:width="0.08cm" svg:height="0.08cm" draw:transform="rotate (1.5707963267949) translate (18.243cm 6.16cm)">
          <text:p/>
        </draw:circle>
        <draw:circle draw:style-name="gr1" draw:text-style-name="P1" draw:layer="layout" svg:width="0.08cm" svg:height="0.08cm" draw:transform="rotate (1.5707963267949) translate (18.497cm 6.16cm)">
          <text:p/>
        </draw:circle>
        <draw:circle draw:style-name="gr1" draw:text-style-name="P1" draw:layer="layout" svg:width="0.08cm" svg:height="0.08cm" draw:transform="rotate (1.5707963267949) translate (18.751cm 6.16cm)">
          <text:p/>
        </draw:circle>
        <draw:circle draw:style-name="gr1" draw:text-style-name="P1" draw:layer="layout" svg:width="0.08cm" svg:height="0.08cm" draw:transform="rotate (1.5707963267949) translate (19.005cm 6.16cm)">
          <text:p/>
        </draw:circle>
        <draw:line draw:style-name="gr11" draw:text-style-name="P9" draw:layer="layout" svg:x1="16.876cm" svg:y1="6.12cm" svg:x2="16.139cm" svg:y2="6.12cm">
          <text:p/>
        </draw:line>
        <draw:line draw:style-name="gr11" draw:text-style-name="P9" draw:layer="layout" svg:x1="17.638cm" svg:y1="6.12cm" svg:x2="16.901cm" svg:y2="6.12cm">
          <text:p/>
        </draw:line>
        <draw:line draw:style-name="gr11" draw:text-style-name="P9" draw:layer="layout" svg:x1="18.4cm" svg:y1="6.12cm" svg:x2="17.663cm" svg:y2="6.12cm">
          <text:p/>
        </draw:line>
        <draw:line draw:style-name="gr11" draw:text-style-name="P9" draw:layer="layout" svg:x1="16.109cm" svg:y1="6.12cm" svg:x2="15.372cm" svg:y2="6.12cm">
          <text:p/>
        </draw:line>
        <draw:line draw:style-name="gr11" draw:text-style-name="P9" draw:layer="layout" svg:x1="19.157cm" svg:y1="6.12cm" svg:x2="18.42cm" svg:y2="6.12cm">
          <text:p/>
        </draw:line>
        <draw:circle draw:style-name="gr1" draw:text-style-name="P1" draw:layer="layout" svg:width="0.08cm" svg:height="0.08cm" draw:transform="rotate (1.5707963267949) translate (19.259cm 6.16cm)">
          <text:p/>
        </draw:circle>
        <draw:circle draw:style-name="gr1" draw:text-style-name="P1" draw:layer="layout" svg:width="0.08cm" svg:height="0.08cm" draw:transform="rotate (1.5707963267949) translate (19.513cm 6.16cm)">
          <text:p/>
        </draw:circle>
        <draw:circle draw:style-name="gr1" draw:text-style-name="P1" draw:layer="layout" svg:width="0.08cm" svg:height="0.08cm" draw:transform="rotate (1.5707963267949) translate (19.767cm 6.16cm)">
          <text:p/>
        </draw:circle>
        <draw:circle draw:style-name="gr1" draw:text-style-name="P1" draw:layer="layout" svg:width="0.08cm" svg:height="0.08cm" draw:transform="rotate (1.5707963267949) translate (20.021cm 6.16cm)">
          <text:p/>
        </draw:circle>
        <draw:circle draw:style-name="gr1" draw:text-style-name="P1" draw:layer="layout" svg:width="0.08cm" svg:height="0.08cm" draw:transform="rotate (1.5707963267949) translate (20.275cm 6.16cm)">
          <text:p/>
        </draw:circle>
        <draw:circle draw:style-name="gr1" draw:text-style-name="P1" draw:layer="layout" svg:width="0.08cm" svg:height="0.08cm" draw:transform="rotate (1.5707963267949) translate (20.529cm 6.16cm)">
          <text:p/>
        </draw:circle>
        <draw:circle draw:style-name="gr1" draw:text-style-name="P1" draw:layer="layout" svg:width="0.08cm" svg:height="0.08cm" draw:transform="rotate (1.5707963267949) translate (20.783cm 6.16cm)">
          <text:p/>
        </draw:circle>
        <draw:circle draw:style-name="gr1" draw:text-style-name="P1" draw:layer="layout" svg:width="0.08cm" svg:height="0.08cm" draw:transform="rotate (1.5707963267949) translate (21.037cm 6.16cm)">
          <text:p/>
        </draw:circle>
        <draw:circle draw:style-name="gr1" draw:text-style-name="P1" draw:layer="layout" svg:width="0.08cm" svg:height="0.08cm" draw:transform="rotate (1.5707963267949) translate (21.291cm 6.16cm)">
          <text:p/>
        </draw:circle>
        <draw:line draw:style-name="gr11" draw:text-style-name="P9" draw:layer="layout" svg:x1="20.686cm" svg:y1="6.12cm" svg:x2="19.949cm" svg:y2="6.12cm">
          <text:p/>
        </draw:line>
        <draw:line draw:style-name="gr11" draw:text-style-name="P9" draw:layer="layout" svg:x1="19.919cm" svg:y1="6.12cm" svg:x2="19.182cm" svg:y2="6.12cm">
          <text:p/>
        </draw:line>
        <draw:line draw:style-name="gr11" draw:text-style-name="P9" draw:layer="layout" svg:x1="21.443cm" svg:y1="6.12cm" svg:x2="20.706cm" svg:y2="6.12cm">
          <text:p/>
        </draw:line>
        <draw:circle draw:style-name="gr1" draw:text-style-name="P1" draw:layer="layout" svg:width="0.08cm" svg:height="0.08cm" draw:transform="rotate (1.5707963267949) translate (11.38cm 5.906cm)">
          <text:p/>
        </draw:circle>
        <draw:circle draw:style-name="gr1" draw:text-style-name="P1" draw:layer="layout" svg:width="0.08cm" svg:height="0.08cm" draw:transform="rotate (1.5707963267949) translate (11.634cm 5.906cm)">
          <text:p/>
        </draw:circle>
        <draw:circle draw:style-name="gr1" draw:text-style-name="P1" draw:layer="layout" svg:width="0.08cm" svg:height="0.08cm" draw:transform="rotate (1.5707963267949) translate (11.888cm 5.906cm)">
          <text:p/>
        </draw:circle>
        <draw:circle draw:style-name="gr1" draw:text-style-name="P1" draw:layer="layout" svg:width="0.08cm" svg:height="0.08cm" draw:transform="rotate (1.5707963267949) translate (12.142cm 5.906cm)">
          <text:p/>
        </draw:circle>
        <draw:circle draw:style-name="gr1" draw:text-style-name="P1" draw:layer="layout" svg:width="0.08cm" svg:height="0.08cm" draw:transform="rotate (1.5707963267949) translate (12.396cm 5.906cm)">
          <text:p/>
        </draw:circle>
        <draw:circle draw:style-name="gr1" draw:text-style-name="P1" draw:layer="layout" svg:width="0.08cm" svg:height="0.08cm" draw:transform="rotate (1.5707963267949) translate (12.65cm 5.906cm)">
          <text:p/>
        </draw:circle>
        <draw:circle draw:style-name="gr1" draw:text-style-name="P1" draw:layer="layout" svg:width="0.08cm" svg:height="0.08cm" draw:transform="rotate (1.5707963267949) translate (12.904cm 5.906cm)">
          <text:p/>
        </draw:circle>
        <draw:circle draw:style-name="gr1" draw:text-style-name="P1" draw:layer="layout" svg:width="0.08cm" svg:height="0.08cm" draw:transform="rotate (1.5707963267949) translate (13.158cm 5.906cm)">
          <text:p/>
        </draw:circle>
        <draw:circle draw:style-name="gr1" draw:text-style-name="P1" draw:layer="layout" svg:width="0.08cm" svg:height="0.08cm" draw:transform="rotate (1.5707963267949) translate (13.412cm 5.906cm)">
          <text:p/>
        </draw:circle>
        <draw:circle draw:style-name="gr1" draw:text-style-name="P1" draw:layer="layout" svg:width="0.08cm" svg:height="0.08cm" draw:transform="rotate (1.5707963267949) translate (13.666cm 5.906cm)">
          <text:p/>
        </draw:circle>
        <draw:circle draw:style-name="gr1" draw:text-style-name="P1" draw:layer="layout" svg:width="0.08cm" svg:height="0.08cm" draw:transform="rotate (1.5707963267949) translate (13.92cm 5.906cm)">
          <text:p/>
        </draw:circle>
        <draw:circle draw:style-name="gr1" draw:text-style-name="P1" draw:layer="layout" svg:width="0.08cm" svg:height="0.08cm" draw:transform="rotate (1.5707963267949) translate (14.174cm 5.906cm)">
          <text:p/>
        </draw:circle>
        <draw:circle draw:style-name="gr1" draw:text-style-name="P1" draw:layer="layout" svg:width="0.08cm" svg:height="0.08cm" draw:transform="rotate (1.5707963267949) translate (14.428cm 5.906cm)">
          <text:p/>
        </draw:circle>
        <draw:circle draw:style-name="gr1" draw:text-style-name="P1" draw:layer="layout" svg:width="0.08cm" svg:height="0.08cm" draw:transform="rotate (1.5707963267949) translate (14.682cm 5.906cm)">
          <text:p/>
        </draw:circle>
        <draw:circle draw:style-name="gr1" draw:text-style-name="P1" draw:layer="layout" svg:width="0.08cm" svg:height="0.08cm" draw:transform="rotate (1.5707963267949) translate (14.936cm 5.906cm)">
          <text:p/>
        </draw:circle>
        <draw:circle draw:style-name="gr1" draw:text-style-name="P1" draw:layer="layout" svg:width="0.08cm" svg:height="0.08cm" draw:transform="rotate (1.5707963267949) translate (15.19cm 5.906cm)">
          <text:p/>
        </draw:circle>
        <draw:circle draw:style-name="gr1" draw:text-style-name="P1" draw:layer="layout" svg:width="0.08cm" svg:height="0.08cm" draw:transform="rotate (1.5707963267949) translate (7.589cm 5.906cm)">
          <text:p/>
        </draw:circle>
        <draw:circle draw:style-name="gr1" draw:text-style-name="P1" draw:layer="layout" svg:width="0.08cm" svg:height="0.08cm" draw:transform="rotate (1.5707963267949) translate (7.843cm 5.906cm)">
          <text:p/>
        </draw:circle>
        <draw:circle draw:style-name="gr1" draw:text-style-name="P1" draw:layer="layout" svg:width="0.08cm" svg:height="0.08cm" draw:transform="rotate (1.5707963267949) translate (8.097cm 5.906cm)">
          <text:p/>
        </draw:circle>
        <draw:circle draw:style-name="gr1" draw:text-style-name="P1" draw:layer="layout" svg:width="0.08cm" svg:height="0.08cm" draw:transform="rotate (1.5707963267949) translate (8.351cm 5.906cm)">
          <text:p/>
        </draw:circle>
        <draw:circle draw:style-name="gr1" draw:text-style-name="P1" draw:layer="layout" svg:width="0.08cm" svg:height="0.08cm" draw:transform="rotate (1.5707963267949) translate (8.605cm 5.906cm)">
          <text:p/>
        </draw:circle>
        <draw:circle draw:style-name="gr1" draw:text-style-name="P1" draw:layer="layout" svg:width="0.08cm" svg:height="0.08cm" draw:transform="rotate (1.5707963267949) translate (8.859cm 5.906cm)">
          <text:p/>
        </draw:circle>
        <draw:circle draw:style-name="gr1" draw:text-style-name="P1" draw:layer="layout" svg:width="0.08cm" svg:height="0.08cm" draw:transform="rotate (1.5707963267949) translate (9.113cm 5.906cm)">
          <text:p/>
        </draw:circle>
        <draw:circle draw:style-name="gr1" draw:text-style-name="P1" draw:layer="layout" svg:width="0.08cm" svg:height="0.08cm" draw:transform="rotate (1.5707963267949) translate (9.367cm 5.906cm)">
          <text:p/>
        </draw:circle>
        <draw:circle draw:style-name="gr1" draw:text-style-name="P1" draw:layer="layout" svg:width="0.08cm" svg:height="0.08cm" draw:transform="rotate (1.5707963267949) translate (9.621cm 5.906cm)">
          <text:p/>
        </draw:circle>
        <draw:circle draw:style-name="gr1" draw:text-style-name="P1" draw:layer="layout" svg:width="0.08cm" svg:height="0.08cm" draw:transform="rotate (1.5707963267949) translate (9.875cm 5.906cm)">
          <text:p/>
        </draw:circle>
        <draw:circle draw:style-name="gr1" draw:text-style-name="P1" draw:layer="layout" svg:width="0.08cm" svg:height="0.08cm" draw:transform="rotate (1.5707963267949) translate (10.129cm 5.906cm)">
          <text:p/>
        </draw:circle>
        <draw:circle draw:style-name="gr1" draw:text-style-name="P1" draw:layer="layout" svg:width="0.08cm" svg:height="0.08cm" draw:transform="rotate (1.5707963267949) translate (10.383cm 5.906cm)">
          <text:p/>
        </draw:circle>
        <draw:circle draw:style-name="gr1" draw:text-style-name="P1" draw:layer="layout" svg:width="0.08cm" svg:height="0.08cm" draw:transform="rotate (1.5707963267949) translate (10.637cm 5.906cm)">
          <text:p/>
        </draw:circle>
        <draw:circle draw:style-name="gr1" draw:text-style-name="P1" draw:layer="layout" svg:width="0.08cm" svg:height="0.08cm" draw:transform="rotate (1.5707963267949) translate (10.891cm 5.906cm)">
          <text:p/>
        </draw:circle>
        <draw:circle draw:style-name="gr1" draw:text-style-name="P1" draw:layer="layout" svg:width="0.08cm" svg:height="0.08cm" draw:transform="rotate (1.5707963267949) translate (11.145cm 5.906cm)">
          <text:p/>
        </draw:circle>
        <draw:line draw:style-name="gr11" draw:text-style-name="P9" draw:layer="layout" svg:x1="8.492cm" svg:y1="5.875cm" svg:x2="7.528cm" svg:y2="5.875cm">
          <text:p/>
        </draw:line>
        <draw:line draw:style-name="gr11" draw:text-style-name="P9" draw:layer="layout" svg:x1="9.251cm" svg:y1="5.875cm" svg:x2="8.514cm" svg:y2="5.875cm">
          <text:p/>
        </draw:line>
        <draw:line draw:style-name="gr11" draw:text-style-name="P9" draw:layer="layout" svg:x1="10.013cm" svg:y1="5.866cm" svg:x2="9.276cm" svg:y2="5.866cm">
          <text:p/>
        </draw:line>
        <draw:line draw:style-name="gr11" draw:text-style-name="P9" draw:layer="layout" svg:x1="10.775cm" svg:y1="5.866cm" svg:x2="10.038cm" svg:y2="5.866cm">
          <text:p/>
        </draw:line>
        <draw:line draw:style-name="gr11" draw:text-style-name="P9" draw:layer="layout" svg:x1="11.537cm" svg:y1="5.866cm" svg:x2="10.8cm" svg:y2="5.866cm">
          <text:p/>
        </draw:line>
        <draw:line draw:style-name="gr11" draw:text-style-name="P9" draw:layer="layout" svg:x1="12.299cm" svg:y1="5.866cm" svg:x2="11.562cm" svg:y2="5.866cm">
          <text:p/>
        </draw:line>
        <draw:line draw:style-name="gr11" draw:text-style-name="P9" draw:layer="layout" svg:x1="13.061cm" svg:y1="5.866cm" svg:x2="12.324cm" svg:y2="5.866cm">
          <text:p/>
        </draw:line>
        <draw:line draw:style-name="gr11" draw:text-style-name="P9" draw:layer="layout" svg:x1="13.823cm" svg:y1="5.866cm" svg:x2="13.086cm" svg:y2="5.866cm">
          <text:p/>
        </draw:line>
        <draw:line draw:style-name="gr11" draw:text-style-name="P9" draw:layer="layout" svg:x1="14.585cm" svg:y1="5.866cm" svg:x2="13.848cm" svg:y2="5.866cm">
          <text:p/>
        </draw:line>
        <draw:line draw:style-name="gr11" draw:text-style-name="P9" draw:layer="layout" svg:x1="15.347cm" svg:y1="5.866cm" svg:x2="14.61cm" svg:y2="5.866cm">
          <text:p/>
        </draw:line>
        <draw:circle draw:style-name="gr1" draw:text-style-name="P1" draw:layer="layout" svg:width="0.08cm" svg:height="0.08cm" draw:transform="rotate (1.5707963267949) translate (15.449cm 5.906cm)">
          <text:p/>
        </draw:circle>
        <draw:circle draw:style-name="gr1" draw:text-style-name="P1" draw:layer="layout" svg:width="0.08cm" svg:height="0.08cm" draw:transform="rotate (1.5707963267949) translate (15.703cm 5.906cm)">
          <text:p/>
        </draw:circle>
        <draw:circle draw:style-name="gr1" draw:text-style-name="P1" draw:layer="layout" svg:width="0.08cm" svg:height="0.08cm" draw:transform="rotate (1.5707963267949) translate (15.957cm 5.906cm)">
          <text:p/>
        </draw:circle>
        <draw:circle draw:style-name="gr1" draw:text-style-name="P1" draw:layer="layout" svg:width="0.08cm" svg:height="0.08cm" draw:transform="rotate (1.5707963267949) translate (16.211cm 5.906cm)">
          <text:p/>
        </draw:circle>
        <draw:circle draw:style-name="gr1" draw:text-style-name="P1" draw:layer="layout" svg:width="0.08cm" svg:height="0.08cm" draw:transform="rotate (1.5707963267949) translate (16.465cm 5.906cm)">
          <text:p/>
        </draw:circle>
        <draw:circle draw:style-name="gr1" draw:text-style-name="P1" draw:layer="layout" svg:width="0.08cm" svg:height="0.08cm" draw:transform="rotate (1.5707963267949) translate (16.719cm 5.906cm)">
          <text:p/>
        </draw:circle>
        <draw:circle draw:style-name="gr1" draw:text-style-name="P1" draw:layer="layout" svg:width="0.08cm" svg:height="0.08cm" draw:transform="rotate (1.5707963267949) translate (16.973cm 5.906cm)">
          <text:p/>
        </draw:circle>
        <draw:circle draw:style-name="gr1" draw:text-style-name="P1" draw:layer="layout" svg:width="0.08cm" svg:height="0.08cm" draw:transform="rotate (1.5707963267949) translate (17.227cm 5.906cm)">
          <text:p/>
        </draw:circle>
        <draw:circle draw:style-name="gr1" draw:text-style-name="P1" draw:layer="layout" svg:width="0.08cm" svg:height="0.08cm" draw:transform="rotate (1.5707963267949) translate (17.481cm 5.906cm)">
          <text:p/>
        </draw:circle>
        <draw:circle draw:style-name="gr1" draw:text-style-name="P1" draw:layer="layout" svg:width="0.08cm" svg:height="0.08cm" draw:transform="rotate (1.5707963267949) translate (17.735cm 5.906cm)">
          <text:p/>
        </draw:circle>
        <draw:circle draw:style-name="gr1" draw:text-style-name="P1" draw:layer="layout" svg:width="0.08cm" svg:height="0.08cm" draw:transform="rotate (1.5707963267949) translate (17.989cm 5.906cm)">
          <text:p/>
        </draw:circle>
        <draw:circle draw:style-name="gr1" draw:text-style-name="P1" draw:layer="layout" svg:width="0.08cm" svg:height="0.08cm" draw:transform="rotate (1.5707963267949) translate (18.243cm 5.906cm)">
          <text:p/>
        </draw:circle>
        <draw:circle draw:style-name="gr1" draw:text-style-name="P1" draw:layer="layout" svg:width="0.08cm" svg:height="0.08cm" draw:transform="rotate (1.5707963267949) translate (18.497cm 5.906cm)">
          <text:p/>
        </draw:circle>
        <draw:circle draw:style-name="gr1" draw:text-style-name="P1" draw:layer="layout" svg:width="0.08cm" svg:height="0.08cm" draw:transform="rotate (1.5707963267949) translate (18.751cm 5.906cm)">
          <text:p/>
        </draw:circle>
        <draw:circle draw:style-name="gr1" draw:text-style-name="P1" draw:layer="layout" svg:width="0.08cm" svg:height="0.08cm" draw:transform="rotate (1.5707963267949) translate (19.005cm 5.906cm)">
          <text:p/>
        </draw:circle>
        <draw:line draw:style-name="gr11" draw:text-style-name="P9" draw:layer="layout" svg:x1="16.876cm" svg:y1="5.866cm" svg:x2="16.139cm" svg:y2="5.866cm">
          <text:p/>
        </draw:line>
        <draw:line draw:style-name="gr11" draw:text-style-name="P9" draw:layer="layout" svg:x1="17.638cm" svg:y1="5.866cm" svg:x2="16.901cm" svg:y2="5.866cm">
          <text:p/>
        </draw:line>
        <draw:line draw:style-name="gr11" draw:text-style-name="P9" draw:layer="layout" svg:x1="18.4cm" svg:y1="5.866cm" svg:x2="17.663cm" svg:y2="5.866cm">
          <text:p/>
        </draw:line>
        <draw:line draw:style-name="gr11" draw:text-style-name="P9" draw:layer="layout" svg:x1="16.109cm" svg:y1="5.866cm" svg:x2="15.372cm" svg:y2="5.866cm">
          <text:p/>
        </draw:line>
        <draw:line draw:style-name="gr11" draw:text-style-name="P9" draw:layer="layout" svg:x1="19.157cm" svg:y1="5.866cm" svg:x2="18.42cm" svg:y2="5.866cm">
          <text:p/>
        </draw:line>
        <draw:circle draw:style-name="gr1" draw:text-style-name="P1" draw:layer="layout" svg:width="0.08cm" svg:height="0.08cm" draw:transform="rotate (1.5707963267949) translate (19.259cm 5.906cm)">
          <text:p/>
        </draw:circle>
        <draw:circle draw:style-name="gr1" draw:text-style-name="P1" draw:layer="layout" svg:width="0.08cm" svg:height="0.08cm" draw:transform="rotate (1.5707963267949) translate (19.513cm 5.906cm)">
          <text:p/>
        </draw:circle>
        <draw:circle draw:style-name="gr1" draw:text-style-name="P1" draw:layer="layout" svg:width="0.08cm" svg:height="0.08cm" draw:transform="rotate (1.5707963267949) translate (19.767cm 5.906cm)">
          <text:p/>
        </draw:circle>
        <draw:circle draw:style-name="gr1" draw:text-style-name="P1" draw:layer="layout" svg:width="0.08cm" svg:height="0.08cm" draw:transform="rotate (1.5707963267949) translate (20.021cm 5.906cm)">
          <text:p/>
        </draw:circle>
        <draw:circle draw:style-name="gr1" draw:text-style-name="P1" draw:layer="layout" svg:width="0.08cm" svg:height="0.08cm" draw:transform="rotate (1.5707963267949) translate (20.275cm 5.906cm)">
          <text:p/>
        </draw:circle>
        <draw:circle draw:style-name="gr1" draw:text-style-name="P1" draw:layer="layout" svg:width="0.08cm" svg:height="0.08cm" draw:transform="rotate (1.5707963267949) translate (20.529cm 5.906cm)">
          <text:p/>
        </draw:circle>
        <draw:circle draw:style-name="gr1" draw:text-style-name="P1" draw:layer="layout" svg:width="0.08cm" svg:height="0.08cm" draw:transform="rotate (1.5707963267949) translate (20.783cm 5.906cm)">
          <text:p/>
        </draw:circle>
        <draw:circle draw:style-name="gr1" draw:text-style-name="P1" draw:layer="layout" svg:width="0.08cm" svg:height="0.08cm" draw:transform="rotate (1.5707963267949) translate (21.037cm 5.906cm)">
          <text:p/>
        </draw:circle>
        <draw:circle draw:style-name="gr1" draw:text-style-name="P1" draw:layer="layout" svg:width="0.08cm" svg:height="0.08cm" draw:transform="rotate (1.5707963267949) translate (21.291cm 5.906cm)">
          <text:p/>
        </draw:circle>
        <draw:line draw:style-name="gr11" draw:text-style-name="P9" draw:layer="layout" svg:x1="20.686cm" svg:y1="5.866cm" svg:x2="19.949cm" svg:y2="5.866cm">
          <text:p/>
        </draw:line>
        <draw:line draw:style-name="gr11" draw:text-style-name="P9" draw:layer="layout" svg:x1="19.919cm" svg:y1="5.866cm" svg:x2="19.182cm" svg:y2="5.866cm">
          <text:p/>
        </draw:line>
        <draw:line draw:style-name="gr11" draw:text-style-name="P9" draw:layer="layout" svg:x1="21.443cm" svg:y1="5.866cm" svg:x2="20.706cm" svg:y2="5.866cm">
          <text:p/>
        </draw:line>
        <draw:circle draw:style-name="gr1" draw:text-style-name="P1" draw:layer="layout" svg:width="0.08cm" svg:height="0.08cm" draw:transform="rotate (1.5707963267949) translate (11.38cm 5.652cm)">
          <text:p/>
        </draw:circle>
        <draw:circle draw:style-name="gr1" draw:text-style-name="P1" draw:layer="layout" svg:width="0.08cm" svg:height="0.08cm" draw:transform="rotate (1.5707963267949) translate (11.634cm 5.652cm)">
          <text:p/>
        </draw:circle>
        <draw:circle draw:style-name="gr1" draw:text-style-name="P1" draw:layer="layout" svg:width="0.08cm" svg:height="0.08cm" draw:transform="rotate (1.5707963267949) translate (11.888cm 5.652cm)">
          <text:p/>
        </draw:circle>
        <draw:circle draw:style-name="gr1" draw:text-style-name="P1" draw:layer="layout" svg:width="0.08cm" svg:height="0.08cm" draw:transform="rotate (1.5707963267949) translate (12.142cm 5.652cm)">
          <text:p/>
        </draw:circle>
        <draw:circle draw:style-name="gr1" draw:text-style-name="P1" draw:layer="layout" svg:width="0.08cm" svg:height="0.08cm" draw:transform="rotate (1.5707963267949) translate (12.396cm 5.652cm)">
          <text:p/>
        </draw:circle>
        <draw:circle draw:style-name="gr1" draw:text-style-name="P1" draw:layer="layout" svg:width="0.08cm" svg:height="0.08cm" draw:transform="rotate (1.5707963267949) translate (12.65cm 5.652cm)">
          <text:p/>
        </draw:circle>
        <draw:circle draw:style-name="gr1" draw:text-style-name="P1" draw:layer="layout" svg:width="0.08cm" svg:height="0.08cm" draw:transform="rotate (1.5707963267949) translate (12.904cm 5.652cm)">
          <text:p/>
        </draw:circle>
        <draw:circle draw:style-name="gr1" draw:text-style-name="P1" draw:layer="layout" svg:width="0.08cm" svg:height="0.08cm" draw:transform="rotate (1.5707963267949) translate (13.158cm 5.652cm)">
          <text:p/>
        </draw:circle>
        <draw:circle draw:style-name="gr1" draw:text-style-name="P1" draw:layer="layout" svg:width="0.08cm" svg:height="0.08cm" draw:transform="rotate (1.5707963267949) translate (13.412cm 5.652cm)">
          <text:p/>
        </draw:circle>
        <draw:circle draw:style-name="gr1" draw:text-style-name="P1" draw:layer="layout" svg:width="0.08cm" svg:height="0.08cm" draw:transform="rotate (1.5707963267949) translate (13.666cm 5.652cm)">
          <text:p/>
        </draw:circle>
        <draw:circle draw:style-name="gr1" draw:text-style-name="P1" draw:layer="layout" svg:width="0.08cm" svg:height="0.08cm" draw:transform="rotate (1.5707963267949) translate (13.92cm 5.652cm)">
          <text:p/>
        </draw:circle>
        <draw:circle draw:style-name="gr1" draw:text-style-name="P1" draw:layer="layout" svg:width="0.08cm" svg:height="0.08cm" draw:transform="rotate (1.5707963267949) translate (14.174cm 5.652cm)">
          <text:p/>
        </draw:circle>
        <draw:circle draw:style-name="gr1" draw:text-style-name="P1" draw:layer="layout" svg:width="0.08cm" svg:height="0.08cm" draw:transform="rotate (1.5707963267949) translate (14.428cm 5.652cm)">
          <text:p/>
        </draw:circle>
        <draw:circle draw:style-name="gr1" draw:text-style-name="P1" draw:layer="layout" svg:width="0.08cm" svg:height="0.08cm" draw:transform="rotate (1.5707963267949) translate (14.682cm 5.652cm)">
          <text:p/>
        </draw:circle>
        <draw:circle draw:style-name="gr1" draw:text-style-name="P1" draw:layer="layout" svg:width="0.08cm" svg:height="0.08cm" draw:transform="rotate (1.5707963267949) translate (14.936cm 5.652cm)">
          <text:p/>
        </draw:circle>
        <draw:circle draw:style-name="gr1" draw:text-style-name="P1" draw:layer="layout" svg:width="0.08cm" svg:height="0.08cm" draw:transform="rotate (1.5707963267949) translate (15.19cm 5.652cm)">
          <text:p/>
        </draw:circle>
        <draw:circle draw:style-name="gr1" draw:text-style-name="P1" draw:layer="layout" svg:width="0.08cm" svg:height="0.08cm" draw:transform="rotate (1.5707963267949) translate (7.589cm 5.652cm)">
          <text:p/>
        </draw:circle>
        <draw:circle draw:style-name="gr1" draw:text-style-name="P1" draw:layer="layout" svg:width="0.08cm" svg:height="0.08cm" draw:transform="rotate (1.5707963267949) translate (7.843cm 5.652cm)">
          <text:p/>
        </draw:circle>
        <draw:circle draw:style-name="gr1" draw:text-style-name="P1" draw:layer="layout" svg:width="0.08cm" svg:height="0.08cm" draw:transform="rotate (1.5707963267949) translate (8.097cm 5.652cm)">
          <text:p/>
        </draw:circle>
        <draw:circle draw:style-name="gr1" draw:text-style-name="P1" draw:layer="layout" svg:width="0.08cm" svg:height="0.08cm" draw:transform="rotate (1.5707963267949) translate (8.351cm 5.652cm)">
          <text:p/>
        </draw:circle>
        <draw:circle draw:style-name="gr1" draw:text-style-name="P1" draw:layer="layout" svg:width="0.08cm" svg:height="0.08cm" draw:transform="rotate (1.5707963267949) translate (8.605cm 5.652cm)">
          <text:p/>
        </draw:circle>
        <draw:circle draw:style-name="gr1" draw:text-style-name="P1" draw:layer="layout" svg:width="0.08cm" svg:height="0.08cm" draw:transform="rotate (1.5707963267949) translate (8.859cm 5.652cm)">
          <text:p/>
        </draw:circle>
        <draw:circle draw:style-name="gr1" draw:text-style-name="P1" draw:layer="layout" svg:width="0.08cm" svg:height="0.08cm" draw:transform="rotate (1.5707963267949) translate (9.113cm 5.652cm)">
          <text:p/>
        </draw:circle>
        <draw:circle draw:style-name="gr1" draw:text-style-name="P1" draw:layer="layout" svg:width="0.08cm" svg:height="0.08cm" draw:transform="rotate (1.5707963267949) translate (9.367cm 5.652cm)">
          <text:p/>
        </draw:circle>
        <draw:circle draw:style-name="gr1" draw:text-style-name="P1" draw:layer="layout" svg:width="0.08cm" svg:height="0.08cm" draw:transform="rotate (1.5707963267949) translate (9.621cm 5.652cm)">
          <text:p/>
        </draw:circle>
        <draw:circle draw:style-name="gr1" draw:text-style-name="P1" draw:layer="layout" svg:width="0.08cm" svg:height="0.08cm" draw:transform="rotate (1.5707963267949) translate (9.875cm 5.652cm)">
          <text:p/>
        </draw:circle>
        <draw:circle draw:style-name="gr1" draw:text-style-name="P1" draw:layer="layout" svg:width="0.08cm" svg:height="0.08cm" draw:transform="rotate (1.5707963267949) translate (10.129cm 5.652cm)">
          <text:p/>
        </draw:circle>
        <draw:circle draw:style-name="gr1" draw:text-style-name="P1" draw:layer="layout" svg:width="0.08cm" svg:height="0.08cm" draw:transform="rotate (1.5707963267949) translate (10.383cm 5.652cm)">
          <text:p/>
        </draw:circle>
        <draw:circle draw:style-name="gr1" draw:text-style-name="P1" draw:layer="layout" svg:width="0.08cm" svg:height="0.08cm" draw:transform="rotate (1.5707963267949) translate (10.637cm 5.652cm)">
          <text:p/>
        </draw:circle>
        <draw:circle draw:style-name="gr1" draw:text-style-name="P1" draw:layer="layout" svg:width="0.08cm" svg:height="0.08cm" draw:transform="rotate (1.5707963267949) translate (10.891cm 5.652cm)">
          <text:p/>
        </draw:circle>
        <draw:circle draw:style-name="gr1" draw:text-style-name="P1" draw:layer="layout" svg:width="0.08cm" svg:height="0.08cm" draw:transform="rotate (1.5707963267949) translate (11.145cm 5.652cm)">
          <text:p/>
        </draw:circle>
        <draw:line draw:style-name="gr11" draw:text-style-name="P9" draw:layer="layout" svg:x1="8.492cm" svg:y1="5.621cm" svg:x2="7.528cm" svg:y2="5.621cm">
          <text:p/>
        </draw:line>
        <draw:line draw:style-name="gr11" draw:text-style-name="P9" draw:layer="layout" svg:x1="9.251cm" svg:y1="5.621cm" svg:x2="8.514cm" svg:y2="5.621cm">
          <text:p/>
        </draw:line>
        <draw:line draw:style-name="gr11" draw:text-style-name="P9" draw:layer="layout" svg:x1="10.013cm" svg:y1="5.612cm" svg:x2="9.276cm" svg:y2="5.612cm">
          <text:p/>
        </draw:line>
        <draw:line draw:style-name="gr11" draw:text-style-name="P9" draw:layer="layout" svg:x1="10.775cm" svg:y1="5.612cm" svg:x2="10.038cm" svg:y2="5.612cm">
          <text:p/>
        </draw:line>
        <draw:line draw:style-name="gr11" draw:text-style-name="P9" draw:layer="layout" svg:x1="11.537cm" svg:y1="5.612cm" svg:x2="10.8cm" svg:y2="5.612cm">
          <text:p/>
        </draw:line>
        <draw:line draw:style-name="gr11" draw:text-style-name="P9" draw:layer="layout" svg:x1="12.299cm" svg:y1="5.612cm" svg:x2="11.562cm" svg:y2="5.612cm">
          <text:p/>
        </draw:line>
        <draw:line draw:style-name="gr11" draw:text-style-name="P9" draw:layer="layout" svg:x1="13.061cm" svg:y1="5.612cm" svg:x2="12.324cm" svg:y2="5.612cm">
          <text:p/>
        </draw:line>
        <draw:line draw:style-name="gr11" draw:text-style-name="P9" draw:layer="layout" svg:x1="13.823cm" svg:y1="5.612cm" svg:x2="13.086cm" svg:y2="5.612cm">
          <text:p/>
        </draw:line>
        <draw:line draw:style-name="gr11" draw:text-style-name="P9" draw:layer="layout" svg:x1="14.585cm" svg:y1="5.612cm" svg:x2="13.848cm" svg:y2="5.612cm">
          <text:p/>
        </draw:line>
        <draw:line draw:style-name="gr11" draw:text-style-name="P9" draw:layer="layout" svg:x1="15.347cm" svg:y1="5.612cm" svg:x2="14.61cm" svg:y2="5.612cm">
          <text:p/>
        </draw:line>
        <draw:circle draw:style-name="gr1" draw:text-style-name="P1" draw:layer="layout" svg:width="0.08cm" svg:height="0.08cm" draw:transform="rotate (1.5707963267949) translate (15.449cm 5.652cm)">
          <text:p/>
        </draw:circle>
        <draw:circle draw:style-name="gr1" draw:text-style-name="P1" draw:layer="layout" svg:width="0.08cm" svg:height="0.08cm" draw:transform="rotate (1.5707963267949) translate (15.703cm 5.652cm)">
          <text:p/>
        </draw:circle>
        <draw:circle draw:style-name="gr1" draw:text-style-name="P1" draw:layer="layout" svg:width="0.08cm" svg:height="0.08cm" draw:transform="rotate (1.5707963267949) translate (15.957cm 5.652cm)">
          <text:p/>
        </draw:circle>
        <draw:circle draw:style-name="gr1" draw:text-style-name="P1" draw:layer="layout" svg:width="0.08cm" svg:height="0.08cm" draw:transform="rotate (1.5707963267949) translate (16.211cm 5.652cm)">
          <text:p/>
        </draw:circle>
        <draw:circle draw:style-name="gr1" draw:text-style-name="P1" draw:layer="layout" svg:width="0.08cm" svg:height="0.08cm" draw:transform="rotate (1.5707963267949) translate (16.465cm 5.652cm)">
          <text:p/>
        </draw:circle>
        <draw:circle draw:style-name="gr1" draw:text-style-name="P1" draw:layer="layout" svg:width="0.08cm" svg:height="0.08cm" draw:transform="rotate (1.5707963267949) translate (16.719cm 5.652cm)">
          <text:p/>
        </draw:circle>
        <draw:circle draw:style-name="gr1" draw:text-style-name="P1" draw:layer="layout" svg:width="0.08cm" svg:height="0.08cm" draw:transform="rotate (1.5707963267949) translate (16.973cm 5.652cm)">
          <text:p/>
        </draw:circle>
        <draw:circle draw:style-name="gr1" draw:text-style-name="P1" draw:layer="layout" svg:width="0.08cm" svg:height="0.08cm" draw:transform="rotate (1.5707963267949) translate (17.227cm 5.652cm)">
          <text:p/>
        </draw:circle>
        <draw:circle draw:style-name="gr1" draw:text-style-name="P1" draw:layer="layout" svg:width="0.08cm" svg:height="0.08cm" draw:transform="rotate (1.5707963267949) translate (17.481cm 5.652cm)">
          <text:p/>
        </draw:circle>
        <draw:circle draw:style-name="gr1" draw:text-style-name="P1" draw:layer="layout" svg:width="0.08cm" svg:height="0.08cm" draw:transform="rotate (1.5707963267949) translate (17.735cm 5.652cm)">
          <text:p/>
        </draw:circle>
        <draw:circle draw:style-name="gr1" draw:text-style-name="P1" draw:layer="layout" svg:width="0.08cm" svg:height="0.08cm" draw:transform="rotate (1.5707963267949) translate (17.989cm 5.652cm)">
          <text:p/>
        </draw:circle>
        <draw:circle draw:style-name="gr1" draw:text-style-name="P1" draw:layer="layout" svg:width="0.08cm" svg:height="0.08cm" draw:transform="rotate (1.5707963267949) translate (18.243cm 5.652cm)">
          <text:p/>
        </draw:circle>
        <draw:circle draw:style-name="gr1" draw:text-style-name="P1" draw:layer="layout" svg:width="0.08cm" svg:height="0.08cm" draw:transform="rotate (1.5707963267949) translate (18.497cm 5.652cm)">
          <text:p/>
        </draw:circle>
        <draw:circle draw:style-name="gr1" draw:text-style-name="P1" draw:layer="layout" svg:width="0.08cm" svg:height="0.08cm" draw:transform="rotate (1.5707963267949) translate (18.751cm 5.652cm)">
          <text:p/>
        </draw:circle>
        <draw:circle draw:style-name="gr1" draw:text-style-name="P1" draw:layer="layout" svg:width="0.08cm" svg:height="0.08cm" draw:transform="rotate (1.5707963267949) translate (19.005cm 5.652cm)">
          <text:p/>
        </draw:circle>
        <draw:line draw:style-name="gr11" draw:text-style-name="P9" draw:layer="layout" svg:x1="16.876cm" svg:y1="5.612cm" svg:x2="16.139cm" svg:y2="5.612cm">
          <text:p/>
        </draw:line>
        <draw:line draw:style-name="gr11" draw:text-style-name="P9" draw:layer="layout" svg:x1="17.638cm" svg:y1="5.612cm" svg:x2="16.901cm" svg:y2="5.612cm">
          <text:p/>
        </draw:line>
        <draw:line draw:style-name="gr11" draw:text-style-name="P9" draw:layer="layout" svg:x1="18.4cm" svg:y1="5.612cm" svg:x2="17.663cm" svg:y2="5.612cm">
          <text:p/>
        </draw:line>
        <draw:line draw:style-name="gr11" draw:text-style-name="P9" draw:layer="layout" svg:x1="16.109cm" svg:y1="5.612cm" svg:x2="15.372cm" svg:y2="5.612cm">
          <text:p/>
        </draw:line>
        <draw:line draw:style-name="gr11" draw:text-style-name="P9" draw:layer="layout" svg:x1="19.157cm" svg:y1="5.612cm" svg:x2="18.42cm" svg:y2="5.612cm">
          <text:p/>
        </draw:line>
        <draw:circle draw:style-name="gr1" draw:text-style-name="P1" draw:layer="layout" svg:width="0.08cm" svg:height="0.08cm" draw:transform="rotate (1.5707963267949) translate (19.259cm 5.652cm)">
          <text:p/>
        </draw:circle>
        <draw:circle draw:style-name="gr1" draw:text-style-name="P1" draw:layer="layout" svg:width="0.08cm" svg:height="0.08cm" draw:transform="rotate (1.5707963267949) translate (19.513cm 5.652cm)">
          <text:p/>
        </draw:circle>
        <draw:circle draw:style-name="gr1" draw:text-style-name="P1" draw:layer="layout" svg:width="0.08cm" svg:height="0.08cm" draw:transform="rotate (1.5707963267949) translate (19.767cm 5.652cm)">
          <text:p/>
        </draw:circle>
        <draw:circle draw:style-name="gr1" draw:text-style-name="P1" draw:layer="layout" svg:width="0.08cm" svg:height="0.08cm" draw:transform="rotate (1.5707963267949) translate (20.021cm 5.652cm)">
          <text:p/>
        </draw:circle>
        <draw:circle draw:style-name="gr1" draw:text-style-name="P1" draw:layer="layout" svg:width="0.08cm" svg:height="0.08cm" draw:transform="rotate (1.5707963267949) translate (20.275cm 5.652cm)">
          <text:p/>
        </draw:circle>
        <draw:circle draw:style-name="gr1" draw:text-style-name="P1" draw:layer="layout" svg:width="0.08cm" svg:height="0.08cm" draw:transform="rotate (1.5707963267949) translate (20.529cm 5.652cm)">
          <text:p/>
        </draw:circle>
        <draw:circle draw:style-name="gr1" draw:text-style-name="P1" draw:layer="layout" svg:width="0.08cm" svg:height="0.08cm" draw:transform="rotate (1.5707963267949) translate (20.783cm 5.652cm)">
          <text:p/>
        </draw:circle>
        <draw:circle draw:style-name="gr1" draw:text-style-name="P1" draw:layer="layout" svg:width="0.08cm" svg:height="0.08cm" draw:transform="rotate (1.5707963267949) translate (21.037cm 5.652cm)">
          <text:p/>
        </draw:circle>
        <draw:circle draw:style-name="gr1" draw:text-style-name="P1" draw:layer="layout" svg:width="0.08cm" svg:height="0.08cm" draw:transform="rotate (1.5707963267949) translate (21.291cm 5.652cm)">
          <text:p/>
        </draw:circle>
        <draw:line draw:style-name="gr11" draw:text-style-name="P9" draw:layer="layout" svg:x1="20.686cm" svg:y1="5.612cm" svg:x2="19.949cm" svg:y2="5.612cm">
          <text:p/>
        </draw:line>
        <draw:line draw:style-name="gr11" draw:text-style-name="P9" draw:layer="layout" svg:x1="19.919cm" svg:y1="5.612cm" svg:x2="19.182cm" svg:y2="5.612cm">
          <text:p/>
        </draw:line>
        <draw:line draw:style-name="gr11" draw:text-style-name="P9" draw:layer="layout" svg:x1="21.443cm" svg:y1="5.612cm" svg:x2="20.706cm" svg:y2="5.612cm">
          <text:p/>
        </draw:line>
        <draw:circle draw:style-name="gr1" draw:text-style-name="P1" draw:layer="layout" svg:width="0.08cm" svg:height="0.08cm" draw:transform="rotate (1.5707963267949) translate (7.847cm 5.403cm)">
          <text:p/>
        </draw:circle>
        <draw:circle draw:style-name="gr1" draw:text-style-name="P1" draw:layer="layout" svg:width="0.08cm" svg:height="0.08cm" draw:transform="rotate (1.5707963267949) translate (8.101cm 5.403cm)">
          <text:p/>
        </draw:circle>
        <draw:circle draw:style-name="gr1" draw:text-style-name="P1" draw:layer="layout" svg:width="0.08cm" svg:height="0.08cm" draw:transform="rotate (1.5707963267949) translate (8.355cm 5.403cm)">
          <text:p/>
        </draw:circle>
        <draw:circle draw:style-name="gr1" draw:text-style-name="P1" draw:layer="layout" svg:width="0.08cm" svg:height="0.08cm" draw:transform="rotate (1.5707963267949) translate (11.396cm 5.398cm)">
          <text:p/>
        </draw:circle>
        <draw:circle draw:style-name="gr1" draw:text-style-name="P1" draw:layer="layout" svg:width="0.08cm" svg:height="0.08cm" draw:transform="rotate (1.5707963267949) translate (11.65cm 5.398cm)">
          <text:p/>
        </draw:circle>
        <draw:circle draw:style-name="gr1" draw:text-style-name="P1" draw:layer="layout" svg:width="0.08cm" svg:height="0.08cm" draw:transform="rotate (1.5707963267949) translate (11.904cm 5.398cm)">
          <text:p/>
        </draw:circle>
        <draw:circle draw:style-name="gr1" draw:text-style-name="P1" draw:layer="layout" svg:width="0.08cm" svg:height="0.08cm" draw:transform="rotate (1.5707963267949) translate (12.158cm 5.398cm)">
          <text:p/>
        </draw:circle>
        <draw:circle draw:style-name="gr1" draw:text-style-name="P1" draw:layer="layout" svg:width="0.08cm" svg:height="0.08cm" draw:transform="rotate (1.5707963267949) translate (12.412cm 5.398cm)">
          <text:p/>
        </draw:circle>
        <draw:circle draw:style-name="gr1" draw:text-style-name="P1" draw:layer="layout" svg:width="0.08cm" svg:height="0.08cm" draw:transform="rotate (1.5707963267949) translate (12.666cm 5.398cm)">
          <text:p/>
        </draw:circle>
        <draw:circle draw:style-name="gr1" draw:text-style-name="P1" draw:layer="layout" svg:width="0.08cm" svg:height="0.08cm" draw:transform="rotate (1.5707963267949) translate (12.92cm 5.398cm)">
          <text:p/>
        </draw:circle>
        <draw:circle draw:style-name="gr1" draw:text-style-name="P1" draw:layer="layout" svg:width="0.08cm" svg:height="0.08cm" draw:transform="rotate (1.5707963267949) translate (13.174cm 5.398cm)">
          <text:p/>
        </draw:circle>
        <draw:circle draw:style-name="gr1" draw:text-style-name="P1" draw:layer="layout" svg:width="0.08cm" svg:height="0.08cm" draw:transform="rotate (1.5707963267949) translate (13.428cm 5.398cm)">
          <text:p/>
        </draw:circle>
        <draw:circle draw:style-name="gr1" draw:text-style-name="P1" draw:layer="layout" svg:width="0.08cm" svg:height="0.08cm" draw:transform="rotate (1.5707963267949) translate (13.682cm 5.398cm)">
          <text:p/>
        </draw:circle>
        <draw:circle draw:style-name="gr1" draw:text-style-name="P1" draw:layer="layout" svg:width="0.08cm" svg:height="0.08cm" draw:transform="rotate (1.5707963267949) translate (13.936cm 5.398cm)">
          <text:p/>
        </draw:circle>
        <draw:circle draw:style-name="gr1" draw:text-style-name="P1" draw:layer="layout" svg:width="0.08cm" svg:height="0.08cm" draw:transform="rotate (1.5707963267949) translate (14.19cm 5.398cm)">
          <text:p/>
        </draw:circle>
        <draw:circle draw:style-name="gr1" draw:text-style-name="P1" draw:layer="layout" svg:width="0.08cm" svg:height="0.08cm" draw:transform="rotate (1.5707963267949) translate (14.444cm 5.398cm)">
          <text:p/>
        </draw:circle>
        <draw:circle draw:style-name="gr1" draw:text-style-name="P1" draw:layer="layout" svg:width="0.08cm" svg:height="0.08cm" draw:transform="rotate (1.5707963267949) translate (14.698cm 5.398cm)">
          <text:p/>
        </draw:circle>
        <draw:circle draw:style-name="gr1" draw:text-style-name="P1" draw:layer="layout" svg:width="0.08cm" svg:height="0.08cm" draw:transform="rotate (1.5707963267949) translate (14.952cm 5.398cm)">
          <text:p/>
        </draw:circle>
        <draw:circle draw:style-name="gr1" draw:text-style-name="P1" draw:layer="layout" svg:width="0.08cm" svg:height="0.08cm" draw:transform="rotate (1.5707963267949) translate (15.206cm 5.398cm)">
          <text:p/>
        </draw:circle>
        <draw:circle draw:style-name="gr1" draw:text-style-name="P1" draw:layer="layout" svg:width="0.08cm" svg:height="0.08cm" draw:transform="rotate (1.5707963267949) translate (8.621cm 5.398cm)">
          <text:p/>
        </draw:circle>
        <draw:circle draw:style-name="gr1" draw:text-style-name="P1" draw:layer="layout" svg:width="0.08cm" svg:height="0.08cm" draw:transform="rotate (1.5707963267949) translate (8.875cm 5.398cm)">
          <text:p/>
        </draw:circle>
        <draw:circle draw:style-name="gr1" draw:text-style-name="P1" draw:layer="layout" svg:width="0.08cm" svg:height="0.08cm" draw:transform="rotate (1.5707963267949) translate (9.129cm 5.398cm)">
          <text:p/>
        </draw:circle>
        <draw:circle draw:style-name="gr1" draw:text-style-name="P1" draw:layer="layout" svg:width="0.08cm" svg:height="0.08cm" draw:transform="rotate (1.5707963267949) translate (9.383cm 5.398cm)">
          <text:p/>
        </draw:circle>
        <draw:circle draw:style-name="gr1" draw:text-style-name="P1" draw:layer="layout" svg:width="0.08cm" svg:height="0.08cm" draw:transform="rotate (1.5707963267949) translate (9.637cm 5.398cm)">
          <text:p/>
        </draw:circle>
        <draw:circle draw:style-name="gr1" draw:text-style-name="P1" draw:layer="layout" svg:width="0.08cm" svg:height="0.08cm" draw:transform="rotate (1.5707963267949) translate (9.891cm 5.398cm)">
          <text:p/>
        </draw:circle>
        <draw:circle draw:style-name="gr1" draw:text-style-name="P1" draw:layer="layout" svg:width="0.08cm" svg:height="0.08cm" draw:transform="rotate (1.5707963267949) translate (10.145cm 5.398cm)">
          <text:p/>
        </draw:circle>
        <draw:circle draw:style-name="gr1" draw:text-style-name="P1" draw:layer="layout" svg:width="0.08cm" svg:height="0.08cm" draw:transform="rotate (1.5707963267949) translate (10.399cm 5.398cm)">
          <text:p/>
        </draw:circle>
        <draw:circle draw:style-name="gr1" draw:text-style-name="P1" draw:layer="layout" svg:width="0.08cm" svg:height="0.08cm" draw:transform="rotate (1.5707963267949) translate (10.653cm 5.398cm)">
          <text:p/>
        </draw:circle>
        <draw:circle draw:style-name="gr1" draw:text-style-name="P1" draw:layer="layout" svg:width="0.08cm" svg:height="0.08cm" draw:transform="rotate (1.5707963267949) translate (10.907cm 5.398cm)">
          <text:p/>
        </draw:circle>
        <draw:circle draw:style-name="gr1" draw:text-style-name="P1" draw:layer="layout" svg:width="0.08cm" svg:height="0.08cm" draw:transform="rotate (1.5707963267949) translate (11.161cm 5.398cm)">
          <text:p/>
        </draw:circle>
        <draw:line draw:style-name="gr11" draw:text-style-name="P9" draw:layer="layout" svg:x1="9.255cm" svg:y1="5.369cm" svg:x2="8.518cm" svg:y2="5.369cm">
          <text:p/>
        </draw:line>
        <draw:line draw:style-name="gr11" draw:text-style-name="P9" draw:layer="layout" svg:x1="10.029cm" svg:y1="5.358cm" svg:x2="9.292cm" svg:y2="5.358cm">
          <text:p/>
        </draw:line>
        <draw:line draw:style-name="gr11" draw:text-style-name="P9" draw:layer="layout" svg:x1="10.791cm" svg:y1="5.358cm" svg:x2="10.054cm" svg:y2="5.358cm">
          <text:p/>
        </draw:line>
        <draw:line draw:style-name="gr11" draw:text-style-name="P9" draw:layer="layout" svg:x1="11.553cm" svg:y1="5.358cm" svg:x2="10.816cm" svg:y2="5.358cm">
          <text:p/>
        </draw:line>
        <draw:line draw:style-name="gr11" draw:text-style-name="P9" draw:layer="layout" svg:x1="12.315cm" svg:y1="5.358cm" svg:x2="11.578cm" svg:y2="5.358cm">
          <text:p/>
        </draw:line>
        <draw:line draw:style-name="gr11" draw:text-style-name="P9" draw:layer="layout" svg:x1="13.077cm" svg:y1="5.358cm" svg:x2="12.34cm" svg:y2="5.358cm">
          <text:p/>
        </draw:line>
        <draw:line draw:style-name="gr11" draw:text-style-name="P9" draw:layer="layout" svg:x1="13.839cm" svg:y1="5.358cm" svg:x2="13.102cm" svg:y2="5.358cm">
          <text:p/>
        </draw:line>
        <draw:line draw:style-name="gr11" draw:text-style-name="P9" draw:layer="layout" svg:x1="14.601cm" svg:y1="5.358cm" svg:x2="13.864cm" svg:y2="5.358cm">
          <text:p/>
        </draw:line>
        <draw:line draw:style-name="gr11" draw:text-style-name="P9" draw:layer="layout" svg:x1="15.363cm" svg:y1="5.358cm" svg:x2="14.626cm" svg:y2="5.358cm">
          <text:p/>
        </draw:line>
        <draw:circle draw:style-name="gr1" draw:text-style-name="P1" draw:layer="layout" svg:width="0.08cm" svg:height="0.08cm" draw:transform="rotate (1.5707963267949) translate (15.465cm 5.398cm)">
          <text:p/>
        </draw:circle>
        <draw:circle draw:style-name="gr1" draw:text-style-name="P1" draw:layer="layout" svg:width="0.08cm" svg:height="0.08cm" draw:transform="rotate (1.5707963267949) translate (15.719cm 5.398cm)">
          <text:p/>
        </draw:circle>
        <draw:circle draw:style-name="gr1" draw:text-style-name="P1" draw:layer="layout" svg:width="0.08cm" svg:height="0.08cm" draw:transform="rotate (1.5707963267949) translate (15.973cm 5.398cm)">
          <text:p/>
        </draw:circle>
        <draw:circle draw:style-name="gr1" draw:text-style-name="P1" draw:layer="layout" svg:width="0.08cm" svg:height="0.08cm" draw:transform="rotate (1.5707963267949) translate (16.227cm 5.398cm)">
          <text:p/>
        </draw:circle>
        <draw:circle draw:style-name="gr1" draw:text-style-name="P1" draw:layer="layout" svg:width="0.08cm" svg:height="0.08cm" draw:transform="rotate (1.5707963267949) translate (16.481cm 5.398cm)">
          <text:p/>
        </draw:circle>
        <draw:circle draw:style-name="gr1" draw:text-style-name="P1" draw:layer="layout" svg:width="0.08cm" svg:height="0.08cm" draw:transform="rotate (1.5707963267949) translate (16.735cm 5.398cm)">
          <text:p/>
        </draw:circle>
        <draw:circle draw:style-name="gr1" draw:text-style-name="P1" draw:layer="layout" svg:width="0.08cm" svg:height="0.08cm" draw:transform="rotate (1.5707963267949) translate (16.989cm 5.398cm)">
          <text:p/>
        </draw:circle>
        <draw:circle draw:style-name="gr1" draw:text-style-name="P1" draw:layer="layout" svg:width="0.08cm" svg:height="0.08cm" draw:transform="rotate (1.5707963267949) translate (17.243cm 5.398cm)">
          <text:p/>
        </draw:circle>
        <draw:circle draw:style-name="gr1" draw:text-style-name="P1" draw:layer="layout" svg:width="0.08cm" svg:height="0.08cm" draw:transform="rotate (1.5707963267949) translate (17.497cm 5.398cm)">
          <text:p/>
        </draw:circle>
        <draw:circle draw:style-name="gr1" draw:text-style-name="P1" draw:layer="layout" svg:width="0.08cm" svg:height="0.08cm" draw:transform="rotate (1.5707963267949) translate (17.751cm 5.398cm)">
          <text:p/>
        </draw:circle>
        <draw:circle draw:style-name="gr1" draw:text-style-name="P1" draw:layer="layout" svg:width="0.08cm" svg:height="0.08cm" draw:transform="rotate (1.5707963267949) translate (18.005cm 5.398cm)">
          <text:p/>
        </draw:circle>
        <draw:circle draw:style-name="gr1" draw:text-style-name="P1" draw:layer="layout" svg:width="0.08cm" svg:height="0.08cm" draw:transform="rotate (1.5707963267949) translate (18.259cm 5.398cm)">
          <text:p/>
        </draw:circle>
        <draw:circle draw:style-name="gr1" draw:text-style-name="P1" draw:layer="layout" svg:width="0.08cm" svg:height="0.08cm" draw:transform="rotate (1.5707963267949) translate (18.513cm 5.398cm)">
          <text:p/>
        </draw:circle>
        <draw:circle draw:style-name="gr1" draw:text-style-name="P1" draw:layer="layout" svg:width="0.08cm" svg:height="0.08cm" draw:transform="rotate (1.5707963267949) translate (18.767cm 5.398cm)">
          <text:p/>
        </draw:circle>
        <draw:circle draw:style-name="gr1" draw:text-style-name="P1" draw:layer="layout" svg:width="0.08cm" svg:height="0.08cm" draw:transform="rotate (1.5707963267949) translate (19.021cm 5.398cm)">
          <text:p/>
        </draw:circle>
        <draw:line draw:style-name="gr11" draw:text-style-name="P9" draw:layer="layout" svg:x1="16.892cm" svg:y1="5.358cm" svg:x2="16.155cm" svg:y2="5.358cm">
          <text:p/>
        </draw:line>
        <draw:line draw:style-name="gr11" draw:text-style-name="P9" draw:layer="layout" svg:x1="17.654cm" svg:y1="5.358cm" svg:x2="16.917cm" svg:y2="5.358cm">
          <text:p/>
        </draw:line>
        <draw:line draw:style-name="gr11" draw:text-style-name="P9" draw:layer="layout" svg:x1="18.416cm" svg:y1="5.358cm" svg:x2="17.679cm" svg:y2="5.358cm">
          <text:p/>
        </draw:line>
        <draw:line draw:style-name="gr11" draw:text-style-name="P9" draw:layer="layout" svg:x1="16.125cm" svg:y1="5.358cm" svg:x2="15.388cm" svg:y2="5.358cm">
          <text:p/>
        </draw:line>
        <draw:line draw:style-name="gr11" draw:text-style-name="P9" draw:layer="layout" svg:x1="19.173cm" svg:y1="5.358cm" svg:x2="18.436cm" svg:y2="5.358cm">
          <text:p/>
        </draw:line>
        <draw:circle draw:style-name="gr1" draw:text-style-name="P1" draw:layer="layout" svg:width="0.08cm" svg:height="0.08cm" draw:transform="rotate (1.5707963267949) translate (19.275cm 5.398cm)">
          <text:p/>
        </draw:circle>
        <draw:circle draw:style-name="gr1" draw:text-style-name="P1" draw:layer="layout" svg:width="0.08cm" svg:height="0.08cm" draw:transform="rotate (1.5707963267949) translate (19.529cm 5.398cm)">
          <text:p/>
        </draw:circle>
        <draw:circle draw:style-name="gr1" draw:text-style-name="P1" draw:layer="layout" svg:width="0.08cm" svg:height="0.08cm" draw:transform="rotate (1.5707963267949) translate (19.783cm 5.398cm)">
          <text:p/>
        </draw:circle>
        <draw:circle draw:style-name="gr1" draw:text-style-name="P1" draw:layer="layout" svg:width="0.08cm" svg:height="0.08cm" draw:transform="rotate (1.5707963267949) translate (20.037cm 5.398cm)">
          <text:p/>
        </draw:circle>
        <draw:circle draw:style-name="gr1" draw:text-style-name="P1" draw:layer="layout" svg:width="0.08cm" svg:height="0.08cm" draw:transform="rotate (1.5707963267949) translate (20.291cm 5.398cm)">
          <text:p/>
        </draw:circle>
        <draw:circle draw:style-name="gr1" draw:text-style-name="P1" draw:layer="layout" svg:width="0.08cm" svg:height="0.08cm" draw:transform="rotate (1.5707963267949) translate (20.545cm 5.398cm)">
          <text:p/>
        </draw:circle>
        <draw:circle draw:style-name="gr1" draw:text-style-name="P1" draw:layer="layout" svg:width="0.08cm" svg:height="0.08cm" draw:transform="rotate (1.5707963267949) translate (20.799cm 5.398cm)">
          <text:p/>
        </draw:circle>
        <draw:circle draw:style-name="gr1" draw:text-style-name="P1" draw:layer="layout" svg:width="0.08cm" svg:height="0.08cm" draw:transform="rotate (1.5707963267949) translate (21.053cm 5.398cm)">
          <text:p/>
        </draw:circle>
        <draw:circle draw:style-name="gr1" draw:text-style-name="P1" draw:layer="layout" svg:width="0.08cm" svg:height="0.08cm" draw:transform="rotate (1.5707963267949) translate (21.307cm 5.398cm)">
          <text:p/>
        </draw:circle>
        <draw:line draw:style-name="gr11" draw:text-style-name="P9" draw:layer="layout" svg:x1="20.702cm" svg:y1="5.358cm" svg:x2="19.965cm" svg:y2="5.358cm">
          <text:p/>
        </draw:line>
        <draw:line draw:style-name="gr11" draw:text-style-name="P9" draw:layer="layout" svg:x1="19.935cm" svg:y1="5.358cm" svg:x2="19.198cm" svg:y2="5.358cm">
          <text:p/>
        </draw:line>
        <draw:line draw:style-name="gr11" draw:text-style-name="P9" draw:layer="layout" svg:x1="21.459cm" svg:y1="5.358cm" svg:x2="20.722cm" svg:y2="5.358cm">
          <text:p/>
        </draw:line>
        <draw:line draw:style-name="gr11" draw:text-style-name="P9" draw:layer="layout" svg:x1="8.493cm" svg:y1="5.369cm" svg:x2="7.756cm" svg:y2="5.369cm">
          <text:p/>
        </draw:line>
        <draw:circle draw:style-name="gr1" draw:text-style-name="P1" draw:layer="layout" svg:width="0.08cm" svg:height="0.08cm" draw:transform="rotate (1.5707963267949) translate (7.847cm 5.149cm)">
          <text:p/>
        </draw:circle>
        <draw:circle draw:style-name="gr1" draw:text-style-name="P1" draw:layer="layout" svg:width="0.08cm" svg:height="0.08cm" draw:transform="rotate (1.5707963267949) translate (8.101cm 5.149cm)">
          <text:p/>
        </draw:circle>
        <draw:circle draw:style-name="gr1" draw:text-style-name="P1" draw:layer="layout" svg:width="0.08cm" svg:height="0.08cm" draw:transform="rotate (1.5707963267949) translate (8.355cm 5.149cm)">
          <text:p/>
        </draw:circle>
        <draw:circle draw:style-name="gr1" draw:text-style-name="P1" draw:layer="layout" svg:width="0.08cm" svg:height="0.08cm" draw:transform="rotate (1.5707963267949) translate (11.396cm 5.144cm)">
          <text:p/>
        </draw:circle>
        <draw:circle draw:style-name="gr1" draw:text-style-name="P1" draw:layer="layout" svg:width="0.08cm" svg:height="0.08cm" draw:transform="rotate (1.5707963267949) translate (11.65cm 5.144cm)">
          <text:p/>
        </draw:circle>
        <draw:circle draw:style-name="gr1" draw:text-style-name="P1" draw:layer="layout" svg:width="0.08cm" svg:height="0.08cm" draw:transform="rotate (1.5707963267949) translate (11.904cm 5.144cm)">
          <text:p/>
        </draw:circle>
        <draw:circle draw:style-name="gr1" draw:text-style-name="P1" draw:layer="layout" svg:width="0.08cm" svg:height="0.08cm" draw:transform="rotate (1.5707963267949) translate (12.158cm 5.144cm)">
          <text:p/>
        </draw:circle>
        <draw:circle draw:style-name="gr1" draw:text-style-name="P1" draw:layer="layout" svg:width="0.08cm" svg:height="0.08cm" draw:transform="rotate (1.5707963267949) translate (12.412cm 5.144cm)">
          <text:p/>
        </draw:circle>
        <draw:circle draw:style-name="gr1" draw:text-style-name="P1" draw:layer="layout" svg:width="0.08cm" svg:height="0.08cm" draw:transform="rotate (1.5707963267949) translate (12.666cm 5.144cm)">
          <text:p/>
        </draw:circle>
        <draw:circle draw:style-name="gr1" draw:text-style-name="P1" draw:layer="layout" svg:width="0.08cm" svg:height="0.08cm" draw:transform="rotate (1.5707963267949) translate (12.92cm 5.144cm)">
          <text:p/>
        </draw:circle>
        <draw:circle draw:style-name="gr1" draw:text-style-name="P1" draw:layer="layout" svg:width="0.08cm" svg:height="0.08cm" draw:transform="rotate (1.5707963267949) translate (13.174cm 5.144cm)">
          <text:p/>
        </draw:circle>
        <draw:circle draw:style-name="gr1" draw:text-style-name="P1" draw:layer="layout" svg:width="0.08cm" svg:height="0.08cm" draw:transform="rotate (1.5707963267949) translate (13.428cm 5.144cm)">
          <text:p/>
        </draw:circle>
        <draw:circle draw:style-name="gr1" draw:text-style-name="P1" draw:layer="layout" svg:width="0.08cm" svg:height="0.08cm" draw:transform="rotate (1.5707963267949) translate (13.682cm 5.144cm)">
          <text:p/>
        </draw:circle>
        <draw:circle draw:style-name="gr1" draw:text-style-name="P1" draw:layer="layout" svg:width="0.08cm" svg:height="0.08cm" draw:transform="rotate (1.5707963267949) translate (13.936cm 5.144cm)">
          <text:p/>
        </draw:circle>
        <draw:circle draw:style-name="gr1" draw:text-style-name="P1" draw:layer="layout" svg:width="0.08cm" svg:height="0.08cm" draw:transform="rotate (1.5707963267949) translate (14.19cm 5.144cm)">
          <text:p/>
        </draw:circle>
        <draw:circle draw:style-name="gr1" draw:text-style-name="P1" draw:layer="layout" svg:width="0.08cm" svg:height="0.08cm" draw:transform="rotate (1.5707963267949) translate (14.444cm 5.144cm)">
          <text:p/>
        </draw:circle>
        <draw:circle draw:style-name="gr1" draw:text-style-name="P1" draw:layer="layout" svg:width="0.08cm" svg:height="0.08cm" draw:transform="rotate (1.5707963267949) translate (14.698cm 5.144cm)">
          <text:p/>
        </draw:circle>
        <draw:circle draw:style-name="gr1" draw:text-style-name="P1" draw:layer="layout" svg:width="0.08cm" svg:height="0.08cm" draw:transform="rotate (1.5707963267949) translate (14.952cm 5.144cm)">
          <text:p/>
        </draw:circle>
        <draw:circle draw:style-name="gr1" draw:text-style-name="P1" draw:layer="layout" svg:width="0.08cm" svg:height="0.08cm" draw:transform="rotate (1.5707963267949) translate (15.206cm 5.144cm)">
          <text:p/>
        </draw:circle>
        <draw:circle draw:style-name="gr1" draw:text-style-name="P1" draw:layer="layout" svg:width="0.08cm" svg:height="0.08cm" draw:transform="rotate (1.5707963267949) translate (8.621cm 5.144cm)">
          <text:p/>
        </draw:circle>
        <draw:circle draw:style-name="gr1" draw:text-style-name="P1" draw:layer="layout" svg:width="0.08cm" svg:height="0.08cm" draw:transform="rotate (1.5707963267949) translate (8.875cm 5.144cm)">
          <text:p/>
        </draw:circle>
        <draw:circle draw:style-name="gr1" draw:text-style-name="P1" draw:layer="layout" svg:width="0.08cm" svg:height="0.08cm" draw:transform="rotate (1.5707963267949) translate (9.129cm 5.144cm)">
          <text:p/>
        </draw:circle>
        <draw:circle draw:style-name="gr1" draw:text-style-name="P1" draw:layer="layout" svg:width="0.08cm" svg:height="0.08cm" draw:transform="rotate (1.5707963267949) translate (9.383cm 5.144cm)">
          <text:p/>
        </draw:circle>
        <draw:circle draw:style-name="gr1" draw:text-style-name="P1" draw:layer="layout" svg:width="0.08cm" svg:height="0.08cm" draw:transform="rotate (1.5707963267949) translate (9.637cm 5.144cm)">
          <text:p/>
        </draw:circle>
        <draw:circle draw:style-name="gr1" draw:text-style-name="P1" draw:layer="layout" svg:width="0.08cm" svg:height="0.08cm" draw:transform="rotate (1.5707963267949) translate (9.891cm 5.144cm)">
          <text:p/>
        </draw:circle>
        <draw:circle draw:style-name="gr1" draw:text-style-name="P1" draw:layer="layout" svg:width="0.08cm" svg:height="0.08cm" draw:transform="rotate (1.5707963267949) translate (10.145cm 5.144cm)">
          <text:p/>
        </draw:circle>
        <draw:circle draw:style-name="gr1" draw:text-style-name="P1" draw:layer="layout" svg:width="0.08cm" svg:height="0.08cm" draw:transform="rotate (1.5707963267949) translate (10.399cm 5.144cm)">
          <text:p/>
        </draw:circle>
        <draw:circle draw:style-name="gr1" draw:text-style-name="P1" draw:layer="layout" svg:width="0.08cm" svg:height="0.08cm" draw:transform="rotate (1.5707963267949) translate (10.653cm 5.144cm)">
          <text:p/>
        </draw:circle>
        <draw:circle draw:style-name="gr1" draw:text-style-name="P1" draw:layer="layout" svg:width="0.08cm" svg:height="0.08cm" draw:transform="rotate (1.5707963267949) translate (10.907cm 5.144cm)">
          <text:p/>
        </draw:circle>
        <draw:circle draw:style-name="gr1" draw:text-style-name="P1" draw:layer="layout" svg:width="0.08cm" svg:height="0.08cm" draw:transform="rotate (1.5707963267949) translate (11.161cm 5.144cm)">
          <text:p/>
        </draw:circle>
        <draw:line draw:style-name="gr11" draw:text-style-name="P9" draw:layer="layout" svg:x1="9.255cm" svg:y1="5.115cm" svg:x2="8.518cm" svg:y2="5.115cm">
          <text:p/>
        </draw:line>
        <draw:line draw:style-name="gr11" draw:text-style-name="P9" draw:layer="layout" svg:x1="10.029cm" svg:y1="5.104cm" svg:x2="9.292cm" svg:y2="5.104cm">
          <text:p/>
        </draw:line>
        <draw:line draw:style-name="gr11" draw:text-style-name="P9" draw:layer="layout" svg:x1="10.791cm" svg:y1="5.104cm" svg:x2="10.054cm" svg:y2="5.104cm">
          <text:p/>
        </draw:line>
        <draw:line draw:style-name="gr11" draw:text-style-name="P9" draw:layer="layout" svg:x1="11.553cm" svg:y1="5.104cm" svg:x2="10.816cm" svg:y2="5.104cm">
          <text:p/>
        </draw:line>
        <draw:line draw:style-name="gr11" draw:text-style-name="P9" draw:layer="layout" svg:x1="12.315cm" svg:y1="5.104cm" svg:x2="11.578cm" svg:y2="5.104cm">
          <text:p/>
        </draw:line>
        <draw:line draw:style-name="gr11" draw:text-style-name="P9" draw:layer="layout" svg:x1="13.077cm" svg:y1="5.104cm" svg:x2="12.34cm" svg:y2="5.104cm">
          <text:p/>
        </draw:line>
        <draw:line draw:style-name="gr11" draw:text-style-name="P9" draw:layer="layout" svg:x1="13.839cm" svg:y1="5.104cm" svg:x2="13.102cm" svg:y2="5.104cm">
          <text:p/>
        </draw:line>
        <draw:line draw:style-name="gr11" draw:text-style-name="P9" draw:layer="layout" svg:x1="14.601cm" svg:y1="5.104cm" svg:x2="13.864cm" svg:y2="5.104cm">
          <text:p/>
        </draw:line>
        <draw:line draw:style-name="gr11" draw:text-style-name="P9" draw:layer="layout" svg:x1="15.363cm" svg:y1="5.104cm" svg:x2="14.626cm" svg:y2="5.104cm">
          <text:p/>
        </draw:line>
        <draw:circle draw:style-name="gr1" draw:text-style-name="P1" draw:layer="layout" svg:width="0.08cm" svg:height="0.08cm" draw:transform="rotate (1.5707963267949) translate (15.465cm 5.144cm)">
          <text:p/>
        </draw:circle>
        <draw:circle draw:style-name="gr1" draw:text-style-name="P1" draw:layer="layout" svg:width="0.08cm" svg:height="0.08cm" draw:transform="rotate (1.5707963267949) translate (15.719cm 5.144cm)">
          <text:p/>
        </draw:circle>
        <draw:circle draw:style-name="gr1" draw:text-style-name="P1" draw:layer="layout" svg:width="0.08cm" svg:height="0.08cm" draw:transform="rotate (1.5707963267949) translate (15.973cm 5.144cm)">
          <text:p/>
        </draw:circle>
        <draw:circle draw:style-name="gr1" draw:text-style-name="P1" draw:layer="layout" svg:width="0.08cm" svg:height="0.08cm" draw:transform="rotate (1.5707963267949) translate (16.227cm 5.144cm)">
          <text:p/>
        </draw:circle>
        <draw:circle draw:style-name="gr1" draw:text-style-name="P1" draw:layer="layout" svg:width="0.08cm" svg:height="0.08cm" draw:transform="rotate (1.5707963267949) translate (16.481cm 5.144cm)">
          <text:p/>
        </draw:circle>
        <draw:circle draw:style-name="gr1" draw:text-style-name="P1" draw:layer="layout" svg:width="0.08cm" svg:height="0.08cm" draw:transform="rotate (1.5707963267949) translate (16.735cm 5.144cm)">
          <text:p/>
        </draw:circle>
        <draw:circle draw:style-name="gr1" draw:text-style-name="P1" draw:layer="layout" svg:width="0.08cm" svg:height="0.08cm" draw:transform="rotate (1.5707963267949) translate (16.989cm 5.144cm)">
          <text:p/>
        </draw:circle>
        <draw:circle draw:style-name="gr1" draw:text-style-name="P1" draw:layer="layout" svg:width="0.08cm" svg:height="0.08cm" draw:transform="rotate (1.5707963267949) translate (17.243cm 5.144cm)">
          <text:p/>
        </draw:circle>
        <draw:circle draw:style-name="gr1" draw:text-style-name="P1" draw:layer="layout" svg:width="0.08cm" svg:height="0.08cm" draw:transform="rotate (1.5707963267949) translate (17.497cm 5.144cm)">
          <text:p/>
        </draw:circle>
        <draw:circle draw:style-name="gr1" draw:text-style-name="P1" draw:layer="layout" svg:width="0.08cm" svg:height="0.08cm" draw:transform="rotate (1.5707963267949) translate (17.751cm 5.144cm)">
          <text:p/>
        </draw:circle>
        <draw:circle draw:style-name="gr1" draw:text-style-name="P1" draw:layer="layout" svg:width="0.08cm" svg:height="0.08cm" draw:transform="rotate (1.5707963267949) translate (18.005cm 5.144cm)">
          <text:p/>
        </draw:circle>
        <draw:circle draw:style-name="gr1" draw:text-style-name="P1" draw:layer="layout" svg:width="0.08cm" svg:height="0.08cm" draw:transform="rotate (1.5707963267949) translate (18.259cm 5.144cm)">
          <text:p/>
        </draw:circle>
        <draw:circle draw:style-name="gr1" draw:text-style-name="P1" draw:layer="layout" svg:width="0.08cm" svg:height="0.08cm" draw:transform="rotate (1.5707963267949) translate (18.513cm 5.144cm)">
          <text:p/>
        </draw:circle>
        <draw:circle draw:style-name="gr1" draw:text-style-name="P1" draw:layer="layout" svg:width="0.08cm" svg:height="0.08cm" draw:transform="rotate (1.5707963267949) translate (18.767cm 5.144cm)">
          <text:p/>
        </draw:circle>
        <draw:circle draw:style-name="gr1" draw:text-style-name="P1" draw:layer="layout" svg:width="0.08cm" svg:height="0.08cm" draw:transform="rotate (1.5707963267949) translate (19.021cm 5.144cm)">
          <text:p/>
        </draw:circle>
        <draw:line draw:style-name="gr11" draw:text-style-name="P9" draw:layer="layout" svg:x1="16.892cm" svg:y1="5.104cm" svg:x2="16.155cm" svg:y2="5.104cm">
          <text:p/>
        </draw:line>
        <draw:line draw:style-name="gr11" draw:text-style-name="P9" draw:layer="layout" svg:x1="17.654cm" svg:y1="5.104cm" svg:x2="16.917cm" svg:y2="5.104cm">
          <text:p/>
        </draw:line>
        <draw:line draw:style-name="gr11" draw:text-style-name="P9" draw:layer="layout" svg:x1="18.416cm" svg:y1="5.104cm" svg:x2="17.679cm" svg:y2="5.104cm">
          <text:p/>
        </draw:line>
        <draw:line draw:style-name="gr11" draw:text-style-name="P9" draw:layer="layout" svg:x1="16.125cm" svg:y1="5.104cm" svg:x2="15.388cm" svg:y2="5.104cm">
          <text:p/>
        </draw:line>
        <draw:line draw:style-name="gr11" draw:text-style-name="P9" draw:layer="layout" svg:x1="19.173cm" svg:y1="5.104cm" svg:x2="18.436cm" svg:y2="5.104cm">
          <text:p/>
        </draw:line>
        <draw:circle draw:style-name="gr1" draw:text-style-name="P1" draw:layer="layout" svg:width="0.08cm" svg:height="0.08cm" draw:transform="rotate (1.5707963267949) translate (19.275cm 5.144cm)">
          <text:p/>
        </draw:circle>
        <draw:circle draw:style-name="gr1" draw:text-style-name="P1" draw:layer="layout" svg:width="0.08cm" svg:height="0.08cm" draw:transform="rotate (1.5707963267949) translate (19.529cm 5.144cm)">
          <text:p/>
        </draw:circle>
        <draw:circle draw:style-name="gr1" draw:text-style-name="P1" draw:layer="layout" svg:width="0.08cm" svg:height="0.08cm" draw:transform="rotate (1.5707963267949) translate (19.783cm 5.144cm)">
          <text:p/>
        </draw:circle>
        <draw:circle draw:style-name="gr1" draw:text-style-name="P1" draw:layer="layout" svg:width="0.08cm" svg:height="0.08cm" draw:transform="rotate (1.5707963267949) translate (20.037cm 5.144cm)">
          <text:p/>
        </draw:circle>
        <draw:circle draw:style-name="gr1" draw:text-style-name="P1" draw:layer="layout" svg:width="0.08cm" svg:height="0.08cm" draw:transform="rotate (1.5707963267949) translate (20.291cm 5.144cm)">
          <text:p/>
        </draw:circle>
        <draw:circle draw:style-name="gr1" draw:text-style-name="P1" draw:layer="layout" svg:width="0.08cm" svg:height="0.08cm" draw:transform="rotate (1.5707963267949) translate (20.545cm 5.144cm)">
          <text:p/>
        </draw:circle>
        <draw:circle draw:style-name="gr1" draw:text-style-name="P1" draw:layer="layout" svg:width="0.08cm" svg:height="0.08cm" draw:transform="rotate (1.5707963267949) translate (20.799cm 5.144cm)">
          <text:p/>
        </draw:circle>
        <draw:circle draw:style-name="gr1" draw:text-style-name="P1" draw:layer="layout" svg:width="0.08cm" svg:height="0.08cm" draw:transform="rotate (1.5707963267949) translate (21.053cm 5.144cm)">
          <text:p/>
        </draw:circle>
        <draw:circle draw:style-name="gr1" draw:text-style-name="P1" draw:layer="layout" svg:width="0.08cm" svg:height="0.08cm" draw:transform="rotate (1.5707963267949) translate (21.307cm 5.144cm)">
          <text:p/>
        </draw:circle>
        <draw:line draw:style-name="gr11" draw:text-style-name="P9" draw:layer="layout" svg:x1="20.702cm" svg:y1="5.104cm" svg:x2="19.965cm" svg:y2="5.104cm">
          <text:p/>
        </draw:line>
        <draw:line draw:style-name="gr11" draw:text-style-name="P9" draw:layer="layout" svg:x1="19.935cm" svg:y1="5.104cm" svg:x2="19.198cm" svg:y2="5.104cm">
          <text:p/>
        </draw:line>
        <draw:line draw:style-name="gr11" draw:text-style-name="P9" draw:layer="layout" svg:x1="21.459cm" svg:y1="5.104cm" svg:x2="20.722cm" svg:y2="5.104cm">
          <text:p/>
        </draw:line>
        <draw:line draw:style-name="gr11" draw:text-style-name="P9" draw:layer="layout" svg:x1="8.493cm" svg:y1="5.115cm" svg:x2="7.756cm" svg:y2="5.115cm">
          <text:p/>
        </draw:line>
        <draw:circle draw:style-name="gr1" draw:text-style-name="P1" draw:layer="layout" svg:width="0.08cm" svg:height="0.08cm" draw:transform="rotate (1.5707963267949) translate (7.847cm 4.895cm)">
          <text:p/>
        </draw:circle>
        <draw:circle draw:style-name="gr1" draw:text-style-name="P1" draw:layer="layout" svg:width="0.08cm" svg:height="0.08cm" draw:transform="rotate (1.5707963267949) translate (8.101cm 4.895cm)">
          <text:p/>
        </draw:circle>
        <draw:circle draw:style-name="gr1" draw:text-style-name="P1" draw:layer="layout" svg:width="0.08cm" svg:height="0.08cm" draw:transform="rotate (1.5707963267949) translate (8.355cm 4.895cm)">
          <text:p/>
        </draw:circle>
        <draw:circle draw:style-name="gr1" draw:text-style-name="P1" draw:layer="layout" svg:width="0.08cm" svg:height="0.08cm" draw:transform="rotate (1.5707963267949) translate (11.396cm 4.89cm)">
          <text:p/>
        </draw:circle>
        <draw:circle draw:style-name="gr1" draw:text-style-name="P1" draw:layer="layout" svg:width="0.08cm" svg:height="0.08cm" draw:transform="rotate (1.5707963267949) translate (11.65cm 4.89cm)">
          <text:p/>
        </draw:circle>
        <draw:circle draw:style-name="gr1" draw:text-style-name="P1" draw:layer="layout" svg:width="0.08cm" svg:height="0.08cm" draw:transform="rotate (1.5707963267949) translate (11.904cm 4.89cm)">
          <text:p/>
        </draw:circle>
        <draw:circle draw:style-name="gr1" draw:text-style-name="P1" draw:layer="layout" svg:width="0.08cm" svg:height="0.08cm" draw:transform="rotate (1.5707963267949) translate (12.158cm 4.89cm)">
          <text:p/>
        </draw:circle>
        <draw:circle draw:style-name="gr1" draw:text-style-name="P1" draw:layer="layout" svg:width="0.08cm" svg:height="0.08cm" draw:transform="rotate (1.5707963267949) translate (12.412cm 4.89cm)">
          <text:p/>
        </draw:circle>
        <draw:circle draw:style-name="gr1" draw:text-style-name="P1" draw:layer="layout" svg:width="0.08cm" svg:height="0.08cm" draw:transform="rotate (1.5707963267949) translate (12.666cm 4.89cm)">
          <text:p/>
        </draw:circle>
        <draw:circle draw:style-name="gr1" draw:text-style-name="P1" draw:layer="layout" svg:width="0.08cm" svg:height="0.08cm" draw:transform="rotate (1.5707963267949) translate (12.92cm 4.89cm)">
          <text:p/>
        </draw:circle>
        <draw:circle draw:style-name="gr1" draw:text-style-name="P1" draw:layer="layout" svg:width="0.08cm" svg:height="0.08cm" draw:transform="rotate (1.5707963267949) translate (13.174cm 4.89cm)">
          <text:p/>
        </draw:circle>
        <draw:circle draw:style-name="gr1" draw:text-style-name="P1" draw:layer="layout" svg:width="0.08cm" svg:height="0.08cm" draw:transform="rotate (1.5707963267949) translate (13.428cm 4.89cm)">
          <text:p/>
        </draw:circle>
        <draw:circle draw:style-name="gr1" draw:text-style-name="P1" draw:layer="layout" svg:width="0.08cm" svg:height="0.08cm" draw:transform="rotate (1.5707963267949) translate (13.682cm 4.89cm)">
          <text:p/>
        </draw:circle>
        <draw:circle draw:style-name="gr1" draw:text-style-name="P1" draw:layer="layout" svg:width="0.08cm" svg:height="0.08cm" draw:transform="rotate (1.5707963267949) translate (13.936cm 4.89cm)">
          <text:p/>
        </draw:circle>
        <draw:circle draw:style-name="gr1" draw:text-style-name="P1" draw:layer="layout" svg:width="0.08cm" svg:height="0.08cm" draw:transform="rotate (1.5707963267949) translate (14.19cm 4.89cm)">
          <text:p/>
        </draw:circle>
        <draw:circle draw:style-name="gr1" draw:text-style-name="P1" draw:layer="layout" svg:width="0.08cm" svg:height="0.08cm" draw:transform="rotate (1.5707963267949) translate (14.444cm 4.89cm)">
          <text:p/>
        </draw:circle>
        <draw:circle draw:style-name="gr1" draw:text-style-name="P1" draw:layer="layout" svg:width="0.08cm" svg:height="0.08cm" draw:transform="rotate (1.5707963267949) translate (14.698cm 4.89cm)">
          <text:p/>
        </draw:circle>
        <draw:circle draw:style-name="gr1" draw:text-style-name="P1" draw:layer="layout" svg:width="0.08cm" svg:height="0.08cm" draw:transform="rotate (1.5707963267949) translate (14.952cm 4.89cm)">
          <text:p/>
        </draw:circle>
        <draw:circle draw:style-name="gr1" draw:text-style-name="P1" draw:layer="layout" svg:width="0.08cm" svg:height="0.08cm" draw:transform="rotate (1.5707963267949) translate (15.206cm 4.89cm)">
          <text:p/>
        </draw:circle>
        <draw:circle draw:style-name="gr1" draw:text-style-name="P1" draw:layer="layout" svg:width="0.08cm" svg:height="0.08cm" draw:transform="rotate (1.5707963267949) translate (8.621cm 4.89cm)">
          <text:p/>
        </draw:circle>
        <draw:circle draw:style-name="gr1" draw:text-style-name="P1" draw:layer="layout" svg:width="0.08cm" svg:height="0.08cm" draw:transform="rotate (1.5707963267949) translate (8.875cm 4.89cm)">
          <text:p/>
        </draw:circle>
        <draw:circle draw:style-name="gr1" draw:text-style-name="P1" draw:layer="layout" svg:width="0.08cm" svg:height="0.08cm" draw:transform="rotate (1.5707963267949) translate (9.129cm 4.89cm)">
          <text:p/>
        </draw:circle>
        <draw:circle draw:style-name="gr1" draw:text-style-name="P1" draw:layer="layout" svg:width="0.08cm" svg:height="0.08cm" draw:transform="rotate (1.5707963267949) translate (9.383cm 4.89cm)">
          <text:p/>
        </draw:circle>
        <draw:circle draw:style-name="gr1" draw:text-style-name="P1" draw:layer="layout" svg:width="0.08cm" svg:height="0.08cm" draw:transform="rotate (1.5707963267949) translate (9.637cm 4.89cm)">
          <text:p/>
        </draw:circle>
        <draw:circle draw:style-name="gr1" draw:text-style-name="P1" draw:layer="layout" svg:width="0.08cm" svg:height="0.08cm" draw:transform="rotate (1.5707963267949) translate (9.891cm 4.89cm)">
          <text:p/>
        </draw:circle>
        <draw:circle draw:style-name="gr1" draw:text-style-name="P1" draw:layer="layout" svg:width="0.08cm" svg:height="0.08cm" draw:transform="rotate (1.5707963267949) translate (10.145cm 4.89cm)">
          <text:p/>
        </draw:circle>
        <draw:circle draw:style-name="gr1" draw:text-style-name="P1" draw:layer="layout" svg:width="0.08cm" svg:height="0.08cm" draw:transform="rotate (1.5707963267949) translate (10.399cm 4.89cm)">
          <text:p/>
        </draw:circle>
        <draw:circle draw:style-name="gr1" draw:text-style-name="P1" draw:layer="layout" svg:width="0.08cm" svg:height="0.08cm" draw:transform="rotate (1.5707963267949) translate (10.653cm 4.89cm)">
          <text:p/>
        </draw:circle>
        <draw:circle draw:style-name="gr1" draw:text-style-name="P1" draw:layer="layout" svg:width="0.08cm" svg:height="0.08cm" draw:transform="rotate (1.5707963267949) translate (10.907cm 4.89cm)">
          <text:p/>
        </draw:circle>
        <draw:circle draw:style-name="gr1" draw:text-style-name="P1" draw:layer="layout" svg:width="0.08cm" svg:height="0.08cm" draw:transform="rotate (1.5707963267949) translate (11.161cm 4.89cm)">
          <text:p/>
        </draw:circle>
        <draw:line draw:style-name="gr11" draw:text-style-name="P9" draw:layer="layout" svg:x1="9.255cm" svg:y1="4.861cm" svg:x2="8.518cm" svg:y2="4.861cm">
          <text:p/>
        </draw:line>
        <draw:line draw:style-name="gr11" draw:text-style-name="P9" draw:layer="layout" svg:x1="10.029cm" svg:y1="4.85cm" svg:x2="9.292cm" svg:y2="4.85cm">
          <text:p/>
        </draw:line>
        <draw:line draw:style-name="gr11" draw:text-style-name="P9" draw:layer="layout" svg:x1="10.791cm" svg:y1="4.85cm" svg:x2="10.054cm" svg:y2="4.85cm">
          <text:p/>
        </draw:line>
        <draw:line draw:style-name="gr11" draw:text-style-name="P9" draw:layer="layout" svg:x1="11.553cm" svg:y1="4.85cm" svg:x2="10.816cm" svg:y2="4.85cm">
          <text:p/>
        </draw:line>
        <draw:line draw:style-name="gr11" draw:text-style-name="P9" draw:layer="layout" svg:x1="12.315cm" svg:y1="4.85cm" svg:x2="11.578cm" svg:y2="4.85cm">
          <text:p/>
        </draw:line>
        <draw:line draw:style-name="gr11" draw:text-style-name="P9" draw:layer="layout" svg:x1="13.077cm" svg:y1="4.85cm" svg:x2="12.34cm" svg:y2="4.85cm">
          <text:p/>
        </draw:line>
        <draw:line draw:style-name="gr11" draw:text-style-name="P9" draw:layer="layout" svg:x1="13.839cm" svg:y1="4.85cm" svg:x2="13.102cm" svg:y2="4.85cm">
          <text:p/>
        </draw:line>
        <draw:line draw:style-name="gr11" draw:text-style-name="P9" draw:layer="layout" svg:x1="14.601cm" svg:y1="4.85cm" svg:x2="13.864cm" svg:y2="4.85cm">
          <text:p/>
        </draw:line>
        <draw:line draw:style-name="gr11" draw:text-style-name="P9" draw:layer="layout" svg:x1="15.363cm" svg:y1="4.85cm" svg:x2="14.626cm" svg:y2="4.85cm">
          <text:p/>
        </draw:line>
        <draw:circle draw:style-name="gr1" draw:text-style-name="P1" draw:layer="layout" svg:width="0.08cm" svg:height="0.08cm" draw:transform="rotate (1.5707963267949) translate (15.465cm 4.89cm)">
          <text:p/>
        </draw:circle>
        <draw:circle draw:style-name="gr1" draw:text-style-name="P1" draw:layer="layout" svg:width="0.08cm" svg:height="0.08cm" draw:transform="rotate (1.5707963267949) translate (15.719cm 4.89cm)">
          <text:p/>
        </draw:circle>
        <draw:circle draw:style-name="gr1" draw:text-style-name="P1" draw:layer="layout" svg:width="0.08cm" svg:height="0.08cm" draw:transform="rotate (1.5707963267949) translate (15.973cm 4.89cm)">
          <text:p/>
        </draw:circle>
        <draw:circle draw:style-name="gr1" draw:text-style-name="P1" draw:layer="layout" svg:width="0.08cm" svg:height="0.08cm" draw:transform="rotate (1.5707963267949) translate (16.227cm 4.89cm)">
          <text:p/>
        </draw:circle>
        <draw:circle draw:style-name="gr1" draw:text-style-name="P1" draw:layer="layout" svg:width="0.08cm" svg:height="0.08cm" draw:transform="rotate (1.5707963267949) translate (16.481cm 4.89cm)">
          <text:p/>
        </draw:circle>
        <draw:circle draw:style-name="gr1" draw:text-style-name="P1" draw:layer="layout" svg:width="0.08cm" svg:height="0.08cm" draw:transform="rotate (1.5707963267949) translate (16.735cm 4.89cm)">
          <text:p/>
        </draw:circle>
        <draw:circle draw:style-name="gr1" draw:text-style-name="P1" draw:layer="layout" svg:width="0.08cm" svg:height="0.08cm" draw:transform="rotate (1.5707963267949) translate (16.989cm 4.89cm)">
          <text:p/>
        </draw:circle>
        <draw:circle draw:style-name="gr1" draw:text-style-name="P1" draw:layer="layout" svg:width="0.08cm" svg:height="0.08cm" draw:transform="rotate (1.5707963267949) translate (17.243cm 4.89cm)">
          <text:p/>
        </draw:circle>
        <draw:circle draw:style-name="gr1" draw:text-style-name="P1" draw:layer="layout" svg:width="0.08cm" svg:height="0.08cm" draw:transform="rotate (1.5707963267949) translate (17.497cm 4.89cm)">
          <text:p/>
        </draw:circle>
        <draw:circle draw:style-name="gr1" draw:text-style-name="P1" draw:layer="layout" svg:width="0.08cm" svg:height="0.08cm" draw:transform="rotate (1.5707963267949) translate (17.751cm 4.89cm)">
          <text:p/>
        </draw:circle>
        <draw:circle draw:style-name="gr1" draw:text-style-name="P1" draw:layer="layout" svg:width="0.08cm" svg:height="0.08cm" draw:transform="rotate (1.5707963267949) translate (18.005cm 4.89cm)">
          <text:p/>
        </draw:circle>
        <draw:circle draw:style-name="gr1" draw:text-style-name="P1" draw:layer="layout" svg:width="0.08cm" svg:height="0.08cm" draw:transform="rotate (1.5707963267949) translate (18.259cm 4.89cm)">
          <text:p/>
        </draw:circle>
        <draw:circle draw:style-name="gr1" draw:text-style-name="P1" draw:layer="layout" svg:width="0.08cm" svg:height="0.08cm" draw:transform="rotate (1.5707963267949) translate (18.513cm 4.89cm)">
          <text:p/>
        </draw:circle>
        <draw:circle draw:style-name="gr1" draw:text-style-name="P1" draw:layer="layout" svg:width="0.08cm" svg:height="0.08cm" draw:transform="rotate (1.5707963267949) translate (18.767cm 4.89cm)">
          <text:p/>
        </draw:circle>
        <draw:circle draw:style-name="gr1" draw:text-style-name="P1" draw:layer="layout" svg:width="0.08cm" svg:height="0.08cm" draw:transform="rotate (1.5707963267949) translate (19.021cm 4.89cm)">
          <text:p/>
        </draw:circle>
        <draw:line draw:style-name="gr11" draw:text-style-name="P9" draw:layer="layout" svg:x1="16.892cm" svg:y1="4.85cm" svg:x2="16.155cm" svg:y2="4.85cm">
          <text:p/>
        </draw:line>
        <draw:line draw:style-name="gr11" draw:text-style-name="P9" draw:layer="layout" svg:x1="17.654cm" svg:y1="4.85cm" svg:x2="16.917cm" svg:y2="4.85cm">
          <text:p/>
        </draw:line>
        <draw:line draw:style-name="gr11" draw:text-style-name="P9" draw:layer="layout" svg:x1="18.416cm" svg:y1="4.85cm" svg:x2="17.679cm" svg:y2="4.85cm">
          <text:p/>
        </draw:line>
        <draw:line draw:style-name="gr11" draw:text-style-name="P9" draw:layer="layout" svg:x1="16.125cm" svg:y1="4.85cm" svg:x2="15.388cm" svg:y2="4.85cm">
          <text:p/>
        </draw:line>
        <draw:line draw:style-name="gr11" draw:text-style-name="P9" draw:layer="layout" svg:x1="19.173cm" svg:y1="4.85cm" svg:x2="18.436cm" svg:y2="4.85cm">
          <text:p/>
        </draw:line>
        <draw:circle draw:style-name="gr1" draw:text-style-name="P1" draw:layer="layout" svg:width="0.08cm" svg:height="0.08cm" draw:transform="rotate (1.5707963267949) translate (19.275cm 4.89cm)">
          <text:p/>
        </draw:circle>
        <draw:circle draw:style-name="gr1" draw:text-style-name="P1" draw:layer="layout" svg:width="0.08cm" svg:height="0.08cm" draw:transform="rotate (1.5707963267949) translate (19.529cm 4.89cm)">
          <text:p/>
        </draw:circle>
        <draw:circle draw:style-name="gr1" draw:text-style-name="P1" draw:layer="layout" svg:width="0.08cm" svg:height="0.08cm" draw:transform="rotate (1.5707963267949) translate (19.783cm 4.89cm)">
          <text:p/>
        </draw:circle>
        <draw:circle draw:style-name="gr1" draw:text-style-name="P1" draw:layer="layout" svg:width="0.08cm" svg:height="0.08cm" draw:transform="rotate (1.5707963267949) translate (20.037cm 4.89cm)">
          <text:p/>
        </draw:circle>
        <draw:circle draw:style-name="gr1" draw:text-style-name="P1" draw:layer="layout" svg:width="0.08cm" svg:height="0.08cm" draw:transform="rotate (1.5707963267949) translate (20.291cm 4.89cm)">
          <text:p/>
        </draw:circle>
        <draw:circle draw:style-name="gr1" draw:text-style-name="P1" draw:layer="layout" svg:width="0.08cm" svg:height="0.08cm" draw:transform="rotate (1.5707963267949) translate (20.545cm 4.89cm)">
          <text:p/>
        </draw:circle>
        <draw:circle draw:style-name="gr1" draw:text-style-name="P1" draw:layer="layout" svg:width="0.08cm" svg:height="0.08cm" draw:transform="rotate (1.5707963267949) translate (20.799cm 4.89cm)">
          <text:p/>
        </draw:circle>
        <draw:circle draw:style-name="gr1" draw:text-style-name="P1" draw:layer="layout" svg:width="0.08cm" svg:height="0.08cm" draw:transform="rotate (1.5707963267949) translate (21.053cm 4.89cm)">
          <text:p/>
        </draw:circle>
        <draw:circle draw:style-name="gr1" draw:text-style-name="P1" draw:layer="layout" svg:width="0.08cm" svg:height="0.08cm" draw:transform="rotate (1.5707963267949) translate (21.307cm 4.89cm)">
          <text:p/>
        </draw:circle>
        <draw:line draw:style-name="gr11" draw:text-style-name="P9" draw:layer="layout" svg:x1="20.702cm" svg:y1="4.85cm" svg:x2="19.965cm" svg:y2="4.85cm">
          <text:p/>
        </draw:line>
        <draw:line draw:style-name="gr11" draw:text-style-name="P9" draw:layer="layout" svg:x1="19.935cm" svg:y1="4.85cm" svg:x2="19.198cm" svg:y2="4.85cm">
          <text:p/>
        </draw:line>
        <draw:line draw:style-name="gr11" draw:text-style-name="P9" draw:layer="layout" svg:x1="21.459cm" svg:y1="4.85cm" svg:x2="20.722cm" svg:y2="4.85cm">
          <text:p/>
        </draw:line>
        <draw:line draw:style-name="gr11" draw:text-style-name="P9" draw:layer="layout" svg:x1="8.493cm" svg:y1="4.861cm" svg:x2="7.756cm" svg:y2="4.861cm">
          <text:p/>
        </draw:line>
        <draw:circle draw:style-name="gr1" draw:text-style-name="P1" draw:layer="layout" svg:width="0.08cm" svg:height="0.08cm" draw:transform="rotate (1.5707963267949) translate (21.777cm 5.779cm)">
          <text:p/>
        </draw:circle>
        <draw:circle draw:style-name="gr1" draw:text-style-name="P1" draw:layer="layout" svg:width="0.08cm" svg:height="0.08cm" draw:transform="rotate (1.5707963267949) translate (21.777cm 6.287cm)">
          <text:p/>
        </draw:circle>
        <draw:circle draw:style-name="gr1" draw:text-style-name="P1" draw:layer="layout" svg:width="0.08cm" svg:height="0.08cm" draw:transform="rotate (1.5707963267949) translate (21.777cm 6.795cm)">
          <text:p/>
        </draw:circle>
        <draw:circle draw:style-name="gr1" draw:text-style-name="P1" draw:layer="layout" svg:width="0.08cm" svg:height="0.08cm" draw:transform="rotate (1.5707963267949) translate (21.788cm 7.303cm)">
          <text:p/>
        </draw:circle>
        <draw:circle draw:style-name="gr1" draw:text-style-name="P1" draw:layer="layout" svg:width="0.08cm" svg:height="0.08cm" draw:transform="rotate (1.5707963267949) translate (21.777cm 7.811cm)">
          <text:p/>
        </draw:circle>
        <draw:circle draw:style-name="gr1" draw:text-style-name="P1" draw:layer="layout" svg:width="0.08cm" svg:height="0.08cm" draw:transform="rotate (1.5707963267949) translate (21.777cm 8.319cm)">
          <text:p/>
        </draw:circle>
        <draw:circle draw:style-name="gr1" draw:text-style-name="P1" draw:layer="layout" svg:width="0.08cm" svg:height="0.08cm" draw:transform="rotate (1.5707963267949) translate (21.777cm 8.827cm)">
          <text:p/>
        </draw:circle>
        <draw:circle draw:style-name="gr1" draw:text-style-name="P1" draw:layer="layout" svg:width="0.08cm" svg:height="0.08cm" draw:transform="rotate (1.5707963267949) translate (21.777cm 9.335cm)">
          <text:p/>
        </draw:circle>
        <draw:circle draw:style-name="gr1" draw:text-style-name="P1" draw:layer="layout" svg:width="0.08cm" svg:height="0.08cm" draw:transform="rotate (1.5707963267949) translate (21.788cm 9.843cm)">
          <text:p/>
        </draw:circle>
        <draw:circle draw:style-name="gr1" draw:text-style-name="P1" draw:layer="layout" svg:width="0.08cm" svg:height="0.08cm" draw:transform="rotate (1.5707963267949) translate (21.777cm 10.351cm)">
          <text:p/>
        </draw:circle>
        <draw:circle draw:style-name="gr1" draw:text-style-name="P1" draw:layer="layout" svg:width="0.08cm" svg:height="0.08cm" draw:transform="rotate (1.5707963267949) translate (21.777cm 10.859cm)">
          <text:p/>
        </draw:circle>
        <draw:circle draw:style-name="gr1" draw:text-style-name="P1" draw:layer="layout" svg:width="0.08cm" svg:height="0.08cm" draw:transform="rotate (1.5707963267949) translate (21.777cm 11.367cm)">
          <text:p/>
        </draw:circle>
        <draw:circle draw:style-name="gr1" draw:text-style-name="P1" draw:layer="layout" svg:width="0.08cm" svg:height="0.08cm" draw:transform="rotate (1.5707963267949) translate (21.777cm 11.875cm)">
          <text:p/>
        </draw:circle>
        <draw:circle draw:style-name="gr1" draw:text-style-name="P1" draw:layer="layout" svg:width="0.08cm" svg:height="0.08cm" draw:transform="rotate (1.5707963267949) translate (21.788cm 12.383cm)">
          <text:p/>
        </draw:circle>
        <draw:circle draw:style-name="gr1" draw:text-style-name="P1" draw:layer="layout" svg:width="0.08cm" svg:height="0.08cm" draw:transform="rotate (1.5707963267949) translate (21.777cm 12.891cm)">
          <text:p/>
        </draw:circle>
        <draw:circle draw:style-name="gr1" draw:text-style-name="P1" draw:layer="layout" svg:width="0.08cm" svg:height="0.08cm" draw:transform="rotate (1.5707963267949) translate (22.031cm 5.525cm)">
          <text:p/>
        </draw:circle>
        <draw:circle draw:style-name="gr1" draw:text-style-name="P1" draw:layer="layout" svg:width="0.08cm" svg:height="0.08cm" draw:transform="rotate (1.5707963267949) translate (22.031cm 6.033cm)">
          <text:p/>
        </draw:circle>
        <draw:circle draw:style-name="gr1" draw:text-style-name="P1" draw:layer="layout" svg:width="0.08cm" svg:height="0.08cm" draw:transform="rotate (1.5707963267949) translate (22.031cm 6.541cm)">
          <text:p/>
        </draw:circle>
        <draw:circle draw:style-name="gr1" draw:text-style-name="P1" draw:layer="layout" svg:width="0.08cm" svg:height="0.08cm" draw:transform="rotate (1.5707963267949) translate (22.031cm 7.049cm)">
          <text:p/>
        </draw:circle>
        <draw:circle draw:style-name="gr1" draw:text-style-name="P1" draw:layer="layout" svg:width="0.08cm" svg:height="0.08cm" draw:transform="rotate (1.5707963267949) translate (22.031cm 7.557cm)">
          <text:p/>
        </draw:circle>
        <draw:circle draw:style-name="gr1" draw:text-style-name="P1" draw:layer="layout" svg:width="0.08cm" svg:height="0.08cm" draw:transform="rotate (1.5707963267949) translate (22.031cm 8.065cm)">
          <text:p/>
        </draw:circle>
        <draw:circle draw:style-name="gr1" draw:text-style-name="P1" draw:layer="layout" svg:width="0.08cm" svg:height="0.08cm" draw:transform="rotate (1.5707963267949) translate (22.031cm 8.573cm)">
          <text:p/>
        </draw:circle>
        <draw:circle draw:style-name="gr1" draw:text-style-name="P1" draw:layer="layout" svg:width="0.08cm" svg:height="0.08cm" draw:transform="rotate (1.5707963267949) translate (22.031cm 9.081cm)">
          <text:p/>
        </draw:circle>
        <draw:circle draw:style-name="gr1" draw:text-style-name="P1" draw:layer="layout" svg:width="0.08cm" svg:height="0.08cm" draw:transform="rotate (1.5707963267949) translate (22.031cm 9.589cm)">
          <text:p/>
        </draw:circle>
        <draw:circle draw:style-name="gr1" draw:text-style-name="P1" draw:layer="layout" svg:width="0.08cm" svg:height="0.08cm" draw:transform="rotate (1.5707963267949) translate (22.031cm 10.097cm)">
          <text:p/>
        </draw:circle>
        <draw:circle draw:style-name="gr1" draw:text-style-name="P1" draw:layer="layout" svg:width="0.08cm" svg:height="0.08cm" draw:transform="rotate (1.5707963267949) translate (22.031cm 10.605cm)">
          <text:p/>
        </draw:circle>
        <draw:circle draw:style-name="gr1" draw:text-style-name="P1" draw:layer="layout" svg:width="0.08cm" svg:height="0.08cm" draw:transform="rotate (1.5707963267949) translate (22.031cm 11.113cm)">
          <text:p/>
        </draw:circle>
        <draw:circle draw:style-name="gr1" draw:text-style-name="P1" draw:layer="layout" svg:width="0.08cm" svg:height="0.08cm" draw:transform="rotate (1.5707963267949) translate (22.031cm 11.621cm)">
          <text:p/>
        </draw:circle>
        <draw:circle draw:style-name="gr1" draw:text-style-name="P1" draw:layer="layout" svg:width="0.08cm" svg:height="0.08cm" draw:transform="rotate (1.5707963267949) translate (22.031cm 12.129cm)">
          <text:p/>
        </draw:circle>
        <draw:circle draw:style-name="gr1" draw:text-style-name="P1" draw:layer="layout" svg:width="0.08cm" svg:height="0.08cm" draw:transform="rotate (1.5707963267949) translate (22.031cm 12.637cm)">
          <text:p/>
        </draw:circle>
        <draw:circle draw:style-name="gr1" draw:text-style-name="P1" draw:layer="layout" svg:width="0.08cm" svg:height="0.08cm" draw:transform="rotate (1.5707963267949) translate (22.031cm 13.145cm)">
          <text:p/>
        </draw:circle>
        <draw:line draw:style-name="gr10" draw:text-style-name="P9" draw:layer="layout" svg:x1="7.629cm" svg:y1="5.469cm" svg:x2="7.629cm" svg:y2="4.505cm">
          <text:p/>
        </draw:line>
        <draw:g>
          <draw:path draw:style-name="gr12" draw:text-style-name="P10" draw:layer="composants" svg:width="4.319cm" svg:height="1.849cm" draw:transform="rotate (1.5707963267949) translate (9.509cm 14.146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13" draw:text-style-name="P11" draw:layer="composants" svg:width="0.08cm" svg:height="0.08cm" draw:transform="rotate (-3.14159265358979) translate (11.233cm 13.7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3.5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3.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3.0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2.7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2.5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2.2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1.9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1.7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1.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1.2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0.9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0.7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0.4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11.233cm 10.2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3.7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3.5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3.2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3.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2.7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2.5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2.2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2.0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1.7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1.4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1.2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0.9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0.7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0.4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8cm" draw:transform="rotate (-3.14159265358979) translate (9.708cm 10.2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2" draw:layer="composants" svg:width="0.507cm" svg:height="0.546cm" draw:transform="rotate (-3.14159265358979) translate (10.685cm 14.29cm)">
            <text:p text:style-name="P9"><text:span text:style-name="T7">USB</text:span>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composants" svg:width="0.315cm" svg:height="0.158cm" svg:x="9.754cm" svg:y="10.87cm">
            <draw:text-box>
              <text:p text:style-name="P13"><text:span text:style-name="T8">GND</text:span></text:p>
            </draw:text-box>
          </draw:frame>
          <draw:frame draw:style-name="gr16" draw:text-style-name="P15" draw:layer="composants" svg:width="0.171cm" svg:height="0.158cm" svg:x="10.919cm" svg:y="12.905cm">
            <draw:text-box>
              <text:p><text:span text:style-name="T8">A0</text:span></text:p>
            </draw:text-box>
          </draw:frame>
          <draw:frame draw:style-name="gr17" draw:text-style-name="P15" draw:layer="composants" svg:width="0.26cm" svg:height="0.158cm" svg:x="10.831cm" svg:y="10.353cm">
            <draw:text-box>
              <text:p><text:span text:style-name="T8">GND</text:span></text:p>
            </draw:text-box>
          </draw:frame>
          <draw:frame draw:style-name="gr15" draw:text-style-name="P14" draw:layer="composants" svg:width="0.315cm" svg:height="0.158cm" svg:x="9.754cm" svg:y="10.113cm">
            <draw:text-box>
              <text:p text:style-name="P13"><text:span text:style-name="T8">TX1</text:span></text:p>
            </draw:text-box>
          </draw:frame>
          <draw:frame draw:style-name="gr15" draw:text-style-name="P14" draw:layer="composants" svg:width="0.315cm" svg:height="0.158cm" svg:x="9.754cm" svg:y="10.36cm">
            <draw:text-box>
              <text:p text:style-name="P13"><text:span text:style-name="T8">RX0</text:span></text:p>
            </draw:text-box>
          </draw:frame>
          <draw:frame draw:style-name="gr15" draw:text-style-name="P14" draw:layer="composants" svg:width="0.315cm" svg:height="0.158cm" svg:x="9.754cm" svg:y="10.609cm">
            <draw:text-box>
              <text:p text:style-name="P13"><text:span text:style-name="T8">RST</text:span></text:p>
            </draw:text-box>
          </draw:frame>
          <draw:frame draw:style-name="gr18" draw:text-style-name="P14" draw:layer="composants" svg:width="0.185cm" svg:height="0.158cm" svg:x="9.754cm" svg:y="11.117cm">
            <draw:text-box>
              <text:p text:style-name="P13"><text:span text:style-name="T8">D2</text:span></text:p>
            </draw:text-box>
          </draw:frame>
          <draw:frame draw:style-name="gr18" draw:text-style-name="P14" draw:layer="composants" svg:width="0.185cm" svg:height="0.158cm" svg:x="9.754cm" svg:y="11.365cm">
            <draw:text-box>
              <text:p text:style-name="P13"><text:span text:style-name="T8">D3</text:span></text:p>
            </draw:text-box>
          </draw:frame>
          <draw:frame draw:style-name="gr18" draw:text-style-name="P14" draw:layer="composants" svg:width="0.185cm" svg:height="0.158cm" svg:x="9.754cm" svg:y="11.622cm">
            <draw:text-box>
              <text:p text:style-name="P13"><text:span text:style-name="T8">D4</text:span></text:p>
            </draw:text-box>
          </draw:frame>
          <draw:frame draw:style-name="gr18" draw:text-style-name="P14" draw:layer="composants" svg:width="0.185cm" svg:height="0.158cm" svg:x="9.754cm" svg:y="11.876cm">
            <draw:text-box>
              <text:p text:style-name="P13"><text:span text:style-name="T8">D5</text:span></text:p>
            </draw:text-box>
          </draw:frame>
          <draw:frame draw:style-name="gr18" draw:text-style-name="P14" draw:layer="composants" svg:width="0.185cm" svg:height="0.158cm" svg:x="9.754cm" svg:y="12.124cm">
            <draw:text-box>
              <text:p text:style-name="P13"><text:span text:style-name="T8">D6</text:span></text:p>
            </draw:text-box>
          </draw:frame>
          <draw:frame draw:style-name="gr18" draw:text-style-name="P14" draw:layer="composants" svg:width="0.185cm" svg:height="0.158cm" svg:x="9.754cm" svg:y="12.385cm">
            <draw:text-box>
              <text:p text:style-name="P13"><text:span text:style-name="T8">D7</text:span></text:p>
            </draw:text-box>
          </draw:frame>
          <draw:frame draw:style-name="gr18" draw:text-style-name="P14" draw:layer="composants" svg:width="0.185cm" svg:height="0.158cm" svg:x="9.754cm" svg:y="12.636cm">
            <draw:text-box>
              <text:p text:style-name="P13"><text:span text:style-name="T8">D8</text:span></text:p>
            </draw:text-box>
          </draw:frame>
          <draw:frame draw:style-name="gr18" draw:text-style-name="P14" draw:layer="composants" svg:width="0.185cm" svg:height="0.158cm" svg:x="9.754cm" svg:y="12.894cm">
            <draw:text-box>
              <text:p text:style-name="P13"><text:span text:style-name="T8">D9</text:span></text:p>
            </draw:text-box>
          </draw:frame>
          <draw:frame draw:style-name="gr19" draw:text-style-name="P14" draw:layer="composants" svg:width="0.197cm" svg:height="0.158cm" svg:x="9.754cm" svg:y="13.149cm">
            <draw:text-box>
              <text:p text:style-name="P13"><text:span text:style-name="T8">D10</text:span></text:p>
            </draw:text-box>
          </draw:frame>
          <draw:frame draw:style-name="gr19" draw:text-style-name="P14" draw:layer="composants" svg:width="0.197cm" svg:height="0.158cm" svg:x="9.754cm" svg:y="13.407cm">
            <draw:text-box>
              <text:p text:style-name="P13"><text:span text:style-name="T8">D11</text:span></text:p>
            </draw:text-box>
          </draw:frame>
          <draw:frame draw:style-name="gr19" draw:text-style-name="P14" draw:layer="composants" svg:width="0.197cm" svg:height="0.158cm" svg:x="9.754cm" svg:y="13.661cm">
            <draw:text-box>
              <text:p text:style-name="P13"><text:span text:style-name="T8">D12</text:span></text:p>
            </draw:text-box>
          </draw:frame>
          <draw:frame draw:style-name="gr20" draw:text-style-name="P15" draw:layer="composants" svg:width="0.207cm" svg:height="0.158cm" svg:x="10.883cm" svg:y="10.114cm">
            <draw:text-box>
              <text:p><text:span text:style-name="T8">VIN</text:span></text:p>
            </draw:text-box>
          </draw:frame>
          <draw:frame draw:style-name="gr21" draw:text-style-name="P15" draw:layer="composants" svg:width="0.223cm" svg:height="0.158cm" svg:x="10.867cm" svg:y="10.617cm">
            <draw:text-box>
              <text:p><text:span text:style-name="T8">RST</text:span></text:p>
            </draw:text-box>
          </draw:frame>
          <draw:frame draw:style-name="gr22" draw:text-style-name="P15" draw:layer="composants" svg:width="0.179cm" svg:height="0.158cm" svg:x="10.911cm" svg:y="10.859cm">
            <draw:text-box>
              <text:p><text:span text:style-name="T8">5V</text:span></text:p>
            </draw:text-box>
          </draw:frame>
          <draw:frame draw:style-name="gr23" draw:text-style-name="P15" draw:layer="composants" svg:width="0.174cm" svg:height="0.158cm" svg:x="10.917cm" svg:y="11.114cm">
            <draw:text-box>
              <text:p><text:span text:style-name="T8">A7</text:span></text:p>
            </draw:text-box>
          </draw:frame>
          <draw:frame draw:style-name="gr23" draw:text-style-name="P15" draw:layer="composants" svg:width="0.174cm" svg:height="0.158cm" svg:x="10.917cm" svg:y="11.365cm">
            <draw:text-box>
              <text:p><text:span text:style-name="T8">A6</text:span></text:p>
            </draw:text-box>
          </draw:frame>
          <draw:frame draw:style-name="gr23" draw:text-style-name="P15" draw:layer="composants" svg:width="0.174cm" svg:height="0.158cm" svg:x="10.917cm" svg:y="11.617cm">
            <draw:text-box>
              <text:p><text:span text:style-name="T8">A5</text:span></text:p>
            </draw:text-box>
          </draw:frame>
          <draw:frame draw:style-name="gr24" draw:text-style-name="P15" draw:layer="composants" svg:width="0.197cm" svg:height="0.158cm" svg:x="10.894cm" svg:y="13.144cm">
            <draw:text-box>
              <text:p><text:span text:style-name="T8">REF</text:span></text:p>
            </draw:text-box>
          </draw:frame>
          <draw:frame draw:style-name="gr25" draw:text-style-name="P15" draw:layer="composants" svg:width="0.188cm" svg:height="0.158cm" svg:x="10.903cm" svg:y="13.401cm">
            <draw:text-box>
              <text:p><text:span text:style-name="T8">3V3</text:span></text:p>
            </draw:text-box>
          </draw:frame>
          <draw:frame draw:style-name="gr24" draw:text-style-name="P15" draw:layer="composants" svg:width="0.197cm" svg:height="0.158cm" svg:x="10.893cm" svg:y="13.668cm">
            <draw:text-box>
              <text:p><text:span text:style-name="T8">D13</text:span></text:p>
            </draw:text-box>
          </draw:frame>
          <draw:custom-shape draw:style-name="gr26" draw:text-style-name="P16" draw:layer="composants" svg:width="0.25cm" svg:height="0.25cm" draw:transform="rotate (1.5707963267949) translate (10.551cm 10.06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draw:layer="composants" svg:width="0.09cm" svg:height="0.09cm" draw:transform="rotate (-3.14159265358979) translate (10.721cm 9.9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draw:layer="composants" svg:width="0.25cm" svg:height="0.25cm" draw:transform="rotate (1.5707963267949) translate (10.297cm 10.06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draw:layer="composants" svg:width="0.09cm" svg:height="0.09cm" draw:transform="rotate (-3.14159265358979) translate (10.467cm 9.9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draw:layer="composants" svg:width="0.25cm" svg:height="0.25cm" draw:transform="rotate (1.5707963267949) translate (10.047cm 10.06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draw:layer="composants" svg:width="0.09cm" svg:height="0.09cm" draw:transform="rotate (-3.14159265358979) translate (10.217cm 9.9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draw:layer="composants" svg:width="0.25cm" svg:height="0.25cm" draw:transform="rotate (1.5707963267949) translate (10.555cm 10.31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draw:layer="composants" svg:width="0.09cm" svg:height="0.09cm" draw:transform="rotate (-3.14159265358979) translate (10.725cm 10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draw:layer="composants" svg:width="0.25cm" svg:height="0.25cm" draw:transform="rotate (1.5707963267949) translate (10.301cm 10.31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draw:layer="composants" svg:width="0.09cm" svg:height="0.09cm" draw:transform="rotate (-3.14159265358979) translate (10.471cm 10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draw:layer="composants" svg:width="0.25cm" svg:height="0.25cm" draw:transform="rotate (1.5707963267949) translate (10.051cm 10.31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draw:layer="composants" svg:width="0.09cm" svg:height="0.09cm" draw:transform="rotate (-3.14159265358979) translate (10.221cm 10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8" draw:layer="composants" svg:width="0.87cm" svg:height="0.179cm" draw:transform="rotate (1.5707963267949) translate (10.353cm 12.479cm)">
            <draw:text-box>
              <text:p text:style-name="P13"><text:span text:style-name="T9">Arduino Nano</text:span></text:p>
            </draw:text-box>
          </draw:frame>
          <draw:frame draw:style-name="gr23" draw:text-style-name="P15" draw:layer="composants" svg:width="0.174cm" svg:height="0.158cm" svg:x="10.917cm" svg:y="11.878cm">
            <draw:text-box>
              <text:p><text:span text:style-name="T8">A4</text:span></text:p>
            </draw:text-box>
          </draw:frame>
          <draw:frame draw:style-name="gr23" draw:text-style-name="P15" draw:layer="composants" svg:width="0.174cm" svg:height="0.158cm" svg:x="10.917cm" svg:y="12.131cm">
            <draw:text-box>
              <text:p><text:span text:style-name="T8">A3</text:span></text:p>
            </draw:text-box>
          </draw:frame>
          <draw:frame draw:style-name="gr23" draw:text-style-name="P15" draw:layer="composants" svg:width="0.174cm" svg:height="0.158cm" svg:x="10.917cm" svg:y="12.384cm">
            <draw:text-box>
              <text:p><text:span text:style-name="T8">A2</text:span></text:p>
            </draw:text-box>
          </draw:frame>
          <draw:frame draw:style-name="gr23" draw:text-style-name="P15" draw:layer="composants" svg:width="0.174cm" svg:height="0.158cm" svg:x="10.917cm" svg:y="12.637cm">
            <draw:text-box>
              <text:p><text:span text:style-name="T8">A1</text:span></text:p>
            </draw:text-box>
          </draw:frame>
        </draw:g>
        <draw:g>
          <draw:custom-shape draw:style-name="gr29" draw:text-style-name="P19" draw:layer="composants" svg:width="1.5cm" svg:height="3cm" draw:transform="rotate (1.5707963267949) translate (9.684cm 7.985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composants" svg:width="0.08cm" svg:height="0.08cm" draw:transform="rotate (1.5707963267949) translate (9.864cm 7.6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9.864cm 7.4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9.864cm 7.1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9.864cm 6.9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0.122cm 7.6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0.122cm 7.4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0.122cm 7.1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0.122cm 6.9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2" draw:layer="composants" svg:width="0.264cm" svg:height="0.502cm" svg:x="13.954cm" svg:y="13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1" draw:layer="composants" svg:width="0.08cm" svg:height="0.08cm" svg:x="14.042cm" svg:y="14.0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1" draw:layer="composants" svg:width="0.08cm" svg:height="0.08cm" svg:x="14.048cm" svg:y="14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1" draw:layer="composants" svg:width="0.25cm" svg:height="0.25cm" draw:transform="rotate (1.5707963267949) translate (13.401cm 14.3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composants" svg:width="0.09cm" svg:height="0.09cm" draw:transform="rotate (1.5707963267949) translate (13.481cm 14.0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composants" svg:width="0.09cm" svg:height="0.09cm" draw:transform="rotate (1.5707963267949) translate (13.481cm 14.2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22" draw:layer="composants" svg:x1="13.525cm" svg:y1="14.092cm" svg:x2="13.525cm" svg:y2="13.967cm">
            <text:p text:style-name="P9"><text:span text:style-name="T10">1k</text:span></text:p>
          </draw:line>
        </draw:g>
        <draw:g>
          <draw:custom-shape draw:style-name="gr26" draw:text-style-name="P16" draw:layer="composants" svg:width="0.08cm" svg:height="0.08cm" draw:transform="rotate (-3.14159265358979) translate (13.557cm 14.5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draw:layer="composants" svg:width="0.08cm" svg:height="0.08cm" draw:transform="rotate (-3.14159265358979) translate (13.051cm 14.5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6" draw:text-style-name="P23" draw:layer="composants" svg:width="0.26cm" svg:height="0.299cm" draw:transform="rotate (-3.14159265358979) translate (13.519cm 14.626cm)" svg:viewBox="0 0 261 300" svg:d="M261 253c-27 29-66 47-111 47-85 0-150-65-150-150s65-150 150-150c45 0 84 18 111 47z">
            <text:p/>
          </draw:path>
          <draw:custom-shape draw:style-name="gr37" draw:text-style-name="P23" draw:layer="composants" svg:width="0.225cm" svg:height="0.225cm" draw:transform="rotate (-3.14159265358979) translate (13.481cm 14.5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24" draw:layer="composants" svg:width="0.066cm" svg:height="0.12cm" draw:transform="rotate (-3.14159265358979) translate (13.549cm 14.627cm)">
            <draw:text-box>
              <text:p><text:span text:style-name="T11">+</text:span></text:p>
            </draw:text-box>
          </draw:frame>
          <draw:line draw:style-name="gr39" draw:text-style-name="P1" draw:layer="composants" svg:x1="13.042cm" svg:y1="14.478cm" svg:x2="13.266cm" svg:y2="14.478cm">
            <text:p/>
          </draw:line>
        </draw:g>
        <draw:g>
          <draw:frame draw:style-name="gr40" draw:text-style-name="P26" draw:layer="composants" svg:width="0.815cm" svg:height="0.409cm" draw:transform="rotate (1.5707963267949) translate (16.386cm 8.419cm)">
            <draw:text-box>
              <text:p text:style-name="P25"><text:span text:style-name="T12">GND</text:span></text:p>
            </draw:text-box>
          </draw:frame>
          <draw:frame draw:style-name="gr40" draw:text-style-name="P26" draw:layer="composants" svg:width="0.815cm" svg:height="0.409cm" draw:transform="rotate (1.5707963267949) translate (16.645cm 8.419cm)">
            <draw:text-box>
              <text:p text:style-name="P25"><text:span text:style-name="T12">VCC</text:span></text:p>
            </draw:text-box>
          </draw:frame>
          <draw:g>
            <draw:custom-shape draw:style-name="gr31" draw:text-style-name="P2" draw:layer="composants" svg:width="0.264cm" svg:height="0.502cm" draw:transform="rotate (1.5707963267949) translate (16.43cm 8.5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21" draw:layer="composants" svg:width="0.08cm" svg:height="0.08cm" draw:transform="rotate (1.5707963267949) translate (16.518cm 8.4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1" draw:layer="composants" svg:width="0.08cm" svg:height="0.08cm" draw:transform="rotate (1.5707963267949) translate (16.772cm 8.4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41" draw:text-style-name="P27" draw:layer="composants" svg:width="1.905cm" svg:height="0.667cm" draw:transform="rotate (1.5707963267949) translate (8.256cm 12.179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composants" svg:width="0.08cm" svg:height="0.08cm" draw:transform="rotate (1.5707963267949) translate (8.59cm 11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8.59cm 11.2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8.59cm 10.9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26" draw:layer="composants" svg:width="0.466cm" svg:height="0.159cm" draw:transform="rotate (-3.14159265358979) translate (9.236cm 11.028cm)">
            <draw:text-box>
              <text:p text:style-name="P25"><text:span text:style-name="T12">GND</text:span></text:p>
            </draw:text-box>
          </draw:frame>
          <draw:frame draw:style-name="gr42" draw:text-style-name="P26" draw:layer="composants" svg:width="0.466cm" svg:height="0.159cm" draw:transform="rotate (-3.14159265358979) translate (9.236cm 11.282cm)">
            <draw:text-box>
              <text:p text:style-name="P25"><text:span text:style-name="T12">VCC</text:span></text:p>
            </draw:text-box>
          </draw:frame>
          <draw:frame draw:style-name="gr43" draw:text-style-name="P26" draw:layer="composants" svg:width="0.358cm" svg:height="0.158cm" draw:transform="rotate (-3.14159265358979) translate (9.128cm 11.565cm)">
            <draw:text-box>
              <text:p text:style-name="P25"><text:span text:style-name="T12">DATA</text:span></text:p>
            </draw:text-box>
          </draw:frame>
          <draw:custom-shape draw:style-name="gr44" draw:text-style-name="P28" draw:layer="composants" svg:width="2.3cm" svg:height="0.133cm" draw:transform="rotate (1.5707963267949) translate (8.923cm 12.368cm)">
            <text:p/>
            <draw:enhanced-geometry svg:viewBox="0 0 21600 21600" draw:type="rectangle" draw:enhanced-path="M 0 0 L 21600 0 21600 21600 0 21600 0 0 Z N"/>
          </draw:custom-shape>
          <draw:frame draw:style-name="gr45" draw:text-style-name="P26" draw:layer="composants" svg:width="0.84cm" svg:height="0.177cm" draw:transform="rotate (1.5707963267949) translate (8.299cm 11.614cm)">
            <draw:text-box>
              <text:p text:style-name="P25"><text:span text:style-name="T12">DTH/AM2302</text:span></text:p>
            </draw:text-box>
          </draw:frame>
        </draw:g>
        <draw:g>
          <draw:custom-shape draw:style-name="gr46" draw:text-style-name="P19" draw:layer="composants" svg:width="0.725cm" svg:height="0.489cm" draw:transform="rotate (1.5707963267949) translate (12.316cm 11.861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composants" svg:width="0.08cm" svg:height="0.08cm" draw:transform="rotate (1.5707963267949) translate (12.654cm 12.2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2.654cm 12.0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2.654cm 11.7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2.654cm 11.5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9" draw:layer="composants" svg:width="1.5cm" svg:height="0.111cm" draw:transform="rotate (1.5707963267949) translate (12.205cm 12.584cm)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6" draw:layer="composants" svg:width="0.815cm" svg:height="0.409cm" svg:x="11.998cm" svg:y="11.778cm">
            <draw:text-box>
              <text:p text:style-name="P25"><text:span text:style-name="T12">GND</text:span></text:p>
            </draw:text-box>
          </draw:frame>
          <draw:frame draw:style-name="gr40" draw:text-style-name="P26" draw:layer="composants" svg:width="0.815cm" svg:height="0.409cm" svg:x="11.998cm" svg:y="12.037cm">
            <draw:text-box>
              <text:p text:style-name="P25"><text:span text:style-name="T12">VCC</text:span></text:p>
            </draw:text-box>
          </draw:frame>
          <draw:frame draw:style-name="gr40" draw:text-style-name="P26" draw:layer="composants" svg:width="0.746cm" svg:height="0.409cm" svg:x="12.067cm" svg:y="11.282cm">
            <draw:text-box>
              <text:p text:style-name="P25"><text:span text:style-name="T12">AO</text:span></text:p>
            </draw:text-box>
          </draw:frame>
          <draw:frame draw:style-name="gr40" draw:text-style-name="P26" draw:layer="composants" svg:width="0.746cm" svg:height="0.409cm" svg:x="12.067cm" svg:y="11.54cm">
            <draw:text-box>
              <text:p text:style-name="P25"><text:span text:style-name="T12">DO</text:span></text:p>
            </draw:text-box>
          </draw:frame>
        </draw:g>
        <draw:g>
          <draw:custom-shape draw:style-name="gr33" draw:text-style-name="P1" draw:layer="composants" svg:width="0.25cm" svg:height="0.25cm" draw:transform="rotate (-1.5707963267949) translate (14.148cm 11.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composants" svg:width="0.09cm" svg:height="0.09cm" draw:transform="rotate (-1.5707963267949) translate (14.068cm 11.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22" draw:layer="composants" svg:x1="14.024cm" svg:y1="11.314cm" svg:x2="14.024cm" svg:y2="11.724cm">
            <text:p text:style-name="P9"><text:span text:style-name="T10">1k</text:span></text:p>
          </draw:line>
        </draw:g>
        <draw:g>
          <draw:custom-shape draw:style-name="gr33" draw:text-style-name="P1" draw:layer="composants" svg:width="0.25cm" svg:height="0.25cm" draw:transform="rotate (-1.5707963267949) translate (14.408cm 11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composants" svg:width="0.09cm" svg:height="0.09cm" draw:transform="rotate (-1.5707963267949) translate (14.328cm 11.1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22" draw:layer="composants" svg:x1="14.284cm" svg:y1="11.317cm" svg:x2="14.284cm" svg:y2="11.727cm">
            <text:p text:style-name="P9"><text:span text:style-name="T10">1k</text:span></text:p>
          </draw:line>
        </draw:g>
        <draw:g>
          <draw:custom-shape draw:style-name="gr26" draw:text-style-name="P16" draw:layer="composants" svg:width="0.08cm" svg:height="0.08cm" draw:transform="rotate (1.5707963267949) translate (14.238cm 10.9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draw:layer="composants" svg:width="0.08cm" svg:height="0.08cm" draw:transform="rotate (1.5707963267949) translate (14.235cm 10.4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6" draw:text-style-name="P23" draw:layer="composants" svg:width="0.26cm" svg:height="0.299cm" draw:transform="rotate (1.5707963267949) translate (14.128cm 10.934cm)" svg:viewBox="0 0 261 300" svg:d="M261 253c-27 29-66 47-111 47-85 0-150-65-150-150s65-150 150-150c45 0 84 18 111 47z">
            <text:p/>
          </draw:path>
          <draw:custom-shape draw:style-name="gr37" draw:text-style-name="P23" draw:layer="composants" svg:width="0.225cm" svg:height="0.225cm" draw:transform="rotate (1.5707963267949) translate (14.166cm 10.8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24" draw:layer="composants" svg:width="0.066cm" svg:height="0.12cm" draw:transform="rotate (1.5707963267949) translate (14.127cm 10.964cm)">
            <draw:text-box>
              <text:p><text:span text:style-name="T11">+</text:span></text:p>
            </draw:text-box>
          </draw:frame>
          <draw:line draw:style-name="gr39" draw:text-style-name="P1" draw:layer="composants" svg:x1="14.276cm" svg:y1="10.457cm" svg:x2="14.276cm" svg:y2="10.681cm">
            <text:p/>
          </draw:line>
        </draw:g>
        <draw:g>
          <draw:custom-shape draw:style-name="gr26" draw:text-style-name="P16" draw:layer="composants" svg:width="0.08cm" svg:height="0.08cm" draw:transform="rotate (1.5707963267949) translate (13.986cm 10.9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draw:layer="composants" svg:width="0.08cm" svg:height="0.08cm" draw:transform="rotate (1.5707963267949) translate (13.986cm 10.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9" draw:text-style-name="P29" draw:layer="composants" svg:width="0.26cm" svg:height="0.299cm" draw:transform="rotate (1.5707963267949) translate (13.876cm 10.937cm)" svg:viewBox="0 0 261 300" svg:d="M261 253c-27 29-66 47-111 47-85 0-150-65-150-150s65-150 150-150c45 0 84 18 111 47z">
            <text:p/>
          </draw:path>
          <draw:custom-shape draw:style-name="gr50" draw:text-style-name="P29" draw:layer="composants" svg:width="0.225cm" svg:height="0.225cm" draw:transform="rotate (1.5707963267949) translate (13.914cm 10.8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24" draw:layer="composants" svg:width="0.066cm" svg:height="0.12cm" draw:transform="rotate (1.5707963267949) translate (13.875cm 10.967cm)">
            <draw:text-box>
              <text:p><text:span text:style-name="T11">+</text:span></text:p>
            </draw:text-box>
          </draw:frame>
          <draw:frame draw:style-name="gr51" draw:text-style-name="P24" draw:layer="composants" svg:width="0.036cm" svg:height="0.12cm" draw:transform="rotate (1.5707963267949) translate (14.027cm 10.666cm)">
            <draw:text-box>
              <text:p><text:span text:style-name="T11">-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 draw:display="printer" draw:protected="true"/>
      <draw:layer draw:name="measurelines" draw:display="printer" draw:protected="true"/>
      <draw:layer draw:name="Cartouche" draw:protected="true"/>
      <draw:layer draw:name="composants"/>
      <draw:layer draw:name="coupures" draw:display="printer"/>
      <draw:layer draw:name="straps" draw:display="printer"/>
      <draw:layer draw:name="acastillage" draw:display="printer" draw:protected="tru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initial-creator>Pierre Wieser</meta:initial-creator>
    <meta:creation-date>2007-11-11T21:53:05</meta:creation-date>
    <dc:date>2019-09-15T04:26:42.526223659</dc:date>
    <meta:editing-cycles>61</meta:editing-cycles>
    <meta:editing-duration>PT23H8M7S</meta:editing-duration>
    <meta:document-statistic meta:object-count="3453"/>
    <meta:user-defined meta:name="Info 1"/>
    <meta:user-defined meta:name="Info 2"/>
    <meta:user-defined meta:name="Info 3"/>
    <meta:user-defined meta:name="Info 4"/>
  </office:meta>
</office:document-meta>
</file>